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43mm"/>
    </style:style>
    <style:style style:name="co4" style:family="table-column">
      <style:table-column-properties fo:break-before="auto" style:column-width="34.82mm"/>
    </style:style>
    <style:style style:name="co5" style:family="table-column">
      <style:table-column-properties fo:break-before="auto" style:column-width="90.95mm"/>
    </style:style>
    <style:style style:name="co6" style:family="table-column">
      <style:table-column-properties fo:break-before="auto" style:column-width="40.62mm"/>
    </style:style>
    <style:style style:name="co7" style:family="table-column">
      <style:table-column-properties fo:break-before="auto" style:column-width="50.59mm"/>
    </style:style>
    <style:style style:name="co8" style:family="table-column">
      <style:table-column-properties fo:break-before="auto" style:column-width="40.08mm"/>
    </style:style>
    <style:style style:name="co9" style:family="table-column">
      <style:table-column-properties fo:break-before="auto" style:column-width="119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4.75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9.4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fo:font-family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page"/>
      <style:text-properties fo:color="#000000" style:text-outline="false" style:text-line-through-style="none" style:text-line-through-type="none" fo:font-family="Calibri" fo:font-size="11pt" fo:language="pl" fo:country="PL" fo:font-style="normal" fo:text-shadow="none" style:text-underline-style="none" fo:font-weight="normal" style:text-underline-mode="continuous" style:text-overline-mode="continuous" style:text-line-through-mode="continuous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office:annotation draw:style-name="gr1" draw:text-style-name="P2" svg:width="28.99mm" svg:height="9.39mm" svg:x="42.38mm" svg:y="0mm" draw:caption-point-x="-6.1mm" draw:caption-point-y="0.1mm">
              <dc:date>2015-06-25T00:00:00</dc:date>
              <text:p text:style-name="P1">NUMER[30]</text:p>
            </office:annotation>
            <text:p>NUMER</text:p>
          </table:table-cell>
          <table:table-cell office:value-type="string" calcext:value-type="string">
            <office:annotation draw:style-name="gr2" draw:text-style-name="P2" svg:width="28.99mm" svg:height="6.75mm" svg:x="114.81mm" svg:y="0mm" draw:caption-point-x="-6.1mm" draw:caption-point-y="0.1mm">
              <dc:date>2015-06-25T00:00:00</dc:date>
              <text:p text:style-name="P1">NAZWA[100]</text:p>
            </office:annotation>
            <text:p>NAZWA</text:p>
          </table:table-cell>
          <table:table-cell office:value-type="string" calcext:value-type="string">
            <office:annotation draw:style-name="gr2" draw:text-style-name="P2" svg:width="28.99mm" svg:height="11.49mm" svg:x="149.63mm" svg:y="0mm" draw:caption-point-x="-6.1mm" draw:caption-point-y="0.1mm">
              <dc:date>2015-06-25T00:00:00</dc:date>
              <text:p text:style-name="P1">WSK TW 490 (T,N)</text:p>
            </office:annotation>
            <text:p>WSK_TW_490</text:p>
          </table:table-cell>
          <table:table-cell office:value-type="string" calcext:value-type="string">
            <office:annotation draw:style-name="gr2" draw:text-style-name="P2" svg:width="28.99mm" svg:height="6.75mm" svg:x="240.57mm" svg:y="0mm" draw:caption-point-x="-6.1mm" draw:caption-point-y="0.1mm">
              <dc:date>2015-06-25T00:00:00</dc:date>
              <text:p text:style-name="P1">SKROT [30]</text:p>
            </office:annotation>
            <text:p>SKROT</text:p>
          </table:table-cell>
          <table:table-cell office:value-type="string" calcext:value-type="string">
            <office:annotation draw:style-name="gr2" draw:text-style-name="P2" svg:width="28.99mm" svg:height="11.49mm" svg:x="281.2mm" svg:y="0mm" draw:caption-point-x="-6.1mm" draw:caption-point-y="0.1mm">
              <dc:date>2015-06-25T00:00:00</dc:date>
              <text:p text:style-name="P1">Domyslny rodzaj VAT (N,P,W,B)</text:p>
            </office:annotation>
            <text:p>DOMYSNY_R_VAT</text:p>
          </table:table-cell>
          <table:table-cell office:value-type="string" calcext:value-type="string">
            <office:annotation draw:style-name="gr3" draw:text-style-name="P3" svg:width="28.99mm" svg:height="6.75mm" svg:x="303.77mm" svg:y="0mm" draw:caption-point-x="-6.1mm" draw:caption-point-y="0.1mm">
              <dc:date>2015-06-25T00:00:00</dc:date>
              <text:p text:style-name="P1">MPK (T,N)</text:p>
            </office:annotation>
            <text:p>MPK</text:p>
          </table:table-cell>
          <table:table-cell office:value-type="string" calcext:value-type="string">
            <office:annotation draw:style-name="gr4" draw:text-style-name="P3" svg:width="28.99mm" svg:height="11.49mm" svg:x="354.36mm" svg:y="0mm" draw:caption-point-x="-6.1mm" draw:caption-point-y="0.1mm">
              <dc:date>2015-06-25T00:00:00</dc:date>
              <text:p text:style-name="P1">Wyposazenie (N,S,P,W,B)</text:p>
            </office:annotation>
            <text:p>WYPOSAZENIE</text:p>
          </table:table-cell>
          <table:table-cell office:value-type="string" calcext:value-type="string">
            <office:annotation draw:style-name="gr4" draw:text-style-name="P3" svg:width="28.99mm" svg:height="11.49mm" svg:x="394.44mm" svg:y="0mm" draw:caption-point-x="-6.1mm" draw:caption-point-y="0.1mm">
              <dc:date>2015-06-25T00:00:00</dc:date>
              <text:p text:style-name="P1">Widoczne w RW (T,N)</text:p>
            </office:annotation>
            <text:p>WIDOCZNE_RW</text:p>
          </table:table-cell>
          <table:table-cell office:value-type="string" calcext:value-type="string">
            <text:p>WYLACZON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107" calcext:value-type="float">
            <text:p>22107</text:p>
          </table:table-cell>
          <table:table-cell office:value-type="string" calcext:value-type="string">
            <text:p>ROZL. VAT NALEŻNEGO VAT 7% I 8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 NALEŻNY 7% I 8%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122" calcext:value-type="float">
            <text:p>22122</text:p>
          </table:table-cell>
          <table:table-cell office:value-type="string" calcext:value-type="string">
            <text:p>ROZL.VAT NALEŻNEGO VAT 22% I 23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 NALEŻNY 22% I 23%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201" calcext:value-type="float">
            <text:p>22201</text:p>
          </table:table-cell>
          <table:table-cell office:value-type="string" calcext:value-type="string">
            <text:p>ROZL. VAT NALICZON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 NALICZON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1" calcext:value-type="float">
            <text:p>2231</text:p>
          </table:table-cell>
          <table:table-cell office:value-type="string" calcext:value-type="string">
            <text:p>POZOST.ROZRACH.PUBL.ROZL.POD.V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.PUBL. ROZL.POD.VAT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501" calcext:value-type="float">
            <text:p>20501</text:p>
          </table:table-cell>
          <table:table-cell office:value-type="string" calcext:value-type="string">
            <text:p>ZALICZ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LICZK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501" calcext:value-type="float">
            <text:p>84501</text:p>
          </table:table-cell>
          <table:table-cell office:value-type="string" calcext:value-type="string">
            <text:p>PRZYCHODY PRZYSZŁYCH OKR.ZAL.NA POBYT SANATORYJ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.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1060521" calcext:value-type="float">
            <text:p>701060521</text:p>
          </table:table-cell>
          <table:table-cell office:value-type="string" calcext:value-type="string">
            <text:p>PEŁNOPŁ.LABORATORIUM ANALI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LABORATORIUM ANALIT.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22251013" calcext:value-type="float">
            <text:p>7022251013</text:p>
          </table:table-cell>
          <table:table-cell office:value-type="string" calcext:value-type="string">
            <text:p>SPRZ.USŁ.DLA OBCYCH OGÓLNOZAKŁ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OGÓLNOZAKŁ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0733013" calcext:value-type="float">
            <text:p>7020733013</text:p>
          </table:table-cell>
          <table:table-cell office:value-type="string" calcext:value-type="string">
            <text:p>KUCH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KUCHNI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1040721" calcext:value-type="float">
            <text:p>701040721</text:p>
          </table:table-cell>
          <table:table-cell office:value-type="string" calcext:value-type="string">
            <text:p>PEŁNOPŁ.JASKINIA S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JASKINIA SOLN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1060121" calcext:value-type="float">
            <text:p>701060121</text:p>
          </table:table-cell>
          <table:table-cell office:value-type="string" calcext:value-type="string">
            <text:p>PEŁNOPŁ.PRACOWNIA R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PRACOWNIA RTG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20702013" calcext:value-type="float">
            <text:p>7020702013</text:p>
          </table:table-cell>
          <table:table-cell office:value-type="string" calcext:value-type="string">
            <text:p>WPŁYWY 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SANAT.DZ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22230003" calcext:value-type="float">
            <text:p>7022230003</text:p>
          </table:table-cell>
          <table:table-cell office:value-type="string" calcext:value-type="string">
            <text:p>SPRZ.USŁ.DLA OBCYCH PARK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PARKIN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1050321" calcext:value-type="float">
            <text:p>701050321</text:p>
          </table:table-cell>
          <table:table-cell office:value-type="string" calcext:value-type="string">
            <text:p>PEŁNOPŁ.PORADNIA AMBULATORY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PORADNIA AMBULATORYJN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1060421" calcext:value-type="float">
            <text:p>701060421</text:p>
          </table:table-cell>
          <table:table-cell office:value-type="string" calcext:value-type="string">
            <text:p>PEŁNOPŁ.PRACOWNIA OSCYLOMETR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PRACOWNIA OSCYLOMETRI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1030722" calcext:value-type="float">
            <text:p>701030722</text:p>
          </table:table-cell>
          <table:table-cell office:value-type="string" calcext:value-type="string">
            <text:p>DOPŁ.DO LECZENIA LIM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PŁ.DO LECZENIA LIMB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1030522" calcext:value-type="float">
            <text:p>701030522</text:p>
          </table:table-cell>
          <table:table-cell office:value-type="string" calcext:value-type="string">
            <text:p>DOPŁ.DO LECZENIA AZA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PŁ.DO LECZENIA AZALI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1030222" calcext:value-type="float">
            <text:p>701030222</text:p>
          </table:table-cell>
          <table:table-cell office:value-type="string" calcext:value-type="string">
            <text:p>DOPŁ.DO LECZENIA MAGNO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PŁ.DO LECZENIA MAGNOLI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1030121" calcext:value-type="float">
            <text:p>701030121</text:p>
          </table:table-cell>
          <table:table-cell office:value-type="string" calcext:value-type="string">
            <text:p>PEŁNOPŁ.SANATORIUM MODRZE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SANATORIUM MODRZEW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1030421" calcext:value-type="float">
            <text:p>701030421</text:p>
          </table:table-cell>
          <table:table-cell office:value-type="string" calcext:value-type="string">
            <text:p>PEŁNOPŁ.SANATORIUM WRZ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SANATORIUM WRZOS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01020121" calcext:value-type="float">
            <text:p>701020121</text:p>
          </table:table-cell>
          <table:table-cell office:value-type="string" calcext:value-type="string">
            <text:p>PEŁNOPŁATNE SANAT.DLA DZIE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ATNE SANAT.DLA DZIEC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1030622" calcext:value-type="float">
            <text:p>701030622</text:p>
          </table:table-cell>
          <table:table-cell office:value-type="string" calcext:value-type="string">
            <text:p>DOPŁ.DO LECZENIA JAŚ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PŁ.DO LECZENIA JAŚMI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01030721" calcext:value-type="float">
            <text:p>701030721</text:p>
          </table:table-cell>
          <table:table-cell office:value-type="string" calcext:value-type="string">
            <text:p>PEŁNOPŁ.SANATORIUM LIM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SANATORIUM LIMB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1030621" calcext:value-type="float">
            <text:p>701030621</text:p>
          </table:table-cell>
          <table:table-cell office:value-type="string" calcext:value-type="string">
            <text:p>PEŁNOPŁ.SANATORIUM JAŚ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SANATORIUM JAŚMI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1030521" calcext:value-type="float">
            <text:p>701030521</text:p>
          </table:table-cell>
          <table:table-cell office:value-type="string" calcext:value-type="string">
            <text:p>PEŁNOPŁ.SANATORIUM AZA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SANATORIUM AZALI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1030321" calcext:value-type="float">
            <text:p>701030321</text:p>
          </table:table-cell>
          <table:table-cell office:value-type="string" calcext:value-type="string">
            <text:p>PEŁNOPŁ.SANATORIUM WRZ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SANATORIUM WRZOS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22204013" calcext:value-type="float">
            <text:p>7022204013</text:p>
          </table:table-cell>
          <table:table-cell office:value-type="string" calcext:value-type="string">
            <text:p>SPRZ.USŁ.DLA OBCYCH ZPL PAW.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ZPL PAW.I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LEK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EK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011404" calcext:value-type="float">
            <text:p>4011404</text:p>
          </table:table-cell>
          <table:table-cell office:value-type="string" calcext:value-type="string">
            <text:p>DEZYNFEKCJ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ZYNFEKCJ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OZRACHUNKI Z ODBIORCA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ŁATNOŚCI PRZELEWE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01040121" calcext:value-type="float">
            <text:p>701040121</text:p>
          </table:table-cell>
          <table:table-cell office:value-type="string" calcext:value-type="string">
            <text:p>PEŁNOPŁ.ZPL PAWILON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ZPL PAWILON 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502" calcext:value-type="float">
            <text:p>84502</text:p>
          </table:table-cell>
          <table:table-cell office:value-type="string" calcext:value-type="string">
            <text:p>PRZYCHODY PRZYSZŁ.OK.KARNET.ODNOWA BIOL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.KARNET.O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00605" calcext:value-type="float">
            <text:p>5000605</text:p>
          </table:table-cell>
          <table:table-cell office:value-type="string" calcext:value-type="string">
            <text:p>LABORATORIUM ANALITYCZ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BORATORIUM ANALITYCZ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601" calcext:value-type="float">
            <text:p>5000601</text:p>
          </table:table-cell>
          <table:table-cell office:value-type="string" calcext:value-type="string">
            <text:p>PRACOWNIA R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COWNIA R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000404" calcext:value-type="float">
            <text:p>5000404</text:p>
          </table:table-cell>
          <table:table-cell office:value-type="string" calcext:value-type="string">
            <text:p>ZPL PAWILON I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PL PAWILON I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00403" calcext:value-type="float">
            <text:p>5000403</text:p>
          </table:table-cell>
          <table:table-cell office:value-type="string" calcext:value-type="string">
            <text:p>ZPL PAWILON 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PL PAWILON 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00402" calcext:value-type="float">
            <text:p>5000402</text:p>
          </table:table-cell>
          <table:table-cell office:value-type="string" calcext:value-type="string">
            <text:p>ZPL PAWILON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PL PAWILON I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000401" calcext:value-type="float">
            <text:p>5000401</text:p>
          </table:table-cell>
          <table:table-cell office:value-type="string" calcext:value-type="string">
            <text:p>ZPL PAWILON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PL PAWILON 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00204" calcext:value-type="float">
            <text:p>5000204</text:p>
          </table:table-cell>
          <table:table-cell office:value-type="string" calcext:value-type="string">
            <text:p>KINEZYTERAPIA DLA DZIE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NEZYTERAPIA DLA DZIEC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00202" calcext:value-type="float">
            <text:p>5000202</text:p>
          </table:table-cell>
          <table:table-cell office:value-type="string" calcext:value-type="string">
            <text:p>PORADNIA REH. DLA DZIE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ADNIA REH. DLA DZIEC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0104" calcext:value-type="float">
            <text:p>5000104</text:p>
          </table:table-cell>
          <table:table-cell office:value-type="string" calcext:value-type="string">
            <text:p>SALA GIMNASTYCZNA W SZPITA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LA GIMNASTYCZNA W SZPITAL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303101" calcext:value-type="float">
            <text:p>5303101</text:p>
          </table:table-cell>
          <table:table-cell office:value-type="string" calcext:value-type="string">
            <text:p>KOTŁOWNIA CENTRA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TŁOWNIA CENTRALN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303202" calcext:value-type="float">
            <text:p>5303202</text:p>
          </table:table-cell>
          <table:table-cell office:value-type="string" calcext:value-type="string">
            <text:p>WARSZTAT UTRZYMANIA RUCH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SZTAT UTRZYMANIA RUCH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303301" calcext:value-type="float">
            <text:p>5303301</text:p>
          </table:table-cell>
          <table:table-cell office:value-type="string" calcext:value-type="string">
            <text:p>KUCH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CHN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303801" calcext:value-type="float">
            <text:p>5303801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GRÓ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03702" calcext:value-type="float">
            <text:p>5303702</text:p>
          </table:table-cell>
          <table:table-cell office:value-type="string" calcext:value-type="string">
            <text:p>ZAKŁ. GÓRNICZY - SOLA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Ł. GÓRNICZY - SOLANK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505103" calcext:value-type="float">
            <text:p>5505103</text:p>
          </table:table-cell>
          <table:table-cell office:value-type="string" calcext:value-type="string">
            <text:p>KOSZTY ADMINISTRACJ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ADMINISTRACJ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0101" calcext:value-type="float">
            <text:p>5000101</text:p>
          </table:table-cell>
          <table:table-cell office:value-type="string" calcext:value-type="string">
            <text:p>SZPITAL REUMATOLOG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PITAL REUMATOLOG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0103" calcext:value-type="float">
            <text:p>5000103</text:p>
          </table:table-cell>
          <table:table-cell office:value-type="string" calcext:value-type="string">
            <text:p>SZPITAL REHABILITAC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PITAL REHABILITACJ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0205" calcext:value-type="float">
            <text:p>5000205</text:p>
          </table:table-cell>
          <table:table-cell office:value-type="string" calcext:value-type="string">
            <text:p>STOKROTKA REHABILITACJA DLA DZIE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KROTKA REHABIL. (ST 1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0201" calcext:value-type="float">
            <text:p>5000201</text:p>
          </table:table-cell>
          <table:table-cell office:value-type="string" calcext:value-type="string">
            <text:p>STOKROTKA SANATORIUM (ST 2,3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KROTKA SANATORIUM (ST 2,3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000307" calcext:value-type="float">
            <text:p>5000307</text:p>
          </table:table-cell>
          <table:table-cell office:value-type="string" calcext:value-type="string">
            <text:p>LIM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MB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0305" calcext:value-type="float">
            <text:p>5000305</text:p>
          </table:table-cell>
          <table:table-cell office:value-type="string" calcext:value-type="string">
            <text:p>AZA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ZAL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0301" calcext:value-type="float">
            <text:p>5000301</text:p>
          </table:table-cell>
          <table:table-cell office:value-type="string" calcext:value-type="string">
            <text:p>MODRZE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RZE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000302" calcext:value-type="float">
            <text:p>5000302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NOL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0303" calcext:value-type="float">
            <text:p>5000303</text:p>
          </table:table-cell>
          <table:table-cell office:value-type="string" calcext:value-type="string">
            <text:p>WRZ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Z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05101" calcext:value-type="float">
            <text:p>5505101</text:p>
          </table:table-cell>
          <table:table-cell office:value-type="string" calcext:value-type="string">
            <text:p>KOSZTY OGÓLNOZAKŁADOW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OGÓLNOZAKŁADOW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303701" calcext:value-type="float">
            <text:p>5303701</text:p>
          </table:table-cell>
          <table:table-cell office:value-type="string" calcext:value-type="string">
            <text:p>ZAKŁAD GÓRNICZY- BOROWI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AKŁAD GÓRNICZY- BOROWIN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01030221" calcext:value-type="float">
            <text:p>701030221</text:p>
          </table:table-cell>
          <table:table-cell office:value-type="string" calcext:value-type="string">
            <text:p>PEŁNOPŁ.SANATORIUM MAGNO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SANATORIUM MAGNOLI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202" calcext:value-type="float">
            <text:p>26202</text:p>
          </table:table-cell>
          <table:table-cell office:value-type="string" calcext:value-type="string">
            <text:p>SPRZEDAŻ PŁATNA KARTĄ C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ŁATNOŚĆ KARTĄ CO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203" calcext:value-type="float">
            <text:p>26203</text:p>
          </table:table-cell>
          <table:table-cell office:value-type="string" calcext:value-type="string">
            <text:p>SPRZEDAŻ PŁATNA KARTĄ OD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ŁATNOŚĆ KARTĄ ODNO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10" calcext:value-type="float">
            <text:p>10010</text:p>
          </table:table-cell>
          <table:table-cell office:value-type="string" calcext:value-type="string">
            <text:p>KASA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A GŁÓW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20" calcext:value-type="float">
            <text:p>10020</text:p>
          </table:table-cell>
          <table:table-cell office:value-type="string" calcext:value-type="string">
            <text:p>KASA FUNDUSZ SOCJAL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A FUNDUSZ SOCJALN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30" calcext:value-type="float">
            <text:p>10030</text:p>
          </table:table-cell>
          <table:table-cell office:value-type="string" calcext:value-type="string">
            <text:p>KASA C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A CO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40" calcext:value-type="float">
            <text:p>10040</text:p>
          </table:table-cell>
          <table:table-cell office:value-type="string" calcext:value-type="string">
            <text:p>KASA OD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A ODNO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901" calcext:value-type="float">
            <text:p>14901</text:p>
          </table:table-cell>
          <table:table-cell office:value-type="string" calcext:value-type="string">
            <text:p>ŚRODKI PIENIĘŻNE W DROD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PIENIĘŻNE W DROD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016" calcext:value-type="float">
            <text:p>24016</text:p>
          </table:table-cell>
          <table:table-cell office:value-type="string" calcext:value-type="string">
            <text:p>OPŁATA KLIMATY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PŁATA KLIMATYCZ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050" calcext:value-type="float">
            <text:p>13050</text:p>
          </table:table-cell>
          <table:table-cell office:value-type="string" calcext:value-type="string">
            <text:p>RACHUNEK BANKOWY ZAKŁADOWY FUNDUSZ ŚWIADCZEŃ SOCJALN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UNEK BANKOWY ZFŚ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302" calcext:value-type="float">
            <text:p>13302</text:p>
          </table:table-cell>
          <table:table-cell office:value-type="string" calcext:value-type="string">
            <text:p>RACHUNEK BANKOWY LOKATY 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UNEK BANKOWY LOKAT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003" calcext:value-type="float">
            <text:p>13003</text:p>
          </table:table-cell>
          <table:table-cell office:value-type="string" calcext:value-type="string">
            <text:p>RACHUNEK BIERZĄCY DEPOZYTY (797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TO BANKOWE DEPOZYT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005" calcext:value-type="float">
            <text:p>13005</text:p>
          </table:table-cell>
          <table:table-cell office:value-type="string" calcext:value-type="string">
            <text:p>RACH.BANKOWY FUND.STRUKT.UE-ZP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UNEK BANKOW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201K</text:p>
          </table:table-cell>
          <table:table-cell office:value-type="string" calcext:value-type="string">
            <text:p>ROZRACHUNKI Z DOSTAWCA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UNKI Z DOSTAWCAM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022206013" calcext:value-type="float">
            <text:p>7022206013</text:p>
          </table:table-cell>
          <table:table-cell office:value-type="string" calcext:value-type="string">
            <text:p>SPRZ.USŁ.DLA OBCYCH PRAC.R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PRAC.RTG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10200001" calcext:value-type="float">
            <text:p>2010200001</text:p>
          </table:table-cell>
          <table:table-cell office:value-type="string" calcext:value-type="string">
            <text:p>ROZRACHUNKI Z DOSTAWCAMI PŁATNOŚĆ GOTÓW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.Z.DOST.PŁ.GOT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10200002" calcext:value-type="float">
            <text:p>2010200002</text:p>
          </table:table-cell>
          <table:table-cell office:value-type="string" calcext:value-type="string">
            <text:p>ROZRACHUNKI Z DOSTAWCAMI PŁATNOŚC KAR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.Z.DOST.PŁ.KART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2202" calcext:value-type="float">
            <text:p>22202</text:p>
          </table:table-cell>
          <table:table-cell office:value-type="string" calcext:value-type="string">
            <text:p>VAT MIESIAC BIEZA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 MIESIAC BIEZACY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203" calcext:value-type="float">
            <text:p>22203</text:p>
          </table:table-cell>
          <table:table-cell office:value-type="string" calcext:value-type="string">
            <text:p>VAT MIESIAC NASTEP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 MIESIAC NASTEPNY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01050811" calcext:value-type="float">
            <text:p>701050811</text:p>
          </table:table-cell>
          <table:table-cell office:value-type="string" calcext:value-type="string">
            <text:p>NFZ- FIZJOTERAPIA AMBULATO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 FIZJOTERAPIA AMBULATOR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50" calcext:value-type="float">
            <text:p>10050</text:p>
          </table:table-cell>
          <table:table-cell office:value-type="string" calcext:value-type="string">
            <text:p>KASA RECEPC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A RECEPCJ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910" calcext:value-type="float">
            <text:p>14910</text:p>
          </table:table-cell>
          <table:table-cell office:value-type="string" calcext:value-type="string">
            <text:p>ŚRODKI PIENIĘŻNE W DRODZE KASA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PIENIĘŻNE W DRODZE K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920" calcext:value-type="float">
            <text:p>14920</text:p>
          </table:table-cell>
          <table:table-cell office:value-type="string" calcext:value-type="string">
            <text:p>ŚRODKI PIENIĘŻNE W DRODZE FUNDUSZ SOCJAL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PIENIĘŻNE W DRODZE F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940" calcext:value-type="float">
            <text:p>14940</text:p>
          </table:table-cell>
          <table:table-cell office:value-type="string" calcext:value-type="string">
            <text:p>ŚRODKI PIENIĘŻNE W DRODZE OD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PIENIĘŻNE W DRODZE O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930" calcext:value-type="float">
            <text:p>14930</text:p>
          </table:table-cell>
          <table:table-cell office:value-type="string" calcext:value-type="string">
            <text:p>ŚRODKI PIENIĘŻNE W DRODZE C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PIENIĘŻNE W DRODZE CO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50" calcext:value-type="float">
            <text:p>14950</text:p>
          </table:table-cell>
          <table:table-cell office:value-type="string" calcext:value-type="string">
            <text:p>ŚRODKI PIENIĘŻNE W DRODZE RECEPC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PIENIĘŻNE W DRODZE W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0104" calcext:value-type="float">
            <text:p>40104</text:p>
          </table:table-cell>
          <table:table-cell office:value-type="string" calcext:value-type="string">
            <text:p>ZUŻYCIE MATERIAŁÓW GA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GAZ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3022" calcext:value-type="float">
            <text:p>73022</text:p>
          </table:table-cell>
          <table:table-cell office:value-type="string" calcext:value-type="string">
            <text:p>SPRZEDAŻ DETALICZNA 23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 DETALICZNA 23%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3023" calcext:value-type="float">
            <text:p>73023</text:p>
          </table:table-cell>
          <table:table-cell office:value-type="string" calcext:value-type="string">
            <text:p>SPRZEDAŻ DETALICZNA BOROWINA 23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 DET. BOROWINA 23%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01010311" calcext:value-type="float">
            <text:p>701010311</text:p>
          </table:table-cell>
          <table:table-cell office:value-type="string" calcext:value-type="string">
            <text:p>NFZ-SZPITAL REHABBILITAC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SZPITAL REHABBILITACJ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01020511" calcext:value-type="float">
            <text:p>701020511</text:p>
          </table:table-cell>
          <table:table-cell office:value-type="string" calcext:value-type="string">
            <text:p>NFZ-ODDZ.REHAB.DZIE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ODDZ.REHAB.DZIEC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0004" calcext:value-type="float">
            <text:p>30004</text:p>
          </table:table-cell>
          <table:table-cell office:value-type="string" calcext:value-type="string">
            <text:p>ROZLICZENIE ZAKUPU ŚRODKI TRWAŁ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ICZENIE ZAKUPU Ś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0006" calcext:value-type="float">
            <text:p>30006</text:p>
          </table:table-cell>
          <table:table-cell office:value-type="string" calcext:value-type="string">
            <text:p>ROZLICZENIE ZAKUPU ŻYWIEN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ICZENIE ZAKUPU ŻYWIENI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942" calcext:value-type="float">
            <text:p>14942</text:p>
          </table:table-cell>
          <table:table-cell office:value-type="string" calcext:value-type="string">
            <text:p>WPŁATY GROTA S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ŁATY GROTA SOLN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90000000" calcext:value-type="float">
            <text:p>490000000</text:p>
          </table:table-cell>
          <table:table-cell office:value-type="string" calcext:value-type="string">
            <text:p>ROZLICZENIE KOSZT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ICZENIE KOSZT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ŚRODKI TRWAŁE GRUN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GRUNT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ŚRODKI TRWAŁE BUDYN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BUDYNK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102" calcext:value-type="float">
            <text:p>10102</text:p>
          </table:table-cell>
          <table:table-cell office:value-type="string" calcext:value-type="string">
            <text:p>ŚRODKI TRWAŁE BUDOW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BUDOW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1048" calcext:value-type="float">
            <text:p>101048</text:p>
          </table:table-cell>
          <table:table-cell office:value-type="string" calcext:value-type="string">
            <text:p>ŚRODKI TRWAŁE URZĄDZENIA SPECJALNE I BRA.R.TUR 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T URZ.OGÓLNEGO STOS.R.TUR.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1058" calcext:value-type="float">
            <text:p>101058</text:p>
          </table:table-cell>
          <table:table-cell office:value-type="string" calcext:value-type="string">
            <text:p>ŚRODKI TRWAŁE URZ.SPECJALNE I BRA.R.TUR.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T URZ.SPEC.I.BRA.R.TUR.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ŚRODKI TRWAŁE BUDYN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BUDYNKI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ŚRODKI TRWAŁE BUDOW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BUDOW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206" calcext:value-type="float">
            <text:p>10206</text:p>
          </table:table-cell>
          <table:table-cell office:value-type="string" calcext:value-type="string">
            <text:p>ŚRODKI TRWAŁE URZĄDZENIA TECHNICZ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URZ.TECHNICZN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208" calcext:value-type="float">
            <text:p>10208</text:p>
          </table:table-cell>
          <table:table-cell office:value-type="string" calcext:value-type="string">
            <text:p>ŚRODKI TRWAŁE POZOSTAŁ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POZOSTAŁ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2081" calcext:value-type="float">
            <text:p>102081</text:p>
          </table:table-cell>
          <table:table-cell office:value-type="string" calcext:value-type="string">
            <text:p>ŚRODKI TRWAŁE WYPOSAŻ CAŁKOWICIE UMORZ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WYPOSAŻ. CAŁK.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301" calcext:value-type="float">
            <text:p>10301</text:p>
          </table:table-cell>
          <table:table-cell office:value-type="string" calcext:value-type="string">
            <text:p>ŚRODKI TRWAŁE BUDYN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BUDYNK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302" calcext:value-type="float">
            <text:p>10302</text:p>
          </table:table-cell>
          <table:table-cell office:value-type="string" calcext:value-type="string">
            <text:p>ŚRODKI TRWAŁE BUDOW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BUDOWL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303" calcext:value-type="float">
            <text:p>10303</text:p>
          </table:table-cell>
          <table:table-cell office:value-type="string" calcext:value-type="string">
            <text:p>ŚRODKI TRWAŁE KOTŁY I MASZYNY ENERG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KOTŁY I MASZYN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304" calcext:value-type="float">
            <text:p>10304</text:p>
          </table:table-cell>
          <table:table-cell office:value-type="string" calcext:value-type="string">
            <text:p>ŚRODKI TRWAŁE URZĄDZ.OGÓLN.ZASTOSOWA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URZĄDZ.OGÓLN.ZAS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3046" calcext:value-type="float">
            <text:p>103046</text:p>
          </table:table-cell>
          <table:table-cell office:value-type="string" calcext:value-type="string">
            <text:p>ŚRODKI TRWAŁE ZESTAW KOMPUTEROWY RTG WPŁ.WŁ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ZESTAW KOMPUTER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3047" calcext:value-type="float">
            <text:p>103047</text:p>
          </table:table-cell>
          <table:table-cell office:value-type="string" calcext:value-type="string">
            <text:p>ŚRODKI TRWAŁE ZESTAW KOMPUTER.SZPITAL II(R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ZESTAW KOMPUTER.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ŚRODKI TRWAŁE URZĄDZ.SPECJALNE I BRANŻOW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URZĄDZ.SPECJALN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306" calcext:value-type="float">
            <text:p>10306</text:p>
          </table:table-cell>
          <table:table-cell office:value-type="string" calcext:value-type="string">
            <text:p>ŚRODKI TRWAŁE URZĄDZ.TECHNICZ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URZĄDZ.TECHNICZ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307" calcext:value-type="float">
            <text:p>10307</text:p>
          </table:table-cell>
          <table:table-cell office:value-type="string" calcext:value-type="string">
            <text:p>ŚRODKI TRWAŁE ŚRODKI TRANSPORT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ŚRODKI TRANSPORT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308" calcext:value-type="float">
            <text:p>10308</text:p>
          </table:table-cell>
          <table:table-cell office:value-type="string" calcext:value-type="string">
            <text:p>ŚRODKI TRWAŁE POZOSTAŁ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POZOSTAŁ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3081" calcext:value-type="float">
            <text:p>103081</text:p>
          </table:table-cell>
          <table:table-cell office:value-type="string" calcext:value-type="string">
            <text:p>ŚRODKI TRWAŁE WYPOSAŻ.CAŁKOWICIE UMORZ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WYPOSAŻ.CAŁKOWIC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3082" calcext:value-type="float">
            <text:p>103082</text:p>
          </table:table-cell>
          <table:table-cell office:value-type="string" calcext:value-type="string">
            <text:p>ŚRODKI TRWAŁE ZBIORY BIBLIOTECZ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ZBIORY BIBLIOTEC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3083" calcext:value-type="float">
            <text:p>103083</text:p>
          </table:table-cell>
          <table:table-cell office:value-type="string" calcext:value-type="string">
            <text:p>ŚRODKI TRWAŁE APARAT DO MORFOLOGII-WPŁ.WŁ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APARAT DO MORFO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3084" calcext:value-type="float">
            <text:p>103084</text:p>
          </table:table-cell>
          <table:table-cell office:value-type="string" calcext:value-type="string">
            <text:p>ŚRODKI TRWAŁE APARAT RTG-WPŁATA WŁAS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APARAT RTG-WPŁAT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3085" calcext:value-type="float">
            <text:p>103085</text:p>
          </table:table-cell>
          <table:table-cell office:value-type="string" calcext:value-type="string">
            <text:p>ŚRODKI TRWAŁE AUTOMATYCZNA CIEMNIA RTG WPŁ.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AUTOMATYCZNA CI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403" calcext:value-type="float">
            <text:p>10403</text:p>
          </table:table-cell>
          <table:table-cell office:value-type="string" calcext:value-type="string">
            <text:p>ŚRODKI TRWAŁE KOTŁY I MASZYNY ENERGE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KOTŁY I MASZYN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04" calcext:value-type="float">
            <text:p>10404</text:p>
          </table:table-cell>
          <table:table-cell office:value-type="string" calcext:value-type="string">
            <text:p>ŚRODKI TRWAŁE URZĄDZ.OGÓLNEGO STOSOWA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URZĄDZ.OGÓLNEG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4046" calcext:value-type="float">
            <text:p>104046</text:p>
          </table:table-cell>
          <table:table-cell office:value-type="string" calcext:value-type="string">
            <text:p>ŚRODKI TRWAŁE ZESTAW KOMPUTEROWY RTG-ŚR.UNI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ZESTAW KOMPUTER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4047" calcext:value-type="float">
            <text:p>104047</text:p>
          </table:table-cell>
          <table:table-cell office:value-type="string" calcext:value-type="string">
            <text:p>ŚRODKI TRWAŁE ZESTAW KOMPUTER.SZPITAL II(R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ZESTAW KOMPUTER.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408" calcext:value-type="float">
            <text:p>10408</text:p>
          </table:table-cell>
          <table:table-cell office:value-type="string" calcext:value-type="string">
            <text:p>ŚRODKI TRWAŁE POZOSTAŁ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POZOSTAŁ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4083" calcext:value-type="float">
            <text:p>104083</text:p>
          </table:table-cell>
          <table:table-cell office:value-type="string" calcext:value-type="string">
            <text:p>ŚRODKI TRWAŁE APARAT DO MORFOLOGII-DOF.ŚR.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APARAT DO MORFOL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4084" calcext:value-type="float">
            <text:p>104084</text:p>
          </table:table-cell>
          <table:table-cell office:value-type="string" calcext:value-type="string">
            <text:p>ŚRODKI TRWAŁE APARAT RTG-DOFIN.ZE ŚR.UNIJN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APARAT RTG-DOFI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4085" calcext:value-type="float">
            <text:p>104085</text:p>
          </table:table-cell>
          <table:table-cell office:value-type="string" calcext:value-type="string">
            <text:p>ŚRODKI TRWAŁE AUTOMAT.CIEMNIA RTG-DOF.ŚR.UN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AUTOMAT.CIEMNI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ART.NIEM.I PRAWNE LICENCJE NA PROGRAM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T.NIEM.I PRAWNE LICENCJE N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0101" calcext:value-type="float">
            <text:p>70101</text:p>
          </table:table-cell>
          <table:table-cell office:value-type="string" calcext:value-type="string">
            <text:p>UMORZENIE ŚR.TRWAŁ. BUDYN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BUDYNK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0102" calcext:value-type="float">
            <text:p>70102</text:p>
          </table:table-cell>
          <table:table-cell office:value-type="string" calcext:value-type="string">
            <text:p>UMORZENIE ŚR.TRWAŁ. BUDOW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BUDOWL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70201" calcext:value-type="float">
            <text:p>70201</text:p>
          </table:table-cell>
          <table:table-cell office:value-type="string" calcext:value-type="string">
            <text:p>UMORZENIE ŚR.TRWAŁ. BUDYN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BUDYNK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0202" calcext:value-type="float">
            <text:p>70202</text:p>
          </table:table-cell>
          <table:table-cell office:value-type="string" calcext:value-type="string">
            <text:p>UMORZENIE ŚR.TRWAŁ. BUDOW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BUDOWL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206" calcext:value-type="float">
            <text:p>70206</text:p>
          </table:table-cell>
          <table:table-cell office:value-type="string" calcext:value-type="string">
            <text:p>UMORZENIE ŚR.TRWAŁ. URZĄDZENIA TECHNICZ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URZĄDZENI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70208" calcext:value-type="float">
            <text:p>70208</text:p>
          </table:table-cell>
          <table:table-cell office:value-type="string" calcext:value-type="string">
            <text:p>UMORZENIE ŚR.TRWAŁ. POZOSTAŁE ŚRODKI TRWAŁ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POZOSTAŁ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2081" calcext:value-type="float">
            <text:p>702081</text:p>
          </table:table-cell>
          <table:table-cell office:value-type="string" calcext:value-type="string">
            <text:p>UMORZENIE ŚR.TRWAŁ. WYPOSAŻ.CAŁKOWICIE UMORZ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WYPOSAŻ.C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70301" calcext:value-type="float">
            <text:p>70301</text:p>
          </table:table-cell>
          <table:table-cell office:value-type="string" calcext:value-type="string">
            <text:p>UMORZENIE ŚR.TRWAŁ. BUDYN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BUDYNK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0302" calcext:value-type="float">
            <text:p>70302</text:p>
          </table:table-cell>
          <table:table-cell office:value-type="string" calcext:value-type="string">
            <text:p>UMORZENIE ŚR.TRWAŁ. BUDOW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BUDOWL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0303" calcext:value-type="float">
            <text:p>70303</text:p>
          </table:table-cell>
          <table:table-cell office:value-type="string" calcext:value-type="string">
            <text:p>UMORZENIE ŚR.TRWAŁ. KOTŁY I MASZYNY ENERGETYCZ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KOTŁY I M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70304" calcext:value-type="float">
            <text:p>70304</text:p>
          </table:table-cell>
          <table:table-cell office:value-type="string" calcext:value-type="string">
            <text:p>UMORZENIE ŚR.TRWAŁ. URZĄDZENIA OGÓLNEGO STOSOWA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URZĄDZENI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03046" calcext:value-type="float">
            <text:p>703046</text:p>
          </table:table-cell>
          <table:table-cell office:value-type="string" calcext:value-type="string">
            <text:p>UMORZENIE ŚR.TRWAŁ. ZESTAW KOMPUTEROWY RTG-WPŁ.WŁ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ZESTAW KOM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03047" calcext:value-type="float">
            <text:p>703047</text:p>
          </table:table-cell>
          <table:table-cell office:value-type="string" calcext:value-type="string">
            <text:p>UMORZENIE ŚR.TRWAŁ. ZESTAW KOMPUTER.SZPITAL II(R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ZESTAW KOM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0305" calcext:value-type="float">
            <text:p>70305</text:p>
          </table:table-cell>
          <table:table-cell office:value-type="string" calcext:value-type="string">
            <text:p>UMORZENIE ŚR.TRWAŁ. URZĄDZENIA SPECJALNE I BRANŻ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URZĄDZENI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70306" calcext:value-type="float">
            <text:p>70306</text:p>
          </table:table-cell>
          <table:table-cell office:value-type="string" calcext:value-type="string">
            <text:p>UMORZENIE ŚR.TRWAŁ. URZĄDZENIA TECHNICZ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URZĄDZENI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0307" calcext:value-type="float">
            <text:p>70307</text:p>
          </table:table-cell>
          <table:table-cell office:value-type="string" calcext:value-type="string">
            <text:p>UMORZENIE ŚR.TRWAŁ. ŚRODKI TRANSPORT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ŚRODKI TR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308" calcext:value-type="float">
            <text:p>70308</text:p>
          </table:table-cell>
          <table:table-cell office:value-type="string" calcext:value-type="string">
            <text:p>UMORZENIE ŚR.TRWAŁ. POZOSTAŁE ŚRODKI TRWAŁ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POZOSTAŁ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703081" calcext:value-type="float">
            <text:p>703081</text:p>
          </table:table-cell>
          <table:table-cell office:value-type="string" calcext:value-type="string">
            <text:p>UMORZENIE ŚR.TRWAŁ. WYPOSAŻ.CALKOWICEIE UMORZO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WYPOSAŻ.C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03082" calcext:value-type="float">
            <text:p>703082</text:p>
          </table:table-cell>
          <table:table-cell office:value-type="string" calcext:value-type="string">
            <text:p>UMORZENIE ŚR.TRWAŁ. ZBIORY BIBLIOTECZ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ZBIORY BIB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03083" calcext:value-type="float">
            <text:p>703083</text:p>
          </table:table-cell>
          <table:table-cell office:value-type="string" calcext:value-type="string">
            <text:p>UMORZENIE ŚR.TRWAŁ. APARAT DO MORFOLOGII-WPŁ.WŁ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APARAT D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703084" calcext:value-type="float">
            <text:p>703084</text:p>
          </table:table-cell>
          <table:table-cell office:value-type="string" calcext:value-type="string">
            <text:p>UMORZENIE ŚR.TRWAŁ. APARAT DO RTG-WPŁ.WŁ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APARAT D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703085" calcext:value-type="float">
            <text:p>703085</text:p>
          </table:table-cell>
          <table:table-cell office:value-type="string" calcext:value-type="string">
            <text:p>UMORZENIE ŚR.TRWAŁ. AUTOMATYCZNA CIEMNIA RTG WPŁ.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AUTOMATYCZ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0403" calcext:value-type="float">
            <text:p>70403</text:p>
          </table:table-cell>
          <table:table-cell office:value-type="string" calcext:value-type="string">
            <text:p>UMORZENIE ŚR.TRWAŁ. KOTŁY I MASZYNY ENERGETYCZ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KOTŁY I M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70404" calcext:value-type="float">
            <text:p>70404</text:p>
          </table:table-cell>
          <table:table-cell office:value-type="string" calcext:value-type="string">
            <text:p>UMORZENIE ŚR.TRWAŁ. URZĄDZENIA OGÓLNEGO STOSOWA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URZĄDZENI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04046" calcext:value-type="float">
            <text:p>704046</text:p>
          </table:table-cell>
          <table:table-cell office:value-type="string" calcext:value-type="string">
            <text:p>UMORZENIE ŚR.TRWAŁ. ZESTAW KOMPUTEROWY RTG ŚR.UNI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ZESTAW KOM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04047" calcext:value-type="float">
            <text:p>704047</text:p>
          </table:table-cell>
          <table:table-cell office:value-type="string" calcext:value-type="string">
            <text:p>UMORZENIE ŚR.TRWAŁ. ZESTAW KOMPUTER.SZPITAL II(R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ZESTAW KOM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0408" calcext:value-type="float">
            <text:p>70408</text:p>
          </table:table-cell>
          <table:table-cell office:value-type="string" calcext:value-type="string">
            <text:p>UMORZENIE ŚR.TRWAŁ. POZOSTAŁE ŚRODKI TRWAŁ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POZOSTAŁ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04083" calcext:value-type="float">
            <text:p>704083</text:p>
          </table:table-cell>
          <table:table-cell office:value-type="string" calcext:value-type="string">
            <text:p>UMORZENIE ŚR.TRWAŁ. APARAT DO MORFOLOGII-ŚR.UNIJ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APARAT D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04084" calcext:value-type="float">
            <text:p>704084</text:p>
          </table:table-cell>
          <table:table-cell office:value-type="string" calcext:value-type="string">
            <text:p>UMORZENIE ŚR.TRWAŁ. APARAT DO RTG-ŚR.UNIJ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APARAT DO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04085" calcext:value-type="float">
            <text:p>704085</text:p>
          </table:table-cell>
          <table:table-cell office:value-type="string" calcext:value-type="string">
            <text:p>UMORZENIE ŚR.TRWAŁ. AUTOMAT.CIEMNIA RTG-ŚR.UNIJ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 AUTOMAT.CI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UMORZ.WART.NIEM.I PR LICENCJE NA PROGRAM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.WART.NIEM.I PR LICENCJ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002" calcext:value-type="float">
            <text:p>8002</text:p>
          </table:table-cell>
          <table:table-cell office:value-type="string" calcext:value-type="string">
            <text:p>ŚRODKI TRW.W BUDOWIE BUDOWA ŚRODKÓW TRWAŁ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BUDOWA ŚR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ŚRODKI TRW.W BUDOWIE REMONTY ŚRD.TRW.-STOŁÓWKA,KU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REMONTY Ś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008" calcext:value-type="float">
            <text:p>8008</text:p>
          </table:table-cell>
          <table:table-cell office:value-type="string" calcext:value-type="string">
            <text:p>ŚRODKI TRW.W BUDOWIE TERMOMODERNIZACJA SZPITA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TERMOMOD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ŚRODKI TRW.W BUDOWIE REMONT UKŁADU WENTYLACJI ZPL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REMONT UK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ŚRODKI TRW.W BUDOWIE IZBA PRZYJĘ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IZBA PRZ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ŚRODKI TRW.W BUDOWIE LABORATORI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LABORATOR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016" calcext:value-type="float">
            <text:p>8016</text:p>
          </table:table-cell>
          <table:table-cell office:value-type="string" calcext:value-type="string">
            <text:p>ŚRODKI TRW.W BUDOWIE SYGALIZ.P-POŻAROWA WRZ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SYGALIZ.P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017" calcext:value-type="float">
            <text:p>8017</text:p>
          </table:table-cell>
          <table:table-cell office:value-type="string" calcext:value-type="string">
            <text:p>ŚRODKI TRW.W BUDOWIE ADAPTACJA POMIESZCZ.SANATO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ADAPTACJ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ŚRODKI TRW.W BUDOWIE MODER.WENT.KUCHNI I STOŁÓW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MODER.WE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021" calcext:value-type="float">
            <text:p>8021</text:p>
          </table:table-cell>
          <table:table-cell office:value-type="string" calcext:value-type="string">
            <text:p>ŚRODKI TRW.W BUDOWIE TERMOM.PERGOLA,PRZEWIĄZKA,B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TERMOM.P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023" calcext:value-type="float">
            <text:p>8023</text:p>
          </table:table-cell>
          <table:table-cell office:value-type="string" calcext:value-type="string">
            <text:p>ŚRODKI TRW.W BUDOWIE DOST.UZDR.DO RUCHU TURYS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DOST.UZDR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024" calcext:value-type="float">
            <text:p>8024</text:p>
          </table:table-cell>
          <table:table-cell office:value-type="string" calcext:value-type="string">
            <text:p>ŚRODKI TRW.W BUDOWIE REMONT PAWILONÓW ZP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REMONT PA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025" calcext:value-type="float">
            <text:p>8025</text:p>
          </table:table-cell>
          <table:table-cell office:value-type="string" calcext:value-type="string">
            <text:p>ŚRODKI TRW.W BUDOWIE KOMPL.MODER.GOSPOD.CIEPL.WOR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KOMPL.MOD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026" calcext:value-type="float">
            <text:p>8026</text:p>
          </table:table-cell>
          <table:table-cell office:value-type="string" calcext:value-type="string">
            <text:p>ŚRODKI TRW.W BUDOWIE REGION.PROG.OPER.WOJ.ŚL.9.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REGION.PR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027" calcext:value-type="float">
            <text:p>8027</text:p>
          </table:table-cell>
          <table:table-cell office:value-type="string" calcext:value-type="string">
            <text:p>ŚRODKI TRW.W BUDOWIE TERMOMODERNIZACJA ZPL 2,3,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TERMOMODE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028" calcext:value-type="float">
            <text:p>8028</text:p>
          </table:table-cell>
          <table:table-cell office:value-type="string" calcext:value-type="string">
            <text:p>ŚRODKI TRW.W BUDOWIE MODERN.INSTALACJI C.O.PAW.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MODERN.I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029" calcext:value-type="float">
            <text:p>8029</text:p>
          </table:table-cell>
          <table:table-cell office:value-type="string" calcext:value-type="string">
            <text:p>ŚRODKI TRW.W BUDOWIE MODERN.INST.C.O.HALA BOROWIN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.W BUDOWIE MODERN.IN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010" calcext:value-type="float">
            <text:p>13010</text:p>
          </table:table-cell>
          <table:table-cell office:value-type="string" calcext:value-type="string">
            <text:p>RACHUNEK BIEŻĄCY RACH.PODSTAWOWY (ING B.ŚLĄSKI) (POS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UNEK BIEŻĄCY RACH.PODSTAW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RACH.LOKAT BANKOWYCH 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.LOKAT BANKOWYCH IN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RACH.LOKAT BANKOWYCH LOKATY 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.LOKAT BANKOWYCH LOKATY I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RACH. ŚROD. SOCJAL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. ŚROD. SOCJALN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PRZEDPŁATY NA LECZEN PRZEDPŁATA NA LECZEN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EDPŁATY NA LECZEN PRZEDPŁA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001" calcext:value-type="float">
            <text:p>22001</text:p>
          </table:table-cell>
          <table:table-cell office:value-type="string" calcext:value-type="string">
            <text:p>ROZRACH.PUBL.-PRAWNE Z TYT.POD.OD OSÓB FIZ.+ SOCJN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.PUBL.-PRAWNE Z TYT.PO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2002" calcext:value-type="float">
            <text:p>22002</text:p>
          </table:table-cell>
          <table:table-cell office:value-type="string" calcext:value-type="string">
            <text:p>ROZRACH.PUBL.-PRAWNE Z TYT.POD.OD UMÓW ZLEC.-DZIEŁ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.PUBL.-PRAWNE Z TYT.PO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004" calcext:value-type="float">
            <text:p>22004</text:p>
          </table:table-cell>
          <table:table-cell office:value-type="string" calcext:value-type="string">
            <text:p>ROZRACH.PUBL.-PRAWNE Z TYT.PODATKU OD ZAPOMÓ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.PUBL.-PRAWNE Z TYT.PO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2012" calcext:value-type="float">
            <text:p>22012</text:p>
          </table:table-cell>
          <table:table-cell office:value-type="string" calcext:value-type="string">
            <text:p>ROZRACH.PUBL.-PRAWNE Z TYT.POD.OD NIER.- ROK BIEŻ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.PUBL.-PRAWNE Z TYT.PO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2013" calcext:value-type="float">
            <text:p>22013</text:p>
          </table:table-cell>
          <table:table-cell office:value-type="string" calcext:value-type="string">
            <text:p>ROZRACH.PUBL.-PRAWNE Z TYT.POD.ROLNEGO -ROK BIEŻ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.PUBL.-PRAWNE Z TYT.PO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29151" calcext:value-type="float">
            <text:p>229151</text:p>
          </table:table-cell>
          <table:table-cell office:value-type="string" calcext:value-type="string">
            <text:p>POZOST.ROZR.PUBL.-PR ROZL.SKŁAD.ZUS-UBEZP.SPOŁ. 5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PUBL.-PR ROZL.SKŁ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29152" calcext:value-type="float">
            <text:p>229152</text:p>
          </table:table-cell>
          <table:table-cell office:value-type="string" calcext:value-type="string">
            <text:p>POZOST.ROZR.PUBL.-PR ROZL.SKLAD.ZUS-UBEZP.ZDROW.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PUBL.-PR ROZL.SK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9153" calcext:value-type="float">
            <text:p>229153</text:p>
          </table:table-cell>
          <table:table-cell office:value-type="string" calcext:value-type="string">
            <text:p>POZOST.ROZR.PUBL.-PR ROZL.SKŁAD.ZUS-SKŁ.NA FP 5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PUBL.-PR ROZL.SKŁ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ROZRACH Z TYT. WYNAG Z TYT. UMÓW O PRAC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 Z TYT. WYNAG Z TYT. U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3002" calcext:value-type="float">
            <text:p>23002</text:p>
          </table:table-cell>
          <table:table-cell office:value-type="string" calcext:value-type="string">
            <text:p>ROZRACH Z TYT. WYNAG Z TYT.UMÓW-ZLECEŃ I O DZIEŁ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 Z TYT. WYNAG Z TYT.UMÓ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34120" calcext:value-type="float">
            <text:p>234120</text:p>
          </table:table-cell>
          <table:table-cell office:value-type="string" calcext:value-type="string">
            <text:p>POZOST.ROZR.Z PRAC. ZALICZKI CZMAJDUCH MARCE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ZALICZKI 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34133" calcext:value-type="float">
            <text:p>234133</text:p>
          </table:table-cell>
          <table:table-cell office:value-type="string" calcext:value-type="string">
            <text:p>POZOST.ROZR.Z PRAC. ZALICZKI GAMROT A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ZALICZKI 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41144" calcext:value-type="float">
            <text:p>2341144</text:p>
          </table:table-cell>
          <table:table-cell office:value-type="string" calcext:value-type="string">
            <text:p>POZOST.ROZR.Z PRAC. ZALICZKI SUCHY PAWEŁ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ZALICZKI 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41150" calcext:value-type="float">
            <text:p>2341150</text:p>
          </table:table-cell>
          <table:table-cell office:value-type="string" calcext:value-type="string">
            <text:p>POZOST.ROZR.Z PRAC. ZALICZKI ŻELAZO KRZYSZTO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ZALICZKI Ż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341157" calcext:value-type="float">
            <text:p>2341157</text:p>
          </table:table-cell>
          <table:table-cell office:value-type="string" calcext:value-type="string">
            <text:p>POZOST.ROZR.Z PRAC. ZALICZKI MIKA RAFAŁ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ZALICZKI 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341260" calcext:value-type="float">
            <text:p>2341260</text:p>
          </table:table-cell>
          <table:table-cell office:value-type="string" calcext:value-type="string">
            <text:p>POZOST.ROZR.Z PRAC. ZALICZKI PALICZKA HEL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ZALICZKI 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341449" calcext:value-type="float">
            <text:p>2341449</text:p>
          </table:table-cell>
          <table:table-cell office:value-type="string" calcext:value-type="string">
            <text:p>POZOST.ROZR.Z PRAC. ZALICZKI BŁAUT HUBE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ZALICZKI 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41475" calcext:value-type="float">
            <text:p>2341475</text:p>
          </table:table-cell>
          <table:table-cell office:value-type="string" calcext:value-type="string">
            <text:p>POZOST.ROZR.Z PRAC. ZALICZKI SINKA MARI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ZALICZKI 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341638" calcext:value-type="float">
            <text:p>2341638</text:p>
          </table:table-cell>
          <table:table-cell office:value-type="string" calcext:value-type="string">
            <text:p>POZOST.ROZR.Z PRAC. ZALICZKI MAĆKOWSKA KATARZY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ZALICZKI 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4425" calcext:value-type="float">
            <text:p>234425</text:p>
          </table:table-cell>
          <table:table-cell office:value-type="string" calcext:value-type="string">
            <text:p>POZOST.ROZR.Z PRAC. POGOTOWIE KASOWE ZIOBRO ZOF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POGOTOW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344124" calcext:value-type="float">
            <text:p>2344124</text:p>
          </table:table-cell>
          <table:table-cell office:value-type="string" calcext:value-type="string">
            <text:p>POZOST.ROZR.Z PRAC. POGOTOWIE KASOWE DROBEK MAŁGORZ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POGOTOW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344157" calcext:value-type="float">
            <text:p>2344157</text:p>
          </table:table-cell>
          <table:table-cell office:value-type="string" calcext:value-type="string">
            <text:p>POZOST.ROZR.Z PRAC. POGOTOWIE KASOWE MIKA RAFAŁ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POGOTOW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344173" calcext:value-type="float">
            <text:p>2344173</text:p>
          </table:table-cell>
          <table:table-cell office:value-type="string" calcext:value-type="string">
            <text:p>POZOST.ROZR.Z PRAC. POGOTOWIE KASOWE OLEJARCZYK MAGDAL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POGOTOW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44638" calcext:value-type="float">
            <text:p>2344638</text:p>
          </table:table-cell>
          <table:table-cell office:value-type="string" calcext:value-type="string">
            <text:p>POZOST.ROZR.Z PRAC. POGOTOWIE KASOWE MAĆKOWSKA KATARZY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Z PRAC. POGOTOW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POZOST.ROZRACHUNKI PZU PSZCZY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PZU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403" calcext:value-type="float">
            <text:p>2403</text:p>
          </table:table-cell>
          <table:table-cell office:value-type="string" calcext:value-type="string">
            <text:p>POZOST.ROZRACHUNKI NSZZ SOLIDARNOŚĆ PRZY WOR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NSZZ SOLID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POZOST.ROZRACHUNKI KASA WZAJ.POM.LEK.PRZY OS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KASA WZAJ.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405" calcext:value-type="float">
            <text:p>2405</text:p>
          </table:table-cell>
          <table:table-cell office:value-type="string" calcext:value-type="string">
            <text:p>POZOST.ROZRACHUNKI OKRĘG.IZBA LEKARSKA K-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OKRĘG.IZB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406" calcext:value-type="float">
            <text:p>2406</text:p>
          </table:table-cell>
          <table:table-cell office:value-type="string" calcext:value-type="string">
            <text:p>POZOST.ROZRACHUNKI OKRĘG.IZBA PIEL.I POŁOŻN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OKRĘG.IZB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407" calcext:value-type="float">
            <text:p>2407</text:p>
          </table:table-cell>
          <table:table-cell office:value-type="string" calcext:value-type="string">
            <text:p>POZOST.ROZRACHUNKI PRACOWN.KASA ZAPOMOG.-POŻYCZK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PRACOWN.KA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POZOST.ROZRACHUNKI PTL PSZCZY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PTL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POZOST.ROZRACHUNKI PRO MEDIC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PRO MEDIC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4010" calcext:value-type="float">
            <text:p>24010</text:p>
          </table:table-cell>
          <table:table-cell office:value-type="string" calcext:value-type="string">
            <text:p>POZOST.ROZRACHUNKI ZWIĄZEK ZAW.LEKARZ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ZWIĄZEK ZA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4011" calcext:value-type="float">
            <text:p>24011</text:p>
          </table:table-cell>
          <table:table-cell office:value-type="string" calcext:value-type="string">
            <text:p>POZOST.ROZRACHUNKI ZWIĄZEK ZAW.PIELĘGNIAR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ZWIĄZEK ZA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4012" calcext:value-type="float">
            <text:p>24012</text:p>
          </table:table-cell>
          <table:table-cell office:value-type="string" calcext:value-type="string">
            <text:p>POZOST.ROZRACHUNKI OKRĘGOWA IZBA LEKARSKA B-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OKRĘGOWA I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4013" calcext:value-type="float">
            <text:p>24013</text:p>
          </table:table-cell>
          <table:table-cell office:value-type="string" calcext:value-type="string">
            <text:p>POZOST.ROZRACHUNKI ZAJĘCIA WYNAGRODZE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ZAJĘCIA W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4014" calcext:value-type="float">
            <text:p>24014</text:p>
          </table:table-cell>
          <table:table-cell office:value-type="string" calcext:value-type="string">
            <text:p>POZOST.ROZRACHUNKI COMMMERCIAL UN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COMMMERCIA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4015" calcext:value-type="float">
            <text:p>24015</text:p>
          </table:table-cell>
          <table:table-cell office:value-type="string" calcext:value-type="string">
            <text:p>POZOST.ROZRACHUNKI POŻYCZKA Z WOJEW.ŚLĄ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POŻYCZKA 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017" calcext:value-type="float">
            <text:p>24017</text:p>
          </table:table-cell>
          <table:table-cell office:value-type="string" calcext:value-type="string">
            <text:p>POZOST.ROZRACHUNKI WADIA I KAUCJ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WADIA I KAU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4025" calcext:value-type="float">
            <text:p>24025</text:p>
          </table:table-cell>
          <table:table-cell office:value-type="string" calcext:value-type="string">
            <text:p>POZOST.ROZRACHUNKI ZW.ZAW.FIZJOTERAP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ZW.ZAW.FIZJ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4026" calcext:value-type="float">
            <text:p>24026</text:p>
          </table:table-cell>
          <table:table-cell office:value-type="string" calcext:value-type="string">
            <text:p>POZOST.ROZRACHUNKI UBEZPIECZ.NNW ZAKŁAD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UBEZPIECZ.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4027" calcext:value-type="float">
            <text:p>24027</text:p>
          </table:table-cell>
          <table:table-cell office:value-type="string" calcext:value-type="string">
            <text:p>POZOST.ROZRACHUNKI UBEZPIECZ.OC ZAKŁAD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UBEZPIECZ.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034" calcext:value-type="float">
            <text:p>24034</text:p>
          </table:table-cell>
          <table:table-cell office:value-type="string" calcext:value-type="string">
            <text:p>POZOST.ROZRACHUNKI UBEZPIECZENIE OC KIEROWC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UBEZPIECZE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4035" calcext:value-type="float">
            <text:p>24035</text:p>
          </table:table-cell>
          <table:table-cell office:value-type="string" calcext:value-type="string">
            <text:p>POZOST.ROZRACHUNKI KAUCJ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KAUCJ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038" calcext:value-type="float">
            <text:p>24038</text:p>
          </table:table-cell>
          <table:table-cell office:value-type="string" calcext:value-type="string">
            <text:p>POZOST.ROZRACHUNKI ABONAMENT ZA PARK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ABONAMENT 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039" calcext:value-type="float">
            <text:p>24039</text:p>
          </table:table-cell>
          <table:table-cell office:value-type="string" calcext:value-type="string">
            <text:p>POZOST.ROZRACHUNKI KAUCJA ZA KARNET-OD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KAUCJA ZA 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4042" calcext:value-type="float">
            <text:p>24042</text:p>
          </table:table-cell>
          <table:table-cell office:value-type="string" calcext:value-type="string">
            <text:p>POZOST.ROZRACHUNKI PROWIZJA I ODSETKI REM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PROWIZJA 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4044" calcext:value-type="float">
            <text:p>24044</text:p>
          </table:table-cell>
          <table:table-cell office:value-type="string" calcext:value-type="string">
            <text:p>POZOST.ROZRACHUNKI URZĄD MARSZAŁKOWSKI ODS.OD PO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URZĄD MAR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4045" calcext:value-type="float">
            <text:p>24045</text:p>
          </table:table-cell>
          <table:table-cell office:value-type="string" calcext:value-type="string">
            <text:p>POZOST.ROZRACHUNKI PROWIZJA I ODSETKI MAGELL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PROWIZJA 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4046" calcext:value-type="float">
            <text:p>24046</text:p>
          </table:table-cell>
          <table:table-cell office:value-type="string" calcext:value-type="string">
            <text:p>POZOST.ROZRACHUNKI PROWIZJA,ODSETKI MEDFI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PROWIZJA,O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4099" calcext:value-type="float">
            <text:p>24099</text:p>
          </table:table-cell>
          <table:table-cell office:value-type="string" calcext:value-type="string">
            <text:p>POZOST.ROZRACHUNKI INNE POTRĄCENIA Z PŁA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ACHUNKI INNE POTRĄ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POŻYCZKI POŻYCZKA URZĄD MARSZAŁKOWS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ŻYCZKI POŻYCZKA URZĄD MARS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417" calcext:value-type="float">
            <text:p>2417</text:p>
          </table:table-cell>
          <table:table-cell office:value-type="string" calcext:value-type="string">
            <text:p>POŻYCZKI POŻYCZKA WFOŚ -TERMOMODERN.ZP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ŻYCZKI POŻYCZKA WFOŚ -TERMO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8" calcext:value-type="float">
            <text:p>2418</text:p>
          </table:table-cell>
          <table:table-cell office:value-type="string" calcext:value-type="string">
            <text:p>POŻYCZKI POŻYCZKA WFOŚ -MODERN.KOTŁOWN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ŻYCZKI POŻYCZKA WFOŚ -MODER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419" calcext:value-type="float">
            <text:p>2419</text:p>
          </table:table-cell>
          <table:table-cell office:value-type="string" calcext:value-type="string">
            <text:p>POŻYCZKI POŻYCZKA REMEDIS POZNAŃ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ŻYCZKI POŻYCZKA REMEDIS POZ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4110" calcext:value-type="float">
            <text:p>24110</text:p>
          </table:table-cell>
          <table:table-cell office:value-type="string" calcext:value-type="string">
            <text:p>POŻYCZKI U.MARSZAŁKOWSKI-BIEŻ.WYDAT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ŻYCZKI U.MARSZAŁKOWSKI-BIEŻ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4112" calcext:value-type="float">
            <text:p>24112</text:p>
          </table:table-cell>
          <table:table-cell office:value-type="string" calcext:value-type="string">
            <text:p>POŻYCZKI URZĄD MARSZAŁKOWSKI-26.08.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ŻYCZKI URZĄD MARSZAŁKOWSKI-2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113" calcext:value-type="float">
            <text:p>24113</text:p>
          </table:table-cell>
          <table:table-cell office:value-type="string" calcext:value-type="string">
            <text:p>POŻYCZKI MAGELL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ŻYCZKI MAGELLA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4114" calcext:value-type="float">
            <text:p>24114</text:p>
          </table:table-cell>
          <table:table-cell office:value-type="string" calcext:value-type="string">
            <text:p>POŻYCZKI MEDFIN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ŻYCZKI MEDFINA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4115" calcext:value-type="float">
            <text:p>24115</text:p>
          </table:table-cell>
          <table:table-cell office:value-type="string" calcext:value-type="string">
            <text:p>POŻYCZKI URZ.MARSZ.TERMOMOD.-NF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ŻYCZKI URZ.MARSZ.TERMOMOD.-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116" calcext:value-type="float">
            <text:p>24116</text:p>
          </table:table-cell>
          <table:table-cell office:value-type="string" calcext:value-type="string">
            <text:p>POŻYCZKI NFOŚ TERMOMODERNIZAC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ŻYCZKI NFOŚ TERMOMODERNIZACJ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4413" calcext:value-type="float">
            <text:p>24413</text:p>
          </table:table-cell>
          <table:table-cell office:value-type="string" calcext:value-type="string">
            <text:p>ROSZCZENIA SPORNE SUSZ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SZCZENIA SPORNE SUSZ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4415" calcext:value-type="float">
            <text:p>24415</text:p>
          </table:table-cell>
          <table:table-cell office:value-type="string" calcext:value-type="string">
            <text:p>ROSZCZENIA SPORNE GŁĄB U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SZCZENIA SPORNE GŁĄB U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418" calcext:value-type="float">
            <text:p>24418</text:p>
          </table:table-cell>
          <table:table-cell office:value-type="string" calcext:value-type="string">
            <text:p>ROSZCZENIA SPORNE MICHA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SZCZENIA SPORNE MICHALS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4423" calcext:value-type="float">
            <text:p>24423</text:p>
          </table:table-cell>
          <table:table-cell office:value-type="string" calcext:value-type="string">
            <text:p>ROSZCZENIA SPORNE MIELCZAR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SZCZENIA SPORNE MIELCZAR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4444" calcext:value-type="float">
            <text:p>24444</text:p>
          </table:table-cell>
          <table:table-cell office:value-type="string" calcext:value-type="string">
            <text:p>ROSZCZENIA SPORNE MENTAMOV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SZCZENIA SPORNE MENTAMOV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4445" calcext:value-type="float">
            <text:p>24445</text:p>
          </table:table-cell>
          <table:table-cell office:value-type="string" calcext:value-type="string">
            <text:p>ROSZCZENIA SPORNE VIOM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SZCZENIA SPORNE VIOA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4446" calcext:value-type="float">
            <text:p>24446</text:p>
          </table:table-cell>
          <table:table-cell office:value-type="string" calcext:value-type="string">
            <text:p>ROSZCZENIA SPORNE KRYWUL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SZCZENIA SPORNE KRYWUL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1001" calcext:value-type="float">
            <text:p>31001</text:p>
          </table:table-cell>
          <table:table-cell office:value-type="string" calcext:value-type="string">
            <text:p>MATERIAŁY W MAGAZ. ŻYWNOŚCIOWY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ŁY W MAGAZ. ŻYWNOŚCIOWY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01200" calcext:value-type="float">
            <text:p>401200</text:p>
          </table:table-cell>
          <table:table-cell office:value-type="string" calcext:value-type="string">
            <text:p>ZUŻYCIE MATERIAŁÓW POZOSTAŁE MATERIAŁY MED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OSTAŁE 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01201" calcext:value-type="float">
            <text:p>401201</text:p>
          </table:table-cell>
          <table:table-cell office:value-type="string" calcext:value-type="string">
            <text:p>ZUŻYCIE MATERIAŁÓW POZOST.MAT.MED. - MIESZ.SKR.P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OST.MAT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01202" calcext:value-type="float">
            <text:p>401202</text:p>
          </table:table-cell>
          <table:table-cell office:value-type="string" calcext:value-type="string">
            <text:p>ZUŻYCIE MATERIAŁÓW POZOST.MAT.MED. - AZOT CIEKŁ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OST.MAT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01203" calcext:value-type="float">
            <text:p>401203</text:p>
          </table:table-cell>
          <table:table-cell office:value-type="string" calcext:value-type="string">
            <text:p>ZUŻYCIE MATERIAŁÓW POZOST.MAT.MED. - CO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OST.MAT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01204" calcext:value-type="float">
            <text:p>401204</text:p>
          </table:table-cell>
          <table:table-cell office:value-type="string" calcext:value-type="string">
            <text:p>ZUŻYCIE MATERIAŁÓW POZOST.MAT.MED. - BOROWI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OST.MAT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01205" calcext:value-type="float">
            <text:p>401205</text:p>
          </table:table-cell>
          <table:table-cell office:value-type="string" calcext:value-type="string">
            <text:p>ZUŻYCIE MATERIAŁÓW POZOST.MAT.MED. - FILM DO RT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OST.MAT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01206" calcext:value-type="float">
            <text:p>401206</text:p>
          </table:table-cell>
          <table:table-cell office:value-type="string" calcext:value-type="string">
            <text:p>ZUŻYCIE MATERIAŁÓW POZOST.MAT.MED. - MAT.OPATRUN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OST.MAT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01207" calcext:value-type="float">
            <text:p>401207</text:p>
          </table:table-cell>
          <table:table-cell office:value-type="string" calcext:value-type="string">
            <text:p>ZUŻYCIE MATERIAŁÓW POZOST.MAT.MED. - MAT.JEDN.UŻ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OST.MAT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1208" calcext:value-type="float">
            <text:p>401208</text:p>
          </table:table-cell>
          <table:table-cell office:value-type="string" calcext:value-type="string">
            <text:p>ZUŻYCIE MATERIAŁÓW POZOST.MAT.MED. - ODCZYNNIK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OST.MAT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01209" calcext:value-type="float">
            <text:p>401209</text:p>
          </table:table-cell>
          <table:table-cell office:value-type="string" calcext:value-type="string">
            <text:p>ZUŻYCIE MATERIAŁÓW POZOST.MAT.MED. - DROBNY SPRZ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OST.MAT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ZUŻYCIE MATERIAŁÓW ENERGIA ELEKTRYCZ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ENERGIA EL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ZUŻYCIE MATERIAŁÓW ENERGIA ELEKTR.DO ROZLICZENI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ENERGIA EL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014" calcext:value-type="float">
            <text:p>4014</text:p>
          </table:table-cell>
          <table:table-cell office:value-type="string" calcext:value-type="string">
            <text:p>ZUŻYCIE MATERIAŁÓW GA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GA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015" calcext:value-type="float">
            <text:p>4015</text:p>
          </table:table-cell>
          <table:table-cell office:value-type="string" calcext:value-type="string">
            <text:p>ZUŻYCIE MATERIAŁÓW WODA I ŚCIEK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WODA I ŚC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0151" calcext:value-type="float">
            <text:p>40151</text:p>
          </table:table-cell>
          <table:table-cell office:value-type="string" calcext:value-type="string">
            <text:p>ZUŻYCIE MATERIAŁÓW WODA DO ROZLICZENI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WODA DO RO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ZUŻYCIE MATERIAŁÓW PRENUMERAT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RENUMERA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ZUŻYCIE MATERIAŁÓW ODZIEŻ OCHRONNA I ROBOCZ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ODZIEŻ OCH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0108" calcext:value-type="float">
            <text:p>40108</text:p>
          </table:table-cell>
          <table:table-cell office:value-type="string" calcext:value-type="string">
            <text:p>ZUŻYCIE MATERIAŁÓW ŻYWNOŚĆ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ŻYWNOŚ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ZUŻYCIE MATERIAŁÓW MATERIAŁY DO REMONT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MATERIAŁY 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0110" calcext:value-type="float">
            <text:p>40110</text:p>
          </table:table-cell>
          <table:table-cell office:value-type="string" calcext:value-type="string">
            <text:p>ZUŻYCIE MATERIAŁÓW PALIW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ALIW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0111" calcext:value-type="float">
            <text:p>40111</text:p>
          </table:table-cell>
          <table:table-cell office:value-type="string" calcext:value-type="string">
            <text:p>ZUŻYCIE MATERIAŁÓW ŚRODKI CZYSTOŚC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ŚRODKI CZY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11200" calcext:value-type="float">
            <text:p>4011200</text:p>
          </table:table-cell>
          <table:table-cell office:value-type="string" calcext:value-type="string">
            <text:p>ZUŻYCIE MATERIAŁÓW MATERIAŁY BIUROW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MATERIAŁY 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011201" calcext:value-type="float">
            <text:p>4011201</text:p>
          </table:table-cell>
          <table:table-cell office:value-type="string" calcext:value-type="string">
            <text:p>ZUŻYCIE MATERIAŁÓW MATERIAŁY BIUROWE - TUS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MATERIAŁY 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011202" calcext:value-type="float">
            <text:p>4011202</text:p>
          </table:table-cell>
          <table:table-cell office:value-type="string" calcext:value-type="string">
            <text:p>ZUŻYCIE MATERIAŁÓW MATERIAŁY BIUROWE - PAPIER KS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MATERIAŁY 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0113" calcext:value-type="float">
            <text:p>40113</text:p>
          </table:table-cell>
          <table:table-cell office:value-type="string" calcext:value-type="string">
            <text:p>ZUŻYCIE MATERIAŁÓW MATERIAŁY DO KONSERWACJ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MATERIAŁY 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011400" calcext:value-type="float">
            <text:p>4011400</text:p>
          </table:table-cell>
          <table:table-cell office:value-type="string" calcext:value-type="string">
            <text:p>ZUŻYCIE MATERIAŁÓW POZOSTAŁE MATERIAŁ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OSTAŁE 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011401" calcext:value-type="float">
            <text:p>4011401</text:p>
          </table:table-cell>
          <table:table-cell office:value-type="string" calcext:value-type="string">
            <text:p>ZUŻYCIE MATERIAŁÓW POZ.MATER. - WODA MINERAL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POZ.MATER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011405" calcext:value-type="float">
            <text:p>4011405</text:p>
          </table:table-cell>
          <table:table-cell office:value-type="string" calcext:value-type="string">
            <text:p>ZUŻYCIE MATERIAŁÓW GAZY TECHNICZ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GAZY TECHN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011407" calcext:value-type="float">
            <text:p>4011407</text:p>
          </table:table-cell>
          <table:table-cell office:value-type="string" calcext:value-type="string">
            <text:p>ZUŻYCIE MATERIAŁÓW DRUK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DRU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0115" calcext:value-type="float">
            <text:p>40115</text:p>
          </table:table-cell>
          <table:table-cell office:value-type="string" calcext:value-type="string">
            <text:p>ZUŻYCIE MATERIAŁÓW WYPOSAŻENI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WYPOSAŻENI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0116" calcext:value-type="float">
            <text:p>40116</text:p>
          </table:table-cell>
          <table:table-cell office:value-type="string" calcext:value-type="string">
            <text:p>ZUŻYCIE MATERIAŁÓW CHEMIA BASENOW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CHEMIA BAS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USŁUGI OBCE ZAKUP PROCEDUR MED.OBCY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ZAKUP PROCEDUR ME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0202" calcext:value-type="float">
            <text:p>40202</text:p>
          </table:table-cell>
          <table:table-cell office:value-type="string" calcext:value-type="string">
            <text:p>USŁUGI OBCE KONSERW., NAPR.SPRZĘTU,REMON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KONSERW., NAPR.SP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0203" calcext:value-type="float">
            <text:p>40203</text:p>
          </table:table-cell>
          <table:table-cell office:value-type="string" calcext:value-type="string">
            <text:p>USŁUGI OBCE USŁUGI ŁĄCZNOŚC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USŁUGI ŁĄCZNOŚC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0204" calcext:value-type="float">
            <text:p>40204</text:p>
          </table:table-cell>
          <table:table-cell office:value-type="string" calcext:value-type="string">
            <text:p>USŁUGI OBCE DOZÓR MIENI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DOZÓR MIEN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0205" calcext:value-type="float">
            <text:p>40205</text:p>
          </table:table-cell>
          <table:table-cell office:value-type="string" calcext:value-type="string">
            <text:p>USŁUGI OBCE USŁUGI NAJMU,DZIERŻ.,LEASING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USŁUGI NAJMU,DZIE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0209" calcext:value-type="float">
            <text:p>40209</text:p>
          </table:table-cell>
          <table:table-cell office:value-type="string" calcext:value-type="string">
            <text:p>USŁUGI OBCE KONSULTACJE MEDYCZ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KONSULTACJE MEDY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0210" calcext:value-type="float">
            <text:p>40210</text:p>
          </table:table-cell>
          <table:table-cell office:value-type="string" calcext:value-type="string">
            <text:p>USŁUGI OBCE PROWIZJE BANKOW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PROWIZJE BANKOW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02112" calcext:value-type="float">
            <text:p>402112</text:p>
          </table:table-cell>
          <table:table-cell office:value-type="string" calcext:value-type="string">
            <text:p>USŁUGI OBCE REMONTY-POZOSTAŁ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REMONTY-POZOSTAŁ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0212" calcext:value-type="float">
            <text:p>40212</text:p>
          </table:table-cell>
          <table:table-cell office:value-type="string" calcext:value-type="string">
            <text:p>USŁUGI OBCE USŁUGI KOMINIARSKI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USŁUGI KOMINIARS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0213" calcext:value-type="float">
            <text:p>40213</text:p>
          </table:table-cell>
          <table:table-cell office:value-type="string" calcext:value-type="string">
            <text:p>USŁUGI OBCE USŁ. INFORMATYCZ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USŁ. INFORMATYCZN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0214" calcext:value-type="float">
            <text:p>40214</text:p>
          </table:table-cell>
          <table:table-cell office:value-type="string" calcext:value-type="string">
            <text:p>USŁUGI OBCE USŁ. PRAWNIC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USŁ. PRAWNIC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0215" calcext:value-type="float">
            <text:p>40215</text:p>
          </table:table-cell>
          <table:table-cell office:value-type="string" calcext:value-type="string">
            <text:p>USŁUGI OBCE UTYLIZACJA ODPADÓW MED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UTYLIZACJA ODPAD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0216" calcext:value-type="float">
            <text:p>40216</text:p>
          </table:table-cell>
          <table:table-cell office:value-type="string" calcext:value-type="string">
            <text:p>USŁUGI OBCE ZARZĄDZANIE LABORA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ZARZĄDZANIE LABOR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0217" calcext:value-type="float">
            <text:p>40217</text:p>
          </table:table-cell>
          <table:table-cell office:value-type="string" calcext:value-type="string">
            <text:p>USŁUGI OBCE OGŁOSZENIA W PRASI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OGŁOSZENIA W PRAS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0218" calcext:value-type="float">
            <text:p>40218</text:p>
          </table:table-cell>
          <table:table-cell office:value-type="string" calcext:value-type="string">
            <text:p>USŁUGI OBCE DEZYNFEKCJA,DERAT.,DEZAYNS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DEZYNFEKCJA,DERAT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0219" calcext:value-type="float">
            <text:p>40219</text:p>
          </table:table-cell>
          <table:table-cell office:value-type="string" calcext:value-type="string">
            <text:p>USŁUGI OBCE TRANSPORT ŚRD. PIENIĘŻNY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TRANSPORT ŚRD. P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0220" calcext:value-type="float">
            <text:p>40220</text:p>
          </table:table-cell>
          <table:table-cell office:value-type="string" calcext:value-type="string">
            <text:p>USŁUGI OBCE RATY LEASINGOW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RATY LEASINGOW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0221" calcext:value-type="float">
            <text:p>40221</text:p>
          </table:table-cell>
          <table:table-cell office:value-type="string" calcext:value-type="string">
            <text:p>USŁUGI OBCE USŁUGI PRALNICZ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USŁUGI PRALNIC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0222" calcext:value-type="float">
            <text:p>40222</text:p>
          </table:table-cell>
          <table:table-cell office:value-type="string" calcext:value-type="string">
            <text:p>USŁUGI OBCE CATERI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CATERIN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0301" calcext:value-type="float">
            <text:p>40301</text:p>
          </table:table-cell>
          <table:table-cell office:value-type="string" calcext:value-type="string">
            <text:p>PODATKI I OPŁATY PODATEK OD NIERUCHOMOŚC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DATKI I OPŁATY PODATEK OD N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0302" calcext:value-type="float">
            <text:p>40302</text:p>
          </table:table-cell>
          <table:table-cell office:value-type="string" calcext:value-type="string">
            <text:p>PODATKI I OPŁATY OPŁATY SKARB.,URZĘD.,EKSPLOAT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DATKI I OPŁATY OPŁATY SKARB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WYNAGRODZENIA ZE STOSUNKU PRAC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YNAGRODZENIA ZE STOSUNKU PRA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0403" calcext:value-type="float">
            <text:p>40403</text:p>
          </table:table-cell>
          <table:table-cell office:value-type="string" calcext:value-type="string">
            <text:p>WYNAGRODZENIA UMOWY - ZLECENI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YNAGRODZENIA UMOWY - ZLECEN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0404" calcext:value-type="float">
            <text:p>40404</text:p>
          </table:table-cell>
          <table:table-cell office:value-type="string" calcext:value-type="string">
            <text:p>WYNAGRODZENIA UMOWY O DZIEŁ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YNAGRODZENIA UMOWY O DZIEŁ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0501" calcext:value-type="float">
            <text:p>40501</text:p>
          </table:table-cell>
          <table:table-cell office:value-type="string" calcext:value-type="string">
            <text:p>ŚWIADCZ.NA RZECZ PR. SKŁADKI Z TYT.UBEZP.SPOŁECZ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ŚWIADCZ.NA RZECZ PR. SKŁADKI 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0521" calcext:value-type="float">
            <text:p>40521</text:p>
          </table:table-cell>
          <table:table-cell office:value-type="string" calcext:value-type="string">
            <text:p>ŚWIADCZ.NA RZECZ PR. ODPISY NA ZAKŁAD.FUND.ŚW.SOCJ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ŚWIADCZ.NA RZECZ PR. ODPISY 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0503" calcext:value-type="float">
            <text:p>40503</text:p>
          </table:table-cell>
          <table:table-cell office:value-type="string" calcext:value-type="string">
            <text:p>ŚWIADCZ.NA RZECZ PR. POZOST.ŚWIADCZ.NA RZECZ PRACO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ŚWIADCZ.NA RZECZ PR. POZOST.Ś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0504" calcext:value-type="float">
            <text:p>40504</text:p>
          </table:table-cell>
          <table:table-cell office:value-type="string" calcext:value-type="string">
            <text:p>ŚWIADCZ.NA RZECZ PR. ODZIEŻ OCHRONNA I ROBOCZ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ŚWIADCZ.NA RZECZ PR. ODZIEŻ O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0505" calcext:value-type="float">
            <text:p>40505</text:p>
          </table:table-cell>
          <table:table-cell office:value-type="string" calcext:value-type="string">
            <text:p>ŚWIADCZ.NA RZECZ PR. UBEZP.OC I NW KIEROWC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ŚWIADCZ.NA RZECZ PR. UBEZP.O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0506" calcext:value-type="float">
            <text:p>40506</text:p>
          </table:table-cell>
          <table:table-cell office:value-type="string" calcext:value-type="string">
            <text:p>ŚWIADCZ.NA RZECZ PR. SZKOLENI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ŚWIADCZ.NA RZECZ PR. SZKOLEN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0507" calcext:value-type="float">
            <text:p>40507</text:p>
          </table:table-cell>
          <table:table-cell office:value-type="string" calcext:value-type="string">
            <text:p>ŚWIADCZ.NA RZECZ PR. UBEZP.OC ZAKŁ.OD ODPOW.ZA USŁ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ŚWIADCZ.NA RZECZ PR. UBEZP.O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0800" calcext:value-type="float">
            <text:p>40800</text:p>
          </table:table-cell>
          <table:table-cell office:value-type="string" calcext:value-type="string">
            <text:p>AMORTYZACJA NKUP - MAJĄTEK OBC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RTYZACJA NKUP - MAJĄTEK OB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0801" calcext:value-type="float">
            <text:p>40801</text:p>
          </table:table-cell>
          <table:table-cell office:value-type="string" calcext:value-type="string">
            <text:p>AMORTYZACJA BUDUNKÓW I BUDOWLI WŁASNY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RTYZACJA BUDUNKÓW I BUDOWL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0803" calcext:value-type="float">
            <text:p>40803</text:p>
          </table:table-cell>
          <table:table-cell office:value-type="string" calcext:value-type="string">
            <text:p>AMORTYZACJA KOTŁÓW I MASZYN ENERGETYCZNY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RTYZACJA KOTŁÓW I MASZYN E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0804" calcext:value-type="float">
            <text:p>40804</text:p>
          </table:table-cell>
          <table:table-cell office:value-type="string" calcext:value-type="string">
            <text:p>AMORTYZACJA URZĄDZ.I AP.OGÓLN.ZASTOSOW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RTYZACJA URZĄDZ.I AP.OGÓLN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0805" calcext:value-type="float">
            <text:p>40805</text:p>
          </table:table-cell>
          <table:table-cell office:value-type="string" calcext:value-type="string">
            <text:p>AMORTYZACJA URZĄDZ.SPECJ.I BRANŻOWY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RTYZACJA URZĄDZ.SPECJ.I BR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0806" calcext:value-type="float">
            <text:p>40806</text:p>
          </table:table-cell>
          <table:table-cell office:value-type="string" calcext:value-type="string">
            <text:p>AMORTYZACJA URZĄDZEŃ TECHNICZNY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RTYZACJA URZĄDZEŃ TECHNICZ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0807" calcext:value-type="float">
            <text:p>40807</text:p>
          </table:table-cell>
          <table:table-cell office:value-type="string" calcext:value-type="string">
            <text:p>AMORTYZACJA ŚRODKÓW TRANSPORT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RTYZACJA ŚRODKÓW TRANSPORTU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0808" calcext:value-type="float">
            <text:p>40808</text:p>
          </table:table-cell>
          <table:table-cell office:value-type="string" calcext:value-type="string">
            <text:p>AMORTYZACJA POZOSTAŁE ŚRODKI TRWAŁ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RTYZACJA POZOSTAŁE ŚRODKI 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0810" calcext:value-type="float">
            <text:p>40810</text:p>
          </table:table-cell>
          <table:table-cell office:value-type="string" calcext:value-type="string">
            <text:p>AMORTYZACJA ŚR.TRWAŁE O NISKIEJ WART.POCZ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RTYZACJA ŚR.TRWAŁE O NISK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0811" calcext:value-type="float">
            <text:p>40811</text:p>
          </table:table-cell>
          <table:table-cell office:value-type="string" calcext:value-type="string">
            <text:p>AMORTYZACJA OPROGRAMOWANI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MORTYZACJA OPROGRAMOWAN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0901" calcext:value-type="float">
            <text:p>40901</text:p>
          </table:table-cell>
          <table:table-cell office:value-type="string" calcext:value-type="string">
            <text:p>POZOSTAŁE KOSZTY KOSZTY PODRÓŻY SŁUŻBOWYC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ZOSTAŁE KOSZTY KOSZTY PODRÓŻ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0904" calcext:value-type="float">
            <text:p>40904</text:p>
          </table:table-cell>
          <table:table-cell office:value-type="string" calcext:value-type="string">
            <text:p>POZOSTAŁE KOSZTY POZOSTAŁE KOSZTY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ZOSTAŁE KOSZTY POZOSTAŁE KO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000406" calcext:value-type="float">
            <text:p>5000406</text:p>
          </table:table-cell>
          <table:table-cell office:value-type="string" calcext:value-type="string">
            <text:p>KRIOK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IOKOMO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000405" calcext:value-type="float">
            <text:p>5000405</text:p>
          </table:table-cell>
          <table:table-cell office:value-type="string" calcext:value-type="string">
            <text:p>PAW. 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WILON 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3122" calcext:value-type="float">
            <text:p>73122</text:p>
          </table:table-cell>
          <table:table-cell office:value-type="string" calcext:value-type="string">
            <text:p>WART.SPRZED.WG NAB. K. WŁ.SP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T.SPRZED.WG NAB. K. WŁ.SPRZ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020751013" calcext:value-type="float">
            <text:p>7020751013</text:p>
          </table:table-cell>
          <table:table-cell office:value-type="string" calcext:value-type="string">
            <text:p>IMPRE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GANIZACJA IMPREZ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020035011" calcext:value-type="float">
            <text:p>7020035011</text:p>
          </table:table-cell>
          <table:table-cell office:value-type="string" calcext:value-type="string">
            <text:p>WPŁYWY 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ŁYWY Z DZIERŻAW BLOK II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020051021" calcext:value-type="float">
            <text:p>7020051021</text:p>
          </table:table-cell>
          <table:table-cell office:value-type="string" calcext:value-type="string">
            <text:p>WPŁYWY 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ŁYWY Z DZIERŻAW DZIERŻAWC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020703013" calcext:value-type="float">
            <text:p>7020703013</text:p>
          </table:table-cell>
          <table:table-cell office:value-type="string" calcext:value-type="string">
            <text:p>WPŁYWY 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MODRZE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020703023" calcext:value-type="float">
            <text:p>7020703023</text:p>
          </table:table-cell>
          <table:table-cell office:value-type="string" calcext:value-type="string">
            <text:p>WPŁYWY 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MAGNOL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020703033" calcext:value-type="float">
            <text:p>7020703033</text:p>
          </table:table-cell>
          <table:table-cell office:value-type="string" calcext:value-type="string">
            <text:p>WPŁYWY 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WRZO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020703043" calcext:value-type="float">
            <text:p>7020703043</text:p>
          </table:table-cell>
          <table:table-cell office:value-type="string" calcext:value-type="string">
            <text:p>WPŁYWY 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KROKU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020703053" calcext:value-type="float">
            <text:p>7020703053</text:p>
          </table:table-cell>
          <table:table-cell office:value-type="string" calcext:value-type="string">
            <text:p>WPŁYWY 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AZAL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020703063" calcext:value-type="float">
            <text:p>7020703063</text:p>
          </table:table-cell>
          <table:table-cell office:value-type="string" calcext:value-type="string">
            <text:p>WPŁYWY 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LDLA OBCYCH JAŚMI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020703073" calcext:value-type="float">
            <text:p>7020703073</text:p>
          </table:table-cell>
          <table:table-cell office:value-type="string" calcext:value-type="string">
            <text:p>WPŁYWY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LIMB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020735012" calcext:value-type="float">
            <text:p>7020735012</text:p>
          </table:table-cell>
          <table:table-cell office:value-type="string" calcext:value-type="string">
            <text:p>WPŁYWY 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WR.PON.KOSZT.MEDIA BLOK II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020751022" calcext:value-type="float">
            <text:p>7020751022</text:p>
          </table:table-cell>
          <table:table-cell office:value-type="string" calcext:value-type="string">
            <text:p>WPŁYWY OPOD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WR.PON.KOSZT.MEDIA DZIERŻAWC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022204033" calcext:value-type="float">
            <text:p>7022204033</text:p>
          </table:table-cell>
          <table:table-cell office:value-type="string" calcext:value-type="string">
            <text:p>SPRZ.USŁ.DLA OBCYCH ZPL PAW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ZPL PAWIII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022204023" calcext:value-type="float">
            <text:p>7022204023</text:p>
          </table:table-cell>
          <table:table-cell office:value-type="string" calcext:value-type="string">
            <text:p>SPRZ.USŁ.DLA OBCYCH ZPL PAW.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ZPL PAW.II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4058" calcext:value-type="float">
            <text:p>104058</text:p>
          </table:table-cell>
          <table:table-cell office:value-type="string" calcext:value-type="string">
            <text:p>ŚRODKI TRWAŁE URZĄDZ.SPEC.I BR.R.TUR. 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URZĄDZ.SPEC.I BR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3048" calcext:value-type="float">
            <text:p>103048</text:p>
          </table:table-cell>
          <table:table-cell office:value-type="string" calcext:value-type="string">
            <text:p>ŚRODKI TRWAŁE URZĄDZ.OGÓL.STOS.R.TUR.ŚR.WŁAS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URZĄDZ.OGÓL.STO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3058" calcext:value-type="float">
            <text:p>103058</text:p>
          </table:table-cell>
          <table:table-cell office:value-type="string" calcext:value-type="string">
            <text:p>ŚRODKI TRWAŁE URZĄDZ.SPEC.I BR.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URZĄDZ.SPEC.I BR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4048" calcext:value-type="float">
            <text:p>104048</text:p>
          </table:table-cell>
          <table:table-cell office:value-type="string" calcext:value-type="string">
            <text:p>ŚRODKI TRWAŁE URZĄDZ.OGÓL.STOS.R TUR.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TRWAŁE URZĄDZ.OGÓL.STO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01018" calcext:value-type="float">
            <text:p>701018</text:p>
          </table:table-cell>
          <table:table-cell office:value-type="string" calcext:value-type="string">
            <text:p>UMORZENIE ŚR.TRWAŁ.BUDYNKI 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BUDYNKI U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01048" calcext:value-type="float">
            <text:p>701048</text:p>
          </table:table-cell>
          <table:table-cell office:value-type="string" calcext:value-type="string">
            <text:p>UMORZENIE ŚR.TRWAŁ.URZ.OG.STOS.R TUR.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URZ.OG.STO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01058" calcext:value-type="float">
            <text:p>701058</text:p>
          </table:table-cell>
          <table:table-cell office:value-type="string" calcext:value-type="string">
            <text:p>UMORZENIE ŚR.TRWAŁ.URZ.SPEC.I BR.R TUR.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URZ.SPEC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03018" calcext:value-type="float">
            <text:p>703018</text:p>
          </table:table-cell>
          <table:table-cell office:value-type="string" calcext:value-type="string">
            <text:p>UMORZENIE ŚR.TRWAŁ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03048" calcext:value-type="float">
            <text:p>703048</text:p>
          </table:table-cell>
          <table:table-cell office:value-type="string" calcext:value-type="string">
            <text:p>UMORZENIE ŚR.TRWAŁ.URZ.OG.STOS.R.TUR.ŚR.WŁ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URZ.OG.STO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03058" calcext:value-type="float">
            <text:p>703058</text:p>
          </table:table-cell>
          <table:table-cell office:value-type="string" calcext:value-type="string">
            <text:p>UMORZENIE ŚR.TRWAŁ.URZ.SPEC.I BR.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URZ.SPEC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04018" calcext:value-type="float">
            <text:p>704018</text:p>
          </table:table-cell>
          <table:table-cell office:value-type="string" calcext:value-type="string">
            <text:p>UMORZENIE ŚR.TRWAŁ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04048" calcext:value-type="float">
            <text:p>704048</text:p>
          </table:table-cell>
          <table:table-cell office:value-type="string" calcext:value-type="string">
            <text:p>UMORZENIE ŚR.TRWAŁ.URZ.OG.STOS. R.TUR.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URZ.OG.STO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04058" calcext:value-type="float">
            <text:p>704058</text:p>
          </table:table-cell>
          <table:table-cell office:value-type="string" calcext:value-type="string">
            <text:p>UMORZENIE ŚR.TRWAŁ.URZ.SPEC.I BRANŻ.R.TUR.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TRWAŁ.URZ.SPEC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3001" calcext:value-type="float">
            <text:p>33001</text:p>
          </table:table-cell>
          <table:table-cell office:value-type="string" calcext:value-type="string">
            <text:p>MATERIALY W MAGAZ. ODNOW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WARY W MAGAZ. ODNOWY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02113" calcext:value-type="float">
            <text:p>402113</text:p>
          </table:table-cell>
          <table:table-cell office:value-type="string" calcext:value-type="string">
            <text:p>USŁUGI OBCE REMONTY- POZOSTAŁE DROB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REMONTY POZOSTAŁ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02081" calcext:value-type="float">
            <text:p>402081</text:p>
          </table:table-cell>
          <table:table-cell office:value-type="string" calcext:value-type="string">
            <text:p>USŁUGI OBCE POZOSTAŁE USŁUGI - KSER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OBCE POZOSTAŁE USŁUG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0307" calcext:value-type="float">
            <text:p>40307</text:p>
          </table:table-cell>
          <table:table-cell office:value-type="string" calcext:value-type="string">
            <text:p>PODATKI I OPŁATY ODPADY KOMU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DATKI I OPŁATY ODPADY KOMUN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PRZYCHODY FINANSOWE ODS.OD POZOST. ZOBOW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FINANSOWE ODS.OD POZ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5022" calcext:value-type="float">
            <text:p>75022</text:p>
          </table:table-cell>
          <table:table-cell office:value-type="string" calcext:value-type="string">
            <text:p>PRZYCHODY FINANSOWE ODS.OD LOK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FINANSOWE ODS.OD LOK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5111" calcext:value-type="float">
            <text:p>75111</text:p>
          </table:table-cell>
          <table:table-cell office:value-type="string" calcext:value-type="string">
            <text:p>KOSZTY FINANSOWE ODS.OD POD.,ZUS,PF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FINANSOWE ODS.OD POD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5112" calcext:value-type="float">
            <text:p>75112</text:p>
          </table:table-cell>
          <table:table-cell office:value-type="string" calcext:value-type="string">
            <text:p>KOSZTY FINANSOWE ODS.OD POZOST.ZOBOW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FINANSOWE ODS.OD POZ.ZO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5119" calcext:value-type="float">
            <text:p>75119</text:p>
          </table:table-cell>
          <table:table-cell office:value-type="string" calcext:value-type="string">
            <text:p>KOSZTY FINANSOWE ODS.OD POŻ.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FINANSOWE ODS.OD POŻ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5122" calcext:value-type="float">
            <text:p>75122</text:p>
          </table:table-cell>
          <table:table-cell office:value-type="string" calcext:value-type="string">
            <text:p>KOSZTY FINANSOWE ODS.OD POZ.ZOB.WFOŚ, NFO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FINANSOWE ODS.OD POZ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5134" calcext:value-type="float">
            <text:p>75134</text:p>
          </table:table-cell>
          <table:table-cell office:value-type="string" calcext:value-type="string">
            <text:p>KOSZTY FINANSOWE ODS.I PROW.REM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FINANSOWE ODS.I PROW.R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5136" calcext:value-type="float">
            <text:p>75136</text:p>
          </table:table-cell>
          <table:table-cell office:value-type="string" calcext:value-type="string">
            <text:p>KOSZTY FINANSOWE ODS.I PROW.MAGELL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FINANSOWE ODS.I PROW.M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5137" calcext:value-type="float">
            <text:p>75137</text:p>
          </table:table-cell>
          <table:table-cell office:value-type="string" calcext:value-type="string">
            <text:p>KOSZTY FINANSOWE ODS.I PROW.MWDFINAN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FINANSOWE ODS.I PROW.M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6014" calcext:value-type="float">
            <text:p>76014</text:p>
          </table:table-cell>
          <table:table-cell office:value-type="string" calcext:value-type="string">
            <text:p>PRZYCHODY OPERACYJNE PRZEKR.ROCZNEJ GRANICY SKŁA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OPERACYJNE PRZEKR.RO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6015" calcext:value-type="float">
            <text:p>76015</text:p>
          </table:table-cell>
          <table:table-cell office:value-type="string" calcext:value-type="string">
            <text:p>PRZYCHODY OPERACYJNE POZOSTAŁE PRZYCHODY ZWOLN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OPERACYJNE POZOST.PR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6021" calcext:value-type="float">
            <text:p>76021</text:p>
          </table:table-cell>
          <table:table-cell office:value-type="string" calcext:value-type="string">
            <text:p>PRZYCHODY OPERACYJNE DAROWIZNY FINANSOW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OPERACYJNE DAROWIZNY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6024" calcext:value-type="float">
            <text:p>76024</text:p>
          </table:table-cell>
          <table:table-cell office:value-type="string" calcext:value-type="string">
            <text:p>PRZYCHODY OPERACYJNE POZOSTAŁE PRZYCHOD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OPERACYJNE POZOSTAŁ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60242" calcext:value-type="float">
            <text:p>760242</text:p>
          </table:table-cell>
          <table:table-cell office:value-type="string" calcext:value-type="string">
            <text:p>PRZYCHODY OPERACYJNE INNE-RÓŻNICE GROSZOW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OPERACYJNE INNE-RÓŻ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60244" calcext:value-type="float">
            <text:p>760244</text:p>
          </table:table-cell>
          <table:table-cell office:value-type="string" calcext:value-type="string">
            <text:p>PRZYCHODY OPERACYJNE ZWROT 10% OPŁ.KLIM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OPERACYJNE ZWROT 10%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6033" calcext:value-type="float">
            <text:p>76033</text:p>
          </table:table-cell>
          <table:table-cell office:value-type="string" calcext:value-type="string">
            <text:p>PRZYCHODY OPERACYJNE DAROWIZNY FINANSOWE LIM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OPERACYJNE DAROWIZNY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6034" calcext:value-type="float">
            <text:p>76034</text:p>
          </table:table-cell>
          <table:table-cell office:value-type="string" calcext:value-type="string">
            <text:p>PRZYCHODY OPERACYJNE ROZL.DOTACJI-AMORTYZ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OPERACYJNE ROZL.DOT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6111" calcext:value-type="float">
            <text:p>76111</text:p>
          </table:table-cell>
          <table:table-cell office:value-type="string" calcext:value-type="string">
            <text:p>KOSZTY OPERACYJNE KOSZTY POSTĘPOWANIA SĄDOW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OPERACYJNE KOSZTY POST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6112" calcext:value-type="float">
            <text:p>76112</text:p>
          </table:table-cell>
          <table:table-cell office:value-type="string" calcext:value-type="string">
            <text:p>KOSZTY OPERACYJNE RÓŻNICE GROSZOW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OPERACYJNE RÓŻNICE GRO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6124" calcext:value-type="float">
            <text:p>76124</text:p>
          </table:table-cell>
          <table:table-cell office:value-type="string" calcext:value-type="string">
            <text:p>KOSZTY OPERACYJNE PRZEKROCZENIE ROCZNEJ GRANICY SKŁA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OPERACYJNE PRZEKR.ROCZN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6126" calcext:value-type="float">
            <text:p>76126</text:p>
          </table:table-cell>
          <table:table-cell office:value-type="string" calcext:value-type="string">
            <text:p>KOSZTY OPERACYJNE POZOSTAŁ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OPERACYJNE POZOSTAŁ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FUNDUSZ ZAŁOŻYCIELSKI ZWIĘKSZ.DOT.NA CELE INW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0010" calcext:value-type="float">
            <text:p>80010</text:p>
          </table:table-cell>
          <table:table-cell office:value-type="string" calcext:value-type="string">
            <text:p>FUNDUSZ ZAŁOŻYCIELSKI MODERN.GOSP.CIEPL. SOL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0011" calcext:value-type="float">
            <text:p>80011</text:p>
          </table:table-cell>
          <table:table-cell office:value-type="string" calcext:value-type="string">
            <text:p>FUNDUSZ ZAŁOŻYCIELSKI DOTACJA STOKRO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0012" calcext:value-type="float">
            <text:p>80012</text:p>
          </table:table-cell>
          <table:table-cell office:value-type="string" calcext:value-type="string">
            <text:p>FUNDUSZ ZAŁOŻYCIELSKI MODERN.RUROC.SOLANKOW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0013" calcext:value-type="float">
            <text:p>80013</text:p>
          </table:table-cell>
          <table:table-cell office:value-type="string" calcext:value-type="string">
            <text:p>FUNDUSZ ZAŁOŻYCIELSKI MODERN.PAW.MODRZE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0014" calcext:value-type="float">
            <text:p>80014</text:p>
          </table:table-cell>
          <table:table-cell office:value-type="string" calcext:value-type="string">
            <text:p>FUNDUSZ ZAŁOŻYCIELSKI DOT.WYK.SYS.SYGN.P-POŻ.SZPIT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002" calcext:value-type="float">
            <text:p>8002</text:p>
          </table:table-cell>
          <table:table-cell office:value-type="string" calcext:value-type="string">
            <text:p>FUNDUSZ ZAŁOŻYCIELSKI WART.MAJĄTKU W NIEODPŁ.UŻYTK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004" calcext:value-type="float">
            <text:p>8004</text:p>
          </table:table-cell>
          <table:table-cell office:value-type="string" calcext:value-type="string">
            <text:p>FUNDUSZ ZAŁOŻYCIELSKI DAROWIZNY ŚR.TRWAŁ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FUNDUSZ ZAŁOŻYCIELSKI DOTACJE NA ZAKUP ŚR.TRW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006" calcext:value-type="float">
            <text:p>8006</text:p>
          </table:table-cell>
          <table:table-cell office:value-type="string" calcext:value-type="string">
            <text:p>FUNDUSZ ZAŁOŻYCIELSKI UMORZENIE POŻ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007" calcext:value-type="float">
            <text:p>8007</text:p>
          </table:table-cell>
          <table:table-cell office:value-type="string" calcext:value-type="string">
            <text:p>FUNDUSZ ZAŁOŻYCIELSKI DOTACJA-TERMOMODERN ZP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008" calcext:value-type="float">
            <text:p>8008</text:p>
          </table:table-cell>
          <table:table-cell office:value-type="string" calcext:value-type="string">
            <text:p>FUNDUSZ ZAŁOŻYCIELSKI DOTACJA-KOTŁOWNIA CENTRA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009" calcext:value-type="float">
            <text:p>8009</text:p>
          </table:table-cell>
          <table:table-cell office:value-type="string" calcext:value-type="string">
            <text:p>FUNDUSZ ZAŁOŻYCIELSKI MODERN.I AUTOM.GOSP.CIEPLN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0099" calcext:value-type="float">
            <text:p>80099</text:p>
          </table:table-cell>
          <table:table-cell office:value-type="string" calcext:value-type="string">
            <text:p>FUNDUSZ ZAŁOŻYCIELSKI DOT.NA ZAKUP ŚR.TRW.ZPOR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ZAŁOŻYCIELS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201" calcext:value-type="float">
            <text:p>8201</text:p>
          </table:table-cell>
          <table:table-cell office:value-type="string" calcext:value-type="string">
            <text:p>ROZL.WYNIKU FINANSOW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.WYNIKU FINANSOWEGO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202" calcext:value-type="float">
            <text:p>8202</text:p>
          </table:table-cell>
          <table:table-cell office:value-type="string" calcext:value-type="string">
            <text:p>ROZL.WYNIKU FINANSOWEGO-KOREKTY BŁĘDÓW PODSTAWOW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.WYNIKU FINANSOWEGO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411" calcext:value-type="float">
            <text:p>8411</text:p>
          </table:table-cell>
          <table:table-cell office:value-type="string" calcext:value-type="string">
            <text:p>FUNDUSZ LIKWIDACJI ZŁOŻA SOLA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LIKWIDACJI ZŁOŻA SOLAN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412" calcext:value-type="float">
            <text:p>8412</text:p>
          </table:table-cell>
          <table:table-cell office:value-type="string" calcext:value-type="string">
            <text:p>FUNDUSZ LIKWIDACJI ZŁOŻA BOROW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LIKWIDACJI ZŁOŻA BORO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453" calcext:value-type="float">
            <text:p>8453</text:p>
          </table:table-cell>
          <table:table-cell office:value-type="string" calcext:value-type="string">
            <text:p>PRZYCHODY PRZYSZŁ.OKRESÓW ŚRODKI UNIJNE ZP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454" calcext:value-type="float">
            <text:p>8454</text:p>
          </table:table-cell>
          <table:table-cell office:value-type="string" calcext:value-type="string">
            <text:p>PRZYCHODY PRZYSZŁ.OKRESÓW DOSTOS.UZDROW.DO RT-KUCH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455" calcext:value-type="float">
            <text:p>8455</text:p>
          </table:table-cell>
          <table:table-cell office:value-type="string" calcext:value-type="string">
            <text:p>PRZYCHODY PRZYSZŁ.OKRESÓW REMONT PAW.ZP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456" calcext:value-type="float">
            <text:p>8456</text:p>
          </table:table-cell>
          <table:table-cell office:value-type="string" calcext:value-type="string">
            <text:p>PRZYCHODY PRZYSZŁ.OKRESÓW REM.PAW.ZPL-UE BUDŻ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457" calcext:value-type="float">
            <text:p>8457</text:p>
          </table:table-cell>
          <table:table-cell office:value-type="string" calcext:value-type="string">
            <text:p>PRZYCHODY PRZYSZŁ.OKRESÓW DOSTOS.UZDR.DO RUCHU TURYS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458" calcext:value-type="float">
            <text:p>8458</text:p>
          </table:table-cell>
          <table:table-cell office:value-type="string" calcext:value-type="string">
            <text:p>PRZYCHODY PRZYSZŁ.OKRESÓW DOSTOS.UZDR.DO RUCH.TUR.-UE BUDŻ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459" calcext:value-type="float">
            <text:p>8459</text:p>
          </table:table-cell>
          <table:table-cell office:value-type="string" calcext:value-type="string">
            <text:p>PRZYCHODY PRZYSZŁ.OKRESÓW MODERN.GOSP.CIEPLN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4510" calcext:value-type="float">
            <text:p>84510</text:p>
          </table:table-cell>
          <table:table-cell office:value-type="string" calcext:value-type="string">
            <text:p>PRZYCHODY PRZYSZŁ.OKRESÓW SOLA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4511" calcext:value-type="float">
            <text:p>84511</text:p>
          </table:table-cell>
          <table:table-cell office:value-type="string" calcext:value-type="string">
            <text:p>PRZYCHODY PRZYSZŁ.OKRESÓW STOKROTKA DA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4512" calcext:value-type="float">
            <text:p>84512</text:p>
          </table:table-cell>
          <table:table-cell office:value-type="string" calcext:value-type="string">
            <text:p>PRZYCHODY PRZYSZŁ.OKRESÓW RUROCIĄG SOLANKOW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4513" calcext:value-type="float">
            <text:p>84513</text:p>
          </table:table-cell>
          <table:table-cell office:value-type="string" calcext:value-type="string">
            <text:p>PRZYCHODY PRZYSZŁ.OKRESÓW SYGNALIZACJA P.PO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4514" calcext:value-type="float">
            <text:p>84514</text:p>
          </table:table-cell>
          <table:table-cell office:value-type="string" calcext:value-type="string">
            <text:p>PRZYCHODY PRZYSZŁ.OKRESÓW KOTŁOWNIA CENTRA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4515" calcext:value-type="float">
            <text:p>84515</text:p>
          </table:table-cell>
          <table:table-cell office:value-type="string" calcext:value-type="string">
            <text:p>PRZYCHODY PRZYSZŁ.OKRESÓW TERMOMODERNIZACJA ZPL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4516" calcext:value-type="float">
            <text:p>84516</text:p>
          </table:table-cell>
          <table:table-cell office:value-type="string" calcext:value-type="string">
            <text:p>PRZYCHODY PRZYSZŁ.OKRESÓW MODRZE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4517" calcext:value-type="float">
            <text:p>84517</text:p>
          </table:table-cell>
          <table:table-cell office:value-type="string" calcext:value-type="string">
            <text:p>PRZYCHODY PRZYSZŁ.OKRESÓW MODERN.I AUTOM.CENTR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4518" calcext:value-type="float">
            <text:p>84518</text:p>
          </table:table-cell>
          <table:table-cell office:value-type="string" calcext:value-type="string">
            <text:p>PRZYCHODY PRZYSZŁ.OKRESÓW ZAKUP ŚRODKÓW TRWAŁ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RESÓW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4519" calcext:value-type="float">
            <text:p>84519</text:p>
          </table:table-cell>
          <table:table-cell office:value-type="string" calcext:value-type="string">
            <text:p>PRZYCH.PRZYSZŁYCH UMORZENIE TERMOMODERN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.PRZYSZŁYCH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FUNDUSZ ŚWIADCZEŃ SOCJAL.SALDA Z LAT PORRZEDN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ŚWIADCZEŃ SOCJAL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0001" calcext:value-type="float">
            <text:p>80001</text:p>
          </table:table-cell>
          <table:table-cell office:value-type="string" calcext:value-type="string">
            <text:p>FUNDUSZ ŚWIADCZEŃ SOCJAL.ODPIS PODSTAWOW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ŚWIADCZEŃ SOCJAL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5006" calcext:value-type="float">
            <text:p>85006</text:p>
          </table:table-cell>
          <table:table-cell office:value-type="string" calcext:value-type="string">
            <text:p>FUNDUSZ ŚWIADCZEŃ SOCJAL.POZOSTAŁE ZAPOMOG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ŚWIADCZEŃ SOCJAL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5010" calcext:value-type="float">
            <text:p>85010</text:p>
          </table:table-cell>
          <table:table-cell office:value-type="string" calcext:value-type="string">
            <text:p>FUNDUSZ ŚWIADCZEŃ SOCJAL.ODSETKI OD POŻYCZ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USZ ŚWIADCZEŃ SOCJAL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860 00</text:p>
          </table:table-cell>
          <table:table-cell office:value-type="string" calcext:value-type="string">
            <text:p>WYNIK FINANSOW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YNIK FINANSOWY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01010111" calcext:value-type="float">
            <text:p>701010111</text:p>
          </table:table-cell>
          <table:table-cell office:value-type="string" calcext:value-type="string">
            <text:p>NFZ-SZPITAL REUMATOLOG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SZPITAL REUMATOLOG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01020111" calcext:value-type="float">
            <text:p>701020111</text:p>
          </table:table-cell>
          <table:table-cell office:value-type="string" calcext:value-type="string">
            <text:p>NFZ-SANATORIUM DLA DZIE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SANATORIUM DLA DZIEC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01020211" calcext:value-type="float">
            <text:p>701020211</text:p>
          </table:table-cell>
          <table:table-cell office:value-type="string" calcext:value-type="string">
            <text:p>NFZ-PORADNIA REHAB.DLA DZIE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PORADNIA REHAB.DLA DZIEC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01020221" calcext:value-type="float">
            <text:p>701020221</text:p>
          </table:table-cell>
          <table:table-cell office:value-type="string" calcext:value-type="string">
            <text:p>PEŁNOPŁ.-POR.REHAB.DLA DZIE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-POR.REHAB.DLA DZIEC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01030211" calcext:value-type="float">
            <text:p>701030211</text:p>
          </table:table-cell>
          <table:table-cell office:value-type="string" calcext:value-type="string">
            <text:p>NFZ-SANATORIUM MAGNO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SANATORIUM MAGNOL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01030511" calcext:value-type="float">
            <text:p>701030511</text:p>
          </table:table-cell>
          <table:table-cell office:value-type="string" calcext:value-type="string">
            <text:p>NFZ-SANATORIUM AZA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SANATORIUM AZAL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01030711" calcext:value-type="float">
            <text:p>701030711</text:p>
          </table:table-cell>
          <table:table-cell office:value-type="string" calcext:value-type="string">
            <text:p>NFZ-SANATORIUM LIM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SANATORIUM LIMB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01050111" calcext:value-type="float">
            <text:p>701050111</text:p>
          </table:table-cell>
          <table:table-cell office:value-type="string" calcext:value-type="string">
            <text:p>NFZ-PORADNIA REHABILITACY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PORADNIA REHABILITACYJ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01050211" calcext:value-type="float">
            <text:p>701050211</text:p>
          </table:table-cell>
          <table:table-cell office:value-type="string" calcext:value-type="string">
            <text:p>NFZ-PORADNIA REUMATOLOGI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PORADNIA REUMATOLOGICZ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01050311" calcext:value-type="float">
            <text:p>701050311</text:p>
          </table:table-cell>
          <table:table-cell office:value-type="string" calcext:value-type="string">
            <text:p>NFZ-PORADNIA AMBULATORY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PORADNIA AMBULATORYJ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01050511" calcext:value-type="float">
            <text:p>701050511</text:p>
          </table:table-cell>
          <table:table-cell office:value-type="string" calcext:value-type="string">
            <text:p>NFZ-PORADNIA OTOLARYNGOLOG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PORADNIA OTOLARYNGOLOG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01060321" calcext:value-type="float">
            <text:p>701060321</text:p>
          </table:table-cell>
          <table:table-cell office:value-type="string" calcext:value-type="string">
            <text:p>PEŁNOPŁ.PRACOWNIA SPIROMETR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PRACOWNIA SPIROMETRI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020051022" calcext:value-type="float">
            <text:p>7020051022</text:p>
          </table:table-cell>
          <table:table-cell office:value-type="string" calcext:value-type="string">
            <text:p>PEŁNOPŁ.LABORATORIUM ANALIT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ŁNOPŁ.LABORATORIUM ANALIT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022233013" calcext:value-type="float">
            <text:p>7022233013</text:p>
          </table:table-cell>
          <table:table-cell office:value-type="string" calcext:value-type="string">
            <text:p>SPRZ.USŁ.DLA OBCYCH KUCH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KUCHNI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022235012" calcext:value-type="float">
            <text:p>7022235012</text:p>
          </table:table-cell>
          <table:table-cell office:value-type="string" calcext:value-type="string">
            <text:p>ZWR.PON.KOSZTOW BLOK I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WR.PON.KOSZTOW BLOK III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022251021" calcext:value-type="float">
            <text:p>7022251021</text:p>
          </table:table-cell>
          <table:table-cell office:value-type="string" calcext:value-type="string">
            <text:p>WPŁYWY Z DZIERŻAW DZIERŻAW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ŁYWY Z DZIERŻAW DZIERŻAWCY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022251022" calcext:value-type="float">
            <text:p>7022251022</text:p>
          </table:table-cell>
          <table:table-cell office:value-type="string" calcext:value-type="string">
            <text:p>ZWR.PON.KOSZTÓW DZIERŻAW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WR.PON.KOSZTÓW DZIERŻAWCY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022251023" calcext:value-type="float">
            <text:p>7022251023</text:p>
          </table:table-cell>
          <table:table-cell office:value-type="string" calcext:value-type="string">
            <text:p>SPRZ.USŁ.DLA OBCYCH DZIERŻAW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DZIERŻAWCY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000102" calcext:value-type="float">
            <text:p>5000102</text:p>
          </table:table-cell>
          <table:table-cell office:value-type="string" calcext:value-type="string">
            <text:p>DYŻURY W SZPITAL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ŻURY W SZPITALU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000206" calcext:value-type="float">
            <text:p>5000206</text:p>
          </table:table-cell>
          <table:table-cell office:value-type="string" calcext:value-type="string">
            <text:p>DYZURY STOKRO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ŻURY STOKROTK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000208" calcext:value-type="float">
            <text:p>5000208</text:p>
          </table:table-cell>
          <table:table-cell office:value-type="string" calcext:value-type="string">
            <text:p>FIZJOTERAPIA STOKRO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ZJOTERAPIA STOKROTK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000304" calcext:value-type="float">
            <text:p>5000304</text:p>
          </table:table-cell>
          <table:table-cell office:value-type="string" calcext:value-type="string">
            <text:p>KROK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OKU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000306" calcext:value-type="float">
            <text:p>5000306</text:p>
          </table:table-cell>
          <table:table-cell office:value-type="string" calcext:value-type="string">
            <text:p>JAŚM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ŚM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5000407" calcext:value-type="float">
            <text:p>5000407</text:p>
          </table:table-cell>
          <table:table-cell office:value-type="string" calcext:value-type="string">
            <text:p>JASKINIA S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SKINIA SOLN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5000501" calcext:value-type="float">
            <text:p>5000501</text:p>
          </table:table-cell>
          <table:table-cell office:value-type="string" calcext:value-type="string">
            <text:p>PORADNIA REHABILITACY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ADNIA REHABILITACYJN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000502" calcext:value-type="float">
            <text:p>5000502</text:p>
          </table:table-cell>
          <table:table-cell office:value-type="string" calcext:value-type="string">
            <text:p>PORADNIA REUMATOLOGI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ADNIA REUMATOLOGICZN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000503" calcext:value-type="float">
            <text:p>5000503</text:p>
          </table:table-cell>
          <table:table-cell office:value-type="string" calcext:value-type="string">
            <text:p>PORADNIA AMBULATORY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ADNIA AMBULATORYJN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000504" calcext:value-type="float">
            <text:p>5000504</text:p>
          </table:table-cell>
          <table:table-cell office:value-type="string" calcext:value-type="string">
            <text:p>PORADNIA MEDYCYNY PRA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ADNIA MEDYCYNY PRAC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000505" calcext:value-type="float">
            <text:p>5000505</text:p>
          </table:table-cell>
          <table:table-cell office:value-type="string" calcext:value-type="string">
            <text:p>PORADNIA OTOLARYNGOLOGI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RADNIA OTOLARYNGOLOGICZN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000508" calcext:value-type="float">
            <text:p>5000508</text:p>
          </table:table-cell>
          <table:table-cell office:value-type="string" calcext:value-type="string">
            <text:p>FIZJOTERAPIA AMBULATORY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ZJOTERAPIA AMBULATORYJN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000603" calcext:value-type="float">
            <text:p>5000603</text:p>
          </table:table-cell>
          <table:table-cell office:value-type="string" calcext:value-type="string">
            <text:p>PRACOWNIA SPIROMETR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COWNIA SPIROMETRI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000604" calcext:value-type="float">
            <text:p>5000604</text:p>
          </table:table-cell>
          <table:table-cell office:value-type="string" calcext:value-type="string">
            <text:p>PRACOWNIA OSCYLOMETR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COWNIA OSCYLOMETRI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303000" calcext:value-type="float">
            <text:p>5303000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303100" calcext:value-type="float">
            <text:p>5303100</text:p>
          </table:table-cell>
          <table:table-cell office:value-type="string" calcext:value-type="string">
            <text:p>DZIAŁ FARMACJI SZPITALN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ZIAŁ FARMACJI SZPITALNE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303302" calcext:value-type="float">
            <text:p>5303302</text:p>
          </table:table-cell>
          <table:table-cell office:value-type="string" calcext:value-type="string">
            <text:p>STOŁÓW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ŁÓWK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303601" calcext:value-type="float">
            <text:p>5303601</text:p>
          </table:table-cell>
          <table:table-cell office:value-type="string" calcext:value-type="string">
            <text:p>STACJA UZDATNIANIA WOD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CJA UZDATNIANIA WOD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505104" calcext:value-type="float">
            <text:p>5505104</text:p>
          </table:table-cell>
          <table:table-cell office:value-type="string" calcext:value-type="string">
            <text:p>ZARZĄ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ZĄ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505102" calcext:value-type="float">
            <text:p>5505102</text:p>
          </table:table-cell>
          <table:table-cell office:value-type="string" calcext:value-type="string">
            <text:p>DZIERŻAW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ZIERŻAWC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3303" calcext:value-type="float">
            <text:p>13303</text:p>
          </table:table-cell>
          <table:table-cell office:value-type="string" calcext:value-type="string">
            <text:p>RACH.LOKAT BANKOWYCH LOKATY 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CH.LOKAT BANKOWYCH LOKATY I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0207" calcext:value-type="float">
            <text:p>40207</text:p>
          </table:table-cell>
          <table:table-cell office:value-type="string" calcext:value-type="string">
            <text:p>USŁUGI TRANSPORTOW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SŁUGI TRANSPORTOW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KASA GROTA S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A GROTA SOL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960" calcext:value-type="float">
            <text:p>14960</text:p>
          </table:table-cell>
          <table:table-cell office:value-type="string" calcext:value-type="string">
            <text:p>ŚRODKI PIENIĘŻNE W DRODZE S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PIENIĘŻNE W DRODZE S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701Q21</text:p>
          </table:table-cell>
          <table:table-cell office:value-type="string" calcext:value-type="string">
            <text:p>SPRZ. ZABIEG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 ZABIEG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208" calcext:value-type="float">
            <text:p>40208</text:p>
          </table:table-cell>
          <table:table-cell office:value-type="string" calcext:value-type="string">
            <text:p>POZOSTAŁE USŁUG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ZOSTAŁE USŁUG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010204" calcext:value-type="float">
            <text:p>4010204</text:p>
          </table:table-cell>
          <table:table-cell office:value-type="string" calcext:value-type="string">
            <text:p>POZ.MAT.MED.-BOROWI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Z.MAT.MED.-BOROWIN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0102" calcext:value-type="float">
            <text:p>30102</text:p>
          </table:table-cell>
          <table:table-cell office:value-type="string" calcext:value-type="string">
            <text:p>ROZLICZENIE ZAKUPU OD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ICZENIE ZAKUPU ODNOW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3002" calcext:value-type="float">
            <text:p>33002</text:p>
          </table:table-cell>
          <table:table-cell office:value-type="string" calcext:value-type="string">
            <text:p>MATERIALY W MAGAZ. DO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LY W MAGAZ.DOSI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0103" calcext:value-type="float">
            <text:p>30103</text:p>
          </table:table-cell>
          <table:table-cell office:value-type="string" calcext:value-type="string">
            <text:p>ROZLICZENIE ZAKUPU DO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ICZENIE ZAKUPU DOSIM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01030322" calcext:value-type="float">
            <text:p>701030322</text:p>
          </table:table-cell>
          <table:table-cell office:value-type="string" calcext:value-type="string">
            <text:p>DOPŁATA DO LECZENIA WRZ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PŁ.DO LECZENIA WRZO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0000267" calcext:value-type="float">
            <text:p>20000267</text:p>
          </table:table-cell>
          <table:table-cell office:value-type="string" calcext:value-type="string">
            <text:p>GŁĄB URSZU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ŁĄB URSZU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01030311" calcext:value-type="float">
            <text:p>701030311</text:p>
          </table:table-cell>
          <table:table-cell office:value-type="string" calcext:value-type="string">
            <text:p>NFZ-WRZ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Z- WRZO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201" calcext:value-type="float">
            <text:p>20201</text:p>
          </table:table-cell>
          <table:table-cell office:value-type="string" calcext:value-type="string">
            <text:p>KOREKTY SPRZEDAŻ ZWR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EKTY SPRZEDAŻY ZWROT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6031" calcext:value-type="float">
            <text:p>76031</text:p>
          </table:table-cell>
          <table:table-cell office:value-type="string" calcext:value-type="string">
            <text:p>PRZYCHODY OPERACYJNE PRAKTYKI STUDENCK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OPER.PRAKTYKI STUD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01050521" calcext:value-type="float">
            <text:p>701050521</text:p>
          </table:table-cell>
          <table:table-cell office:value-type="string" calcext:value-type="string">
            <text:p>SPRZED.USŁ. DLA OBC.LARYNGOLO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.USŁ. DLA OBC.LARYNGOLO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303901" calcext:value-type="float">
            <text:p>5303901</text:p>
          </table:table-cell>
          <table:table-cell office:value-type="string" calcext:value-type="string">
            <text:p>BIURO USŁU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IURO USŁU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206" calcext:value-type="float">
            <text:p>40206</text:p>
          </table:table-cell>
          <table:table-cell office:value-type="string" calcext:value-type="string">
            <text:p>USŁUGI POCZTOW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ŁUGI POCZTOW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3024" calcext:value-type="float">
            <text:p>73024</text:p>
          </table:table-cell>
          <table:table-cell office:value-type="string" calcext:value-type="string">
            <text:p>SPRZEDAŻ MON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 MONET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3124" calcext:value-type="float">
            <text:p>73124</text:p>
          </table:table-cell>
          <table:table-cell office:value-type="string" calcext:value-type="string">
            <text:p>WARTOŚ SPRZEDAŻY WG NAB.MONE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TOŚ SPRZEDAŻY WG NAB.MONETY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4022" calcext:value-type="float">
            <text:p>64022</text:p>
          </table:table-cell>
          <table:table-cell office:value-type="string" calcext:value-type="string">
            <text:p>RATA T-MOBI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ICZENIA MIĘDZYOKRESOE KOSZ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5303501" calcext:value-type="float">
            <text:p>5303501</text:p>
          </table:table-cell>
          <table:table-cell office:value-type="string" calcext:value-type="string">
            <text:p>BLOK III UZDROWISKOWA 6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ZAŁALNOŚĆ POMOCNICZ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4027" calcext:value-type="float">
            <text:p>64027</text:p>
          </table:table-cell>
          <table:table-cell office:value-type="string" calcext:value-type="string">
            <text:p>ROZL.MIĘDZ.OKR.KOSZT.PROWIZJA REM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.MIĘDZ.OKR.KOSZ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4012" calcext:value-type="float">
            <text:p>64012</text:p>
          </table:table-cell>
          <table:table-cell office:value-type="string" calcext:value-type="string">
            <text:p><text:s/>ROZL.MIĘDZYOKR.KOSZT CZYNNE - UBEZPIECZE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ROZL.MIĘDZYOKR.KOSZT CZYNNE 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4014" calcext:value-type="float">
            <text:p>64014</text:p>
          </table:table-cell>
          <table:table-cell office:value-type="string" calcext:value-type="string">
            <text:p>ROZL.MIĘDZYOKR.KOSZT CZYNNE - ODPIS NA ZFŚ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.MIĘDZYOKR.KOSZT CZYNNE 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490001" calcext:value-type="float">
            <text:p>2490001</text:p>
          </table:table-cell>
          <table:table-cell office:value-type="string" calcext:value-type="string">
            <text:p>DOPIERALSKA HEL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PIERALSKA HELE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490002" calcext:value-type="float">
            <text:p>2490002</text:p>
          </table:table-cell>
          <table:table-cell office:value-type="string" calcext:value-type="string">
            <text:p>KUBICA STANISŁAW 43-300 BIELSKO-BIAŁA JUTRZEN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BICA STANISŁAW 43-300 BIELS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490003" calcext:value-type="float">
            <text:p>2490003</text:p>
          </table:table-cell>
          <table:table-cell office:value-type="string" calcext:value-type="string">
            <text:p>SUCHA STEFA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CHA STEFAN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2490004" calcext:value-type="float">
            <text:p>2490004</text:p>
          </table:table-cell>
          <table:table-cell office:value-type="string" calcext:value-type="string">
            <text:p>JANUSZEWSKA BARBARA 43-502 CZECHOWICE-DZIEDZICE ŁUKASIEWIC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USZEWSKA BARBARA 43-502 C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490005" calcext:value-type="float">
            <text:p>2490005</text:p>
          </table:table-cell>
          <table:table-cell office:value-type="string" calcext:value-type="string">
            <text:p>RAJWA KRYSTY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JWA KRYST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2490006" calcext:value-type="float">
            <text:p>2490006</text:p>
          </table:table-cell>
          <table:table-cell office:value-type="string" calcext:value-type="string">
            <text:p>STARON LID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RON LID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490007" calcext:value-type="float">
            <text:p>2490007</text:p>
          </table:table-cell>
          <table:table-cell office:value-type="string" calcext:value-type="string">
            <text:p>KLIMZA URSZU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MZA URSZU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490008" calcext:value-type="float">
            <text:p>2490008</text:p>
          </table:table-cell>
          <table:table-cell office:value-type="string" calcext:value-type="string">
            <text:p>KOŁODYŃSKI JANUSZ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ŁODYŃSKI JANUSZ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490009" calcext:value-type="float">
            <text:p>2490009</text:p>
          </table:table-cell>
          <table:table-cell office:value-type="string" calcext:value-type="string">
            <text:p>LALIK DANIE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LIK DANIE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490010" calcext:value-type="float">
            <text:p>2490010</text:p>
          </table:table-cell>
          <table:table-cell office:value-type="string" calcext:value-type="string">
            <text:p>PUDELKO ANIELA 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DELKO ANIELA 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490011" calcext:value-type="float">
            <text:p>2490011</text:p>
          </table:table-cell>
          <table:table-cell office:value-type="string" calcext:value-type="string">
            <text:p>WĘCŁAWEK-KOZIK BARBARA 43-230 GOCZAŁKOWICE-ZDRÓJ ŻEROM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ĘCŁAWEK-KOZIK BARBARA 43-230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2490012" calcext:value-type="float">
            <text:p>2490012</text:p>
          </table:table-cell>
          <table:table-cell office:value-type="string" calcext:value-type="string">
            <text:p>LOSKA KRYSTYNA 43-502 CZECHOWICE-DZIEDZICE PR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SKA KRYSTYNA 43-502 CZECH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490013" calcext:value-type="float">
            <text:p>2490013</text:p>
          </table:table-cell>
          <table:table-cell office:value-type="string" calcext:value-type="string">
            <text:p>ŁYSOŃ JOANNA 43-200 PSZCZYNA ZBOŻ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ŁYSOŃ JOANNA 43-200 PSZCZYNA 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2490014" calcext:value-type="float">
            <text:p>2490014</text:p>
          </table:table-cell>
          <table:table-cell office:value-type="string" calcext:value-type="string">
            <text:p>MACHURA MARIA 43-502 CZECHOWICE-DZIEDZICE PR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CHURA MARIA 43-502 CZECH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490015" calcext:value-type="float">
            <text:p>2490015</text:p>
          </table:table-cell>
          <table:table-cell office:value-type="string" calcext:value-type="string">
            <text:p>MAŃKA EDWARD 43-200 PSZCZYNA <text:s/>NARCYZ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ŃKA EDWARD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2490016" calcext:value-type="float">
            <text:p>2490016</text:p>
          </table:table-cell>
          <table:table-cell office:value-type="string" calcext:value-type="string">
            <text:p>MODZELEWSKA DANUTA 43-200 PSZCZYNA ZIEMOW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DZELEWSKA DANUTA 43-200 PSZ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2490017" calcext:value-type="float">
            <text:p>2490017</text:p>
          </table:table-cell>
          <table:table-cell office:value-type="string" calcext:value-type="string">
            <text:p>STRYCZEK A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YCZEK AN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2490018" calcext:value-type="float">
            <text:p>2490018</text:p>
          </table:table-cell>
          <table:table-cell office:value-type="string" calcext:value-type="string">
            <text:p>CZYLOK HAL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YLOK HALI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2490019" calcext:value-type="float">
            <text:p>2490019</text:p>
          </table:table-cell>
          <table:table-cell office:value-type="string" calcext:value-type="string">
            <text:p>KOMORNICKI GRZEGO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MORNICKI GRZEGOR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490020" calcext:value-type="float">
            <text:p>2490020</text:p>
          </table:table-cell>
          <table:table-cell office:value-type="string" calcext:value-type="string">
            <text:p>CZMAJDUCH MARCEL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MAJDUCH MARCELA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490021" calcext:value-type="float">
            <text:p>2490021</text:p>
          </table:table-cell>
          <table:table-cell office:value-type="string" calcext:value-type="string">
            <text:p>PAŁYZ HALINA 43-200 PSZCZYNA TUWI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ŁYZ HALINA 43-200 PSZCZYNA 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490022" calcext:value-type="float">
            <text:p>2490022</text:p>
          </table:table-cell>
          <table:table-cell office:value-type="string" calcext:value-type="string">
            <text:p>PIECZKA JANINA 43-230 GOCZAŁKOWICE-ZDRÓJ DARW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CZKA JANIN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2490023" calcext:value-type="float">
            <text:p>2490023</text:p>
          </table:table-cell>
          <table:table-cell office:value-type="string" calcext:value-type="string">
            <text:p>KAPIAS ANTON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IAS ANTONI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490024" calcext:value-type="float">
            <text:p>2490024</text:p>
          </table:table-cell>
          <table:table-cell office:value-type="string" calcext:value-type="string">
            <text:p>PISZCZEK IREN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SZCZEK IREN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2490025" calcext:value-type="float">
            <text:p>2490025</text:p>
          </table:table-cell>
          <table:table-cell office:value-type="string" calcext:value-type="string">
            <text:p>ZIOBRO ZOFIA 43-227 MIEDŹNA WIEJ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IOBRO ZOFIA 43-227 MIEDŹNA 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490026" calcext:value-type="float">
            <text:p>2490026</text:p>
          </table:table-cell>
          <table:table-cell office:value-type="string" calcext:value-type="string">
            <text:p>HUDA BERNAD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DA BERNADE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490027" calcext:value-type="float">
            <text:p>2490027</text:p>
          </table:table-cell>
          <table:table-cell office:value-type="string" calcext:value-type="string">
            <text:p>GODZIEK BERNADETA 43-200 PSZCZYNA <text:s/>K.MIAR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DZIEK BERNADETA 43-200 P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490028" calcext:value-type="float">
            <text:p>2490028</text:p>
          </table:table-cell>
          <table:table-cell office:value-type="string" calcext:value-type="string">
            <text:p>STACHOŃ ANNA 43-200 PSZCZYNA B.ŚMIAŁ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CHOŃ ANNA 43-200 PSZCZYNA 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2490029" calcext:value-type="float">
            <text:p>2490029</text:p>
          </table:table-cell>
          <table:table-cell office:value-type="string" calcext:value-type="string">
            <text:p>STEPHAN MARIA 43-230 GOCZAŁKOWICE-ZDRÓJ <text:s/>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PHAN MARI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490030" calcext:value-type="float">
            <text:p>2490030</text:p>
          </table:table-cell>
          <table:table-cell office:value-type="string" calcext:value-type="string">
            <text:p>STOLLER ANNA 43-230 GOCZAŁKOWICE-ZDRÓJ KRÓ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LLER ANN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490031" calcext:value-type="float">
            <text:p>2490031</text:p>
          </table:table-cell>
          <table:table-cell office:value-type="string" calcext:value-type="string">
            <text:p>WOLNY NU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LNY NUME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2490032" calcext:value-type="float">
            <text:p>2490032</text:p>
          </table:table-cell>
          <table:table-cell office:value-type="string" calcext:value-type="string">
            <text:p>WALA BOGUMIŁA 43-200 PSZCZYNA SZNELOWI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A BOGUMIŁ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490033" calcext:value-type="float">
            <text:p>2490033</text:p>
          </table:table-cell>
          <table:table-cell office:value-type="string" calcext:value-type="string">
            <text:p>GAMROT AD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MROT ADA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490034" calcext:value-type="float">
            <text:p>2490034</text:p>
          </table:table-cell>
          <table:table-cell office:value-type="string" calcext:value-type="string">
            <text:p>WAWRZYCZEK EUGENI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WRZYCZEK EUGENIA 43-230 GO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2490035" calcext:value-type="float">
            <text:p>2490035</text:p>
          </table:table-cell>
          <table:table-cell office:value-type="string" calcext:value-type="string">
            <text:p>PISZCZEK ILONA 43-230 GOCZAŁKOWICE-ZDRÓJ <text:s/>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SZCZEK ILON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490036" calcext:value-type="float">
            <text:p>2490036</text:p>
          </table:table-cell>
          <table:table-cell office:value-type="string" calcext:value-type="string">
            <text:p>KUBINA LID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BINA LID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2490037" calcext:value-type="float">
            <text:p>2490037</text:p>
          </table:table-cell>
          <table:table-cell office:value-type="string" calcext:value-type="string">
            <text:p>WALICZEK JÓZEF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ICZEK JÓZEF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2490038" calcext:value-type="float">
            <text:p>2490038</text:p>
          </table:table-cell>
          <table:table-cell office:value-type="string" calcext:value-type="string">
            <text:p>ŻYŁA MARIANNA 43-230 GOCZAŁKOWICE-ZDRÓJ KRZYŻ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YŁA MARIANN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490039" calcext:value-type="float">
            <text:p>2490039</text:p>
          </table:table-cell>
          <table:table-cell office:value-type="string" calcext:value-type="string">
            <text:p>BURCZYK HENRYK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CZYK HENRYK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490040" calcext:value-type="float">
            <text:p>2490040</text:p>
          </table:table-cell>
          <table:table-cell office:value-type="string" calcext:value-type="string">
            <text:p>KOKOT KAZIMIE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KOT KAZIMIER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490041" calcext:value-type="float">
            <text:p>2490041</text:p>
          </table:table-cell>
          <table:table-cell office:value-type="string" calcext:value-type="string">
            <text:p>GLOMB LUC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MB LUCJ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2490042" calcext:value-type="float">
            <text:p>2490042</text:p>
          </table:table-cell>
          <table:table-cell office:value-type="string" calcext:value-type="string">
            <text:p>STAJGLI LEOKAD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JGLI LEOKAD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490043" calcext:value-type="float">
            <text:p>2490043</text:p>
          </table:table-cell>
          <table:table-cell office:value-type="string" calcext:value-type="string">
            <text:p>KASZOK JADWI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ZOK JADWIG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2490044" calcext:value-type="float">
            <text:p>2490044</text:p>
          </table:table-cell>
          <table:table-cell office:value-type="string" calcext:value-type="string">
            <text:p>DZIUBEK ANNA <text:s/>43-230 GOCZAŁKOWICE-ZDRÓJ <text:s/>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ZIUBEK ANNA <text:s/>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2490045" calcext:value-type="float">
            <text:p>2490045</text:p>
          </table:table-cell>
          <table:table-cell office:value-type="string" calcext:value-type="string">
            <text:p>NOWY ANIE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Y ANIE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2490046" calcext:value-type="float">
            <text:p>2490046</text:p>
          </table:table-cell>
          <table:table-cell office:value-type="string" calcext:value-type="string">
            <text:p>FUDALA JERZY 43-100 TYCHY AL..NIEPODLEGŁOŚ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DALA JERZY 43-100 TYCHY AL.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2490047" calcext:value-type="float">
            <text:p>2490047</text:p>
          </table:table-cell>
          <table:table-cell office:value-type="string" calcext:value-type="string">
            <text:p>CZYŻ MAR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YŻ MAR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2490048" calcext:value-type="float">
            <text:p>2490048</text:p>
          </table:table-cell>
          <table:table-cell office:value-type="string" calcext:value-type="string">
            <text:p>WŁODEK-JACHEĆ GRAŻYN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ŁODEK-JACHEĆ GRAŻYNA 43-230 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490049" calcext:value-type="float">
            <text:p>2490049</text:p>
          </table:table-cell>
          <table:table-cell office:value-type="string" calcext:value-type="string">
            <text:p>GORZELA RENATA 43-230 GOCZAŁKOWICE-ZDRÓJ <text:s/>MELIORACY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RZELA RENAT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490050" calcext:value-type="float">
            <text:p>2490050</text:p>
          </table:table-cell>
          <table:table-cell office:value-type="string" calcext:value-type="string">
            <text:p>BRANDYS IRENA <text:s/>43-100 TYCHY EDUKACJ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NDYS IRENA <text:s/>43-100 TYCHY E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490051" calcext:value-type="float">
            <text:p>2490051</text:p>
          </table:table-cell>
          <table:table-cell office:value-type="string" calcext:value-type="string">
            <text:p>BADURA ILONA <text:s text:c="2"/>43-520 CHYBIE <text:s/>BIENIOWIE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DURA ILONA <text:s text:c="2"/>43-520 CHYB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2490052" calcext:value-type="float">
            <text:p>2490052</text:p>
          </table:table-cell>
          <table:table-cell office:value-type="string" calcext:value-type="string">
            <text:p>WYROBEK BRONISŁA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YROBEK BRONISŁA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490053" calcext:value-type="float">
            <text:p>2490053</text:p>
          </table:table-cell>
          <table:table-cell office:value-type="string" calcext:value-type="string">
            <text:p>GORZYNIK MARIANNA 43-502 CZECHOWICE-DZIEDZICE MICHAŁO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RZYNIK MARIANNA 43-502 CZEC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490054" calcext:value-type="float">
            <text:p>2490054</text:p>
          </table:table-cell>
          <table:table-cell office:value-type="string" calcext:value-type="string">
            <text:p>KLIMA BARBARA 43-200 PSZCZYNA <text:s/>KOŚCIUSZ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MA BARBAR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2490055" calcext:value-type="float">
            <text:p>2490055</text:p>
          </table:table-cell>
          <table:table-cell office:value-type="string" calcext:value-type="string">
            <text:p>PIASECKA IR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ASECKA IRE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490056" calcext:value-type="float">
            <text:p>2490056</text:p>
          </table:table-cell>
          <table:table-cell office:value-type="string" calcext:value-type="string">
            <text:p>KRZUS WIESŁAWA 43-200 PSZCZYNA SŁOWAC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ZUS WIESŁAW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2490057" calcext:value-type="float">
            <text:p>2490057</text:p>
          </table:table-cell>
          <table:table-cell office:value-type="string" calcext:value-type="string">
            <text:p>STAROŃ LIDIA - POŻ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ROŃ LIDIA - POŻ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490058" calcext:value-type="float">
            <text:p>2490058</text:p>
          </table:table-cell>
          <table:table-cell office:value-type="string" calcext:value-type="string">
            <text:p>LESIK DANUTA <text:s/>43-230 GOCZAŁKOWICE-ZDRÓJ <text:s/>KORFANT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SIK DANUTA <text:s/>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490059" calcext:value-type="float">
            <text:p>2490059</text:p>
          </table:table-cell>
          <table:table-cell office:value-type="string" calcext:value-type="string">
            <text:p>MICHNA KRYSTYNA 43-100 TYCHY AL..NIEPODLEGŁOŚ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HNA KRYSTYNA 43-100 TYCHY 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490060" calcext:value-type="float">
            <text:p>2490060</text:p>
          </table:table-cell>
          <table:table-cell office:value-type="string" calcext:value-type="string">
            <text:p>MIKULEC MAŁGORZATA 43-230 GOCZAŁKOWICE-ZDRÓJ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KULEC MAŁGORZATA 43-230 GO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490061" calcext:value-type="float">
            <text:p>2490061</text:p>
          </table:table-cell>
          <table:table-cell office:value-type="string" calcext:value-type="string">
            <text:p>SOJKA MAŁGORZ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JKA MAŁGORZA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490062" calcext:value-type="float">
            <text:p>2490062</text:p>
          </table:table-cell>
          <table:table-cell office:value-type="string" calcext:value-type="string">
            <text:p>PIPANS ILONA <text:s/>43-230 GOCZAŁKOWICE-ZDRÓJ WIOSE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PANS ILONA <text:s/>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2490063" calcext:value-type="float">
            <text:p>2490063</text:p>
          </table:table-cell>
          <table:table-cell office:value-type="string" calcext:value-type="string">
            <text:p>MACHALICA JADWI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CHALICA JADWIG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490064" calcext:value-type="float">
            <text:p>2490064</text:p>
          </table:table-cell>
          <table:table-cell office:value-type="string" calcext:value-type="string">
            <text:p>PUDEŁKO ANIE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DEŁKO ANIE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2490065" calcext:value-type="float">
            <text:p>2490065</text:p>
          </table:table-cell>
          <table:table-cell office:value-type="string" calcext:value-type="string">
            <text:p>STRZEMIECKA A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ZEMIECKA AN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490066" calcext:value-type="float">
            <text:p>2490066</text:p>
          </table:table-cell>
          <table:table-cell office:value-type="string" calcext:value-type="string">
            <text:p>GŁOMB ŁUC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ŁOMB ŁUCJ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2490067" calcext:value-type="float">
            <text:p>2490067</text:p>
          </table:table-cell>
          <table:table-cell office:value-type="string" calcext:value-type="string">
            <text:p>SPEK EW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K EWA 43-230 GOCZAŁKOWICE-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490068" calcext:value-type="float">
            <text:p>2490068</text:p>
          </table:table-cell>
          <table:table-cell office:value-type="string" calcext:value-type="string">
            <text:p>STASZEWSKA MARI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SZEWSKA MARI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490069" calcext:value-type="float">
            <text:p>2490069</text:p>
          </table:table-cell>
          <table:table-cell office:value-type="string" calcext:value-type="string">
            <text:p>SZOJDA JOLANTA 43-100 TYCHY ELF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OJDA JOLANTA 43-100 TYCHY E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490070" calcext:value-type="float">
            <text:p>2490070</text:p>
          </table:table-cell>
          <table:table-cell office:value-type="string" calcext:value-type="string">
            <text:p>WALA BARBARA 43-215 JANKOWICE GRAB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A BARBARA 43-215 JAN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490071" calcext:value-type="float">
            <text:p>2490071</text:p>
          </table:table-cell>
          <table:table-cell office:value-type="string" calcext:value-type="string">
            <text:p>WOJTYŁA CECYLIA 43-200 PSZCZYNA ŁOKIE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JTYŁA CECYLIA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490072" calcext:value-type="float">
            <text:p>2490072</text:p>
          </table:table-cell>
          <table:table-cell office:value-type="string" calcext:value-type="string">
            <text:p>ŻEMŁA KAZIMIERA 43-230 GOCZAŁKOWICE-ZDRÓJ KRZYŻ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EMŁA KAZIMIER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2490073" calcext:value-type="float">
            <text:p>2490073</text:p>
          </table:table-cell>
          <table:table-cell office:value-type="string" calcext:value-type="string">
            <text:p>CZYŻ BARBAR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YŻ BARBAR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490074" calcext:value-type="float">
            <text:p>2490074</text:p>
          </table:table-cell>
          <table:table-cell office:value-type="string" calcext:value-type="string">
            <text:p>MIKA BEATA 43-200 PSZCZYNA K.ODNOWICIE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KA BEATA 43-200 PSZCZYNA K.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490075" calcext:value-type="float">
            <text:p>2490075</text:p>
          </table:table-cell>
          <table:table-cell office:value-type="string" calcext:value-type="string">
            <text:p>SZWEDA IRENA 43-230 GOCZAŁKOWICE-ZDRÓJ PAR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WEDA IREN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490076" calcext:value-type="float">
            <text:p>2490076</text:p>
          </table:table-cell>
          <table:table-cell office:value-type="string" calcext:value-type="string">
            <text:p>WAJS GABRIELA 43-200 PSZCZYNA MIELĘC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JS GABRIEL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490077" calcext:value-type="float">
            <text:p>2490077</text:p>
          </table:table-cell>
          <table:table-cell office:value-type="string" calcext:value-type="string">
            <text:p>ŻYŁA JÓZEFINA 43-230 GOCZAŁKOWICE-ZDRÓJ KRZYŻ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YŁA JÓZEFIN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490078" calcext:value-type="float">
            <text:p>2490078</text:p>
          </table:table-cell>
          <table:table-cell office:value-type="string" calcext:value-type="string">
            <text:p>GAJDA BOGUMIŁA 43-230 GOCZAŁKOWICE-ZDRÓJ WIŚ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JDA BOGUMIŁ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490080" calcext:value-type="float">
            <text:p>2490080</text:p>
          </table:table-cell>
          <table:table-cell office:value-type="string" calcext:value-type="string">
            <text:p>SIKORA MAR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KORA MAR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490081" calcext:value-type="float">
            <text:p>2490081</text:p>
          </table:table-cell>
          <table:table-cell office:value-type="string" calcext:value-type="string">
            <text:p>BANASIK ANDRZEJ 43-200 PSZCZYNA KAT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ASIK ANDRZEJ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490082" calcext:value-type="float">
            <text:p>2490082</text:p>
          </table:table-cell>
          <table:table-cell office:value-type="string" calcext:value-type="string">
            <text:p>WRZESZCZ-GRZESIK GERTRU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ZESZCZ-GRZESIK GERTRUD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490083" calcext:value-type="float">
            <text:p>2490083</text:p>
          </table:table-cell>
          <table:table-cell office:value-type="string" calcext:value-type="string">
            <text:p>RYŚ ANIE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YŚ ANIE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490084" calcext:value-type="float">
            <text:p>2490084</text:p>
          </table:table-cell>
          <table:table-cell office:value-type="string" calcext:value-type="string">
            <text:p>CZYŻ KAZIMIERA 43-502 CZECHOWICE-DZIEDZICE PARTYZANT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YŻ KAZIMIERA 43-502 CZECH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490085" calcext:value-type="float">
            <text:p>2490085</text:p>
          </table:table-cell>
          <table:table-cell office:value-type="string" calcext:value-type="string">
            <text:p>KOZUBEK CECY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UBEK CECYL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2490086" calcext:value-type="float">
            <text:p>2490086</text:p>
          </table:table-cell>
          <table:table-cell office:value-type="string" calcext:value-type="string">
            <text:p>SIKORA J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KORA JA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2490087" calcext:value-type="float">
            <text:p>2490087</text:p>
          </table:table-cell>
          <table:table-cell office:value-type="string" calcext:value-type="string">
            <text:p>LUBECKA ANIE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BECKA ANIE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490088" calcext:value-type="float">
            <text:p>2490088</text:p>
          </table:table-cell>
          <table:table-cell office:value-type="string" calcext:value-type="string">
            <text:p>GASZCZYK LIDI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SZCZYK LIDI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490089" calcext:value-type="float">
            <text:p>2490089</text:p>
          </table:table-cell>
          <table:table-cell office:value-type="string" calcext:value-type="string">
            <text:p>SIKORA KRYSTYNA EMERY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KORA KRYSTYNA EMERY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490090" calcext:value-type="float">
            <text:p>2490090</text:p>
          </table:table-cell>
          <table:table-cell office:value-type="string" calcext:value-type="string">
            <text:p>SMOLORZ ŁUC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MOLORZ ŁUCJ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2490091" calcext:value-type="float">
            <text:p>2490091</text:p>
          </table:table-cell>
          <table:table-cell office:value-type="string" calcext:value-type="string">
            <text:p>JACEK DOROTA 43-230 GOCZAŁKOWICE-ZDRÓJ WIOSE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CEK DOROT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490092" calcext:value-type="float">
            <text:p>2490092</text:p>
          </table:table-cell>
          <table:table-cell office:value-type="string" calcext:value-type="string">
            <text:p>KUDALA STEFA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DALA STEFAN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490093" calcext:value-type="float">
            <text:p>2490093</text:p>
          </table:table-cell>
          <table:table-cell office:value-type="string" calcext:value-type="string">
            <text:p>JANIK JADWI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IK JADWIG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490094" calcext:value-type="float">
            <text:p>2490094</text:p>
          </table:table-cell>
          <table:table-cell office:value-type="string" calcext:value-type="string">
            <text:p>SKRZYPCZYK MAŁGORZ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RZYPCZYK MAŁGORZA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490095" calcext:value-type="float">
            <text:p>2490095</text:p>
          </table:table-cell>
          <table:table-cell office:value-type="string" calcext:value-type="string">
            <text:p>MARCHACZ MAŁGORZATA GOCZAŁKOW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CHACZ MAŁGORZATA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490096" calcext:value-type="float">
            <text:p>2490096</text:p>
          </table:table-cell>
          <table:table-cell office:value-type="string" calcext:value-type="string">
            <text:p>BAŁKAŃSKA-SABLIK KALICZKA 43-230 GOCZAŁKOWICE-ZDRÓJ P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ŁKAŃSKA-SABLIK KALICZKA 43-2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2490097" calcext:value-type="float">
            <text:p>2490097</text:p>
          </table:table-cell>
          <table:table-cell office:value-type="string" calcext:value-type="string">
            <text:p>JAKUBOWSKA KRYSTYNA 43-100 TYCHY BRONISŁAW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KUBOWSKA KRYSTYNA 43-100 TY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2490098" calcext:value-type="float">
            <text:p>2490098</text:p>
          </table:table-cell>
          <table:table-cell office:value-type="string" calcext:value-type="string">
            <text:p>KRYWULT JOLANTA 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YWULT JOLANTA 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490099" calcext:value-type="float">
            <text:p>2490099</text:p>
          </table:table-cell>
          <table:table-cell office:value-type="string" calcext:value-type="string">
            <text:p>KOŁODYŃSKA DANIEL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ŁODYŃSKA DANIELA 43-230 GO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490100" calcext:value-type="float">
            <text:p>2490100</text:p>
          </table:table-cell>
          <table:table-cell office:value-type="string" calcext:value-type="string">
            <text:p>SZCZĘSNY CZESŁA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CZĘSNY CZESŁA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490101" calcext:value-type="float">
            <text:p>2490101</text:p>
          </table:table-cell>
          <table:table-cell office:value-type="string" calcext:value-type="string">
            <text:p>KRZESZOWIAK TERESA 43-310 BIELSKO-BIAŁA GLEB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ZESZOWIAK TERESA 43-310 BIE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490102" calcext:value-type="float">
            <text:p>2490102</text:p>
          </table:table-cell>
          <table:table-cell office:value-type="string" calcext:value-type="string">
            <text:p>KUMOREK MAREK 43-200 PSZCZYNA K.WIEL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MOREK MAREK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490103" calcext:value-type="float">
            <text:p>2490103</text:p>
          </table:table-cell>
          <table:table-cell office:value-type="string" calcext:value-type="string">
            <text:p>SIKORA JAN 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KORA JAN 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490104" calcext:value-type="float">
            <text:p>2490104</text:p>
          </table:table-cell>
          <table:table-cell office:value-type="string" calcext:value-type="string">
            <text:p>NOWICKI LESŁAW 43-230 GOCZAŁKOWICE-ZDRÓJ WIŚ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ICKI LESŁAW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490105" calcext:value-type="float">
            <text:p>2490105</text:p>
          </table:table-cell>
          <table:table-cell office:value-type="string" calcext:value-type="string">
            <text:p>BIELA TADEUSZ 43-200 PSZCZYNA RUB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ELA TADEUSZ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490106" calcext:value-type="float">
            <text:p>2490106</text:p>
          </table:table-cell>
          <table:table-cell office:value-type="string" calcext:value-type="string">
            <text:p>PIĆ JANUSZ 43-430 SKOCZÓW G.MORC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Ć JANUSZ 43-430 SKOCZÓW G.M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490107" calcext:value-type="float">
            <text:p>2490107</text:p>
          </table:table-cell>
          <table:table-cell office:value-type="string" calcext:value-type="string">
            <text:p>GMUR ALEKSANDER 43-200 PSZCZYNA K.WIEL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MUR ALEKSANDER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490108" calcext:value-type="float">
            <text:p>2490108</text:p>
          </table:table-cell>
          <table:table-cell office:value-type="string" calcext:value-type="string">
            <text:p>NOWAK-GABRIELA 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AK-GABRIELA 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490109" calcext:value-type="float">
            <text:p>2490109</text:p>
          </table:table-cell>
          <table:table-cell office:value-type="string" calcext:value-type="string">
            <text:p>ROSMUS-KUCZIA IRENA 43-200 PSZCZYNA KOCH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SMUS-KUCZIA IRENA 43-200 P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490110" calcext:value-type="float">
            <text:p>2490110</text:p>
          </table:table-cell>
          <table:table-cell office:value-type="string" calcext:value-type="string">
            <text:p>HAŁAS STEFA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ŁAS STEFAN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2490111" calcext:value-type="float">
            <text:p>2490111</text:p>
          </table:table-cell>
          <table:table-cell office:value-type="string" calcext:value-type="string">
            <text:p>JEDYNAK TOMAS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YNAK TOMA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2490112" calcext:value-type="float">
            <text:p>2490112</text:p>
          </table:table-cell>
          <table:table-cell office:value-type="string" calcext:value-type="string">
            <text:p>HAJDUK KATARZY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JDUK KATAR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2490113" calcext:value-type="float">
            <text:p>2490113</text:p>
          </table:table-cell>
          <table:table-cell office:value-type="string" calcext:value-type="string">
            <text:p>KUSIŁOWICZ JOLAN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SIŁOWICZ JOLAN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490114" calcext:value-type="float">
            <text:p>2490114</text:p>
          </table:table-cell>
          <table:table-cell office:value-type="string" calcext:value-type="string">
            <text:p>JANIK RENATA 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IK RENATA 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490115" calcext:value-type="float">
            <text:p>2490115</text:p>
          </table:table-cell>
          <table:table-cell office:value-type="string" calcext:value-type="string">
            <text:p>GOSZCZ ALEKSAND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SZCZ ALEKSANDR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490116" calcext:value-type="float">
            <text:p>2490116</text:p>
          </table:table-cell>
          <table:table-cell office:value-type="string" calcext:value-type="string">
            <text:p>IWANOWSKA CZESŁA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WANOWSKA CZESŁA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490117" calcext:value-type="float">
            <text:p>2490117</text:p>
          </table:table-cell>
          <table:table-cell office:value-type="string" calcext:value-type="string">
            <text:p>NOWAK JOLAN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AK JOLAN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490118" calcext:value-type="float">
            <text:p>2490118</text:p>
          </table:table-cell>
          <table:table-cell office:value-type="string" calcext:value-type="string">
            <text:p>KŁODA ANI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ŁODA ANI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490119" calcext:value-type="float">
            <text:p>2490119</text:p>
          </table:table-cell>
          <table:table-cell office:value-type="string" calcext:value-type="string">
            <text:p>KUBICA URSZULA 43-200 PSZCZYNA ZŁOCIEN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BICA URSZUL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490120" calcext:value-type="float">
            <text:p>2490120</text:p>
          </table:table-cell>
          <table:table-cell office:value-type="string" calcext:value-type="string">
            <text:p>POPENDA IRENA 43-230 GOCZAŁKOWICE-ZDRÓJ ŻEROM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PENDA IREN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490121" calcext:value-type="float">
            <text:p>2490121</text:p>
          </table:table-cell>
          <table:table-cell office:value-type="string" calcext:value-type="string">
            <text:p>ZIOBRO ZOFIA 43-227 MIEDŹNA WIEJ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IOBRO ZOFIA 43-227 MIEDŹNA 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2490122" calcext:value-type="float">
            <text:p>2490122</text:p>
          </table:table-cell>
          <table:table-cell office:value-type="string" calcext:value-type="string">
            <text:p>LIPTAK ILONA 32-620 BRZESZCZE NARUTO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PTAK ILONA 32-620 BRZESZC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490123" calcext:value-type="float">
            <text:p>2490123</text:p>
          </table:table-cell>
          <table:table-cell office:value-type="string" calcext:value-type="string">
            <text:p>DARGAS IWONA 43-502 CZECHOWICE-DZIEDZICE WĘGL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RGAS IWONA 43-502 CZECH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490124" calcext:value-type="float">
            <text:p>2490124</text:p>
          </table:table-cell>
          <table:table-cell office:value-type="string" calcext:value-type="string">
            <text:p>DROBEK MAGORZATA 43-502 CZECHOWICE-DZIEDZICE RZE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OBEK MAGORZATA 43-502 CZECH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490125" calcext:value-type="float">
            <text:p>2490125</text:p>
          </table:table-cell>
          <table:table-cell office:value-type="string" calcext:value-type="string">
            <text:p>BRODA BOGUMIŁA 43-200 PSZCZYNA WSYPIAŃ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DA BOGUMIŁ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2490126" calcext:value-type="float">
            <text:p>2490126</text:p>
          </table:table-cell>
          <table:table-cell office:value-type="string" calcext:value-type="string">
            <text:p>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490127" calcext:value-type="float">
            <text:p>2490127</text:p>
          </table:table-cell>
          <table:table-cell office:value-type="string" calcext:value-type="string">
            <text:p>GŁOGOWSKA HALINA 43-200 PSZCZYNA B.ŚMIAŁ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ŁOGOWSKA HALINA 43-200 PSZCZ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2490128" calcext:value-type="float">
            <text:p>2490128</text:p>
          </table:table-cell>
          <table:table-cell office:value-type="string" calcext:value-type="string">
            <text:p>GNIADEK HALINA 43-502 CZECHOWICE-DZIEDZICE ŹRÓDLA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NIADEK HALINA 43-502 CZECH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490129" calcext:value-type="float">
            <text:p>2490129</text:p>
          </table:table-cell>
          <table:table-cell office:value-type="string" calcext:value-type="string">
            <text:p>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490130" calcext:value-type="float">
            <text:p>2490130</text:p>
          </table:table-cell>
          <table:table-cell office:value-type="string" calcext:value-type="string">
            <text:p>JABŁOŃSKA EWA 43-300 BIELSKO-BIAŁA STERN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BŁOŃSKA EWA 43-300 BIELSKO-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490131" calcext:value-type="float">
            <text:p>2490131</text:p>
          </table:table-cell>
          <table:table-cell office:value-type="string" calcext:value-type="string">
            <text:p>KMIECIK DANUTA 43-211 PIASEK KAT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MIECIK DANUTA 43-211 PIASEK 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490132" calcext:value-type="float">
            <text:p>2490132</text:p>
          </table:table-cell>
          <table:table-cell office:value-type="string" calcext:value-type="string">
            <text:p>CZARNIECKA BRONISŁA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ARNIECKA BRONISŁA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490133" calcext:value-type="float">
            <text:p>2490133</text:p>
          </table:table-cell>
          <table:table-cell office:value-type="string" calcext:value-type="string">
            <text:p>SKOWRON PIOTR 43-200 PSZCZYNA KS.BP.H.BEDNOR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OWRON PIOTR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2490134" calcext:value-type="float">
            <text:p>2490134</text:p>
          </table:table-cell>
          <table:table-cell office:value-type="string" calcext:value-type="string">
            <text:p>KWOLEK GERTRUDA 43-230 GOCZAŁKOWICE-ZDRÓJ KOLEJ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OLEK GERTRUD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490135" calcext:value-type="float">
            <text:p>2490135</text:p>
          </table:table-cell>
          <table:table-cell office:value-type="string" calcext:value-type="string">
            <text:p>KAPIAS GABRIELA 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IAS GABRIELA 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2490136" calcext:value-type="float">
            <text:p>2490136</text:p>
          </table:table-cell>
          <table:table-cell office:value-type="string" calcext:value-type="string">
            <text:p>ŁAPKO KRYSTYNA 43-200 PSZCZYNA BOGEDA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ŁAPKO KRYSTYN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490137" calcext:value-type="float">
            <text:p>2490137</text:p>
          </table:table-cell>
          <table:table-cell office:value-type="string" calcext:value-type="string">
            <text:p>ŁUKASIK MAŁGORZATA 43-502 CZECHOWICE-DZIEDZICE JAGIELLO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ŁUKASIK MAŁGORZATA 43-502 CZE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490138" calcext:value-type="float">
            <text:p>2490138</text:p>
          </table:table-cell>
          <table:table-cell office:value-type="string" calcext:value-type="string">
            <text:p>MAMOK - GOINDA ELŻBIET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MOK - GOINDA ELŻBIETA 43-230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2490139" calcext:value-type="float">
            <text:p>2490139</text:p>
          </table:table-cell>
          <table:table-cell office:value-type="string" calcext:value-type="string">
            <text:p>DWORNIK RYSZARD 43-200 PSZCZYNA KAT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WORNIK RYSZARD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490140" calcext:value-type="float">
            <text:p>2490140</text:p>
          </table:table-cell>
          <table:table-cell office:value-type="string" calcext:value-type="string">
            <text:p>KRÓL ŁUCJA 43-230 GOCZAŁKOWICE-ZDRÓJ DARWINA 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ÓL ŁUCJA 43-230 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490141" calcext:value-type="float">
            <text:p>2490141</text:p>
          </table:table-cell>
          <table:table-cell office:value-type="string" calcext:value-type="string">
            <text:p>MATONOG RENAT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ONOG RENAT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2490142" calcext:value-type="float">
            <text:p>2490142</text:p>
          </table:table-cell>
          <table:table-cell office:value-type="string" calcext:value-type="string">
            <text:p>GRYKSA RENAT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YKSA RENAT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2490143" calcext:value-type="float">
            <text:p>2490143</text:p>
          </table:table-cell>
          <table:table-cell office:value-type="string" calcext:value-type="string">
            <text:p>PRUSEK ELŻBIETA 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USEK ELŻBIETA 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2490144" calcext:value-type="float">
            <text:p>2490144</text:p>
          </table:table-cell>
          <table:table-cell office:value-type="string" calcext:value-type="string">
            <text:p>SUCHY PAWEŁ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CHY PAWE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490145" calcext:value-type="float">
            <text:p>2490145</text:p>
          </table:table-cell>
          <table:table-cell office:value-type="string" calcext:value-type="string">
            <text:p>MŁODZIK BARBAR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ŁODZIK BARBAR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2490146" calcext:value-type="float">
            <text:p>2490146</text:p>
          </table:table-cell>
          <table:table-cell office:value-type="string" calcext:value-type="string">
            <text:p>MŁODZIK JANUSZ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ŁODZIK JANUSZ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2490147" calcext:value-type="float">
            <text:p>2490147</text:p>
          </table:table-cell>
          <table:table-cell office:value-type="string" calcext:value-type="string">
            <text:p>NACHAJSKA-WICHER JADWIGA 43-200 PSZCZYNA TULIPAN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CHAJSKA-WICHER JADWIGA 43-20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2490148" calcext:value-type="float">
            <text:p>2490148</text:p>
          </table:table-cell>
          <table:table-cell office:value-type="string" calcext:value-type="string">
            <text:p>ULMAN MAR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LMAN MAR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490149" calcext:value-type="float">
            <text:p>2490149</text:p>
          </table:table-cell>
          <table:table-cell office:value-type="string" calcext:value-type="string">
            <text:p>GOGOL JOLAN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GOL JOLAN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490150" calcext:value-type="float">
            <text:p>2490150</text:p>
          </table:table-cell>
          <table:table-cell office:value-type="string" calcext:value-type="string">
            <text:p>WIĘCEK ARKADIUS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ĘCEK ARKADIU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2490151" calcext:value-type="float">
            <text:p>2490151</text:p>
          </table:table-cell>
          <table:table-cell office:value-type="string" calcext:value-type="string">
            <text:p>URDZOŃ ROZAL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DZOŃ ROZAL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490152" calcext:value-type="float">
            <text:p>2490152</text:p>
          </table:table-cell>
          <table:table-cell office:value-type="string" calcext:value-type="string">
            <text:p>NYCZ JADWIGA 43-230 GOCZAŁKOWICE-ZDRÓJ POWSTAŃCÓW ŚLĄSK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YCZ JADWIG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490153" calcext:value-type="float">
            <text:p>2490153</text:p>
          </table:table-cell>
          <table:table-cell office:value-type="string" calcext:value-type="string">
            <text:p>OLEKSYK EMILIA 43-200 PSZCZYNA STASZI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EKSYK EMILI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490154" calcext:value-type="float">
            <text:p>2490154</text:p>
          </table:table-cell>
          <table:table-cell office:value-type="string" calcext:value-type="string">
            <text:p>KANIK TOMAS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IK TOMA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490155" calcext:value-type="float">
            <text:p>2490155</text:p>
          </table:table-cell>
          <table:table-cell office:value-type="string" calcext:value-type="string">
            <text:p>PAJĄK BOGDAN 23-210 KRAŚNIK MŁODOŚ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JĄK BOGDAN 23-210 KRAŚNIK M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490156" calcext:value-type="float">
            <text:p>2490156</text:p>
          </table:table-cell>
          <table:table-cell office:value-type="string" calcext:value-type="string">
            <text:p>PAJĄK ELŻBIET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JĄK ELŻBIET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490157" calcext:value-type="float">
            <text:p>2490157</text:p>
          </table:table-cell>
          <table:table-cell office:value-type="string" calcext:value-type="string">
            <text:p>MIKA RAFAŁ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KA RAF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2490158" calcext:value-type="float">
            <text:p>2490158</text:p>
          </table:table-cell>
          <table:table-cell office:value-type="string" calcext:value-type="string">
            <text:p>MARCHACZ JANUS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CHACZ JANU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490159" calcext:value-type="float">
            <text:p>2490159</text:p>
          </table:table-cell>
          <table:table-cell office:value-type="string" calcext:value-type="string">
            <text:p>KOPEĆ E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PEĆ E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490160" calcext:value-type="float">
            <text:p>2490160</text:p>
          </table:table-cell>
          <table:table-cell office:value-type="string" calcext:value-type="string">
            <text:p>POLOK TERESA 43-230 GOCZAŁKOWICE-ZDRÓJ RZEMIEŚLN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OK TERES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2490161" calcext:value-type="float">
            <text:p>2490161</text:p>
          </table:table-cell>
          <table:table-cell office:value-type="string" calcext:value-type="string">
            <text:p>PRYSZCZ MAŁGORZ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YSZCZ MAŁGORZA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490162" calcext:value-type="float">
            <text:p>2490162</text:p>
          </table:table-cell>
          <table:table-cell office:value-type="string" calcext:value-type="string">
            <text:p>KONOR MAREK 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OR MAREK 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2490163" calcext:value-type="float">
            <text:p>2490163</text:p>
          </table:table-cell>
          <table:table-cell office:value-type="string" calcext:value-type="string">
            <text:p>RETEK KRYSTYN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TEK KRYSTYN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2490164" calcext:value-type="float">
            <text:p>2490164</text:p>
          </table:table-cell>
          <table:table-cell office:value-type="string" calcext:value-type="string">
            <text:p>URDZOŃ ANNA 43-230 GOCZAŁKOWICE-ZDRÓJ SOŁE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DZOŃ ANN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490165" calcext:value-type="float">
            <text:p>2490165</text:p>
          </table:table-cell>
          <table:table-cell office:value-type="string" calcext:value-type="string">
            <text:p>STANIA HALINA 43-200 PSZCZYNA B.ŚMIAŁ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IA HALIN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2490166" calcext:value-type="float">
            <text:p>2490166</text:p>
          </table:table-cell>
          <table:table-cell office:value-type="string" calcext:value-type="string">
            <text:p>PIŁOT HA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ŁOT HAN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2490167" calcext:value-type="float">
            <text:p>2490167</text:p>
          </table:table-cell>
          <table:table-cell office:value-type="string" calcext:value-type="string">
            <text:p>MRÓZEK NATAS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ÓZEK NATAS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2490168" calcext:value-type="float">
            <text:p>2490168</text:p>
          </table:table-cell>
          <table:table-cell office:value-type="string" calcext:value-type="string">
            <text:p>WADAS GENOWEFA 43-211 PIASEK OSIEDL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DAS GENOWEFA 43-211 PIASEK 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2490169" calcext:value-type="float">
            <text:p>2490169</text:p>
          </table:table-cell>
          <table:table-cell office:value-type="string" calcext:value-type="string">
            <text:p>SZCZYRBOWSKA DANUTA 43-200 PSZCZYNA B.ŚMIAŁ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CZYRBOWSKA DANUTA 43-200 P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490170" calcext:value-type="float">
            <text:p>2490170</text:p>
          </table:table-cell>
          <table:table-cell office:value-type="string" calcext:value-type="string">
            <text:p>SZWEDA ANNA 43-230 GOCZAŁKOWICE-ZDRÓJ JESIE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WEDA ANN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490171" calcext:value-type="float">
            <text:p>2490171</text:p>
          </table:table-cell>
          <table:table-cell office:value-type="string" calcext:value-type="string">
            <text:p>WALA ZOFIA 43-502 CZECHOWICE-DZIEDZICE DĘB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A ZOFIA 43-502 CZECHOWICE-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2490172" calcext:value-type="float">
            <text:p>2490172</text:p>
          </table:table-cell>
          <table:table-cell office:value-type="string" calcext:value-type="string">
            <text:p>WALICZEK GENOWEFA 43-230 GOCZAŁKOWICE-ZDRÓJ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ICZEK GENOWEFA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490173" calcext:value-type="float">
            <text:p>2490173</text:p>
          </table:table-cell>
          <table:table-cell office:value-type="string" calcext:value-type="string">
            <text:p>OLEJARCZYK MAGDAL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EJARCZYK MAGDALE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490174" calcext:value-type="float">
            <text:p>2490174</text:p>
          </table:table-cell>
          <table:table-cell office:value-type="string" calcext:value-type="string">
            <text:p>KASPRZYK MARZENA 43-502 CZECHOWICE-DZIEDZICE JAGIELLO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PRZYK MARZENA 43-502 CZECH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490175" calcext:value-type="float">
            <text:p>2490175</text:p>
          </table:table-cell>
          <table:table-cell office:value-type="string" calcext:value-type="string">
            <text:p>ZAWADZKA EUGENIA 43-200 PSZCZYNA JAGIEŁŁ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WADZKA EUGENIA 43-200 PSZCZ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490176" calcext:value-type="float">
            <text:p>2490176</text:p>
          </table:table-cell>
          <table:table-cell office:value-type="string" calcext:value-type="string">
            <text:p>BŁACHUT ŁUCJ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ŁACHUT ŁUCJ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2490177" calcext:value-type="float">
            <text:p>2490177</text:p>
          </table:table-cell>
          <table:table-cell office:value-type="string" calcext:value-type="string">
            <text:p>GRYZ ALICJA 43-502 CZECHOWICE-DZIEDZICE MICHAŁO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YZ ALICJA 43-502 CZECHOWICE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490178" calcext:value-type="float">
            <text:p>2490178</text:p>
          </table:table-cell>
          <table:table-cell office:value-type="string" calcext:value-type="string">
            <text:p>PIŁOT HA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ŁOT HAN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490179" calcext:value-type="float">
            <text:p>2490179</text:p>
          </table:table-cell>
          <table:table-cell office:value-type="string" calcext:value-type="string">
            <text:p>KAMIŃSKA KAZIMIERA 43-300 BIELSKO-BIAŁA BRONIE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MIŃSKA KAZIMIERA 43-300 BIE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490180" calcext:value-type="float">
            <text:p>2490180</text:p>
          </table:table-cell>
          <table:table-cell office:value-type="string" calcext:value-type="string">
            <text:p>LORENC-GRZYWACZ KRYSTYNA 43-502 CZECHOWICZE-DZIEDZICCE STAW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RENC-GRZYWACZ KRYSTYNA 43-50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2490181" calcext:value-type="float">
            <text:p>2490181</text:p>
          </table:table-cell>
          <table:table-cell office:value-type="string" calcext:value-type="string">
            <text:p>NIEMIEC MIROSŁAWA 43-200 PSZCZYNA DAMR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EMIEC MIROSŁAWA 43-200 P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2490182" calcext:value-type="float">
            <text:p>2490182</text:p>
          </table:table-cell>
          <table:table-cell office:value-type="string" calcext:value-type="string">
            <text:p>NIWIŃSKA MARIO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WIŃSKA MARIO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2490183" calcext:value-type="float">
            <text:p>2490183</text:p>
          </table:table-cell>
          <table:table-cell office:value-type="string" calcext:value-type="string">
            <text:p>WRÓBEL MAR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ÓBEL MAR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490184" calcext:value-type="float">
            <text:p>2490184</text:p>
          </table:table-cell>
          <table:table-cell office:value-type="string" calcext:value-type="string">
            <text:p>DUDA ŁUC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DA ŁUCJ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490185" calcext:value-type="float">
            <text:p>2490185</text:p>
          </table:table-cell>
          <table:table-cell office:value-type="string" calcext:value-type="string">
            <text:p>TOMASZEK KRYSTYN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ASZEK KRYSTYNA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2490186" calcext:value-type="float">
            <text:p>2490186</text:p>
          </table:table-cell>
          <table:table-cell office:value-type="string" calcext:value-type="string">
            <text:p>CAPUTA-OTTAWA MARIA 43-230 GOCZAŁKOWICE-ZDRÓJ KRZYŻ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PUTA-OTTAWA MARIA 43-230 GO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2490187" calcext:value-type="float">
            <text:p>2490187</text:p>
          </table:table-cell>
          <table:table-cell office:value-type="string" calcext:value-type="string">
            <text:p>CHUDEK DANUTA 43-230 GOCZAŁKOWICE-ZDRÓJ BÓR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UDEK DANUT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490188" calcext:value-type="float">
            <text:p>2490188</text:p>
          </table:table-cell>
          <table:table-cell office:value-type="string" calcext:value-type="string">
            <text:p>GAJDZIK-KRAWCZYŃSKA ANNA 43-230 GOCZAŁKOWICE-ZDRÓJ WIŚ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JDZIK-KRAWCZYŃSKA ANNA 43-23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2490189" calcext:value-type="float">
            <text:p>2490189</text:p>
          </table:table-cell>
          <table:table-cell office:value-type="string" calcext:value-type="string">
            <text:p>BŁASZCZYK KIN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ŁASZCZYK KING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490190" calcext:value-type="float">
            <text:p>2490190</text:p>
          </table:table-cell>
          <table:table-cell office:value-type="string" calcext:value-type="string">
            <text:p>HOJKA IRENA 43-230 GOCZAŁKOWICE-ZDRÓJ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JKA IREN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2490191" calcext:value-type="float">
            <text:p>2490191</text:p>
          </table:table-cell>
          <table:table-cell office:value-type="string" calcext:value-type="string">
            <text:p>KUĆMIE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ĆMIER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2490192" calcext:value-type="float">
            <text:p>2490192</text:p>
          </table:table-cell>
          <table:table-cell office:value-type="string" calcext:value-type="string">
            <text:p>KLOC MARIA 43-230 GOCZAŁKOWICE-ZDRÓJ KRZYŻ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OC MARIA 43-230 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2490193" calcext:value-type="float">
            <text:p>2490193</text:p>
          </table:table-cell>
          <table:table-cell office:value-type="string" calcext:value-type="string">
            <text:p>PUSTELNIK ANASTAZ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STELNIK ANASTAZJ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2490197" calcext:value-type="float">
            <text:p>2490197</text:p>
          </table:table-cell>
          <table:table-cell office:value-type="string" calcext:value-type="string">
            <text:p>MAZUR LIDIA 43-300 BIELSKO-BIAŁA DYGASIŃ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ZUR LIDIA 43-300 BIELSKO-B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490198" calcext:value-type="float">
            <text:p>2490198</text:p>
          </table:table-cell>
          <table:table-cell office:value-type="string" calcext:value-type="string">
            <text:p>MÓJ GENOWEF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ÓJ GENOWEF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2490199" calcext:value-type="float">
            <text:p>2490199</text:p>
          </table:table-cell>
          <table:table-cell office:value-type="string" calcext:value-type="string">
            <text:p>ŻEMŁA LEOKADIA 43-230 GOCZAŁKOWICE-ZDRÓJ KRZYŻ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EMŁA LEOKADI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2490201" calcext:value-type="float">
            <text:p>2490201</text:p>
          </table:table-cell>
          <table:table-cell office:value-type="string" calcext:value-type="string">
            <text:p>SALON DARIUSZ 43-516 ZABRZEG MAJ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LON DARIUSZ 43-516 ZABRZEG 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2490203" calcext:value-type="float">
            <text:p>2490203</text:p>
          </table:table-cell>
          <table:table-cell office:value-type="string" calcext:value-type="string">
            <text:p>SZOTEK JANINA 43-200 PSZCZYNA ŁOKIE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OTEK JANIN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490206" calcext:value-type="float">
            <text:p>2490206</text:p>
          </table:table-cell>
          <table:table-cell office:value-type="string" calcext:value-type="string">
            <text:p>ADAMIEC KATARZYNA 43-502 CZECHOWICE-DZIEDZICE NIEPOGLEGŁOŚ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AMIEC KATARZYNA 43-502 CZEC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490208" calcext:value-type="float">
            <text:p>2490208</text:p>
          </table:table-cell>
          <table:table-cell office:value-type="string" calcext:value-type="string">
            <text:p>ANTONIK GRAŻYNA 43-230 GOCZAŁKOWICE-ZDRÓJ KOPER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TONIK GRAŻYN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2490209" calcext:value-type="float">
            <text:p>2490209</text:p>
          </table:table-cell>
          <table:table-cell office:value-type="string" calcext:value-type="string">
            <text:p>BIAŁEK JADWIGA 43-502 CZECHOWICE-DZIEDZICE MICHAŁO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AŁEK JADWIGA 43-502 CZECH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2490210" calcext:value-type="float">
            <text:p>2490210</text:p>
          </table:table-cell>
          <table:table-cell office:value-type="string" calcext:value-type="string">
            <text:p>BORGIEŁ EWA 43-502 CZECHOWICE-DZIEDZICE BESTWI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RGIEŁ EWA 43-502 CZECHOWICE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2490211" calcext:value-type="float">
            <text:p>2490211</text:p>
          </table:table-cell>
          <table:table-cell office:value-type="string" calcext:value-type="string">
            <text:p>KAJSTURA JOANNA 43-502 CZECHOWICE-DZIEDZICE WĘGL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JSTURA JOANNA 43-502 CZECH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490212" calcext:value-type="float">
            <text:p>2490212</text:p>
          </table:table-cell>
          <table:table-cell office:value-type="string" calcext:value-type="string">
            <text:p>BROMNIK JOLANTA 43-520 CHYBIE-MNICH KOLO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MNIK JOLANTA 43-520 CHYBIE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490213" calcext:value-type="float">
            <text:p>2490213</text:p>
          </table:table-cell>
          <table:table-cell office:value-type="string" calcext:value-type="string">
            <text:p>BURIAN KRYSTYNA 43-502 CZECHOWICE-DZIEDZICE DRZYMAŁ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IAN KRYSTYNA 43-502 CZECH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490215" calcext:value-type="float">
            <text:p>2490215</text:p>
          </table:table-cell>
          <table:table-cell office:value-type="string" calcext:value-type="string">
            <text:p>CHŁOPCZYK BOGUSŁAWA 43-200 PSZCZYNA BEDNOR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ŁOPCZYK BOGUSŁAWA 43-200 P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2490218" calcext:value-type="float">
            <text:p>2490218</text:p>
          </table:table-cell>
          <table:table-cell office:value-type="string" calcext:value-type="string">
            <text:p>CZEMBOR IRENA 43-200 PSZCZYNA KORFANT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MBOR IREN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490220" calcext:value-type="float">
            <text:p>2490220</text:p>
          </table:table-cell>
          <table:table-cell office:value-type="string" calcext:value-type="string">
            <text:p>NIEMIEC MARIA 43-200 PSZCZYNA CZAJK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EMIEC MARI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2490221" calcext:value-type="float">
            <text:p>2490221</text:p>
          </table:table-cell>
          <table:table-cell office:value-type="string" calcext:value-type="string">
            <text:p>CHMIEL ANNA 43-512 BESTWINA KRAKOW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MIEL ANNA 43-512 BESTWINA K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490222" calcext:value-type="float">
            <text:p>2490222</text:p>
          </table:table-cell>
          <table:table-cell office:value-type="string" calcext:value-type="string">
            <text:p>CZYSZ ANNA 43-230 GOCZAŁKOWICE-ZDRÓJ BO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YSZ ANNA 43-230 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490226" calcext:value-type="float">
            <text:p>2490226</text:p>
          </table:table-cell>
          <table:table-cell office:value-type="string" calcext:value-type="string">
            <text:p>GRZEBALSKA KATARZYNA 43-100 TYCHY POZIOM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ZEBALSKA KATARZYNA 43-100 T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490227" calcext:value-type="float">
            <text:p>2490227</text:p>
          </table:table-cell>
          <table:table-cell office:value-type="string" calcext:value-type="string">
            <text:p>FARUGA MARIA 43-230 GOCZAŁKOWICE-ZDRÓJ PR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UGA MARI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2490228" calcext:value-type="float">
            <text:p>2490228</text:p>
          </table:table-cell>
          <table:table-cell office:value-type="string" calcext:value-type="string">
            <text:p>FIGOŁUSZKA GABRIELA 43-230 GOCZAŁKOWICE-ZDRÓJ P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GOŁUSZKA GABRIELA 43-230 GO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2490229" calcext:value-type="float">
            <text:p>2490229</text:p>
          </table:table-cell>
          <table:table-cell office:value-type="string" calcext:value-type="string">
            <text:p>KRYUT LIDIA 43-210 KOBIÓR JAS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YUT LIDIA 43-210 KOBIÓR JAS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490231" calcext:value-type="float">
            <text:p>2490231</text:p>
          </table:table-cell>
          <table:table-cell office:value-type="string" calcext:value-type="string">
            <text:p>GAŻA LIDI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ŻA LIDIA 43-230 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490232" calcext:value-type="float">
            <text:p>2490232</text:p>
          </table:table-cell>
          <table:table-cell office:value-type="string" calcext:value-type="string">
            <text:p>GŁĄB URSZUL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ŁĄB URSZUL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2490234" calcext:value-type="float">
            <text:p>2490234</text:p>
          </table:table-cell>
          <table:table-cell office:value-type="string" calcext:value-type="string">
            <text:p>GÓRA ANNA 43-230 GOCZAŁKOWICE-ZDRÓJ PR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ÓRA ANNA 43-230 GOCZAŁKOWICE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2490235" calcext:value-type="float">
            <text:p>2490235</text:p>
          </table:table-cell>
          <table:table-cell office:value-type="string" calcext:value-type="string">
            <text:p>KOZYRA DOROTA 43-210 KOBIÓR ŻEŃC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YRA DOROTA 43-210 KOBIÓR Ż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490236" calcext:value-type="float">
            <text:p>2490236</text:p>
          </table:table-cell>
          <table:table-cell office:value-type="string" calcext:value-type="string">
            <text:p>GRYGIEL URSZULA 43-230 GOCZAŁKOWICE-ZDRÓJ KRÓ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YGIEL URSZUL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490238" calcext:value-type="float">
            <text:p>2490238</text:p>
          </table:table-cell>
          <table:table-cell office:value-type="string" calcext:value-type="string">
            <text:p>JABŁOŃSKA BOGUSŁAWA 43-211 PIASEK SŁOWAC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BŁOŃSKA BOGUSŁAWA 43-211 P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490239" calcext:value-type="float">
            <text:p>2490239</text:p>
          </table:table-cell>
          <table:table-cell office:value-type="string" calcext:value-type="string">
            <text:p>MUCHACKA MAŁGORZATA 43-230 GOCZAŁKOWICE-ZDRÓJ KORFANT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CHACKA MAŁGORZATA 43-230 GO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2490241" calcext:value-type="float">
            <text:p>2490241</text:p>
          </table:table-cell>
          <table:table-cell office:value-type="string" calcext:value-type="string">
            <text:p>JANOTA BERNADETA 43-246 ZABŁOCIE BIE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OTA BERNADETA 43-246 ZABŁO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2490242" calcext:value-type="float">
            <text:p>2490242</text:p>
          </table:table-cell>
          <table:table-cell office:value-type="string" calcext:value-type="string">
            <text:p>JAROMIN EWA 43-210 KOBIÓR WSPÓ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ROMIN EWA 43-210 KOBIÓR WSPÓ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2490244" calcext:value-type="float">
            <text:p>2490244</text:p>
          </table:table-cell>
          <table:table-cell office:value-type="string" calcext:value-type="string">
            <text:p>JUCHA MARIA 43-230 GOCZAŁKOWICE-ZDRÓJ LIP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CHA MARI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490245" calcext:value-type="float">
            <text:p>2490245</text:p>
          </table:table-cell>
          <table:table-cell office:value-type="string" calcext:value-type="string">
            <text:p>JURCZAK IRENA 43-230 GOCZAŁKOWICE-ZDRÓJ DĘB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RCZAK IREN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490247" calcext:value-type="float">
            <text:p>2490247</text:p>
          </table:table-cell>
          <table:table-cell office:value-type="string" calcext:value-type="string">
            <text:p>BAJGER MARIA 43-229 RUDOŁTOWICE KAL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JGER MARIA 43-229 RUDOŁT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2490248" calcext:value-type="float">
            <text:p>2490248</text:p>
          </table:table-cell>
          <table:table-cell office:value-type="string" calcext:value-type="string">
            <text:p>KALETA ANNA 43-502 CZECHOWICZE-DZIEDZICE WYSOC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LETA ANNA 43-502 CZECHOWIC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2490249" calcext:value-type="float">
            <text:p>2490249</text:p>
          </table:table-cell>
          <table:table-cell office:value-type="string" calcext:value-type="string">
            <text:p>KAPIAS HALIN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IAS HALIN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2490253" calcext:value-type="float">
            <text:p>2490253</text:p>
          </table:table-cell>
          <table:table-cell office:value-type="string" calcext:value-type="string">
            <text:p>FARUGA TERES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UGA TERES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490257" calcext:value-type="float">
            <text:p>2490257</text:p>
          </table:table-cell>
          <table:table-cell office:value-type="string" calcext:value-type="string">
            <text:p>KOPEĆ MART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PEĆ MART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2490258" calcext:value-type="float">
            <text:p>2490258</text:p>
          </table:table-cell>
          <table:table-cell office:value-type="string" calcext:value-type="string">
            <text:p>SKOTNICKA-ROSZKOWSKA LUCYNA 43-100 TYCHY POGO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OTNICKA-ROSZKOWSKA LUCYNA 43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2490259" calcext:value-type="float">
            <text:p>2490259</text:p>
          </table:table-cell>
          <table:table-cell office:value-type="string" calcext:value-type="string">
            <text:p>KOWALSKA MIRELA 43-200 PSZCZYNA MIESZKA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WALSKA MIRELA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490260" calcext:value-type="float">
            <text:p>2490260</text:p>
          </table:table-cell>
          <table:table-cell office:value-type="string" calcext:value-type="string">
            <text:p>PALICZKA HELENA 43-211 PIASEK MICKIE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ICZKA HELENA 43-211 PIAS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2490261" calcext:value-type="float">
            <text:p>2490261</text:p>
          </table:table-cell>
          <table:table-cell office:value-type="string" calcext:value-type="string">
            <text:p>KOZIK JOLANTA 43-520 MNICH BIE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IK JOLANTA 43-520 MNICH B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490263" calcext:value-type="float">
            <text:p>2490263</text:p>
          </table:table-cell>
          <table:table-cell office:value-type="string" calcext:value-type="string">
            <text:p>KROMCZYK MARIA 43-502 CZECHOWICE-DZIEDZICE OCHODZ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OMCZYK MARIA 43-502 CZECH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2490265" calcext:value-type="float">
            <text:p>2490265</text:p>
          </table:table-cell>
          <table:table-cell office:value-type="string" calcext:value-type="string">
            <text:p>KRUTAK ANNA 43-502 CZECHOWICE-DZIEDZICE KRZ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UTAK ANNA 43-502 CZECHOWICE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2490266" calcext:value-type="float">
            <text:p>2490266</text:p>
          </table:table-cell>
          <table:table-cell office:value-type="string" calcext:value-type="string">
            <text:p>KRZEKOTOWSKA TERESA 43-502 CZECHOWICE-DZIEDZICE TETMAJE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ZEKOTOWSKA TERESA 43-502 C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2490268" calcext:value-type="float">
            <text:p>2490268</text:p>
          </table:table-cell>
          <table:table-cell office:value-type="string" calcext:value-type="string">
            <text:p>KULIG MAŁGORZAT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LIG MAŁGORZAT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2490269" calcext:value-type="float">
            <text:p>2490269</text:p>
          </table:table-cell>
          <table:table-cell office:value-type="string" calcext:value-type="string">
            <text:p>KUŚ DOROTA 43-502 CZECHOWICE-DZIEDZICE WIEJ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Ś DOROTA 43-502 CZECHOWICE-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490270" calcext:value-type="float">
            <text:p>2490270</text:p>
          </table:table-cell>
          <table:table-cell office:value-type="string" calcext:value-type="string">
            <text:p>KUTRYBA SABINA 43-512 BESTWINA KOŚCIE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TRYBA SABINA 43-512 BESTWI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2490271" calcext:value-type="float">
            <text:p>2490271</text:p>
          </table:table-cell>
          <table:table-cell office:value-type="string" calcext:value-type="string">
            <text:p>KUŚ MARIA 43-230 GOCZAŁKOWICE-ZDRÓJ ZIM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Ś MARIA 43-230 GOCZAŁKOWICE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490272" calcext:value-type="float">
            <text:p>2490272</text:p>
          </table:table-cell>
          <table:table-cell office:value-type="string" calcext:value-type="string">
            <text:p>LAZAREK WAND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ZAREK WAND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2490275" calcext:value-type="float">
            <text:p>2490275</text:p>
          </table:table-cell>
          <table:table-cell office:value-type="string" calcext:value-type="string">
            <text:p>SŁOMKA EWA 43-230 GOCZAŁKOWICE-ZDRÓJ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ŁOMKA EWA 43-230 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2490276" calcext:value-type="float">
            <text:p>2490276</text:p>
          </table:table-cell>
          <table:table-cell office:value-type="string" calcext:value-type="string">
            <text:p>MACHALICA ANNA 43-230 GOCZAŁKOWICE-ZDRÓJ WARZY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CHALICA ANN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490277" calcext:value-type="float">
            <text:p>2490277</text:p>
          </table:table-cell>
          <table:table-cell office:value-type="string" calcext:value-type="string">
            <text:p>MACHALICA JANINA 43-230 GOCZAŁKOWICE-ZDRÓJ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CHALICA JANIN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2490279" calcext:value-type="float">
            <text:p>2490279</text:p>
          </table:table-cell>
          <table:table-cell office:value-type="string" calcext:value-type="string">
            <text:p>MAĆKOWSKA WIESŁAWA 43-230 GOCZAŁKOWICE-ZDRÓJ KOPER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ĆKOWSKA WIESŁAWA 43-230 GO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2490280" calcext:value-type="float">
            <text:p>2490280</text:p>
          </table:table-cell>
          <table:table-cell office:value-type="string" calcext:value-type="string">
            <text:p>MAGIERA TERESA 43-518 LIGOTA CZECH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IERA TERESA 43-518 LIGOTA 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2490282" calcext:value-type="float">
            <text:p>2490282</text:p>
          </table:table-cell>
          <table:table-cell office:value-type="string" calcext:value-type="string">
            <text:p>MICHAŁEK EUGENIA 32-650 KĘTY WYSZYŃ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HAŁEK EUGENIA 32-650 KĘTY 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2490285" calcext:value-type="float">
            <text:p>2490285</text:p>
          </table:table-cell>
          <table:table-cell office:value-type="string" calcext:value-type="string">
            <text:p>MOCZYDŁOWSKA EUGENIA 43-211 PIASEK SŁOWAC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CZYDŁOWSKA EUGENIA 43-211 P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490286" calcext:value-type="float">
            <text:p>2490286</text:p>
          </table:table-cell>
          <table:table-cell office:value-type="string" calcext:value-type="string">
            <text:p>URBAN JOLANT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BAN JOLANT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490288" calcext:value-type="float">
            <text:p>2490288</text:p>
          </table:table-cell>
          <table:table-cell office:value-type="string" calcext:value-type="string">
            <text:p>NAWROCKA BERNADETA 43-241 ŁĄKA WYPOCZYN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WROCKA BERNADETA 43-241 ŁĄ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490289" calcext:value-type="float">
            <text:p>2490289</text:p>
          </table:table-cell>
          <table:table-cell office:value-type="string" calcext:value-type="string">
            <text:p>GUZIK RENATA 43-100 TYCHY ARKAD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ZIK RENATA 43-100 TYCHY AR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2490290" calcext:value-type="float">
            <text:p>2490290</text:p>
          </table:table-cell>
          <table:table-cell office:value-type="string" calcext:value-type="string">
            <text:p>WŁODARCZYK GABRIELA 43-200 PSZCZYNA BRZOSKWINI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ŁODARCZYK GABRIELA 43-200 P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490293" calcext:value-type="float">
            <text:p>2490293</text:p>
          </table:table-cell>
          <table:table-cell office:value-type="string" calcext:value-type="string">
            <text:p>PISAREK WIESŁAWA 43-520 CHYBIE OBJAZD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SAREK WIESŁAWA 43-520 CHYB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490295" calcext:value-type="float">
            <text:p>2490295</text:p>
          </table:table-cell>
          <table:table-cell office:value-type="string" calcext:value-type="string">
            <text:p>PROCHOWNIK ALINA 43-502 CZECHOWICE-DZIEDZICE KORCZA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CHOWNIK ALINA 43-502 CZECH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2490296" calcext:value-type="float">
            <text:p>2490296</text:p>
          </table:table-cell>
          <table:table-cell office:value-type="string" calcext:value-type="string">
            <text:p>PUDEŁKO MAŁGORZATA 43-230 GOCZAŁKOWICE-ZDRÓJ P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DEŁKO MAŁGORZATA 43-230 GO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2490297" calcext:value-type="float">
            <text:p>2490297</text:p>
          </table:table-cell>
          <table:table-cell office:value-type="string" calcext:value-type="string">
            <text:p>PYCLIK URSZULA 43-241 ŁĄKA WIEJ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YCLIK URSZULA 43-241 ŁĄKA W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2490298" calcext:value-type="float">
            <text:p>2490298</text:p>
          </table:table-cell>
          <table:table-cell office:value-type="string" calcext:value-type="string">
            <text:p>RABASZOWSKA DANUTA 43-230 GOCZAŁKOWICE-ZDRÓJ KRZYŻ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BASZOWSKA DANUTA 43-230 GO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490299" calcext:value-type="float">
            <text:p>2490299</text:p>
          </table:table-cell>
          <table:table-cell office:value-type="string" calcext:value-type="string">
            <text:p>RUDZIŃSKA JÓZEF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DZIŃSKA JÓZEF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490300" calcext:value-type="float">
            <text:p>2490300</text:p>
          </table:table-cell>
          <table:table-cell office:value-type="string" calcext:value-type="string">
            <text:p>RUSIŁOWICZ JOLANTA 43-502 CZECHOWICE-DZIEDZICE 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IŁOWICZ JOLANTA 43-502 CZE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2490301" calcext:value-type="float">
            <text:p>2490301</text:p>
          </table:table-cell>
          <table:table-cell office:value-type="string" calcext:value-type="string">
            <text:p>RYMKOWSKA DANUTA 43-520 MNICH TOPOL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YMKOWSKA DANUTA 43-520 MNIC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2490304" calcext:value-type="float">
            <text:p>2490304</text:p>
          </table:table-cell>
          <table:table-cell office:value-type="string" calcext:value-type="string">
            <text:p>SEREDYŃSKA KRYSTYNA 43-502 CZECHOWICE-DZIEDZICE KRZ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EDYŃSKA KRYSTYNA 43-502 C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490305" calcext:value-type="float">
            <text:p>2490305</text:p>
          </table:table-cell>
          <table:table-cell office:value-type="string" calcext:value-type="string">
            <text:p>SIKORA KRYSTYNA 43-502 CZECHOWICE-DZIEDZICE ŁAGO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KORA KRYSTYNA 43-502 CZECH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2490306" calcext:value-type="float">
            <text:p>2490306</text:p>
          </table:table-cell>
          <table:table-cell office:value-type="string" calcext:value-type="string">
            <text:p>SKOWRON MAŁGORZATA 43-200 PSZCZYNA KS.BP.H.BEDNOR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OWRON MAŁGORZATA 43-200 PSZ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490308" calcext:value-type="float">
            <text:p>2490308</text:p>
          </table:table-cell>
          <table:table-cell office:value-type="string" calcext:value-type="string">
            <text:p>SOJKA MARI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JKA MARI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2490309" calcext:value-type="float">
            <text:p>2490309</text:p>
          </table:table-cell>
          <table:table-cell office:value-type="string" calcext:value-type="string">
            <text:p>STANIAK MAŁGORZATA 43-512 BESTWINA WITO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IAK MAŁGORZATA 43-512 BES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2490311" calcext:value-type="float">
            <text:p>2490311</text:p>
          </table:table-cell>
          <table:table-cell office:value-type="string" calcext:value-type="string">
            <text:p>STEFANIAK EWA 43-230 GOCZAŁKOWICE-ZDRÓJ BO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FANIAK EW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2490313" calcext:value-type="float">
            <text:p>2490313</text:p>
          </table:table-cell>
          <table:table-cell office:value-type="string" calcext:value-type="string">
            <text:p>MOLA WIKTORI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LA WIKTORI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2490314" calcext:value-type="float">
            <text:p>2490314</text:p>
          </table:table-cell>
          <table:table-cell office:value-type="string" calcext:value-type="string">
            <text:p>SYGUT JADWIG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GUT JADWIG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490315" calcext:value-type="float">
            <text:p>2490315</text:p>
          </table:table-cell>
          <table:table-cell office:value-type="string" calcext:value-type="string">
            <text:p>SZAJTER ALEKSANDRA 43-246 ZABŁOCIE DŁU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AJTER ALEKSANDRA 43-246 ZAB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490317" calcext:value-type="float">
            <text:p>2490317</text:p>
          </table:table-cell>
          <table:table-cell office:value-type="string" calcext:value-type="string">
            <text:p>SZCZYGIEŁ JADWIGA 43-230 GOCZAŁKOWICE-ZDRÓJ ŹRÓDLA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CZYGIEŁ JADWIGA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2490318" calcext:value-type="float">
            <text:p>2490318</text:p>
          </table:table-cell>
          <table:table-cell office:value-type="string" calcext:value-type="string">
            <text:p>FILAPEK WIESŁAWA 43-230 GOCZAŁKOWICE-ZDRÓJ ŻEROM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LAPEK WIESŁAW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490319" calcext:value-type="float">
            <text:p>2490319</text:p>
          </table:table-cell>
          <table:table-cell office:value-type="string" calcext:value-type="string">
            <text:p>SZPYRA EDELTRAUDA43-230 GOCZAŁKOWICE-ZDRÓJ KOPER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PYRA EDELTRAUDA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2490321" calcext:value-type="float">
            <text:p>2490321</text:p>
          </table:table-cell>
          <table:table-cell office:value-type="string" calcext:value-type="string">
            <text:p>SZWEDER ALICJA 43-502 CZECHOWICE-DZIEDZICE GRABOWI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WEDER ALICJA 43-502 CZECH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490322" calcext:value-type="float">
            <text:p>2490322</text:p>
          </table:table-cell>
          <table:table-cell office:value-type="string" calcext:value-type="string">
            <text:p>UCHYŁA URSZULA 43-520 MNICH CIESZY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CHYŁA URSZULA 43-520 MNICH C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2490323" calcext:value-type="float">
            <text:p>2490323</text:p>
          </table:table-cell>
          <table:table-cell office:value-type="string" calcext:value-type="string">
            <text:p>CHUDEK TOMASZ 43-229 ĆWIKLICE SPOKO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UDEK TOMASZ 43-229 ĆWIKL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2490325" calcext:value-type="float">
            <text:p>2490325</text:p>
          </table:table-cell>
          <table:table-cell office:value-type="string" calcext:value-type="string">
            <text:p>WALA DOROTA 43-229 RUDOŁTOWICE WOLNOŚ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A DOROTA 43-229 RUDOŁT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2490326" calcext:value-type="float">
            <text:p>2490326</text:p>
          </table:table-cell>
          <table:table-cell office:value-type="string" calcext:value-type="string">
            <text:p>WAŻKA BARBARA 43-502 CZECHOWICE-DZIEDZICE ZAM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ŻKA BARBARA 43-502 CZECH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490327" calcext:value-type="float">
            <text:p>2490327</text:p>
          </table:table-cell>
          <table:table-cell office:value-type="string" calcext:value-type="string">
            <text:p>WESZKA ANN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SZKA ANN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490328" calcext:value-type="float">
            <text:p>2490328</text:p>
          </table:table-cell>
          <table:table-cell office:value-type="string" calcext:value-type="string">
            <text:p>SZAFRON GRAŻYNA 43-243 WISŁA-MAŁA PAW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AFRON GRAŻYNA 43-243 WISŁA-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2490329" calcext:value-type="float">
            <text:p>2490329</text:p>
          </table:table-cell>
          <table:table-cell office:value-type="string" calcext:value-type="string">
            <text:p>WIDŁOK EWA 43-230 GOCZAŁKOWICE-ZDRÓJ JESIE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DŁOK EWA 43-230 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2490330" calcext:value-type="float">
            <text:p>2490330</text:p>
          </table:table-cell>
          <table:table-cell office:value-type="string" calcext:value-type="string">
            <text:p>WITOSZEK CELINA 43-215 JANKOWICE ZŁOTE ŁA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OSZEK CELINA 43-215 JAN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2490331" calcext:value-type="float">
            <text:p>2490331</text:p>
          </table:table-cell>
          <table:table-cell office:value-type="string" calcext:value-type="string">
            <text:p>WOŹNIAK LUCYNA 43-502 CZECHOWICE-DZIEDZICE JAGIELLO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ŹNIAK LUCYNA 43-502 CZECH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490332" calcext:value-type="float">
            <text:p>2490332</text:p>
          </table:table-cell>
          <table:table-cell office:value-type="string" calcext:value-type="string">
            <text:p>WRÓBEL WIESŁAWA 43-230 GOCZAŁKOWICE-ZDRÓJ R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ÓBEL WIESŁAW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490333" calcext:value-type="float">
            <text:p>2490333</text:p>
          </table:table-cell>
          <table:table-cell office:value-type="string" calcext:value-type="string">
            <text:p>WYCISK MARIA 43-230 GOCZAŁKOWICE-ZDRÓJ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YCISK MARI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2490334" calcext:value-type="float">
            <text:p>2490334</text:p>
          </table:table-cell>
          <table:table-cell office:value-type="string" calcext:value-type="string">
            <text:p>WYCZESANY ILONA 43-516 ZABRZEG OCHODZ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YCZESANY ILONA 43-516 ZABRZE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490336" calcext:value-type="float">
            <text:p>2490336</text:p>
          </table:table-cell>
          <table:table-cell office:value-type="string" calcext:value-type="string">
            <text:p>ZBRONIEC WIESŁAW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BRONIEC WIESŁAWA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2490338" calcext:value-type="float">
            <text:p>2490338</text:p>
          </table:table-cell>
          <table:table-cell office:value-type="string" calcext:value-type="string">
            <text:p>ŻEMŁA IRENA 43-230 GOCZAŁKOWICE-ZDRÓJ KRÓ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EMŁA IREN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2490340" calcext:value-type="float">
            <text:p>2490340</text:p>
          </table:table-cell>
          <table:table-cell office:value-type="string" calcext:value-type="string">
            <text:p>ŻERTKA URSZULA 43-516 ZABRZEG ŁĄ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ERTKA URSZULA 43-516 ZABRZE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490344" calcext:value-type="float">
            <text:p>2490344</text:p>
          </table:table-cell>
          <table:table-cell office:value-type="string" calcext:value-type="string">
            <text:p>ŻÓŁTKOWSKA REGINA 43-230 GOCZAŁKOWICE-ZDRÓJ BO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ÓŁTKOWSKA REGINA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2490347" calcext:value-type="float">
            <text:p>2490347</text:p>
          </table:table-cell>
          <table:table-cell office:value-type="string" calcext:value-type="string">
            <text:p>ZYNEK HELENA 43-200 PSZCZYNA BATOR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YNEK HELENA 43-200 PSZCZYNA 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2490348" calcext:value-type="float">
            <text:p>2490348</text:p>
          </table:table-cell>
          <table:table-cell office:value-type="string" calcext:value-type="string">
            <text:p>KOWOLIK RENATA 43-200 PSZCZYNA SŁO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WOLIK RENAT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2490350" calcext:value-type="float">
            <text:p>2490350</text:p>
          </table:table-cell>
          <table:table-cell office:value-type="string" calcext:value-type="string">
            <text:p>HOŃCZYK AGAT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ŃCZYK AGAT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2490351" calcext:value-type="float">
            <text:p>2490351</text:p>
          </table:table-cell>
          <table:table-cell office:value-type="string" calcext:value-type="string">
            <text:p>BRODACKA BOGUMIŁA 40-661 KATOWICE TARG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ODACKA BOGUMIŁA 40-661 KAT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490352" calcext:value-type="float">
            <text:p>2490352</text:p>
          </table:table-cell>
          <table:table-cell office:value-type="string" calcext:value-type="string">
            <text:p>SZMURŁO WŁODZIMIERZ 87-730 NIESZAWA ŻABIENI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MURŁO WŁODZIMIERZ 87-730 N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490353" calcext:value-type="float">
            <text:p>2490353</text:p>
          </table:table-cell>
          <table:table-cell office:value-type="string" calcext:value-type="string">
            <text:p>CIESZEWSKA GRAŻYNA 43-190 MIKOŁÓW PSZCZY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ESZEWSKA GRAŻYNA 43-190 MI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490354" calcext:value-type="float">
            <text:p>2490354</text:p>
          </table:table-cell>
          <table:table-cell office:value-type="string" calcext:value-type="string">
            <text:p>CZERNECKA BRONISŁAWA 43-230 GOCZAŁKOWICI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RNECKA BRONISŁAWA 43-230 G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2490356" calcext:value-type="float">
            <text:p>2490356</text:p>
          </table:table-cell>
          <table:table-cell office:value-type="string" calcext:value-type="string">
            <text:p>DRUŻBICKA MARI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UŻBICKA MARI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490358" calcext:value-type="float">
            <text:p>2490358</text:p>
          </table:table-cell>
          <table:table-cell office:value-type="string" calcext:value-type="string">
            <text:p>GIBAS JADWIGA 43-230 GOCZAŁKOWICE-ZDRÓJ BO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BAS JADWIG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490359" calcext:value-type="float">
            <text:p>2490359</text:p>
          </table:table-cell>
          <table:table-cell office:value-type="string" calcext:value-type="string">
            <text:p>BARTAS JADWIGA 43-230 GOCZAŁKOWICE-ZDRÓJ BO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TAS JADWIG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2490360" calcext:value-type="float">
            <text:p>2490360</text:p>
          </table:table-cell>
          <table:table-cell office:value-type="string" calcext:value-type="string">
            <text:p>ŁUCKA DANUTA 43-230 GOCZAŁKOWICE-ZDRÓJ DROBNE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ŁUCKA DANUT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490363" calcext:value-type="float">
            <text:p>2490363</text:p>
          </table:table-cell>
          <table:table-cell office:value-type="string" calcext:value-type="string">
            <text:p>KOZIK MAŁGORZATA 43-230 GOCZAŁKOWICE-ZDRÓJ BÓR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IK MAŁGORZAT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2490365" calcext:value-type="float">
            <text:p>2490365</text:p>
          </table:table-cell>
          <table:table-cell office:value-type="string" calcext:value-type="string">
            <text:p>JANYGA EWA 43-230 GOCZAŁKOWICE-ZDRÓJ HANDL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YGA EWA 43-230 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2490366" calcext:value-type="float">
            <text:p>2490366</text:p>
          </table:table-cell>
          <table:table-cell office:value-type="string" calcext:value-type="string">
            <text:p>NOWAK GRAŻYNA 43-230 GOCZAŁKOWICE-ZDRÓJ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AK GRAŻYN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490368" calcext:value-type="float">
            <text:p>2490368</text:p>
          </table:table-cell>
          <table:table-cell office:value-type="string" calcext:value-type="string">
            <text:p>KARPETA BARBARA 43-518 LIGOTA WŁOŚCIA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RPETA BARBARA 43-518 LIGO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490369" calcext:value-type="float">
            <text:p>2490369</text:p>
          </table:table-cell>
          <table:table-cell office:value-type="string" calcext:value-type="string">
            <text:p>KARUT BARBARA 43-518 LIGOTA ZDR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RUT BARBARA 43-518 LIGOTA Z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2490370" calcext:value-type="float">
            <text:p>2490370</text:p>
          </table:table-cell>
          <table:table-cell office:value-type="string" calcext:value-type="string">
            <text:p>KARUT BEATA 43-518 LIGOTA GRANI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RUT BEATA 43-518 LIGOTA GRA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2490373" calcext:value-type="float">
            <text:p>2490373</text:p>
          </table:table-cell>
          <table:table-cell office:value-type="string" calcext:value-type="string">
            <text:p>KRYPCZYK MAŁGORZATA 43-200 PSZCZYNA PIĘK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YPCZYK MAŁGORZATA 43-200 P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490374" calcext:value-type="float">
            <text:p>2490374</text:p>
          </table:table-cell>
          <table:table-cell office:value-type="string" calcext:value-type="string">
            <text:p>KRZEMPEK STEFANIA 43-516 ZABRZEG GAZD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ZEMPEK STEFANIA 43-516 ZABR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490375" calcext:value-type="float">
            <text:p>2490375</text:p>
          </table:table-cell>
          <table:table-cell office:value-type="string" calcext:value-type="string">
            <text:p>LATOCHA ŁUCJA <text:s/>GOCZAŁKOW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TOCHA ŁUCJA <text:s/>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490377" calcext:value-type="float">
            <text:p>2490377</text:p>
          </table:table-cell>
          <table:table-cell office:value-type="string" calcext:value-type="string">
            <text:p>KLEPEK BOGUSŁAW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EPEK BOGUSŁAW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490378" calcext:value-type="float">
            <text:p>2490378</text:p>
          </table:table-cell>
          <table:table-cell office:value-type="string" calcext:value-type="string">
            <text:p>MAGIERA KRYSTYNA 43-503 CZECHOWICE-DZIEDZICE WĘGL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IERA KRYSTYNA 43-503 CZECH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2490380" calcext:value-type="float">
            <text:p>2490380</text:p>
          </table:table-cell>
          <table:table-cell office:value-type="string" calcext:value-type="string">
            <text:p>MALCHAREK-BIAŁAS HELENA 43-211 PIASEK OSIEDL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CHAREK-BIAŁAS HELENA 43-211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2490381" calcext:value-type="float">
            <text:p>2490381</text:p>
          </table:table-cell>
          <table:table-cell office:value-type="string" calcext:value-type="string">
            <text:p>MAŁYSIAK GRAŻYNA 43-230 GOCZAŁKOWICE-ZDRÓJ SOŁE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ŁYSIAK GRAŻYN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490383" calcext:value-type="float">
            <text:p>2490383</text:p>
          </table:table-cell>
          <table:table-cell office:value-type="string" calcext:value-type="string">
            <text:p>MIZERA GRAŻYNA 43-230 GOCZAŁKOWICE-ZDRÓJ P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ZERA GRAŻYN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2490385" calcext:value-type="float">
            <text:p>2490385</text:p>
          </table:table-cell>
          <table:table-cell office:value-type="string" calcext:value-type="string">
            <text:p>NIKIEL STEFANIA 43-230 GOCZAŁKOWICE-ZDRÓJ P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KIEL STEFANI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2490386" calcext:value-type="float">
            <text:p>2490386</text:p>
          </table:table-cell>
          <table:table-cell office:value-type="string" calcext:value-type="string">
            <text:p>OSTROWSKA BARBARA 43-518 LIGOTA POD LAS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TROWSKA BARBARA 43-518 LIGO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2490387" calcext:value-type="float">
            <text:p>2490387</text:p>
          </table:table-cell>
          <table:table-cell office:value-type="string" calcext:value-type="string">
            <text:p>ORZEŁ KATARZYNA 43-230 GOCZAŁKOWICE-ZDRÓJ P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ZEŁ KATARZYN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2490388" calcext:value-type="float">
            <text:p>2490388</text:p>
          </table:table-cell>
          <table:table-cell office:value-type="string" calcext:value-type="string">
            <text:p>PINOCY ROZALI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NOCY ROZALI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490392" calcext:value-type="float">
            <text:p>2490392</text:p>
          </table:table-cell>
          <table:table-cell office:value-type="string" calcext:value-type="string">
            <text:p>RAJDA HELEN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JDA HELEN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490393" calcext:value-type="float">
            <text:p>2490393</text:p>
          </table:table-cell>
          <table:table-cell office:value-type="string" calcext:value-type="string">
            <text:p>PIETRYJA DANUTA 43-200 PSZCZYNA BISKUPA BEDNOR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TRYJA DANUTA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490394" calcext:value-type="float">
            <text:p>2490394</text:p>
          </table:table-cell>
          <table:table-cell office:value-type="string" calcext:value-type="string">
            <text:p>SKRZYPIEC HELENA 43-211 PIASEK DWORC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RZYPIEC HELENA 43-211 PIAS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490396" calcext:value-type="float">
            <text:p>2490396</text:p>
          </table:table-cell>
          <table:table-cell office:value-type="string" calcext:value-type="string">
            <text:p>SOLOCH BARBAR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OCH BARBAR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490397" calcext:value-type="float">
            <text:p>2490397</text:p>
          </table:table-cell>
          <table:table-cell office:value-type="string" calcext:value-type="string">
            <text:p>SOLOCJ EW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OCJ EWA 43-230 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490398" calcext:value-type="float">
            <text:p>2490398</text:p>
          </table:table-cell>
          <table:table-cell office:value-type="string" calcext:value-type="string">
            <text:p>KIERMASZ RENATA 43-241 ŁĄKA WCZAS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ERMASZ RENATA 43-241 ŁĄKA W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2490399" calcext:value-type="float">
            <text:p>2490399</text:p>
          </table:table-cell>
          <table:table-cell office:value-type="string" calcext:value-type="string">
            <text:p>KLEPEK ANNA 43-346 BIELSKO-BIAŁA MŁODEJ POLS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EPEK ANNA 43-346 BIELSKO-B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2490400" calcext:value-type="float">
            <text:p>2490400</text:p>
          </table:table-cell>
          <table:table-cell office:value-type="string" calcext:value-type="string">
            <text:p>ŚWIERKOT JADWIG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WIERKOT JADWIG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2490401" calcext:value-type="float">
            <text:p>2490401</text:p>
          </table:table-cell>
          <table:table-cell office:value-type="string" calcext:value-type="string">
            <text:p>SZEWCZULAK ELŻBIETA 43-241 ŁĄKA 100-LEC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EWCZULAK ELŻBIETA 43-241 ŁĄ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2490402" calcext:value-type="float">
            <text:p>2490402</text:p>
          </table:table-cell>
          <table:table-cell office:value-type="string" calcext:value-type="string">
            <text:p>RADWAŃSKA BARBARA 43-502 CZECHOWICE-DZIEDZCE STAW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WAŃSKA BARBARA 43-502 CZEC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490403" calcext:value-type="float">
            <text:p>2490403</text:p>
          </table:table-cell>
          <table:table-cell office:value-type="string" calcext:value-type="string">
            <text:p>WIZNER ELŻBIET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ZNER ELŻBIET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490404" calcext:value-type="float">
            <text:p>2490404</text:p>
          </table:table-cell>
          <table:table-cell office:value-type="string" calcext:value-type="string">
            <text:p>NOWARSKA HELENA 43-100 TYCHY PRZEMYSŁ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ARSKA HELENA 43-100 TYCHY 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2490406" calcext:value-type="float">
            <text:p>2490406</text:p>
          </table:table-cell>
          <table:table-cell office:value-type="string" calcext:value-type="string">
            <text:p>BRZESKI MACIEJ 43-230 GOCZAŁKOWICE-ZDRÓJ RÓ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ZESKI MACIEJ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490407" calcext:value-type="float">
            <text:p>2490407</text:p>
          </table:table-cell>
          <table:table-cell office:value-type="string" calcext:value-type="string">
            <text:p>CHUDY GRZEGORZ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UDY GRZEGORZ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490409" calcext:value-type="float">
            <text:p>2490409</text:p>
          </table:table-cell>
          <table:table-cell office:value-type="string" calcext:value-type="string">
            <text:p>GŁĄB ANDRZEJ 43-230 GOCZAŁKOWICE-ZDRÓJ P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ŁĄB ANDRZEJ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490410" calcext:value-type="float">
            <text:p>2490410</text:p>
          </table:table-cell>
          <table:table-cell office:value-type="string" calcext:value-type="string">
            <text:p>GŁUPCZYK PIOTR 43-502 CZECHOWICE-DZIEDZICE ZAM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ŁUPCZYK PIOTR 43-502 CZECH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490411" calcext:value-type="float">
            <text:p>2490411</text:p>
          </table:table-cell>
          <table:table-cell office:value-type="string" calcext:value-type="string">
            <text:p>GOLA KAZIMIERZ 43-243 WISŁA-WIELKA HODOWC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LA KAZIMIERZ 43-243 WISŁA-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2490416" calcext:value-type="float">
            <text:p>2490416</text:p>
          </table:table-cell>
          <table:table-cell office:value-type="string" calcext:value-type="string">
            <text:p>KOŁOCZEK STANISŁAW 43-516 ZABRZEG MACIEJ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ŁOCZEK STANISŁAW 43-516 ZAB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490417" calcext:value-type="float">
            <text:p>2490417</text:p>
          </table:table-cell>
          <table:table-cell office:value-type="string" calcext:value-type="string">
            <text:p>BIERNAT MONIKA 43-502 CZECHOWICE-DZIEDZICE MICKIE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ERNAT MONIKA 43-502 CZECH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2490419" calcext:value-type="float">
            <text:p>2490419</text:p>
          </table:table-cell>
          <table:table-cell office:value-type="string" calcext:value-type="string">
            <text:p>LESIK ROMUALD 43-230 GOCZAŁKOWICE-ZDRÓJ KORFANT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SIK ROMUALD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490421" calcext:value-type="float">
            <text:p>2490421</text:p>
          </table:table-cell>
          <table:table-cell office:value-type="string" calcext:value-type="string">
            <text:p>MENDZLA MAREK 43-230 GOCZAŁKOWICE-ZDRÓJ DĘB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NDZLA MAREK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2490422" calcext:value-type="float">
            <text:p>2490422</text:p>
          </table:table-cell>
          <table:table-cell office:value-type="string" calcext:value-type="string">
            <text:p>MICHALIK STANISŁAW 43-229 RUDOŁTOWICE WYCEC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HALIK STANISŁAW 43-229 RUD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2490423" calcext:value-type="float">
            <text:p>2490423</text:p>
          </table:table-cell>
          <table:table-cell office:value-type="string" calcext:value-type="string">
            <text:p>MÓJ ZENON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ÓJ ZENON 43-230 GOCZAŁKOWICE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2490426" calcext:value-type="float">
            <text:p>2490426</text:p>
          </table:table-cell>
          <table:table-cell office:value-type="string" calcext:value-type="string">
            <text:p>MROZIK HENRYK 43-200 PSCZYNA L.MIAR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OZIK HENRYK 43-200 PSCZYNA 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490427" calcext:value-type="float">
            <text:p>2490427</text:p>
          </table:table-cell>
          <table:table-cell office:value-type="string" calcext:value-type="string">
            <text:p>NIEDZWIEDŹ IRENEUSZ 43-502 CZECHOWICE-DZIEDZICE BESTWI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EDZWIEDŹ IRENEUSZ 43-502 C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490430" calcext:value-type="float">
            <text:p>2490430</text:p>
          </table:table-cell>
          <table:table-cell office:value-type="string" calcext:value-type="string">
            <text:p>FUCHS JÓZEF 43-230 GOCZAŁKOWICE-ZDRÓJ GÓ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CHS JÓZEF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249032" calcext:value-type="float">
            <text:p>4249032</text:p>
          </table:table-cell>
          <table:table-cell office:value-type="string" calcext:value-type="string">
            <text:p>PUSTELNIK ADAM 43-227 MIEDŹNA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STELNIK ADAM 43-227 MIEDŹ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2490433" calcext:value-type="float">
            <text:p>2490433</text:p>
          </table:table-cell>
          <table:table-cell office:value-type="string" calcext:value-type="string">
            <text:p>KLIŚ MARIA 43-229 ĆWIKLICE WOLNOŚ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Ś MARIA 43-229 ĆWIKLICE WO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490435" calcext:value-type="float">
            <text:p>2490435</text:p>
          </table:table-cell>
          <table:table-cell office:value-type="string" calcext:value-type="string">
            <text:p>PUSTELNIK JANUSZ 43-211 CZARKÓW POWSTAŃCÓW ŚLĄSK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STELNIK JANUSZ 43-211 CZARKÓ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490437" calcext:value-type="float">
            <text:p>2490437</text:p>
          </table:table-cell>
          <table:table-cell office:value-type="string" calcext:value-type="string">
            <text:p>SNACZKE FRANCISZEK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NACZKE FRANCISZEK 43-230 GO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490438" calcext:value-type="float">
            <text:p>2490438</text:p>
          </table:table-cell>
          <table:table-cell office:value-type="string" calcext:value-type="string">
            <text:p>ŚWIERKOT ANTONI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WIERKOT ANTONI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490440" calcext:value-type="float">
            <text:p>2490440</text:p>
          </table:table-cell>
          <table:table-cell office:value-type="string" calcext:value-type="string">
            <text:p>TATOŃ ADAM 43-502 CZECHOWICE-DZIEDZICE ZAM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TOŃ ADAM 43-502 CZECHOWICE-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2490442" calcext:value-type="float">
            <text:p>2490442</text:p>
          </table:table-cell>
          <table:table-cell office:value-type="string" calcext:value-type="string">
            <text:p>WRONA CZESŁAW 43-230 GOCZAŁKOWICE-ZDRÓJ LIP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ONA CZESŁAW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2490447" calcext:value-type="float">
            <text:p>2490447</text:p>
          </table:table-cell>
          <table:table-cell office:value-type="string" calcext:value-type="string">
            <text:p>CZERWIONKA MONIK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RWIONKA MONIKA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2490449" calcext:value-type="float">
            <text:p>2490449</text:p>
          </table:table-cell>
          <table:table-cell office:value-type="string" calcext:value-type="string">
            <text:p>BŁAUT HUBERT 43-230 GOCZAŁKOWICE-ZDRÓJ <text:s/>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ŁAUT HUBERT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490451" calcext:value-type="float">
            <text:p>2490451</text:p>
          </table:table-cell>
          <table:table-cell office:value-type="string" calcext:value-type="string">
            <text:p>GOSZYC WOJCIECH 43-200 PSZCZYNA KORFANT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SZYC WOJCIECH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2490452" calcext:value-type="float">
            <text:p>2490452</text:p>
          </table:table-cell>
          <table:table-cell office:value-type="string" calcext:value-type="string">
            <text:p>GRABOWSKA JANINA 43-230 GOCZAŁKOWICE-ZDRÓJ <text:s/>RÓ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BOWSKA JANIN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490453" calcext:value-type="float">
            <text:p>2490453</text:p>
          </table:table-cell>
          <table:table-cell office:value-type="string" calcext:value-type="string">
            <text:p>GRAJCAREK DANUTA 43-200 PSZCZYNA SZNELOWI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JCAREK DANUTA 43-200 PSZCZ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490454" calcext:value-type="float">
            <text:p>2490454</text:p>
          </table:table-cell>
          <table:table-cell office:value-type="string" calcext:value-type="string">
            <text:p>GRYGIER EUGENI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YGIER EUGENI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490458" calcext:value-type="float">
            <text:p>2490458</text:p>
          </table:table-cell>
          <table:table-cell office:value-type="string" calcext:value-type="string">
            <text:p>JACEK DANUTA 43-230 GOCZAŁKOWICE-ZDRÓJ <text:s/>STAROP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CEK DANUT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490460" calcext:value-type="float">
            <text:p>2490460</text:p>
          </table:table-cell>
          <table:table-cell office:value-type="string" calcext:value-type="string">
            <text:p>JONDERKO JACEK 43-230 GOCZAŁKOWICE-ZDRÓJ <text:s/>KRZYŻ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NDERKO JACEK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2490462" calcext:value-type="float">
            <text:p>2490462</text:p>
          </table:table-cell>
          <table:table-cell office:value-type="string" calcext:value-type="string">
            <text:p>KLOC MARIAN 43-230 GOCZAŁKOWICE-ZDRÓJ <text:s/>KRZYŻ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OC MARIAN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2490464" calcext:value-type="float">
            <text:p>2490464</text:p>
          </table:table-cell>
          <table:table-cell office:value-type="string" calcext:value-type="string">
            <text:p>KORCZYK JOANNA 43-230 GOCZAŁKOWICE-ZDRÓJ <text:s/>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CZYK JOANN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2490465" calcext:value-type="float">
            <text:p>2490465</text:p>
          </table:table-cell>
          <table:table-cell office:value-type="string" calcext:value-type="string">
            <text:p>KOZIK MARI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IK MARI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490468" calcext:value-type="float">
            <text:p>2490468</text:p>
          </table:table-cell>
          <table:table-cell office:value-type="string" calcext:value-type="string">
            <text:p>MROWIEC KRZYSZTOF 43-230 GOCZAŁKOWICE-ZDRÓJ <text:s/>GRANI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OWIEC KRZYSZTOF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490469" calcext:value-type="float">
            <text:p>2490469</text:p>
          </table:table-cell>
          <table:table-cell office:value-type="string" calcext:value-type="string">
            <text:p>POKORNY ELŻBIETA 43-230 GOCZAŁKOWICE-ZDRÓJ <text:s/>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KORNY ELŻBIET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2490470" calcext:value-type="float">
            <text:p>2490470</text:p>
          </table:table-cell>
          <table:table-cell office:value-type="string" calcext:value-type="string">
            <text:p>ROKITA BOŻEN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KITA BOŻEN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2490471" calcext:value-type="float">
            <text:p>2490471</text:p>
          </table:table-cell>
          <table:table-cell office:value-type="string" calcext:value-type="string">
            <text:p>ROZMUS ANTONI 41-403 CHEŁM ŚLĄSKI KOLBER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MUS ANTONI 41-403 CHEŁM ŚLĄ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2490474" calcext:value-type="float">
            <text:p>2490474</text:p>
          </table:table-cell>
          <table:table-cell office:value-type="string" calcext:value-type="string">
            <text:p>KLOC IRENEUSZ 43-230 GOCZAŁKOWICE-ZDRÓJ <text:s/>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OC IRENEUSZ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2490475" calcext:value-type="float">
            <text:p>2490475</text:p>
          </table:table-cell>
          <table:table-cell office:value-type="string" calcext:value-type="string">
            <text:p>SINKA MARIAN 43-200 PSZCZYNA G.MORC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KA MARIAN 43-200 PSZCZYNA 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490481" calcext:value-type="float">
            <text:p>2490481</text:p>
          </table:table-cell>
          <table:table-cell office:value-type="string" calcext:value-type="string">
            <text:p>SNACZKE MARI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NACZKE MARI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490484" calcext:value-type="float">
            <text:p>2490484</text:p>
          </table:table-cell>
          <table:table-cell office:value-type="string" calcext:value-type="string">
            <text:p>WUDECKA EWA 40-003 KATOWICE TEATRA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UDECKA EWA 40-003 KATOWICE T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490486" calcext:value-type="float">
            <text:p>2490486</text:p>
          </table:table-cell>
          <table:table-cell office:value-type="string" calcext:value-type="string">
            <text:p>DUDEK BEATA 43-516 ZABRZEG DO ZAPOR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DEK BEATA 43-516 ZABRZEG D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2490487" calcext:value-type="float">
            <text:p>2490487</text:p>
          </table:table-cell>
          <table:table-cell office:value-type="string" calcext:value-type="string">
            <text:p>MROWIEC MARIOLA 43-245 STUDZIONKA WODZISLAW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OWIEC MARIOLA 43-245 STUDZI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2490489" calcext:value-type="float">
            <text:p>2490489</text:p>
          </table:table-cell>
          <table:table-cell office:value-type="string" calcext:value-type="string">
            <text:p>WRZOŁ ANNA 43-518 LIGOTA ZACIS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ZOŁ ANNA 43-518 LIGOTA ZACI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490491" calcext:value-type="float">
            <text:p>2490491</text:p>
          </table:table-cell>
          <table:table-cell office:value-type="string" calcext:value-type="string">
            <text:p>ŻEMŁA JÓZEF 43-227 GÓRA POZNA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EMŁA JÓZEF 43-227 GÓRA POZNAŃ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490493" calcext:value-type="float">
            <text:p>2490493</text:p>
          </table:table-cell>
          <table:table-cell office:value-type="string" calcext:value-type="string">
            <text:p>ZMEŁTY BOŻEN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MEŁTY BOŻEN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2490508" calcext:value-type="float">
            <text:p>2490508</text:p>
          </table:table-cell>
          <table:table-cell office:value-type="string" calcext:value-type="string">
            <text:p>SZYPUŁA ŁUKASZ 43-516 ZABRZEG MACIEJ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YPUŁA ŁUKASZ 43-516 ZABRZE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490516" calcext:value-type="float">
            <text:p>2490516</text:p>
          </table:table-cell>
          <table:table-cell office:value-type="string" calcext:value-type="string">
            <text:p>LUBECKA KRYSTYNA 43-200 PSZCZYNA GUSTAWA MORC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BECKA KRYSTYNA 43-200 PSZCZ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2490519" calcext:value-type="float">
            <text:p>2490519</text:p>
          </table:table-cell>
          <table:table-cell office:value-type="string" calcext:value-type="string">
            <text:p>NOWAK MARTA 43-436 GÓRKI WIELK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AK MARTA 43-436 GÓRKI WIEL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490531" calcext:value-type="float">
            <text:p>2490531</text:p>
          </table:table-cell>
          <table:table-cell office:value-type="string" calcext:value-type="string">
            <text:p>SPORA EWA 43-211 CZARKÓW POWSTAŃCÓW ŚLĄSK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RA EWA 43-211 CZARKÓW POWS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490536" calcext:value-type="float">
            <text:p>2490536</text:p>
          </table:table-cell>
          <table:table-cell office:value-type="string" calcext:value-type="string">
            <text:p>LAZAREK BOGDAN 43-200 PSZCZYNA GOŁĘB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ZAREK BOGDAN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2490538" calcext:value-type="float">
            <text:p>2490538</text:p>
          </table:table-cell>
          <table:table-cell office:value-type="string" calcext:value-type="string">
            <text:p>MAROSZEK TERESA 43-200 PSZCZYNA MORC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OSZEK TERESA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2490540" calcext:value-type="float">
            <text:p>2490540</text:p>
          </table:table-cell>
          <table:table-cell office:value-type="string" calcext:value-type="string">
            <text:p>PANOL BARBARA 43-229 RUDOŁTOWICE WOLNOŚ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NOL BARBARA 43-229 RUDOŁT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2490544" calcext:value-type="float">
            <text:p>2490544</text:p>
          </table:table-cell>
          <table:table-cell office:value-type="string" calcext:value-type="string">
            <text:p>RADUSZEWSKA EWA 43-230 GOCZAŁKOWICE-ZDRÓJ HANDL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DUSZEWSKA EW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490549" calcext:value-type="float">
            <text:p>2490549</text:p>
          </table:table-cell>
          <table:table-cell office:value-type="string" calcext:value-type="string">
            <text:p>KOPEĆ ŁUCJ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PEĆ ŁUCJ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490550" calcext:value-type="float">
            <text:p>2490550</text:p>
          </table:table-cell>
          <table:table-cell office:value-type="string" calcext:value-type="string">
            <text:p>WRÓBEL DANUTA 43-230 GOCZAŁKOWICE-ZDRÓJ KORFANT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ÓBEL DANUT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2490551" calcext:value-type="float">
            <text:p>2490551</text:p>
          </table:table-cell>
          <table:table-cell office:value-type="string" calcext:value-type="string">
            <text:p>ZĄBEK TERESA 43-230 GOCZAŁKOWICE-ZDRÓJ KOLEJ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ĄBEK TERES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490553" calcext:value-type="float">
            <text:p>2490553</text:p>
          </table:table-cell>
          <table:table-cell office:value-type="string" calcext:value-type="string">
            <text:p>MATYSZKIEWICZ BEATA 43-230 GOCZAŁKOWICE-ZDRÓJ WIŚ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YSZKIEWICZ BEATA 43-230 GO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2490554" calcext:value-type="float">
            <text:p>2490554</text:p>
          </table:table-cell>
          <table:table-cell office:value-type="string" calcext:value-type="string">
            <text:p>WĄSEK TOMASZ 43-502 CZECHOWICE-DZIEDZICE KRĘ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ĄSEK TOMASZ 43-502 CZECH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490555" calcext:value-type="float">
            <text:p>2490555</text:p>
          </table:table-cell>
          <table:table-cell office:value-type="string" calcext:value-type="string">
            <text:p>CZYLOK ELŻBIETA 43-230 GOCZAŁKOWICE-ZDRÓJ <text:s/>PR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YLOK ELŻBIET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490556" calcext:value-type="float">
            <text:p>2490556</text:p>
          </table:table-cell>
          <table:table-cell office:value-type="string" calcext:value-type="string">
            <text:p>STEC ALEKSANDER 43-243 WISŁA-WIELKA POGO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C ALEKSANDER 43-243 WISŁA-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490558" calcext:value-type="float">
            <text:p>2490558</text:p>
          </table:table-cell>
          <table:table-cell office:value-type="string" calcext:value-type="string">
            <text:p>WYROBEK EWA 43-230 GOCZAŁKOWICE-ZDRÓJ <text:s/>LIP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YROBEK EW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2490559" calcext:value-type="float">
            <text:p>2490559</text:p>
          </table:table-cell>
          <table:table-cell office:value-type="string" calcext:value-type="string">
            <text:p>ROŻEK BOGUSŁAW 43-200 PSZCZYNA CEGIELNIA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ŻEK BOGUSŁAW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2490562" calcext:value-type="float">
            <text:p>2490562</text:p>
          </table:table-cell>
          <table:table-cell office:value-type="string" calcext:value-type="string">
            <text:p>ZWOLSKI JOANNA 43-230 GOCZAŁKOWICE-ZDRÓJ <text:s/>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WOLSKI JOANN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490563" calcext:value-type="float">
            <text:p>2490563</text:p>
          </table:table-cell>
          <table:table-cell office:value-type="string" calcext:value-type="string">
            <text:p>RYCHLIK BARBARA 43-230 GOCZAŁKOWICE-ZDRÓJ JEZI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YCHLIK BARBAR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490574" calcext:value-type="float">
            <text:p>2490574</text:p>
          </table:table-cell>
          <table:table-cell office:value-type="string" calcext:value-type="string">
            <text:p>FOJT DANUTA 43-267 SUSZEC NA GRABÓW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JT DANUTA 43-267 SUSZEC NA 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490576" calcext:value-type="float">
            <text:p>2490576</text:p>
          </table:table-cell>
          <table:table-cell office:value-type="string" calcext:value-type="string">
            <text:p>KAMIŃSKA IRENA 43-200 PSZCZYNA ŁOKIE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MIŃSKA IREN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490579" calcext:value-type="float">
            <text:p>2490579</text:p>
          </table:table-cell>
          <table:table-cell office:value-type="string" calcext:value-type="string">
            <text:p>LINDERT BOGUSŁAWA 43-512 BESTWINA ZIEL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DERT BOGUSŁAWA 43-512 BEST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490582" calcext:value-type="float">
            <text:p>2490582</text:p>
          </table:table-cell>
          <table:table-cell office:value-type="string" calcext:value-type="string">
            <text:p>PIEPRZYK WŁODZIMIERZ 43-200 PSZCZYNA RZEPA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PRZYK WŁODZIMIERZ 43-200 P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490583" calcext:value-type="float">
            <text:p>2490583</text:p>
          </table:table-cell>
          <table:table-cell office:value-type="string" calcext:value-type="string">
            <text:p>TWOREK ROMAN 43-400 BIELSKO-BIAŁA ŁAGO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WOREK ROMAN 43-400 BIELSKO-B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2490586" calcext:value-type="float">
            <text:p>2490586</text:p>
          </table:table-cell>
          <table:table-cell office:value-type="string" calcext:value-type="string">
            <text:p>WILK WOJCIECH 43-603 JAWORZNO DŁUGOSZY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LK WOJCIECH 43-603 JAWORZN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2490587" calcext:value-type="float">
            <text:p>2490587</text:p>
          </table:table-cell>
          <table:table-cell office:value-type="string" calcext:value-type="string">
            <text:p>KOPEĆ AGNIESZKA 43-230 GOCZAŁKOWICE-ZDRÓJ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PEĆ AGNIESZK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2490588" calcext:value-type="float">
            <text:p>2490588</text:p>
          </table:table-cell>
          <table:table-cell office:value-type="string" calcext:value-type="string">
            <text:p>KUCHARSKA ANN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CHARSKA ANN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2490590" calcext:value-type="float">
            <text:p>2490590</text:p>
          </table:table-cell>
          <table:table-cell office:value-type="string" calcext:value-type="string">
            <text:p>KRAUS ANDRZEJ 43-215 JANKOWICE 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AUS ANDRZEJ 43-215 JAN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490596" calcext:value-type="float">
            <text:p>2490596</text:p>
          </table:table-cell>
          <table:table-cell office:value-type="string" calcext:value-type="string">
            <text:p>KUBINA DANUTA 43-230 GOCZAŁKOWICE-ZDRÓJ P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BINA DANUT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490598" calcext:value-type="float">
            <text:p>2490598</text:p>
          </table:table-cell>
          <table:table-cell office:value-type="string" calcext:value-type="string">
            <text:p>PIASECKA IRENA 43-100 TYCHY EDIS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ASECKA IRENA 43-100 TYCHY E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2490599" calcext:value-type="float">
            <text:p>2490599</text:p>
          </table:table-cell>
          <table:table-cell office:value-type="string" calcext:value-type="string">
            <text:p>MACHALICA LIDIA 43-502 CZECHOWICE-DZIEDZICE CIENI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CHALICA LIDIA 43-502 CZECH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490600" calcext:value-type="float">
            <text:p>2490600</text:p>
          </table:table-cell>
          <table:table-cell office:value-type="string" calcext:value-type="string">
            <text:p>SOJKA GRAŻYNA 43-230 GOCZAŁKOWICE-ZDRÓJ KRÓ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JKA GRAŻYN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490601" calcext:value-type="float">
            <text:p>2490601</text:p>
          </table:table-cell>
          <table:table-cell office:value-type="string" calcext:value-type="string">
            <text:p>BOJARSKA ROZALIA 43-230 GOCZAŁKOWICE-ZDRÓJ JEZI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JARSKA ROZALI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490602" calcext:value-type="float">
            <text:p>2490602</text:p>
          </table:table-cell>
          <table:table-cell office:value-type="string" calcext:value-type="string">
            <text:p>SOJKA KRYSTYN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JKA KRYSTYN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490603" calcext:value-type="float">
            <text:p>2490603</text:p>
          </table:table-cell>
          <table:table-cell office:value-type="string" calcext:value-type="string">
            <text:p>KRÓL EWA 43-230 GOCZAŁKOWICE-ZDRÓJ DARW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ÓL EWA 43-230 GOCZAŁKOWICE-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2490604" calcext:value-type="float">
            <text:p>2490604</text:p>
          </table:table-cell>
          <table:table-cell office:value-type="string" calcext:value-type="string">
            <text:p>LORENC ARKADIUSZ 43-502 CZECHOWICE-DZIEDZICE WĄ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RENC ARKADIUSZ 43-502 CZECH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490611" calcext:value-type="float">
            <text:p>2490611</text:p>
          </table:table-cell>
          <table:table-cell office:value-type="string" calcext:value-type="string">
            <text:p>KRÓL-SIERADZKA DANUT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ÓL-SIERADZKA DANUTA 43-230 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2490612" calcext:value-type="float">
            <text:p>2490612</text:p>
          </table:table-cell>
          <table:table-cell office:value-type="string" calcext:value-type="string">
            <text:p>MAKOWSKA IWONA 43-200 PSZCZYNA NARCYZ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OWSKA IWON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490614" calcext:value-type="float">
            <text:p>2490614</text:p>
          </table:table-cell>
          <table:table-cell office:value-type="string" calcext:value-type="string">
            <text:p>SPYRA BOŻENA 43-230 GOCZAŁKOWICE-ZDRÓJ ŻEROM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YRA BOŻEN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2490615" calcext:value-type="float">
            <text:p>2490615</text:p>
          </table:table-cell>
          <table:table-cell office:value-type="string" calcext:value-type="string">
            <text:p>ADAMUS KRYSTYNA 43-23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AMUS KRYSTYN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2490616" calcext:value-type="float">
            <text:p>2490616</text:p>
          </table:table-cell>
          <table:table-cell office:value-type="string" calcext:value-type="string">
            <text:p>KOPCZYK BARBARA 43-100 TYCHY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PCZYK BARBARA 43-100 TYCHY 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490618" calcext:value-type="float">
            <text:p>2490618</text:p>
          </table:table-cell>
          <table:table-cell office:value-type="string" calcext:value-type="string">
            <text:p>CZYSZ JOANNA 43-230 GOCZAŁKOWICE-ZDRÓJ BO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YSZ JOANN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490619" calcext:value-type="float">
            <text:p>2490619</text:p>
          </table:table-cell>
          <table:table-cell office:value-type="string" calcext:value-type="string">
            <text:p>WYROBEK BEATA 43-229 ĆWIKLICE KOMBATANT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YROBEK BEATA 43-229 ĆWIKL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490620" calcext:value-type="float">
            <text:p>2490620</text:p>
          </table:table-cell>
          <table:table-cell office:value-type="string" calcext:value-type="string">
            <text:p>KOWALIK GABRIELA 43-230 GOCZAŁKOWICE-ZDRÓJ P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WALIK GABRIELA 43-23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2490621" calcext:value-type="float">
            <text:p>2490621</text:p>
          </table:table-cell>
          <table:table-cell office:value-type="string" calcext:value-type="string">
            <text:p>TOMASIEWICZ SONIA 43-230 GOCZAŁKOWICE-ZDRÓJ HOŻ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ASIEWICZ SONIA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2490622" calcext:value-type="float">
            <text:p>2490622</text:p>
          </table:table-cell>
          <table:table-cell office:value-type="string" calcext:value-type="string">
            <text:p>KOCZY EWA 43-200 PSZCZYNA STASZI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CZY EWA 43-200 PSZCZYNA STA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2490623" calcext:value-type="float">
            <text:p>2490623</text:p>
          </table:table-cell>
          <table:table-cell office:value-type="string" calcext:value-type="string">
            <text:p>KOTAS JOLANTA 43-230 GOCZAŁKOWICE-ZDRÓJ <text:s/>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TAS JOLANT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490624" calcext:value-type="float">
            <text:p>2490624</text:p>
          </table:table-cell>
          <table:table-cell office:value-type="string" calcext:value-type="string">
            <text:p>BIEGIER RÓŻA 43-230 GOCZAŁKOWICE-ZDRÓJ P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EGIER RÓŻ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490625" calcext:value-type="float">
            <text:p>2490625</text:p>
          </table:table-cell>
          <table:table-cell office:value-type="string" calcext:value-type="string">
            <text:p>SIKORA PIOTR 43-450 USTROŃ SZERO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KORA PIOTR 43-450 USTROŃ S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490627" calcext:value-type="float">
            <text:p>2490627</text:p>
          </table:table-cell>
          <table:table-cell office:value-type="string" calcext:value-type="string">
            <text:p>PAWLUSIAK URSZUL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WLUSIAK URSZULA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2490628" calcext:value-type="float">
            <text:p>2490628</text:p>
          </table:table-cell>
          <table:table-cell office:value-type="string" calcext:value-type="string">
            <text:p>URDZOŃ IWONA 43-230 GOCZAŁKOWICE-ZDRÓJ KRYNICZA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DZOŃ IWON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490629" calcext:value-type="float">
            <text:p>2490629</text:p>
          </table:table-cell>
          <table:table-cell office:value-type="string" calcext:value-type="string">
            <text:p>SKORUPA JERZY 43-230 GOCZAŁKOWICE-ZDRÓJ LET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ORUPA JERZY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490631" calcext:value-type="float">
            <text:p>2490631</text:p>
          </table:table-cell>
          <table:table-cell office:value-type="string" calcext:value-type="string">
            <text:p>MAĆKOWSKA ANNA 43-230 GOCZAŁKOWICE-ZDRÓJ KOPER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ĆKOWSKA ANN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490635" calcext:value-type="float">
            <text:p>2490635</text:p>
          </table:table-cell>
          <table:table-cell office:value-type="string" calcext:value-type="string">
            <text:p>KLOC BARBARA KOSTKA AGATA 43-230 GOCZAŁKOWICE-ZDRÓJ PCK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OC BARBARA KOSTKA AGATA 43-2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490636" calcext:value-type="float">
            <text:p>2490636</text:p>
          </table:table-cell>
          <table:table-cell office:value-type="string" calcext:value-type="string">
            <text:p>PIECZKA ELŻBIETA 43-200 PSZCZYNA ZŁ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CZKA ELŻBIETA 43-200 PSZCZ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2490638" calcext:value-type="float">
            <text:p>2490638</text:p>
          </table:table-cell>
          <table:table-cell office:value-type="string" calcext:value-type="string">
            <text:p>MAĆKOWSKA KATARZYNA 43-230 GOCZAŁKOWICE-ZDRÓJ WIŚ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ĆKOWSKA KATARZYNA 43-230 GO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2490641" calcext:value-type="float">
            <text:p>2490641</text:p>
          </table:table-cell>
          <table:table-cell office:value-type="string" calcext:value-type="string">
            <text:p>KOSTKA AGATA 43-230 GOCZAŁKOWICE-ZDRÓJ P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TKA AGAT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2490642" calcext:value-type="float">
            <text:p>2490642</text:p>
          </table:table-cell>
          <table:table-cell office:value-type="string" calcext:value-type="string">
            <text:p>SZALA AGNIESZKA 43-241 ŁĄKA ŁUKASIE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ALA AGNIESZKA 43-241 ŁĄKA ŁU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490643" calcext:value-type="float">
            <text:p>2490643</text:p>
          </table:table-cell>
          <table:table-cell office:value-type="string" calcext:value-type="string">
            <text:p>SOLOCH URSZULA 43-230 GOCZAŁKOWICE-ZDRÓJ DĘB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OCH URSZUL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2490645" calcext:value-type="float">
            <text:p>2490645</text:p>
          </table:table-cell>
          <table:table-cell office:value-type="string" calcext:value-type="string">
            <text:p>WRONA JACEK 43-227 FRYDEK MIOD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RONA JACEK 43-227 FRYDEK MIO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2490650" calcext:value-type="float">
            <text:p>2490650</text:p>
          </table:table-cell>
          <table:table-cell office:value-type="string" calcext:value-type="string">
            <text:p>SADLOK KATARZYNA 44-335 JASTRZĘBIE-ZDRÓJ KASZUB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DLOK KATARZYNA 44-335 JASTR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490651" calcext:value-type="float">
            <text:p>2490651</text:p>
          </table:table-cell>
          <table:table-cell office:value-type="string" calcext:value-type="string">
            <text:p>GŁOGOWSKA ANNA 43-200 PSZCZYNA B.ŚMIAŁ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ŁOGOWSKA ANN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2490652" calcext:value-type="float">
            <text:p>2490652</text:p>
          </table:table-cell>
          <table:table-cell office:value-type="string" calcext:value-type="string">
            <text:p>MACIOŁ MARIA 43-211 PIASEK DWORC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CIOŁ MARIA 43-211 PIASEK DW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490653" calcext:value-type="float">
            <text:p>2490653</text:p>
          </table:table-cell>
          <table:table-cell office:value-type="string" calcext:value-type="string">
            <text:p>MAŚKA GABRIEL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ŚKA GABRIEL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490654" calcext:value-type="float">
            <text:p>2490654</text:p>
          </table:table-cell>
          <table:table-cell office:value-type="string" calcext:value-type="string">
            <text:p>DREWNIAK URSZULA 43-516 ZABRZEG WARYŃ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WNIAK URSZULA 43-516 ZABR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490655" calcext:value-type="float">
            <text:p>2490655</text:p>
          </table:table-cell>
          <table:table-cell office:value-type="string" calcext:value-type="string">
            <text:p>NOWAK RYSZARD 43-230 GOCZAŁKOWICE-ZDRÓJ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AK RYSZARD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490656" calcext:value-type="float">
            <text:p>2490656</text:p>
          </table:table-cell>
          <table:table-cell office:value-type="string" calcext:value-type="string">
            <text:p>ZIELIŃSKA IZABELA 43-200 PSZCZYNA ŁOKIE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IELIŃSKA IZABELA 43-200 P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2490657" calcext:value-type="float">
            <text:p>2490657</text:p>
          </table:table-cell>
          <table:table-cell office:value-type="string" calcext:value-type="string">
            <text:p>ORAWSKA DOROTA 430-502 CZECHOWICE-DZIEDZICE KLASZT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AWSKA DOROTA 430-502 CZECH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490658" calcext:value-type="float">
            <text:p>2490658</text:p>
          </table:table-cell>
          <table:table-cell office:value-type="string" calcext:value-type="string">
            <text:p>MAROSZEK MIROSŁAW 43-200 PSZCZYNA MORC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OSZEK MIROSŁAW 43-200 P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2490659" calcext:value-type="float">
            <text:p>2490659</text:p>
          </table:table-cell>
          <table:table-cell office:value-type="string" calcext:value-type="string">
            <text:p>PIASEK TERESA 43-200 PSZCZYNA M.OŚWIĘCIMSK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ASEK TERES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2490660" calcext:value-type="float">
            <text:p>2490660</text:p>
          </table:table-cell>
          <table:table-cell office:value-type="string" calcext:value-type="string">
            <text:p>KAPIAS BEATA 43-230 GOCZAŁKOWICE-ZDRÓJ POŁUDNI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IAS BEATA 43-23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490662" calcext:value-type="float">
            <text:p>2490662</text:p>
          </table:table-cell>
          <table:table-cell office:value-type="string" calcext:value-type="string">
            <text:p>ŻARSKA GRAŻYNA 43-220 ŚWIERCZYNIEC KRĘ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ARSKA GRAŻYNA 43-220 ŚWIERCZ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490663" calcext:value-type="float">
            <text:p>2490663</text:p>
          </table:table-cell>
          <table:table-cell office:value-type="string" calcext:value-type="string">
            <text:p>ŻOGAŁA BARBARA 43-230 GOCZAŁKOWICE-ZDRÓJ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OGAŁA BARBAR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490664" calcext:value-type="float">
            <text:p>2490664</text:p>
          </table:table-cell>
          <table:table-cell office:value-type="string" calcext:value-type="string">
            <text:p>OLEK KRYSTYNA 43-502 CZECHOWICE-DZIEDZICE WYSPIAŃ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EK KRYSTYNA 43-502 CZECH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490668" calcext:value-type="float">
            <text:p>2490668</text:p>
          </table:table-cell>
          <table:table-cell office:value-type="string" calcext:value-type="string">
            <text:p>SOJKA MARIA 43-230 GOCZAŁKOWICE-ZDRÓJ LET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JKA MARI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490669" calcext:value-type="float">
            <text:p>2490669</text:p>
          </table:table-cell>
          <table:table-cell office:value-type="string" calcext:value-type="string">
            <text:p>GAŹDZIK TADEUSZ 41-200 SOSNOWIEC WARNEŃCZY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ŹDZIK TADEUSZ 41-200 SOSN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2490670" calcext:value-type="float">
            <text:p>2490670</text:p>
          </table:table-cell>
          <table:table-cell office:value-type="string" calcext:value-type="string">
            <text:p>SOWA BEATA 43-200 PSZCZYNA WESOŁ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WA BEATA 43-200 PSZCZYNA WE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2490671" calcext:value-type="float">
            <text:p>2490671</text:p>
          </table:table-cell>
          <table:table-cell office:value-type="string" calcext:value-type="string">
            <text:p>GIEL ANNA 43-100 TYCHY KONECZN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EL ANNA 43-100 TYCHY KONECZ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490674" calcext:value-type="float">
            <text:p>2490674</text:p>
          </table:table-cell>
          <table:table-cell office:value-type="string" calcext:value-type="string">
            <text:p>PISZCZEK MAGDALENA 43-200 PSZCZYNA KAZIMIERZA ODNOWICIE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SZCZEK MAGDALENA 43-200 PSZ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2490676" calcext:value-type="float">
            <text:p>2490676</text:p>
          </table:table-cell>
          <table:table-cell office:value-type="string" calcext:value-type="string">
            <text:p>NIKIEL MONIKA 43-230 GOCZAŁKOWICE-ZDRÓJ P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KIEL MONIK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2490677" calcext:value-type="float">
            <text:p>2490677</text:p>
          </table:table-cell>
          <table:table-cell office:value-type="string" calcext:value-type="string">
            <text:p>PIETRZYK MONIKA 43-230 GOCZAŁKOWICE-ZDRÓJ LIP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TRZYK MONIK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2490678" calcext:value-type="float">
            <text:p>2490678</text:p>
          </table:table-cell>
          <table:table-cell office:value-type="string" calcext:value-type="string">
            <text:p>AUGUSTYN MARZENA 43-514 KANIÓW DANK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GUSTYN MARZENA 43-514 KANI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2490681" calcext:value-type="float">
            <text:p>2490681</text:p>
          </table:table-cell>
          <table:table-cell office:value-type="string" calcext:value-type="string">
            <text:p>KANIK ANNA 43-200 PSZCZYNA B.ŚMIAŁ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IK ANNA 43-200 PSZCZYNA B.Ś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490684" calcext:value-type="float">
            <text:p>2490684</text:p>
          </table:table-cell>
          <table:table-cell office:value-type="string" calcext:value-type="string">
            <text:p>MUSOLF KORNELIA 43-23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OLF KORNELIA 43-23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2490685" calcext:value-type="float">
            <text:p>2490685</text:p>
          </table:table-cell>
          <table:table-cell office:value-type="string" calcext:value-type="string">
            <text:p>TOMICZEK AGNIESZKA 43-502 CZECHOWICE-DZIEDZICE STASZI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ICZEK AGNIESZKA 43-502 CZE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490687" calcext:value-type="float">
            <text:p>2490687</text:p>
          </table:table-cell>
          <table:table-cell office:value-type="string" calcext:value-type="string">
            <text:p>MACURA JANINA 43-520 FRELICHÓW OKRĘŻ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CURA JANINA 43-520 FRELICH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2490690" calcext:value-type="float">
            <text:p>2490690</text:p>
          </table:table-cell>
          <table:table-cell office:value-type="string" calcext:value-type="string">
            <text:p>SZWED AGNIESZKA 43-502 CZECHOWICE-DZIEDZICE LEGION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WED AGNIESZKA 43-502 CZECH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490703" calcext:value-type="float">
            <text:p>2490703</text:p>
          </table:table-cell>
          <table:table-cell office:value-type="string" calcext:value-type="string">
            <text:p>MOSZKOWICZ TADEUSZ 43-100 TYCHY SKA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SZKOWICZ TADEUSZ 43-100 TYC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490707" calcext:value-type="float">
            <text:p>2490707</text:p>
          </table:table-cell>
          <table:table-cell office:value-type="string" calcext:value-type="string">
            <text:p>TELEGA JOLANTA 32-626 JAWISZOWICE BRZ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LEGA JOLANTA 32-626 JAWISZ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2490708" calcext:value-type="float">
            <text:p>2490708</text:p>
          </table:table-cell>
          <table:table-cell office:value-type="string" calcext:value-type="string">
            <text:p>KOZIK BARTŁOMIEJ 43-502 CZECHOWICE-DZIEDZICE MICKIE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IK BARTŁOMIEJ 43-502 CZECH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2490710" calcext:value-type="float">
            <text:p>2490710</text:p>
          </table:table-cell>
          <table:table-cell office:value-type="string" calcext:value-type="string">
            <text:p>MĘŻYK CELINA 43-245 STUDZIONKA POWSTAŃC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ĘŻYK CELINA 43-245 STUDZION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490711" calcext:value-type="float">
            <text:p>2490711</text:p>
          </table:table-cell>
          <table:table-cell office:value-type="string" calcext:value-type="string">
            <text:p>MROZIK GRAŻYNA <text:s/>43-200 PSZCZYNA K.MIAR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OZIK GRAŻYNA <text:s/>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490712" calcext:value-type="float">
            <text:p>2490712</text:p>
          </table:table-cell>
          <table:table-cell office:value-type="string" calcext:value-type="string">
            <text:p>SZENDZELORZ-KUBINA MARIOLA 43-230 GOCZAŁKOWICE-ZDRÓJ P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ENDZELORZ-KUBINA MARIOLA 43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490714" calcext:value-type="float">
            <text:p>2490714</text:p>
          </table:table-cell>
          <table:table-cell office:value-type="string" calcext:value-type="string">
            <text:p>KOKOSZKA ELŻBIETA 43-200 PSZCZYNA KAZIMIER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KOSZKA ELŻBIETA 43-200 P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490715" calcext:value-type="float">
            <text:p>2490715</text:p>
          </table:table-cell>
          <table:table-cell office:value-type="string" calcext:value-type="string">
            <text:p>BALSKA-GULEWICZ AGATA 43-300 BIELSKO-BIAŁA RY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LSKA-GULEWICZ AGATA 43-300 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2490719" calcext:value-type="float">
            <text:p>2490719</text:p>
          </table:table-cell>
          <table:table-cell office:value-type="string" calcext:value-type="string">
            <text:p>PRUSZKOWSKA EWA 43-200 PSZCZYNA WESOŁ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USZKOWSKA EWA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490721" calcext:value-type="float">
            <text:p>2490721</text:p>
          </table:table-cell>
          <table:table-cell office:value-type="string" calcext:value-type="string">
            <text:p>WITOSZEK HENRYL 43-200 PSZCZYNA ŁOKIE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TOSZEK HENRYL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2490722" calcext:value-type="float">
            <text:p>2490722</text:p>
          </table:table-cell>
          <table:table-cell office:value-type="string" calcext:value-type="string">
            <text:p>FLAK BARBARA 43-200 PSZCZYNA REYMON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AK BARBARA 43-200 PSZCZYNA 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490724" calcext:value-type="float">
            <text:p>2490724</text:p>
          </table:table-cell>
          <table:table-cell office:value-type="string" calcext:value-type="string">
            <text:p>POWICHROWSKA MARIOLA 43-502 CZECHOWICE-DZIEDZICE ŻEROM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ICHROWSKA MARIOLA 43-502 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490725" calcext:value-type="float">
            <text:p>2490725</text:p>
          </table:table-cell>
          <table:table-cell office:value-type="string" calcext:value-type="string">
            <text:p>KRZYWOŃ WOJCIECH 44-240 ŻORY TUWI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ZYWOŃ WOJCIECH 44-240 ŻORY 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2490726" calcext:value-type="float">
            <text:p>2490726</text:p>
          </table:table-cell>
          <table:table-cell office:value-type="string" calcext:value-type="string">
            <text:p>TURKO JACEK 43-245 STUDZIONKA JEDNOŚ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RKO JACEK 43-245 STUDZION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2490727" calcext:value-type="float">
            <text:p>2490727</text:p>
          </table:table-cell>
          <table:table-cell office:value-type="string" calcext:value-type="string">
            <text:p>OLEK ALICJ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EK ALICJA 43-23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2490728" calcext:value-type="float">
            <text:p>2490728</text:p>
          </table:table-cell>
          <table:table-cell office:value-type="string" calcext:value-type="string">
            <text:p>KUSZ DAMIAN 40-750 KATOWICE HIER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SZ DAMIAN 40-750 KATOWICE H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490729" calcext:value-type="float">
            <text:p>2490729</text:p>
          </table:table-cell>
          <table:table-cell office:value-type="string" calcext:value-type="string">
            <text:p>MAREK JOANNA 43-200 PSZCZYNA BP.BEDNOR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EK JOANNA 43-200 PSZCZYNA 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490731" calcext:value-type="float">
            <text:p>2490731</text:p>
          </table:table-cell>
          <table:table-cell office:value-type="string" calcext:value-type="string">
            <text:p>PASZEK EWA 43-502 CZECHOWICE-DZIEDZICE MICKIE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ZEK EWA 43-502 CZECHOWICE-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2490732" calcext:value-type="float">
            <text:p>2490732</text:p>
          </table:table-cell>
          <table:table-cell office:value-type="string" calcext:value-type="string">
            <text:p>LUDZIARCZYK DOMINIKA 43-241 LAKA STOKROT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DZIARCZYK DOMINIKA 43-241 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490733" calcext:value-type="float">
            <text:p>2490733</text:p>
          </table:table-cell>
          <table:table-cell office:value-type="string" calcext:value-type="string">
            <text:p>JARZĄBEK ROBERT 43-200 PSZCZYNA SUCHAR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RZĄBEK ROBERT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490734" calcext:value-type="float">
            <text:p>2490734</text:p>
          </table:table-cell>
          <table:table-cell office:value-type="string" calcext:value-type="string">
            <text:p>SPYRA ALOJZY 43-211 PIASEK FORSYCJ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YRA ALOJZY 43-211 PIASEK FO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490736" calcext:value-type="float">
            <text:p>2490736</text:p>
          </table:table-cell>
          <table:table-cell office:value-type="string" calcext:value-type="string">
            <text:p>HAŁAS BOŻENA 43-518 LIGOTA MILIARD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ŁAS BOŻENA 43-518 LIGOTA MI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490737" calcext:value-type="float">
            <text:p>2490737</text:p>
          </table:table-cell>
          <table:table-cell office:value-type="string" calcext:value-type="string">
            <text:p>WOJSA BARBARA 43-502 CZECHOWICE-DZIEDZICE TOWAR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JSA BARBARA 43-502 CZECH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2490738" calcext:value-type="float">
            <text:p>2490738</text:p>
          </table:table-cell>
          <table:table-cell office:value-type="string" calcext:value-type="string">
            <text:p>SZYMECZKO TERESA 43-227 GILOWICE LIP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YMECZKO TERESA 43-227 GIL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2490739" calcext:value-type="float">
            <text:p>2490739</text:p>
          </table:table-cell>
          <table:table-cell office:value-type="string" calcext:value-type="string">
            <text:p>FLOREK JOLANTA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REK JOLANT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2490740" calcext:value-type="float">
            <text:p>2490740</text:p>
          </table:table-cell>
          <table:table-cell office:value-type="string" calcext:value-type="string">
            <text:p>TENDERA AGAT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NDERA AGAT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490741" calcext:value-type="float">
            <text:p>2490741</text:p>
          </table:table-cell>
          <table:table-cell office:value-type="string" calcext:value-type="string">
            <text:p>MIODOŃSKA JANINA 34-300 ŻYWIEC HABSBUR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ODOŃSKA JANINA 34-300 ŻYWIE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490742" calcext:value-type="float">
            <text:p>2490742</text:p>
          </table:table-cell>
          <table:table-cell office:value-type="string" calcext:value-type="string">
            <text:p>SKAPCZYK MAŁGORZATA 43-200 P-NA BRZEZCE WYZWOLE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APCZYK MAŁGORZATA 43-200 P-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2490743" calcext:value-type="float">
            <text:p>2490743</text:p>
          </table:table-cell>
          <table:table-cell office:value-type="string" calcext:value-type="string">
            <text:p>KRZEMIEŃ BARBARA 43-200 PSZCZYNA SOKO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ZEMIEŃ BARBARA 43-200 PSZCZ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2490746" calcext:value-type="float">
            <text:p>2490746</text:p>
          </table:table-cell>
          <table:table-cell office:value-type="string" calcext:value-type="string">
            <text:p>TARASIEWICZ MICHAŁ 43-502 CZECHOWICE-DZIEDZICE KRZ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RASIEWICZ MICHAŁ 43-502 CZE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2490749" calcext:value-type="float">
            <text:p>2490749</text:p>
          </table:table-cell>
          <table:table-cell office:value-type="string" calcext:value-type="string">
            <text:p>SOSNOWSKA-BOJĘŚ EMILIA 30-318 KRAKÓW BAŁUC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SNOWSKA-BOJĘŚ EMILIA 30-318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490750" calcext:value-type="float">
            <text:p>2490750</text:p>
          </table:table-cell>
          <table:table-cell office:value-type="string" calcext:value-type="string">
            <text:p>CIESIELKA MAŁGORZATA 41-219 SOSNOWIEC KRZYWOUST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ESIELKA MAŁGORZATA 41-219 S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2490751" calcext:value-type="float">
            <text:p>2490751</text:p>
          </table:table-cell>
          <table:table-cell office:value-type="string" calcext:value-type="string">
            <text:p>SKRZYPCZYK BOŻENA 43-23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RZYPCZYK BOŻENA 43-23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2490752" calcext:value-type="float">
            <text:p>2490752</text:p>
          </table:table-cell>
          <table:table-cell office:value-type="string" calcext:value-type="string">
            <text:p>PIĄTEK-SIEBIELEC KRYSTYNA 43-230 GOCZAŁKOWICE-ZDRÓJ BÓR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ĄTEK-SIEBIELEC KRYSTYNA 43-2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2490754" calcext:value-type="float">
            <text:p>2490754</text:p>
          </table:table-cell>
          <table:table-cell office:value-type="string" calcext:value-type="string">
            <text:p>MIZERA JOANNA 43-230 GOCZAŁKOWICE-ZDRÓJ P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ZERA JOANNA 43-23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2490755" calcext:value-type="float">
            <text:p>2490755</text:p>
          </table:table-cell>
          <table:table-cell office:value-type="string" calcext:value-type="string">
            <text:p>MŁODZIK TERESA 43-230 GOCZAŁKOWICE-ZDRÓJ MELIORACYJ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ŁODZIK TERES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490756" calcext:value-type="float">
            <text:p>2490756</text:p>
          </table:table-cell>
          <table:table-cell office:value-type="string" calcext:value-type="string">
            <text:p>SKRZYPCZYK BOŻENA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RZYPCZYK BOŻENA SZKOL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2490757" calcext:value-type="float">
            <text:p>2490757</text:p>
          </table:table-cell>
          <table:table-cell office:value-type="string" calcext:value-type="string">
            <text:p>KONIOR ELŻBIETA 43-210 GOCZAŁKOWICE-ZDRÓJ KRZYŻ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IOR ELŻBIETA 43-21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2490758" calcext:value-type="float">
            <text:p>2490758</text:p>
          </table:table-cell>
          <table:table-cell office:value-type="string" calcext:value-type="string">
            <text:p>PŁAWECKA-KOTAS KATARZYNA 43-200 PSZCZYNA JAGIEŁŁ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ŁAWECKA-KOTAS KATARZYNA 43-20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490759" calcext:value-type="float">
            <text:p>2490759</text:p>
          </table:table-cell>
          <table:table-cell office:value-type="string" calcext:value-type="string">
            <text:p>ŻUREK GRAŻYNA 43-210 GOCZAŁKOWICE-ZDRÓJ KRYNICZA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UREK GRAŻYNA 43-21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490760" calcext:value-type="float">
            <text:p>2490760</text:p>
          </table:table-cell>
          <table:table-cell office:value-type="string" calcext:value-type="string">
            <text:p>RASZKA TADEUSZ 43-210 GOCZAŁKOWICE-ZDRÓJ P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SZKA TADEUSZ 43-21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490761" calcext:value-type="float">
            <text:p>2490761</text:p>
          </table:table-cell>
          <table:table-cell office:value-type="string" calcext:value-type="string">
            <text:p>KOKOT KRYSTYNA 43-210 GOCZAŁKOWICE-ZDRÓJ KOLEJ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KOT KRYSTYNA 43-21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2490762" calcext:value-type="float">
            <text:p>2490762</text:p>
          </table:table-cell>
          <table:table-cell office:value-type="string" calcext:value-type="string">
            <text:p>HERKO HENRYK 41-104 SIEMIANOWICE ŚL. ZIEL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RKO HENRYK 41-104 SIEMIAN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2490763" calcext:value-type="float">
            <text:p>2490763</text:p>
          </table:table-cell>
          <table:table-cell office:value-type="string" calcext:value-type="string">
            <text:p>LIS JAN 44-178 PRZYSZOWICE P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S JAN 44-178 PRZYSZOWICE PO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2490764" calcext:value-type="float">
            <text:p>2490764</text:p>
          </table:table-cell>
          <table:table-cell office:value-type="string" calcext:value-type="string">
            <text:p>RĄCZKA TADEUSZ 43-300 BIELSKO-BIAŁA PODCHORĄŻ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ĄCZKA TADEUSZ 43-300 BIELSKO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490765" calcext:value-type="float">
            <text:p>2490765</text:p>
          </table:table-cell>
          <table:table-cell office:value-type="string" calcext:value-type="string">
            <text:p>GŁAZ GRAŻYNA 43-300 BIELSKO BIAŁA BARLIC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ŁAZ GRAŻYNA 43-300 BIELSKO B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490766" calcext:value-type="float">
            <text:p>2490766</text:p>
          </table:table-cell>
          <table:table-cell office:value-type="string" calcext:value-type="string">
            <text:p>BIELOWSKA ANNA 41-600 ŚWIĘTOCŁOWICE 1 MA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ELOWSKA ANNA 41-600 ŚWIĘTOC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2490767" calcext:value-type="float">
            <text:p>2490767</text:p>
          </table:table-cell>
          <table:table-cell office:value-type="string" calcext:value-type="string">
            <text:p>FOLTYN ZYGMUNT 43-200 PSZCZYNA BIE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LTYN ZYGMUNT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2490768" calcext:value-type="float">
            <text:p>2490768</text:p>
          </table:table-cell>
          <table:table-cell office:value-type="string" calcext:value-type="string">
            <text:p>KANIA-ŁAKOMIK MAGDALENA 43-316 BIELSKO-BIAŁA ROZTO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IA-ŁAKOMIK MAGDALENA 43-316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490769" calcext:value-type="float">
            <text:p>2490769</text:p>
          </table:table-cell>
          <table:table-cell office:value-type="string" calcext:value-type="string">
            <text:p>JANIAK TADEUSZ 43-391 MAZAŃCOW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IAK TADEUSZ 43-391 MAZAŃC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490770" calcext:value-type="float">
            <text:p>2490770</text:p>
          </table:table-cell>
          <table:table-cell office:value-type="string" calcext:value-type="string">
            <text:p>STEPRAWSKI ZDZISŁAW 43-300 BIELSKO-BIAŁA SKROM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PRAWSKI ZDZISŁAW 43-300 B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490771" calcext:value-type="float">
            <text:p>2490771</text:p>
          </table:table-cell>
          <table:table-cell office:value-type="string" calcext:value-type="string">
            <text:p>MAREK RAFAŁ 43-21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EK RAFAŁ 43-21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490772" calcext:value-type="float">
            <text:p>2490772</text:p>
          </table:table-cell>
          <table:table-cell office:value-type="string" calcext:value-type="string">
            <text:p>MAZUR MARCIN 43-21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ZUR MARCIN 43-21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2490773" calcext:value-type="float">
            <text:p>2490773</text:p>
          </table:table-cell>
          <table:table-cell office:value-type="string" calcext:value-type="string">
            <text:p>OKRĘTA WOJCIECH 43-210 GOCZAŁKOWICE-ZDRÓJ WARZY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RĘTA WOJCIECH 43-21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2490774" calcext:value-type="float">
            <text:p>2490774</text:p>
          </table:table-cell>
          <table:table-cell office:value-type="string" calcext:value-type="string">
            <text:p>POLIWODA EWA 43-200 PSZCZYNA H.BENDOR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IWODA EWA 43-200 PSZCZYNA 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2490775" calcext:value-type="float">
            <text:p>2490775</text:p>
          </table:table-cell>
          <table:table-cell office:value-type="string" calcext:value-type="string">
            <text:p>SZEPANEK PIOTR 43-225 WOLA GÓRN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EPANEK PIOTR 43-225 WOLA GÓ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490776" calcext:value-type="float">
            <text:p>2490776</text:p>
          </table:table-cell>
          <table:table-cell office:value-type="string" calcext:value-type="string">
            <text:p>KRZEMPEK IWONA 43-200 PSZCZYNA CHÓCHÓŁ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ZEMPEK IWON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2490777" calcext:value-type="float">
            <text:p>2490777</text:p>
          </table:table-cell>
          <table:table-cell office:value-type="string" calcext:value-type="string">
            <text:p>DUŻY BARBARA 43-210 GOCZAŁKOWICE-ZDRÓJ R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ŻY BARBARA 43-21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490778" calcext:value-type="float">
            <text:p>2490778</text:p>
          </table:table-cell>
          <table:table-cell office:value-type="string" calcext:value-type="string">
            <text:p>JARCZOK CZESŁAW 43-500 CZECHOWICE-DZIEDZICE BESTWI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RCZOK CZESŁAW 43-500 CZECH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2490779" calcext:value-type="float">
            <text:p>2490779</text:p>
          </table:table-cell>
          <table:table-cell office:value-type="string" calcext:value-type="string">
            <text:p>KRZEMPEK JANINA 43-200 PSZCZYNA CHÓCHÓŁ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ZEMPEK JANINA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490780" calcext:value-type="float">
            <text:p>2490780</text:p>
          </table:table-cell>
          <table:table-cell office:value-type="string" calcext:value-type="string">
            <text:p>GOLA REGINA 43-243 WISŁA WIELKA HODOWC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LA REGINA 43-243 WISŁA WIEL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490781" calcext:value-type="float">
            <text:p>2490781</text:p>
          </table:table-cell>
          <table:table-cell office:value-type="string" calcext:value-type="string">
            <text:p>KACZMARCZYK MARIOLA 43-200 PSZCZYNA BATOR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CZMARCZYK MARIOLA 43-200 P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2490782" calcext:value-type="float">
            <text:p>2490782</text:p>
          </table:table-cell>
          <table:table-cell office:value-type="string" calcext:value-type="string">
            <text:p>SZEMA AGATA 43-200 PSZCZYNA-PORĘBA ŚWIERCZE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EMA AGATA 43-200 PSZCZYNA-P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2490783" calcext:value-type="float">
            <text:p>2490783</text:p>
          </table:table-cell>
          <table:table-cell office:value-type="string" calcext:value-type="string">
            <text:p>STANCLIK ADRIAN 43-200 PSZCZYNA KORFANT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CLIK ADRIAN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2490784" calcext:value-type="float">
            <text:p>2490784</text:p>
          </table:table-cell>
          <table:table-cell office:value-type="string" calcext:value-type="string">
            <text:p>ŁĄTKA URSZULA 43-150 BIERUŃ WRZOS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ŁĄTKA URSZULA 43-150 BIERUŃ W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2490785" calcext:value-type="float">
            <text:p>2490785</text:p>
          </table:table-cell>
          <table:table-cell office:value-type="string" calcext:value-type="string">
            <text:p>SKĘCZEK JOANNA 43-225 WOLA GÓRN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ĘCZEK JOANNA 43-225 WOLA GÓ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490786" calcext:value-type="float">
            <text:p>2490786</text:p>
          </table:table-cell>
          <table:table-cell office:value-type="string" calcext:value-type="string">
            <text:p>GILOWSKI KRZYSZTOF 43-502 CZECHOWICE-DZIEDZICE KLASZT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ILOWSKI KRZYSZTOF 43-502 CZE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490787" calcext:value-type="float">
            <text:p>2490787</text:p>
          </table:table-cell>
          <table:table-cell office:value-type="string" calcext:value-type="string">
            <text:p>TOMŻA ANNA 43-211 PSZCZYNA-CZARKÓW DOŚWIADCZA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ŻA ANNA 43-211 PSZCZYNA-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490788" calcext:value-type="float">
            <text:p>2490788</text:p>
          </table:table-cell>
          <table:table-cell office:value-type="string" calcext:value-type="string">
            <text:p>KRZYŻOWSKA ANNA 43-210 GOCZAŁKOWICE-ZDRÓJ LET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ZYŻOWSKA ANNA 43-21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490789" calcext:value-type="float">
            <text:p>2490789</text:p>
          </table:table-cell>
          <table:table-cell office:value-type="string" calcext:value-type="string">
            <text:p>SINKA TERESA 43-200 PSZCZYNA MORC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NKA TERESA 43-200 PSZCZYNA 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2490790" calcext:value-type="float">
            <text:p>2490790</text:p>
          </table:table-cell>
          <table:table-cell office:value-type="string" calcext:value-type="string">
            <text:p>FOJCIK-KAPICA ANNA 43-200 PSZCZYNA KONOPNICKI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JCIK-KAPICA ANNA 43-200 PSZ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490791" calcext:value-type="float">
            <text:p>2490791</text:p>
          </table:table-cell>
          <table:table-cell office:value-type="string" calcext:value-type="string">
            <text:p>SOREK MAGDALENA 43-200 PSZCZYNA WIŚNI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REK MAGDALENA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490792" calcext:value-type="float">
            <text:p>2490792</text:p>
          </table:table-cell>
          <table:table-cell office:value-type="string" calcext:value-type="string">
            <text:p>KNYĆ JÓZEF 43-21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NYĆ JÓZEF 43-210 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2490793" calcext:value-type="float">
            <text:p>2490793</text:p>
          </table:table-cell>
          <table:table-cell office:value-type="string" calcext:value-type="string">
            <text:p>BOREK DOROTA 43-241 PSZCZYNA-ŁĄKA P.SKARG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REK DOROTA 43-241 PSZCZYNA-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490794" calcext:value-type="float">
            <text:p>2490794</text:p>
          </table:table-cell>
          <table:table-cell office:value-type="string" calcext:value-type="string">
            <text:p>KUMOREK MARIA 43-200 PSZCZYNA K.WIEL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MOREK MARI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2490795" calcext:value-type="float">
            <text:p>2490795</text:p>
          </table:table-cell>
          <table:table-cell office:value-type="string" calcext:value-type="string">
            <text:p>JANOTA JAROSŁAW 43-246 ZABŁOCIE BIE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OTA JAROSŁAW 43-246 ZABŁOC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490796" calcext:value-type="float">
            <text:p>2490796</text:p>
          </table:table-cell>
          <table:table-cell office:value-type="string" calcext:value-type="string">
            <text:p>BURY TERESA 43-21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RY TERESA 43-210 GOCZAŁKOW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2490797" calcext:value-type="float">
            <text:p>2490797</text:p>
          </table:table-cell>
          <table:table-cell office:value-type="string" calcext:value-type="string">
            <text:p>KALIŃCZUK MONIKA 43-21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LIŃCZUK MONIKA 43-21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2490798" calcext:value-type="float">
            <text:p>2490798</text:p>
          </table:table-cell>
          <table:table-cell office:value-type="string" calcext:value-type="string">
            <text:p>SZCZYRBOWSKI ADAM 43-200 PSZCZYNA BOLESŁAWA ŚMIAŁ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CZYRBOWSKI ADAM 43-200 P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2490799" calcext:value-type="float">
            <text:p>2490799</text:p>
          </table:table-cell>
          <table:table-cell office:value-type="string" calcext:value-type="string">
            <text:p>TUTAS WŁADYSŁAW 43-200 PSZCZYNA K.ODNOWICIE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TAS WŁADYSŁAW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2490800" calcext:value-type="float">
            <text:p>2490800</text:p>
          </table:table-cell>
          <table:table-cell office:value-type="string" calcext:value-type="string">
            <text:p>BARUŚ MAGDALENA 32-600 OŚWIĘCIM-BRZEZINKA CZERNICHOW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UŚ MAGDALENA 32-600 OŚWIĘC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490801" calcext:value-type="float">
            <text:p>2490801</text:p>
          </table:table-cell>
          <table:table-cell office:value-type="string" calcext:value-type="string">
            <text:p>MYNARSKI PIOTR 43-200 PSZCZYNA JAGIEŁŁ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NARSKI PIOTR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490802" calcext:value-type="float">
            <text:p>2490802</text:p>
          </table:table-cell>
          <table:table-cell office:value-type="string" calcext:value-type="string">
            <text:p>WYSOCKI WIESŁAW 43-200 PSZCZYNA JAGIEŁŁ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YSOCKI WIESŁAW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490803" calcext:value-type="float">
            <text:p>2490803</text:p>
          </table:table-cell>
          <table:table-cell office:value-type="string" calcext:value-type="string">
            <text:p>STOLORZ HENRYK 43-210 GOCZAŁKOWICE-ZDRÓJ PRU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LORZ HENRYK 43-21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2490804" calcext:value-type="float">
            <text:p>2490804</text:p>
          </table:table-cell>
          <table:table-cell office:value-type="string" calcext:value-type="string">
            <text:p>PYRZYK BARBARA 34-300 ŻYWIEC PADERE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YRZYK BARBARA 34-300 ŻYWIEC 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490805" calcext:value-type="float">
            <text:p>2490805</text:p>
          </table:table-cell>
          <table:table-cell office:value-type="string" calcext:value-type="string">
            <text:p>HAŁAS ALICJA 43-210 GOCZAŁKOWICE-ZDRÓJ STAROPOLA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ŁAS ALICJA 43-21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490806" calcext:value-type="float">
            <text:p>2490806</text:p>
          </table:table-cell>
          <table:table-cell office:value-type="string" calcext:value-type="string">
            <text:p>MIKŁASZEWICZ ANNA 43-300 BIELSKO-BIAŁA MICKIE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KŁASZEWICZ ANNA 43-300 BIEL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2490807" calcext:value-type="float">
            <text:p>2490807</text:p>
          </table:table-cell>
          <table:table-cell office:value-type="string" calcext:value-type="string">
            <text:p>KRÓL KATARZYNA 43-516 ZABRZEG BRONIE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ÓL KATARZYNA 43-516 ZABRZE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490808" calcext:value-type="float">
            <text:p>2490808</text:p>
          </table:table-cell>
          <table:table-cell office:value-type="string" calcext:value-type="string">
            <text:p>MATYSZKIEWICZ BRYGIDA 43-227 GÓRA POZNA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YSZKIEWICZ BRYGIDA 43-227 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2490809" calcext:value-type="float">
            <text:p>2490809</text:p>
          </table:table-cell>
          <table:table-cell office:value-type="string" calcext:value-type="string">
            <text:p>BUCHTA BARTOSZ 43-210 GOCZAŁKOWICE-ZDRÓJ POWSTAŃCÓW ŚLĄSK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CHTA BARTOSZ 43-21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2490810" calcext:value-type="float">
            <text:p>2490810</text:p>
          </table:table-cell>
          <table:table-cell office:value-type="string" calcext:value-type="string">
            <text:p>PAŹDZIOREK ZYGMUNT 43-200 PSZCZYNA BRAT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ŹDZIOREK ZYGMUNT 43-200 PSZ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490811" calcext:value-type="float">
            <text:p>2490811</text:p>
          </table:table-cell>
          <table:table-cell office:value-type="string" calcext:value-type="string">
            <text:p>SZCZEPAŃCZYK MARYLA 43-200 PSZCZYNA ZGRZEBNIO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CZEPAŃCZYK MARYLA 43-200 P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490812" calcext:value-type="float">
            <text:p>2490812</text:p>
          </table:table-cell>
          <table:table-cell office:value-type="string" calcext:value-type="string">
            <text:p>JAWORSKA IZABELA 43-210 GOCZAŁKOWICE-ZDRÓJ KORFANT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WORSKA IZABELA 43-21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2490813" calcext:value-type="float">
            <text:p>2490813</text:p>
          </table:table-cell>
          <table:table-cell office:value-type="string" calcext:value-type="string">
            <text:p>NOWAK JOLANTA 43-200 PSZCZYNA ZŁOCIEN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AK JOLANT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2490814" calcext:value-type="float">
            <text:p>2490814</text:p>
          </table:table-cell>
          <table:table-cell office:value-type="string" calcext:value-type="string">
            <text:p>STANA BARBARA 43-21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A BARBARA 43-21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2490815" calcext:value-type="float">
            <text:p>2490815</text:p>
          </table:table-cell>
          <table:table-cell office:value-type="string" calcext:value-type="string">
            <text:p>NOWAK GABRIELA 43-21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AK GABRIELA 43-21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490816" calcext:value-type="float">
            <text:p>2490816</text:p>
          </table:table-cell>
          <table:table-cell office:value-type="string" calcext:value-type="string">
            <text:p>GUŹDA MARIOLA 43-241 ŁĄKA TETMAJE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ŹDA MARIOLA 43-241 ŁĄKA TET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2490817" calcext:value-type="float">
            <text:p>2490817</text:p>
          </table:table-cell>
          <table:table-cell office:value-type="string" calcext:value-type="string">
            <text:p>BIELAN JÓZEF 43-21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ELAN JÓZEF 43-21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2490818" calcext:value-type="float">
            <text:p>2490818</text:p>
          </table:table-cell>
          <table:table-cell office:value-type="string" calcext:value-type="string">
            <text:p>SKOPEK ARTUR 43-243 WISŁA-MAŁA NAD JEZIOR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OPEK ARTUR 43-243 WISŁA-MAŁ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2490819" calcext:value-type="float">
            <text:p>2490819</text:p>
          </table:table-cell>
          <table:table-cell office:value-type="string" calcext:value-type="string">
            <text:p>PITLOK KATARZYNA 43-502 CZECHOWICE-DZIEDZICE TRAUGU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TLOK KATARZYNA 43-502 CZECH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490820" calcext:value-type="float">
            <text:p>2490820</text:p>
          </table:table-cell>
          <table:table-cell office:value-type="string" calcext:value-type="string">
            <text:p>WIĘCŁAWSKA KATARZYNA 43-382 BIELSKO-BIAŁA IKA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ĘCŁAWSKA KATARZYNA 43-382 B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490821" calcext:value-type="float">
            <text:p>2490821</text:p>
          </table:table-cell>
          <table:table-cell office:value-type="string" calcext:value-type="string">
            <text:p>MROZIK BEATA 43-200 PSZCZYNA K.MIAR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OZIK BEATA 43-200 PSZCZYNA 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2490822" calcext:value-type="float">
            <text:p>2490822</text:p>
          </table:table-cell>
          <table:table-cell office:value-type="string" calcext:value-type="string">
            <text:p>BATYCKI MARCIN 43-340 KOZY MODRZEWI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TYCKI MARCIN 43-340 KOZY MO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2490823" calcext:value-type="float">
            <text:p>2490823</text:p>
          </table:table-cell>
          <table:table-cell office:value-type="string" calcext:value-type="string">
            <text:p>ZIMMER KRZYSZTOF 50-035 WROCŁAW PLAC MUZEAL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IMMER KRZYSZTOF 50-035 WROCŁ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2490824" calcext:value-type="float">
            <text:p>2490824</text:p>
          </table:table-cell>
          <table:table-cell office:value-type="string" calcext:value-type="string">
            <text:p>SIEROŃ ALEKSANDER 40-318 KATOWICE JESIE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ROŃ ALEKSANDER 40-318 KAT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2490825" calcext:value-type="float">
            <text:p>2490825</text:p>
          </table:table-cell>
          <table:table-cell office:value-type="string" calcext:value-type="string">
            <text:p>STACHOŃ MAGDALENA 43-200 PSZCZYNA BOLESŁAWA ŚMIAŁ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CHOŃ MAGDALENA 43-200 P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490826" calcext:value-type="float">
            <text:p>2490826</text:p>
          </table:table-cell>
          <table:table-cell office:value-type="string" calcext:value-type="string">
            <text:p>SZCZEPANEK MARIA 43-225 WOLA GÓRN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CZEPANEK MARIA 43-225 WOLA 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490827" calcext:value-type="float">
            <text:p>2490827</text:p>
          </table:table-cell>
          <table:table-cell office:value-type="string" calcext:value-type="string">
            <text:p>RABASZOWSKA KRYSTYNA 43-200 PSZCZYNA CHOCHÓŁ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BASZOWSKA KRYSTYNA 43-200 P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2490828" calcext:value-type="float">
            <text:p>2490828</text:p>
          </table:table-cell>
          <table:table-cell office:value-type="string" calcext:value-type="string">
            <text:p>SZCZĘSNY CZESŁAWA 43-200 PSZCZYNA KRYSZTAŁ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CZĘSNY CZESŁAWA 43-200 P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2490829" calcext:value-type="float">
            <text:p>2490829</text:p>
          </table:table-cell>
          <table:table-cell office:value-type="string" calcext:value-type="string">
            <text:p>KOZAKIEWICZ MONIKA 43-21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AKIEWICZ MONIKA 43-210 GO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2490830" calcext:value-type="float">
            <text:p>2490830</text:p>
          </table:table-cell>
          <table:table-cell office:value-type="string" calcext:value-type="string">
            <text:p>KUBZDA URSZULA 43-210 GOCZAŁKOWICE-ZDRÓJ ZIM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BZDA URSZULA 43-21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490831" calcext:value-type="float">
            <text:p>2490831</text:p>
          </table:table-cell>
          <table:table-cell office:value-type="string" calcext:value-type="string">
            <text:p>ŻEMŁA GRAŻYNA 43-229 ĆWIKLICE ZAWADZ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EMŁA GRAŻYNA 43-229 ĆWIKL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2490832" calcext:value-type="float">
            <text:p>2490832</text:p>
          </table:table-cell>
          <table:table-cell office:value-type="string" calcext:value-type="string">
            <text:p>BUCHTA BOGDAN 43-210 GOCZAŁKOWICE-ZDRÓJ POWSTAŃCÓW ŚLĄSK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CHTA BOGDAN 43-21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490833" calcext:value-type="float">
            <text:p>2490833</text:p>
          </table:table-cell>
          <table:table-cell office:value-type="string" calcext:value-type="string">
            <text:p>KIEDROŃ TERESA 43-200 PSZCZYNA BOGEDA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EDROŃ TERES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490834" calcext:value-type="float">
            <text:p>2490834</text:p>
          </table:table-cell>
          <table:table-cell office:value-type="string" calcext:value-type="string">
            <text:p>SORDYL WOJCIECH 43-305 BIELSKO-BIAŁA P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RDYL WOJCIECH 43-305 BIELS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2490835" calcext:value-type="float">
            <text:p>2490835</text:p>
          </table:table-cell>
          <table:table-cell office:value-type="string" calcext:value-type="string">
            <text:p>GRYNPETER MAŁGORZATA 43-200 PSZCZYNA JAGIEŁŁ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YNPETER MAŁGORZATA 43-200 P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490836" calcext:value-type="float">
            <text:p>2490836</text:p>
          </table:table-cell>
          <table:table-cell office:value-type="string" calcext:value-type="string">
            <text:p>PARTYKA ANDRZEJ 43-200 PSZCZYNA KRUCZK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TYKA ANDRZEJ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2490837" calcext:value-type="float">
            <text:p>2490837</text:p>
          </table:table-cell>
          <table:table-cell office:value-type="string" calcext:value-type="string">
            <text:p>JURKIEWICZ MAŁGORZATA 41-800 ZABRZE LUT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RKIEWICZ MAŁGORZATA 41-800 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490838" calcext:value-type="float">
            <text:p>2490838</text:p>
          </table:table-cell>
          <table:table-cell office:value-type="string" calcext:value-type="string">
            <text:p>KLIMSZA BARBARA 43-200 PSZCZYNA DWORC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MSZA BARBARA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2490839" calcext:value-type="float">
            <text:p>2490839</text:p>
          </table:table-cell>
          <table:table-cell office:value-type="string" calcext:value-type="string">
            <text:p>KURZELEWSKI JERZY 43-200 PSZCZYNA RUB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RZELEWSKI JERZY 43-200 P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2490840" calcext:value-type="float">
            <text:p>2490840</text:p>
          </table:table-cell>
          <table:table-cell office:value-type="string" calcext:value-type="string">
            <text:p>GRZESZEK WOJCIECH 43-502 CZECHOWICE-DZIEDZICE KONOPNICKI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ZESZEK WOJCIECH 43-502 CZEC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490841" calcext:value-type="float">
            <text:p>2490841</text:p>
          </table:table-cell>
          <table:table-cell office:value-type="string" calcext:value-type="string">
            <text:p>WALASZEK DANUTA 43-502 CZECHOWICE-DZIEDZICE MICHAŁO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ASZEK DANUTA 43-502 CZECH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490842" calcext:value-type="float">
            <text:p>2490842</text:p>
          </table:table-cell>
          <table:table-cell office:value-type="string" calcext:value-type="string">
            <text:p>KRÓLCZYK MARIUSZ 43-316 BIELSKO-BIAŁA ŻY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ÓLCZYK MARIUSZ 43-316 BIELS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2490843" calcext:value-type="float">
            <text:p>2490843</text:p>
          </table:table-cell>
          <table:table-cell office:value-type="string" calcext:value-type="string">
            <text:p>KALARUS-NYCZ ALICJA 43-241 ŁĄKA K.I.GAŁCZYŃ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LARUS-NYCZ ALICJA 43-241 ŁĄ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2490844" calcext:value-type="float">
            <text:p>2490844</text:p>
          </table:table-cell>
          <table:table-cell office:value-type="string" calcext:value-type="string">
            <text:p>KAFKA MARCIN 43-200 PSZCZYNA JANA KUP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FKA MARCIN 43-200 PSZCZYNA J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2490845" calcext:value-type="float">
            <text:p>2490845</text:p>
          </table:table-cell>
          <table:table-cell office:value-type="string" calcext:value-type="string">
            <text:p>JEDYNAK TOMASZ 43-300 BIELSKO-BIAŁA CIŻEM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DYNAK TOMASZ 43-300 BIELSKO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490846" calcext:value-type="float">
            <text:p>2490846</text:p>
          </table:table-cell>
          <table:table-cell office:value-type="string" calcext:value-type="string">
            <text:p>NAWRAT MONIKA 43-100 TYCHY CZARNIEC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WRAT MONIKA 43-100 TYCHY 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2490847" calcext:value-type="float">
            <text:p>2490847</text:p>
          </table:table-cell>
          <table:table-cell office:value-type="string" calcext:value-type="string">
            <text:p>ANTONIK MONIKA 43-230 GOCZAŁKOWICE-ZDRÓJ KOPER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TONIK MONIK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2490848" calcext:value-type="float">
            <text:p>2490848</text:p>
          </table:table-cell>
          <table:table-cell office:value-type="string" calcext:value-type="string">
            <text:p>SMOLAREK ELFRYDA 43-200 PSZCZNA KAZIMIERZA WIEL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MOLAREK ELFRYDA 43-200 PSZCZ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2490849" calcext:value-type="float">
            <text:p>2490849</text:p>
          </table:table-cell>
          <table:table-cell office:value-type="string" calcext:value-type="string">
            <text:p>CZERWIŃSKA ILONA 43-21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RWIŃSKA ILONA 43-21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2490850" calcext:value-type="float">
            <text:p>2490850</text:p>
          </table:table-cell>
          <table:table-cell office:value-type="string" calcext:value-type="string">
            <text:p>ŁOSIK EWA 43-502 CZECHOWICE-DZIEDZICE CICH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ŁOSIK EWA 43-502 CZECHOWICE-D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490851" calcext:value-type="float">
            <text:p>2490851</text:p>
          </table:table-cell>
          <table:table-cell office:value-type="string" calcext:value-type="string">
            <text:p>MATUSZCZYK BOŻENA 43-210 GOCZAŁKOWICE-ZDRÓJ STAW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USZCZYK BOŻENA 43-21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2490852" calcext:value-type="float">
            <text:p>2490852</text:p>
          </table:table-cell>
          <table:table-cell office:value-type="string" calcext:value-type="string">
            <text:p>SZEMA BOGUSŁAW 43-200 PSZCZYNA-PORĘBA ŚWIERCZE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EMA BOGUSŁAW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490853" calcext:value-type="float">
            <text:p>2490853</text:p>
          </table:table-cell>
          <table:table-cell office:value-type="string" calcext:value-type="string">
            <text:p>SKARBOŃ JADWIGA 43-227 MIEDŹNA KRÓ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ARBOŃ JADWIGA 43-227 MIEDŹ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490855" calcext:value-type="float">
            <text:p>2490855</text:p>
          </table:table-cell>
          <table:table-cell office:value-type="string" calcext:value-type="string">
            <text:p>KURCZYK KATARYZNA 43-502 CZECHOWICE-DZIEDZICE GŁOWAC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RCZYK KATARYZNA 43-502 CZEC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2490856" calcext:value-type="float">
            <text:p>2490856</text:p>
          </table:table-cell>
          <table:table-cell office:value-type="string" calcext:value-type="string">
            <text:p>KRYWULT JOLANTA 43-210 GOCZAŁKOWICE-ZDRÓJ POWSTAŃCÓW ŚLĄSK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YWULT JOLANTA 43-21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490857" calcext:value-type="float">
            <text:p>2490857</text:p>
          </table:table-cell>
          <table:table-cell office:value-type="string" calcext:value-type="string">
            <text:p>JANKOWSKI PIOTR 43-210 GOCZAŁKOWICE-ZDRÓJ KORFANT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KOWSKI PIOTR 43-21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2490858" calcext:value-type="float">
            <text:p>2490858</text:p>
          </table:table-cell>
          <table:table-cell office:value-type="string" calcext:value-type="string">
            <text:p>KLUSS JACEK 43-200 PSZCZYNA BASZT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USS JACEK 43-200 PSZCZYNA B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2490859" calcext:value-type="float">
            <text:p>2490859</text:p>
          </table:table-cell>
          <table:table-cell office:value-type="string" calcext:value-type="string">
            <text:p>DOBIJA JOLANTA 43-360 BYSTRA JAS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BIJA JOLANTA 43-360 BYSTRA J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2490860" calcext:value-type="float">
            <text:p>2490860</text:p>
          </table:table-cell>
          <table:table-cell office:value-type="string" calcext:value-type="string">
            <text:p>GŁĄB STANISŁAW 43-210 GOCZAŁKOWICE-ZDRÓJ BÓR I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ŁĄB STANISŁAW 43-21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2490861" calcext:value-type="float">
            <text:p>2490861</text:p>
          </table:table-cell>
          <table:table-cell office:value-type="string" calcext:value-type="string">
            <text:p>SKRZYPCZYK DANUTA 43-210 GOCZAŁKOWICE-ZDRÓJ KOLEJ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RZYPCZYK DANUTA 43-21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490862" calcext:value-type="float">
            <text:p>2490862</text:p>
          </table:table-cell>
          <table:table-cell office:value-type="string" calcext:value-type="string">
            <text:p>JANOTA PAULINA 43-246 STRUMIEŃ BIE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OTA PAULINA 43-246 STRUMIEŃ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2490863" calcext:value-type="float">
            <text:p>2490863</text:p>
          </table:table-cell>
          <table:table-cell office:value-type="string" calcext:value-type="string">
            <text:p>DUDA KRYSTYNA 43-21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UDA KRYSTYNA 43-21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2490864" calcext:value-type="float">
            <text:p>2490864</text:p>
          </table:table-cell>
          <table:table-cell office:value-type="string" calcext:value-type="string">
            <text:p>WESZKA KAROLINA 43-21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SZKA KAROLINA 43-21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490865" calcext:value-type="float">
            <text:p>2490865</text:p>
          </table:table-cell>
          <table:table-cell office:value-type="string" calcext:value-type="string">
            <text:p>CZERWIONKA BARBARA 43-21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RWIONKA BARBARA 43-210 GO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2490866" calcext:value-type="float">
            <text:p>2490866</text:p>
          </table:table-cell>
          <table:table-cell office:value-type="string" calcext:value-type="string">
            <text:p>GRYGIER SYLWIA 43-210 GOCZAŁKOWICE-ZDRÓJ KRÓ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YGIER SYLWIA 43-21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490867" calcext:value-type="float">
            <text:p>2490867</text:p>
          </table:table-cell>
          <table:table-cell office:value-type="string" calcext:value-type="string">
            <text:p>NOCOŃ AGNIESZKA 43-200 PSZCZYNA KOŚCIUSZ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COŃ AGNIESZKA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2490868" calcext:value-type="float">
            <text:p>2490868</text:p>
          </table:table-cell>
          <table:table-cell office:value-type="string" calcext:value-type="string">
            <text:p>IWANOWSKA CZESŁAWA 43-200 PSZCZYNA G.MORCI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WANOWSKA CZESŁAWA 43-200 PSZ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2490869" calcext:value-type="float">
            <text:p>2490869</text:p>
          </table:table-cell>
          <table:table-cell office:value-type="string" calcext:value-type="string">
            <text:p>POCZTOWSKA-POPEK ALICJA 32-600 OŚWIĘCIM NOJ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CZTOWSKA-POPEK ALICJA 32-600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490870" calcext:value-type="float">
            <text:p>2490870</text:p>
          </table:table-cell>
          <table:table-cell office:value-type="string" calcext:value-type="string">
            <text:p>CHOJNACKA JOANNA KATOWICE UŁA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OJNACKA JOANNA KATOWICE UŁAŃ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2490871" calcext:value-type="float">
            <text:p>2490871</text:p>
          </table:table-cell>
          <table:table-cell office:value-type="string" calcext:value-type="string">
            <text:p>MOROŃSKI STANISŁAW 44-370 SZCZYRK GRAB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OŃSKI STANISŁAW 44-370 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490872" calcext:value-type="float">
            <text:p>2490872</text:p>
          </table:table-cell>
          <table:table-cell office:value-type="string" calcext:value-type="string">
            <text:p>STAŃCZYK KRYSTYNA 40-756 KATOWICE PŁOCH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ŃCZYK KRYSTYNA 40-756 KAT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2490873" calcext:value-type="float">
            <text:p>2490873</text:p>
          </table:table-cell>
          <table:table-cell office:value-type="string" calcext:value-type="string">
            <text:p>PUDEŁKO IRENA 43-267 SUSZEC PSZCZY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DEŁKO IRENA 43-267 SUSZEC P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2490874" calcext:value-type="float">
            <text:p>2490874</text:p>
          </table:table-cell>
          <table:table-cell office:value-type="string" calcext:value-type="string">
            <text:p>MISIŃSKA BARBARA 55-040 BIELANY WROCŁAWSKIE DĘB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SIŃSKA BARBARA 55-040 BIELA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2490875" calcext:value-type="float">
            <text:p>2490875</text:p>
          </table:table-cell>
          <table:table-cell office:value-type="string" calcext:value-type="string">
            <text:p>PABIN JOANNA 43-210 GOCZAŁKOWICE-ZDRÓJ SOLAN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BIN JOANNA 43-21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490876" calcext:value-type="float">
            <text:p>2490876</text:p>
          </table:table-cell>
          <table:table-cell office:value-type="string" calcext:value-type="string">
            <text:p>KOZUBEK WERONIKA 43-210 GOCZAŁKOWICE-ZDRÓJ R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UBEK WERONIKA 43-21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490877" calcext:value-type="float">
            <text:p>2490877</text:p>
          </table:table-cell>
          <table:table-cell office:value-type="string" calcext:value-type="string">
            <text:p>NOGA ALEKSANDRA 43-225 WOLA ZBOŻ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GA ALEKSANDRA 43-225 WOLA Z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2490878" calcext:value-type="float">
            <text:p>2490878</text:p>
          </table:table-cell>
          <table:table-cell office:value-type="string" calcext:value-type="string">
            <text:p>PŁAWECKA ELŻBIETA 43-21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ŁAWECKA ELŻBIETA 43-210 GOC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490879" calcext:value-type="float">
            <text:p>2490879</text:p>
          </table:table-cell>
          <table:table-cell office:value-type="string" calcext:value-type="string">
            <text:p>LAZAREK BRONISŁAW 43-200 PSZCZYNA ŻOR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ZAREK BRONISŁAW 43-200 P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490880" calcext:value-type="float">
            <text:p>2490880</text:p>
          </table:table-cell>
          <table:table-cell office:value-type="string" calcext:value-type="string">
            <text:p>RYGUŁA AGNIESZKA 43-200 PSZCZYNA WESOŁ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YGUŁA AGNIESZKA 43-200 PSZCZ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2490881" calcext:value-type="float">
            <text:p>2490881</text:p>
          </table:table-cell>
          <table:table-cell office:value-type="string" calcext:value-type="string">
            <text:p>MIKA MARIUSZ 43-330 WILAMOWICE PIŁSUD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KA MARIUSZ 43-330 WILAM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490882" calcext:value-type="float">
            <text:p>2490882</text:p>
          </table:table-cell>
          <table:table-cell office:value-type="string" calcext:value-type="string">
            <text:p>CHROBOK MONIKA 43-211 PIASEK MAJORA SUCHAR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ROBOK MONIKA 43-211 PIASEK 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490883" calcext:value-type="float">
            <text:p>2490883</text:p>
          </table:table-cell>
          <table:table-cell office:value-type="string" calcext:value-type="string">
            <text:p>JUCHA BEATA 43-215 JANKOWICE GRAB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CHA BEATA 43-215 JANKOWICE 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2490884" calcext:value-type="float">
            <text:p>2490884</text:p>
          </table:table-cell>
          <table:table-cell office:value-type="string" calcext:value-type="string">
            <text:p>MEJSAK ELŻBIETA 43-200 PSZCZYNA KOCH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JSAK ELŻBIETA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490885" calcext:value-type="float">
            <text:p>2490885</text:p>
          </table:table-cell>
          <table:table-cell office:value-type="string" calcext:value-type="string">
            <text:p>WOJCIECHOWSKI PIOTR 40-048 KATOWICE RYME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JCIECHOWSKI PIOTR 40-048 KA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2490886" calcext:value-type="float">
            <text:p>2490886</text:p>
          </table:table-cell>
          <table:table-cell office:value-type="string" calcext:value-type="string">
            <text:p>BLACHA BOŻENA 43-210 GOCZAŁKOWICE-ZDRÓJ SZK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CHA BOŻENA 43-21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490887" calcext:value-type="float">
            <text:p>2490887</text:p>
          </table:table-cell>
          <table:table-cell office:value-type="string" calcext:value-type="string">
            <text:p>SOJA PIOTR 32-620 BRZESZCZE OFIAR OŚWIĘCIM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JA PIOTR 32-620 BRZESZCZE OF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490888" calcext:value-type="float">
            <text:p>2490888</text:p>
          </table:table-cell>
          <table:table-cell office:value-type="string" calcext:value-type="string">
            <text:p>SIEBIELEC STANISŁAW 43-210 GOCZAŁKOWICE-ZDRÓJ BÓR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BIELEC STANISŁAW 43-210 GO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2490889" calcext:value-type="float">
            <text:p>2490889</text:p>
          </table:table-cell>
          <table:table-cell office:value-type="string" calcext:value-type="string">
            <text:p>ŁOBEJKO IWONA 41-933 BYTOM GWARKÓW TARNOGÓRSKI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ŁOBEJKO IWONA 41-933 BYTOM G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2490890" calcext:value-type="float">
            <text:p>2490890</text:p>
          </table:table-cell>
          <table:table-cell office:value-type="string" calcext:value-type="string">
            <text:p>WIELICZKA ANNA 32-620 BRZESZCZE OBOZ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ELICZKA ANNA 32-620 BRZESZ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2490891" calcext:value-type="float">
            <text:p>2490891</text:p>
          </table:table-cell>
          <table:table-cell office:value-type="string" calcext:value-type="string">
            <text:p>PIEKARZ ANDRZEJ 34-332 KOSZARAWA KOSZARA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KARZ ANDRZEJ 34-332 KOSZAR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490892" calcext:value-type="float">
            <text:p>2490892</text:p>
          </table:table-cell>
          <table:table-cell office:value-type="string" calcext:value-type="string">
            <text:p>HEŁMECKI WITOLD 41-200 SOSNOWIEC KILIŃ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ŁMECKI WITOLD 41-200 SOSN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2490893" calcext:value-type="float">
            <text:p>2490893</text:p>
          </table:table-cell>
          <table:table-cell office:value-type="string" calcext:value-type="string">
            <text:p>KŁODA MAGDALENA ZAL. 43-300 BIELSKO-BIAŁA TH.WILSO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ŁODA MAGDALENA ZAL. 43-300 B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2490894" calcext:value-type="float">
            <text:p>2490894</text:p>
          </table:table-cell>
          <table:table-cell office:value-type="string" calcext:value-type="string">
            <text:p>KEMPA HALINA 43-229 ĆWIKLICE WOLNOŚ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EMPA HALINA 43-229 ĆWIKLICE 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490895" calcext:value-type="float">
            <text:p>2490895</text:p>
          </table:table-cell>
          <table:table-cell office:value-type="string" calcext:value-type="string">
            <text:p>ŚLOSARCZYK DOROTA 43-300 BIELSKO-BIAŁA LIPN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LOSARCZYK DOROTA 43-300 BIEL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490896" calcext:value-type="float">
            <text:p>2490896</text:p>
          </table:table-cell>
          <table:table-cell office:value-type="string" calcext:value-type="string">
            <text:p>BRYKCZYŃSKA MARTA 43-300 BIELSKO-BIAŁA ŻY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YKCZYŃSKA MARTA 43-300 BIEL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490897" calcext:value-type="float">
            <text:p>2490897</text:p>
          </table:table-cell>
          <table:table-cell office:value-type="string" calcext:value-type="string">
            <text:p>KOZINA BARTŁOMIEJ 43-300 BIELSKO-BIAŁA KARŁOWI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INA BARTŁOMIEJ 43-300 BIEL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2490898" calcext:value-type="float">
            <text:p>2490898</text:p>
          </table:table-cell>
          <table:table-cell office:value-type="string" calcext:value-type="string">
            <text:p>JAROSZ JANUSZ KATOWICE OPO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ROSZ JANUSZ KATOWICE OPOLS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2490899" calcext:value-type="float">
            <text:p>2490899</text:p>
          </table:table-cell>
          <table:table-cell office:value-type="string" calcext:value-type="string">
            <text:p>DOMANUS JANINA 34-300 ŻYWIEC KONOPNICKI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MANUS JANINA 34-300 ŻYWIEC 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2490900" calcext:value-type="float">
            <text:p>2490900</text:p>
          </table:table-cell>
          <table:table-cell office:value-type="string" calcext:value-type="string">
            <text:p>SKORUPA JERZY 44-200 RYBNIK JANK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ORUPA JERZY 44-200 RYBNIK J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2490901" calcext:value-type="float">
            <text:p>2490901</text:p>
          </table:table-cell>
          <table:table-cell office:value-type="string" calcext:value-type="string">
            <text:p>JAMRÓZ IZABELA 43-316 BIELSKO-BIAŁA DOLINY MIĘTUSI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MRÓZ IZABELA 43-316 BIELSKO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490902" calcext:value-type="float">
            <text:p>2490902</text:p>
          </table:table-cell>
          <table:table-cell office:value-type="string" calcext:value-type="string">
            <text:p>BRAŃKA JÓZEF 43-210 GOCZAŁKOWICE-ZDRÓJ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ŃKA JÓZEF 43-210 GOCZAŁK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2490903" calcext:value-type="float">
            <text:p>2490903</text:p>
          </table:table-cell>
          <table:table-cell office:value-type="string" calcext:value-type="string">
            <text:p>KRENCZYK-KASPERCZYK EWELINA 43-190 MIKOŁÓW RETA ŚMIŁ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ENCZYK-KASPERCZYK EWELINA 43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2490904" calcext:value-type="float">
            <text:p>2490904</text:p>
          </table:table-cell>
          <table:table-cell office:value-type="string" calcext:value-type="string">
            <text:p>WAPIŃSKA ADRIANA 41-400 MYSŁOWICE KWIAT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PIŃSKA ADRIANA 41-400 MYSŁ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490905" calcext:value-type="float">
            <text:p>2490905</text:p>
          </table:table-cell>
          <table:table-cell office:value-type="string" calcext:value-type="string">
            <text:p>WARECKA KATARZYNA 41-106 SIEMIANOWICE-ŚLĄSKIE WRÓBLE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ECKA KATARZYNA 41-106 SIEM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490906" calcext:value-type="float">
            <text:p>2490906</text:p>
          </table:table-cell>
          <table:table-cell office:value-type="string" calcext:value-type="string">
            <text:p>OSMAŃCZYK ELŻBIETA 43-502 CZECHOWICE-DZIEDZICE SOBIE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SMAŃCZYK ELŻBIETA 43-502 CZE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490907" calcext:value-type="float">
            <text:p>2490907</text:p>
          </table:table-cell>
          <table:table-cell office:value-type="string" calcext:value-type="string">
            <text:p>TRÓJCA BEATA 43-215 STUDZIENICE KOS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ÓJCA BEATA 43-215 STUDZIENI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490908" calcext:value-type="float">
            <text:p>2490908</text:p>
          </table:table-cell>
          <table:table-cell office:value-type="string" calcext:value-type="string">
            <text:p>PALICZKA KATARZYNA 43-222 ĆWIKLICE ORZECH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LICZKA KATARZYNA 43-222 ĆWI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490909" calcext:value-type="float">
            <text:p>2490909</text:p>
          </table:table-cell>
          <table:table-cell office:value-type="string" calcext:value-type="string">
            <text:p>STANCLIK MARCIN 43-300 BIELSKO-BIAŁA RODZI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CLIK MARCIN 43-300 BIELS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2490910" calcext:value-type="float">
            <text:p>2490910</text:p>
          </table:table-cell>
          <table:table-cell office:value-type="string" calcext:value-type="string">
            <text:p>PIOTROWSKA ALEKSANDRA 41-200 SOSNOWIEC CZERWONEGO KRZYŻ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OTROWSKA ALEKSANDRA 41-200 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490911" calcext:value-type="float">
            <text:p>2490911</text:p>
          </table:table-cell>
          <table:table-cell office:value-type="string" calcext:value-type="string">
            <text:p>WIECZOREK JADWIGA 41-150 BIERUŃ SZOST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ECZOREK JADWIGA 41-150 BIERU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490912" calcext:value-type="float">
            <text:p>2490912</text:p>
          </table:table-cell>
          <table:table-cell office:value-type="string" calcext:value-type="string">
            <text:p>WILK ADAM 43-210 GOCZAŁKOWICE-ZDRÓJ JESIE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LK ADAM 43-210 GOCZAŁKOWICE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2490913" calcext:value-type="float">
            <text:p>2490913</text:p>
          </table:table-cell>
          <table:table-cell office:value-type="string" calcext:value-type="string">
            <text:p>INDEKA ELŻBIETA 43-210 GOCZAŁKOWICE-ZDRÓJ WIŚ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EKA ELŻBIETA 43-210 GOCZAŁ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2490914" calcext:value-type="float">
            <text:p>2490914</text:p>
          </table:table-cell>
          <table:table-cell office:value-type="string" calcext:value-type="string">
            <text:p>ROZKOSZNY AGATA 43-210 KOBIÓR BOR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KOSZNY AGATA 43-210 KOBIÓ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2490915" calcext:value-type="float">
            <text:p>2490915</text:p>
          </table:table-cell>
          <table:table-cell office:value-type="string" calcext:value-type="string">
            <text:p>GALOCH JOLANTA 40-749 KATOWICE P.KOŁODZIE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LOCH JOLANTA 40-749 KAT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2490916" calcext:value-type="float">
            <text:p>2490916</text:p>
          </table:table-cell>
          <table:table-cell office:value-type="string" calcext:value-type="string">
            <text:p>CHRAPEK BOŻENA 43-512 BESTWINKA ŚW.FLORIA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RAPEK BOŻENA 43-512 BESTWIN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490917" calcext:value-type="float">
            <text:p>2490917</text:p>
          </table:table-cell>
          <table:table-cell office:value-type="string" calcext:value-type="string">
            <text:p>SZUŁA BEATA 44-280 RYDUŁTOWY KORDEC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UŁA BEATA 44-280 RYDUŁTOWY 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490918" calcext:value-type="float">
            <text:p>2490918</text:p>
          </table:table-cell>
          <table:table-cell office:value-type="string" calcext:value-type="string">
            <text:p>FABIN GENOWEFA 43-210 GOCZAŁKOWICE-ZDRÓJ JEZIO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BIN GENOWEFA 43-21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2490919" calcext:value-type="float">
            <text:p>2490919</text:p>
          </table:table-cell>
          <table:table-cell office:value-type="string" calcext:value-type="string">
            <text:p>KŁODA ANITA 43-316 BIELSKO-BIAŁA GEN.ZARU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ŁODA ANITA 43-316 BIELSKO-B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2490920" calcext:value-type="float">
            <text:p>2490920</text:p>
          </table:table-cell>
          <table:table-cell office:value-type="string" calcext:value-type="string">
            <text:p>WIDERA MARCIN 41-600 ŚWIĘTOCHŁOWICE CHOP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DERA MARCIN 41-600 ŚWIĘTOCH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2490921" calcext:value-type="float">
            <text:p>2490921</text:p>
          </table:table-cell>
          <table:table-cell office:value-type="string" calcext:value-type="string">
            <text:p>DYGDAŁOWICZ MAGDALENA 43-210 GOCZAŁKOWICE-ZDRÓJ ŻEROM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GDAŁOWICZ MAGDALENA 43-210 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490922" calcext:value-type="float">
            <text:p>2490922</text:p>
          </table:table-cell>
          <table:table-cell office:value-type="string" calcext:value-type="string">
            <text:p>KOZAK BOHDAN 41-902 BYTOM FAŁ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AK BOHDAN 41-902 BYTOM FAŁ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490923" calcext:value-type="float">
            <text:p>2490923</text:p>
          </table:table-cell>
          <table:table-cell office:value-type="string" calcext:value-type="string">
            <text:p>SŁOMCZYŃSKI ANDRZEJ 41-500 CHORZÓW KONOPNICKI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ŁOMCZYŃSKI ANDRZEJ 41-500 CH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490924" calcext:value-type="float">
            <text:p>2490924</text:p>
          </table:table-cell>
          <table:table-cell office:value-type="string" calcext:value-type="string">
            <text:p>URBAN TADEUSZ 41-902 BYTOM CHRZ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BAN TADEUSZ 41-902 BYTOM CH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2490925" calcext:value-type="float">
            <text:p>2490925</text:p>
          </table:table-cell>
          <table:table-cell office:value-type="string" calcext:value-type="string">
            <text:p>ZAWISZA JAKUB 43-229 ĆWIKLICE ZAWADZ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WISZA JAKUB 43-229 ĆWIKL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2490926" calcext:value-type="float">
            <text:p>2490926</text:p>
          </table:table-cell>
          <table:table-cell office:value-type="string" calcext:value-type="string">
            <text:p>RUDKOWSKI KONRAD 43-100 TYCHY ESTK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DKOWSKI KONRAD 43-100 TYCH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490927" calcext:value-type="float">
            <text:p>2490927</text:p>
          </table:table-cell>
          <table:table-cell office:value-type="string" calcext:value-type="string">
            <text:p>GUNIA ZBIGNIEW 43-300 BIELSKO-BIAŁA SPÓŁDZIELC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NIA ZBIGNIEW 43-300 BIELSKO-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2490928" calcext:value-type="float">
            <text:p>2490928</text:p>
          </table:table-cell>
          <table:table-cell office:value-type="string" calcext:value-type="string">
            <text:p>PŁAZA AGNIESZKA 41-170 ŁAZISKA GÓRNE ORZE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ŁAZA AGNIESZKA 41-170 ŁAZIS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2490929" calcext:value-type="float">
            <text:p>2490929</text:p>
          </table:table-cell>
          <table:table-cell office:value-type="string" calcext:value-type="string">
            <text:p>GRACA MACIEJ 41-219 SOSNOWIEC KOSSA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CA MACIEJ 41-219 SOSNOWIE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490930" calcext:value-type="float">
            <text:p>2490930</text:p>
          </table:table-cell>
          <table:table-cell office:value-type="string" calcext:value-type="string">
            <text:p>KLIMCZAK-GOLA HENRYKA 43-502 CZECHOWICE-DZIEDZICE TRAUGUT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MCZAK-GOLA HENRYKA 43-502 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2490931" calcext:value-type="float">
            <text:p>2490931</text:p>
          </table:table-cell>
          <table:table-cell office:value-type="string" calcext:value-type="string">
            <text:p>KORALEWICZ AGNIESZKA 43-21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RALEWICZ AGNIESZKA 43-210 G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490932" calcext:value-type="float">
            <text:p>2490932</text:p>
          </table:table-cell>
          <table:table-cell office:value-type="string" calcext:value-type="string">
            <text:p>RODZIK ADAM 43-100 TYCHY HARCER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DZIK ADAM 43-100 TYCHY HAR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2490933" calcext:value-type="float">
            <text:p>2490933</text:p>
          </table:table-cell>
          <table:table-cell office:value-type="string" calcext:value-type="string">
            <text:p>ŁOKIEĆ ADRIANNA 43-200 PSZCZYNA DWORC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ŁOKIEĆ ADRIANNA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490934" calcext:value-type="float">
            <text:p>2490934</text:p>
          </table:table-cell>
          <table:table-cell office:value-type="string" calcext:value-type="string">
            <text:p>GOSZCZ ALEKSANDRA 43-229 ĆWIKLICE KOMBATANT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SZCZ ALEKSANDRA 43-229 ĆWIK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2490935" calcext:value-type="float">
            <text:p>2490935</text:p>
          </table:table-cell>
          <table:table-cell office:value-type="string" calcext:value-type="string">
            <text:p>MOCZEK PIOTR 43-502 CZECHOWICE-DZIEDZICE BARABAS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CZEK PIOTR 43-502 CZECH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2490936" calcext:value-type="float">
            <text:p>2490936</text:p>
          </table:table-cell>
          <table:table-cell office:value-type="string" calcext:value-type="string">
            <text:p>WCIŚLAK JOLANTA 43-300 BIELSKO-BIAŁA ZIOŁ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CIŚLAK JOLANTA 43-300 BIELS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490937" calcext:value-type="float">
            <text:p>2490937</text:p>
          </table:table-cell>
          <table:table-cell office:value-type="string" calcext:value-type="string">
            <text:p>JARZYNA ADAM 32-600 OŚWIĘCIM SŁOWAC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RZYNA ADAM 32-600 OŚWIĘCIM 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2490938" calcext:value-type="float">
            <text:p>2490938</text:p>
          </table:table-cell>
          <table:table-cell office:value-type="string" calcext:value-type="string">
            <text:p>PIERONKIEWICZ BEATA 43-100 TYCHY SUBLAŃ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RONKIEWICZ BEATA 43-100 TY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490939" calcext:value-type="float">
            <text:p>2490939</text:p>
          </table:table-cell>
          <table:table-cell office:value-type="string" calcext:value-type="string">
            <text:p>DYGDAŁOWICZ ANNA 43-210 GOCZAŁKOWICE-ZDRÓJ ŻEROM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YGDAŁOWICZ ANNA 43-210 GOCZ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2490940" calcext:value-type="float">
            <text:p>2490940</text:p>
          </table:table-cell>
          <table:table-cell office:value-type="string" calcext:value-type="string">
            <text:p>BUCHTA JOLANTA 43-210 GOCZAŁKOWICE-ZDRÓJ POWSTAŃCÓW ŚLĄSK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CHTA JOLANTA 43-21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2490941" calcext:value-type="float">
            <text:p>2490941</text:p>
          </table:table-cell>
          <table:table-cell office:value-type="string" calcext:value-type="string">
            <text:p>HOMA GABRIELA 43-210 GOCZAŁKOWICE-ZDRÓJ STAW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MA GABRIELA 43-210 GOCZAŁKO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490942" calcext:value-type="float">
            <text:p>2490942</text:p>
          </table:table-cell>
          <table:table-cell office:value-type="string" calcext:value-type="string">
            <text:p>HYBIORZ BOŻENA 43-210 GOCZAŁKOWICE-ZDRÓJ GŁÓW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YBIORZ BOŻENA 43-21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490943" calcext:value-type="float">
            <text:p>2490943</text:p>
          </table:table-cell>
          <table:table-cell office:value-type="string" calcext:value-type="string">
            <text:p>WALECZEK JOANNA 43-211 CZARKÓW WOLNOŚ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LECZEK JOANNA 43-211 CZARK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2490944" calcext:value-type="float">
            <text:p>2490944</text:p>
          </table:table-cell>
          <table:table-cell office:value-type="string" calcext:value-type="string">
            <text:p>MAĆKOWSKI GRZEGORZ 43-210 GOCZAŁKOWICE-ZDRÓJ KOPER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ĆKOWSKI GRZEGORZ 43-210 GO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2490945" calcext:value-type="float">
            <text:p>2490945</text:p>
          </table:table-cell>
          <table:table-cell office:value-type="string" calcext:value-type="string">
            <text:p>KALUS ALDONA 42-622 ŚWIERKLANIEC KOŚCIUSZ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LUS ALDONA 42-622 ŚWIERKLAN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2490946" calcext:value-type="float">
            <text:p>2490946</text:p>
          </table:table-cell>
          <table:table-cell office:value-type="string" calcext:value-type="string">
            <text:p>GARCORZ ADRIAN 43-190 MIKOŁÓW WOLNOŚC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RCORZ ADRIAN 43-190 MIKOŁ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490947" calcext:value-type="float">
            <text:p>2490947</text:p>
          </table:table-cell>
          <table:table-cell office:value-type="string" calcext:value-type="string">
            <text:p>RYŚ AGNIESZKA 43-200 PSZCZYNA BRATK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YŚ AGNIESZKA 43-200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2490948" calcext:value-type="float">
            <text:p>2490948</text:p>
          </table:table-cell>
          <table:table-cell office:value-type="string" calcext:value-type="string">
            <text:p>SZELIGA-CETNARSKA MARIA 51-500 CHORZÓW OPO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ELIGA-CETNARSKA MARIA 51-500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2490949" calcext:value-type="float">
            <text:p>2490949</text:p>
          </table:table-cell>
          <table:table-cell office:value-type="string" calcext:value-type="string">
            <text:p>NOWARSKI ANDRZEJ 43-100 TYCHY PRZEMYSŁ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ARSKI ANDRZEJ 43-100 TYCH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2490950" calcext:value-type="float">
            <text:p>2490950</text:p>
          </table:table-cell>
          <table:table-cell office:value-type="string" calcext:value-type="string">
            <text:p>MIELNIKIEWICZ ANNA 43-300 BIELSKO-BIAŁA LERMONT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ELNIKIEWICZ ANNA 43-300 BIE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2490951" calcext:value-type="float">
            <text:p>2490951</text:p>
          </table:table-cell>
          <table:table-cell office:value-type="string" calcext:value-type="string">
            <text:p>ROCŁAWSKA JOLANTA 43-300 BIELSKO-BIAŁA 1 MA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CŁAWSKA JOLANTA 43-300 BIEL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490952" calcext:value-type="float">
            <text:p>2490952</text:p>
          </table:table-cell>
          <table:table-cell office:value-type="string" calcext:value-type="string">
            <text:p>PASZEK JAN 43-229 RUDOŁTOWICE WITO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ZEK JAN 43-229 RUDOŁT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2490953" calcext:value-type="float">
            <text:p>2490953</text:p>
          </table:table-cell>
          <table:table-cell office:value-type="string" calcext:value-type="string">
            <text:p>HOFFMANN BARBARA 43-502 CZECHOWICE-DZIEDZICE GOŁĘB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FFMANN BARBARA 43-502 CZECH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2490954" calcext:value-type="float">
            <text:p>2490954</text:p>
          </table:table-cell>
          <table:table-cell office:value-type="string" calcext:value-type="string">
            <text:p>MICHAŁEK EWA 44-117 GLIWICE GWIAZDY POLARN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HAŁEK EWA 44-117 GLIWICE G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2490955" calcext:value-type="float">
            <text:p>2490955</text:p>
          </table:table-cell>
          <table:table-cell office:value-type="string" calcext:value-type="string">
            <text:p>MAŃKA GRZEGORZ 44-274 RYBNIK <text:s/>STAFF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ŃKA GRZEGORZ 44-274 RYBNI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2490956" calcext:value-type="float">
            <text:p>2490956</text:p>
          </table:table-cell>
          <table:table-cell office:value-type="string" calcext:value-type="string">
            <text:p>SZYMANOWSKI JANUSZ 44-121 GLIWICE GWARDII LUDOW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YMANOWSKI JANUSZ 44-121 GLI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490957" calcext:value-type="float">
            <text:p>2490957</text:p>
          </table:table-cell>
          <table:table-cell office:value-type="string" calcext:value-type="string">
            <text:p>BORLICKA MONIKA 43-512 KANIÓW DANK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RLICKA MONIKA 43-512 KANI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2490958" calcext:value-type="float">
            <text:p>2490958</text:p>
          </table:table-cell>
          <table:table-cell office:value-type="string" calcext:value-type="string">
            <text:p>GŁOGOWSKA -SZELĄG JOANNA 41-902 BYTOM CHRZANOW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ŁOGOWSKA -SZELĄG JOANNA 41-90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2490959" calcext:value-type="float">
            <text:p>2490959</text:p>
          </table:table-cell>
          <table:table-cell office:value-type="string" calcext:value-type="string">
            <text:p>DWORAK KRYSTYNA 43-100 TYCHY UJEJSKI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WORAK KRYSTYNA 43-100 TYCHY U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490960" calcext:value-type="float">
            <text:p>2490960</text:p>
          </table:table-cell>
          <table:table-cell office:value-type="string" calcext:value-type="string">
            <text:p>MAKUCH DANUTA 43-100 TYCHY NIZI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KUCH DANUTA 43-100 TYCHY NI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490961" calcext:value-type="float">
            <text:p>2490961</text:p>
          </table:table-cell>
          <table:table-cell office:value-type="string" calcext:value-type="string">
            <text:p>BARANOWSKA BARBARA 40-048 KATOWICE RYME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ANOWSKA BARBARA 40-048 KAT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490962" calcext:value-type="float">
            <text:p>2490962</text:p>
          </table:table-cell>
          <table:table-cell office:value-type="string" calcext:value-type="string">
            <text:p>MAŃKA TOMASZ 43-502 CZECHOWICE-DZIEDZICE RUMA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ŃKA TOMASZ 43-502 CZECH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2490963" calcext:value-type="float">
            <text:p>2490963</text:p>
          </table:table-cell>
          <table:table-cell office:value-type="string" calcext:value-type="string">
            <text:p>MATYJASZCZUK-WLIZŁO BARBARA 41-800 ZABRZE CZOŁGIST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YJASZCZUK-WLIZŁO BARBARA 41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490964" calcext:value-type="float">
            <text:p>2490964</text:p>
          </table:table-cell>
          <table:table-cell office:value-type="string" calcext:value-type="string">
            <text:p>PĘKAŁA MARCIN 43-229 ĆWIKLICE KOMBATANT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ĘKAŁA MARCIN 43-229 ĆWIKL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2490965" calcext:value-type="float">
            <text:p>2490965</text:p>
          </table:table-cell>
          <table:table-cell office:value-type="string" calcext:value-type="string">
            <text:p>ZAREMBA LUCYNA 43-502 CZECHOWICE-DZIEDZICE DZIAŁ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EMBA LUCYNA 43-502 CZECHOW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490966" calcext:value-type="float">
            <text:p>2490966</text:p>
          </table:table-cell>
          <table:table-cell office:value-type="string" calcext:value-type="string">
            <text:p>WEIDEMAN MARCIN 43-267 SUSZEC PERŁ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IDEMAN MARCIN 43-267 SUSZE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490967" calcext:value-type="float">
            <text:p>2490967</text:p>
          </table:table-cell>
          <table:table-cell office:value-type="string" calcext:value-type="string">
            <text:p>MULLER MAREK 44-203 RYBNIK KRUC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LLER MAREK 44-203 RYBNIK KRU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2490968" calcext:value-type="float">
            <text:p>2490968</text:p>
          </table:table-cell>
          <table:table-cell office:value-type="string" calcext:value-type="string">
            <text:p>BAZGIER ANNA 43-241 ŁĄKA GERBER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ZGIER ANNA 43-241 ŁĄKA GERB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2490969" calcext:value-type="float">
            <text:p>2490969</text:p>
          </table:table-cell>
          <table:table-cell office:value-type="string" calcext:value-type="string">
            <text:p>KLIMANIEC ILONA 43-262 RADOSTOWICE KRZY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IMANIEC ILONA 43-262 RADOST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490970" calcext:value-type="float">
            <text:p>2490970</text:p>
          </table:table-cell>
          <table:table-cell office:value-type="string" calcext:value-type="string">
            <text:p>BOGUCKA KATARZYNA 43-241 ŁĄKA GERBER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GUCKA KATARZYNA 43-241 ŁĄ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2490971" calcext:value-type="float">
            <text:p>2490971</text:p>
          </table:table-cell>
          <table:table-cell office:value-type="string" calcext:value-type="string">
            <text:p>WEIDEMAN JERZ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IDEMAN JERZ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490972" calcext:value-type="float">
            <text:p>2490972</text:p>
          </table:table-cell>
          <table:table-cell office:value-type="string" calcext:value-type="string">
            <text:p>KRYMSKI DARIUSZ 43-391 MAZAŃCOWICE MAZAŃCOWICE 5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YMSKI DARIUSZ 43-391 MAZAŃC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2490973" calcext:value-type="float">
            <text:p>2490973</text:p>
          </table:table-cell>
          <table:table-cell office:value-type="string" calcext:value-type="string">
            <text:p>HOFFMAN ANGIESZ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FFMAN ANGIESZ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490978" calcext:value-type="float">
            <text:p>2490978</text:p>
          </table:table-cell>
          <table:table-cell office:value-type="string" calcext:value-type="string">
            <text:p>BOŃCZAK BARBA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ŃCZAK BARBAR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490979" calcext:value-type="float">
            <text:p>2490979</text:p>
          </table:table-cell>
          <table:table-cell office:value-type="string" calcext:value-type="string">
            <text:p>NOWICKA REG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ICKA REGI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2490981" calcext:value-type="float">
            <text:p>2490981</text:p>
          </table:table-cell>
          <table:table-cell office:value-type="string" calcext:value-type="string">
            <text:p>MIKA RAFAŁ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KA RAFAŁ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490986" calcext:value-type="float">
            <text:p>2490986</text:p>
          </table:table-cell>
          <table:table-cell office:value-type="string" calcext:value-type="string">
            <text:p>ZMEŁTY ANE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MEŁTY ANE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2490987" calcext:value-type="float">
            <text:p>2490987</text:p>
          </table:table-cell>
          <table:table-cell office:value-type="string" calcext:value-type="string">
            <text:p>BAŁUCH A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ŁUCH AN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2490988" calcext:value-type="float">
            <text:p>2490988</text:p>
          </table:table-cell>
          <table:table-cell office:value-type="string" calcext:value-type="string">
            <text:p>KAPIAS GABRIELA 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IAS GABRIELA 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2490989" calcext:value-type="float">
            <text:p>2490989</text:p>
          </table:table-cell>
          <table:table-cell office:value-type="string" calcext:value-type="string">
            <text:p>KONIOR MAR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IOR MAR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491000" calcext:value-type="float">
            <text:p>2491000</text:p>
          </table:table-cell>
          <table:table-cell office:value-type="string" calcext:value-type="string">
            <text:p>PRUSEK ELŻBIETA 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USEK ELŻBIETA 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491008" calcext:value-type="float">
            <text:p>2491008</text:p>
          </table:table-cell>
          <table:table-cell office:value-type="string" calcext:value-type="string">
            <text:p>MAŃKA JAKU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ŃKA JAKU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2491010" calcext:value-type="float">
            <text:p>2491010</text:p>
          </table:table-cell>
          <table:table-cell office:value-type="string" calcext:value-type="string">
            <text:p>NIESYTO TOMAS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ESYTO TOMA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2491011" calcext:value-type="float">
            <text:p>2491011</text:p>
          </table:table-cell>
          <table:table-cell office:value-type="string" calcext:value-type="string">
            <text:p>TATARA MARIA CZECHOWICE-DZIEDZICE ZAM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TARA MARIA CZECHOWICE-DZIED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2491016" calcext:value-type="float">
            <text:p>2491016</text:p>
          </table:table-cell>
          <table:table-cell office:value-type="string" calcext:value-type="string">
            <text:p>WIĘCEK ARKADIUS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ĘCEK ARKADIU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2491022" calcext:value-type="float">
            <text:p>2491022</text:p>
          </table:table-cell>
          <table:table-cell office:value-type="string" calcext:value-type="string">
            <text:p>JANIK RENATA NIE KSIĘGOWAĆ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IK RENATA NIE KSIĘGOWAĆ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491030" calcext:value-type="float">
            <text:p>2491030</text:p>
          </table:table-cell>
          <table:table-cell office:value-type="string" calcext:value-type="string">
            <text:p>SOJKA-KOWALSKA TATIA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JKA-KOWALSKA TATIA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2491035" calcext:value-type="float">
            <text:p>2491035</text:p>
          </table:table-cell>
          <table:table-cell office:value-type="string" calcext:value-type="string">
            <text:p>ORŁOWSKA TERES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ŁOWSKA TERES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2491051" calcext:value-type="float">
            <text:p>2491051</text:p>
          </table:table-cell>
          <table:table-cell office:value-type="string" calcext:value-type="string">
            <text:p>KĄCKA MAGDAL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ĄCKA MAGDALE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2491055" calcext:value-type="float">
            <text:p>2491055</text:p>
          </table:table-cell>
          <table:table-cell office:value-type="string" calcext:value-type="string">
            <text:p>JANIK KIN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IK KING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2491063" calcext:value-type="float">
            <text:p>2491063</text:p>
          </table:table-cell>
          <table:table-cell office:value-type="string" calcext:value-type="string">
            <text:p>LUKASEK DANU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KASEK DANU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491069" calcext:value-type="float">
            <text:p>2491069</text:p>
          </table:table-cell>
          <table:table-cell office:value-type="string" calcext:value-type="string">
            <text:p>KĄDZIOŁKA MARZE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ĄDZIOŁKA MARZE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2491073" calcext:value-type="float">
            <text:p>2491073</text:p>
          </table:table-cell>
          <table:table-cell office:value-type="string" calcext:value-type="string">
            <text:p>GAJDA JOA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JDA JOAN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2491078" calcext:value-type="float">
            <text:p>2491078</text:p>
          </table:table-cell>
          <table:table-cell office:value-type="string" calcext:value-type="string">
            <text:p>KUĆMIERZ AGNIESZ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ĆMIERZ AGNIESZ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491090" calcext:value-type="float">
            <text:p>2491090</text:p>
          </table:table-cell>
          <table:table-cell office:value-type="string" calcext:value-type="string">
            <text:p>ŻELAZO KRZYSZTOF 43-200 PSZCZYNA PIASTOW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ŻELAZO KRZYSZTOF 43-200 PSZCZ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2493032" calcext:value-type="float">
            <text:p>2493032</text:p>
          </table:table-cell>
          <table:table-cell office:value-type="string" calcext:value-type="string">
            <text:p>URDZOŃ ANIELA GOCZAŁKOW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DZOŃ ANIELA 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93033" calcext:value-type="float">
            <text:p>2493033</text:p>
          </table:table-cell>
          <table:table-cell office:value-type="string" calcext:value-type="string">
            <text:p>BARTECKA DOROTA GOCZAŁKOW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TECKA DOROTA GOCZAŁ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493034" calcext:value-type="float">
            <text:p>2493034</text:p>
          </table:table-cell>
          <table:table-cell office:value-type="string" calcext:value-type="string">
            <text:p>GRAJCAREK DANUTA PSZCZY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JCAREK DANUTA PSZCZ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2493057" calcext:value-type="float">
            <text:p>2493057</text:p>
          </table:table-cell>
          <table:table-cell office:value-type="string" calcext:value-type="string">
            <text:p>GRZYBEK MIROSŁA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ZYBEK MIROSŁA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2493081" calcext:value-type="float">
            <text:p>2493081</text:p>
          </table:table-cell>
          <table:table-cell office:value-type="string" calcext:value-type="string">
            <text:p>BANASIK ANDRZEJ 43-200 PSZCZYNA KATOW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NASIK ANDRZEJ 43-200 PSZCZY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493099" calcext:value-type="float">
            <text:p>2493099</text:p>
          </table:table-cell>
          <table:table-cell office:value-type="string" calcext:value-type="string">
            <text:p>HANTKE GERTRU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NTKE GERTRUD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493399" calcext:value-type="float">
            <text:p>2493399</text:p>
          </table:table-cell>
          <table:table-cell office:value-type="string" calcext:value-type="string">
            <text:p>KLEPEK ANNA 43-346 BIELSKO-BIAŁA MŁODEJ POLS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EPEK ANNA 43-346 BIELSKO-B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2493437" calcext:value-type="float">
            <text:p>2493437</text:p>
          </table:table-cell>
          <table:table-cell office:value-type="string" calcext:value-type="string">
            <text:p>SNACZKE FRANCISZEK 43-230 GOCZAŁKOWICE-ZDRÓJ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NACZKE FRANCISZEK 43-230 GO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2493739" calcext:value-type="float">
            <text:p>2493739</text:p>
          </table:table-cell>
          <table:table-cell office:value-type="string" calcext:value-type="string">
            <text:p>FLOREK JOLANTA 43-230 GOCZAŁKOWICE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OREK JOLANTA 43-230 GOCZAŁ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2499999" calcext:value-type="float">
            <text:p>2499999</text:p>
          </table:table-cell>
          <table:table-cell office:value-type="string" calcext:value-type="string">
            <text:p>POTRĄCENIA Z L.PŁAC POTRĄCE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TRĄCENIA Z L.PŁAC POTRĄCEN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22009" calcext:value-type="float">
            <text:p>22009</text:p>
          </table:table-cell>
          <table:table-cell office:value-type="string" calcext:value-type="string">
            <text:p>OPŁATA ZA GOSP.ODPADAMI KOMUNAL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ACH.PUBL.-PRAWN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29210" calcext:value-type="float">
            <text:p>229210</text:p>
          </table:table-cell>
          <table:table-cell office:value-type="string" calcext:value-type="string">
            <text:p>PF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ZOST.ROZR.PUBL.-PR. PFRON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76115" calcext:value-type="float">
            <text:p>76115</text:p>
          </table:table-cell>
          <table:table-cell office:value-type="string" calcext:value-type="string">
            <text:p>KOSZTY OPERACYJNE IN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SZTY OPERACYJNE INN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2010100068" calcext:value-type="float">
            <text:p>2010100068</text:p>
          </table:table-cell>
          <table:table-cell office:value-type="string" calcext:value-type="string">
            <text:p>ADMINISTRACJA ZASOBÓW KOMUNALN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MINISTRACJA ZASOBÓW KOMUNALN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010100130" calcext:value-type="float">
            <text:p>2010100130</text:p>
          </table:table-cell>
          <table:table-cell office:value-type="string" calcext:value-type="string">
            <text:p>ZAKŁADY MIĘSNE LEŚNI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ŁADY MIĘSNE LEŚNIAK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2010100033" calcext:value-type="float">
            <text:p>2010100033</text:p>
          </table:table-cell>
          <table:table-cell office:value-type="string" calcext:value-type="string">
            <text:p>TAURON SPRZEDA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URON SPRZEDAŻ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010100182" calcext:value-type="float">
            <text:p>2010100182</text:p>
          </table:table-cell>
          <table:table-cell office:value-type="string" calcext:value-type="string">
            <text:p>TAURON DYSTRYBUC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URON DYSTRYBUCJ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20109999" calcext:value-type="float">
            <text:p>20109999</text:p>
          </table:table-cell>
          <table:table-cell office:value-type="string" calcext:value-type="string">
            <text:p>ODSETKI POPRZEDNIEGO RO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ETKI POPRZEDNIEGO ROKU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2010100125" calcext:value-type="float">
            <text:p>2010100125</text:p>
          </table:table-cell>
          <table:table-cell office:value-type="string" calcext:value-type="string">
            <text:p>URZĄD DOZORU TECHNICZN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ZĄD DOZORU TECHNICZNEGO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010100011" calcext:value-type="float">
            <text:p>2010100011</text:p>
          </table:table-cell>
          <table:table-cell office:value-type="string" calcext:value-type="string">
            <text:p>BIURO PL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URO PLU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10100015" calcext:value-type="float">
            <text:p>2010100015</text:p>
          </table:table-cell>
          <table:table-cell office:value-type="string" calcext:value-type="string">
            <text:p>URTI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TIC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2010100379" calcext:value-type="float">
            <text:p>2010100379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010100075" calcext:value-type="float">
            <text:p>2010100075</text:p>
          </table:table-cell>
          <table:table-cell office:value-type="string" calcext:value-type="string">
            <text:p>DŹWIG SERW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ŹWIG SERWI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010100221" calcext:value-type="float">
            <text:p>2010100221</text:p>
          </table:table-cell>
          <table:table-cell office:value-type="string" calcext:value-type="string">
            <text:p>FIOSKI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OSKIP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010100207" calcext:value-type="float">
            <text:p>2010100207</text:p>
          </table:table-cell>
          <table:table-cell office:value-type="string" calcext:value-type="string">
            <text:p>KLEJNO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LEJNOT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010100307" calcext:value-type="float">
            <text:p>2010100307</text:p>
          </table:table-cell>
          <table:table-cell office:value-type="string" calcext:value-type="string">
            <text:p>LIB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BOR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010100114" calcext:value-type="float">
            <text:p>2010100114</text:p>
          </table:table-cell>
          <table:table-cell office:value-type="string" calcext:value-type="string">
            <text:p>DO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MU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00439" calcext:value-type="float">
            <text:p>200439</text:p>
          </table:table-cell>
          <table:table-cell office:value-type="string" calcext:value-type="string">
            <text:p>MRZ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ZYK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01000034" calcext:value-type="float">
            <text:p>201000034</text:p>
          </table:table-cell>
          <table:table-cell office:value-type="string" calcext:value-type="string">
            <text:p>ZAKŁ.AKT.ZAW.-INTROL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Ł.AKT.ZAW.-INTROL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00205" calcext:value-type="float">
            <text:p>200205</text:p>
          </table:table-cell>
          <table:table-cell office:value-type="string" calcext:value-type="string">
            <text:p>NF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ARODOWY FUNDUSZ ZDROWI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2010100165" calcext:value-type="float">
            <text:p>2010100165</text:p>
          </table:table-cell>
          <table:table-cell office:value-type="string" calcext:value-type="string">
            <text:p>MULTIC TECHNOLOG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LTIC TECHNOLOGY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010100118" calcext:value-type="float">
            <text:p>2010100118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10100091" calcext:value-type="float">
            <text:p>2010100091</text:p>
          </table:table-cell>
          <table:table-cell office:value-type="string" calcext:value-type="string">
            <text:p>TAU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URON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010100160" calcext:value-type="float">
            <text:p>2010100160</text:p>
          </table:table-cell>
          <table:table-cell office:value-type="string" calcext:value-type="string">
            <text:p>POWIATOWA STACJA SANITARNO EPIDEMIOLOGI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IATOWA STACJA SANITARNO EP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010100255" calcext:value-type="float">
            <text:p>2010100255</text:p>
          </table:table-cell>
          <table:table-cell office:value-type="string" calcext:value-type="string">
            <text:p>AERO MEDI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ERO MEDIC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10100240" calcext:value-type="float">
            <text:p>2010100240</text:p>
          </table:table-cell>
          <table:table-cell office:value-type="string" calcext:value-type="string">
            <text:p>SPANIE W POLS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NIE W POLSC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010100077" calcext:value-type="float">
            <text:p>2010100077</text:p>
          </table:table-cell>
          <table:table-cell office:value-type="string" calcext:value-type="string">
            <text:p>SPECJAL.PRAKTYKA LEK.GM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CJAL.PRAKTYKA LEK.GMUR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0100003" calcext:value-type="float">
            <text:p>20100003</text:p>
          </table:table-cell>
          <table:table-cell office:value-type="string" calcext:value-type="string">
            <text:p>PGNIG PSZCZY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GNIG PSZCZYN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40105" calcext:value-type="float">
            <text:p>40105</text:p>
          </table:table-cell>
          <table:table-cell office:value-type="string" calcext:value-type="string">
            <text:p>ZUŻYCIE MATERIAŁÓW WOD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WOD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0100384" calcext:value-type="float">
            <text:p>20100384</text:p>
          </table:table-cell>
          <table:table-cell office:value-type="string" calcext:value-type="string">
            <text:p>NFO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OŚ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401051" calcext:value-type="float">
            <text:p>401051</text:p>
          </table:table-cell>
          <table:table-cell office:value-type="string" calcext:value-type="string">
            <text:p>WODA DO ROZLICZENI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ODA DO ROZLICZEN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100387" calcext:value-type="float">
            <text:p>20100387</text:p>
          </table:table-cell>
          <table:table-cell office:value-type="string" calcext:value-type="string">
            <text:p>URZĄD GMINY GOCZAŁKOW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ZĄD GMINY GOCZAŁKOWIC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100056" calcext:value-type="float">
            <text:p>20100056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MOBIL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100206" calcext:value-type="float">
            <text:p>20100206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100042" calcext:value-type="float">
            <text:p>20100042</text:p>
          </table:table-cell>
          <table:table-cell office:value-type="string" calcext:value-type="string">
            <text:p>FARMAC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MACOL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40103" calcext:value-type="float">
            <text:p>40103</text:p>
          </table:table-cell>
          <table:table-cell office:value-type="string" calcext:value-type="string">
            <text:p>ZUŻYCIE MATERIAŁÓW ENERGIA ELEKTRYCZN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UŻYCIE MATERIAŁÓW ENERGIA E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401031" calcext:value-type="float">
            <text:p>401031</text:p>
          </table:table-cell>
          <table:table-cell office:value-type="string" calcext:value-type="string">
            <text:p>ENERGIA ELEKTRYCZNA DO ROZLICZE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. ELEKTRYCZNA DO ROZLICZEN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4900000000" calcext:value-type="float">
            <text:p>4900000000</text:p>
          </table:table-cell>
          <table:table-cell office:value-type="string" calcext:value-type="string">
            <text:p>ROZLICZENIE KOSZT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ICZENIE KOSZT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00449" calcext:value-type="float">
            <text:p>200449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200702" calcext:value-type="float">
            <text:p>200702</text:p>
          </table:table-cell>
          <table:table-cell office:value-type="string" calcext:value-type="string">
            <text:p>KAN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EL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0100168" calcext:value-type="float">
            <text:p>20100168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010100153" calcext:value-type="float">
            <text:p>2010100153</text:p>
          </table:table-cell>
          <table:table-cell office:value-type="string" calcext:value-type="string">
            <text:p>OL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M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20101144" calcext:value-type="float">
            <text:p>20101144</text:p>
          </table:table-cell>
          <table:table-cell office:value-type="string" calcext:value-type="string">
            <text:p>POLA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RI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010100144" calcext:value-type="float">
            <text:p>2010100144</text:p>
          </table:table-cell>
          <table:table-cell office:value-type="string" calcext:value-type="string">
            <text:p>POLA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RI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010100156" calcext:value-type="float">
            <text:p>2010100156</text:p>
          </table:table-cell>
          <table:table-cell office:value-type="string" calcext:value-type="string">
            <text:p>MIL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O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010100034" calcext:value-type="float">
            <text:p>2010100034</text:p>
          </table:table-cell>
          <table:table-cell office:value-type="string" calcext:value-type="string">
            <text:p>REATR GRODZKI Z-D AKTYWN. ZAW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ATR GRODZK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00699" calcext:value-type="float">
            <text:p>200699</text:p>
          </table:table-cell>
          <table:table-cell office:value-type="string" calcext:value-type="string">
            <text:p>AGENCJA SIÓDEM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GENCJA SIÓDEMK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200395" calcext:value-type="float">
            <text:p>200395</text:p>
          </table:table-cell>
          <table:table-cell office:value-type="string" calcext:value-type="string">
            <text:p>ALFA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FA I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00693" calcext:value-type="float">
            <text:p>200693</text:p>
          </table:table-cell>
          <table:table-cell office:value-type="string" calcext:value-type="string">
            <text:p>UNIART ORCZ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ART ORCZYK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010100002" calcext:value-type="float">
            <text:p>2010100002</text:p>
          </table:table-cell>
          <table:table-cell office:value-type="string" calcext:value-type="string">
            <text:p>TELEKOMF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LEKOMFORT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010100046" calcext:value-type="float">
            <text:p>2010100046</text:p>
          </table:table-cell>
          <table:table-cell office:value-type="string" calcext:value-type="string">
            <text:p>EKOM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KOMED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FUND.ŚWIAD.SOCJ.- ODP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.ŚWIAD.SOCJ.- ODPIS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20100383" calcext:value-type="float">
            <text:p>20100383</text:p>
          </table:table-cell>
          <table:table-cell office:value-type="string" calcext:value-type="string">
            <text:p>KANCELARIA DYSZLEW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CELARIA DYSZLEWSK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20000280" calcext:value-type="float">
            <text:p>20000280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K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010100126" calcext:value-type="float">
            <text:p>2010100126</text:p>
          </table:table-cell>
          <table:table-cell office:value-type="string" calcext:value-type="string">
            <text:p>SPOŁ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ŁEM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100319" calcext:value-type="float">
            <text:p>20100319</text:p>
          </table:table-cell>
          <table:table-cell office:value-type="string" calcext:value-type="string">
            <text:p>KRAJOWA IZBA PODAT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AJ.IZBA PODATKOW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0703" calcext:value-type="float">
            <text:p>200703</text:p>
          </table:table-cell>
          <table:table-cell office:value-type="string" calcext:value-type="string">
            <text:p>MAPY ŚCIEN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PY ŚCIENN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0100200" calcext:value-type="float">
            <text:p>20100200</text:p>
          </table:table-cell>
          <table:table-cell office:value-type="string" calcext:value-type="string">
            <text:p>MEDI SEP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 SEPT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10100003" calcext:value-type="float">
            <text:p>2010100003</text:p>
          </table:table-cell>
          <table:table-cell office:value-type="string" calcext:value-type="string">
            <text:p>PGNIG PSZCZY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GNIG PSZCZYN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0100392" calcext:value-type="float">
            <text:p>20100392</text:p>
          </table:table-cell>
          <table:table-cell office:value-type="string" calcext:value-type="string">
            <text:p>MET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TRUM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010100005" calcext:value-type="float">
            <text:p>2010100005</text:p>
          </table:table-cell>
          <table:table-cell office:value-type="string" calcext:value-type="string">
            <text:p>CEZ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ZAL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010100308" calcext:value-type="float">
            <text:p>2010100308</text:p>
          </table:table-cell>
          <table:table-cell office:value-type="string" calcext:value-type="string">
            <text:p>SERWIS APARATURY RT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W.APARAT.RTG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010100040" calcext:value-type="float">
            <text:p>2010100040</text:p>
          </table:table-cell>
          <table:table-cell office:value-type="string" calcext:value-type="string">
            <text:p>WOJ.POG.RAT.K-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OJ.POG.RAT.K-C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010100287" calcext:value-type="float">
            <text:p>2010100287</text:p>
          </table:table-cell>
          <table:table-cell office:value-type="string" calcext:value-type="string">
            <text:p>FIRMA HANDLOWA "SUBIEKT"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MA HANDLOWA "SUBIEKT"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010100293" calcext:value-type="float">
            <text:p>2010100293</text:p>
          </table:table-cell>
          <table:table-cell office:value-type="string" calcext:value-type="string">
            <text:p>F.H.U INSIEME TERESA MICHAL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.H.U INSIEME TERESA MICHALI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10100276" calcext:value-type="float">
            <text:p>2010100276</text:p>
          </table:table-cell>
          <table:table-cell office:value-type="string" calcext:value-type="string">
            <text:p>ZESPÓL SZKÓL SPECJALNY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ESPÓL SZKÓL SPECJALNYC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10100042" calcext:value-type="float">
            <text:p>2010100042</text:p>
          </table:table-cell>
          <table:table-cell office:value-type="string" calcext:value-type="string">
            <text:p>FARMACOL DS <text:s/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MACOL DS <text:s/>32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10100074" calcext:value-type="float">
            <text:p>2010100074</text:p>
          </table:table-cell>
          <table:table-cell office:value-type="string" calcext:value-type="string">
            <text:p>NZOZ GOMED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ZOZ GOMED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010100056" calcext:value-type="float">
            <text:p>2010100056</text:p>
          </table:table-cell>
          <table:table-cell office:value-type="string" calcext:value-type="string">
            <text:p>PROFA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AR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10100084" calcext:value-type="float">
            <text:p>2010100084</text:p>
          </table:table-cell>
          <table:table-cell office:value-type="string" calcext:value-type="string">
            <text:p>AM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MGE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010100017" calcext:value-type="float">
            <text:p>2010100017</text:p>
          </table:table-cell>
          <table:table-cell office:value-type="string" calcext:value-type="string">
            <text:p>CEZAL WROCLAW S.A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ZAL WROCLAW S.A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010100305" calcext:value-type="float">
            <text:p>2010100305</text:p>
          </table:table-cell>
          <table:table-cell office:value-type="string" calcext:value-type="string">
            <text:p>FUNDACJA <text:s/>ZDYRZYA Z POMO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DACJA <text:s/>ZDYRZYA Z POMOC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010100001" calcext:value-type="float">
            <text:p>2010100001</text:p>
          </table:table-cell>
          <table:table-cell office:value-type="string" calcext:value-type="string">
            <text:p>"PROMOCJA" SP. Z O. 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PROMOCJA" SP. Z O. 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010101063" calcext:value-type="float">
            <text:p>2010101063</text:p>
          </table:table-cell>
          <table:table-cell office:value-type="string" calcext:value-type="string">
            <text:p>BLA—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A—EJ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010100004" calcext:value-type="float">
            <text:p>2010100004</text:p>
          </table:table-cell>
          <table:table-cell office:value-type="string" calcext:value-type="string">
            <text:p>MIL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010100129" calcext:value-type="float">
            <text:p>2010100129</text:p>
          </table:table-cell>
          <table:table-cell office:value-type="string" calcext:value-type="string">
            <text:p>FIRGA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GAN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010100133" calcext:value-type="float">
            <text:p>2010100133</text:p>
          </table:table-cell>
          <table:table-cell office:value-type="string" calcext:value-type="string">
            <text:p>OL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LM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010100132" calcext:value-type="float">
            <text:p>2010100132</text:p>
          </table:table-cell>
          <table:table-cell office:value-type="string" calcext:value-type="string">
            <text:p>MARTI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TIN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10100128" calcext:value-type="float">
            <text:p>2010100128</text:p>
          </table:table-cell>
          <table:table-cell office:value-type="string" calcext:value-type="string">
            <text:p>MARI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IC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10100083" calcext:value-type="float">
            <text:p>2010100083</text:p>
          </table:table-cell>
          <table:table-cell office:value-type="string" calcext:value-type="string">
            <text:p>BIO-LIF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-LIF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010100131" calcext:value-type="float">
            <text:p>2010100131</text:p>
          </table:table-cell>
          <table:table-cell office:value-type="string" calcext:value-type="string">
            <text:p>MARTI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TIN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010100051" calcext:value-type="float">
            <text:p>2010100051</text:p>
          </table:table-cell>
          <table:table-cell office:value-type="string" calcext:value-type="string">
            <text:p>FOR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E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010100368" calcext:value-type="float">
            <text:p>2010100368</text:p>
          </table:table-cell>
          <table:table-cell office:value-type="string" calcext:value-type="string">
            <text:p>TROSPERMED JOLANTA BARTCZ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SPERMED JOLANTA BARTCZA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010100006" calcext:value-type="float">
            <text:p>2010100006</text:p>
          </table:table-cell>
          <table:table-cell office:value-type="string" calcext:value-type="string">
            <text:p>SPÓLDZIELNIA HANDL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ÓLDZIELNIA HANDLO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0100009" calcext:value-type="float">
            <text:p>2010100009</text:p>
          </table:table-cell>
          <table:table-cell office:value-type="string" calcext:value-type="string">
            <text:p>EUROIMM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UROIMMU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10100025" calcext:value-type="float">
            <text:p>2010100025</text:p>
          </table:table-cell>
          <table:table-cell office:value-type="string" calcext:value-type="string">
            <text:p>M&amp;M GASTR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&amp;M GASTR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10100022" calcext:value-type="float">
            <text:p>2010100022</text:p>
          </table:table-cell>
          <table:table-cell office:value-type="string" calcext:value-type="string">
            <text:p>PAUL HARTM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UL HARTMA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10100007" calcext:value-type="float">
            <text:p>2010100007</text:p>
          </table:table-cell>
          <table:table-cell office:value-type="string" calcext:value-type="string">
            <text:p>NETPRI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PRIN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10100010" calcext:value-type="float">
            <text:p>2010100010</text:p>
          </table:table-cell>
          <table:table-cell office:value-type="string" calcext:value-type="string">
            <text:p>L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10100012" calcext:value-type="float">
            <text:p>2010100012</text:p>
          </table:table-cell>
          <table:table-cell office:value-type="string" calcext:value-type="string">
            <text:p>CUDA-WIAN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UDA-WIAN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10100013" calcext:value-type="float">
            <text:p>2010100013</text:p>
          </table:table-cell>
          <table:table-cell office:value-type="string" calcext:value-type="string">
            <text:p>COM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10100014" calcext:value-type="float">
            <text:p>2010100014</text:p>
          </table:table-cell>
          <table:table-cell office:value-type="string" calcext:value-type="string">
            <text:p>STOC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CE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10100016" calcext:value-type="float">
            <text:p>2010100016</text:p>
          </table:table-cell>
          <table:table-cell office:value-type="string" calcext:value-type="string">
            <text:p>IRA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RA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2010100018" calcext:value-type="float">
            <text:p>2010100018</text:p>
          </table:table-cell>
          <table:table-cell office:value-type="string" calcext:value-type="string">
            <text:p>LINDE GAZ POLSKA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NDE GAZ POLSKA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2010100019" calcext:value-type="float">
            <text:p>2010100019</text:p>
          </table:table-cell>
          <table:table-cell office:value-type="string" calcext:value-type="string">
            <text:p>STAM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MA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2010100020" calcext:value-type="float">
            <text:p>2010100020</text:p>
          </table:table-cell>
          <table:table-cell office:value-type="string" calcext:value-type="string">
            <text:p>RE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010100021" calcext:value-type="float">
            <text:p>2010100021</text:p>
          </table:table-cell>
          <table:table-cell office:value-type="string" calcext:value-type="string">
            <text:p>MEL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LE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2010100023" calcext:value-type="float">
            <text:p>2010100023</text:p>
          </table:table-cell>
          <table:table-cell office:value-type="string" calcext:value-type="string">
            <text:p>TECHNO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CHNOME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2010100028" calcext:value-type="float">
            <text:p>2010100028</text:p>
          </table:table-cell>
          <table:table-cell office:value-type="string" calcext:value-type="string">
            <text:p>WARIA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ARIAN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2010100029" calcext:value-type="float">
            <text:p>2010100029</text:p>
          </table:table-cell>
          <table:table-cell office:value-type="string" calcext:value-type="string">
            <text:p>HORIB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RIB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010100031" calcext:value-type="float">
            <text:p>2010100031</text:p>
          </table:table-cell>
          <table:table-cell office:value-type="string" calcext:value-type="string">
            <text:p>SUPRA-M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PRA-ME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2010100035" calcext:value-type="float">
            <text:p>2010100035</text:p>
          </table:table-cell>
          <table:table-cell office:value-type="string" calcext:value-type="string">
            <text:p>TORUNSKIE Z.M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RUNSKIE Z.M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010100037" calcext:value-type="float">
            <text:p>2010100037</text:p>
          </table:table-cell>
          <table:table-cell office:value-type="string" calcext:value-type="string">
            <text:p>PRIORYT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ORYTE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2010100039" calcext:value-type="float">
            <text:p>2010100039</text:p>
          </table:table-cell>
          <table:table-cell office:value-type="string" calcext:value-type="string">
            <text:p>"LIGUSTR"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LIGUSTR"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2010100041" calcext:value-type="float">
            <text:p>2010100041</text:p>
          </table:table-cell>
          <table:table-cell office:value-type="string" calcext:value-type="string">
            <text:p>FARMACOL SA <text:s/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RMACOL SA <text:s/>41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010100008" calcext:value-type="float">
            <text:p>2010100008</text:p>
          </table:table-cell>
          <table:table-cell office:value-type="string" calcext:value-type="string">
            <text:p>HAS-M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AS-ME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010100024" calcext:value-type="float">
            <text:p>2010100024</text:p>
          </table:table-cell>
          <table:table-cell office:value-type="string" calcext:value-type="string">
            <text:p>TELEKOMUNIKACJA POLSKA S.A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LEKOMUNIKACJA POLSKA S.A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010100139" calcext:value-type="float">
            <text:p>2010100139</text:p>
          </table:table-cell>
          <table:table-cell office:value-type="string" calcext:value-type="string">
            <text:p>ROCHE PO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CHE POLS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2010100127" calcext:value-type="float">
            <text:p>2010100127</text:p>
          </table:table-cell>
          <table:table-cell office:value-type="string" calcext:value-type="string">
            <text:p>WIERZBIC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ERZBIC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010100026" calcext:value-type="float">
            <text:p>2010100026</text:p>
          </table:table-cell>
          <table:table-cell office:value-type="string" calcext:value-type="string">
            <text:p>ZABLOC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BLOC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010100027" calcext:value-type="float">
            <text:p>2010100027</text:p>
          </table:table-cell>
          <table:table-cell office:value-type="string" calcext:value-type="string">
            <text:p>SOF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FTO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2010100030" calcext:value-type="float">
            <text:p>2010100030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EDA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010100032" calcext:value-type="float">
            <text:p>2010100032</text:p>
          </table:table-cell>
          <table:table-cell office:value-type="string" calcext:value-type="string">
            <text:p>SKIPIOL J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IPIOL JA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010100036" calcext:value-type="float">
            <text:p>2010100036</text:p>
          </table:table-cell>
          <table:table-cell office:value-type="string" calcext:value-type="string">
            <text:p>DREWNOSTY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WNOSTY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2010100038" calcext:value-type="float">
            <text:p>2010100038</text:p>
          </table:table-cell>
          <table:table-cell office:value-type="string" calcext:value-type="string">
            <text:p>ZAKLAD REMONTOWO-BUDOWLA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LAD REMONTOWO-BUDOWLAN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10100043" calcext:value-type="float">
            <text:p>2010100043</text:p>
          </table:table-cell>
          <table:table-cell office:value-type="string" calcext:value-type="string">
            <text:p>ELMED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MED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2010100044" calcext:value-type="float">
            <text:p>2010100044</text:p>
          </table:table-cell>
          <table:table-cell office:value-type="string" calcext:value-type="string">
            <text:p>TAX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XU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2010100045" calcext:value-type="float">
            <text:p>2010100045</text:p>
          </table:table-cell>
          <table:table-cell office:value-type="string" calcext:value-type="string">
            <text:p>CONSULTRONI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NSULTRONI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010100047" calcext:value-type="float">
            <text:p>2010100047</text:p>
          </table:table-cell>
          <table:table-cell office:value-type="string" calcext:value-type="string">
            <text:p>GRAFI LAB MEDIA S.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AFI LAB MEDIA S.C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2010100048" calcext:value-type="float">
            <text:p>2010100048</text:p>
          </table:table-cell>
          <table:table-cell office:value-type="string" calcext:value-type="string">
            <text:p>UZDROWISKO BUSKO-ZDRÓ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ZDROWISKO BUSKO-ZDRÓJ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2010100052" calcext:value-type="float">
            <text:p>2010100052</text:p>
          </table:table-cell>
          <table:table-cell office:value-type="string" calcext:value-type="string">
            <text:p>GSG <text:s/>BIELSKO BIALA 0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SG <text:s/>BIELSKO BIALA 002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2010100049" calcext:value-type="float">
            <text:p>2010100049</text:p>
          </table:table-cell>
          <table:table-cell office:value-type="string" calcext:value-type="string">
            <text:p>DINA-HITEX PO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NA-HITEX POLS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010100050" calcext:value-type="float">
            <text:p>2010100050</text:p>
          </table:table-cell>
          <table:table-cell office:value-type="string" calcext:value-type="string">
            <text:p>BIUROH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UROHI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2010100053" calcext:value-type="float">
            <text:p>2010100053</text:p>
          </table:table-cell>
          <table:table-cell office:value-type="string" calcext:value-type="string">
            <text:p>GSG ZABRZE 00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SG ZABRZE 004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010100054" calcext:value-type="float">
            <text:p>2010100054</text:p>
          </table:table-cell>
          <table:table-cell office:value-type="string" calcext:value-type="string">
            <text:p>SARSTEDT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RSTEDT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float" office:value="2010100055" calcext:value-type="float">
            <text:p>2010100055</text:p>
          </table:table-cell>
          <table:table-cell office:value-type="string" calcext:value-type="string">
            <text:p>KUSZ DAMI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SZ DAMIA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float" office:value="2010100057" calcext:value-type="float">
            <text:p>2010100057</text:p>
          </table:table-cell>
          <table:table-cell office:value-type="string" calcext:value-type="string">
            <text:p>SERWIS TECHNIKI MEDYCZN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RWIS TECHNIKI MEDYCZNEJ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float" office:value="2010100060" calcext:value-type="float">
            <text:p>2010100060</text:p>
          </table:table-cell>
          <table:table-cell office:value-type="string" calcext:value-type="string">
            <text:p>ALPHA DIAGNOSTIC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PHA DIAGNOSTIC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2010100059" calcext:value-type="float">
            <text:p>2010100059</text:p>
          </table:table-cell>
          <table:table-cell office:value-type="string" calcext:value-type="string">
            <text:p>SOLID 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ID 73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float" office:value="2010100061" calcext:value-type="float">
            <text:p>2010100061</text:p>
          </table:table-cell>
          <table:table-cell office:value-type="string" calcext:value-type="string">
            <text:p>AUTOMAT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UTOMATY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010100062" calcext:value-type="float">
            <text:p>2010100062</text:p>
          </table:table-cell>
          <table:table-cell office:value-type="string" calcext:value-type="string">
            <text:p>REMON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ONDI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float" office:value="2010100063" calcext:value-type="float">
            <text:p>2010100063</text:p>
          </table:table-cell>
          <table:table-cell office:value-type="string" calcext:value-type="string">
            <text:p>XEROPRI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EROPRIN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float" office:value="2010100064" calcext:value-type="float">
            <text:p>2010100064</text:p>
          </table:table-cell>
          <table:table-cell office:value-type="string" calcext:value-type="string">
            <text:p>ALFA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FA 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float" office:value="2010100065" calcext:value-type="float">
            <text:p>2010100065</text:p>
          </table:table-cell>
          <table:table-cell office:value-type="string" calcext:value-type="string">
            <text:p>PRAXIMA KRAKP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AXIMA KRAKPO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2010100066" calcext:value-type="float">
            <text:p>2010100066</text:p>
          </table:table-cell>
          <table:table-cell office:value-type="string" calcext:value-type="string">
            <text:p>SOLID 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ID 98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010100067" calcext:value-type="float">
            <text:p>2010100067</text:p>
          </table:table-cell>
          <table:table-cell office:value-type="string" calcext:value-type="string">
            <text:p>FIRST DATA PO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ST DATA POLS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float" office:value="2010100090" calcext:value-type="float">
            <text:p>2010100090</text:p>
          </table:table-cell>
          <table:table-cell office:value-type="string" calcext:value-type="string">
            <text:p>SOLID 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ID 43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010100069" calcext:value-type="float">
            <text:p>2010100069</text:p>
          </table:table-cell>
          <table:table-cell office:value-type="string" calcext:value-type="string">
            <text:p>MUSZYNSKA-GRA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SZYNSKA-GRAC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float" office:value="2010100070" calcext:value-type="float">
            <text:p>2010100070</text:p>
          </table:table-cell>
          <table:table-cell office:value-type="string" calcext:value-type="string">
            <text:p>FRYD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YD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010100071" calcext:value-type="float">
            <text:p>2010100071</text:p>
          </table:table-cell>
          <table:table-cell office:value-type="string" calcext:value-type="string">
            <text:p>PROCREAT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CREAT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float" office:value="2010100072" calcext:value-type="float">
            <text:p>2010100072</text:p>
          </table:table-cell>
          <table:table-cell office:value-type="string" calcext:value-type="string">
            <text:p>BERENDS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RENDSE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float" office:value="2010100073" calcext:value-type="float">
            <text:p>2010100073</text:p>
          </table:table-cell>
          <table:table-cell office:value-type="string" calcext:value-type="string">
            <text:p>LOZAM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ZAME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010100076" calcext:value-type="float">
            <text:p>2010100076</text:p>
          </table:table-cell>
          <table:table-cell office:value-type="string" calcext:value-type="string">
            <text:p>OKOM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OME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010100078" calcext:value-type="float">
            <text:p>2010100078</text:p>
          </table:table-cell>
          <table:table-cell office:value-type="string" calcext:value-type="string">
            <text:p>KRZYW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ZYWO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float" office:value="2010100079" calcext:value-type="float">
            <text:p>2010100079</text:p>
          </table:table-cell>
          <table:table-cell office:value-type="string" calcext:value-type="string">
            <text:p>POCZTA PO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CZTA POLS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2010100080" calcext:value-type="float">
            <text:p>2010100080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U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010100081" calcext:value-type="float">
            <text:p>2010100081</text:p>
          </table:table-cell>
          <table:table-cell office:value-type="string" calcext:value-type="string">
            <text:p>SYMPETRU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YMPETRU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010100082" calcext:value-type="float">
            <text:p>2010100082</text:p>
          </table:table-cell>
          <table:table-cell office:value-type="string" calcext:value-type="string">
            <text:p>SEZ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ZA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010100085" calcext:value-type="float">
            <text:p>2010100085</text:p>
          </table:table-cell>
          <table:table-cell office:value-type="string" calcext:value-type="string">
            <text:p>NOWIS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WIS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2010100086" calcext:value-type="float">
            <text:p>2010100086</text:p>
          </table:table-cell>
          <table:table-cell office:value-type="string" calcext:value-type="string">
            <text:p>BAST BARTAS-STECHL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ST BARTAS-STECHL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float" office:value="2010100087" calcext:value-type="float">
            <text:p>2010100087</text:p>
          </table:table-cell>
          <table:table-cell office:value-type="string" calcext:value-type="string">
            <text:p>EKOPROJ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KOPROJEK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2010100088" calcext:value-type="float">
            <text:p>2010100088</text:p>
          </table:table-cell>
          <table:table-cell office:value-type="string" calcext:value-type="string">
            <text:p>EFEKT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FEKTO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010100089" calcext:value-type="float">
            <text:p>2010100089</text:p>
          </table:table-cell>
          <table:table-cell office:value-type="string" calcext:value-type="string">
            <text:p>PROFI MEDI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FI MEDICA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010100092" calcext:value-type="float">
            <text:p>2010100092</text:p>
          </table:table-cell>
          <table:table-cell office:value-type="string" calcext:value-type="string">
            <text:p>TAURON 7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AURON 75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float" office:value="2010100093" calcext:value-type="float">
            <text:p>2010100093</text:p>
          </table:table-cell>
          <table:table-cell office:value-type="string" calcext:value-type="string">
            <text:p>NEUROM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MA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float" office:value="2010100094" calcext:value-type="float">
            <text:p>2010100094</text:p>
          </table:table-cell>
          <table:table-cell office:value-type="string" calcext:value-type="string">
            <text:p>IF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F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010100095" calcext:value-type="float">
            <text:p>2010100095</text:p>
          </table:table-cell>
          <table:table-cell office:value-type="string" calcext:value-type="string">
            <text:p>NEST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STL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float" office:value="2010100096" calcext:value-type="float">
            <text:p>2010100096</text:p>
          </table:table-cell>
          <table:table-cell office:value-type="string" calcext:value-type="string">
            <text:p>USLUGI TRANSPORTOWO-BUDOWLA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LUGI TRANSPORTOWO-BUDOWLAN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float" office:value="2010100097" calcext:value-type="float">
            <text:p>2010100097</text:p>
          </table:table-cell>
          <table:table-cell office:value-type="string" calcext:value-type="string">
            <text:p>TERRAB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RABI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float" office:value="2010100098" calcext:value-type="float">
            <text:p>2010100098</text:p>
          </table:table-cell>
          <table:table-cell office:value-type="string" calcext:value-type="string">
            <text:p>CENTRUM KLI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RUM KLIM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2010100099" calcext:value-type="float">
            <text:p>2010100099</text:p>
          </table:table-cell>
          <table:table-cell office:value-type="string" calcext:value-type="string">
            <text:p>IGG BASE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GG BASEN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010100100" calcext:value-type="float">
            <text:p>2010100100</text:p>
          </table:table-cell>
          <table:table-cell office:value-type="string" calcext:value-type="string">
            <text:p>EKO-PROJEK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KO-PROJEK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float" office:value="2010100101" calcext:value-type="float">
            <text:p>2010100101</text:p>
          </table:table-cell>
          <table:table-cell office:value-type="string" calcext:value-type="string">
            <text:p>ELEKTRON S.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EKTRON S.C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010100102" calcext:value-type="float">
            <text:p>2010100102</text:p>
          </table:table-cell>
          <table:table-cell office:value-type="string" calcext:value-type="string">
            <text:p>TRAD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DE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float" office:value="2010100103" calcext:value-type="float">
            <text:p>2010100103</text:p>
          </table:table-cell>
          <table:table-cell office:value-type="string" calcext:value-type="string">
            <text:p>RA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AT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float" office:value="2010100104" calcext:value-type="float">
            <text:p>2010100104</text:p>
          </table:table-cell>
          <table:table-cell office:value-type="string" calcext:value-type="string">
            <text:p>HOME.PL S.A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OME.PL S.A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010100105" calcext:value-type="float">
            <text:p>2010100105</text:p>
          </table:table-cell>
          <table:table-cell office:value-type="string" calcext:value-type="string">
            <text:p>WIEDZA I PRAKTY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IEDZA I PRAKTY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2010100106" calcext:value-type="float">
            <text:p>2010100106</text:p>
          </table:table-cell>
          <table:table-cell office:value-type="string" calcext:value-type="string">
            <text:p>ARTISC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ISC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010100107" calcext:value-type="float">
            <text:p>2010100107</text:p>
          </table:table-cell>
          <table:table-cell office:value-type="string" calcext:value-type="string">
            <text:p>PLESS INTERMED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ESS INTERMED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float" office:value="2010100108" calcext:value-type="float">
            <text:p>2010100108</text:p>
          </table:table-cell>
          <table:table-cell office:value-type="string" calcext:value-type="string">
            <text:p>ZPHU JÓZEF MRZ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PHU JÓZEF MRZY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010100109" calcext:value-type="float">
            <text:p>2010100109</text:p>
          </table:table-cell>
          <table:table-cell office:value-type="string" calcext:value-type="string">
            <text:p>KANAQU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AQU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010100110" calcext:value-type="float">
            <text:p>2010100110</text:p>
          </table:table-cell>
          <table:table-cell office:value-type="string" calcext:value-type="string">
            <text:p>JUMB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UMB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2010100113" calcext:value-type="float">
            <text:p>2010100113</text:p>
          </table:table-cell>
          <table:table-cell office:value-type="string" calcext:value-type="string">
            <text:p>RENTAN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TANE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010100111" calcext:value-type="float">
            <text:p>2010100111</text:p>
          </table:table-cell>
          <table:table-cell office:value-type="string" calcext:value-type="string">
            <text:p>SIEM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MEN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2010100112" calcext:value-type="float">
            <text:p>2010100112</text:p>
          </table:table-cell>
          <table:table-cell office:value-type="string" calcext:value-type="string">
            <text:p>FK-B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K-BA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010100115" calcext:value-type="float">
            <text:p>2010100115</text:p>
          </table:table-cell>
          <table:table-cell office:value-type="string" calcext:value-type="string">
            <text:p>SOLO-DUO-TR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O-DUO-TRI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010100116" calcext:value-type="float">
            <text:p>2010100116</text:p>
          </table:table-cell>
          <table:table-cell office:value-type="string" calcext:value-type="string">
            <text:p>SATUR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UR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010100117" calcext:value-type="float">
            <text:p>2010100117</text:p>
          </table:table-cell>
          <table:table-cell office:value-type="string" calcext:value-type="string">
            <text:p>INFORM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RMA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float" office:value="2010100058" calcext:value-type="float">
            <text:p>2010100058</text:p>
          </table:table-cell>
          <table:table-cell office:value-type="string" calcext:value-type="string">
            <text:p>PROKSIMA LIGH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KSIMA LIGH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010100119" calcext:value-type="float">
            <text:p>2010100119</text:p>
          </table:table-cell>
          <table:table-cell office:value-type="string" calcext:value-type="string">
            <text:p>ZSO BOGDAN SAR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SO BOGDAN SAR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float" office:value="2010100120" calcext:value-type="float">
            <text:p>2010100120</text:p>
          </table:table-cell>
          <table:table-cell office:value-type="string" calcext:value-type="string">
            <text:p>FHU KUCZMA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HU KUCZMAR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010100121" calcext:value-type="float">
            <text:p>2010100121</text:p>
          </table:table-cell>
          <table:table-cell office:value-type="string" calcext:value-type="string">
            <text:p>CASTROMI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STROMI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010100122" calcext:value-type="float">
            <text:p>2010100122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A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float" office:value="2010100123" calcext:value-type="float">
            <text:p>2010100123</text:p>
          </table:table-cell>
          <table:table-cell office:value-type="string" calcext:value-type="string">
            <text:p>STOLAR. TRÓJC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LAR. TRÓJC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010100124" calcext:value-type="float">
            <text:p>2010100124</text:p>
          </table:table-cell>
          <table:table-cell office:value-type="string" calcext:value-type="string">
            <text:p>POL-EKO-APARATU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-EKO-APARATUR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float" office:value="2010100134" calcext:value-type="float">
            <text:p>2010100134</text:p>
          </table:table-cell>
          <table:table-cell office:value-type="string" calcext:value-type="string">
            <text:p>NET-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T-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float" office:value="2010100135" calcext:value-type="float">
            <text:p>2010100135</text:p>
          </table:table-cell>
          <table:table-cell office:value-type="string" calcext:value-type="string">
            <text:p>ELKR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KRA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2010100136" calcext:value-type="float">
            <text:p>2010100136</text:p>
          </table:table-cell>
          <table:table-cell office:value-type="string" calcext:value-type="string">
            <text:p>ELAM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AME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010100137" calcext:value-type="float">
            <text:p>2010100137</text:p>
          </table:table-cell>
          <table:table-cell office:value-type="string" calcext:value-type="string">
            <text:p>MEDFINANCE S.A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FINANCE S.A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2010100138" calcext:value-type="float">
            <text:p>2010100138</text:p>
          </table:table-cell>
          <table:table-cell office:value-type="string" calcext:value-type="string">
            <text:p>CHEMIA-KATOW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IA-KAT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2010100140" calcext:value-type="float">
            <text:p>2010100140</text:p>
          </table:table-cell>
          <table:table-cell office:value-type="string" calcext:value-type="string">
            <text:p>PE-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-P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float" office:value="2010100141" calcext:value-type="float">
            <text:p>2010100141</text:p>
          </table:table-cell>
          <table:table-cell office:value-type="string" calcext:value-type="string">
            <text:p>MAGELL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ELLA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010100142" calcext:value-type="float">
            <text:p>2010100142</text:p>
          </table:table-cell>
          <table:table-cell office:value-type="string" calcext:value-type="string">
            <text:p>ELECT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ECTI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010100143" calcext:value-type="float">
            <text:p>2010100143</text:p>
          </table:table-cell>
          <table:table-cell office:value-type="string" calcext:value-type="string">
            <text:p>TRANSCO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ANSCO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2010100145" calcext:value-type="float">
            <text:p>2010100145</text:p>
          </table:table-cell>
          <table:table-cell office:value-type="string" calcext:value-type="string">
            <text:p>GÓRNOOLYSKIE PRZEDSIEBIORSTW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ÓRNOOLYSKIE PRZEDSIEBIORSTW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2010100146" calcext:value-type="float">
            <text:p>2010100146</text:p>
          </table:table-cell>
          <table:table-cell office:value-type="string" calcext:value-type="string">
            <text:p>ZAKLAD OGÓLNOBUDOWLA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LAD OGÓLNOBUDOWLAN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010100147" calcext:value-type="float">
            <text:p>2010100147</text:p>
          </table:table-cell>
          <table:table-cell office:value-type="string" calcext:value-type="string">
            <text:p>BUDOREX JOINT VENTU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DOREX JOINT VENTUR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2010100148" calcext:value-type="float">
            <text:p>2010100148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V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010100149" calcext:value-type="float">
            <text:p>2010100149</text:p>
          </table:table-cell>
          <table:table-cell office:value-type="string" calcext:value-type="string">
            <text:p>REMED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EDI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2010100150" calcext:value-type="float">
            <text:p>2010100150</text:p>
          </table:table-cell>
          <table:table-cell office:value-type="string" calcext:value-type="string">
            <text:p>SOL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I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float" office:value="2010100151" calcext:value-type="float">
            <text:p>2010100151</text:p>
          </table:table-cell>
          <table:table-cell office:value-type="string" calcext:value-type="string">
            <text:p>AKCYDENS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KCYDENS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2010100216" calcext:value-type="float">
            <text:p>2010100216</text:p>
          </table:table-cell>
          <table:table-cell office:value-type="string" calcext:value-type="string">
            <text:p>RENOB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NOBU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010100152" calcext:value-type="float">
            <text:p>2010100152</text:p>
          </table:table-cell>
          <table:table-cell office:value-type="string" calcext:value-type="string">
            <text:p>IZBA RZECZOZNAWC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ZBA RZECZOZNAWC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010100154" calcext:value-type="float">
            <text:p>2010100154</text:p>
          </table:table-cell>
          <table:table-cell office:value-type="string" calcext:value-type="string">
            <text:p>GOF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FI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010100155" calcext:value-type="float">
            <text:p>2010100155</text:p>
          </table:table-cell>
          <table:table-cell office:value-type="string" calcext:value-type="string">
            <text:p>ASSEC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SEC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float" office:value="2010100157" calcext:value-type="float">
            <text:p>2010100157</text:p>
          </table:table-cell>
          <table:table-cell office:value-type="string" calcext:value-type="string">
            <text:p>POLSKAPRES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SKAPRESS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2010100158" calcext:value-type="float">
            <text:p>2010100158</text:p>
          </table:table-cell>
          <table:table-cell office:value-type="string" calcext:value-type="string">
            <text:p>INSTYTUCJA FILMOWA "SIESIA-F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TYTUCJA FILMOWA "SIESIA-FI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010100159" calcext:value-type="float">
            <text:p>2010100159</text:p>
          </table:table-cell>
          <table:table-cell office:value-type="string" calcext:value-type="string">
            <text:p>JOW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OWA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float" office:value="2010100161" calcext:value-type="float">
            <text:p>2010100161</text:p>
          </table:table-cell>
          <table:table-cell office:value-type="string" calcext:value-type="string">
            <text:p>MURAT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RATO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2010100162" calcext:value-type="float">
            <text:p>2010100162</text:p>
          </table:table-cell>
          <table:table-cell office:value-type="string" calcext:value-type="string">
            <text:p>AP PL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 PLA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010100163" calcext:value-type="float">
            <text:p>2010100163</text:p>
          </table:table-cell>
          <table:table-cell office:value-type="string" calcext:value-type="string">
            <text:p>MARIAN CZEMPAS TECHNIKA GRZEW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IAN CZEMPAS TECHNIKA GRZEW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010100164" calcext:value-type="float">
            <text:p>2010100164</text:p>
          </table:table-cell>
          <table:table-cell office:value-type="string" calcext:value-type="string">
            <text:p>TERRABI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RABI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010100166" calcext:value-type="float">
            <text:p>2010100166</text:p>
          </table:table-cell>
          <table:table-cell office:value-type="string" calcext:value-type="string">
            <text:p>LABORATORIUM ANALITYCZNE MAJ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BORATORIUM ANALITYCZNE MAJC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float" office:value="2010100167" calcext:value-type="float">
            <text:p>2010100167</text:p>
          </table:table-cell>
          <table:table-cell office:value-type="string" calcext:value-type="string">
            <text:p>HE WI TE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 WI TER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010100168" calcext:value-type="float">
            <text:p>2010100168</text:p>
          </table:table-cell>
          <table:table-cell office:value-type="string" calcext:value-type="string">
            <text:p>ORANGE POLSKA S.A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ANGE POLSKA S.A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010100169" calcext:value-type="float">
            <text:p>2010100169</text:p>
          </table:table-cell>
          <table:table-cell office:value-type="string" calcext:value-type="string">
            <text:p>HSK DATA LTD.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SK DATA LTD.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2010100170" calcext:value-type="float">
            <text:p>2010100170</text:p>
          </table:table-cell>
          <table:table-cell office:value-type="string" calcext:value-type="string">
            <text:p>EXPLANATOR-IWONA DEHI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XPLANATOR-IWONA DEHI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float" office:value="2010100171" calcext:value-type="float">
            <text:p>2010100171</text:p>
          </table:table-cell>
          <table:table-cell office:value-type="string" calcext:value-type="string">
            <text:p>NOCOWANIE.P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COWANIE.P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010100172" calcext:value-type="float">
            <text:p>2010100172</text:p>
          </table:table-cell>
          <table:table-cell office:value-type="string" calcext:value-type="string">
            <text:p>PTK.P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K.P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2010100173" calcext:value-type="float">
            <text:p>2010100173</text:p>
          </table:table-cell>
          <table:table-cell office:value-type="string" calcext:value-type="string">
            <text:p>IMPORT EXPORT HANDEL USLUG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MPORT EXPORT HANDEL USLUG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010100174" calcext:value-type="float">
            <text:p>2010100174</text:p>
          </table:table-cell>
          <table:table-cell office:value-type="string" calcext:value-type="string">
            <text:p>P.P.H.U. WÓJCIK GRZEGO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.P.H.U. WÓJCIK GRZEGOR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float" office:value="2010100175" calcext:value-type="float">
            <text:p>2010100175</text:p>
          </table:table-cell>
          <table:table-cell office:value-type="string" calcext:value-type="string">
            <text:p>MEDIA IMPACT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A IMPACT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float" office:value="2010100176" calcext:value-type="float">
            <text:p>2010100176</text:p>
          </table:table-cell>
          <table:table-cell office:value-type="string" calcext:value-type="string">
            <text:p>EURORENO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URORENOM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float" office:value="2010100177" calcext:value-type="float">
            <text:p>2010100177</text:p>
          </table:table-cell>
          <table:table-cell office:value-type="string" calcext:value-type="string">
            <text:p>MEDIA EXPE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A EXPER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float" office:value="2010100178" calcext:value-type="float">
            <text:p>2010100178</text:p>
          </table:table-cell>
          <table:table-cell office:value-type="string" calcext:value-type="string">
            <text:p>FIRMY N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MY NE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010100179" calcext:value-type="float">
            <text:p>2010100179</text:p>
          </table:table-cell>
          <table:table-cell office:value-type="string" calcext:value-type="string">
            <text:p>WYKONYWANIE INSTALACJI WOD.KA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YKONYWANIE INSTALACJI WOD.KA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float" office:value="2010100180" calcext:value-type="float">
            <text:p>2010100180</text:p>
          </table:table-cell>
          <table:table-cell office:value-type="string" calcext:value-type="string">
            <text:p>A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A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010100181" calcext:value-type="float">
            <text:p>2010100181</text:p>
          </table:table-cell>
          <table:table-cell office:value-type="string" calcext:value-type="string">
            <text:p>ADVER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DVERT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float" office:value="2010100183" calcext:value-type="float">
            <text:p>2010100183</text:p>
          </table:table-cell>
          <table:table-cell office:value-type="string" calcext:value-type="string">
            <text:p>COLD-TE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D-TEC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010100184" calcext:value-type="float">
            <text:p>2010100184</text:p>
          </table:table-cell>
          <table:table-cell office:value-type="string" calcext:value-type="string">
            <text:p>BIG-DU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G-DU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010100185" calcext:value-type="float">
            <text:p>2010100185</text:p>
          </table:table-cell>
          <table:table-cell office:value-type="string" calcext:value-type="string">
            <text:p>FIRE-MA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E-MA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2010100186" calcext:value-type="float">
            <text:p>2010100186</text:p>
          </table:table-cell>
          <table:table-cell office:value-type="string" calcext:value-type="string">
            <text:p>BIO-KS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-KSE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float" office:value="2010100187" calcext:value-type="float">
            <text:p>2010100187</text:p>
          </table:table-cell>
          <table:table-cell office:value-type="string" calcext:value-type="string">
            <text:p>DG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GT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2010100188" calcext:value-type="float">
            <text:p>2010100188</text:p>
          </table:table-cell>
          <table:table-cell office:value-type="string" calcext:value-type="string">
            <text:p>URZYD MARSZALKOWSKI WOJEWÓDZT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ZYD MARSZALKOWSKI WOJEWÓDZT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010100189" calcext:value-type="float">
            <text:p>2010100189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LE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float" office:value="2010100190" calcext:value-type="float">
            <text:p>2010100190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OBA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float" office:value="2010100191" calcext:value-type="float">
            <text:p>2010100191</text:p>
          </table:table-cell>
          <table:table-cell office:value-type="string" calcext:value-type="string">
            <text:p>ZAKLAD HANDLOWY EXPORT <text:s/>IMPOR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LAD HANDLOWY EXPORT <text:s/>IMPOR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010100192" calcext:value-type="float">
            <text:p>2010100192</text:p>
          </table:table-cell>
          <table:table-cell office:value-type="string" calcext:value-type="string">
            <text:p>EKO - ATOM KRZYSZTOF WISNIEWS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KO - ATOM KRZYSZTOF WISNIEWS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010100193" calcext:value-type="float">
            <text:p>2010100193</text:p>
          </table:table-cell>
          <table:table-cell office:value-type="string" calcext:value-type="string">
            <text:p>NTCE ANDRZEJ OWCA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TCE ANDRZEJ OWCAR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010100194" calcext:value-type="float">
            <text:p>2010100194</text:p>
          </table:table-cell>
          <table:table-cell office:value-type="string" calcext:value-type="string">
            <text:p>CARBOTHE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BOTHER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2010100195" calcext:value-type="float">
            <text:p>2010100195</text:p>
          </table:table-cell>
          <table:table-cell office:value-type="string" calcext:value-type="string">
            <text:p>ORANGE POLSKA S.A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ANGE POLSKA S.A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float" office:value="2010100196" calcext:value-type="float">
            <text:p>2010100196</text:p>
          </table:table-cell>
          <table:table-cell office:value-type="string" calcext:value-type="string">
            <text:p>BUSINESS NETWORK SOLU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SINESS NETWORK SOLUTIO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float" office:value="2010100197" calcext:value-type="float">
            <text:p>2010100197</text:p>
          </table:table-cell>
          <table:table-cell office:value-type="string" calcext:value-type="string">
            <text:p>P.H.U KAMI MICHALAK ZUZA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.H.U KAMI MICHALAK ZUZAN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010100198" calcext:value-type="float">
            <text:p>2010100198</text:p>
          </table:table-cell>
          <table:table-cell office:value-type="string" calcext:value-type="string">
            <text:p>EUROPEJSKI INSTYTUT SZKOLEN 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UROPEJSKI INSTYTUT SZKOLEN 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010100199" calcext:value-type="float">
            <text:p>2010100199</text:p>
          </table:table-cell>
          <table:table-cell office:value-type="string" calcext:value-type="string">
            <text:p>JERZY KURZELEWS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ERZY KURZELEWS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float" office:value="2010100200" calcext:value-type="float">
            <text:p>2010100200</text:p>
          </table:table-cell>
          <table:table-cell office:value-type="string" calcext:value-type="string">
            <text:p>MEDI-SEP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-SEP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float" office:value="2010100201" calcext:value-type="float">
            <text:p>2010100201</text:p>
          </table:table-cell>
          <table:table-cell office:value-type="string" calcext:value-type="string">
            <text:p>P&amp;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&amp;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float" office:value="2010100202" calcext:value-type="float">
            <text:p>2010100202</text:p>
          </table:table-cell>
          <table:table-cell office:value-type="string" calcext:value-type="string">
            <text:p>B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010100203" calcext:value-type="float">
            <text:p>2010100203</text:p>
          </table:table-cell>
          <table:table-cell office:value-type="string" calcext:value-type="string">
            <text:p>INTERMO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RMO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010100204" calcext:value-type="float">
            <text:p>2010100204</text:p>
          </table:table-cell>
          <table:table-cell office:value-type="string" calcext:value-type="string">
            <text:p>KRIOMEDP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IOMEDPO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float" office:value="2010100205" calcext:value-type="float">
            <text:p>2010100205</text:p>
          </table:table-cell>
          <table:table-cell office:value-type="string" calcext:value-type="string">
            <text:p>BIO - LIFE COSMETIC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IO - LIFE COSMETIC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float" office:value="2010100206" calcext:value-type="float">
            <text:p>2010100206</text:p>
          </table:table-cell>
          <table:table-cell office:value-type="string" calcext:value-type="string">
            <text:p>FORUM MEDIA POSLSKA SP. Z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UM MEDIA POSLSKA SP. Z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010100208" calcext:value-type="float">
            <text:p>2010100208</text:p>
          </table:table-cell>
          <table:table-cell office:value-type="string" calcext:value-type="string">
            <text:p>POLSKIE TOWARZYSTWO FARMA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SKIE TOWARZYSTWO FARMA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010100209" calcext:value-type="float">
            <text:p>2010100209</text:p>
          </table:table-cell>
          <table:table-cell office:value-type="string" calcext:value-type="string">
            <text:p>PTE-PROFIT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TE-PROFIT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float" office:value="2010100210" calcext:value-type="float">
            <text:p>2010100210</text:p>
          </table:table-cell>
          <table:table-cell office:value-type="string" calcext:value-type="string">
            <text:p>PKF POLSKI KATALOG FI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KF POLSKI KATALOG FIR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2010100211" calcext:value-type="float">
            <text:p>2010100211</text:p>
          </table:table-cell>
          <table:table-cell office:value-type="string" calcext:value-type="string">
            <text:p>CHEMI K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EMI KA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010100212" calcext:value-type="float">
            <text:p>2010100212</text:p>
          </table:table-cell>
          <table:table-cell office:value-type="string" calcext:value-type="string">
            <text:p>"BT" WLODZIMIERZ BUZINS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"BT" WLODZIMIERZ BUZINS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float" office:value="2010100213" calcext:value-type="float">
            <text:p>2010100213</text:p>
          </table:table-cell>
          <table:table-cell office:value-type="string" calcext:value-type="string">
            <text:p>PIERRE FABRE MEDICA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RRE FABRE MEDICAMEN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010100214" calcext:value-type="float">
            <text:p>2010100214</text:p>
          </table:table-cell>
          <table:table-cell office:value-type="string" calcext:value-type="string">
            <text:p>F.H.U. DREW MEB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.H.U. DREW MEB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float" office:value="2010100215" calcext:value-type="float">
            <text:p>2010100215</text:p>
          </table:table-cell>
          <table:table-cell office:value-type="string" calcext:value-type="string">
            <text:p>ELTREM ANDRZEJ PIOTROWS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TREM ANDRZEJ PIOTROWS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010100217" calcext:value-type="float">
            <text:p>2010100217</text:p>
          </table:table-cell>
          <table:table-cell office:value-type="string" calcext:value-type="string">
            <text:p>EL-SERW PERSKI WLADYSLA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L-SERW PERSKI WLADYSLA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010100218" calcext:value-type="float">
            <text:p>2010100218</text:p>
          </table:table-cell>
          <table:table-cell office:value-type="string" calcext:value-type="string">
            <text:p>ENE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NE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float" office:value="2010100219" calcext:value-type="float">
            <text:p>2010100219</text:p>
          </table:table-cell>
          <table:table-cell office:value-type="string" calcext:value-type="string">
            <text:p>ZAKLAD AKTYWNOOCI ZAWODOWEJ Z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LAD AKTYWNOOCI ZAWODOWEJ Z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010100220" calcext:value-type="float">
            <text:p>2010100220</text:p>
          </table:table-cell>
          <table:table-cell office:value-type="string" calcext:value-type="string">
            <text:p>DMP GRO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P GROU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2010100222" calcext:value-type="float">
            <text:p>2010100222</text:p>
          </table:table-cell>
          <table:table-cell office:value-type="string" calcext:value-type="string">
            <text:p>INWEST SYST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WEST SYSTE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010100223" calcext:value-type="float">
            <text:p>2010100223</text:p>
          </table:table-cell>
          <table:table-cell office:value-type="string" calcext:value-type="string">
            <text:p>NEX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X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010100272" calcext:value-type="float">
            <text:p>2010100272</text:p>
          </table:table-cell>
          <table:table-cell office:value-type="string" calcext:value-type="string">
            <text:p>I-B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-BU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010100224" calcext:value-type="float">
            <text:p>2010100224</text:p>
          </table:table-cell>
          <table:table-cell office:value-type="string" calcext:value-type="string">
            <text:p>WYDAWNICTWO UNIT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YDAWNICTWO UNITE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010100225" calcext:value-type="float">
            <text:p>2010100225</text:p>
          </table:table-cell>
          <table:table-cell office:value-type="string" calcext:value-type="string">
            <text:p>ZAKLAD USLUG KOMINIARSKIC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LAD USLUG KOMINIARSKIC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float" office:value="2010100226" calcext:value-type="float">
            <text:p>2010100226</text:p>
          </table:table-cell>
          <table:table-cell office:value-type="string" calcext:value-type="string">
            <text:p>PUCHAL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CHAL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float" office:value="2010100227" calcext:value-type="float">
            <text:p>2010100227</text:p>
          </table:table-cell>
          <table:table-cell office:value-type="string" calcext:value-type="string">
            <text:p>ARJA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JA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2010100228" calcext:value-type="float">
            <text:p>2010100228</text:p>
          </table:table-cell>
          <table:table-cell office:value-type="string" calcext:value-type="string">
            <text:p>LEROY MERL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ROY MERLI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010100229" calcext:value-type="float">
            <text:p>2010100229</text:p>
          </table:table-cell>
          <table:table-cell office:value-type="string" calcext:value-type="string">
            <text:p>FH URSZULA I ANDRZEJ BALIS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H URSZULA I ANDRZEJ BALIS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010100230" calcext:value-type="float">
            <text:p>2010100230</text:p>
          </table:table-cell>
          <table:table-cell office:value-type="string" calcext:value-type="string">
            <text:p>JYSK SP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YSK SP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010100231" calcext:value-type="float">
            <text:p>2010100231</text:p>
          </table:table-cell>
          <table:table-cell office:value-type="string" calcext:value-type="string">
            <text:p>SPOLEM PS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OLEM PS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float" office:value="2010100232" calcext:value-type="float">
            <text:p>2010100232</text:p>
          </table:table-cell>
          <table:table-cell office:value-type="string" calcext:value-type="string">
            <text:p>EURO-NET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URO-NET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float" office:value="2010100233" calcext:value-type="float">
            <text:p>2010100233</text:p>
          </table:table-cell>
          <table:table-cell office:value-type="string" calcext:value-type="string">
            <text:p>MCC GR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CC GRU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010100234" calcext:value-type="float">
            <text:p>2010100234</text:p>
          </table:table-cell>
          <table:table-cell office:value-type="string" calcext:value-type="string">
            <text:p>KURIER RADIA BIELSK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RIER RADIA BIELSK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float" office:value="2010100235" calcext:value-type="float">
            <text:p>2010100235</text:p>
          </table:table-cell>
          <table:table-cell office:value-type="string" calcext:value-type="string">
            <text:p>INSTYTUT MEDYCYNY PRAC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TYTUT MEDYCYNY PRAC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2010100236" calcext:value-type="float">
            <text:p>2010100236</text:p>
          </table:table-cell>
          <table:table-cell office:value-type="string" calcext:value-type="string">
            <text:p>POLO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O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010100237" calcext:value-type="float">
            <text:p>2010100237</text:p>
          </table:table-cell>
          <table:table-cell office:value-type="string" calcext:value-type="string">
            <text:p>KRZYSZTOF BALINSKI "BALKART"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ZYSZTOF BALINSKI "BALKART"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float" office:value="2010100238" calcext:value-type="float">
            <text:p>2010100238</text:p>
          </table:table-cell>
          <table:table-cell office:value-type="string" calcext:value-type="string">
            <text:p>INFOMAX E.MARASIK-BIELEJ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OMAX E.MARASIK-BIELEJE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010100239" calcext:value-type="float">
            <text:p>2010100239</text:p>
          </table:table-cell>
          <table:table-cell office:value-type="string" calcext:value-type="string">
            <text:p>OGÓLNOPOLSKI KATALOG TURYSTYC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GÓLNOPOLSKI KATALOG TURYSTY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010100241" calcext:value-type="float">
            <text:p>2010100241</text:p>
          </table:table-cell>
          <table:table-cell office:value-type="string" calcext:value-type="string">
            <text:p>PUNKT HANDLOWO-USLUGOW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NKT HANDLOWO-USLUGOW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010100242" calcext:value-type="float">
            <text:p>2010100242</text:p>
          </table:table-cell>
          <table:table-cell office:value-type="string" calcext:value-type="string">
            <text:p>POWIAT PSZCZYNS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WIAT PSZCZYNS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float" office:value="2010100243" calcext:value-type="float">
            <text:p>2010100243</text:p>
          </table:table-cell>
          <table:table-cell office:value-type="string" calcext:value-type="string">
            <text:p>TERMOPLASTYKA SP. Z O.O. ZPCH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RMOPLASTYKA SP. Z O.O. ZPCH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010100244" calcext:value-type="float">
            <text:p>2010100244</text:p>
          </table:table-cell>
          <table:table-cell office:value-type="string" calcext:value-type="string">
            <text:p>LEDA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DA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float" office:value="2010100245" calcext:value-type="float">
            <text:p>2010100245</text:p>
          </table:table-cell>
          <table:table-cell office:value-type="string" calcext:value-type="string">
            <text:p>WLÓKNO PRZEDS.HANDL. W.RAMUZ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LÓKNO PRZEDS.HANDL. W.RAMUZG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2010100246" calcext:value-type="float">
            <text:p>2010100246</text:p>
          </table:table-cell>
          <table:table-cell office:value-type="string" calcext:value-type="string">
            <text:p>F.H.U. MARGO M.GORA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.H.U. MARGO M.GORAU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float" office:value="2010100247" calcext:value-type="float">
            <text:p>2010100247</text:p>
          </table:table-cell>
          <table:table-cell office:value-type="string" calcext:value-type="string">
            <text:p>SKLEP MEBLOWO-PRZEM. L.RYGU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EP MEBLOWO-PRZEM. L.RYGU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2010100248" calcext:value-type="float">
            <text:p>2010100248</text:p>
          </table:table-cell>
          <table:table-cell office:value-type="string" calcext:value-type="string">
            <text:p>KAUFLAND POLSKA MARKE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UFLAND POLSKA MARKET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010100249" calcext:value-type="float">
            <text:p>2010100249</text:p>
          </table:table-cell>
          <table:table-cell office:value-type="string" calcext:value-type="string">
            <text:p>BORIM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ORIM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float" office:value="2010100250" calcext:value-type="float">
            <text:p>2010100250</text:p>
          </table:table-cell>
          <table:table-cell office:value-type="string" calcext:value-type="string">
            <text:p>PATENT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TENTU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float" office:value="2010100251" calcext:value-type="float">
            <text:p>2010100251</text:p>
          </table:table-cell>
          <table:table-cell office:value-type="string" calcext:value-type="string">
            <text:p>MEDR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RO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2010100252" calcext:value-type="float">
            <text:p>2010100252</text:p>
          </table:table-cell>
          <table:table-cell office:value-type="string" calcext:value-type="string">
            <text:p>USLUGI TRANSPORTOW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LUGI TRANSPORTOW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float" office:value="2010100253" calcext:value-type="float">
            <text:p>2010100253</text:p>
          </table:table-cell>
          <table:table-cell office:value-type="string" calcext:value-type="string">
            <text:p>REMI-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I-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010100254" calcext:value-type="float">
            <text:p>2010100254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GA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float" office:value="2010100256" calcext:value-type="float">
            <text:p>2010100256</text:p>
          </table:table-cell>
          <table:table-cell office:value-type="string" calcext:value-type="string">
            <text:p>P.U.H."FASTER"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.U.H."FASTER"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float" office:value="2010100257" calcext:value-type="float">
            <text:p>2010100257</text:p>
          </table:table-cell>
          <table:table-cell office:value-type="string" calcext:value-type="string">
            <text:p>BAUHERR PSZCZYNA SP. Z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UHERR PSZCZYNA SP. Z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010100258" calcext:value-type="float">
            <text:p>2010100258</text:p>
          </table:table-cell>
          <table:table-cell office:value-type="string" calcext:value-type="string">
            <text:p>BXSYSTEM S.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XSYSTEM S.C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10100260" calcext:value-type="float">
            <text:p>2010100260</text:p>
          </table:table-cell>
          <table:table-cell office:value-type="string" calcext:value-type="string">
            <text:p>ORTEC SALON MEDYCZ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RTEC SALON MEDYCZN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2010100259" calcext:value-type="float">
            <text:p>2010100259</text:p>
          </table:table-cell>
          <table:table-cell office:value-type="string" calcext:value-type="string">
            <text:p>SZPITAL SPECJALISTYCZ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PITAL SPECJALISTYCZN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2010100338" calcext:value-type="float">
            <text:p>2010100338</text:p>
          </table:table-cell>
          <table:table-cell office:value-type="string" calcext:value-type="string">
            <text:p>SORIM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RIME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010100261" calcext:value-type="float">
            <text:p>2010100261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JORDOMU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010100262" calcext:value-type="float">
            <text:p>2010100262</text:p>
          </table:table-cell>
          <table:table-cell office:value-type="string" calcext:value-type="string">
            <text:p>POLSKA WYTWÓRNIA PAPIER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SKA WYTWÓRNIA PAPIER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010100263" calcext:value-type="float">
            <text:p>2010100263</text:p>
          </table:table-cell>
          <table:table-cell office:value-type="string" calcext:value-type="string">
            <text:p>GREK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REKO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010100264" calcext:value-type="float">
            <text:p>2010100264</text:p>
          </table:table-cell>
          <table:table-cell office:value-type="string" calcext:value-type="string">
            <text:p>CENTRUM BADAN I DOZORU GÓRNI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RUM BADAN I DOZORU GÓRNIC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010100265" calcext:value-type="float">
            <text:p>2010100265</text:p>
          </table:table-cell>
          <table:table-cell office:value-type="string" calcext:value-type="string">
            <text:p>ABEX TECHNOLOGIE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EX TECHNOLOGIE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010100266" calcext:value-type="float">
            <text:p>2010100266</text:p>
          </table:table-cell>
          <table:table-cell office:value-type="string" calcext:value-type="string">
            <text:p>CHUDY GRZEGO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UDY GRZEGOR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010100267" calcext:value-type="float">
            <text:p>2010100267</text:p>
          </table:table-cell>
          <table:table-cell office:value-type="string" calcext:value-type="string">
            <text:p>GLYB URSZU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LYB URSZU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010100268" calcext:value-type="float">
            <text:p>2010100268</text:p>
          </table:table-cell>
          <table:table-cell office:value-type="string" calcext:value-type="string">
            <text:p>MICHALSKA MO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CHALSKA MONI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010100269" calcext:value-type="float">
            <text:p>2010100269</text:p>
          </table:table-cell>
          <table:table-cell office:value-type="string" calcext:value-type="string">
            <text:p>STAJGLI LEOKAD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JGLI LEOKAD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010100270" calcext:value-type="float">
            <text:p>2010100270</text:p>
          </table:table-cell>
          <table:table-cell office:value-type="string" calcext:value-type="string">
            <text:p>SUSZEK ARTU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SZEK ARTU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010100271" calcext:value-type="float">
            <text:p>2010100271</text:p>
          </table:table-cell>
          <table:table-cell office:value-type="string" calcext:value-type="string">
            <text:p>KAFKA JOA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FKA JOAN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010100273" calcext:value-type="float">
            <text:p>2010100273</text:p>
          </table:table-cell>
          <table:table-cell office:value-type="string" calcext:value-type="string">
            <text:p>GABINET KOSMETYCZNY STAN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ABINET KOSMETYCZNY STAN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010100274" calcext:value-type="float">
            <text:p>2010100274</text:p>
          </table:table-cell>
          <table:table-cell office:value-type="string" calcext:value-type="string">
            <text:p>FHU UNIART ORCZYK MAR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HU UNIART ORCZYK MAR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010100275" calcext:value-type="float">
            <text:p>2010100275</text:p>
          </table:table-cell>
          <table:table-cell office:value-type="string" calcext:value-type="string">
            <text:p>PPHU MIKZ DYBROWSKI ZBIGNIE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HU MIKZ DYBROWSKI ZBIGNIE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010100277" calcext:value-type="float">
            <text:p>2010100277</text:p>
          </table:table-cell>
          <table:table-cell office:value-type="string" calcext:value-type="string">
            <text:p>ALFA <text:s/>WOJCIECH SZADURS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FA <text:s/>WOJCIECH SZADURS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float" office:value="2010100278" calcext:value-type="float">
            <text:p>2010100278</text:p>
          </table:table-cell>
          <table:table-cell office:value-type="string" calcext:value-type="string">
            <text:p>SIÓDEMKA <text:s/>ANNA BRUD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ÓDEMKA <text:s/>ANNA BRUDN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2010100279" calcext:value-type="float">
            <text:p>2010100279</text:p>
          </table:table-cell>
          <table:table-cell office:value-type="string" calcext:value-type="string">
            <text:p>VENDOR <text:s/>P &amp; S <text:s/>S.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DOR <text:s/>P &amp; S <text:s/>S.C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010100280" calcext:value-type="float">
            <text:p>2010100280</text:p>
          </table:table-cell>
          <table:table-cell office:value-type="string" calcext:value-type="string">
            <text:p>DAK SP. Z O.O. <text:s/>SP.K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AK SP. Z O.O. <text:s/>SP.K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2010100281" calcext:value-type="float">
            <text:p>2010100281</text:p>
          </table:table-cell>
          <table:table-cell office:value-type="string" calcext:value-type="string">
            <text:p>KANEL HURTOW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EL HURTOWN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float" office:value="2010100282" calcext:value-type="float">
            <text:p>2010100282</text:p>
          </table:table-cell>
          <table:table-cell office:value-type="string" calcext:value-type="string">
            <text:p>WYDAWNICTWO KARTOGRAFICZ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YDAWNICTWO KARTOGRAFICZN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010100283" calcext:value-type="float">
            <text:p>2010100283</text:p>
          </table:table-cell>
          <table:table-cell office:value-type="string" calcext:value-type="string">
            <text:p>UNITEX <text:s/>ANDRZEJ CZY—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NITEX <text:s/>ANDRZEJ CZY—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float" office:value="2010100284" calcext:value-type="float">
            <text:p>2010100284</text:p>
          </table:table-cell>
          <table:table-cell office:value-type="string" calcext:value-type="string">
            <text:p>SCALA BUD <text:s/>ZBIGNIEW FURCZY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CALA BUD <text:s/>ZBIGNIEW FURCZY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010100285" calcext:value-type="float">
            <text:p>2010100285</text:p>
          </table:table-cell>
          <table:table-cell office:value-type="string" calcext:value-type="string">
            <text:p>NZOZ MEDID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ZOZ MEDIDEN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float" office:value="2010100286" calcext:value-type="float">
            <text:p>2010100286</text:p>
          </table:table-cell>
          <table:table-cell office:value-type="string" calcext:value-type="string">
            <text:p>N.S.Z.O.Z. <text:s/>TRAUMADENT S.C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.S.Z.O.Z. <text:s/>TRAUMADENT S.C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2010100288" calcext:value-type="float">
            <text:p>2010100288</text:p>
          </table:table-cell>
          <table:table-cell office:value-type="string" calcext:value-type="string">
            <text:p>ART.SILESIA <text:s/>SP.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T.SILESIA <text:s/>SP.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float" office:value="2010100289" calcext:value-type="float">
            <text:p>2010100289</text:p>
          </table:table-cell>
          <table:table-cell office:value-type="string" calcext:value-type="string">
            <text:p>GOSPODARSTWO ROL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SPODARSTWO ROLN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010100290" calcext:value-type="float">
            <text:p>2010100290</text:p>
          </table:table-cell>
          <table:table-cell office:value-type="string" calcext:value-type="string">
            <text:p>GMINNA BIBLIOTEKA PUBLICZ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MINNA BIBLIOTEKA PUBLICZ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010100291" calcext:value-type="float">
            <text:p>2010100291</text:p>
          </table:table-cell>
          <table:table-cell office:value-type="string" calcext:value-type="string">
            <text:p>GWAR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WAR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2010100292" calcext:value-type="float">
            <text:p>2010100292</text:p>
          </table:table-cell>
          <table:table-cell office:value-type="string" calcext:value-type="string">
            <text:p>CENTRUM REHABILITACJ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RUM REHABILITACJ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2010100294" calcext:value-type="float">
            <text:p>2010100294</text:p>
          </table:table-cell>
          <table:table-cell office:value-type="string" calcext:value-type="string">
            <text:p>PISKORSKI LONGI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SKORSKI LONGI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010100295" calcext:value-type="float">
            <text:p>2010100295</text:p>
          </table:table-cell>
          <table:table-cell office:value-type="string" calcext:value-type="string">
            <text:p>LIGENZA JADWIG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GENZA JADWIG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010100296" calcext:value-type="float">
            <text:p>2010100296</text:p>
          </table:table-cell>
          <table:table-cell office:value-type="string" calcext:value-type="string">
            <text:p>MOJ—YSZEK KAMI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J—YSZEK KAMI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010100297" calcext:value-type="float">
            <text:p>2010100297</text:p>
          </table:table-cell>
          <table:table-cell office:value-type="string" calcext:value-type="string">
            <text:p>SIEBIELE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EBIELE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010100298" calcext:value-type="float">
            <text:p>2010100298</text:p>
          </table:table-cell>
          <table:table-cell office:value-type="string" calcext:value-type="string">
            <text:p>CIERPIAL DORO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ERPIAL DORO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010100299" calcext:value-type="float">
            <text:p>2010100299</text:p>
          </table:table-cell>
          <table:table-cell office:value-type="string" calcext:value-type="string">
            <text:p>MROZIK BARBA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ROZIK BARBAR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float" office:value="2010100300" calcext:value-type="float">
            <text:p>2010100300</text:p>
          </table:table-cell>
          <table:table-cell office:value-type="string" calcext:value-type="string">
            <text:p>GURGUL LUCY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URGUL LUCY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float" office:value="2010100301" calcext:value-type="float">
            <text:p>2010100301</text:p>
          </table:table-cell>
          <table:table-cell office:value-type="string" calcext:value-type="string">
            <text:p>SMAGOWICZ ALEKSANDR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MAGOWICZ ALEKSANDR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010100302" calcext:value-type="float">
            <text:p>2010100302</text:p>
          </table:table-cell>
          <table:table-cell office:value-type="string" calcext:value-type="string">
            <text:p>KULESA JÓZE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LESA JÓZEF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float" office:value="2010100303" calcext:value-type="float">
            <text:p>2010100303</text:p>
          </table:table-cell>
          <table:table-cell office:value-type="string" calcext:value-type="string">
            <text:p>INDYK ANGEL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DYK ANGELI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float" office:value="2010100304" calcext:value-type="float">
            <text:p>2010100304</text:p>
          </table:table-cell>
          <table:table-cell office:value-type="string" calcext:value-type="string">
            <text:p>MALGORZATA LARWA PROF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GORZATA LARWA PROFE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2010100306" calcext:value-type="float">
            <text:p>2010100306</text:p>
          </table:table-cell>
          <table:table-cell office:value-type="string" calcext:value-type="string">
            <text:p>VERTEX S.A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RTEX S.A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float" office:value="2010100309" calcext:value-type="float">
            <text:p>2010100309</text:p>
          </table:table-cell>
          <table:table-cell office:value-type="string" calcext:value-type="string">
            <text:p>ZAKLAD REMONTOWO-BUDOWLA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LAD REMONTOWO-BUDOWLAN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2010100310" calcext:value-type="float">
            <text:p>2010100310</text:p>
          </table:table-cell>
          <table:table-cell office:value-type="string" calcext:value-type="string">
            <text:p>MER PIOTR WIECZOR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R PIOTR WIECZOR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float" office:value="2010100311" calcext:value-type="float">
            <text:p>2010100311</text:p>
          </table:table-cell>
          <table:table-cell office:value-type="string" calcext:value-type="string">
            <text:p>SPEDTOM PRZEDSIEBIORSTWO WIE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DTOM PRZEDSIEBIORSTWO WIEL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float" office:value="2010100312" calcext:value-type="float">
            <text:p>2010100312</text:p>
          </table:table-cell>
          <table:table-cell office:value-type="string" calcext:value-type="string">
            <text:p>PROMA SP. Z O.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MA SP. Z O.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010100313" calcext:value-type="float">
            <text:p>2010100313</text:p>
          </table:table-cell>
          <table:table-cell office:value-type="string" calcext:value-type="string">
            <text:p>DIAGON KRZYSZTOF ANDRZEJCZ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AGON KRZYSZTOF ANDRZEJCZA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float" office:value="2010100314" calcext:value-type="float">
            <text:p>2010100314</text:p>
          </table:table-cell>
          <table:table-cell office:value-type="string" calcext:value-type="string">
            <text:p>KANCELARIA RADCY PRAWN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CELARIA RADCY PRAWNEG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2010100315" calcext:value-type="float">
            <text:p>2010100315</text:p>
          </table:table-cell>
          <table:table-cell office:value-type="string" calcext:value-type="string">
            <text:p>KANCELARIA BIEGLEGO REWIDEN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CELARIA BIEGLEGO REWIDENT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010100316" calcext:value-type="float">
            <text:p>2010100316</text:p>
          </table:table-cell>
          <table:table-cell office:value-type="string" calcext:value-type="string">
            <text:p>BESKID PL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ESKID PLU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2010100317" calcext:value-type="float">
            <text:p>2010100317</text:p>
          </table:table-cell>
          <table:table-cell office:value-type="string" calcext:value-type="string">
            <text:p>KUBA INSTALACJE I POMIARY EL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BA INSTALACJE I POMIARY EL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010100318" calcext:value-type="float">
            <text:p>2010100318</text:p>
          </table:table-cell>
          <table:table-cell office:value-type="string" calcext:value-type="string">
            <text:p>SZPITAL WOJEWÓDZKI W BIELSKU-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ZPITAL WOJEWÓDZKI W BIELSKU-B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float" office:value="2010100319" calcext:value-type="float">
            <text:p>2010100319</text:p>
          </table:table-cell>
          <table:table-cell office:value-type="string" calcext:value-type="string">
            <text:p>KRAJOWA IZBA PODAT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AJOWA IZBA PODATKO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float" office:value="2010100320" calcext:value-type="float">
            <text:p>2010100320</text:p>
          </table:table-cell>
          <table:table-cell office:value-type="string" calcext:value-type="string">
            <text:p>ONDO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DO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float" office:value="2010100321" calcext:value-type="float">
            <text:p>2010100321</text:p>
          </table:table-cell>
          <table:table-cell office:value-type="string" calcext:value-type="string">
            <text:p>FIRMA RENOB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MA RENOBU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2010100322" calcext:value-type="float">
            <text:p>2010100322</text:p>
          </table:table-cell>
          <table:table-cell office:value-type="string" calcext:value-type="string">
            <text:p>FAVOLA COMPA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AVOLA COMPAN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010100323" calcext:value-type="float">
            <text:p>2010100323</text:p>
          </table:table-cell>
          <table:table-cell office:value-type="string" calcext:value-type="string">
            <text:p>USLUGI PRALNICZ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LUGI PRALNICZ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010100324" calcext:value-type="float">
            <text:p>2010100324</text:p>
          </table:table-cell>
          <table:table-cell office:value-type="string" calcext:value-type="string">
            <text:p>PASCAL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CAL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2010100325" calcext:value-type="float">
            <text:p>2010100325</text:p>
          </table:table-cell>
          <table:table-cell office:value-type="string" calcext:value-type="string">
            <text:p>ARIAD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RIAD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float" office:value="2010100326" calcext:value-type="float">
            <text:p>2010100326</text:p>
          </table:table-cell>
          <table:table-cell office:value-type="string" calcext:value-type="string">
            <text:p>LUKOIL POLSKA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KOIL POLSKA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float" office:value="2010100327" calcext:value-type="float">
            <text:p>2010100327</text:p>
          </table:table-cell>
          <table:table-cell office:value-type="string" calcext:value-type="string">
            <text:p>OB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B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010100328" calcext:value-type="float">
            <text:p>2010100328</text:p>
          </table:table-cell>
          <table:table-cell office:value-type="string" calcext:value-type="string">
            <text:p>DHL EXPR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HL EXPRE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float" office:value="2010100329" calcext:value-type="float">
            <text:p>2010100329</text:p>
          </table:table-cell>
          <table:table-cell office:value-type="string" calcext:value-type="string">
            <text:p>FIRMA HANDL.-USL. AS-PPO—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MA HANDL.-USL. AS-PPO—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010100330" calcext:value-type="float">
            <text:p>2010100330</text:p>
          </table:table-cell>
          <table:table-cell office:value-type="string" calcext:value-type="string">
            <text:p>PPUH AK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UH AKM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010100331" calcext:value-type="float">
            <text:p>2010100331</text:p>
          </table:table-cell>
          <table:table-cell office:value-type="string" calcext:value-type="string">
            <text:p>PASJ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SJ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float" office:value="2010100332" calcext:value-type="float">
            <text:p>2010100332</text:p>
          </table:table-cell>
          <table:table-cell office:value-type="string" calcext:value-type="string">
            <text:p>STRUK A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RUK AN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010100333" calcext:value-type="float">
            <text:p>2010100333</text:p>
          </table:table-cell>
          <table:table-cell office:value-type="string" calcext:value-type="string">
            <text:p>AKADEMIA WYCHOWANIA FIZYCZNEG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KADEMIA WYCHOWANIA FIZYCZNEG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010100334" calcext:value-type="float">
            <text:p>2010100334</text:p>
          </table:table-cell>
          <table:table-cell office:value-type="string" calcext:value-type="string">
            <text:p>KOZLOWSKI OLE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LOWSKI OLEG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2010100335" calcext:value-type="float">
            <text:p>2010100335</text:p>
          </table:table-cell>
          <table:table-cell office:value-type="string" calcext:value-type="string">
            <text:p>ANDRZEJEWSKA A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DRZEJEWSKA AN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float" office:value="2010100336" calcext:value-type="float">
            <text:p>2010100336</text:p>
          </table:table-cell>
          <table:table-cell office:value-type="string" calcext:value-type="string">
            <text:p>KOZLOWSKI WALEN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ZLOWSKI WALENT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float" office:value="2010100337" calcext:value-type="float">
            <text:p>2010100337</text:p>
          </table:table-cell>
          <table:table-cell office:value-type="string" calcext:value-type="string">
            <text:p>KRYSTYNA DART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RYSTYNA DARTA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010100339" calcext:value-type="float">
            <text:p>2010100339</text:p>
          </table:table-cell>
          <table:table-cell office:value-type="string" calcext:value-type="string">
            <text:p>USLUGI PIECZYTKARSKI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SLUGI PIECZYTKARSKI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float" office:value="2010100340" calcext:value-type="float">
            <text:p>2010100340</text:p>
          </table:table-cell>
          <table:table-cell office:value-type="string" calcext:value-type="string">
            <text:p>GO WE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 WES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010100341" calcext:value-type="float">
            <text:p>2010100341</text:p>
          </table:table-cell>
          <table:table-cell office:value-type="string" calcext:value-type="string">
            <text:p>SOTERI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TERI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2010100342" calcext:value-type="float">
            <text:p>2010100342</text:p>
          </table:table-cell>
          <table:table-cell office:value-type="string" calcext:value-type="string">
            <text:p>KANCELARIA NOTARIALNA ALINA 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CELARIA NOTARIALNA ALINA 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010100343" calcext:value-type="float">
            <text:p>2010100343</text:p>
          </table:table-cell>
          <table:table-cell office:value-type="string" calcext:value-type="string">
            <text:p>PHU DYRDA M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U DYRDA M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010100344" calcext:value-type="float">
            <text:p>2010100344</text:p>
          </table:table-cell>
          <table:table-cell office:value-type="string" calcext:value-type="string">
            <text:p>JAPI-B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PI-BU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float" office:value="2010100345" calcext:value-type="float">
            <text:p>2010100345</text:p>
          </table:table-cell>
          <table:table-cell office:value-type="string" calcext:value-type="string">
            <text:p>KOMPL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MPLE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2010100346" calcext:value-type="float">
            <text:p>2010100346</text:p>
          </table:table-cell>
          <table:table-cell office:value-type="string" calcext:value-type="string">
            <text:p>GORK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ORK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2010100347" calcext:value-type="float">
            <text:p>2010100347</text:p>
          </table:table-cell>
          <table:table-cell office:value-type="string" calcext:value-type="string">
            <text:p>MARKIE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RKIE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float" office:value="2010100348" calcext:value-type="float">
            <text:p>2010100348</text:p>
          </table:table-cell>
          <table:table-cell office:value-type="string" calcext:value-type="string">
            <text:p>INSTALB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STALBUD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010100349" calcext:value-type="float">
            <text:p>2010100349</text:p>
          </table:table-cell>
          <table:table-cell office:value-type="string" calcext:value-type="string">
            <text:p>ABI KOJA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BI KOJA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float" office:value="2010100350" calcext:value-type="float">
            <text:p>2010100350</text:p>
          </table:table-cell>
          <table:table-cell office:value-type="string" calcext:value-type="string">
            <text:p>HUTN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TNI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float" office:value="2010100351" calcext:value-type="float">
            <text:p>2010100351</text:p>
          </table:table-cell>
          <table:table-cell office:value-type="string" calcext:value-type="string">
            <text:p>SKLEP PRZEMYSLOW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KLEP PRZEMYSLOW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float" office:value="2010100352" calcext:value-type="float">
            <text:p>2010100352</text:p>
          </table:table-cell>
          <table:table-cell office:value-type="string" calcext:value-type="string">
            <text:p>CYR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YRO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2010100353" calcext:value-type="float">
            <text:p>2010100353</text:p>
          </table:table-cell>
          <table:table-cell office:value-type="string" calcext:value-type="string">
            <text:p>TELE-SAT-VIDE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LE-SAT-VIDE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010100354" calcext:value-type="float">
            <text:p>2010100354</text:p>
          </table:table-cell>
          <table:table-cell office:value-type="string" calcext:value-type="string">
            <text:p>PPH LORA JOANNA ZEJ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H LORA JOANNA ZEJ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2010100355" calcext:value-type="float">
            <text:p>2010100355</text:p>
          </table:table-cell>
          <table:table-cell office:value-type="string" calcext:value-type="string">
            <text:p>CASTORAMA POLSKA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STORAMA POLSKA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010100356" calcext:value-type="float">
            <text:p>2010100356</text:p>
          </table:table-cell>
          <table:table-cell office:value-type="string" calcext:value-type="string">
            <text:p>MEDISOL B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DISOL BV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float" office:value="2010100357" calcext:value-type="float">
            <text:p>2010100357</text:p>
          </table:table-cell>
          <table:table-cell office:value-type="string" calcext:value-type="string">
            <text:p>CARREFOUR POLSKA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REFOUR POLSKA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float" office:value="2010100358" calcext:value-type="float">
            <text:p>2010100358</text:p>
          </table:table-cell>
          <table:table-cell office:value-type="string" calcext:value-type="string">
            <text:p>PPHU ROMAK ROMAN KWI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HU ROMAK ROMAN KWI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010100359" calcext:value-type="float">
            <text:p>2010100359</text:p>
          </table:table-cell>
          <table:table-cell office:value-type="string" calcext:value-type="string">
            <text:p>PHU NYC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U NYC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float" office:value="2010100360" calcext:value-type="float">
            <text:p>2010100360</text:p>
          </table:table-cell>
          <table:table-cell office:value-type="string" calcext:value-type="string">
            <text:p>PKP ENERGETY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KP ENERGETYK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2010100361" calcext:value-type="float">
            <text:p>2010100361</text:p>
          </table:table-cell>
          <table:table-cell office:value-type="string" calcext:value-type="string">
            <text:p>STOWARZYSZENIE INSTYTUT MCKEN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WARZYSZENIE INSTYTUT MCKENZ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float" office:value="2010100362" calcext:value-type="float">
            <text:p>2010100362</text:p>
          </table:table-cell>
          <table:table-cell office:value-type="string" calcext:value-type="string">
            <text:p>KONTEKTGRO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ONTEKTGROU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010100363" calcext:value-type="float">
            <text:p>2010100363</text:p>
          </table:table-cell>
          <table:table-cell office:value-type="string" calcext:value-type="string">
            <text:p>EURO- SYST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URO- SYSTEM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010100364" calcext:value-type="float">
            <text:p>2010100364</text:p>
          </table:table-cell>
          <table:table-cell office:value-type="string" calcext:value-type="string">
            <text:p>ZAKLAD TAPICERS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KLAD TAPICERS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2010100365" calcext:value-type="float">
            <text:p>2010100365</text:p>
          </table:table-cell>
          <table:table-cell office:value-type="string" calcext:value-type="string">
            <text:p>KATOWICKI <text:s/>DOM SZTU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TOWICKI <text:s/>DOM SZTU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float" office:value="2010100366" calcext:value-type="float">
            <text:p>2010100366</text:p>
          </table:table-cell>
          <table:table-cell office:value-type="string" calcext:value-type="string">
            <text:p>ZBIGNIEW GAT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BIGNIEW GATNA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010100367" calcext:value-type="float">
            <text:p>2010100367</text:p>
          </table:table-cell>
          <table:table-cell office:value-type="string" calcext:value-type="string">
            <text:p>PROSPER SP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OSPER SP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float" office:value="2010100369" calcext:value-type="float">
            <text:p>2010100369</text:p>
          </table:table-cell>
          <table:table-cell office:value-type="string" calcext:value-type="string">
            <text:p>FH DENAR 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H DENAR P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010100370" calcext:value-type="float">
            <text:p>2010100370</text:p>
          </table:table-cell>
          <table:table-cell office:value-type="string" calcext:value-type="string">
            <text:p>STALLUX FIRMA HANDL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LLUX FIRMA HANDLO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float" office:value="2010100371" calcext:value-type="float">
            <text:p>2010100371</text:p>
          </table:table-cell>
          <table:table-cell office:value-type="string" calcext:value-type="string">
            <text:p>JÓZEFIAK JOAN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ÓZEFIAK JOAN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2010100372" calcext:value-type="float">
            <text:p>2010100372</text:p>
          </table:table-cell>
          <table:table-cell office:value-type="string" calcext:value-type="string">
            <text:p>STOLDEX ZPU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LDEX ZPUH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010100373" calcext:value-type="float">
            <text:p>2010100373</text:p>
          </table:table-cell>
          <table:table-cell office:value-type="string" calcext:value-type="string">
            <text:p>LIBRA SP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IBRA SP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2010100374" calcext:value-type="float">
            <text:p>2010100374</text:p>
          </table:table-cell>
          <table:table-cell office:value-type="string" calcext:value-type="string">
            <text:p>KALT II SP.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LT II SP.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010100375" calcext:value-type="float">
            <text:p>2010100375</text:p>
          </table:table-cell>
          <table:table-cell office:value-type="string" calcext:value-type="string">
            <text:p>MAX MED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X MEDI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010100376" calcext:value-type="float">
            <text:p>2010100376</text:p>
          </table:table-cell>
          <table:table-cell office:value-type="string" calcext:value-type="string">
            <text:p>KWK LEG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K LEGAL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010100377" calcext:value-type="float">
            <text:p>2010100377</text:p>
          </table:table-cell>
          <table:table-cell office:value-type="string" calcext:value-type="string">
            <text:p>PRZEDSIEBIORSTWO HANDLOWO -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EDSIEBIORSTWO HANDLOWO - U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010100380" calcext:value-type="float">
            <text:p>2010100380</text:p>
          </table:table-cell>
          <table:table-cell office:value-type="string" calcext:value-type="string">
            <text:p>AIR PRODUCTS SP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 PRODUCTS SP Z O.O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float" office:value="2010100378" calcext:value-type="float">
            <text:p>2010100378</text:p>
          </table:table-cell>
          <table:table-cell office:value-type="string" calcext:value-type="string">
            <text:p>CENTRUM KREOWANIA LIDERÓ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RUM KREOWANIA LIDERÓW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float" office:value="2010100381" calcext:value-type="float">
            <text:p>2010100381</text:p>
          </table:table-cell>
          <table:table-cell office:value-type="string" calcext:value-type="string">
            <text:p>JANINA WRZESI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ANINA WRZESIEN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float" office:value="2010100382" calcext:value-type="float">
            <text:p>2010100382</text:p>
          </table:table-cell>
          <table:table-cell office:value-type="string" calcext:value-type="string">
            <text:p>FIRMA "ASTER"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RMA "ASTER"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010100383" calcext:value-type="float">
            <text:p>2010100383</text:p>
          </table:table-cell>
          <table:table-cell office:value-type="string" calcext:value-type="string">
            <text:p>KANCELARIA NOTARIA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NCELARIA NOTARIALN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2010100384" calcext:value-type="float">
            <text:p>2010100384</text:p>
          </table:table-cell>
          <table:table-cell office:value-type="string" calcext:value-type="string">
            <text:p>NFO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FOO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010100385" calcext:value-type="float">
            <text:p>2010100385</text:p>
          </table:table-cell>
          <table:table-cell office:value-type="string" calcext:value-type="string">
            <text:p>PPHU PINEA PAWEL TOMASZEWS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PHU PINEA PAWEL TOMASZEWS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2010100386" calcext:value-type="float">
            <text:p>2010100386</text:p>
          </table:table-cell>
          <table:table-cell office:value-type="string" calcext:value-type="string">
            <text:p>TECH-MED ROMAN PASLAWS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CH-MED ROMAN PASLAWSKI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float" office:value="2010100387" calcext:value-type="float">
            <text:p>2010100387</text:p>
          </table:table-cell>
          <table:table-cell office:value-type="string" calcext:value-type="string">
            <text:p>URZYD GMINY GOCZALKOWIC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RZYD GMINY GOCZALKOWICE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float" office:value="2010100388" calcext:value-type="float">
            <text:p>2010100388</text:p>
          </table:table-cell>
          <table:table-cell office:value-type="string" calcext:value-type="string">
            <text:p>ASSA ABLOY MERCOR DOO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SA ABLOY MERCOR DOOR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float" office:value="2010100389" calcext:value-type="float">
            <text:p>2010100389</text:p>
          </table:table-cell>
          <table:table-cell office:value-type="string" calcext:value-type="string">
            <text:p>PHYSIO-CONTROL POLAND SA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HYSIO-CONTROL POLAND SALES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010100390" calcext:value-type="float">
            <text:p>2010100390</text:p>
          </table:table-cell>
          <table:table-cell office:value-type="string" calcext:value-type="string">
            <text:p>SPECJALISTYCZNY OOROD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ECJALISTYCZNY OORODEK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float" office:value="2010100391" calcext:value-type="float">
            <text:p>2010100391</text:p>
          </table:table-cell>
          <table:table-cell office:value-type="string" calcext:value-type="string">
            <text:p>PIEKNO I STYL IWONA GOL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EKNO I STYL IWONA GOL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2010100392" calcext:value-type="float">
            <text:p>2010100392</text:p>
          </table:table-cell>
          <table:table-cell office:value-type="string" calcext:value-type="string">
            <text:p>METRUM CRYOFLE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TRUM CRYOFLEX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float" office:value="20100396" calcext:value-type="float">
            <text:p>20100396</text:p>
          </table:table-cell>
          <table:table-cell office:value-type="string" calcext:value-type="string">
            <text:p>IKAR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KARI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0100310" calcext:value-type="float">
            <text:p>20100310</text:p>
          </table:table-cell>
          <table:table-cell office:value-type="string" calcext:value-type="string">
            <text:p>PIOTR WIECZOREK M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IOTR WIECZOREK MER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00864" calcext:value-type="float">
            <text:p>200864</text:p>
          </table:table-cell>
          <table:table-cell office:value-type="string" calcext:value-type="string">
            <text:p>PUNKT APTECZNY STOLORZ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NKT APTECZNY STOLORZ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float" office:value="2010100397" calcext:value-type="float">
            <text:p>2010100397</text:p>
          </table:table-cell>
          <table:table-cell office:value-type="string" calcext:value-type="string">
            <text:p>ROSA SP Z O.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SA SP Z O.O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76035" calcext:value-type="float">
            <text:p>76035</text:p>
          </table:table-cell>
          <table:table-cell office:value-type="string" calcext:value-type="string">
            <text:p>UMORZENIE POŻYCZEK WFOŚ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OPERACYJNE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0109998" calcext:value-type="float">
            <text:p>20109998</text:p>
          </table:table-cell>
          <table:table-cell office:value-type="string" calcext:value-type="string">
            <text:p>ODSETKI POPRZEDNIEGO RO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SETKI POPRZEDNIEGO ROKU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20100399" calcext:value-type="float">
            <text:p>20100399</text:p>
          </table:table-cell>
          <table:table-cell office:value-type="string" calcext:value-type="string">
            <text:p>IZOTE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ZOTERM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float" office:value="2010100399" calcext:value-type="float">
            <text:p>2010100399</text:p>
          </table:table-cell>
          <table:table-cell office:value-type="string" calcext:value-type="string">
            <text:p>IZOTER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ZOTERM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float" office:value="2010100400" calcext:value-type="float">
            <text:p>2010100400</text:p>
          </table:table-cell>
          <table:table-cell office:value-type="string" calcext:value-type="string">
            <text:p>PRZEDS.INŻYN.MIEJSKIE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EDS.INŻYN.MIEJSKIEJ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73025" calcext:value-type="float">
            <text:p>73025</text:p>
          </table:table-cell>
          <table:table-cell office:value-type="string" calcext:value-type="string">
            <text:p>SPRZEDAŻ-WODA MINERA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-WODA MINERALN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76013" calcext:value-type="float">
            <text:p>76013</text:p>
          </table:table-cell>
          <table:table-cell office:value-type="string" calcext:value-type="string">
            <text:p>PRZYCHODY OPERACYJNE REZYD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OPERACYJNE REZYDENT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float" office:value="29013" calcext:value-type="float">
            <text:p>29013</text:p>
          </table:table-cell>
          <table:table-cell office:value-type="string" calcext:value-type="string">
            <text:p>ODPIS AKTUAL.ROZR. SUSZE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IS AKTUAL.ROZR. SUSZEK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29015" calcext:value-type="float">
            <text:p>29015</text:p>
          </table:table-cell>
          <table:table-cell office:value-type="string" calcext:value-type="string">
            <text:p>ODPIS AKTUAL.ROZR. GŁĄ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IS AKTUAL.ROZR. GŁĄB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9045" calcext:value-type="float">
            <text:p>29045</text:p>
          </table:table-cell>
          <table:table-cell office:value-type="string" calcext:value-type="string">
            <text:p>ODPIS AKTUAL.ROZR. VIOM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IS AKTUAL.ROZR. VIOMAR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9046" calcext:value-type="float">
            <text:p>29046</text:p>
          </table:table-cell>
          <table:table-cell office:value-type="string" calcext:value-type="string">
            <text:p>ODPIS AKTUAL.ROZR. KRYWUL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IS AKTUAL.ROZR. KRYWULT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float" office:value="29042" calcext:value-type="float">
            <text:p>29042</text:p>
          </table:table-cell>
          <table:table-cell office:value-type="string" calcext:value-type="string">
            <text:p>ODPIS AKTUAL.ROZR.ODS.OD NAL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IS AKTUAL.ROZR. ODS.OD NAL.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float" office:value="29018" calcext:value-type="float">
            <text:p>29018</text:p>
          </table:table-cell>
          <table:table-cell office:value-type="string" calcext:value-type="string">
            <text:p>ODPIS AKTUAL.ROZR. MICHALS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PIS AKTUAL.ROZR. MICHALSK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31002" calcext:value-type="float">
            <text:p>31002</text:p>
          </table:table-cell>
          <table:table-cell office:value-type="string" calcext:value-type="string">
            <text:p>MATERIAŁY W MAGAZYNIE APTECZN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ŁY W MAGAZYNIE APTECZNY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31003" calcext:value-type="float">
            <text:p>31003</text:p>
          </table:table-cell>
          <table:table-cell office:value-type="string" calcext:value-type="string">
            <text:p>MATERIAŁY W MAGAZYNIE GOSPOD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ŁY W MAGAZYNIE GOSPODAR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float" office:value="31004" calcext:value-type="float">
            <text:p>31004</text:p>
          </table:table-cell>
          <table:table-cell office:value-type="string" calcext:value-type="string">
            <text:p>MATERIAŁY W MAGAZYNIE OPAKOWAŃ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TERIAŁY W MAGAZYNIE OPAKOWAŃ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float" office:value="22015" calcext:value-type="float">
            <text:p>22015</text:p>
          </table:table-cell>
          <table:table-cell office:value-type="string" calcext:value-type="string">
            <text:p>ROZR.PUB.PRAW.-OPŁ.ZA GOSP.OD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R.PUB.PRAW.-OPŁ.ZA GOSP.ODP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float" office:value="7022204073" calcext:value-type="float">
            <text:p>7022204073</text:p>
          </table:table-cell>
          <table:table-cell office:value-type="string" calcext:value-type="string">
            <text:p>SPRZ.USŁ.DLA OBCYCH JASK.SO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JASK.SOLN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10070" calcext:value-type="float">
            <text:p>10070</text:p>
          </table:table-cell>
          <table:table-cell office:value-type="string" calcext:value-type="string">
            <text:p>SPRZEDAŻ KAWIARENKA UZDROWIS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A KAWIARENKA UZDROWISKOWA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float" office:value="26204" calcext:value-type="float">
            <text:p>26204</text:p>
          </table:table-cell>
          <table:table-cell office:value-type="string" calcext:value-type="string">
            <text:p>PŁATNOŚĆ KARTĄ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ŁATNOŚĆ KARTĄ KAWIARENKA UZDR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float" office:value="14970" calcext:value-type="float">
            <text:p>14970</text:p>
          </table:table-cell>
          <table:table-cell office:value-type="string" calcext:value-type="string">
            <text:p>ŚRODKI PIENIĘŻNE W DRODZE 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ŚRODKI PIENIĘŻNE W DRODZE KU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84503" calcext:value-type="float">
            <text:p>84503</text:p>
          </table:table-cell>
          <table:table-cell office:value-type="string" calcext:value-type="string">
            <text:p>PRZYCHODY PRZYSZŁ.OK.KARNET.KAWIAREN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ZYCHODY PRZYSZŁ.OK.KARNET.OD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float" office:value="5303303" calcext:value-type="float">
            <text:p>5303303</text:p>
          </table:table-cell>
          <table:table-cell office:value-type="string" calcext:value-type="string">
            <text:p>KAWIARNIA KOSZ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WIARNIA KOSZTY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7022333033" calcext:value-type="float">
            <text:p>7022333033</text:p>
          </table:table-cell>
          <table:table-cell office:value-type="string" calcext:value-type="string">
            <text:p>SPRZEDAŻ VAT 23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 VAT 23%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7020833033" calcext:value-type="float">
            <text:p>7020833033</text:p>
          </table:table-cell>
          <table:table-cell office:value-type="string" calcext:value-type="string">
            <text:p>SPRZEDAŻ VAT 8% 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.KAWIARNIA UZDR.-VAT 8%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float" office:value="7020533033" calcext:value-type="float">
            <text:p>7020533033</text:p>
          </table:table-cell>
          <table:table-cell office:value-type="string" calcext:value-type="string">
            <text:p>SPRZEDAŻ VAT 5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.KAWIARNIA UZDR.-VAT 5%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30002" calcext:value-type="float">
            <text:p>30002</text:p>
          </table:table-cell>
          <table:table-cell office:value-type="string" calcext:value-type="string">
            <text:p>ROZLICZENIE ZAKUPU KAWIAR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OZLICZENIE ZAKUPU KAWIARNIA</text:p>
          </table:table-cell>
          <table:table-cell office:value-type="string" calcext:value-type="string">
            <text:p>B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VAT NALEŻNY 5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T NALEŻNY 5%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float" office:value="7020733033" calcext:value-type="float">
            <text:p>7020733033</text:p>
          </table:table-cell>
          <table:table-cell office:value-type="string" calcext:value-type="string">
            <text:p>SPRZEDAŻ VAT 8% 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/>SPRZEDAŻ VAT 8% KU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7022233033" calcext:value-type="float">
            <text:p>7022233033</text:p>
          </table:table-cell>
          <table:table-cell office:value-type="string" calcext:value-type="string">
            <text:p>SPRZEDAŻ VAT 23% KU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.KAWIARNIA UZDR.-VAT 23%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float" office:value="31006" calcext:value-type="float">
            <text:p>31006</text:p>
          </table:table-cell>
          <table:table-cell office:value-type="string" calcext:value-type="string">
            <text:p>KAWIARNIA MAGAZY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WIARNIA MAGAZYN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31007" calcext:value-type="float">
            <text:p>31007</text:p>
          </table:table-cell>
          <table:table-cell office:value-type="string" calcext:value-type="string">
            <text:p>KAWIARNIA OPAKOWANI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WIARNIA OPAKOWANI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float" office:value="7020704013" calcext:value-type="float">
            <text:p>7020704013</text:p>
          </table:table-cell>
          <table:table-cell office:value-type="string" calcext:value-type="string">
            <text:p>SPRZ.USŁ.DLA OBCYCH ZPL PAW.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.USŁ.DLA OBCYCH ZPL PAW.I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7020704083" calcext:value-type="float">
            <text:p>7020704083</text:p>
          </table:table-cell>
          <table:table-cell office:value-type="string" calcext:value-type="string">
            <text:p>ODNOWA-KARNE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DNOWA-KARNETY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7020739023" calcext:value-type="float">
            <text:p>7020739023</text:p>
          </table:table-cell>
          <table:table-cell office:value-type="string" calcext:value-type="string">
            <text:p>SOLANKA DO KĄPIEL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ANKA DO KĄPIELI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float" office:value="7022239023" calcext:value-type="float">
            <text:p>7022239023</text:p>
          </table:table-cell>
          <table:table-cell office:value-type="string" calcext:value-type="string">
            <text:p>SOLANKA POZOSTAŁ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OLANKA POZOSTAŁ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7022204083" calcext:value-type="float">
            <text:p>7022204083</text:p>
          </table:table-cell>
          <table:table-cell office:value-type="string" calcext:value-type="string">
            <text:p>WYPOŻYCZENIE KLAPEK I RĘCZNIK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 ODNOWA 23%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701040821" calcext:value-type="float">
            <text:p>701040821</text:p>
          </table:table-cell>
          <table:table-cell office:value-type="string" calcext:value-type="string">
            <text:p>KĄPIEL PEREŁK.-OZON,MASAŻ,JONOM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 ODNOWA ZWOLN.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float" office:value="73026" calcext:value-type="float">
            <text:p>73026</text:p>
          </table:table-cell>
          <table:table-cell office:value-type="string" calcext:value-type="string">
            <text:p>SPRZEDAŻ-REKLAMÓWK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- REKLAMÓWKI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0080" calcext:value-type="float">
            <text:p>10080</text:p>
          </table:table-cell>
          <table:table-cell office:value-type="string" calcext:value-type="string">
            <text:p>KASA KUCHNIA CENTRA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A KUCHNIA <text:s/>CENTRALN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31008" calcext:value-type="float">
            <text:p>31008</text:p>
          </table:table-cell>
          <table:table-cell office:value-type="string" calcext:value-type="string">
            <text:p>MAGAZYN KUCHNIA CENTRALN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GAZYN KUCHNIA CENTRALN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70121" calcext:value-type="float">
            <text:p>701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403011" calcext:value-type="float">
            <text:p>403011</text:p>
          </table:table-cell>
          <table:table-cell office:value-type="string" calcext:value-type="string">
            <text:p>PODATKI I OPŁATY POD.OD NIERUCHOM.(NIEROZLICZ.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DATKI I OPŁATY POD.OD NIERUC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403031" calcext:value-type="float">
            <text:p>403031</text:p>
          </table:table-cell>
          <table:table-cell office:value-type="string" calcext:value-type="string">
            <text:p>PFRO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ODATKI I OPŁAT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70100" calcext:value-type="float">
            <text:p>70100</text:p>
          </table:table-cell>
          <table:table-cell office:value-type="string" calcext:value-type="string">
            <text:p>UMORZENIE ŚR. TRWAŁ. GRUN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MORZENIE ŚR. TRWAŁ. GRUNTY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7020739033" calcext:value-type="float">
            <text:p>7020739033</text:p>
          </table:table-cell>
          <table:table-cell office:value-type="string" calcext:value-type="string">
            <text:p>SÓL SOLANK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ÓL SOLANKOW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7020739043" calcext:value-type="float">
            <text:p>7020739043</text:p>
          </table:table-cell>
          <table:table-cell office:value-type="string" calcext:value-type="string">
            <text:p>PAPKA BOROWINOW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PKA BOROWINOW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10090" calcext:value-type="float">
            <text:p>10090</text:p>
          </table:table-cell>
          <table:table-cell office:value-type="string" calcext:value-type="string">
            <text:p>KASA PUB LABIRY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SA PUB LABIRYNT</text:p>
          </table:table-cell>
          <table:table-cell table:number-columns-repeated="5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31009" calcext:value-type="float">
            <text:p>31009</text:p>
          </table:table-cell>
          <table:table-cell office:value-type="string" calcext:value-type="string">
            <text:p>SŁOIKI PAPKA BOROWINOWA <text:s/>I SO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ŁOIKI PAPKA BOROWINOWA <text:s/>I SOL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7020533043" calcext:value-type="float">
            <text:p>7020533043</text:p>
          </table:table-cell>
          <table:table-cell office:value-type="string" calcext:value-type="string">
            <text:p>SPRZEDAŻ PUB LABIRY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 PUB LABIRYNT 5%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7020733043" calcext:value-type="float">
            <text:p>7020733043</text:p>
          </table:table-cell>
          <table:table-cell office:value-type="string" calcext:value-type="string">
            <text:p>SPRZEDAŻ PUB LABIRY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 PUB LABIRYNT 8%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7022233043" calcext:value-type="float">
            <text:p>7022233043</text:p>
          </table:table-cell>
          <table:table-cell office:value-type="string" calcext:value-type="string">
            <text:p>SPRZEDAŻ PUB LABIRY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 PUB LABIRYNT 23%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31010" calcext:value-type="float">
            <text:p>31010</text:p>
          </table:table-cell>
          <table:table-cell office:value-type="string" calcext:value-type="string">
            <text:p>PUB LABIRYNT MAGAZY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UB LABIRYNT MAGAZYN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float" office:value="7020751053" calcext:value-type="float">
            <text:p>7020751053</text:p>
          </table:table-cell>
          <table:table-cell office:value-type="string" calcext:value-type="string">
            <text:p>SPRZEDAŻ DOSI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 DOSIM-8%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7022251053" calcext:value-type="float">
            <text:p>7022251053</text:p>
          </table:table-cell>
          <table:table-cell office:value-type="string" calcext:value-type="string">
            <text:p>SPRZEDAŻ DOSIM-23%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ZEDAŻ DOSIM-23%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N</text:p>
          </table:table-cell>
          <table:table-cell/>
        </table:table-row>
        <table:table-row table:style-name="ro1">
          <table:table-cell table:formula="of:=[.A1713]+1" office:value-type="float" office:value="2466" calcext:value-type="float">
            <text:p>2466</text:p>
          </table:table-cell>
          <table:table-cell office:value-type="float" office:value="500010101" calcext:value-type="float">
            <text:p>500010101</text:p>
          </table:table-cell>
          <table:table-cell office:value-type="string" calcext:value-type="string">
            <text:p>DZ.PODSTAW. SZPITAL - REUMATOLOGIA LEKI</text:p>
          </table:table-cell>
          <table:table-cell/>
          <table:table-cell office:value-type="string" calcext:value-type="string">
            <text:p>DZ.PODSTAW. SZPITAL - REUMATOLOGIA LEKI</text:p>
          </table:table-cell>
          <table:table-cell table:number-columns-repeated="5"/>
          <table:table-cell table:formula="of:=CONCATENATE([.B1714]+1;&quot;-&quot;;[.C1714])" office:value-type="string" office:string-value="500010102-DZ.PODSTAW. SZPITAL - REUMATOLOGIA LEKI" calcext:value-type="string">
            <text:p>500010102-DZ.PODSTAW. SZPITAL - REUMATOLOGIA LEKI</text:p>
          </table:table-cell>
        </table:table-row>
        <table:table-row table:style-name="ro1">
          <table:table-cell table:formula="of:=[.A1714]+1" office:value-type="float" office:value="2467" calcext:value-type="float">
            <text:p>2467</text:p>
          </table:table-cell>
          <table:table-cell office:value-type="float" office:value="500010102" calcext:value-type="float">
            <text:p>500010102</text:p>
          </table:table-cell>
          <table:table-cell office:value-type="string" calcext:value-type="string">
            <text:p>DZ.PODSTAW. SZPITAL - REUMATOLOGIA MATERIAŁY</text:p>
          </table:table-cell>
          <table:table-cell/>
          <table:table-cell office:value-type="string" calcext:value-type="string">
            <text:p>DZ.PODSTAW. SZPITAL - REUMATOLOGIA MATERIAŁY</text:p>
          </table:table-cell>
          <table:table-cell table:number-columns-repeated="6"/>
        </table:table-row>
        <table:table-row table:style-name="ro1">
          <table:table-cell table:formula="of:=[.A1715]+1" office:value-type="float" office:value="2468" calcext:value-type="float">
            <text:p>2468</text:p>
          </table:table-cell>
          <table:table-cell office:value-type="float" office:value="500010103" calcext:value-type="float">
            <text:p>500010103</text:p>
          </table:table-cell>
          <table:table-cell office:value-type="string" calcext:value-type="string">
            <text:p>DZ.PODSTAW. SZPITAL - REUMATOLOGIA ENERGIA</text:p>
          </table:table-cell>
          <table:table-cell/>
          <table:table-cell office:value-type="string" calcext:value-type="string">
            <text:p>DZ.PODSTAW. SZPITAL - REUMATOLOGIA ENERGIA</text:p>
          </table:table-cell>
          <table:table-cell table:number-columns-repeated="6"/>
        </table:table-row>
        <table:table-row table:style-name="ro1">
          <table:table-cell table:formula="of:=[.A1716]+1" office:value-type="float" office:value="2469" calcext:value-type="float">
            <text:p>2469</text:p>
          </table:table-cell>
          <table:table-cell office:value-type="float" office:value="500010104" calcext:value-type="float">
            <text:p>500010104</text:p>
          </table:table-cell>
          <table:table-cell office:value-type="string" calcext:value-type="string">
            <text:p>DZ.PODSTAW. SZPITAL - REUMATOLOGIA WODA</text:p>
          </table:table-cell>
          <table:table-cell/>
          <table:table-cell office:value-type="string" calcext:value-type="string">
            <text:p>DZ.PODSTAW. SZPITAL - REUMATOLOGIA WODA</text:p>
          </table:table-cell>
          <table:table-cell table:number-columns-repeated="6"/>
        </table:table-row>
        <table:table-row table:style-name="ro1">
          <table:table-cell table:formula="of:=[.A1717]+1" office:value-type="float" office:value="2470" calcext:value-type="float">
            <text:p>2470</text:p>
          </table:table-cell>
          <table:table-cell office:value-type="float" office:value="500010106" calcext:value-type="float">
            <text:p>500010106</text:p>
          </table:table-cell>
          <table:table-cell office:value-type="string" calcext:value-type="string">
            <text:p>DZ.PODSTAW. SZPITAL - REUMATOLOGIA AMORTYZACJA</text:p>
          </table:table-cell>
          <table:table-cell/>
          <table:table-cell office:value-type="string" calcext:value-type="string">
            <text:p>DZ.PODSTAW. SZPITAL - REUMATOLOGIA AMORTYZACJA</text:p>
          </table:table-cell>
          <table:table-cell table:number-columns-repeated="6"/>
        </table:table-row>
        <table:table-row table:style-name="ro1">
          <table:table-cell table:formula="of:=[.A1718]+1" office:value-type="float" office:value="2471" calcext:value-type="float">
            <text:p>2471</text:p>
          </table:table-cell>
          <table:table-cell office:value-type="float" office:value="500010107" calcext:value-type="float">
            <text:p>500010107</text:p>
          </table:table-cell>
          <table:table-cell office:value-type="string" calcext:value-type="string">
            <text:p>DZ.PODSTAW. SZPITAL - REUMATOLOGIA PŁACE</text:p>
          </table:table-cell>
          <table:table-cell/>
          <table:table-cell office:value-type="string" calcext:value-type="string">
            <text:p>DZ.PODSTAW. SZPITAL - REUMATOLOGIA PŁACE</text:p>
          </table:table-cell>
          <table:table-cell table:number-columns-repeated="6"/>
        </table:table-row>
        <table:table-row table:style-name="ro1">
          <table:table-cell table:formula="of:=[.A1719]+1" office:value-type="float" office:value="2472" calcext:value-type="float">
            <text:p>2472</text:p>
          </table:table-cell>
          <table:table-cell office:value-type="float" office:value="500010108" calcext:value-type="float">
            <text:p>500010108</text:p>
          </table:table-cell>
          <table:table-cell office:value-type="string" calcext:value-type="string">
            <text:p>DZ.PODSTAW. SZPITAL - REUMATOLOGIA REMONTY</text:p>
          </table:table-cell>
          <table:table-cell/>
          <table:table-cell office:value-type="string" calcext:value-type="string">
            <text:p>DZ.PODSTAW. SZPITAL - REUMATOLOGIA REMONTY</text:p>
          </table:table-cell>
          <table:table-cell table:number-columns-repeated="6"/>
        </table:table-row>
        <table:table-row table:style-name="ro1">
          <table:table-cell table:formula="of:=[.A1720]+1" office:value-type="float" office:value="2473" calcext:value-type="float">
            <text:p>2473</text:p>
          </table:table-cell>
          <table:table-cell office:value-type="float" office:value="500010109" calcext:value-type="float">
            <text:p>500010109</text:p>
          </table:table-cell>
          <table:table-cell office:value-type="string" calcext:value-type="string">
            <text:p>DZ.PODSTAW. SZPITAL - REUMATOLOGIA PRANIE</text:p>
          </table:table-cell>
          <table:table-cell/>
          <table:table-cell office:value-type="string" calcext:value-type="string">
            <text:p>DZ.PODSTAW. SZPITAL - REUMATOLOGIA PRANIE</text:p>
          </table:table-cell>
          <table:table-cell table:number-columns-repeated="6"/>
        </table:table-row>
        <table:table-row table:style-name="ro1">
          <table:table-cell table:formula="of:=[.A1721]+1" office:value-type="float" office:value="2474" calcext:value-type="float">
            <text:p>2474</text:p>
          </table:table-cell>
          <table:table-cell office:value-type="float" office:value="500010110" calcext:value-type="float">
            <text:p>500010110</text:p>
          </table:table-cell>
          <table:table-cell office:value-type="string" calcext:value-type="string">
            <text:p>DZ.PODSTAW. SZPITAL - REUMATOLOGIA INNE MATER. MEDYCZ</text:p>
          </table:table-cell>
          <table:table-cell/>
          <table:table-cell office:value-type="string" calcext:value-type="string">
            <text:p>DZ.PODSTAW. SZPITAL - REUMATOLOGIA INNE MATER. MEDYCZ</text:p>
          </table:table-cell>
          <table:table-cell table:number-columns-repeated="6"/>
        </table:table-row>
        <table:table-row table:style-name="ro1">
          <table:table-cell table:formula="of:=[.A1722]+1" office:value-type="float" office:value="2475" calcext:value-type="float">
            <text:p>2475</text:p>
          </table:table-cell>
          <table:table-cell office:value-type="float" office:value="500010111" calcext:value-type="float">
            <text:p>500010111</text:p>
          </table:table-cell>
          <table:table-cell office:value-type="string" calcext:value-type="string">
            <text:p>DZ.PODSTAW. SZPITAL - REUMATOLOGIA ŚROD.CZYSTOŚCI</text:p>
          </table:table-cell>
          <table:table-cell/>
          <table:table-cell office:value-type="string" calcext:value-type="string">
            <text:p>DZ.PODSTAW. SZPITAL - REUMATOLOGIA ŚROD.CZYSTOŚCI</text:p>
          </table:table-cell>
          <table:table-cell table:number-columns-repeated="6"/>
        </table:table-row>
        <table:table-row table:style-name="ro1">
          <table:table-cell table:formula="of:=[.A1723]+1" office:value-type="float" office:value="2476" calcext:value-type="float">
            <text:p>2476</text:p>
          </table:table-cell>
          <table:table-cell office:value-type="float" office:value="500010112" calcext:value-type="float">
            <text:p>500010112</text:p>
          </table:table-cell>
          <table:table-cell office:value-type="string" calcext:value-type="string">
            <text:p>DZ.PODSTAW. SZPITAL - REUMATOLOGIA USŁUGI</text:p>
          </table:table-cell>
          <table:table-cell/>
          <table:table-cell office:value-type="string" calcext:value-type="string">
            <text:p>DZ.PODSTAW. SZPITAL - REUMATOLOGIA USŁUGI</text:p>
          </table:table-cell>
          <table:table-cell table:number-columns-repeated="6"/>
        </table:table-row>
        <table:table-row table:style-name="ro1">
          <table:table-cell table:formula="of:=[.A1724]+1" office:value-type="float" office:value="2477" calcext:value-type="float">
            <text:p>2477</text:p>
          </table:table-cell>
          <table:table-cell office:value-type="float" office:value="500010113" calcext:value-type="float">
            <text:p>500010113</text:p>
          </table:table-cell>
          <table:table-cell office:value-type="string" calcext:value-type="string">
            <text:p>DZ.PODSTAW. SZPITAL - REUMATOLOGIA POZOSTAŁE KOSZTY</text:p>
          </table:table-cell>
          <table:table-cell/>
          <table:table-cell office:value-type="string" calcext:value-type="string">
            <text:p>DZ.PODSTAW. SZPITAL - REUMATOLOGIA POZOSTAŁE KOSZTY</text:p>
          </table:table-cell>
          <table:table-cell table:number-columns-repeated="6"/>
        </table:table-row>
        <table:table-row table:style-name="ro1">
          <table:table-cell table:formula="of:=[.A1725]+1" office:value-type="float" office:value="2478" calcext:value-type="float">
            <text:p>2478</text:p>
          </table:table-cell>
          <table:table-cell office:value-type="float" office:value="500010115" calcext:value-type="float">
            <text:p>500010115</text:p>
          </table:table-cell>
          <table:table-cell office:value-type="string" calcext:value-type="string">
            <text:p>DZ.PODSTAW. SZPITAL - REUMATOLOGIA ŻYWNOŚĆ</text:p>
          </table:table-cell>
          <table:table-cell/>
          <table:table-cell office:value-type="string" calcext:value-type="string">
            <text:p>DZ.PODSTAW. SZPITAL - REUMATOLOGIA ŻYWNOŚĆ</text:p>
          </table:table-cell>
          <table:table-cell table:number-columns-repeated="6"/>
        </table:table-row>
        <table:table-row table:style-name="ro1">
          <table:table-cell table:formula="of:=[.A1726]+1" office:value-type="float" office:value="2479" calcext:value-type="float">
            <text:p>2479</text:p>
          </table:table-cell>
          <table:table-cell office:value-type="float" office:value="500010130" calcext:value-type="float">
            <text:p>500010130</text:p>
          </table:table-cell>
          <table:table-cell office:value-type="string" calcext:value-type="string">
            <text:p>DZ.PODSTAW. SZPITAL - REUMATOLOGIA KINEZ.AKUP.KRIO</text:p>
          </table:table-cell>
          <table:table-cell/>
          <table:table-cell office:value-type="string" calcext:value-type="string">
            <text:p>DZ.PODSTAW. SZPITAL - REUMATOLOGIA KINEZ.AKUP.KRIO</text:p>
          </table:table-cell>
          <table:table-cell table:number-columns-repeated="6"/>
        </table:table-row>
        <table:table-row table:style-name="ro1">
          <table:table-cell table:formula="of:=[.A1727]+1" office:value-type="float" office:value="2480" calcext:value-type="float">
            <text:p>2480</text:p>
          </table:table-cell>
          <table:table-cell office:value-type="float" office:value="500010131" calcext:value-type="float">
            <text:p>500010131</text:p>
          </table:table-cell>
          <table:table-cell office:value-type="string" calcext:value-type="string">
            <text:p>DZ.PODSTAW. SZPITAL - REUMATOLOGIA KOTŁOWNIA</text:p>
          </table:table-cell>
          <table:table-cell/>
          <table:table-cell office:value-type="string" calcext:value-type="string">
            <text:p>DZ.PODSTAW. SZPITAL - REUMATOLOGIA KOTŁOWNIA</text:p>
          </table:table-cell>
          <table:table-cell table:number-columns-repeated="6"/>
        </table:table-row>
        <table:table-row table:style-name="ro1">
          <table:table-cell table:formula="of:=[.A1728]+1" office:value-type="float" office:value="2481" calcext:value-type="float">
            <text:p>2481</text:p>
          </table:table-cell>
          <table:table-cell office:value-type="float" office:value="500010132" calcext:value-type="float">
            <text:p>500010132</text:p>
          </table:table-cell>
          <table:table-cell office:value-type="string" calcext:value-type="string">
            <text:p>DZ.PODSTAW. SZPITAL - REUMATOLOGIA WARSZTAT</text:p>
          </table:table-cell>
          <table:table-cell/>
          <table:table-cell office:value-type="string" calcext:value-type="string">
            <text:p>DZ.PODSTAW. SZPITAL - REUMATOLOGIA WARSZTAT</text:p>
          </table:table-cell>
          <table:table-cell table:number-columns-repeated="6"/>
        </table:table-row>
        <table:table-row table:style-name="ro1">
          <table:table-cell table:formula="of:=[.A1729]+1" office:value-type="float" office:value="2482" calcext:value-type="float">
            <text:p>2482</text:p>
          </table:table-cell>
          <table:table-cell office:value-type="float" office:value="500010133" calcext:value-type="float">
            <text:p>500010133</text:p>
          </table:table-cell>
          <table:table-cell office:value-type="string" calcext:value-type="string">
            <text:p>DZ.PODSTAW. SZPITAL - REUMATOLOGIA KUCHNIA</text:p>
          </table:table-cell>
          <table:table-cell/>
          <table:table-cell office:value-type="string" calcext:value-type="string">
            <text:p>DZ.PODSTAW. SZPITAL - REUMATOLOGIA KUCHNIA</text:p>
          </table:table-cell>
          <table:table-cell table:number-columns-repeated="6"/>
        </table:table-row>
        <table:table-row table:style-name="ro1">
          <table:table-cell table:formula="of:=[.A1730]+1" office:value-type="float" office:value="2483" calcext:value-type="float">
            <text:p>2483</text:p>
          </table:table-cell>
          <table:table-cell office:value-type="float" office:value="500010135" calcext:value-type="float">
            <text:p>500010135</text:p>
          </table:table-cell>
          <table:table-cell office:value-type="string" calcext:value-type="string">
            <text:p>DZ.PODSTAW. SZPITAL - REUMATOLOGIA P.APTECZNY</text:p>
          </table:table-cell>
          <table:table-cell/>
          <table:table-cell office:value-type="string" calcext:value-type="string">
            <text:p>DZ.PODSTAW. SZPITAL - REUMATOLOGIA P.APTECZNY</text:p>
          </table:table-cell>
          <table:table-cell table:number-columns-repeated="6"/>
        </table:table-row>
        <table:table-row table:style-name="ro1">
          <table:table-cell table:formula="of:=[.A1731]+1" office:value-type="float" office:value="2484" calcext:value-type="float">
            <text:p>2484</text:p>
          </table:table-cell>
          <table:table-cell office:value-type="float" office:value="500010136" calcext:value-type="float">
            <text:p>500010136</text:p>
          </table:table-cell>
          <table:table-cell office:value-type="string" calcext:value-type="string">
            <text:p>DZ.PODSTAW. SZPITAL - REUMATOLOGIA STUDNIA GŁ.</text:p>
          </table:table-cell>
          <table:table-cell/>
          <table:table-cell office:value-type="string" calcext:value-type="string">
            <text:p>DZ.PODSTAW. SZPITAL - REUMATOLOGIA STUDNIA GŁ.</text:p>
          </table:table-cell>
          <table:table-cell table:number-columns-repeated="6"/>
        </table:table-row>
        <table:table-row table:style-name="ro1">
          <table:table-cell table:formula="of:=[.A1732]+1" office:value-type="float" office:value="2485" calcext:value-type="float">
            <text:p>2485</text:p>
          </table:table-cell>
          <table:table-cell office:value-type="float" office:value="500010138" calcext:value-type="float">
            <text:p>500010138</text:p>
          </table:table-cell>
          <table:table-cell office:value-type="string" calcext:value-type="string">
            <text:p>DZ.PODSTAW. SZPITAL - REUMATOLOGIA OGRÓD</text:p>
          </table:table-cell>
          <table:table-cell/>
          <table:table-cell office:value-type="string" calcext:value-type="string">
            <text:p>DZ.PODSTAW. SZPITAL - REUMATOLOGIA OGRÓD</text:p>
          </table:table-cell>
          <table:table-cell table:number-columns-repeated="6"/>
        </table:table-row>
        <table:table-row table:style-name="ro1">
          <table:table-cell table:formula="of:=[.A1733]+1" office:value-type="float" office:value="2486" calcext:value-type="float">
            <text:p>2486</text:p>
          </table:table-cell>
          <table:table-cell office:value-type="float" office:value="500010139" calcext:value-type="float">
            <text:p>500010139</text:p>
          </table:table-cell>
          <table:table-cell office:value-type="string" calcext:value-type="string">
            <text:p>DZ.PODSTAW. SZPITAL - REUMATOLOGIA BIURO USŁ.</text:p>
          </table:table-cell>
          <table:table-cell/>
          <table:table-cell office:value-type="string" calcext:value-type="string">
            <text:p>DZ.PODSTAW. SZPITAL - REUMATOLOGIA BIURO USŁ.</text:p>
          </table:table-cell>
          <table:table-cell table:number-columns-repeated="6"/>
        </table:table-row>
        <table:table-row table:style-name="ro1">
          <table:table-cell table:formula="of:=[.A1734]+1" office:value-type="float" office:value="2487" calcext:value-type="float">
            <text:p>2487</text:p>
          </table:table-cell>
          <table:table-cell office:value-type="float" office:value="500010150" calcext:value-type="float">
            <text:p>500010150</text:p>
          </table:table-cell>
          <table:table-cell office:value-type="string" calcext:value-type="string">
            <text:p>DZ.PODSTAW. SZPITAL - REUMATOLOGIA K.OGÓLN.ZAKŁ.</text:p>
          </table:table-cell>
          <table:table-cell/>
          <table:table-cell office:value-type="string" calcext:value-type="string">
            <text:p>DZ.PODSTAW. SZPITAL - REUMATOLOGIA K.OGÓLN.ZAKŁ.</text:p>
          </table:table-cell>
          <table:table-cell table:number-columns-repeated="6"/>
        </table:table-row>
        <table:table-row table:style-name="ro1">
          <table:table-cell table:formula="of:=[.A1735]+1" office:value-type="float" office:value="2488" calcext:value-type="float">
            <text:p>2488</text:p>
          </table:table-cell>
          <table:table-cell office:value-type="float" office:value="500010207" calcext:value-type="float">
            <text:p>500010207</text:p>
          </table:table-cell>
          <table:table-cell office:value-type="string" calcext:value-type="string">
            <text:p>DZ.PODSTAW. DYŻURY W SZPITALU PŁACE</text:p>
          </table:table-cell>
          <table:table-cell/>
          <table:table-cell office:value-type="string" calcext:value-type="string">
            <text:p>DZ.PODSTAW. DYŻURY W SZPITALU PŁACE</text:p>
          </table:table-cell>
          <table:table-cell table:number-columns-repeated="6"/>
        </table:table-row>
        <table:table-row table:style-name="ro1">
          <table:table-cell table:formula="of:=[.A1736]+1" office:value-type="float" office:value="2489" calcext:value-type="float">
            <text:p>2489</text:p>
          </table:table-cell>
          <table:table-cell office:value-type="float" office:value="500010301" calcext:value-type="float">
            <text:p>500010301</text:p>
          </table:table-cell>
          <table:table-cell office:value-type="string" calcext:value-type="string">
            <text:p>DZ.PODSTAW. SZPITAL - REHABILITACJA LEKI</text:p>
          </table:table-cell>
          <table:table-cell/>
          <table:table-cell office:value-type="string" calcext:value-type="string">
            <text:p>DZ.PODSTAW. SZPITAL - REHABILITACJA LEKI</text:p>
          </table:table-cell>
          <table:table-cell table:number-columns-repeated="6"/>
        </table:table-row>
        <table:table-row table:style-name="ro1">
          <table:table-cell table:formula="of:=[.A1737]+1" office:value-type="float" office:value="2490" calcext:value-type="float">
            <text:p>2490</text:p>
          </table:table-cell>
          <table:table-cell office:value-type="float" office:value="500010302" calcext:value-type="float">
            <text:p>500010302</text:p>
          </table:table-cell>
          <table:table-cell office:value-type="string" calcext:value-type="string">
            <text:p>DZ.PODSTAW. SZPITAL - REHABILITACJA MATERIAŁY</text:p>
          </table:table-cell>
          <table:table-cell/>
          <table:table-cell office:value-type="string" calcext:value-type="string">
            <text:p>DZ.PODSTAW. SZPITAL - REHABILITACJA MATERIAŁY</text:p>
          </table:table-cell>
          <table:table-cell table:number-columns-repeated="6"/>
        </table:table-row>
        <table:table-row table:style-name="ro1">
          <table:table-cell table:formula="of:=[.A1738]+1" office:value-type="float" office:value="2491" calcext:value-type="float">
            <text:p>2491</text:p>
          </table:table-cell>
          <table:table-cell office:value-type="float" office:value="500010303" calcext:value-type="float">
            <text:p>500010303</text:p>
          </table:table-cell>
          <table:table-cell office:value-type="string" calcext:value-type="string">
            <text:p>DZ.PODSTAW. SZPITAL - REHABILITACJA ENERGIA</text:p>
          </table:table-cell>
          <table:table-cell/>
          <table:table-cell office:value-type="string" calcext:value-type="string">
            <text:p>DZ.PODSTAW. SZPITAL - REHABILITACJA ENERGIA</text:p>
          </table:table-cell>
          <table:table-cell table:number-columns-repeated="6"/>
        </table:table-row>
        <table:table-row table:style-name="ro1">
          <table:table-cell table:formula="of:=[.A1739]+1" office:value-type="float" office:value="2492" calcext:value-type="float">
            <text:p>2492</text:p>
          </table:table-cell>
          <table:table-cell office:value-type="float" office:value="500010304" calcext:value-type="float">
            <text:p>500010304</text:p>
          </table:table-cell>
          <table:table-cell office:value-type="string" calcext:value-type="string">
            <text:p>DZ.PODSTAW. SZPITAL - REHABILITACJA WODA</text:p>
          </table:table-cell>
          <table:table-cell/>
          <table:table-cell office:value-type="string" calcext:value-type="string">
            <text:p>DZ.PODSTAW. SZPITAL - REHABILITACJA WODA</text:p>
          </table:table-cell>
          <table:table-cell table:number-columns-repeated="6"/>
        </table:table-row>
        <table:table-row table:style-name="ro1">
          <table:table-cell table:formula="of:=[.A1740]+1" office:value-type="float" office:value="2493" calcext:value-type="float">
            <text:p>2493</text:p>
          </table:table-cell>
          <table:table-cell office:value-type="float" office:value="500010307" calcext:value-type="float">
            <text:p>500010307</text:p>
          </table:table-cell>
          <table:table-cell office:value-type="string" calcext:value-type="string">
            <text:p>DZ.PODSTAW. SZPITAL - REHABILITACJA PŁACE</text:p>
          </table:table-cell>
          <table:table-cell/>
          <table:table-cell office:value-type="string" calcext:value-type="string">
            <text:p>DZ.PODSTAW. SZPITAL - REHABILITACJA PŁACE</text:p>
          </table:table-cell>
          <table:table-cell table:number-columns-repeated="6"/>
        </table:table-row>
        <table:table-row table:style-name="ro1">
          <table:table-cell table:formula="of:=[.A1741]+1" office:value-type="float" office:value="2494" calcext:value-type="float">
            <text:p>2494</text:p>
          </table:table-cell>
          <table:table-cell office:value-type="float" office:value="500010308" calcext:value-type="float">
            <text:p>500010308</text:p>
          </table:table-cell>
          <table:table-cell office:value-type="string" calcext:value-type="string">
            <text:p>DZ.PODSTAW. SZPITAL - REHABILITACJA REMONTY</text:p>
          </table:table-cell>
          <table:table-cell/>
          <table:table-cell office:value-type="string" calcext:value-type="string">
            <text:p>DZ.PODSTAW. SZPITAL - REHABILITACJA REMONTY</text:p>
          </table:table-cell>
          <table:table-cell table:number-columns-repeated="6"/>
        </table:table-row>
        <table:table-row table:style-name="ro1">
          <table:table-cell table:formula="of:=[.A1742]+1" office:value-type="float" office:value="2495" calcext:value-type="float">
            <text:p>2495</text:p>
          </table:table-cell>
          <table:table-cell office:value-type="float" office:value="500010309" calcext:value-type="float">
            <text:p>500010309</text:p>
          </table:table-cell>
          <table:table-cell office:value-type="string" calcext:value-type="string">
            <text:p>DZ.PODSTAW. SZPITAL - REHABILITACJA PRANIE</text:p>
          </table:table-cell>
          <table:table-cell/>
          <table:table-cell office:value-type="string" calcext:value-type="string">
            <text:p>DZ.PODSTAW. SZPITAL - REHABILITACJA PRANIE</text:p>
          </table:table-cell>
          <table:table-cell table:number-columns-repeated="6"/>
        </table:table-row>
        <table:table-row table:style-name="ro1">
          <table:table-cell table:formula="of:=[.A1743]+1" office:value-type="float" office:value="2496" calcext:value-type="float">
            <text:p>2496</text:p>
          </table:table-cell>
          <table:table-cell office:value-type="float" office:value="500010310" calcext:value-type="float">
            <text:p>500010310</text:p>
          </table:table-cell>
          <table:table-cell office:value-type="string" calcext:value-type="string">
            <text:p>DZ.PODSTAW. SZPITAL - REHABILITACJA INNE MATER. MEDYCZ</text:p>
          </table:table-cell>
          <table:table-cell/>
          <table:table-cell office:value-type="string" calcext:value-type="string">
            <text:p>DZ.PODSTAW. SZPITAL - REHABILITACJA INNE MATER. MEDYCZ</text:p>
          </table:table-cell>
          <table:table-cell table:number-columns-repeated="6"/>
        </table:table-row>
        <table:table-row table:style-name="ro1">
          <table:table-cell table:formula="of:=[.A1744]+1" office:value-type="float" office:value="2497" calcext:value-type="float">
            <text:p>2497</text:p>
          </table:table-cell>
          <table:table-cell office:value-type="float" office:value="500010311" calcext:value-type="float">
            <text:p>500010311</text:p>
          </table:table-cell>
          <table:table-cell office:value-type="string" calcext:value-type="string">
            <text:p>DZ.PODSTAW. SZPITAL - REHABILITACJA ŚROD.CZYSTOŚCI</text:p>
          </table:table-cell>
          <table:table-cell/>
          <table:table-cell office:value-type="string" calcext:value-type="string">
            <text:p>DZ.PODSTAW. SZPITAL - REHABILITACJA ŚROD.CZYSTOŚCI</text:p>
          </table:table-cell>
          <table:table-cell table:number-columns-repeated="6"/>
        </table:table-row>
        <table:table-row table:style-name="ro1">
          <table:table-cell table:formula="of:=[.A1745]+1" office:value-type="float" office:value="2498" calcext:value-type="float">
            <text:p>2498</text:p>
          </table:table-cell>
          <table:table-cell office:value-type="float" office:value="500010312" calcext:value-type="float">
            <text:p>500010312</text:p>
          </table:table-cell>
          <table:table-cell office:value-type="string" calcext:value-type="string">
            <text:p>DZ.PODSTAW. SZPITAL - REHABILITACJA USŁUGI</text:p>
          </table:table-cell>
          <table:table-cell/>
          <table:table-cell office:value-type="string" calcext:value-type="string">
            <text:p>DZ.PODSTAW. SZPITAL - REHABILITACJA USŁUGI</text:p>
          </table:table-cell>
          <table:table-cell table:number-columns-repeated="6"/>
        </table:table-row>
        <table:table-row table:style-name="ro1">
          <table:table-cell table:formula="of:=[.A1746]+1" office:value-type="float" office:value="2499" calcext:value-type="float">
            <text:p>2499</text:p>
          </table:table-cell>
          <table:table-cell office:value-type="float" office:value="500010313" calcext:value-type="float">
            <text:p>500010313</text:p>
          </table:table-cell>
          <table:table-cell office:value-type="string" calcext:value-type="string">
            <text:p>DZ.PODSTAW. SZPITAL - REHABILITACJA POZOSTAŁE KOSZTY</text:p>
          </table:table-cell>
          <table:table-cell/>
          <table:table-cell office:value-type="string" calcext:value-type="string">
            <text:p>DZ.PODSTAW. SZPITAL - REHABILITACJA POZOSTAŁE KOSZTY</text:p>
          </table:table-cell>
          <table:table-cell table:number-columns-repeated="6"/>
        </table:table-row>
        <table:table-row table:style-name="ro1">
          <table:table-cell table:formula="of:=[.A1747]+1" office:value-type="float" office:value="2500" calcext:value-type="float">
            <text:p>2500</text:p>
          </table:table-cell>
          <table:table-cell office:value-type="float" office:value="500010315" calcext:value-type="float">
            <text:p>500010315</text:p>
          </table:table-cell>
          <table:table-cell office:value-type="string" calcext:value-type="string">
            <text:p>DZ.PODSTAW. SZPITAL - REHABILITACJA ŻYWNOŚĆ</text:p>
          </table:table-cell>
          <table:table-cell/>
          <table:table-cell office:value-type="string" calcext:value-type="string">
            <text:p>DZ.PODSTAW. SZPITAL - REHABILITACJA ŻYWNOŚĆ</text:p>
          </table:table-cell>
          <table:table-cell table:number-columns-repeated="6"/>
        </table:table-row>
        <table:table-row table:style-name="ro1">
          <table:table-cell table:formula="of:=[.A1748]+1" office:value-type="float" office:value="2501" calcext:value-type="float">
            <text:p>2501</text:p>
          </table:table-cell>
          <table:table-cell office:value-type="float" office:value="500010330" calcext:value-type="float">
            <text:p>500010330</text:p>
          </table:table-cell>
          <table:table-cell office:value-type="string" calcext:value-type="string">
            <text:p>DZ.PODSTAW. SZPITAL - REHABILITACJA KINEZ.AKUP.KRIO</text:p>
          </table:table-cell>
          <table:table-cell/>
          <table:table-cell office:value-type="string" calcext:value-type="string">
            <text:p>DZ.PODSTAW. SZPITAL - REHABILITACJA KINEZ.AKUP.KRIO</text:p>
          </table:table-cell>
          <table:table-cell table:number-columns-repeated="6"/>
        </table:table-row>
        <table:table-row table:style-name="ro1">
          <table:table-cell table:formula="of:=[.A1749]+1" office:value-type="float" office:value="2502" calcext:value-type="float">
            <text:p>2502</text:p>
          </table:table-cell>
          <table:table-cell office:value-type="float" office:value="500010331" calcext:value-type="float">
            <text:p>500010331</text:p>
          </table:table-cell>
          <table:table-cell office:value-type="string" calcext:value-type="string">
            <text:p>DZ.PODSTAW. SZPITAL - REHABILITACJA KOTŁOWNIA</text:p>
          </table:table-cell>
          <table:table-cell/>
          <table:table-cell office:value-type="string" calcext:value-type="string">
            <text:p>DZ.PODSTAW. SZPITAL - REHABILITACJA KOTŁOWNIA</text:p>
          </table:table-cell>
          <table:table-cell table:number-columns-repeated="6"/>
        </table:table-row>
        <table:table-row table:style-name="ro1">
          <table:table-cell table:formula="of:=[.A1750]+1" office:value-type="float" office:value="2503" calcext:value-type="float">
            <text:p>2503</text:p>
          </table:table-cell>
          <table:table-cell office:value-type="float" office:value="500010332" calcext:value-type="float">
            <text:p>500010332</text:p>
          </table:table-cell>
          <table:table-cell office:value-type="string" calcext:value-type="string">
            <text:p>DZ.PODSTAW. SZPITAL - REHABILITACJA WARSZTAT</text:p>
          </table:table-cell>
          <table:table-cell/>
          <table:table-cell office:value-type="string" calcext:value-type="string">
            <text:p>DZ.PODSTAW. SZPITAL - REHABILITACJA WARSZTAT</text:p>
          </table:table-cell>
          <table:table-cell table:number-columns-repeated="6"/>
        </table:table-row>
        <table:table-row table:style-name="ro1">
          <table:table-cell table:formula="of:=[.A1751]+1" office:value-type="float" office:value="2504" calcext:value-type="float">
            <text:p>2504</text:p>
          </table:table-cell>
          <table:table-cell office:value-type="float" office:value="500010333" calcext:value-type="float">
            <text:p>500010333</text:p>
          </table:table-cell>
          <table:table-cell office:value-type="string" calcext:value-type="string">
            <text:p>DZ.PODSTAW. SZPITAL - REHABILITACJA KUCHNIA</text:p>
          </table:table-cell>
          <table:table-cell/>
          <table:table-cell office:value-type="string" calcext:value-type="string">
            <text:p>DZ.PODSTAW. SZPITAL - REHABILITACJA KUCHNIA</text:p>
          </table:table-cell>
          <table:table-cell table:number-columns-repeated="6"/>
        </table:table-row>
        <table:table-row table:style-name="ro1">
          <table:table-cell table:formula="of:=[.A1752]+1" office:value-type="float" office:value="2505" calcext:value-type="float">
            <text:p>2505</text:p>
          </table:table-cell>
          <table:table-cell office:value-type="float" office:value="500010335" calcext:value-type="float">
            <text:p>500010335</text:p>
          </table:table-cell>
          <table:table-cell office:value-type="string" calcext:value-type="string">
            <text:p>DZ.PODSTAW. SZPITAL - REHABILITACJA P.APTECZNY</text:p>
          </table:table-cell>
          <table:table-cell/>
          <table:table-cell office:value-type="string" calcext:value-type="string">
            <text:p>DZ.PODSTAW. SZPITAL - REHABILITACJA P.APTECZNY</text:p>
          </table:table-cell>
          <table:table-cell table:number-columns-repeated="6"/>
        </table:table-row>
        <table:table-row table:style-name="ro1">
          <table:table-cell table:formula="of:=[.A1753]+1" office:value-type="float" office:value="2506" calcext:value-type="float">
            <text:p>2506</text:p>
          </table:table-cell>
          <table:table-cell office:value-type="float" office:value="500010336" calcext:value-type="float">
            <text:p>500010336</text:p>
          </table:table-cell>
          <table:table-cell office:value-type="string" calcext:value-type="string">
            <text:p>DZ.PODSTAW. SZPITAL - REHABILITACJA STUDNIA GŁ.</text:p>
          </table:table-cell>
          <table:table-cell/>
          <table:table-cell office:value-type="string" calcext:value-type="string">
            <text:p>DZ.PODSTAW. SZPITAL - REHABILITACJA STUDNIA GŁ.</text:p>
          </table:table-cell>
          <table:table-cell table:number-columns-repeated="6"/>
        </table:table-row>
        <table:table-row table:style-name="ro1">
          <table:table-cell table:formula="of:=[.A1754]+1" office:value-type="float" office:value="2507" calcext:value-type="float">
            <text:p>2507</text:p>
          </table:table-cell>
          <table:table-cell office:value-type="float" office:value="500010338" calcext:value-type="float">
            <text:p>500010338</text:p>
          </table:table-cell>
          <table:table-cell office:value-type="string" calcext:value-type="string">
            <text:p>DZ.PODSTAW. SZPITAL - REHABILITACJA OGRÓD</text:p>
          </table:table-cell>
          <table:table-cell/>
          <table:table-cell office:value-type="string" calcext:value-type="string">
            <text:p>DZ.PODSTAW. SZPITAL - REHABILITACJA OGRÓD</text:p>
          </table:table-cell>
          <table:table-cell table:number-columns-repeated="6"/>
        </table:table-row>
        <table:table-row table:style-name="ro1">
          <table:table-cell table:formula="of:=[.A1755]+1" office:value-type="float" office:value="2508" calcext:value-type="float">
            <text:p>2508</text:p>
          </table:table-cell>
          <table:table-cell office:value-type="float" office:value="500010339" calcext:value-type="float">
            <text:p>500010339</text:p>
          </table:table-cell>
          <table:table-cell office:value-type="string" calcext:value-type="string">
            <text:p>DZ.PODSTAW. SZPITAL - REHABILITACJA BIURO USŁ.</text:p>
          </table:table-cell>
          <table:table-cell/>
          <table:table-cell office:value-type="string" calcext:value-type="string">
            <text:p>DZ.PODSTAW. SZPITAL - REHABILITACJA BIURO USŁ.</text:p>
          </table:table-cell>
          <table:table-cell table:number-columns-repeated="6"/>
        </table:table-row>
        <table:table-row table:style-name="ro1">
          <table:table-cell table:formula="of:=[.A1756]+1" office:value-type="float" office:value="2509" calcext:value-type="float">
            <text:p>2509</text:p>
          </table:table-cell>
          <table:table-cell office:value-type="float" office:value="500010350" calcext:value-type="float">
            <text:p>500010350</text:p>
          </table:table-cell>
          <table:table-cell office:value-type="string" calcext:value-type="string">
            <text:p>DZ.PODSTAW. SZPITAL - REHABILITACJA K.OGÓLN.ZAKŁ.</text:p>
          </table:table-cell>
          <table:table-cell/>
          <table:table-cell office:value-type="string" calcext:value-type="string">
            <text:p>DZ.PODSTAW. SZPITAL - REHABILITACJA K.OGÓLN.ZAKŁ.</text:p>
          </table:table-cell>
          <table:table-cell table:number-columns-repeated="6"/>
        </table:table-row>
        <table:table-row table:style-name="ro1">
          <table:table-cell table:formula="of:=[.A1757]+1" office:value-type="float" office:value="2510" calcext:value-type="float">
            <text:p>2510</text:p>
          </table:table-cell>
          <table:table-cell office:value-type="float" office:value="500010402" calcext:value-type="float">
            <text:p>500010402</text:p>
          </table:table-cell>
          <table:table-cell office:value-type="string" calcext:value-type="string">
            <text:p>DZ.PODSTAW. SALA GIMNASTYCZNA W SZPITALU MATERIAŁY</text:p>
          </table:table-cell>
          <table:table-cell/>
          <table:table-cell office:value-type="string" calcext:value-type="string">
            <text:p>DZ.PODSTAW. SALA GIMNASTYCZNA W SZPITALU MATERIAŁY</text:p>
          </table:table-cell>
          <table:table-cell table:number-columns-repeated="6"/>
        </table:table-row>
        <table:table-row table:style-name="ro1">
          <table:table-cell table:formula="of:=[.A1758]+1" office:value-type="float" office:value="2511" calcext:value-type="float">
            <text:p>2511</text:p>
          </table:table-cell>
          <table:table-cell office:value-type="float" office:value="500010403" calcext:value-type="float">
            <text:p>500010403</text:p>
          </table:table-cell>
          <table:table-cell office:value-type="string" calcext:value-type="string">
            <text:p>DZ.PODSTAW. SALA GIMNASTYCZNA W SZPITALU ENERGIA</text:p>
          </table:table-cell>
          <table:table-cell/>
          <table:table-cell office:value-type="string" calcext:value-type="string">
            <text:p>DZ.PODSTAW. SALA GIMNASTYCZNA W SZPITALU ENERGIA</text:p>
          </table:table-cell>
          <table:table-cell table:number-columns-repeated="6"/>
        </table:table-row>
        <table:table-row table:style-name="ro1">
          <table:table-cell table:formula="of:=[.A1759]+1" office:value-type="float" office:value="2512" calcext:value-type="float">
            <text:p>2512</text:p>
          </table:table-cell>
          <table:table-cell office:value-type="float" office:value="500010406" calcext:value-type="float">
            <text:p>500010406</text:p>
          </table:table-cell>
          <table:table-cell office:value-type="string" calcext:value-type="string">
            <text:p>DZ.PODSTAW. SALA GIMNASTYCZNA W SZPITALU AMORTYZACJA</text:p>
          </table:table-cell>
          <table:table-cell/>
          <table:table-cell office:value-type="string" calcext:value-type="string">
            <text:p>DZ.PODSTAW. SALA GIMNASTYCZNA W SZPITALU AMORTYZACJA</text:p>
          </table:table-cell>
          <table:table-cell table:number-columns-repeated="6"/>
        </table:table-row>
        <table:table-row table:style-name="ro1">
          <table:table-cell table:formula="of:=[.A1760]+1" office:value-type="float" office:value="2513" calcext:value-type="float">
            <text:p>2513</text:p>
          </table:table-cell>
          <table:table-cell office:value-type="float" office:value="500010407" calcext:value-type="float">
            <text:p>500010407</text:p>
          </table:table-cell>
          <table:table-cell office:value-type="string" calcext:value-type="string">
            <text:p>DZ.PODSTAW. SALA GIMNASTYCZNA W SZPITALU PŁACE</text:p>
          </table:table-cell>
          <table:table-cell/>
          <table:table-cell office:value-type="string" calcext:value-type="string">
            <text:p>DZ.PODSTAW. SALA GIMNASTYCZNA W SZPITALU PŁACE</text:p>
          </table:table-cell>
          <table:table-cell table:number-columns-repeated="6"/>
        </table:table-row>
        <table:table-row table:style-name="ro1">
          <table:table-cell table:formula="of:=[.A1761]+1" office:value-type="float" office:value="2514" calcext:value-type="float">
            <text:p>2514</text:p>
          </table:table-cell>
          <table:table-cell office:value-type="float" office:value="500010410" calcext:value-type="float">
            <text:p>500010410</text:p>
          </table:table-cell>
          <table:table-cell office:value-type="string" calcext:value-type="string">
            <text:p>DZ.PODSTAW. SALA GIMNASTYCZNA W SZPITALU INNE MATER. MEDY</text:p>
          </table:table-cell>
          <table:table-cell/>
          <table:table-cell office:value-type="string" calcext:value-type="string">
            <text:p>DZ.PODSTAW. SALA GIMNASTYCZNA W SZPITALU INNE MATER. MEDY</text:p>
          </table:table-cell>
          <table:table-cell table:number-columns-repeated="6"/>
        </table:table-row>
        <table:table-row table:style-name="ro1">
          <table:table-cell table:formula="of:=[.A1762]+1" office:value-type="float" office:value="2515" calcext:value-type="float">
            <text:p>2515</text:p>
          </table:table-cell>
          <table:table-cell office:value-type="float" office:value="500010411" calcext:value-type="float">
            <text:p>500010411</text:p>
          </table:table-cell>
          <table:table-cell office:value-type="string" calcext:value-type="string">
            <text:p>DZ.PODSTAW. SALA GIMNASTYCZNA W SZPITALU ŚROD.CZYSTOŚCI</text:p>
          </table:table-cell>
          <table:table-cell/>
          <table:table-cell office:value-type="string" calcext:value-type="string">
            <text:p>DZ.PODSTAW. SALA GIMNASTYCZNA W SZPITALU ŚROD.CZYSTOŚCI</text:p>
          </table:table-cell>
          <table:table-cell table:number-columns-repeated="6"/>
        </table:table-row>
        <table:table-row table:style-name="ro1">
          <table:table-cell table:formula="of:=[.A1763]+1" office:value-type="float" office:value="2516" calcext:value-type="float">
            <text:p>2516</text:p>
          </table:table-cell>
          <table:table-cell office:value-type="float" office:value="500010412" calcext:value-type="float">
            <text:p>500010412</text:p>
          </table:table-cell>
          <table:table-cell office:value-type="string" calcext:value-type="string">
            <text:p>DZ.PODSTAW. SALA GIMNASTYCZNA W SZPITALU USŁUGI</text:p>
          </table:table-cell>
          <table:table-cell/>
          <table:table-cell office:value-type="string" calcext:value-type="string">
            <text:p>DZ.PODSTAW. SALA GIMNASTYCZNA W SZPITALU USŁUGI</text:p>
          </table:table-cell>
          <table:table-cell table:number-columns-repeated="6"/>
        </table:table-row>
        <table:table-row table:style-name="ro1">
          <table:table-cell table:formula="of:=[.A1764]+1" office:value-type="float" office:value="2517" calcext:value-type="float">
            <text:p>2517</text:p>
          </table:table-cell>
          <table:table-cell office:value-type="float" office:value="500010413" calcext:value-type="float">
            <text:p>500010413</text:p>
          </table:table-cell>
          <table:table-cell office:value-type="string" calcext:value-type="string">
            <text:p>DZ.PODSTAW. SALA GIMNASTYCZNA W SZPITALU POZOSTAŁE KOSZTY</text:p>
          </table:table-cell>
          <table:table-cell/>
          <table:table-cell office:value-type="string" calcext:value-type="string">
            <text:p>DZ.PODSTAW. SALA GIMNASTYCZNA W SZPITALU POZOSTAŁE KOSZTY</text:p>
          </table:table-cell>
          <table:table-cell table:number-columns-repeated="6"/>
        </table:table-row>
        <table:table-row table:style-name="ro1">
          <table:table-cell table:formula="of:=[.A1765]+1" office:value-type="float" office:value="2518" calcext:value-type="float">
            <text:p>2518</text:p>
          </table:table-cell>
          <table:table-cell office:value-type="float" office:value="500010431" calcext:value-type="float">
            <text:p>500010431</text:p>
          </table:table-cell>
          <table:table-cell office:value-type="string" calcext:value-type="string">
            <text:p>DZ.PODSTAW. SALA GIMNASTYCZNA W SZPITALU KOTŁOWNIA</text:p>
          </table:table-cell>
          <table:table-cell/>
          <table:table-cell office:value-type="string" calcext:value-type="string">
            <text:p>DZ.PODSTAW. SALA GIMNASTYCZNA W SZPITALU KOTŁOWNIA</text:p>
          </table:table-cell>
          <table:table-cell table:number-columns-repeated="6"/>
        </table:table-row>
        <table:table-row table:style-name="ro1">
          <table:table-cell table:formula="of:=[.A1766]+1" office:value-type="float" office:value="2519" calcext:value-type="float">
            <text:p>2519</text:p>
          </table:table-cell>
          <table:table-cell office:value-type="float" office:value="500010432" calcext:value-type="float">
            <text:p>500010432</text:p>
          </table:table-cell>
          <table:table-cell office:value-type="string" calcext:value-type="string">
            <text:p>DZ.PODSTAW. SALA GIMNASTYCZNA W SZPITALU WARSZTAT</text:p>
          </table:table-cell>
          <table:table-cell/>
          <table:table-cell office:value-type="string" calcext:value-type="string">
            <text:p>DZ.PODSTAW. SALA GIMNASTYCZNA W SZPITALU WARSZTAT</text:p>
          </table:table-cell>
          <table:table-cell table:number-columns-repeated="6"/>
        </table:table-row>
        <table:table-row table:style-name="ro1">
          <table:table-cell table:formula="of:=[.A1767]+1" office:value-type="float" office:value="2520" calcext:value-type="float">
            <text:p>2520</text:p>
          </table:table-cell>
          <table:table-cell office:value-type="float" office:value="500010436" calcext:value-type="float">
            <text:p>500010436</text:p>
          </table:table-cell>
          <table:table-cell office:value-type="string" calcext:value-type="string">
            <text:p>DZ.PODSTAW. SALA GIMNASTYCZNA W SZPITALU STUDNIA GŁ.</text:p>
          </table:table-cell>
          <table:table-cell/>
          <table:table-cell office:value-type="string" calcext:value-type="string">
            <text:p>DZ.PODSTAW. SALA GIMNASTYCZNA W SZPITALU STUDNIA GŁ.</text:p>
          </table:table-cell>
          <table:table-cell table:number-columns-repeated="6"/>
        </table:table-row>
        <table:table-row table:style-name="ro1">
          <table:table-cell table:formula="of:=[.A1768]+1" office:value-type="float" office:value="2521" calcext:value-type="float">
            <text:p>2521</text:p>
          </table:table-cell>
          <table:table-cell office:value-type="float" office:value="500010438" calcext:value-type="float">
            <text:p>500010438</text:p>
          </table:table-cell>
          <table:table-cell office:value-type="string" calcext:value-type="string">
            <text:p>DZ.PODSTAW. SALA GIMNASTYCZNA W SZPITALU OGRÓD</text:p>
          </table:table-cell>
          <table:table-cell/>
          <table:table-cell office:value-type="string" calcext:value-type="string">
            <text:p>DZ.PODSTAW. SALA GIMNASTYCZNA W SZPITALU OGRÓD</text:p>
          </table:table-cell>
          <table:table-cell table:number-columns-repeated="6"/>
        </table:table-row>
        <table:table-row table:style-name="ro1">
          <table:table-cell table:formula="of:=[.A1769]+1" office:value-type="float" office:value="2522" calcext:value-type="float">
            <text:p>2522</text:p>
          </table:table-cell>
          <table:table-cell office:value-type="float" office:value="500010450" calcext:value-type="float">
            <text:p>500010450</text:p>
          </table:table-cell>
          <table:table-cell office:value-type="string" calcext:value-type="string">
            <text:p>DZ.PODSTAW. SALA GIMNASTYCZNA W SZPITALU K.OGÓLN.ZAKŁ.</text:p>
          </table:table-cell>
          <table:table-cell/>
          <table:table-cell office:value-type="string" calcext:value-type="string">
            <text:p>DZ.PODSTAW. SALA GIMNASTYCZNA W SZPITALU K.OGÓLN.ZAKŁ.</text:p>
          </table:table-cell>
          <table:table-cell table:number-columns-repeated="6"/>
        </table:table-row>
        <table:table-row table:style-name="ro1">
          <table:table-cell table:formula="of:=[.A1770]+1" office:value-type="float" office:value="2523" calcext:value-type="float">
            <text:p>2523</text:p>
          </table:table-cell>
          <table:table-cell office:value-type="float" office:value="500020101" calcext:value-type="float">
            <text:p>500020101</text:p>
          </table:table-cell>
          <table:table-cell office:value-type="string" calcext:value-type="string">
            <text:p>DZ.PODSTAW. SANAT.DLA DZIECI LEKI</text:p>
          </table:table-cell>
          <table:table-cell/>
          <table:table-cell office:value-type="string" calcext:value-type="string">
            <text:p>DZ.PODSTAW. SANAT.DLA DZIECI LEKI</text:p>
          </table:table-cell>
          <table:table-cell table:number-columns-repeated="6"/>
        </table:table-row>
        <table:table-row table:style-name="ro1">
          <table:table-cell table:formula="of:=[.A1771]+1" office:value-type="float" office:value="2524" calcext:value-type="float">
            <text:p>2524</text:p>
          </table:table-cell>
          <table:table-cell office:value-type="float" office:value="500020102" calcext:value-type="float">
            <text:p>500020102</text:p>
          </table:table-cell>
          <table:table-cell office:value-type="string" calcext:value-type="string">
            <text:p>DZ.PODSTAW. SANAT.DLA DZIECI MATERIAŁY</text:p>
          </table:table-cell>
          <table:table-cell/>
          <table:table-cell office:value-type="string" calcext:value-type="string">
            <text:p>DZ.PODSTAW. SANAT.DLA DZIECI MATERIAŁY</text:p>
          </table:table-cell>
          <table:table-cell table:number-columns-repeated="6"/>
        </table:table-row>
        <table:table-row table:style-name="ro1">
          <table:table-cell table:formula="of:=[.A1772]+1" office:value-type="float" office:value="2525" calcext:value-type="float">
            <text:p>2525</text:p>
          </table:table-cell>
          <table:table-cell office:value-type="float" office:value="500020103" calcext:value-type="float">
            <text:p>500020103</text:p>
          </table:table-cell>
          <table:table-cell office:value-type="string" calcext:value-type="string">
            <text:p>DZ.PODSTAW. SANAT.DLA DZIECI ENERGIA</text:p>
          </table:table-cell>
          <table:table-cell/>
          <table:table-cell office:value-type="string" calcext:value-type="string">
            <text:p>DZ.PODSTAW. SANAT.DLA DZIECI ENERGIA</text:p>
          </table:table-cell>
          <table:table-cell table:number-columns-repeated="6"/>
        </table:table-row>
        <table:table-row table:style-name="ro1">
          <table:table-cell table:formula="of:=[.A1773]+1" office:value-type="float" office:value="2526" calcext:value-type="float">
            <text:p>2526</text:p>
          </table:table-cell>
          <table:table-cell office:value-type="float" office:value="500020104" calcext:value-type="float">
            <text:p>500020104</text:p>
          </table:table-cell>
          <table:table-cell office:value-type="string" calcext:value-type="string">
            <text:p>DZ.PODSTAW. SANAT.DLA DZIECI WODA</text:p>
          </table:table-cell>
          <table:table-cell/>
          <table:table-cell office:value-type="string" calcext:value-type="string">
            <text:p>DZ.PODSTAW. SANAT.DLA DZIECI WODA</text:p>
          </table:table-cell>
          <table:table-cell table:number-columns-repeated="6"/>
        </table:table-row>
        <table:table-row table:style-name="ro1">
          <table:table-cell table:formula="of:=[.A1774]+1" office:value-type="float" office:value="2527" calcext:value-type="float">
            <text:p>2527</text:p>
          </table:table-cell>
          <table:table-cell office:value-type="float" office:value="500020105" calcext:value-type="float">
            <text:p>500020105</text:p>
          </table:table-cell>
          <table:table-cell office:value-type="string" calcext:value-type="string">
            <text:p>DZ.PODSTAW. SANAT.DLA DZIECI GAZ</text:p>
          </table:table-cell>
          <table:table-cell/>
          <table:table-cell office:value-type="string" calcext:value-type="string">
            <text:p>DZ.PODSTAW. SANAT.DLA DZIECI GAZ</text:p>
          </table:table-cell>
          <table:table-cell table:number-columns-repeated="6"/>
        </table:table-row>
        <table:table-row table:style-name="ro1">
          <table:table-cell table:formula="of:=[.A1775]+1" office:value-type="float" office:value="2528" calcext:value-type="float">
            <text:p>2528</text:p>
          </table:table-cell>
          <table:table-cell office:value-type="float" office:value="500020106" calcext:value-type="float">
            <text:p>500020106</text:p>
          </table:table-cell>
          <table:table-cell office:value-type="string" calcext:value-type="string">
            <text:p>DZ.PODSTAW. SANAT.DLA DZIECI AMORTYZACJA</text:p>
          </table:table-cell>
          <table:table-cell/>
          <table:table-cell office:value-type="string" calcext:value-type="string">
            <text:p>DZ.PODSTAW. SANAT.DLA DZIECI AMORTYZACJA</text:p>
          </table:table-cell>
          <table:table-cell table:number-columns-repeated="6"/>
        </table:table-row>
        <table:table-row table:style-name="ro1">
          <table:table-cell table:formula="of:=[.A1776]+1" office:value-type="float" office:value="2529" calcext:value-type="float">
            <text:p>2529</text:p>
          </table:table-cell>
          <table:table-cell office:value-type="float" office:value="500020107" calcext:value-type="float">
            <text:p>500020107</text:p>
          </table:table-cell>
          <table:table-cell office:value-type="string" calcext:value-type="string">
            <text:p>DZ.PODSTAW. SANAT.DLA DZIECI PŁACE</text:p>
          </table:table-cell>
          <table:table-cell/>
          <table:table-cell office:value-type="string" calcext:value-type="string">
            <text:p>DZ.PODSTAW. SANAT.DLA DZIECI PŁACE</text:p>
          </table:table-cell>
          <table:table-cell table:number-columns-repeated="6"/>
        </table:table-row>
        <table:table-row table:style-name="ro1">
          <table:table-cell table:formula="of:=[.A1777]+1" office:value-type="float" office:value="2530" calcext:value-type="float">
            <text:p>2530</text:p>
          </table:table-cell>
          <table:table-cell office:value-type="float" office:value="500020108" calcext:value-type="float">
            <text:p>500020108</text:p>
          </table:table-cell>
          <table:table-cell office:value-type="string" calcext:value-type="string">
            <text:p>DZ.PODSTAW. SANAT.DLA DZIECI REMONTY</text:p>
          </table:table-cell>
          <table:table-cell/>
          <table:table-cell office:value-type="string" calcext:value-type="string">
            <text:p>DZ.PODSTAW. SANAT.DLA DZIECI REMONTY</text:p>
          </table:table-cell>
          <table:table-cell table:number-columns-repeated="6"/>
        </table:table-row>
        <table:table-row table:style-name="ro1">
          <table:table-cell table:formula="of:=[.A1778]+1" office:value-type="float" office:value="2531" calcext:value-type="float">
            <text:p>2531</text:p>
          </table:table-cell>
          <table:table-cell office:value-type="float" office:value="500020109" calcext:value-type="float">
            <text:p>500020109</text:p>
          </table:table-cell>
          <table:table-cell office:value-type="string" calcext:value-type="string">
            <text:p>DZ.PODSTAW. SANAT.DLA DZIECI PRANIE</text:p>
          </table:table-cell>
          <table:table-cell/>
          <table:table-cell office:value-type="string" calcext:value-type="string">
            <text:p>DZ.PODSTAW. SANAT.DLA DZIECI PRANIE</text:p>
          </table:table-cell>
          <table:table-cell table:number-columns-repeated="6"/>
        </table:table-row>
        <table:table-row table:style-name="ro1">
          <table:table-cell table:formula="of:=[.A1779]+1" office:value-type="float" office:value="2532" calcext:value-type="float">
            <text:p>2532</text:p>
          </table:table-cell>
          <table:table-cell office:value-type="float" office:value="500020110" calcext:value-type="float">
            <text:p>500020110</text:p>
          </table:table-cell>
          <table:table-cell office:value-type="string" calcext:value-type="string">
            <text:p>DZ.PODSTAW. SANAT.DLA DZIECI INNE MATER. MEDYCZ</text:p>
          </table:table-cell>
          <table:table-cell/>
          <table:table-cell office:value-type="string" calcext:value-type="string">
            <text:p>DZ.PODSTAW. SANAT.DLA DZIECI INNE MATER. MEDYCZ</text:p>
          </table:table-cell>
          <table:table-cell table:number-columns-repeated="6"/>
        </table:table-row>
        <table:table-row table:style-name="ro1">
          <table:table-cell table:formula="of:=[.A1780]+1" office:value-type="float" office:value="2533" calcext:value-type="float">
            <text:p>2533</text:p>
          </table:table-cell>
          <table:table-cell office:value-type="float" office:value="500020111" calcext:value-type="float">
            <text:p>500020111</text:p>
          </table:table-cell>
          <table:table-cell office:value-type="string" calcext:value-type="string">
            <text:p>DZ.PODSTAW. SANAT.DLA DZIECI ŚROD.CZYSTOŚCI</text:p>
          </table:table-cell>
          <table:table-cell/>
          <table:table-cell office:value-type="string" calcext:value-type="string">
            <text:p>DZ.PODSTAW. SANAT.DLA DZIECI ŚROD.CZYSTOŚCI</text:p>
          </table:table-cell>
          <table:table-cell table:number-columns-repeated="6"/>
        </table:table-row>
        <table:table-row table:style-name="ro1">
          <table:table-cell table:formula="of:=[.A1781]+1" office:value-type="float" office:value="2534" calcext:value-type="float">
            <text:p>2534</text:p>
          </table:table-cell>
          <table:table-cell office:value-type="float" office:value="500020112" calcext:value-type="float">
            <text:p>500020112</text:p>
          </table:table-cell>
          <table:table-cell office:value-type="string" calcext:value-type="string">
            <text:p>DZ.PODSTAW. SANAT.DLA DZIECI USŁUGI</text:p>
          </table:table-cell>
          <table:table-cell/>
          <table:table-cell office:value-type="string" calcext:value-type="string">
            <text:p>DZ.PODSTAW. SANAT.DLA DZIECI USŁUGI</text:p>
          </table:table-cell>
          <table:table-cell table:number-columns-repeated="6"/>
        </table:table-row>
        <table:table-row table:style-name="ro1">
          <table:table-cell table:formula="of:=[.A1782]+1" office:value-type="float" office:value="2535" calcext:value-type="float">
            <text:p>2535</text:p>
          </table:table-cell>
          <table:table-cell office:value-type="float" office:value="500020113" calcext:value-type="float">
            <text:p>500020113</text:p>
          </table:table-cell>
          <table:table-cell office:value-type="string" calcext:value-type="string">
            <text:p>DZ.PODSTAW. SANAT.DLA DZIECI POZOSTAŁE KOSZTY</text:p>
          </table:table-cell>
          <table:table-cell/>
          <table:table-cell office:value-type="string" calcext:value-type="string">
            <text:p>DZ.PODSTAW. SANAT.DLA DZIECI POZOSTAŁE KOSZTY</text:p>
          </table:table-cell>
          <table:table-cell table:number-columns-repeated="6"/>
        </table:table-row>
        <table:table-row table:style-name="ro1">
          <table:table-cell table:formula="of:=[.A1783]+1" office:value-type="float" office:value="2536" calcext:value-type="float">
            <text:p>2536</text:p>
          </table:table-cell>
          <table:table-cell office:value-type="float" office:value="500020115" calcext:value-type="float">
            <text:p>500020115</text:p>
          </table:table-cell>
          <table:table-cell office:value-type="string" calcext:value-type="string">
            <text:p>DZ.PODSTAW. SANAT.DLA DZIECI ŻYWNOŚĆ</text:p>
          </table:table-cell>
          <table:table-cell/>
          <table:table-cell office:value-type="string" calcext:value-type="string">
            <text:p>DZ.PODSTAW. SANAT.DLA DZIECI ŻYWNOŚĆ</text:p>
          </table:table-cell>
          <table:table-cell table:number-columns-repeated="6"/>
        </table:table-row>
        <table:table-row table:style-name="ro1">
          <table:table-cell table:formula="of:=[.A1784]+1" office:value-type="float" office:value="2537" calcext:value-type="float">
            <text:p>2537</text:p>
          </table:table-cell>
          <table:table-cell office:value-type="float" office:value="500020130" calcext:value-type="float">
            <text:p>500020130</text:p>
          </table:table-cell>
          <table:table-cell office:value-type="string" calcext:value-type="string">
            <text:p>DZ.PODSTAW. SANAT.DLA DZIECI KINEZ.AKUP.KRIO</text:p>
          </table:table-cell>
          <table:table-cell/>
          <table:table-cell office:value-type="string" calcext:value-type="string">
            <text:p>DZ.PODSTAW. SANAT.DLA DZIECI KINEZ.AKUP.KRIO</text:p>
          </table:table-cell>
          <table:table-cell table:number-columns-repeated="6"/>
        </table:table-row>
        <table:table-row table:style-name="ro1">
          <table:table-cell table:formula="of:=[.A1785]+1" office:value-type="float" office:value="2538" calcext:value-type="float">
            <text:p>2538</text:p>
          </table:table-cell>
          <table:table-cell office:value-type="float" office:value="500020132" calcext:value-type="float">
            <text:p>500020132</text:p>
          </table:table-cell>
          <table:table-cell office:value-type="string" calcext:value-type="string">
            <text:p>DZ.PODSTAW. SANAT.DLA DZIECI WARSZTAT</text:p>
          </table:table-cell>
          <table:table-cell/>
          <table:table-cell office:value-type="string" calcext:value-type="string">
            <text:p>DZ.PODSTAW. SANAT.DLA DZIECI WARSZTAT</text:p>
          </table:table-cell>
          <table:table-cell table:number-columns-repeated="6"/>
        </table:table-row>
        <table:table-row table:style-name="ro1">
          <table:table-cell table:formula="of:=[.A1786]+1" office:value-type="float" office:value="2539" calcext:value-type="float">
            <text:p>2539</text:p>
          </table:table-cell>
          <table:table-cell office:value-type="float" office:value="500020133" calcext:value-type="float">
            <text:p>500020133</text:p>
          </table:table-cell>
          <table:table-cell office:value-type="string" calcext:value-type="string">
            <text:p>DZ.PODSTAW. SANAT.DLA DZIECI KUCHNIA</text:p>
          </table:table-cell>
          <table:table-cell/>
          <table:table-cell office:value-type="string" calcext:value-type="string">
            <text:p>DZ.PODSTAW. SANAT.DLA DZIECI KUCHNIA</text:p>
          </table:table-cell>
          <table:table-cell table:number-columns-repeated="6"/>
        </table:table-row>
        <table:table-row table:style-name="ro1">
          <table:table-cell table:formula="of:=[.A1787]+1" office:value-type="float" office:value="2540" calcext:value-type="float">
            <text:p>2540</text:p>
          </table:table-cell>
          <table:table-cell office:value-type="float" office:value="500020135" calcext:value-type="float">
            <text:p>500020135</text:p>
          </table:table-cell>
          <table:table-cell office:value-type="string" calcext:value-type="string">
            <text:p>DZ.PODSTAW. SANAT.DLA DZIECI P.APTECZNY</text:p>
          </table:table-cell>
          <table:table-cell/>
          <table:table-cell office:value-type="string" calcext:value-type="string">
            <text:p>DZ.PODSTAW. SANAT.DLA DZIECI P.APTECZNY</text:p>
          </table:table-cell>
          <table:table-cell table:number-columns-repeated="6"/>
        </table:table-row>
        <table:table-row table:style-name="ro1">
          <table:table-cell table:formula="of:=[.A1788]+1" office:value-type="float" office:value="2541" calcext:value-type="float">
            <text:p>2541</text:p>
          </table:table-cell>
          <table:table-cell office:value-type="float" office:value="500020138" calcext:value-type="float">
            <text:p>500020138</text:p>
          </table:table-cell>
          <table:table-cell office:value-type="string" calcext:value-type="string">
            <text:p>DZ.PODSTAW. SANAT.DLA DZIECI OGRÓD</text:p>
          </table:table-cell>
          <table:table-cell/>
          <table:table-cell office:value-type="string" calcext:value-type="string">
            <text:p>DZ.PODSTAW. SANAT.DLA DZIECI OGRÓD</text:p>
          </table:table-cell>
          <table:table-cell table:number-columns-repeated="6"/>
        </table:table-row>
        <table:table-row table:style-name="ro1">
          <table:table-cell table:formula="of:=[.A1789]+1" office:value-type="float" office:value="2542" calcext:value-type="float">
            <text:p>2542</text:p>
          </table:table-cell>
          <table:table-cell office:value-type="float" office:value="500020150" calcext:value-type="float">
            <text:p>500020150</text:p>
          </table:table-cell>
          <table:table-cell office:value-type="string" calcext:value-type="string">
            <text:p>DZ.PODSTAW. SANAT.DLA DZIECI K.OGÓLN.ZAKŁ.</text:p>
          </table:table-cell>
          <table:table-cell/>
          <table:table-cell office:value-type="string" calcext:value-type="string">
            <text:p>DZ.PODSTAW. SANAT.DLA DZIECI K.OGÓLN.ZAKŁ.</text:p>
          </table:table-cell>
          <table:table-cell table:number-columns-repeated="6"/>
        </table:table-row>
        <table:table-row table:style-name="ro1">
          <table:table-cell table:formula="of:=[.A1790]+1" office:value-type="float" office:value="2543" calcext:value-type="float">
            <text:p>2543</text:p>
          </table:table-cell>
          <table:table-cell office:value-type="float" office:value="500020202" calcext:value-type="float">
            <text:p>500020202</text:p>
          </table:table-cell>
          <table:table-cell office:value-type="string" calcext:value-type="string">
            <text:p>DZ.PODSTAW. PORADNIA REHAB.DLA DZIECI MATERIAŁY</text:p>
          </table:table-cell>
          <table:table-cell/>
          <table:table-cell office:value-type="string" calcext:value-type="string">
            <text:p>DZ.PODSTAW. PORADNIA REHAB.DLA DZIECI MATERIAŁY</text:p>
          </table:table-cell>
          <table:table-cell table:number-columns-repeated="6"/>
        </table:table-row>
        <table:table-row table:style-name="ro1">
          <table:table-cell table:formula="of:=[.A1791]+1" office:value-type="float" office:value="2544" calcext:value-type="float">
            <text:p>2544</text:p>
          </table:table-cell>
          <table:table-cell office:value-type="float" office:value="500020203" calcext:value-type="float">
            <text:p>500020203</text:p>
          </table:table-cell>
          <table:table-cell office:value-type="string" calcext:value-type="string">
            <text:p>DZ.PODSTAW. PORADNIA REHAB.DLA DZIECI ENERGIA</text:p>
          </table:table-cell>
          <table:table-cell/>
          <table:table-cell office:value-type="string" calcext:value-type="string">
            <text:p>DZ.PODSTAW. PORADNIA REHAB.DLA DZIECI ENERGIA</text:p>
          </table:table-cell>
          <table:table-cell table:number-columns-repeated="6"/>
        </table:table-row>
        <table:table-row table:style-name="ro1">
          <table:table-cell table:formula="of:=[.A1792]+1" office:value-type="float" office:value="2545" calcext:value-type="float">
            <text:p>2545</text:p>
          </table:table-cell>
          <table:table-cell office:value-type="float" office:value="500020204" calcext:value-type="float">
            <text:p>500020204</text:p>
          </table:table-cell>
          <table:table-cell office:value-type="string" calcext:value-type="string">
            <text:p>DZ.PODSTAW. PORADNIA REHAB.DLA DZIECI WODA</text:p>
          </table:table-cell>
          <table:table-cell/>
          <table:table-cell office:value-type="string" calcext:value-type="string">
            <text:p>DZ.PODSTAW. PORADNIA REHAB.DLA DZIECI WODA</text:p>
          </table:table-cell>
          <table:table-cell table:number-columns-repeated="6"/>
        </table:table-row>
        <table:table-row table:style-name="ro1">
          <table:table-cell table:formula="of:=[.A1793]+1" office:value-type="float" office:value="2546" calcext:value-type="float">
            <text:p>2546</text:p>
          </table:table-cell>
          <table:table-cell office:value-type="float" office:value="500020205" calcext:value-type="float">
            <text:p>500020205</text:p>
          </table:table-cell>
          <table:table-cell office:value-type="string" calcext:value-type="string">
            <text:p>DZ.PODSTAW. PORADNIA REHAB.DLA DZIECI GAZ</text:p>
          </table:table-cell>
          <table:table-cell/>
          <table:table-cell office:value-type="string" calcext:value-type="string">
            <text:p>DZ.PODSTAW. PORADNIA REHAB.DLA DZIECI GAZ</text:p>
          </table:table-cell>
          <table:table-cell table:number-columns-repeated="6"/>
        </table:table-row>
        <table:table-row table:style-name="ro1">
          <table:table-cell table:formula="of:=[.A1794]+1" office:value-type="float" office:value="2547" calcext:value-type="float">
            <text:p>2547</text:p>
          </table:table-cell>
          <table:table-cell office:value-type="float" office:value="500020207" calcext:value-type="float">
            <text:p>500020207</text:p>
          </table:table-cell>
          <table:table-cell office:value-type="string" calcext:value-type="string">
            <text:p>DZ.PODSTAW. PORADNIA REHAB.DLA DZIECI PŁACE</text:p>
          </table:table-cell>
          <table:table-cell/>
          <table:table-cell office:value-type="string" calcext:value-type="string">
            <text:p>DZ.PODSTAW. PORADNIA REHAB.DLA DZIECI PŁACE</text:p>
          </table:table-cell>
          <table:table-cell table:number-columns-repeated="6"/>
        </table:table-row>
        <table:table-row table:style-name="ro1">
          <table:table-cell table:formula="of:=[.A1795]+1" office:value-type="float" office:value="2548" calcext:value-type="float">
            <text:p>2548</text:p>
          </table:table-cell>
          <table:table-cell office:value-type="float" office:value="500020212" calcext:value-type="float">
            <text:p>500020212</text:p>
          </table:table-cell>
          <table:table-cell office:value-type="string" calcext:value-type="string">
            <text:p>DZ.PODSTAW. PORADNIA REHAB.DLA DZIECI USŁUGI</text:p>
          </table:table-cell>
          <table:table-cell/>
          <table:table-cell office:value-type="string" calcext:value-type="string">
            <text:p>DZ.PODSTAW. PORADNIA REHAB.DLA DZIECI USŁUGI</text:p>
          </table:table-cell>
          <table:table-cell table:number-columns-repeated="6"/>
        </table:table-row>
        <table:table-row table:style-name="ro1">
          <table:table-cell table:formula="of:=[.A1796]+1" office:value-type="float" office:value="2549" calcext:value-type="float">
            <text:p>2549</text:p>
          </table:table-cell>
          <table:table-cell office:value-type="float" office:value="500020213" calcext:value-type="float">
            <text:p>500020213</text:p>
          </table:table-cell>
          <table:table-cell office:value-type="string" calcext:value-type="string">
            <text:p>DZ.PODSTAW. PORADNIA REHAB.DLA DZIECI POZOSTAŁE KOSZTY</text:p>
          </table:table-cell>
          <table:table-cell/>
          <table:table-cell office:value-type="string" calcext:value-type="string">
            <text:p>DZ.PODSTAW. PORADNIA REHAB.DLA DZIECI POZOSTAŁE KOSZTY</text:p>
          </table:table-cell>
          <table:table-cell table:number-columns-repeated="6"/>
        </table:table-row>
        <table:table-row table:style-name="ro1">
          <table:table-cell table:formula="of:=[.A1797]+1" office:value-type="float" office:value="2550" calcext:value-type="float">
            <text:p>2550</text:p>
          </table:table-cell>
          <table:table-cell office:value-type="float" office:value="500020230" calcext:value-type="float">
            <text:p>500020230</text:p>
          </table:table-cell>
          <table:table-cell office:value-type="string" calcext:value-type="string">
            <text:p>DZ.PODSTAW. PORADNIA REHAB.DLA DZIECI KINEZ.AKUP.KRIO</text:p>
          </table:table-cell>
          <table:table-cell/>
          <table:table-cell office:value-type="string" calcext:value-type="string">
            <text:p>DZ.PODSTAW. PORADNIA REHAB.DLA DZIECI KINEZ.AKUP.KRIO</text:p>
          </table:table-cell>
          <table:table-cell table:number-columns-repeated="6"/>
        </table:table-row>
        <table:table-row table:style-name="ro1">
          <table:table-cell table:formula="of:=[.A1798]+1" office:value-type="float" office:value="2551" calcext:value-type="float">
            <text:p>2551</text:p>
          </table:table-cell>
          <table:table-cell office:value-type="float" office:value="500020232" calcext:value-type="float">
            <text:p>500020232</text:p>
          </table:table-cell>
          <table:table-cell office:value-type="string" calcext:value-type="string">
            <text:p>DZ.PODSTAW. PORADNIA REHAB.DLA DZIECI WARSZTAT</text:p>
          </table:table-cell>
          <table:table-cell/>
          <table:table-cell office:value-type="string" calcext:value-type="string">
            <text:p>DZ.PODSTAW. PORADNIA REHAB.DLA DZIECI WARSZTAT</text:p>
          </table:table-cell>
          <table:table-cell table:number-columns-repeated="6"/>
        </table:table-row>
        <table:table-row table:style-name="ro1">
          <table:table-cell table:formula="of:=[.A1799]+1" office:value-type="float" office:value="2552" calcext:value-type="float">
            <text:p>2552</text:p>
          </table:table-cell>
          <table:table-cell office:value-type="float" office:value="500020238" calcext:value-type="float">
            <text:p>500020238</text:p>
          </table:table-cell>
          <table:table-cell office:value-type="string" calcext:value-type="string">
            <text:p>DZ.PODSTAW. PORADNIA REHAB.DLA DZIECI OGRÓD</text:p>
          </table:table-cell>
          <table:table-cell/>
          <table:table-cell office:value-type="string" calcext:value-type="string">
            <text:p>DZ.PODSTAW. PORADNIA REHAB.DLA DZIECI OGRÓD</text:p>
          </table:table-cell>
          <table:table-cell table:number-columns-repeated="6"/>
        </table:table-row>
        <table:table-row table:style-name="ro1">
          <table:table-cell table:formula="of:=[.A1800]+1" office:value-type="float" office:value="2553" calcext:value-type="float">
            <text:p>2553</text:p>
          </table:table-cell>
          <table:table-cell office:value-type="float" office:value="500020250" calcext:value-type="float">
            <text:p>500020250</text:p>
          </table:table-cell>
          <table:table-cell office:value-type="string" calcext:value-type="string">
            <text:p>DZ.PODSTAW. PORADNIA REHAB.DLA DZIECI K.OGÓLN.ZAKŁ.</text:p>
          </table:table-cell>
          <table:table-cell/>
          <table:table-cell office:value-type="string" calcext:value-type="string">
            <text:p>DZ.PODSTAW. PORADNIA REHAB.DLA DZIECI K.OGÓLN.ZAKŁ.</text:p>
          </table:table-cell>
          <table:table-cell table:number-columns-repeated="6"/>
        </table:table-row>
        <table:table-row table:style-name="ro1">
          <table:table-cell table:formula="of:=[.A1801]+1" office:value-type="float" office:value="2554" calcext:value-type="float">
            <text:p>2554</text:p>
          </table:table-cell>
          <table:table-cell office:value-type="float" office:value="500020401" calcext:value-type="float">
            <text:p>500020401</text:p>
          </table:table-cell>
          <table:table-cell office:value-type="string" calcext:value-type="string">
            <text:p>DZ.PODSTAW. KINEZYTERAPIA DLA DZIECI LEKI</text:p>
          </table:table-cell>
          <table:table-cell/>
          <table:table-cell office:value-type="string" calcext:value-type="string">
            <text:p>DZ.PODSTAW. KINEZYTERAPIA DLA DZIECI LEKI</text:p>
          </table:table-cell>
          <table:table-cell table:number-columns-repeated="6"/>
        </table:table-row>
        <table:table-row table:style-name="ro1">
          <table:table-cell table:formula="of:=[.A1802]+1" office:value-type="float" office:value="2555" calcext:value-type="float">
            <text:p>2555</text:p>
          </table:table-cell>
          <table:table-cell office:value-type="float" office:value="500020402" calcext:value-type="float">
            <text:p>500020402</text:p>
          </table:table-cell>
          <table:table-cell office:value-type="string" calcext:value-type="string">
            <text:p>DZ.PODSTAW. KINEZYTERAPIA DLA DZIECI MATERIAŁY</text:p>
          </table:table-cell>
          <table:table-cell/>
          <table:table-cell office:value-type="string" calcext:value-type="string">
            <text:p>DZ.PODSTAW. KINEZYTERAPIA DLA DZIECI MATERIAŁY</text:p>
          </table:table-cell>
          <table:table-cell table:number-columns-repeated="6"/>
        </table:table-row>
        <table:table-row table:style-name="ro1">
          <table:table-cell table:formula="of:=[.A1803]+1" office:value-type="float" office:value="2556" calcext:value-type="float">
            <text:p>2556</text:p>
          </table:table-cell>
          <table:table-cell office:value-type="float" office:value="500020403" calcext:value-type="float">
            <text:p>500020403</text:p>
          </table:table-cell>
          <table:table-cell office:value-type="string" calcext:value-type="string">
            <text:p>DZ.PODSTAW. KINEZYTERAPIA DLA DZIECI ENERGIA</text:p>
          </table:table-cell>
          <table:table-cell/>
          <table:table-cell office:value-type="string" calcext:value-type="string">
            <text:p>DZ.PODSTAW. KINEZYTERAPIA DLA DZIECI ENERGIA</text:p>
          </table:table-cell>
          <table:table-cell table:number-columns-repeated="6"/>
        </table:table-row>
        <table:table-row table:style-name="ro1">
          <table:table-cell table:formula="of:=[.A1804]+1" office:value-type="float" office:value="2557" calcext:value-type="float">
            <text:p>2557</text:p>
          </table:table-cell>
          <table:table-cell office:value-type="float" office:value="500020404" calcext:value-type="float">
            <text:p>500020404</text:p>
          </table:table-cell>
          <table:table-cell office:value-type="string" calcext:value-type="string">
            <text:p>DZ.PODSTAW. KINEZYTERAPIA DLA DZIECI WODA</text:p>
          </table:table-cell>
          <table:table-cell/>
          <table:table-cell office:value-type="string" calcext:value-type="string">
            <text:p>DZ.PODSTAW. KINEZYTERAPIA DLA DZIECI WODA</text:p>
          </table:table-cell>
          <table:table-cell table:number-columns-repeated="6"/>
        </table:table-row>
        <table:table-row table:style-name="ro1">
          <table:table-cell table:formula="of:=[.A1805]+1" office:value-type="float" office:value="2558" calcext:value-type="float">
            <text:p>2558</text:p>
          </table:table-cell>
          <table:table-cell office:value-type="float" office:value="500020405" calcext:value-type="float">
            <text:p>500020405</text:p>
          </table:table-cell>
          <table:table-cell office:value-type="string" calcext:value-type="string">
            <text:p>DZ.PODSTAW. KINEZYTERAPIA DLA DZIECI GAZ</text:p>
          </table:table-cell>
          <table:table-cell/>
          <table:table-cell office:value-type="string" calcext:value-type="string">
            <text:p>DZ.PODSTAW. KINEZYTERAPIA DLA DZIECI GAZ</text:p>
          </table:table-cell>
          <table:table-cell table:number-columns-repeated="6"/>
        </table:table-row>
        <table:table-row table:style-name="ro1">
          <table:table-cell table:formula="of:=[.A1806]+1" office:value-type="float" office:value="2559" calcext:value-type="float">
            <text:p>2559</text:p>
          </table:table-cell>
          <table:table-cell office:value-type="float" office:value="500020407" calcext:value-type="float">
            <text:p>500020407</text:p>
          </table:table-cell>
          <table:table-cell office:value-type="string" calcext:value-type="string">
            <text:p>DZ.PODSTAW. KINEZYTERAPIA DLA DZIECI PŁACE</text:p>
          </table:table-cell>
          <table:table-cell/>
          <table:table-cell office:value-type="string" calcext:value-type="string">
            <text:p>DZ.PODSTAW. KINEZYTERAPIA DLA DZIECI PŁACE</text:p>
          </table:table-cell>
          <table:table-cell table:number-columns-repeated="6"/>
        </table:table-row>
        <table:table-row table:style-name="ro1">
          <table:table-cell table:formula="of:=[.A1807]+1" office:value-type="float" office:value="2560" calcext:value-type="float">
            <text:p>2560</text:p>
          </table:table-cell>
          <table:table-cell office:value-type="float" office:value="500020408" calcext:value-type="float">
            <text:p>500020408</text:p>
          </table:table-cell>
          <table:table-cell office:value-type="string" calcext:value-type="string">
            <text:p>DZ.PODSTAW. KINEZYTERAPIA DLA DZIECI REMONTY</text:p>
          </table:table-cell>
          <table:table-cell/>
          <table:table-cell office:value-type="string" calcext:value-type="string">
            <text:p>DZ.PODSTAW. KINEZYTERAPIA DLA DZIECI REMONTY</text:p>
          </table:table-cell>
          <table:table-cell table:number-columns-repeated="6"/>
        </table:table-row>
        <table:table-row table:style-name="ro1">
          <table:table-cell table:formula="of:=[.A1808]+1" office:value-type="float" office:value="2561" calcext:value-type="float">
            <text:p>2561</text:p>
          </table:table-cell>
          <table:table-cell office:value-type="float" office:value="500020409" calcext:value-type="float">
            <text:p>500020409</text:p>
          </table:table-cell>
          <table:table-cell office:value-type="string" calcext:value-type="string">
            <text:p>DZ.PODSTAW. KINEZYTERAPIA DLA DZIECI PRANIE</text:p>
          </table:table-cell>
          <table:table-cell/>
          <table:table-cell office:value-type="string" calcext:value-type="string">
            <text:p>DZ.PODSTAW. KINEZYTERAPIA DLA DZIECI PRANIE</text:p>
          </table:table-cell>
          <table:table-cell table:number-columns-repeated="6"/>
        </table:table-row>
        <table:table-row table:style-name="ro1">
          <table:table-cell table:formula="of:=[.A1809]+1" office:value-type="float" office:value="2562" calcext:value-type="float">
            <text:p>2562</text:p>
          </table:table-cell>
          <table:table-cell office:value-type="float" office:value="500020410" calcext:value-type="float">
            <text:p>500020410</text:p>
          </table:table-cell>
          <table:table-cell office:value-type="string" calcext:value-type="string">
            <text:p>DZ.PODSTAW. KINEZYTERAPIA DLA DZIECI INNE MATER. MEDYCZ</text:p>
          </table:table-cell>
          <table:table-cell/>
          <table:table-cell office:value-type="string" calcext:value-type="string">
            <text:p>DZ.PODSTAW. KINEZYTERAPIA DLA DZIECI INNE MATER. MEDYCZ</text:p>
          </table:table-cell>
          <table:table-cell table:number-columns-repeated="6"/>
        </table:table-row>
        <table:table-row table:style-name="ro1">
          <table:table-cell table:formula="of:=[.A1810]+1" office:value-type="float" office:value="2563" calcext:value-type="float">
            <text:p>2563</text:p>
          </table:table-cell>
          <table:table-cell office:value-type="float" office:value="500020411" calcext:value-type="float">
            <text:p>500020411</text:p>
          </table:table-cell>
          <table:table-cell office:value-type="string" calcext:value-type="string">
            <text:p>DZ.PODSTAW. KINEZYTERAPIA DLA DZIECI ŚROD.CZYSTOŚCI</text:p>
          </table:table-cell>
          <table:table-cell/>
          <table:table-cell office:value-type="string" calcext:value-type="string">
            <text:p>DZ.PODSTAW. KINEZYTERAPIA DLA DZIECI ŚROD.CZYSTOŚCI</text:p>
          </table:table-cell>
          <table:table-cell table:number-columns-repeated="6"/>
        </table:table-row>
        <table:table-row table:style-name="ro1">
          <table:table-cell table:formula="of:=[.A1811]+1" office:value-type="float" office:value="2564" calcext:value-type="float">
            <text:p>2564</text:p>
          </table:table-cell>
          <table:table-cell office:value-type="float" office:value="500020412" calcext:value-type="float">
            <text:p>500020412</text:p>
          </table:table-cell>
          <table:table-cell office:value-type="string" calcext:value-type="string">
            <text:p>DZ.PODSTAW. KINEZYTERAPIA DLA DZIECI USŁUGI</text:p>
          </table:table-cell>
          <table:table-cell/>
          <table:table-cell office:value-type="string" calcext:value-type="string">
            <text:p>DZ.PODSTAW. KINEZYTERAPIA DLA DZIECI USŁUGI</text:p>
          </table:table-cell>
          <table:table-cell table:number-columns-repeated="6"/>
        </table:table-row>
        <table:table-row table:style-name="ro1">
          <table:table-cell table:formula="of:=[.A1812]+1" office:value-type="float" office:value="2565" calcext:value-type="float">
            <text:p>2565</text:p>
          </table:table-cell>
          <table:table-cell office:value-type="float" office:value="500020413" calcext:value-type="float">
            <text:p>500020413</text:p>
          </table:table-cell>
          <table:table-cell office:value-type="string" calcext:value-type="string">
            <text:p>DZ.PODSTAW. KINEZYTERAPIA DLA DZIECI POZOSTAŁE KOSZTY</text:p>
          </table:table-cell>
          <table:table-cell/>
          <table:table-cell office:value-type="string" calcext:value-type="string">
            <text:p>DZ.PODSTAW. KINEZYTERAPIA DLA DZIECI POZOSTAŁE KOSZTY</text:p>
          </table:table-cell>
          <table:table-cell table:number-columns-repeated="6"/>
        </table:table-row>
        <table:table-row table:style-name="ro1">
          <table:table-cell table:formula="of:=[.A1813]+1" office:value-type="float" office:value="2566" calcext:value-type="float">
            <text:p>2566</text:p>
          </table:table-cell>
          <table:table-cell office:value-type="float" office:value="500020432" calcext:value-type="float">
            <text:p>500020432</text:p>
          </table:table-cell>
          <table:table-cell office:value-type="string" calcext:value-type="string">
            <text:p>DZ.PODSTAW. KINEZYTERAPIA DLA DZIECI WARSZTAT</text:p>
          </table:table-cell>
          <table:table-cell/>
          <table:table-cell office:value-type="string" calcext:value-type="string">
            <text:p>DZ.PODSTAW. KINEZYTERAPIA DLA DZIECI WARSZTAT</text:p>
          </table:table-cell>
          <table:table-cell table:number-columns-repeated="6"/>
        </table:table-row>
        <table:table-row table:style-name="ro1">
          <table:table-cell table:formula="of:=[.A1814]+1" office:value-type="float" office:value="2567" calcext:value-type="float">
            <text:p>2567</text:p>
          </table:table-cell>
          <table:table-cell office:value-type="float" office:value="500020438" calcext:value-type="float">
            <text:p>500020438</text:p>
          </table:table-cell>
          <table:table-cell office:value-type="string" calcext:value-type="string">
            <text:p>DZ.PODSTAW. KINEZYTERAPIA DLA DZIECI OGRÓD</text:p>
          </table:table-cell>
          <table:table-cell/>
          <table:table-cell office:value-type="string" calcext:value-type="string">
            <text:p>DZ.PODSTAW. KINEZYTERAPIA DLA DZIECI OGRÓD</text:p>
          </table:table-cell>
          <table:table-cell table:number-columns-repeated="6"/>
        </table:table-row>
        <table:table-row table:style-name="ro1">
          <table:table-cell table:formula="of:=[.A1815]+1" office:value-type="float" office:value="2568" calcext:value-type="float">
            <text:p>2568</text:p>
          </table:table-cell>
          <table:table-cell office:value-type="float" office:value="500020450" calcext:value-type="float">
            <text:p>500020450</text:p>
          </table:table-cell>
          <table:table-cell office:value-type="string" calcext:value-type="string">
            <text:p>DZ.PODSTAW. KINEZYTERAPIA DLA DZIECI K.OGÓLN.ZAKŁ.</text:p>
          </table:table-cell>
          <table:table-cell/>
          <table:table-cell office:value-type="string" calcext:value-type="string">
            <text:p>DZ.PODSTAW. KINEZYTERAPIA DLA DZIECI K.OGÓLN.ZAKŁ.</text:p>
          </table:table-cell>
          <table:table-cell table:number-columns-repeated="6"/>
        </table:table-row>
        <table:table-row table:style-name="ro1">
          <table:table-cell table:formula="of:=[.A1816]+1" office:value-type="float" office:value="2569" calcext:value-type="float">
            <text:p>2569</text:p>
          </table:table-cell>
          <table:table-cell office:value-type="float" office:value="500020501" calcext:value-type="float">
            <text:p>500020501</text:p>
          </table:table-cell>
          <table:table-cell office:value-type="string" calcext:value-type="string">
            <text:p>DZ.PODSTAW. ODDZ.REHAB.DZIECI LEKI</text:p>
          </table:table-cell>
          <table:table-cell/>
          <table:table-cell office:value-type="string" calcext:value-type="string">
            <text:p>DZ.PODSTAW. ODDZ.REHAB.DZIECI LEKI</text:p>
          </table:table-cell>
          <table:table-cell table:number-columns-repeated="6"/>
        </table:table-row>
        <table:table-row table:style-name="ro1">
          <table:table-cell table:formula="of:=[.A1817]+1" office:value-type="float" office:value="2570" calcext:value-type="float">
            <text:p>2570</text:p>
          </table:table-cell>
          <table:table-cell office:value-type="float" office:value="500020502" calcext:value-type="float">
            <text:p>500020502</text:p>
          </table:table-cell>
          <table:table-cell office:value-type="string" calcext:value-type="string">
            <text:p>DZ.PODSTAW. ODDZ.REHAB.DZIECI MATERIAŁY</text:p>
          </table:table-cell>
          <table:table-cell/>
          <table:table-cell office:value-type="string" calcext:value-type="string">
            <text:p>DZ.PODSTAW. ODDZ.REHAB.DZIECI MATERIAŁY</text:p>
          </table:table-cell>
          <table:table-cell table:number-columns-repeated="6"/>
        </table:table-row>
        <table:table-row table:style-name="ro1">
          <table:table-cell table:formula="of:=[.A1818]+1" office:value-type="float" office:value="2571" calcext:value-type="float">
            <text:p>2571</text:p>
          </table:table-cell>
          <table:table-cell office:value-type="float" office:value="500020503" calcext:value-type="float">
            <text:p>500020503</text:p>
          </table:table-cell>
          <table:table-cell office:value-type="string" calcext:value-type="string">
            <text:p>DZ.PODSTAW. ODDZ.REHAB.DZIECI ENERGIA</text:p>
          </table:table-cell>
          <table:table-cell/>
          <table:table-cell office:value-type="string" calcext:value-type="string">
            <text:p>DZ.PODSTAW. ODDZ.REHAB.DZIECI ENERGIA</text:p>
          </table:table-cell>
          <table:table-cell table:number-columns-repeated="6"/>
        </table:table-row>
        <table:table-row table:style-name="ro1">
          <table:table-cell table:formula="of:=[.A1819]+1" office:value-type="float" office:value="2572" calcext:value-type="float">
            <text:p>2572</text:p>
          </table:table-cell>
          <table:table-cell office:value-type="float" office:value="500020504" calcext:value-type="float">
            <text:p>500020504</text:p>
          </table:table-cell>
          <table:table-cell office:value-type="string" calcext:value-type="string">
            <text:p>DZ.PODSTAW. ODDZ.REHAB.DZIECI WODA</text:p>
          </table:table-cell>
          <table:table-cell/>
          <table:table-cell office:value-type="string" calcext:value-type="string">
            <text:p>DZ.PODSTAW. ODDZ.REHAB.DZIECI WODA</text:p>
          </table:table-cell>
          <table:table-cell table:number-columns-repeated="6"/>
        </table:table-row>
        <table:table-row table:style-name="ro1">
          <table:table-cell table:formula="of:=[.A1820]+1" office:value-type="float" office:value="2573" calcext:value-type="float">
            <text:p>2573</text:p>
          </table:table-cell>
          <table:table-cell office:value-type="float" office:value="500020505" calcext:value-type="float">
            <text:p>500020505</text:p>
          </table:table-cell>
          <table:table-cell office:value-type="string" calcext:value-type="string">
            <text:p>DZ.PODSTAW. ODDZ.REHAB.DZIECI GAZ</text:p>
          </table:table-cell>
          <table:table-cell/>
          <table:table-cell office:value-type="string" calcext:value-type="string">
            <text:p>DZ.PODSTAW. ODDZ.REHAB.DZIECI GAZ</text:p>
          </table:table-cell>
          <table:table-cell table:number-columns-repeated="6"/>
        </table:table-row>
        <table:table-row table:style-name="ro1">
          <table:table-cell table:formula="of:=[.A1821]+1" office:value-type="float" office:value="2574" calcext:value-type="float">
            <text:p>2574</text:p>
          </table:table-cell>
          <table:table-cell office:value-type="float" office:value="500020507" calcext:value-type="float">
            <text:p>500020507</text:p>
          </table:table-cell>
          <table:table-cell office:value-type="string" calcext:value-type="string">
            <text:p>DZ.PODSTAW. ODDZ.REHAB.DZIECI PŁACE</text:p>
          </table:table-cell>
          <table:table-cell/>
          <table:table-cell office:value-type="string" calcext:value-type="string">
            <text:p>DZ.PODSTAW. ODDZ.REHAB.DZIECI PŁACE</text:p>
          </table:table-cell>
          <table:table-cell table:number-columns-repeated="6"/>
        </table:table-row>
        <table:table-row table:style-name="ro1">
          <table:table-cell table:formula="of:=[.A1822]+1" office:value-type="float" office:value="2575" calcext:value-type="float">
            <text:p>2575</text:p>
          </table:table-cell>
          <table:table-cell office:value-type="float" office:value="500020508" calcext:value-type="float">
            <text:p>500020508</text:p>
          </table:table-cell>
          <table:table-cell office:value-type="string" calcext:value-type="string">
            <text:p>DZ.PODSTAW. ODDZ.REHAB.DZIECI REMONTY</text:p>
          </table:table-cell>
          <table:table-cell/>
          <table:table-cell office:value-type="string" calcext:value-type="string">
            <text:p>DZ.PODSTAW. ODDZ.REHAB.DZIECI REMONTY</text:p>
          </table:table-cell>
          <table:table-cell table:number-columns-repeated="6"/>
        </table:table-row>
        <table:table-row table:style-name="ro1">
          <table:table-cell table:formula="of:=[.A1823]+1" office:value-type="float" office:value="2576" calcext:value-type="float">
            <text:p>2576</text:p>
          </table:table-cell>
          <table:table-cell office:value-type="float" office:value="500020509" calcext:value-type="float">
            <text:p>500020509</text:p>
          </table:table-cell>
          <table:table-cell office:value-type="string" calcext:value-type="string">
            <text:p>DZ.PODSTAW. ODDZ.REHAB.DZIECI PRANIE</text:p>
          </table:table-cell>
          <table:table-cell/>
          <table:table-cell office:value-type="string" calcext:value-type="string">
            <text:p>DZ.PODSTAW. ODDZ.REHAB.DZIECI PRANIE</text:p>
          </table:table-cell>
          <table:table-cell table:number-columns-repeated="6"/>
        </table:table-row>
        <table:table-row table:style-name="ro1">
          <table:table-cell table:formula="of:=[.A1824]+1" office:value-type="float" office:value="2577" calcext:value-type="float">
            <text:p>2577</text:p>
          </table:table-cell>
          <table:table-cell office:value-type="float" office:value="500020510" calcext:value-type="float">
            <text:p>500020510</text:p>
          </table:table-cell>
          <table:table-cell office:value-type="string" calcext:value-type="string">
            <text:p>DZ.PODSTAW. ODDZ.REHAB.DZIECI INNE MATER. MEDYCZ</text:p>
          </table:table-cell>
          <table:table-cell/>
          <table:table-cell office:value-type="string" calcext:value-type="string">
            <text:p>DZ.PODSTAW. ODDZ.REHAB.DZIECI INNE MATER. MEDYCZ</text:p>
          </table:table-cell>
          <table:table-cell table:number-columns-repeated="6"/>
        </table:table-row>
        <table:table-row table:style-name="ro1">
          <table:table-cell table:formula="of:=[.A1825]+1" office:value-type="float" office:value="2578" calcext:value-type="float">
            <text:p>2578</text:p>
          </table:table-cell>
          <table:table-cell office:value-type="float" office:value="500020511" calcext:value-type="float">
            <text:p>500020511</text:p>
          </table:table-cell>
          <table:table-cell office:value-type="string" calcext:value-type="string">
            <text:p>DZ.PODSTAW. ODDZ.REHAB.DZIECI ŚROD.CZYSTOŚCI</text:p>
          </table:table-cell>
          <table:table-cell/>
          <table:table-cell office:value-type="string" calcext:value-type="string">
            <text:p>DZ.PODSTAW. ODDZ.REHAB.DZIECI ŚROD.CZYSTOŚCI</text:p>
          </table:table-cell>
          <table:table-cell table:number-columns-repeated="6"/>
        </table:table-row>
        <table:table-row table:style-name="ro1">
          <table:table-cell table:formula="of:=[.A1826]+1" office:value-type="float" office:value="2579" calcext:value-type="float">
            <text:p>2579</text:p>
          </table:table-cell>
          <table:table-cell office:value-type="float" office:value="500020512" calcext:value-type="float">
            <text:p>500020512</text:p>
          </table:table-cell>
          <table:table-cell office:value-type="string" calcext:value-type="string">
            <text:p>DZ.PODSTAW. ODDZ.REHAB.DZIECI USŁUGI</text:p>
          </table:table-cell>
          <table:table-cell/>
          <table:table-cell office:value-type="string" calcext:value-type="string">
            <text:p>DZ.PODSTAW. ODDZ.REHAB.DZIECI USŁUGI</text:p>
          </table:table-cell>
          <table:table-cell table:number-columns-repeated="6"/>
        </table:table-row>
        <table:table-row table:style-name="ro1">
          <table:table-cell table:formula="of:=[.A1827]+1" office:value-type="float" office:value="2580" calcext:value-type="float">
            <text:p>2580</text:p>
          </table:table-cell>
          <table:table-cell office:value-type="float" office:value="500020513" calcext:value-type="float">
            <text:p>500020513</text:p>
          </table:table-cell>
          <table:table-cell office:value-type="string" calcext:value-type="string">
            <text:p>DZ.PODSTAW. ODDZ.REHAB.DZIECI POZOSTAŁE KOSZTY</text:p>
          </table:table-cell>
          <table:table-cell/>
          <table:table-cell office:value-type="string" calcext:value-type="string">
            <text:p>DZ.PODSTAW. ODDZ.REHAB.DZIECI POZOSTAŁE KOSZTY</text:p>
          </table:table-cell>
          <table:table-cell table:number-columns-repeated="6"/>
        </table:table-row>
        <table:table-row table:style-name="ro1">
          <table:table-cell table:formula="of:=[.A1828]+1" office:value-type="float" office:value="2581" calcext:value-type="float">
            <text:p>2581</text:p>
          </table:table-cell>
          <table:table-cell office:value-type="float" office:value="500020515" calcext:value-type="float">
            <text:p>500020515</text:p>
          </table:table-cell>
          <table:table-cell office:value-type="string" calcext:value-type="string">
            <text:p>DZ.PODSTAW. ODDZ.REHAB.DZIECI ŻYWNOŚĆ</text:p>
          </table:table-cell>
          <table:table-cell/>
          <table:table-cell office:value-type="string" calcext:value-type="string">
            <text:p>DZ.PODSTAW. ODDZ.REHAB.DZIECI ŻYWNOŚĆ</text:p>
          </table:table-cell>
          <table:table-cell table:number-columns-repeated="6"/>
        </table:table-row>
        <table:table-row table:style-name="ro1">
          <table:table-cell table:formula="of:=[.A1829]+1" office:value-type="float" office:value="2582" calcext:value-type="float">
            <text:p>2582</text:p>
          </table:table-cell>
          <table:table-cell office:value-type="float" office:value="500020530" calcext:value-type="float">
            <text:p>500020530</text:p>
          </table:table-cell>
          <table:table-cell office:value-type="string" calcext:value-type="string">
            <text:p>DZ.PODSTAW. ODDZ.REHAB.DZIECI KINEZ.AKUP.KRIO</text:p>
          </table:table-cell>
          <table:table-cell/>
          <table:table-cell office:value-type="string" calcext:value-type="string">
            <text:p>DZ.PODSTAW. ODDZ.REHAB.DZIECI KINEZ.AKUP.KRIO</text:p>
          </table:table-cell>
          <table:table-cell table:number-columns-repeated="6"/>
        </table:table-row>
        <table:table-row table:style-name="ro1">
          <table:table-cell table:formula="of:=[.A1830]+1" office:value-type="float" office:value="2583" calcext:value-type="float">
            <text:p>2583</text:p>
          </table:table-cell>
          <table:table-cell office:value-type="float" office:value="500020532" calcext:value-type="float">
            <text:p>500020532</text:p>
          </table:table-cell>
          <table:table-cell office:value-type="string" calcext:value-type="string">
            <text:p>DZ.PODSTAW. ODDZ.REHAB.DZIECI WARSZTAT</text:p>
          </table:table-cell>
          <table:table-cell/>
          <table:table-cell office:value-type="string" calcext:value-type="string">
            <text:p>DZ.PODSTAW. ODDZ.REHAB.DZIECI WARSZTAT</text:p>
          </table:table-cell>
          <table:table-cell table:number-columns-repeated="6"/>
        </table:table-row>
        <table:table-row table:style-name="ro1">
          <table:table-cell table:formula="of:=[.A1831]+1" office:value-type="float" office:value="2584" calcext:value-type="float">
            <text:p>2584</text:p>
          </table:table-cell>
          <table:table-cell office:value-type="float" office:value="500020533" calcext:value-type="float">
            <text:p>500020533</text:p>
          </table:table-cell>
          <table:table-cell office:value-type="string" calcext:value-type="string">
            <text:p>DZ.PODSTAW. ODDZ.REHAB.DZIECI KUCHNIA</text:p>
          </table:table-cell>
          <table:table-cell/>
          <table:table-cell office:value-type="string" calcext:value-type="string">
            <text:p>DZ.PODSTAW. ODDZ.REHAB.DZIECI KUCHNIA</text:p>
          </table:table-cell>
          <table:table-cell table:number-columns-repeated="6"/>
        </table:table-row>
        <table:table-row table:style-name="ro1">
          <table:table-cell table:formula="of:=[.A1832]+1" office:value-type="float" office:value="2585" calcext:value-type="float">
            <text:p>2585</text:p>
          </table:table-cell>
          <table:table-cell office:value-type="float" office:value="500020535" calcext:value-type="float">
            <text:p>500020535</text:p>
          </table:table-cell>
          <table:table-cell office:value-type="string" calcext:value-type="string">
            <text:p>DZ.PODSTAW. ODDZ.REHAB.DZIECI P.APTECZNY</text:p>
          </table:table-cell>
          <table:table-cell/>
          <table:table-cell office:value-type="string" calcext:value-type="string">
            <text:p>DZ.PODSTAW. ODDZ.REHAB.DZIECI P.APTECZNY</text:p>
          </table:table-cell>
          <table:table-cell table:number-columns-repeated="6"/>
        </table:table-row>
        <table:table-row table:style-name="ro1">
          <table:table-cell table:formula="of:=[.A1833]+1" office:value-type="float" office:value="2586" calcext:value-type="float">
            <text:p>2586</text:p>
          </table:table-cell>
          <table:table-cell office:value-type="float" office:value="500020538" calcext:value-type="float">
            <text:p>500020538</text:p>
          </table:table-cell>
          <table:table-cell office:value-type="string" calcext:value-type="string">
            <text:p>DZ.PODSTAW. ODDZ.REHAB.DZIECI OGRÓD</text:p>
          </table:table-cell>
          <table:table-cell/>
          <table:table-cell office:value-type="string" calcext:value-type="string">
            <text:p>DZ.PODSTAW. ODDZ.REHAB.DZIECI OGRÓD</text:p>
          </table:table-cell>
          <table:table-cell table:number-columns-repeated="6"/>
        </table:table-row>
        <table:table-row table:style-name="ro1">
          <table:table-cell table:formula="of:=[.A1834]+1" office:value-type="float" office:value="2587" calcext:value-type="float">
            <text:p>2587</text:p>
          </table:table-cell>
          <table:table-cell office:value-type="float" office:value="500020550" calcext:value-type="float">
            <text:p>500020550</text:p>
          </table:table-cell>
          <table:table-cell office:value-type="string" calcext:value-type="string">
            <text:p>DZ.PODSTAW. ODDZ.REHAB.DZIECI K.OGÓLN.ZAKŁ.</text:p>
          </table:table-cell>
          <table:table-cell/>
          <table:table-cell office:value-type="string" calcext:value-type="string">
            <text:p>DZ.PODSTAW. ODDZ.REHAB.DZIECI K.OGÓLN.ZAKŁ.</text:p>
          </table:table-cell>
          <table:table-cell table:number-columns-repeated="6"/>
        </table:table-row>
        <table:table-row table:style-name="ro1">
          <table:table-cell table:formula="of:=[.A1835]+1" office:value-type="float" office:value="2588" calcext:value-type="float">
            <text:p>2588</text:p>
          </table:table-cell>
          <table:table-cell office:value-type="float" office:value="500020607" calcext:value-type="float">
            <text:p>500020607</text:p>
          </table:table-cell>
          <table:table-cell office:value-type="string" calcext:value-type="string">
            <text:p>DZ.PODSTAW. DYŻURY STOKROTKA PŁACE</text:p>
          </table:table-cell>
          <table:table-cell/>
          <table:table-cell office:value-type="string" calcext:value-type="string">
            <text:p>DZ.PODSTAW. DYŻURY STOKROTKA PŁACE</text:p>
          </table:table-cell>
          <table:table-cell table:number-columns-repeated="6"/>
        </table:table-row>
        <table:table-row table:style-name="ro1">
          <table:table-cell table:formula="of:=[.A1836]+1" office:value-type="float" office:value="2589" calcext:value-type="float">
            <text:p>2589</text:p>
          </table:table-cell>
          <table:table-cell office:value-type="float" office:value="500020830" calcext:value-type="float">
            <text:p>500020830</text:p>
          </table:table-cell>
          <table:table-cell office:value-type="string" calcext:value-type="string">
            <text:p>DZ.PODSTAW. FIZJOTERAPIA STOKROTKA KINEZ.AKUP.KRIO</text:p>
          </table:table-cell>
          <table:table-cell/>
          <table:table-cell office:value-type="string" calcext:value-type="string">
            <text:p>DZ.PODSTAW. FIZJOTERAPIA STOKROTKA KINEZ.AKUP.KRIO</text:p>
          </table:table-cell>
          <table:table-cell table:number-columns-repeated="6"/>
        </table:table-row>
        <table:table-row table:style-name="ro1">
          <table:table-cell table:formula="of:=[.A1837]+1" office:value-type="float" office:value="2590" calcext:value-type="float">
            <text:p>2590</text:p>
          </table:table-cell>
          <table:table-cell office:value-type="float" office:value="500030102" calcext:value-type="float">
            <text:p>500030102</text:p>
          </table:table-cell>
          <table:table-cell office:value-type="string" calcext:value-type="string">
            <text:p>DZ.PODSTAW. SANATORIUM-MODRZEW MATERIAŁY</text:p>
          </table:table-cell>
          <table:table-cell/>
          <table:table-cell office:value-type="string" calcext:value-type="string">
            <text:p>DZ.PODSTAW. SANATORIUM-MODRZEW MATERIAŁY</text:p>
          </table:table-cell>
          <table:table-cell table:number-columns-repeated="6"/>
        </table:table-row>
        <table:table-row table:style-name="ro1">
          <table:table-cell table:formula="of:=[.A1838]+1" office:value-type="float" office:value="2591" calcext:value-type="float">
            <text:p>2591</text:p>
          </table:table-cell>
          <table:table-cell office:value-type="float" office:value="500030103" calcext:value-type="float">
            <text:p>500030103</text:p>
          </table:table-cell>
          <table:table-cell office:value-type="string" calcext:value-type="string">
            <text:p>DZ.PODSTAW. SANATORIUM-MODRZEW ENERGIA</text:p>
          </table:table-cell>
          <table:table-cell/>
          <table:table-cell office:value-type="string" calcext:value-type="string">
            <text:p>DZ.PODSTAW. SANATORIUM-MODRZEW ENERGIA</text:p>
          </table:table-cell>
          <table:table-cell table:number-columns-repeated="6"/>
        </table:table-row>
        <table:table-row table:style-name="ro1">
          <table:table-cell table:formula="of:=[.A1839]+1" office:value-type="float" office:value="2592" calcext:value-type="float">
            <text:p>2592</text:p>
          </table:table-cell>
          <table:table-cell office:value-type="float" office:value="500030106" calcext:value-type="float">
            <text:p>500030106</text:p>
          </table:table-cell>
          <table:table-cell office:value-type="string" calcext:value-type="string">
            <text:p>DZ.PODSTAW. SANATORIUM-MODRZEW AMORTYZACJA</text:p>
          </table:table-cell>
          <table:table-cell/>
          <table:table-cell office:value-type="string" calcext:value-type="string">
            <text:p>DZ.PODSTAW. SANATORIUM-MODRZEW AMORTYZACJA</text:p>
          </table:table-cell>
          <table:table-cell table:number-columns-repeated="6"/>
        </table:table-row>
        <table:table-row table:style-name="ro1">
          <table:table-cell table:formula="of:=[.A1840]+1" office:value-type="float" office:value="2593" calcext:value-type="float">
            <text:p>2593</text:p>
          </table:table-cell>
          <table:table-cell office:value-type="float" office:value="500030107" calcext:value-type="float">
            <text:p>500030107</text:p>
          </table:table-cell>
          <table:table-cell office:value-type="string" calcext:value-type="string">
            <text:p>DZ.PODSTAW. SANATORIUM-MODRZEW PŁACE</text:p>
          </table:table-cell>
          <table:table-cell/>
          <table:table-cell office:value-type="string" calcext:value-type="string">
            <text:p>DZ.PODSTAW. SANATORIUM-MODRZEW PŁACE</text:p>
          </table:table-cell>
          <table:table-cell table:number-columns-repeated="6"/>
        </table:table-row>
        <table:table-row table:style-name="ro1">
          <table:table-cell table:formula="of:=[.A1841]+1" office:value-type="float" office:value="2594" calcext:value-type="float">
            <text:p>2594</text:p>
          </table:table-cell>
          <table:table-cell office:value-type="float" office:value="500030109" calcext:value-type="float">
            <text:p>500030109</text:p>
          </table:table-cell>
          <table:table-cell office:value-type="string" calcext:value-type="string">
            <text:p>DZ.PODSTAW. SANATORIUM-MODRZEW PRANIE</text:p>
          </table:table-cell>
          <table:table-cell/>
          <table:table-cell office:value-type="string" calcext:value-type="string">
            <text:p>DZ.PODSTAW. SANATORIUM-MODRZEW PRANIE</text:p>
          </table:table-cell>
          <table:table-cell table:number-columns-repeated="6"/>
        </table:table-row>
        <table:table-row table:style-name="ro1">
          <table:table-cell table:formula="of:=[.A1842]+1" office:value-type="float" office:value="2595" calcext:value-type="float">
            <text:p>2595</text:p>
          </table:table-cell>
          <table:table-cell office:value-type="float" office:value="500030110" calcext:value-type="float">
            <text:p>500030110</text:p>
          </table:table-cell>
          <table:table-cell office:value-type="string" calcext:value-type="string">
            <text:p>DZ.PODSTAW. SANATORIUM-MODRZEW INNE MATER. MEDYCZ</text:p>
          </table:table-cell>
          <table:table-cell/>
          <table:table-cell office:value-type="string" calcext:value-type="string">
            <text:p>DZ.PODSTAW. SANATORIUM-MODRZEW INNE MATER. MEDYCZ</text:p>
          </table:table-cell>
          <table:table-cell table:number-columns-repeated="6"/>
        </table:table-row>
        <table:table-row table:style-name="ro1">
          <table:table-cell table:formula="of:=[.A1843]+1" office:value-type="float" office:value="2596" calcext:value-type="float">
            <text:p>2596</text:p>
          </table:table-cell>
          <table:table-cell office:value-type="float" office:value="500030111" calcext:value-type="float">
            <text:p>500030111</text:p>
          </table:table-cell>
          <table:table-cell office:value-type="string" calcext:value-type="string">
            <text:p>DZ.PODSTAW. SANATORIUM-MODRZEW ŚROD.CZYSTOŚCI</text:p>
          </table:table-cell>
          <table:table-cell/>
          <table:table-cell office:value-type="string" calcext:value-type="string">
            <text:p>DZ.PODSTAW. SANATORIUM-MODRZEW ŚROD.CZYSTOŚCI</text:p>
          </table:table-cell>
          <table:table-cell table:number-columns-repeated="6"/>
        </table:table-row>
        <table:table-row table:style-name="ro1">
          <table:table-cell table:formula="of:=[.A1844]+1" office:value-type="float" office:value="2597" calcext:value-type="float">
            <text:p>2597</text:p>
          </table:table-cell>
          <table:table-cell office:value-type="float" office:value="500030112" calcext:value-type="float">
            <text:p>500030112</text:p>
          </table:table-cell>
          <table:table-cell office:value-type="string" calcext:value-type="string">
            <text:p>DZ.PODSTAW. SANATORIUM-MODRZEW USŁUGI</text:p>
          </table:table-cell>
          <table:table-cell/>
          <table:table-cell office:value-type="string" calcext:value-type="string">
            <text:p>DZ.PODSTAW. SANATORIUM-MODRZEW USŁUGI</text:p>
          </table:table-cell>
          <table:table-cell table:number-columns-repeated="6"/>
        </table:table-row>
        <table:table-row table:style-name="ro1">
          <table:table-cell table:formula="of:=[.A1845]+1" office:value-type="float" office:value="2598" calcext:value-type="float">
            <text:p>2598</text:p>
          </table:table-cell>
          <table:table-cell office:value-type="float" office:value="500030113" calcext:value-type="float">
            <text:p>500030113</text:p>
          </table:table-cell>
          <table:table-cell office:value-type="string" calcext:value-type="string">
            <text:p>DZ.PODSTAW. SANATORIUM-MODRZEW POZOSTAŁE KOSZTY</text:p>
          </table:table-cell>
          <table:table-cell/>
          <table:table-cell office:value-type="string" calcext:value-type="string">
            <text:p>DZ.PODSTAW. SANATORIUM-MODRZEW POZOSTAŁE KOSZTY</text:p>
          </table:table-cell>
          <table:table-cell table:number-columns-repeated="6"/>
        </table:table-row>
        <table:table-row table:style-name="ro1">
          <table:table-cell table:formula="of:=[.A1846]+1" office:value-type="float" office:value="2599" calcext:value-type="float">
            <text:p>2599</text:p>
          </table:table-cell>
          <table:table-cell office:value-type="float" office:value="500030115" calcext:value-type="float">
            <text:p>500030115</text:p>
          </table:table-cell>
          <table:table-cell office:value-type="string" calcext:value-type="string">
            <text:p>DZ.PODSTAW. SANATORIUM-MODRZEW ŻYWNOŚĆ</text:p>
          </table:table-cell>
          <table:table-cell/>
          <table:table-cell office:value-type="string" calcext:value-type="string">
            <text:p>DZ.PODSTAW. SANATORIUM-MODRZEW ŻYWNOŚĆ</text:p>
          </table:table-cell>
          <table:table-cell table:number-columns-repeated="6"/>
        </table:table-row>
        <table:table-row table:style-name="ro1">
          <table:table-cell table:formula="of:=[.A1847]+1" office:value-type="float" office:value="2600" calcext:value-type="float">
            <text:p>2600</text:p>
          </table:table-cell>
          <table:table-cell office:value-type="float" office:value="500030130" calcext:value-type="float">
            <text:p>500030130</text:p>
          </table:table-cell>
          <table:table-cell office:value-type="string" calcext:value-type="string">
            <text:p>DZ.PODSTAW. SANATORIUM-MODRZEW KINEZ.AKUP.KRIO</text:p>
          </table:table-cell>
          <table:table-cell/>
          <table:table-cell office:value-type="string" calcext:value-type="string">
            <text:p>DZ.PODSTAW. SANATORIUM-MODRZEW KINEZ.AKUP.KRIO</text:p>
          </table:table-cell>
          <table:table-cell table:number-columns-repeated="6"/>
        </table:table-row>
        <table:table-row table:style-name="ro1">
          <table:table-cell table:formula="of:=[.A1848]+1" office:value-type="float" office:value="2601" calcext:value-type="float">
            <text:p>2601</text:p>
          </table:table-cell>
          <table:table-cell office:value-type="float" office:value="500030131" calcext:value-type="float">
            <text:p>500030131</text:p>
          </table:table-cell>
          <table:table-cell office:value-type="string" calcext:value-type="string">
            <text:p>DZ.PODSTAW. SANATORIUM-MODRZEW KOTŁOWNIA</text:p>
          </table:table-cell>
          <table:table-cell/>
          <table:table-cell office:value-type="string" calcext:value-type="string">
            <text:p>DZ.PODSTAW. SANATORIUM-MODRZEW KOTŁOWNIA</text:p>
          </table:table-cell>
          <table:table-cell table:number-columns-repeated="6"/>
        </table:table-row>
        <table:table-row table:style-name="ro1">
          <table:table-cell table:formula="of:=[.A1849]+1" office:value-type="float" office:value="2602" calcext:value-type="float">
            <text:p>2602</text:p>
          </table:table-cell>
          <table:table-cell office:value-type="float" office:value="500030132" calcext:value-type="float">
            <text:p>500030132</text:p>
          </table:table-cell>
          <table:table-cell office:value-type="string" calcext:value-type="string">
            <text:p>DZ.PODSTAW. SANATORIUM-MODRZEW WARSZTAT</text:p>
          </table:table-cell>
          <table:table-cell/>
          <table:table-cell office:value-type="string" calcext:value-type="string">
            <text:p>DZ.PODSTAW. SANATORIUM-MODRZEW WARSZTAT</text:p>
          </table:table-cell>
          <table:table-cell table:number-columns-repeated="6"/>
        </table:table-row>
        <table:table-row table:style-name="ro1">
          <table:table-cell table:formula="of:=[.A1850]+1" office:value-type="float" office:value="2603" calcext:value-type="float">
            <text:p>2603</text:p>
          </table:table-cell>
          <table:table-cell office:value-type="float" office:value="500030133" calcext:value-type="float">
            <text:p>500030133</text:p>
          </table:table-cell>
          <table:table-cell office:value-type="string" calcext:value-type="string">
            <text:p>DZ.PODSTAW. SANATORIUM-MODRZEW KUCHNIA</text:p>
          </table:table-cell>
          <table:table-cell/>
          <table:table-cell office:value-type="string" calcext:value-type="string">
            <text:p>DZ.PODSTAW. SANATORIUM-MODRZEW KUCHNIA</text:p>
          </table:table-cell>
          <table:table-cell table:number-columns-repeated="6"/>
        </table:table-row>
        <table:table-row table:style-name="ro1">
          <table:table-cell table:formula="of:=[.A1851]+1" office:value-type="float" office:value="2604" calcext:value-type="float">
            <text:p>2604</text:p>
          </table:table-cell>
          <table:table-cell office:value-type="float" office:value="500030136" calcext:value-type="float">
            <text:p>500030136</text:p>
          </table:table-cell>
          <table:table-cell office:value-type="string" calcext:value-type="string">
            <text:p>DZ.PODSTAW. SANATORIUM-MODRZEW STUDNIA GŁ.</text:p>
          </table:table-cell>
          <table:table-cell/>
          <table:table-cell office:value-type="string" calcext:value-type="string">
            <text:p>DZ.PODSTAW. SANATORIUM-MODRZEW STUDNIA GŁ.</text:p>
          </table:table-cell>
          <table:table-cell table:number-columns-repeated="6"/>
        </table:table-row>
        <table:table-row table:style-name="ro1">
          <table:table-cell table:formula="of:=[.A1852]+1" office:value-type="float" office:value="2605" calcext:value-type="float">
            <text:p>2605</text:p>
          </table:table-cell>
          <table:table-cell office:value-type="float" office:value="500030138" calcext:value-type="float">
            <text:p>500030138</text:p>
          </table:table-cell>
          <table:table-cell office:value-type="string" calcext:value-type="string">
            <text:p>DZ.PODSTAW. SANATORIUM-MODRZEW OGRÓD</text:p>
          </table:table-cell>
          <table:table-cell/>
          <table:table-cell office:value-type="string" calcext:value-type="string">
            <text:p>DZ.PODSTAW. SANATORIUM-MODRZEW OGRÓD</text:p>
          </table:table-cell>
          <table:table-cell table:number-columns-repeated="6"/>
        </table:table-row>
        <table:table-row table:style-name="ro1">
          <table:table-cell table:formula="of:=[.A1853]+1" office:value-type="float" office:value="2606" calcext:value-type="float">
            <text:p>2606</text:p>
          </table:table-cell>
          <table:table-cell office:value-type="float" office:value="500030150" calcext:value-type="float">
            <text:p>500030150</text:p>
          </table:table-cell>
          <table:table-cell office:value-type="string" calcext:value-type="string">
            <text:p>DZ.PODSTAW. SANATORIUM-MODRZEW K.OGÓLN.ZAKŁ.</text:p>
          </table:table-cell>
          <table:table-cell/>
          <table:table-cell office:value-type="string" calcext:value-type="string">
            <text:p>DZ.PODSTAW. SANATORIUM-MODRZEW K.OGÓLN.ZAKŁ.</text:p>
          </table:table-cell>
          <table:table-cell table:number-columns-repeated="6"/>
        </table:table-row>
        <table:table-row table:style-name="ro1">
          <table:table-cell table:formula="of:=[.A1854]+1" office:value-type="float" office:value="2607" calcext:value-type="float">
            <text:p>2607</text:p>
          </table:table-cell>
          <table:table-cell office:value-type="float" office:value="500030201" calcext:value-type="float">
            <text:p>500030201</text:p>
          </table:table-cell>
          <table:table-cell office:value-type="string" calcext:value-type="string">
            <text:p>DZ.PODSTAW. SANATORIUM-MAGNOLIA LEKI</text:p>
          </table:table-cell>
          <table:table-cell/>
          <table:table-cell office:value-type="string" calcext:value-type="string">
            <text:p>DZ.PODSTAW. SANATORIUM-MAGNOLIA LEKI</text:p>
          </table:table-cell>
          <table:table-cell table:number-columns-repeated="6"/>
        </table:table-row>
        <table:table-row table:style-name="ro1">
          <table:table-cell table:formula="of:=[.A1855]+1" office:value-type="float" office:value="2608" calcext:value-type="float">
            <text:p>2608</text:p>
          </table:table-cell>
          <table:table-cell office:value-type="float" office:value="500030202" calcext:value-type="float">
            <text:p>500030202</text:p>
          </table:table-cell>
          <table:table-cell office:value-type="string" calcext:value-type="string">
            <text:p>DZ.PODSTAW. SANATORIUM-MAGNOLIA MATERIAŁY</text:p>
          </table:table-cell>
          <table:table-cell/>
          <table:table-cell office:value-type="string" calcext:value-type="string">
            <text:p>DZ.PODSTAW. SANATORIUM-MAGNOLIA MATERIAŁY</text:p>
          </table:table-cell>
          <table:table-cell table:number-columns-repeated="6"/>
        </table:table-row>
        <table:table-row table:style-name="ro1">
          <table:table-cell table:formula="of:=[.A1856]+1" office:value-type="float" office:value="2609" calcext:value-type="float">
            <text:p>2609</text:p>
          </table:table-cell>
          <table:table-cell office:value-type="float" office:value="500030203" calcext:value-type="float">
            <text:p>500030203</text:p>
          </table:table-cell>
          <table:table-cell office:value-type="string" calcext:value-type="string">
            <text:p>DZ.PODSTAW. SANATORIUM-MAGNOLIA ENERGIA</text:p>
          </table:table-cell>
          <table:table-cell/>
          <table:table-cell office:value-type="string" calcext:value-type="string">
            <text:p>DZ.PODSTAW. SANATORIUM-MAGNOLIA ENERGIA</text:p>
          </table:table-cell>
          <table:table-cell table:number-columns-repeated="6"/>
        </table:table-row>
        <table:table-row table:style-name="ro1">
          <table:table-cell table:formula="of:=[.A1857]+1" office:value-type="float" office:value="2610" calcext:value-type="float">
            <text:p>2610</text:p>
          </table:table-cell>
          <table:table-cell office:value-type="float" office:value="500030204" calcext:value-type="float">
            <text:p>500030204</text:p>
          </table:table-cell>
          <table:table-cell office:value-type="string" calcext:value-type="string">
            <text:p>DZ.PODSTAW. SANATORIUM-MAGNOLIA WODA</text:p>
          </table:table-cell>
          <table:table-cell/>
          <table:table-cell office:value-type="string" calcext:value-type="string">
            <text:p>DZ.PODSTAW. SANATORIUM-MAGNOLIA WODA</text:p>
          </table:table-cell>
          <table:table-cell table:number-columns-repeated="6"/>
        </table:table-row>
        <table:table-row table:style-name="ro1">
          <table:table-cell table:formula="of:=[.A1858]+1" office:value-type="float" office:value="2611" calcext:value-type="float">
            <text:p>2611</text:p>
          </table:table-cell>
          <table:table-cell office:value-type="float" office:value="500030205" calcext:value-type="float">
            <text:p>500030205</text:p>
          </table:table-cell>
          <table:table-cell office:value-type="string" calcext:value-type="string">
            <text:p>DZ.PODSTAW. SANATORIUM-MAGNOLIA GAZ</text:p>
          </table:table-cell>
          <table:table-cell/>
          <table:table-cell office:value-type="string" calcext:value-type="string">
            <text:p>DZ.PODSTAW. SANATORIUM-MAGNOLIA GAZ</text:p>
          </table:table-cell>
          <table:table-cell table:number-columns-repeated="6"/>
        </table:table-row>
        <table:table-row table:style-name="ro1">
          <table:table-cell table:formula="of:=[.A1859]+1" office:value-type="float" office:value="2612" calcext:value-type="float">
            <text:p>2612</text:p>
          </table:table-cell>
          <table:table-cell office:value-type="float" office:value="500030207" calcext:value-type="float">
            <text:p>500030207</text:p>
          </table:table-cell>
          <table:table-cell office:value-type="string" calcext:value-type="string">
            <text:p>DZ.PODSTAW. SANATORIUM-MAGNOLIA PŁACE</text:p>
          </table:table-cell>
          <table:table-cell/>
          <table:table-cell office:value-type="string" calcext:value-type="string">
            <text:p>DZ.PODSTAW. SANATORIUM-MAGNOLIA PŁACE</text:p>
          </table:table-cell>
          <table:table-cell table:number-columns-repeated="6"/>
        </table:table-row>
        <table:table-row table:style-name="ro1">
          <table:table-cell table:formula="of:=[.A1860]+1" office:value-type="float" office:value="2613" calcext:value-type="float">
            <text:p>2613</text:p>
          </table:table-cell>
          <table:table-cell office:value-type="float" office:value="500030208" calcext:value-type="float">
            <text:p>500030208</text:p>
          </table:table-cell>
          <table:table-cell office:value-type="string" calcext:value-type="string">
            <text:p>DZ.PODSTAW. SANATORIUM-MAGNOLIA REMONTY</text:p>
          </table:table-cell>
          <table:table-cell/>
          <table:table-cell office:value-type="string" calcext:value-type="string">
            <text:p>DZ.PODSTAW. SANATORIUM-MAGNOLIA REMONTY</text:p>
          </table:table-cell>
          <table:table-cell table:number-columns-repeated="6"/>
        </table:table-row>
        <table:table-row table:style-name="ro1">
          <table:table-cell table:formula="of:=[.A1861]+1" office:value-type="float" office:value="2614" calcext:value-type="float">
            <text:p>2614</text:p>
          </table:table-cell>
          <table:table-cell office:value-type="float" office:value="500030209" calcext:value-type="float">
            <text:p>500030209</text:p>
          </table:table-cell>
          <table:table-cell office:value-type="string" calcext:value-type="string">
            <text:p>DZ.PODSTAW. SANATORIUM-MAGNOLIA PRANIE</text:p>
          </table:table-cell>
          <table:table-cell/>
          <table:table-cell office:value-type="string" calcext:value-type="string">
            <text:p>DZ.PODSTAW. SANATORIUM-MAGNOLIA PRANIE</text:p>
          </table:table-cell>
          <table:table-cell table:number-columns-repeated="6"/>
        </table:table-row>
        <table:table-row table:style-name="ro1">
          <table:table-cell table:formula="of:=[.A1862]+1" office:value-type="float" office:value="2615" calcext:value-type="float">
            <text:p>2615</text:p>
          </table:table-cell>
          <table:table-cell office:value-type="float" office:value="500030210" calcext:value-type="float">
            <text:p>500030210</text:p>
          </table:table-cell>
          <table:table-cell office:value-type="string" calcext:value-type="string">
            <text:p>DZ.PODSTAW. SANATORIUM-MAGNOLIA INNE MATER. MEDYCZ</text:p>
          </table:table-cell>
          <table:table-cell/>
          <table:table-cell office:value-type="string" calcext:value-type="string">
            <text:p>DZ.PODSTAW. SANATORIUM-MAGNOLIA INNE MATER. MEDYCZ</text:p>
          </table:table-cell>
          <table:table-cell table:number-columns-repeated="6"/>
        </table:table-row>
        <table:table-row table:style-name="ro1">
          <table:table-cell table:formula="of:=[.A1863]+1" office:value-type="float" office:value="2616" calcext:value-type="float">
            <text:p>2616</text:p>
          </table:table-cell>
          <table:table-cell office:value-type="float" office:value="500030211" calcext:value-type="float">
            <text:p>500030211</text:p>
          </table:table-cell>
          <table:table-cell office:value-type="string" calcext:value-type="string">
            <text:p>DZ.PODSTAW. SANATORIUM-MAGNOLIA ŚROD.CZYSTOŚCI</text:p>
          </table:table-cell>
          <table:table-cell/>
          <table:table-cell office:value-type="string" calcext:value-type="string">
            <text:p>DZ.PODSTAW. SANATORIUM-MAGNOLIA ŚROD.CZYSTOŚCI</text:p>
          </table:table-cell>
          <table:table-cell table:number-columns-repeated="6"/>
        </table:table-row>
        <table:table-row table:style-name="ro1">
          <table:table-cell table:formula="of:=[.A1864]+1" office:value-type="float" office:value="2617" calcext:value-type="float">
            <text:p>2617</text:p>
          </table:table-cell>
          <table:table-cell office:value-type="float" office:value="500030212" calcext:value-type="float">
            <text:p>500030212</text:p>
          </table:table-cell>
          <table:table-cell office:value-type="string" calcext:value-type="string">
            <text:p>DZ.PODSTAW. SANATORIUM-MAGNOLIA USŁUGI</text:p>
          </table:table-cell>
          <table:table-cell/>
          <table:table-cell office:value-type="string" calcext:value-type="string">
            <text:p>DZ.PODSTAW. SANATORIUM-MAGNOLIA USŁUGI</text:p>
          </table:table-cell>
          <table:table-cell table:number-columns-repeated="6"/>
        </table:table-row>
        <table:table-row table:style-name="ro1">
          <table:table-cell table:formula="of:=[.A1865]+1" office:value-type="float" office:value="2618" calcext:value-type="float">
            <text:p>2618</text:p>
          </table:table-cell>
          <table:table-cell office:value-type="float" office:value="500030213" calcext:value-type="float">
            <text:p>500030213</text:p>
          </table:table-cell>
          <table:table-cell office:value-type="string" calcext:value-type="string">
            <text:p>DZ.PODSTAW. SANATORIUM-MAGNOLIA POZOSTAŁE KOSZTY</text:p>
          </table:table-cell>
          <table:table-cell/>
          <table:table-cell office:value-type="string" calcext:value-type="string">
            <text:p>DZ.PODSTAW. SANATORIUM-MAGNOLIA POZOSTAŁE KOSZTY</text:p>
          </table:table-cell>
          <table:table-cell table:number-columns-repeated="6"/>
        </table:table-row>
        <table:table-row table:style-name="ro1">
          <table:table-cell table:formula="of:=[.A1866]+1" office:value-type="float" office:value="2619" calcext:value-type="float">
            <text:p>2619</text:p>
          </table:table-cell>
          <table:table-cell office:value-type="float" office:value="500030215" calcext:value-type="float">
            <text:p>500030215</text:p>
          </table:table-cell>
          <table:table-cell office:value-type="string" calcext:value-type="string">
            <text:p>DZ.PODSTAW. SANATORIUM-MAGNOLIA ŻYWNOŚĆ</text:p>
          </table:table-cell>
          <table:table-cell/>
          <table:table-cell office:value-type="string" calcext:value-type="string">
            <text:p>DZ.PODSTAW. SANATORIUM-MAGNOLIA ŻYWNOŚĆ</text:p>
          </table:table-cell>
          <table:table-cell table:number-columns-repeated="6"/>
        </table:table-row>
        <table:table-row table:style-name="ro1">
          <table:table-cell table:formula="of:=[.A1867]+1" office:value-type="float" office:value="2620" calcext:value-type="float">
            <text:p>2620</text:p>
          </table:table-cell>
          <table:table-cell office:value-type="float" office:value="500030230" calcext:value-type="float">
            <text:p>500030230</text:p>
          </table:table-cell>
          <table:table-cell office:value-type="string" calcext:value-type="string">
            <text:p>DZ.PODSTAW. SANATORIUM-MAGNOLIA KINEZ.AKUP.KRIO</text:p>
          </table:table-cell>
          <table:table-cell/>
          <table:table-cell office:value-type="string" calcext:value-type="string">
            <text:p>DZ.PODSTAW. SANATORIUM-MAGNOLIA KINEZ.AKUP.KRIO</text:p>
          </table:table-cell>
          <table:table-cell table:number-columns-repeated="6"/>
        </table:table-row>
        <table:table-row table:style-name="ro1">
          <table:table-cell table:formula="of:=[.A1868]+1" office:value-type="float" office:value="2621" calcext:value-type="float">
            <text:p>2621</text:p>
          </table:table-cell>
          <table:table-cell office:value-type="float" office:value="500030232" calcext:value-type="float">
            <text:p>500030232</text:p>
          </table:table-cell>
          <table:table-cell office:value-type="string" calcext:value-type="string">
            <text:p>DZ.PODSTAW. SANATORIUM-MAGNOLIA WARSZTAT</text:p>
          </table:table-cell>
          <table:table-cell/>
          <table:table-cell office:value-type="string" calcext:value-type="string">
            <text:p>DZ.PODSTAW. SANATORIUM-MAGNOLIA WARSZTAT</text:p>
          </table:table-cell>
          <table:table-cell table:number-columns-repeated="6"/>
        </table:table-row>
        <table:table-row table:style-name="ro1">
          <table:table-cell table:formula="of:=[.A1869]+1" office:value-type="float" office:value="2622" calcext:value-type="float">
            <text:p>2622</text:p>
          </table:table-cell>
          <table:table-cell office:value-type="float" office:value="500030233" calcext:value-type="float">
            <text:p>500030233</text:p>
          </table:table-cell>
          <table:table-cell office:value-type="string" calcext:value-type="string">
            <text:p>DZ.PODSTAW. SANATORIUM-MAGNOLIA KUCHNIA</text:p>
          </table:table-cell>
          <table:table-cell/>
          <table:table-cell office:value-type="string" calcext:value-type="string">
            <text:p>DZ.PODSTAW. SANATORIUM-MAGNOLIA KUCHNIA</text:p>
          </table:table-cell>
          <table:table-cell table:number-columns-repeated="6"/>
        </table:table-row>
        <table:table-row table:style-name="ro1">
          <table:table-cell table:formula="of:=[.A1870]+1" office:value-type="float" office:value="2623" calcext:value-type="float">
            <text:p>2623</text:p>
          </table:table-cell>
          <table:table-cell office:value-type="float" office:value="500030235" calcext:value-type="float">
            <text:p>500030235</text:p>
          </table:table-cell>
          <table:table-cell office:value-type="string" calcext:value-type="string">
            <text:p>DZ.PODSTAW. SANATORIUM-MAGNOLIA P.APTECZNY</text:p>
          </table:table-cell>
          <table:table-cell/>
          <table:table-cell office:value-type="string" calcext:value-type="string">
            <text:p>DZ.PODSTAW. SANATORIUM-MAGNOLIA P.APTECZNY</text:p>
          </table:table-cell>
          <table:table-cell table:number-columns-repeated="6"/>
        </table:table-row>
        <table:table-row table:style-name="ro1">
          <table:table-cell table:formula="of:=[.A1871]+1" office:value-type="float" office:value="2624" calcext:value-type="float">
            <text:p>2624</text:p>
          </table:table-cell>
          <table:table-cell office:value-type="float" office:value="500030238" calcext:value-type="float">
            <text:p>500030238</text:p>
          </table:table-cell>
          <table:table-cell office:value-type="string" calcext:value-type="string">
            <text:p>DZ.PODSTAW. SANATORIUM-MAGNOLIA OGRÓD</text:p>
          </table:table-cell>
          <table:table-cell/>
          <table:table-cell office:value-type="string" calcext:value-type="string">
            <text:p>DZ.PODSTAW. SANATORIUM-MAGNOLIA OGRÓD</text:p>
          </table:table-cell>
          <table:table-cell table:number-columns-repeated="6"/>
        </table:table-row>
        <table:table-row table:style-name="ro1">
          <table:table-cell table:formula="of:=[.A1872]+1" office:value-type="float" office:value="2625" calcext:value-type="float">
            <text:p>2625</text:p>
          </table:table-cell>
          <table:table-cell office:value-type="float" office:value="500030239" calcext:value-type="float">
            <text:p>500030239</text:p>
          </table:table-cell>
          <table:table-cell office:value-type="string" calcext:value-type="string">
            <text:p>DZ.PODSTAW. SANATORIUM-MAGNOLIA BIURO USŁ.</text:p>
          </table:table-cell>
          <table:table-cell/>
          <table:table-cell office:value-type="string" calcext:value-type="string">
            <text:p>DZ.PODSTAW. SANATORIUM-MAGNOLIA BIURO USŁ.</text:p>
          </table:table-cell>
          <table:table-cell table:number-columns-repeated="6"/>
        </table:table-row>
        <table:table-row table:style-name="ro1">
          <table:table-cell table:formula="of:=[.A1873]+1" office:value-type="float" office:value="2626" calcext:value-type="float">
            <text:p>2626</text:p>
          </table:table-cell>
          <table:table-cell office:value-type="float" office:value="500030250" calcext:value-type="float">
            <text:p>500030250</text:p>
          </table:table-cell>
          <table:table-cell office:value-type="string" calcext:value-type="string">
            <text:p>DZ.PODSTAW. SANATORIUM-MAGNOLIA K.OGÓLN.ZAKŁ.</text:p>
          </table:table-cell>
          <table:table-cell/>
          <table:table-cell office:value-type="string" calcext:value-type="string">
            <text:p>DZ.PODSTAW. SANATORIUM-MAGNOLIA K.OGÓLN.ZAKŁ.</text:p>
          </table:table-cell>
          <table:table-cell table:number-columns-repeated="6"/>
        </table:table-row>
        <table:table-row table:style-name="ro1">
          <table:table-cell table:formula="of:=[.A1874]+1" office:value-type="float" office:value="2627" calcext:value-type="float">
            <text:p>2627</text:p>
          </table:table-cell>
          <table:table-cell office:value-type="float" office:value="500030301" calcext:value-type="float">
            <text:p>500030301</text:p>
          </table:table-cell>
          <table:table-cell office:value-type="string" calcext:value-type="string">
            <text:p>DZ.PODSTAW. SANATORIUM-WRZOS LEKI</text:p>
          </table:table-cell>
          <table:table-cell/>
          <table:table-cell office:value-type="string" calcext:value-type="string">
            <text:p>DZ.PODSTAW. SANATORIUM-WRZOS LEKI</text:p>
          </table:table-cell>
          <table:table-cell table:number-columns-repeated="6"/>
        </table:table-row>
        <table:table-row table:style-name="ro1">
          <table:table-cell table:formula="of:=[.A1875]+1" office:value-type="float" office:value="2628" calcext:value-type="float">
            <text:p>2628</text:p>
          </table:table-cell>
          <table:table-cell office:value-type="float" office:value="500030302" calcext:value-type="float">
            <text:p>500030302</text:p>
          </table:table-cell>
          <table:table-cell office:value-type="string" calcext:value-type="string">
            <text:p>DZ.PODSTAW. SANATORIUM-WRZOS MATERIAŁY</text:p>
          </table:table-cell>
          <table:table-cell/>
          <table:table-cell office:value-type="string" calcext:value-type="string">
            <text:p>DZ.PODSTAW. SANATORIUM-WRZOS MATERIAŁY</text:p>
          </table:table-cell>
          <table:table-cell table:number-columns-repeated="6"/>
        </table:table-row>
        <table:table-row table:style-name="ro1">
          <table:table-cell table:formula="of:=[.A1876]+1" office:value-type="float" office:value="2629" calcext:value-type="float">
            <text:p>2629</text:p>
          </table:table-cell>
          <table:table-cell office:value-type="float" office:value="500030303" calcext:value-type="float">
            <text:p>500030303</text:p>
          </table:table-cell>
          <table:table-cell office:value-type="string" calcext:value-type="string">
            <text:p>DZ.PODSTAW. SANATORIUM-WRZOS ENERGIA</text:p>
          </table:table-cell>
          <table:table-cell/>
          <table:table-cell office:value-type="string" calcext:value-type="string">
            <text:p>DZ.PODSTAW. SANATORIUM-WRZOS ENERGIA</text:p>
          </table:table-cell>
          <table:table-cell table:number-columns-repeated="6"/>
        </table:table-row>
        <table:table-row table:style-name="ro1">
          <table:table-cell table:formula="of:=[.A1877]+1" office:value-type="float" office:value="2630" calcext:value-type="float">
            <text:p>2630</text:p>
          </table:table-cell>
          <table:table-cell office:value-type="float" office:value="500030304" calcext:value-type="float">
            <text:p>500030304</text:p>
          </table:table-cell>
          <table:table-cell office:value-type="string" calcext:value-type="string">
            <text:p>DZ.PODSTAW. SANATORIUM-WRZOS WODA</text:p>
          </table:table-cell>
          <table:table-cell/>
          <table:table-cell office:value-type="string" calcext:value-type="string">
            <text:p>DZ.PODSTAW. SANATORIUM-WRZOS WODA</text:p>
          </table:table-cell>
          <table:table-cell table:number-columns-repeated="6"/>
        </table:table-row>
        <table:table-row table:style-name="ro1">
          <table:table-cell table:formula="of:=[.A1878]+1" office:value-type="float" office:value="2631" calcext:value-type="float">
            <text:p>2631</text:p>
          </table:table-cell>
          <table:table-cell office:value-type="float" office:value="500030305" calcext:value-type="float">
            <text:p>500030305</text:p>
          </table:table-cell>
          <table:table-cell office:value-type="string" calcext:value-type="string">
            <text:p>DZ.PODSTAW. SANATORIUM-WRZOS GAZ</text:p>
          </table:table-cell>
          <table:table-cell/>
          <table:table-cell office:value-type="string" calcext:value-type="string">
            <text:p>DZ.PODSTAW. SANATORIUM-WRZOS GAZ</text:p>
          </table:table-cell>
          <table:table-cell table:number-columns-repeated="6"/>
        </table:table-row>
        <table:table-row table:style-name="ro1">
          <table:table-cell table:formula="of:=[.A1879]+1" office:value-type="float" office:value="2632" calcext:value-type="float">
            <text:p>2632</text:p>
          </table:table-cell>
          <table:table-cell office:value-type="float" office:value="500030307" calcext:value-type="float">
            <text:p>500030307</text:p>
          </table:table-cell>
          <table:table-cell office:value-type="string" calcext:value-type="string">
            <text:p>DZ.PODSTAW. SANATORIUM-WRZOS PŁACE</text:p>
          </table:table-cell>
          <table:table-cell/>
          <table:table-cell office:value-type="string" calcext:value-type="string">
            <text:p>DZ.PODSTAW. SANATORIUM-WRZOS PŁACE</text:p>
          </table:table-cell>
          <table:table-cell table:number-columns-repeated="6"/>
        </table:table-row>
        <table:table-row table:style-name="ro1">
          <table:table-cell table:formula="of:=[.A1880]+1" office:value-type="float" office:value="2633" calcext:value-type="float">
            <text:p>2633</text:p>
          </table:table-cell>
          <table:table-cell office:value-type="float" office:value="500030309" calcext:value-type="float">
            <text:p>500030309</text:p>
          </table:table-cell>
          <table:table-cell office:value-type="string" calcext:value-type="string">
            <text:p>DZ.PODSTAW. SANATORIUM-WRZOS PRANIE</text:p>
          </table:table-cell>
          <table:table-cell/>
          <table:table-cell office:value-type="string" calcext:value-type="string">
            <text:p>DZ.PODSTAW. SANATORIUM-WRZOS PRANIE</text:p>
          </table:table-cell>
          <table:table-cell table:number-columns-repeated="6"/>
        </table:table-row>
        <table:table-row table:style-name="ro1">
          <table:table-cell table:formula="of:=[.A1881]+1" office:value-type="float" office:value="2634" calcext:value-type="float">
            <text:p>2634</text:p>
          </table:table-cell>
          <table:table-cell office:value-type="float" office:value="500030310" calcext:value-type="float">
            <text:p>500030310</text:p>
          </table:table-cell>
          <table:table-cell office:value-type="string" calcext:value-type="string">
            <text:p>DZ.PODSTAW. SANATORIUM-WRZOS INNE MATER. MEDYCZ</text:p>
          </table:table-cell>
          <table:table-cell/>
          <table:table-cell office:value-type="string" calcext:value-type="string">
            <text:p>DZ.PODSTAW. SANATORIUM-WRZOS INNE MATER. MEDYCZ</text:p>
          </table:table-cell>
          <table:table-cell table:number-columns-repeated="6"/>
        </table:table-row>
        <table:table-row table:style-name="ro1">
          <table:table-cell table:formula="of:=[.A1882]+1" office:value-type="float" office:value="2635" calcext:value-type="float">
            <text:p>2635</text:p>
          </table:table-cell>
          <table:table-cell office:value-type="float" office:value="500030311" calcext:value-type="float">
            <text:p>500030311</text:p>
          </table:table-cell>
          <table:table-cell office:value-type="string" calcext:value-type="string">
            <text:p>DZ.PODSTAW. SANATORIUM-WRZOS ŚROD.CZYSTOŚCI</text:p>
          </table:table-cell>
          <table:table-cell/>
          <table:table-cell office:value-type="string" calcext:value-type="string">
            <text:p>DZ.PODSTAW. SANATORIUM-WRZOS ŚROD.CZYSTOŚCI</text:p>
          </table:table-cell>
          <table:table-cell table:number-columns-repeated="6"/>
        </table:table-row>
        <table:table-row table:style-name="ro1">
          <table:table-cell table:formula="of:=[.A1883]+1" office:value-type="float" office:value="2636" calcext:value-type="float">
            <text:p>2636</text:p>
          </table:table-cell>
          <table:table-cell office:value-type="float" office:value="500030312" calcext:value-type="float">
            <text:p>500030312</text:p>
          </table:table-cell>
          <table:table-cell office:value-type="string" calcext:value-type="string">
            <text:p>DZ.PODSTAW. SANATORIUM-WRZOS USŁUGI</text:p>
          </table:table-cell>
          <table:table-cell/>
          <table:table-cell office:value-type="string" calcext:value-type="string">
            <text:p>DZ.PODSTAW. SANATORIUM-WRZOS USŁUGI</text:p>
          </table:table-cell>
          <table:table-cell table:number-columns-repeated="6"/>
        </table:table-row>
        <table:table-row table:style-name="ro1">
          <table:table-cell table:formula="of:=[.A1884]+1" office:value-type="float" office:value="2637" calcext:value-type="float">
            <text:p>2637</text:p>
          </table:table-cell>
          <table:table-cell office:value-type="float" office:value="500030313" calcext:value-type="float">
            <text:p>500030313</text:p>
          </table:table-cell>
          <table:table-cell office:value-type="string" calcext:value-type="string">
            <text:p>DZ.PODSTAW. SANATORIUM-WRZOS POZOSTAŁE KOSZTY</text:p>
          </table:table-cell>
          <table:table-cell/>
          <table:table-cell office:value-type="string" calcext:value-type="string">
            <text:p>DZ.PODSTAW. SANATORIUM-WRZOS POZOSTAŁE KOSZTY</text:p>
          </table:table-cell>
          <table:table-cell table:number-columns-repeated="6"/>
        </table:table-row>
        <table:table-row table:style-name="ro1">
          <table:table-cell table:formula="of:=[.A1885]+1" office:value-type="float" office:value="2638" calcext:value-type="float">
            <text:p>2638</text:p>
          </table:table-cell>
          <table:table-cell office:value-type="float" office:value="500030315" calcext:value-type="float">
            <text:p>500030315</text:p>
          </table:table-cell>
          <table:table-cell office:value-type="string" calcext:value-type="string">
            <text:p>DZ.PODSTAW. SANATORIUM-WRZOS ŻYWNOŚĆ</text:p>
          </table:table-cell>
          <table:table-cell/>
          <table:table-cell office:value-type="string" calcext:value-type="string">
            <text:p>DZ.PODSTAW. SANATORIUM-WRZOS ŻYWNOŚĆ</text:p>
          </table:table-cell>
          <table:table-cell table:number-columns-repeated="6"/>
        </table:table-row>
        <table:table-row table:style-name="ro1">
          <table:table-cell table:formula="of:=[.A1886]+1" office:value-type="float" office:value="2639" calcext:value-type="float">
            <text:p>2639</text:p>
          </table:table-cell>
          <table:table-cell office:value-type="float" office:value="500030330" calcext:value-type="float">
            <text:p>500030330</text:p>
          </table:table-cell>
          <table:table-cell office:value-type="string" calcext:value-type="string">
            <text:p>DZ.PODSTAW. SANATORIUM-WRZOS KINEZ.AKUP.KRIO</text:p>
          </table:table-cell>
          <table:table-cell/>
          <table:table-cell office:value-type="string" calcext:value-type="string">
            <text:p>DZ.PODSTAW. SANATORIUM-WRZOS KINEZ.AKUP.KRIO</text:p>
          </table:table-cell>
          <table:table-cell table:number-columns-repeated="6"/>
        </table:table-row>
        <table:table-row table:style-name="ro1">
          <table:table-cell table:formula="of:=[.A1887]+1" office:value-type="float" office:value="2640" calcext:value-type="float">
            <text:p>2640</text:p>
          </table:table-cell>
          <table:table-cell office:value-type="float" office:value="500030332" calcext:value-type="float">
            <text:p>500030332</text:p>
          </table:table-cell>
          <table:table-cell office:value-type="string" calcext:value-type="string">
            <text:p>DZ.PODSTAW. SANATORIUM-WRZOS WARSZTAT</text:p>
          </table:table-cell>
          <table:table-cell/>
          <table:table-cell office:value-type="string" calcext:value-type="string">
            <text:p>DZ.PODSTAW. SANATORIUM-WRZOS WARSZTAT</text:p>
          </table:table-cell>
          <table:table-cell table:number-columns-repeated="6"/>
        </table:table-row>
        <table:table-row table:style-name="ro1">
          <table:table-cell table:formula="of:=[.A1888]+1" office:value-type="float" office:value="2641" calcext:value-type="float">
            <text:p>2641</text:p>
          </table:table-cell>
          <table:table-cell office:value-type="float" office:value="500030333" calcext:value-type="float">
            <text:p>500030333</text:p>
          </table:table-cell>
          <table:table-cell office:value-type="string" calcext:value-type="string">
            <text:p>DZ.PODSTAW. SANATORIUM-WRZOS KUCHNIA</text:p>
          </table:table-cell>
          <table:table-cell/>
          <table:table-cell office:value-type="string" calcext:value-type="string">
            <text:p>DZ.PODSTAW. SANATORIUM-WRZOS KUCHNIA</text:p>
          </table:table-cell>
          <table:table-cell table:number-columns-repeated="6"/>
        </table:table-row>
        <table:table-row table:style-name="ro1">
          <table:table-cell table:formula="of:=[.A1889]+1" office:value-type="float" office:value="2642" calcext:value-type="float">
            <text:p>2642</text:p>
          </table:table-cell>
          <table:table-cell office:value-type="float" office:value="500030335" calcext:value-type="float">
            <text:p>500030335</text:p>
          </table:table-cell>
          <table:table-cell office:value-type="string" calcext:value-type="string">
            <text:p>DZ.PODSTAW. SANATORIUM-WRZOS P.APTECZNY</text:p>
          </table:table-cell>
          <table:table-cell/>
          <table:table-cell office:value-type="string" calcext:value-type="string">
            <text:p>DZ.PODSTAW. SANATORIUM-WRZOS P.APTECZNY</text:p>
          </table:table-cell>
          <table:table-cell table:number-columns-repeated="6"/>
        </table:table-row>
        <table:table-row table:style-name="ro1">
          <table:table-cell table:formula="of:=[.A1890]+1" office:value-type="float" office:value="2643" calcext:value-type="float">
            <text:p>2643</text:p>
          </table:table-cell>
          <table:table-cell office:value-type="float" office:value="500030338" calcext:value-type="float">
            <text:p>500030338</text:p>
          </table:table-cell>
          <table:table-cell office:value-type="string" calcext:value-type="string">
            <text:p>DZ.PODSTAW. SANATORIUM-WRZOS OGRÓD</text:p>
          </table:table-cell>
          <table:table-cell/>
          <table:table-cell office:value-type="string" calcext:value-type="string">
            <text:p>DZ.PODSTAW. SANATORIUM-WRZOS OGRÓD</text:p>
          </table:table-cell>
          <table:table-cell table:number-columns-repeated="6"/>
        </table:table-row>
        <table:table-row table:style-name="ro1">
          <table:table-cell table:formula="of:=[.A1891]+1" office:value-type="float" office:value="2644" calcext:value-type="float">
            <text:p>2644</text:p>
          </table:table-cell>
          <table:table-cell office:value-type="float" office:value="500030339" calcext:value-type="float">
            <text:p>500030339</text:p>
          </table:table-cell>
          <table:table-cell office:value-type="string" calcext:value-type="string">
            <text:p>DZ.PODSTAW. SANATORIUM-WRZOS BIURO USŁ.</text:p>
          </table:table-cell>
          <table:table-cell/>
          <table:table-cell office:value-type="string" calcext:value-type="string">
            <text:p>DZ.PODSTAW. SANATORIUM-WRZOS BIURO USŁ.</text:p>
          </table:table-cell>
          <table:table-cell table:number-columns-repeated="6"/>
        </table:table-row>
        <table:table-row table:style-name="ro1">
          <table:table-cell table:formula="of:=[.A1892]+1" office:value-type="float" office:value="2645" calcext:value-type="float">
            <text:p>2645</text:p>
          </table:table-cell>
          <table:table-cell office:value-type="float" office:value="500030350" calcext:value-type="float">
            <text:p>500030350</text:p>
          </table:table-cell>
          <table:table-cell office:value-type="string" calcext:value-type="string">
            <text:p>DZ.PODSTAW. SANATORIUM-WRZOS K.OGÓLN.ZAKŁ.</text:p>
          </table:table-cell>
          <table:table-cell/>
          <table:table-cell office:value-type="string" calcext:value-type="string">
            <text:p>DZ.PODSTAW. SANATORIUM-WRZOS K.OGÓLN.ZAKŁ.</text:p>
          </table:table-cell>
          <table:table-cell table:number-columns-repeated="6"/>
        </table:table-row>
        <table:table-row table:style-name="ro1">
          <table:table-cell table:formula="of:=[.A1893]+1" office:value-type="float" office:value="2646" calcext:value-type="float">
            <text:p>2646</text:p>
          </table:table-cell>
          <table:table-cell office:value-type="float" office:value="500030401" calcext:value-type="float">
            <text:p>500030401</text:p>
          </table:table-cell>
          <table:table-cell office:value-type="string" calcext:value-type="string">
            <text:p>DZ.PODSTAW. SANATORIUM-KROKUS LEKI</text:p>
          </table:table-cell>
          <table:table-cell/>
          <table:table-cell office:value-type="string" calcext:value-type="string">
            <text:p>DZ.PODSTAW. SANATORIUM-KROKUS LEKI</text:p>
          </table:table-cell>
          <table:table-cell table:number-columns-repeated="6"/>
        </table:table-row>
        <table:table-row table:style-name="ro1">
          <table:table-cell table:formula="of:=[.A1894]+1" office:value-type="float" office:value="2647" calcext:value-type="float">
            <text:p>2647</text:p>
          </table:table-cell>
          <table:table-cell office:value-type="float" office:value="500030402" calcext:value-type="float">
            <text:p>500030402</text:p>
          </table:table-cell>
          <table:table-cell office:value-type="string" calcext:value-type="string">
            <text:p>DZ.PODSTAW. SANATORIUM-KROKUS MATERIAŁY</text:p>
          </table:table-cell>
          <table:table-cell/>
          <table:table-cell office:value-type="string" calcext:value-type="string">
            <text:p>DZ.PODSTAW. SANATORIUM-KROKUS MATERIAŁY</text:p>
          </table:table-cell>
          <table:table-cell table:number-columns-repeated="6"/>
        </table:table-row>
        <table:table-row table:style-name="ro1">
          <table:table-cell table:formula="of:=[.A1895]+1" office:value-type="float" office:value="2648" calcext:value-type="float">
            <text:p>2648</text:p>
          </table:table-cell>
          <table:table-cell office:value-type="float" office:value="500030403" calcext:value-type="float">
            <text:p>500030403</text:p>
          </table:table-cell>
          <table:table-cell office:value-type="string" calcext:value-type="string">
            <text:p>DZ.PODSTAW. SANATORIUM-KROKUS ENERGIA</text:p>
          </table:table-cell>
          <table:table-cell/>
          <table:table-cell office:value-type="string" calcext:value-type="string">
            <text:p>DZ.PODSTAW. SANATORIUM-KROKUS ENERGIA</text:p>
          </table:table-cell>
          <table:table-cell table:number-columns-repeated="6"/>
        </table:table-row>
        <table:table-row table:style-name="ro1">
          <table:table-cell table:formula="of:=[.A1896]+1" office:value-type="float" office:value="2649" calcext:value-type="float">
            <text:p>2649</text:p>
          </table:table-cell>
          <table:table-cell office:value-type="float" office:value="500030404" calcext:value-type="float">
            <text:p>500030404</text:p>
          </table:table-cell>
          <table:table-cell office:value-type="string" calcext:value-type="string">
            <text:p>DZ.PODSTAW. SANATORIUM-KROKUS WODA</text:p>
          </table:table-cell>
          <table:table-cell/>
          <table:table-cell office:value-type="string" calcext:value-type="string">
            <text:p>DZ.PODSTAW. SANATORIUM-KROKUS WODA</text:p>
          </table:table-cell>
          <table:table-cell table:number-columns-repeated="6"/>
        </table:table-row>
        <table:table-row table:style-name="ro1">
          <table:table-cell table:formula="of:=[.A1897]+1" office:value-type="float" office:value="2650" calcext:value-type="float">
            <text:p>2650</text:p>
          </table:table-cell>
          <table:table-cell office:value-type="float" office:value="500030405" calcext:value-type="float">
            <text:p>500030405</text:p>
          </table:table-cell>
          <table:table-cell office:value-type="string" calcext:value-type="string">
            <text:p>DZ.PODSTAW. SANATORIUM-KROKUS GAZ</text:p>
          </table:table-cell>
          <table:table-cell/>
          <table:table-cell office:value-type="string" calcext:value-type="string">
            <text:p>DZ.PODSTAW. SANATORIUM-KROKUS GAZ</text:p>
          </table:table-cell>
          <table:table-cell table:number-columns-repeated="6"/>
        </table:table-row>
        <table:table-row table:style-name="ro1">
          <table:table-cell table:formula="of:=[.A1898]+1" office:value-type="float" office:value="2651" calcext:value-type="float">
            <text:p>2651</text:p>
          </table:table-cell>
          <table:table-cell office:value-type="float" office:value="500030407" calcext:value-type="float">
            <text:p>500030407</text:p>
          </table:table-cell>
          <table:table-cell office:value-type="string" calcext:value-type="string">
            <text:p>DZ.PODSTAW. SANATORIUM-KROKUS PŁACE</text:p>
          </table:table-cell>
          <table:table-cell/>
          <table:table-cell office:value-type="string" calcext:value-type="string">
            <text:p>DZ.PODSTAW. SANATORIUM-KROKUS PŁACE</text:p>
          </table:table-cell>
          <table:table-cell table:number-columns-repeated="6"/>
        </table:table-row>
        <table:table-row table:style-name="ro1">
          <table:table-cell table:formula="of:=[.A1899]+1" office:value-type="float" office:value="2652" calcext:value-type="float">
            <text:p>2652</text:p>
          </table:table-cell>
          <table:table-cell office:value-type="float" office:value="500030409" calcext:value-type="float">
            <text:p>500030409</text:p>
          </table:table-cell>
          <table:table-cell office:value-type="string" calcext:value-type="string">
            <text:p>DZ.PODSTAW. SANATORIUM-KROKUS PRANIE</text:p>
          </table:table-cell>
          <table:table-cell/>
          <table:table-cell office:value-type="string" calcext:value-type="string">
            <text:p>DZ.PODSTAW. SANATORIUM-KROKUS PRANIE</text:p>
          </table:table-cell>
          <table:table-cell table:number-columns-repeated="6"/>
        </table:table-row>
        <table:table-row table:style-name="ro1">
          <table:table-cell table:formula="of:=[.A1900]+1" office:value-type="float" office:value="2653" calcext:value-type="float">
            <text:p>2653</text:p>
          </table:table-cell>
          <table:table-cell office:value-type="float" office:value="500030410" calcext:value-type="float">
            <text:p>500030410</text:p>
          </table:table-cell>
          <table:table-cell office:value-type="string" calcext:value-type="string">
            <text:p>DZ.PODSTAW. SANATORIUM-KROKUS INNE MATER. MEDYCZ</text:p>
          </table:table-cell>
          <table:table-cell/>
          <table:table-cell office:value-type="string" calcext:value-type="string">
            <text:p>DZ.PODSTAW. SANATORIUM-KROKUS INNE MATER. MEDYCZ</text:p>
          </table:table-cell>
          <table:table-cell table:number-columns-repeated="6"/>
        </table:table-row>
        <table:table-row table:style-name="ro1">
          <table:table-cell table:formula="of:=[.A1901]+1" office:value-type="float" office:value="2654" calcext:value-type="float">
            <text:p>2654</text:p>
          </table:table-cell>
          <table:table-cell office:value-type="float" office:value="500030411" calcext:value-type="float">
            <text:p>500030411</text:p>
          </table:table-cell>
          <table:table-cell office:value-type="string" calcext:value-type="string">
            <text:p>DZ.PODSTAW. SANATORIUM-KROKUS ŚROD.CZYSTOŚCI</text:p>
          </table:table-cell>
          <table:table-cell/>
          <table:table-cell office:value-type="string" calcext:value-type="string">
            <text:p>DZ.PODSTAW. SANATORIUM-KROKUS ŚROD.CZYSTOŚCI</text:p>
          </table:table-cell>
          <table:table-cell table:number-columns-repeated="6"/>
        </table:table-row>
        <table:table-row table:style-name="ro1">
          <table:table-cell table:formula="of:=[.A1902]+1" office:value-type="float" office:value="2655" calcext:value-type="float">
            <text:p>2655</text:p>
          </table:table-cell>
          <table:table-cell office:value-type="float" office:value="500030412" calcext:value-type="float">
            <text:p>500030412</text:p>
          </table:table-cell>
          <table:table-cell office:value-type="string" calcext:value-type="string">
            <text:p>DZ.PODSTAW. SANATORIUM-KROKUS USŁUGI</text:p>
          </table:table-cell>
          <table:table-cell/>
          <table:table-cell office:value-type="string" calcext:value-type="string">
            <text:p>DZ.PODSTAW. SANATORIUM-KROKUS USŁUGI</text:p>
          </table:table-cell>
          <table:table-cell table:number-columns-repeated="6"/>
        </table:table-row>
        <table:table-row table:style-name="ro1">
          <table:table-cell table:formula="of:=[.A1903]+1" office:value-type="float" office:value="2656" calcext:value-type="float">
            <text:p>2656</text:p>
          </table:table-cell>
          <table:table-cell office:value-type="float" office:value="500030413" calcext:value-type="float">
            <text:p>500030413</text:p>
          </table:table-cell>
          <table:table-cell office:value-type="string" calcext:value-type="string">
            <text:p>DZ.PODSTAW. SANATORIUM-KROKUS POZOSTAŁE KOSZTY</text:p>
          </table:table-cell>
          <table:table-cell/>
          <table:table-cell office:value-type="string" calcext:value-type="string">
            <text:p>DZ.PODSTAW. SANATORIUM-KROKUS POZOSTAŁE KOSZTY</text:p>
          </table:table-cell>
          <table:table-cell table:number-columns-repeated="6"/>
        </table:table-row>
        <table:table-row table:style-name="ro1">
          <table:table-cell table:formula="of:=[.A1904]+1" office:value-type="float" office:value="2657" calcext:value-type="float">
            <text:p>2657</text:p>
          </table:table-cell>
          <table:table-cell office:value-type="float" office:value="500030415" calcext:value-type="float">
            <text:p>500030415</text:p>
          </table:table-cell>
          <table:table-cell office:value-type="string" calcext:value-type="string">
            <text:p>DZ.PODSTAW. SANATORIUM-KROKUS ŻYWNOŚĆ</text:p>
          </table:table-cell>
          <table:table-cell/>
          <table:table-cell office:value-type="string" calcext:value-type="string">
            <text:p>DZ.PODSTAW. SANATORIUM-KROKUS ŻYWNOŚĆ</text:p>
          </table:table-cell>
          <table:table-cell table:number-columns-repeated="6"/>
        </table:table-row>
        <table:table-row table:style-name="ro1">
          <table:table-cell table:formula="of:=[.A1905]+1" office:value-type="float" office:value="2658" calcext:value-type="float">
            <text:p>2658</text:p>
          </table:table-cell>
          <table:table-cell office:value-type="float" office:value="500030430" calcext:value-type="float">
            <text:p>500030430</text:p>
          </table:table-cell>
          <table:table-cell office:value-type="string" calcext:value-type="string">
            <text:p>DZ.PODSTAW. SANATORIUM-KROKUS KINEZ.AKUP.KRIO</text:p>
          </table:table-cell>
          <table:table-cell/>
          <table:table-cell office:value-type="string" calcext:value-type="string">
            <text:p>DZ.PODSTAW. SANATORIUM-KROKUS KINEZ.AKUP.KRIO</text:p>
          </table:table-cell>
          <table:table-cell table:number-columns-repeated="6"/>
        </table:table-row>
        <table:table-row table:style-name="ro1">
          <table:table-cell table:formula="of:=[.A1906]+1" office:value-type="float" office:value="2659" calcext:value-type="float">
            <text:p>2659</text:p>
          </table:table-cell>
          <table:table-cell office:value-type="float" office:value="500030432" calcext:value-type="float">
            <text:p>500030432</text:p>
          </table:table-cell>
          <table:table-cell office:value-type="string" calcext:value-type="string">
            <text:p>DZ.PODSTAW. SANATORIUM-KROKUS WARSZTAT</text:p>
          </table:table-cell>
          <table:table-cell/>
          <table:table-cell office:value-type="string" calcext:value-type="string">
            <text:p>DZ.PODSTAW. SANATORIUM-KROKUS WARSZTAT</text:p>
          </table:table-cell>
          <table:table-cell table:number-columns-repeated="6"/>
        </table:table-row>
        <table:table-row table:style-name="ro1">
          <table:table-cell table:formula="of:=[.A1907]+1" office:value-type="float" office:value="2660" calcext:value-type="float">
            <text:p>2660</text:p>
          </table:table-cell>
          <table:table-cell office:value-type="float" office:value="500030433" calcext:value-type="float">
            <text:p>500030433</text:p>
          </table:table-cell>
          <table:table-cell office:value-type="string" calcext:value-type="string">
            <text:p>DZ.PODSTAW. SANATORIUM-KROKUS KUCHNIA</text:p>
          </table:table-cell>
          <table:table-cell/>
          <table:table-cell office:value-type="string" calcext:value-type="string">
            <text:p>DZ.PODSTAW. SANATORIUM-KROKUS KUCHNIA</text:p>
          </table:table-cell>
          <table:table-cell table:number-columns-repeated="6"/>
        </table:table-row>
        <table:table-row table:style-name="ro1">
          <table:table-cell table:formula="of:=[.A1908]+1" office:value-type="float" office:value="2661" calcext:value-type="float">
            <text:p>2661</text:p>
          </table:table-cell>
          <table:table-cell office:value-type="float" office:value="500030435" calcext:value-type="float">
            <text:p>500030435</text:p>
          </table:table-cell>
          <table:table-cell office:value-type="string" calcext:value-type="string">
            <text:p>DZ.PODSTAW. SANATORIUM-KROKUS P.APTECZNY</text:p>
          </table:table-cell>
          <table:table-cell/>
          <table:table-cell office:value-type="string" calcext:value-type="string">
            <text:p>DZ.PODSTAW. SANATORIUM-KROKUS P.APTECZNY</text:p>
          </table:table-cell>
          <table:table-cell table:number-columns-repeated="6"/>
        </table:table-row>
        <table:table-row table:style-name="ro1">
          <table:table-cell table:formula="of:=[.A1909]+1" office:value-type="float" office:value="2662" calcext:value-type="float">
            <text:p>2662</text:p>
          </table:table-cell>
          <table:table-cell office:value-type="float" office:value="500030438" calcext:value-type="float">
            <text:p>500030438</text:p>
          </table:table-cell>
          <table:table-cell office:value-type="string" calcext:value-type="string">
            <text:p>DZ.PODSTAW. SANATORIUM-KROKUS OGRÓD</text:p>
          </table:table-cell>
          <table:table-cell/>
          <table:table-cell office:value-type="string" calcext:value-type="string">
            <text:p>DZ.PODSTAW. SANATORIUM-KROKUS OGRÓD</text:p>
          </table:table-cell>
          <table:table-cell table:number-columns-repeated="6"/>
        </table:table-row>
        <table:table-row table:style-name="ro1">
          <table:table-cell table:formula="of:=[.A1910]+1" office:value-type="float" office:value="2663" calcext:value-type="float">
            <text:p>2663</text:p>
          </table:table-cell>
          <table:table-cell office:value-type="float" office:value="500030439" calcext:value-type="float">
            <text:p>500030439</text:p>
          </table:table-cell>
          <table:table-cell office:value-type="string" calcext:value-type="string">
            <text:p>DZ.PODSTAW. SANATORIUM-KROKUS BIURO USŁ.</text:p>
          </table:table-cell>
          <table:table-cell/>
          <table:table-cell office:value-type="string" calcext:value-type="string">
            <text:p>DZ.PODSTAW. SANATORIUM-KROKUS BIURO USŁ.</text:p>
          </table:table-cell>
          <table:table-cell table:number-columns-repeated="6"/>
        </table:table-row>
        <table:table-row table:style-name="ro1">
          <table:table-cell table:formula="of:=[.A1911]+1" office:value-type="float" office:value="2664" calcext:value-type="float">
            <text:p>2664</text:p>
          </table:table-cell>
          <table:table-cell office:value-type="float" office:value="500030450" calcext:value-type="float">
            <text:p>500030450</text:p>
          </table:table-cell>
          <table:table-cell office:value-type="string" calcext:value-type="string">
            <text:p>DZ.PODSTAW. SANATORIUM-KROKUS K.OGÓLN.ZAKŁ.</text:p>
          </table:table-cell>
          <table:table-cell/>
          <table:table-cell office:value-type="string" calcext:value-type="string">
            <text:p>DZ.PODSTAW. SANATORIUM-KROKUS K.OGÓLN.ZAKŁ.</text:p>
          </table:table-cell>
          <table:table-cell table:number-columns-repeated="6"/>
        </table:table-row>
        <table:table-row table:style-name="ro1">
          <table:table-cell table:formula="of:=[.A1912]+1" office:value-type="float" office:value="2665" calcext:value-type="float">
            <text:p>2665</text:p>
          </table:table-cell>
          <table:table-cell office:value-type="float" office:value="500030501" calcext:value-type="float">
            <text:p>500030501</text:p>
          </table:table-cell>
          <table:table-cell office:value-type="string" calcext:value-type="string">
            <text:p>DZ.PODSTAW. SANATORIUM-AZALIA LEKI</text:p>
          </table:table-cell>
          <table:table-cell/>
          <table:table-cell office:value-type="string" calcext:value-type="string">
            <text:p>DZ.PODSTAW. SANATORIUM-AZALIA LEKI</text:p>
          </table:table-cell>
          <table:table-cell table:number-columns-repeated="6"/>
        </table:table-row>
        <table:table-row table:style-name="ro1">
          <table:table-cell table:formula="of:=[.A1913]+1" office:value-type="float" office:value="2666" calcext:value-type="float">
            <text:p>2666</text:p>
          </table:table-cell>
          <table:table-cell office:value-type="float" office:value="500030502" calcext:value-type="float">
            <text:p>500030502</text:p>
          </table:table-cell>
          <table:table-cell office:value-type="string" calcext:value-type="string">
            <text:p>DZ.PODSTAW. SANATORIUM-AZALIA MATERIAŁY</text:p>
          </table:table-cell>
          <table:table-cell/>
          <table:table-cell office:value-type="string" calcext:value-type="string">
            <text:p>DZ.PODSTAW. SANATORIUM-AZALIA MATERIAŁY</text:p>
          </table:table-cell>
          <table:table-cell table:number-columns-repeated="6"/>
        </table:table-row>
        <table:table-row table:style-name="ro1">
          <table:table-cell table:formula="of:=[.A1914]+1" office:value-type="float" office:value="2667" calcext:value-type="float">
            <text:p>2667</text:p>
          </table:table-cell>
          <table:table-cell office:value-type="float" office:value="500030503" calcext:value-type="float">
            <text:p>500030503</text:p>
          </table:table-cell>
          <table:table-cell office:value-type="string" calcext:value-type="string">
            <text:p>DZ.PODSTAW. SANATORIUM-AZALIA ENERGIA</text:p>
          </table:table-cell>
          <table:table-cell/>
          <table:table-cell office:value-type="string" calcext:value-type="string">
            <text:p>DZ.PODSTAW. SANATORIUM-AZALIA ENERGIA</text:p>
          </table:table-cell>
          <table:table-cell table:number-columns-repeated="6"/>
        </table:table-row>
        <table:table-row table:style-name="ro1">
          <table:table-cell table:formula="of:=[.A1915]+1" office:value-type="float" office:value="2668" calcext:value-type="float">
            <text:p>2668</text:p>
          </table:table-cell>
          <table:table-cell office:value-type="float" office:value="500030504" calcext:value-type="float">
            <text:p>500030504</text:p>
          </table:table-cell>
          <table:table-cell office:value-type="string" calcext:value-type="string">
            <text:p>DZ.PODSTAW. SANATORIUM-AZALIA WODA</text:p>
          </table:table-cell>
          <table:table-cell/>
          <table:table-cell office:value-type="string" calcext:value-type="string">
            <text:p>DZ.PODSTAW. SANATORIUM-AZALIA WODA</text:p>
          </table:table-cell>
          <table:table-cell table:number-columns-repeated="6"/>
        </table:table-row>
        <table:table-row table:style-name="ro1">
          <table:table-cell table:formula="of:=[.A1916]+1" office:value-type="float" office:value="2669" calcext:value-type="float">
            <text:p>2669</text:p>
          </table:table-cell>
          <table:table-cell office:value-type="float" office:value="500030505" calcext:value-type="float">
            <text:p>500030505</text:p>
          </table:table-cell>
          <table:table-cell office:value-type="string" calcext:value-type="string">
            <text:p>DZ.PODSTAW. SANATORIUM-AZALIA GAZ</text:p>
          </table:table-cell>
          <table:table-cell/>
          <table:table-cell office:value-type="string" calcext:value-type="string">
            <text:p>DZ.PODSTAW. SANATORIUM-AZALIA GAZ</text:p>
          </table:table-cell>
          <table:table-cell table:number-columns-repeated="6"/>
        </table:table-row>
        <table:table-row table:style-name="ro1">
          <table:table-cell table:formula="of:=[.A1917]+1" office:value-type="float" office:value="2670" calcext:value-type="float">
            <text:p>2670</text:p>
          </table:table-cell>
          <table:table-cell office:value-type="float" office:value="500030506" calcext:value-type="float">
            <text:p>500030506</text:p>
          </table:table-cell>
          <table:table-cell office:value-type="string" calcext:value-type="string">
            <text:p>DZ.PODSTAW. SANATORIUM-AZALIA AMORTYZACJA</text:p>
          </table:table-cell>
          <table:table-cell/>
          <table:table-cell office:value-type="string" calcext:value-type="string">
            <text:p>DZ.PODSTAW. SANATORIUM-AZALIA AMORTYZACJA</text:p>
          </table:table-cell>
          <table:table-cell table:number-columns-repeated="6"/>
        </table:table-row>
        <table:table-row table:style-name="ro1">
          <table:table-cell table:formula="of:=[.A1918]+1" office:value-type="float" office:value="2671" calcext:value-type="float">
            <text:p>2671</text:p>
          </table:table-cell>
          <table:table-cell office:value-type="float" office:value="500030507" calcext:value-type="float">
            <text:p>500030507</text:p>
          </table:table-cell>
          <table:table-cell office:value-type="string" calcext:value-type="string">
            <text:p>DZ.PODSTAW. SANATORIUM-AZALIA PŁACE</text:p>
          </table:table-cell>
          <table:table-cell/>
          <table:table-cell office:value-type="string" calcext:value-type="string">
            <text:p>DZ.PODSTAW. SANATORIUM-AZALIA PŁACE</text:p>
          </table:table-cell>
          <table:table-cell table:number-columns-repeated="6"/>
        </table:table-row>
        <table:table-row table:style-name="ro1">
          <table:table-cell table:formula="of:=[.A1919]+1" office:value-type="float" office:value="2672" calcext:value-type="float">
            <text:p>2672</text:p>
          </table:table-cell>
          <table:table-cell office:value-type="float" office:value="500030508" calcext:value-type="float">
            <text:p>500030508</text:p>
          </table:table-cell>
          <table:table-cell office:value-type="string" calcext:value-type="string">
            <text:p>DZ.PODSTAW. SANATORIUM-AZALIA REMONTY</text:p>
          </table:table-cell>
          <table:table-cell/>
          <table:table-cell office:value-type="string" calcext:value-type="string">
            <text:p>DZ.PODSTAW. SANATORIUM-AZALIA REMONTY</text:p>
          </table:table-cell>
          <table:table-cell table:number-columns-repeated="6"/>
        </table:table-row>
        <table:table-row table:style-name="ro1">
          <table:table-cell table:formula="of:=[.A1920]+1" office:value-type="float" office:value="2673" calcext:value-type="float">
            <text:p>2673</text:p>
          </table:table-cell>
          <table:table-cell office:value-type="float" office:value="500030509" calcext:value-type="float">
            <text:p>500030509</text:p>
          </table:table-cell>
          <table:table-cell office:value-type="string" calcext:value-type="string">
            <text:p>DZ.PODSTAW. SANATORIUM-AZALIA PRANIE</text:p>
          </table:table-cell>
          <table:table-cell/>
          <table:table-cell office:value-type="string" calcext:value-type="string">
            <text:p>DZ.PODSTAW. SANATORIUM-AZALIA PRANIE</text:p>
          </table:table-cell>
          <table:table-cell table:number-columns-repeated="6"/>
        </table:table-row>
        <table:table-row table:style-name="ro1">
          <table:table-cell table:formula="of:=[.A1921]+1" office:value-type="float" office:value="2674" calcext:value-type="float">
            <text:p>2674</text:p>
          </table:table-cell>
          <table:table-cell office:value-type="float" office:value="500030510" calcext:value-type="float">
            <text:p>500030510</text:p>
          </table:table-cell>
          <table:table-cell office:value-type="string" calcext:value-type="string">
            <text:p>DZ.PODSTAW. SANATORIUM-AZALIA INNE MATER. MEDYCZ</text:p>
          </table:table-cell>
          <table:table-cell/>
          <table:table-cell office:value-type="string" calcext:value-type="string">
            <text:p>DZ.PODSTAW. SANATORIUM-AZALIA INNE MATER. MEDYCZ</text:p>
          </table:table-cell>
          <table:table-cell table:number-columns-repeated="6"/>
        </table:table-row>
        <table:table-row table:style-name="ro1">
          <table:table-cell table:formula="of:=[.A1922]+1" office:value-type="float" office:value="2675" calcext:value-type="float">
            <text:p>2675</text:p>
          </table:table-cell>
          <table:table-cell office:value-type="float" office:value="500030511" calcext:value-type="float">
            <text:p>500030511</text:p>
          </table:table-cell>
          <table:table-cell office:value-type="string" calcext:value-type="string">
            <text:p>DZ.PODSTAW. SANATORIUM-AZALIA ŚROD.CZYSTOŚCI</text:p>
          </table:table-cell>
          <table:table-cell/>
          <table:table-cell office:value-type="string" calcext:value-type="string">
            <text:p>DZ.PODSTAW. SANATORIUM-AZALIA ŚROD.CZYSTOŚCI</text:p>
          </table:table-cell>
          <table:table-cell table:number-columns-repeated="6"/>
        </table:table-row>
        <table:table-row table:style-name="ro1">
          <table:table-cell table:formula="of:=[.A1923]+1" office:value-type="float" office:value="2676" calcext:value-type="float">
            <text:p>2676</text:p>
          </table:table-cell>
          <table:table-cell office:value-type="float" office:value="500030512" calcext:value-type="float">
            <text:p>500030512</text:p>
          </table:table-cell>
          <table:table-cell office:value-type="string" calcext:value-type="string">
            <text:p>DZ.PODSTAW. SANATORIUM-AZALIA USŁUGI</text:p>
          </table:table-cell>
          <table:table-cell/>
          <table:table-cell office:value-type="string" calcext:value-type="string">
            <text:p>DZ.PODSTAW. SANATORIUM-AZALIA USŁUGI</text:p>
          </table:table-cell>
          <table:table-cell table:number-columns-repeated="6"/>
        </table:table-row>
        <table:table-row table:style-name="ro1">
          <table:table-cell table:formula="of:=[.A1924]+1" office:value-type="float" office:value="2677" calcext:value-type="float">
            <text:p>2677</text:p>
          </table:table-cell>
          <table:table-cell office:value-type="float" office:value="500030513" calcext:value-type="float">
            <text:p>500030513</text:p>
          </table:table-cell>
          <table:table-cell office:value-type="string" calcext:value-type="string">
            <text:p>DZ.PODSTAW. SANATORIUM-AZALIA POZOSTAŁE KOSZTY</text:p>
          </table:table-cell>
          <table:table-cell/>
          <table:table-cell office:value-type="string" calcext:value-type="string">
            <text:p>DZ.PODSTAW. SANATORIUM-AZALIA POZOSTAŁE KOSZTY</text:p>
          </table:table-cell>
          <table:table-cell table:number-columns-repeated="6"/>
        </table:table-row>
        <table:table-row table:style-name="ro1">
          <table:table-cell table:formula="of:=[.A1925]+1" office:value-type="float" office:value="2678" calcext:value-type="float">
            <text:p>2678</text:p>
          </table:table-cell>
          <table:table-cell office:value-type="float" office:value="500030515" calcext:value-type="float">
            <text:p>500030515</text:p>
          </table:table-cell>
          <table:table-cell office:value-type="string" calcext:value-type="string">
            <text:p>DZ.PODSTAW. SANATORIUM-AZALIA ŻYWNOŚĆ</text:p>
          </table:table-cell>
          <table:table-cell/>
          <table:table-cell office:value-type="string" calcext:value-type="string">
            <text:p>DZ.PODSTAW. SANATORIUM-AZALIA ŻYWNOŚĆ</text:p>
          </table:table-cell>
          <table:table-cell table:number-columns-repeated="6"/>
        </table:table-row>
        <table:table-row table:style-name="ro1">
          <table:table-cell table:formula="of:=[.A1926]+1" office:value-type="float" office:value="2679" calcext:value-type="float">
            <text:p>2679</text:p>
          </table:table-cell>
          <table:table-cell office:value-type="float" office:value="500030530" calcext:value-type="float">
            <text:p>500030530</text:p>
          </table:table-cell>
          <table:table-cell office:value-type="string" calcext:value-type="string">
            <text:p>DZ.PODSTAW. SANATORIUM-AZALIA KINEZ.AKUP.KRIO</text:p>
          </table:table-cell>
          <table:table-cell/>
          <table:table-cell office:value-type="string" calcext:value-type="string">
            <text:p>DZ.PODSTAW. SANATORIUM-AZALIA KINEZ.AKUP.KRIO</text:p>
          </table:table-cell>
          <table:table-cell table:number-columns-repeated="6"/>
        </table:table-row>
        <table:table-row table:style-name="ro1">
          <table:table-cell table:formula="of:=[.A1927]+1" office:value-type="float" office:value="2680" calcext:value-type="float">
            <text:p>2680</text:p>
          </table:table-cell>
          <table:table-cell office:value-type="float" office:value="500030532" calcext:value-type="float">
            <text:p>500030532</text:p>
          </table:table-cell>
          <table:table-cell office:value-type="string" calcext:value-type="string">
            <text:p>DZ.PODSTAW. SANATORIUM-AZALIA WARSZTAT</text:p>
          </table:table-cell>
          <table:table-cell/>
          <table:table-cell office:value-type="string" calcext:value-type="string">
            <text:p>DZ.PODSTAW. SANATORIUM-AZALIA WARSZTAT</text:p>
          </table:table-cell>
          <table:table-cell table:number-columns-repeated="6"/>
        </table:table-row>
        <table:table-row table:style-name="ro1">
          <table:table-cell table:formula="of:=[.A1928]+1" office:value-type="float" office:value="2681" calcext:value-type="float">
            <text:p>2681</text:p>
          </table:table-cell>
          <table:table-cell office:value-type="float" office:value="500030533" calcext:value-type="float">
            <text:p>500030533</text:p>
          </table:table-cell>
          <table:table-cell office:value-type="string" calcext:value-type="string">
            <text:p>DZ.PODSTAW. SANATORIUM-AZALIA KUCHNIA</text:p>
          </table:table-cell>
          <table:table-cell/>
          <table:table-cell office:value-type="string" calcext:value-type="string">
            <text:p>DZ.PODSTAW. SANATORIUM-AZALIA KUCHNIA</text:p>
          </table:table-cell>
          <table:table-cell table:number-columns-repeated="6"/>
        </table:table-row>
        <table:table-row table:style-name="ro1">
          <table:table-cell table:formula="of:=[.A1929]+1" office:value-type="float" office:value="2682" calcext:value-type="float">
            <text:p>2682</text:p>
          </table:table-cell>
          <table:table-cell office:value-type="float" office:value="500030535" calcext:value-type="float">
            <text:p>500030535</text:p>
          </table:table-cell>
          <table:table-cell office:value-type="string" calcext:value-type="string">
            <text:p>DZ.PODSTAW. SANATORIUM-AZALIA P.APTECZNY</text:p>
          </table:table-cell>
          <table:table-cell/>
          <table:table-cell office:value-type="string" calcext:value-type="string">
            <text:p>DZ.PODSTAW. SANATORIUM-AZALIA P.APTECZNY</text:p>
          </table:table-cell>
          <table:table-cell table:number-columns-repeated="6"/>
        </table:table-row>
        <table:table-row table:style-name="ro1">
          <table:table-cell table:formula="of:=[.A1930]+1" office:value-type="float" office:value="2683" calcext:value-type="float">
            <text:p>2683</text:p>
          </table:table-cell>
          <table:table-cell office:value-type="float" office:value="500030538" calcext:value-type="float">
            <text:p>500030538</text:p>
          </table:table-cell>
          <table:table-cell office:value-type="string" calcext:value-type="string">
            <text:p>DZ.PODSTAW. SANATORIUM-AZALIA OGRÓD</text:p>
          </table:table-cell>
          <table:table-cell/>
          <table:table-cell office:value-type="string" calcext:value-type="string">
            <text:p>DZ.PODSTAW. SANATORIUM-AZALIA OGRÓD</text:p>
          </table:table-cell>
          <table:table-cell table:number-columns-repeated="6"/>
        </table:table-row>
        <table:table-row table:style-name="ro1">
          <table:table-cell table:formula="of:=[.A1931]+1" office:value-type="float" office:value="2684" calcext:value-type="float">
            <text:p>2684</text:p>
          </table:table-cell>
          <table:table-cell office:value-type="float" office:value="500030539" calcext:value-type="float">
            <text:p>500030539</text:p>
          </table:table-cell>
          <table:table-cell office:value-type="string" calcext:value-type="string">
            <text:p>DZ.PODSTAW. SANATORIUM-AZALIA BIURO USŁ.</text:p>
          </table:table-cell>
          <table:table-cell/>
          <table:table-cell office:value-type="string" calcext:value-type="string">
            <text:p>DZ.PODSTAW. SANATORIUM-AZALIA BIURO USŁ.</text:p>
          </table:table-cell>
          <table:table-cell table:number-columns-repeated="6"/>
        </table:table-row>
        <table:table-row table:style-name="ro1">
          <table:table-cell table:formula="of:=[.A1932]+1" office:value-type="float" office:value="2685" calcext:value-type="float">
            <text:p>2685</text:p>
          </table:table-cell>
          <table:table-cell office:value-type="float" office:value="500030550" calcext:value-type="float">
            <text:p>500030550</text:p>
          </table:table-cell>
          <table:table-cell office:value-type="string" calcext:value-type="string">
            <text:p>DZ.PODSTAW. SANATORIUM-AZALIA K.OGÓLN.ZAKŁ.</text:p>
          </table:table-cell>
          <table:table-cell/>
          <table:table-cell office:value-type="string" calcext:value-type="string">
            <text:p>DZ.PODSTAW. SANATORIUM-AZALIA K.OGÓLN.ZAKŁ.</text:p>
          </table:table-cell>
          <table:table-cell table:number-columns-repeated="6"/>
        </table:table-row>
        <table:table-row table:style-name="ro1">
          <table:table-cell table:formula="of:=[.A1933]+1" office:value-type="float" office:value="2686" calcext:value-type="float">
            <text:p>2686</text:p>
          </table:table-cell>
          <table:table-cell office:value-type="float" office:value="500030601" calcext:value-type="float">
            <text:p>500030601</text:p>
          </table:table-cell>
          <table:table-cell office:value-type="string" calcext:value-type="string">
            <text:p>DZ.PODSTAW. SANATORIUM-JASMIN LEKI</text:p>
          </table:table-cell>
          <table:table-cell/>
          <table:table-cell office:value-type="string" calcext:value-type="string">
            <text:p>DZ.PODSTAW. SANATORIUM-JASMIN LEKI</text:p>
          </table:table-cell>
          <table:table-cell table:number-columns-repeated="6"/>
        </table:table-row>
        <table:table-row table:style-name="ro1">
          <table:table-cell table:formula="of:=[.A1934]+1" office:value-type="float" office:value="2687" calcext:value-type="float">
            <text:p>2687</text:p>
          </table:table-cell>
          <table:table-cell office:value-type="float" office:value="500030602" calcext:value-type="float">
            <text:p>500030602</text:p>
          </table:table-cell>
          <table:table-cell office:value-type="string" calcext:value-type="string">
            <text:p>DZ.PODSTAW. SANATORIUM-JASMIN MATERIAŁY</text:p>
          </table:table-cell>
          <table:table-cell/>
          <table:table-cell office:value-type="string" calcext:value-type="string">
            <text:p>DZ.PODSTAW. SANATORIUM-JASMIN MATERIAŁY</text:p>
          </table:table-cell>
          <table:table-cell table:number-columns-repeated="6"/>
        </table:table-row>
        <table:table-row table:style-name="ro1">
          <table:table-cell table:formula="of:=[.A1935]+1" office:value-type="float" office:value="2688" calcext:value-type="float">
            <text:p>2688</text:p>
          </table:table-cell>
          <table:table-cell office:value-type="float" office:value="500030603" calcext:value-type="float">
            <text:p>500030603</text:p>
          </table:table-cell>
          <table:table-cell office:value-type="string" calcext:value-type="string">
            <text:p>DZ.PODSTAW. SANATORIUM-JASMIN ENERGIA</text:p>
          </table:table-cell>
          <table:table-cell/>
          <table:table-cell office:value-type="string" calcext:value-type="string">
            <text:p>DZ.PODSTAW. SANATORIUM-JASMIN ENERGIA</text:p>
          </table:table-cell>
          <table:table-cell table:number-columns-repeated="6"/>
        </table:table-row>
        <table:table-row table:style-name="ro1">
          <table:table-cell table:formula="of:=[.A1936]+1" office:value-type="float" office:value="2689" calcext:value-type="float">
            <text:p>2689</text:p>
          </table:table-cell>
          <table:table-cell office:value-type="float" office:value="500030604" calcext:value-type="float">
            <text:p>500030604</text:p>
          </table:table-cell>
          <table:table-cell office:value-type="string" calcext:value-type="string">
            <text:p>DZ.PODSTAW. SANATORIUM-JASMIN WODA</text:p>
          </table:table-cell>
          <table:table-cell/>
          <table:table-cell office:value-type="string" calcext:value-type="string">
            <text:p>DZ.PODSTAW. SANATORIUM-JASMIN WODA</text:p>
          </table:table-cell>
          <table:table-cell table:number-columns-repeated="6"/>
        </table:table-row>
        <table:table-row table:style-name="ro1">
          <table:table-cell table:formula="of:=[.A1937]+1" office:value-type="float" office:value="2690" calcext:value-type="float">
            <text:p>2690</text:p>
          </table:table-cell>
          <table:table-cell office:value-type="float" office:value="500030605" calcext:value-type="float">
            <text:p>500030605</text:p>
          </table:table-cell>
          <table:table-cell office:value-type="string" calcext:value-type="string">
            <text:p>DZ.PODSTAW. SANATORIUM-JASMIN GAZ</text:p>
          </table:table-cell>
          <table:table-cell/>
          <table:table-cell office:value-type="string" calcext:value-type="string">
            <text:p>DZ.PODSTAW. SANATORIUM-JASMIN GAZ</text:p>
          </table:table-cell>
          <table:table-cell table:number-columns-repeated="6"/>
        </table:table-row>
        <table:table-row table:style-name="ro1">
          <table:table-cell table:formula="of:=[.A1938]+1" office:value-type="float" office:value="2691" calcext:value-type="float">
            <text:p>2691</text:p>
          </table:table-cell>
          <table:table-cell office:value-type="float" office:value="500030607" calcext:value-type="float">
            <text:p>500030607</text:p>
          </table:table-cell>
          <table:table-cell office:value-type="string" calcext:value-type="string">
            <text:p>DZ.PODSTAW. SANATORIUM-JASMIN PŁACE</text:p>
          </table:table-cell>
          <table:table-cell/>
          <table:table-cell office:value-type="string" calcext:value-type="string">
            <text:p>DZ.PODSTAW. SANATORIUM-JASMIN PŁACE</text:p>
          </table:table-cell>
          <table:table-cell table:number-columns-repeated="6"/>
        </table:table-row>
        <table:table-row table:style-name="ro1">
          <table:table-cell table:formula="of:=[.A1939]+1" office:value-type="float" office:value="2692" calcext:value-type="float">
            <text:p>2692</text:p>
          </table:table-cell>
          <table:table-cell office:value-type="float" office:value="500030609" calcext:value-type="float">
            <text:p>500030609</text:p>
          </table:table-cell>
          <table:table-cell office:value-type="string" calcext:value-type="string">
            <text:p>DZ.PODSTAW. SANATORIUM-JASMIN PRANIE</text:p>
          </table:table-cell>
          <table:table-cell/>
          <table:table-cell office:value-type="string" calcext:value-type="string">
            <text:p>DZ.PODSTAW. SANATORIUM-JASMIN PRANIE</text:p>
          </table:table-cell>
          <table:table-cell table:number-columns-repeated="6"/>
        </table:table-row>
        <table:table-row table:style-name="ro1">
          <table:table-cell table:formula="of:=[.A1940]+1" office:value-type="float" office:value="2693" calcext:value-type="float">
            <text:p>2693</text:p>
          </table:table-cell>
          <table:table-cell office:value-type="float" office:value="500030610" calcext:value-type="float">
            <text:p>500030610</text:p>
          </table:table-cell>
          <table:table-cell office:value-type="string" calcext:value-type="string">
            <text:p>DZ.PODSTAW. SANATORIUM-JASMIN INNE MATER. MEDYCZ</text:p>
          </table:table-cell>
          <table:table-cell/>
          <table:table-cell office:value-type="string" calcext:value-type="string">
            <text:p>DZ.PODSTAW. SANATORIUM-JASMIN INNE MATER. MEDYCZ</text:p>
          </table:table-cell>
          <table:table-cell table:number-columns-repeated="6"/>
        </table:table-row>
        <table:table-row table:style-name="ro1">
          <table:table-cell table:formula="of:=[.A1941]+1" office:value-type="float" office:value="2694" calcext:value-type="float">
            <text:p>2694</text:p>
          </table:table-cell>
          <table:table-cell office:value-type="float" office:value="500030611" calcext:value-type="float">
            <text:p>500030611</text:p>
          </table:table-cell>
          <table:table-cell office:value-type="string" calcext:value-type="string">
            <text:p>DZ.PODSTAW. SANATORIUM-JASMIN ŚROD.CZYSTOŚCI</text:p>
          </table:table-cell>
          <table:table-cell/>
          <table:table-cell office:value-type="string" calcext:value-type="string">
            <text:p>DZ.PODSTAW. SANATORIUM-JASMIN ŚROD.CZYSTOŚCI</text:p>
          </table:table-cell>
          <table:table-cell table:number-columns-repeated="6"/>
        </table:table-row>
        <table:table-row table:style-name="ro1">
          <table:table-cell table:formula="of:=[.A1942]+1" office:value-type="float" office:value="2695" calcext:value-type="float">
            <text:p>2695</text:p>
          </table:table-cell>
          <table:table-cell office:value-type="float" office:value="500030612" calcext:value-type="float">
            <text:p>500030612</text:p>
          </table:table-cell>
          <table:table-cell office:value-type="string" calcext:value-type="string">
            <text:p>DZ.PODSTAW. SANATORIUM-JASMIN USŁUGI</text:p>
          </table:table-cell>
          <table:table-cell/>
          <table:table-cell office:value-type="string" calcext:value-type="string">
            <text:p>DZ.PODSTAW. SANATORIUM-JASMIN USŁUGI</text:p>
          </table:table-cell>
          <table:table-cell table:number-columns-repeated="6"/>
        </table:table-row>
        <table:table-row table:style-name="ro1">
          <table:table-cell table:formula="of:=[.A1943]+1" office:value-type="float" office:value="2696" calcext:value-type="float">
            <text:p>2696</text:p>
          </table:table-cell>
          <table:table-cell office:value-type="float" office:value="500030613" calcext:value-type="float">
            <text:p>500030613</text:p>
          </table:table-cell>
          <table:table-cell office:value-type="string" calcext:value-type="string">
            <text:p>DZ.PODSTAW. SANATORIUM-JASMIN POZOSTAŁE KOSZTY</text:p>
          </table:table-cell>
          <table:table-cell/>
          <table:table-cell office:value-type="string" calcext:value-type="string">
            <text:p>DZ.PODSTAW. SANATORIUM-JASMIN POZOSTAŁE KOSZTY</text:p>
          </table:table-cell>
          <table:table-cell table:number-columns-repeated="6"/>
        </table:table-row>
        <table:table-row table:style-name="ro1">
          <table:table-cell table:formula="of:=[.A1944]+1" office:value-type="float" office:value="2697" calcext:value-type="float">
            <text:p>2697</text:p>
          </table:table-cell>
          <table:table-cell office:value-type="float" office:value="500030615" calcext:value-type="float">
            <text:p>500030615</text:p>
          </table:table-cell>
          <table:table-cell office:value-type="string" calcext:value-type="string">
            <text:p>DZ.PODSTAW. SANATORIUM-JASMIN ŻYWNOŚĆ</text:p>
          </table:table-cell>
          <table:table-cell/>
          <table:table-cell office:value-type="string" calcext:value-type="string">
            <text:p>DZ.PODSTAW. SANATORIUM-JASMIN ŻYWNOŚĆ</text:p>
          </table:table-cell>
          <table:table-cell table:number-columns-repeated="6"/>
        </table:table-row>
        <table:table-row table:style-name="ro1">
          <table:table-cell table:formula="of:=[.A1945]+1" office:value-type="float" office:value="2698" calcext:value-type="float">
            <text:p>2698</text:p>
          </table:table-cell>
          <table:table-cell office:value-type="float" office:value="500030630" calcext:value-type="float">
            <text:p>500030630</text:p>
          </table:table-cell>
          <table:table-cell office:value-type="string" calcext:value-type="string">
            <text:p>DZ.PODSTAW. SANATORIUM-JASMIN KINEZ.AKUP.KRIO</text:p>
          </table:table-cell>
          <table:table-cell/>
          <table:table-cell office:value-type="string" calcext:value-type="string">
            <text:p>DZ.PODSTAW. SANATORIUM-JASMIN KINEZ.AKUP.KRIO</text:p>
          </table:table-cell>
          <table:table-cell table:number-columns-repeated="6"/>
        </table:table-row>
        <table:table-row table:style-name="ro1">
          <table:table-cell table:formula="of:=[.A1946]+1" office:value-type="float" office:value="2699" calcext:value-type="float">
            <text:p>2699</text:p>
          </table:table-cell>
          <table:table-cell office:value-type="float" office:value="500030632" calcext:value-type="float">
            <text:p>500030632</text:p>
          </table:table-cell>
          <table:table-cell office:value-type="string" calcext:value-type="string">
            <text:p>DZ.PODSTAW. SANATORIUM-JASMIN WARSZTAT</text:p>
          </table:table-cell>
          <table:table-cell/>
          <table:table-cell office:value-type="string" calcext:value-type="string">
            <text:p>DZ.PODSTAW. SANATORIUM-JASMIN WARSZTAT</text:p>
          </table:table-cell>
          <table:table-cell table:number-columns-repeated="6"/>
        </table:table-row>
        <table:table-row table:style-name="ro1">
          <table:table-cell table:formula="of:=[.A1947]+1" office:value-type="float" office:value="2700" calcext:value-type="float">
            <text:p>2700</text:p>
          </table:table-cell>
          <table:table-cell office:value-type="float" office:value="500030633" calcext:value-type="float">
            <text:p>500030633</text:p>
          </table:table-cell>
          <table:table-cell office:value-type="string" calcext:value-type="string">
            <text:p>DZ.PODSTAW. SANATORIUM-JASMIN KUCHNIA</text:p>
          </table:table-cell>
          <table:table-cell/>
          <table:table-cell office:value-type="string" calcext:value-type="string">
            <text:p>DZ.PODSTAW. SANATORIUM-JASMIN KUCHNIA</text:p>
          </table:table-cell>
          <table:table-cell table:number-columns-repeated="6"/>
        </table:table-row>
        <table:table-row table:style-name="ro1">
          <table:table-cell table:formula="of:=[.A1948]+1" office:value-type="float" office:value="2701" calcext:value-type="float">
            <text:p>2701</text:p>
          </table:table-cell>
          <table:table-cell office:value-type="float" office:value="500030635" calcext:value-type="float">
            <text:p>500030635</text:p>
          </table:table-cell>
          <table:table-cell office:value-type="string" calcext:value-type="string">
            <text:p>DZ.PODSTAW. SANATORIUM-JASMIN P.APTECZNY</text:p>
          </table:table-cell>
          <table:table-cell/>
          <table:table-cell office:value-type="string" calcext:value-type="string">
            <text:p>DZ.PODSTAW. SANATORIUM-JASMIN P.APTECZNY</text:p>
          </table:table-cell>
          <table:table-cell table:number-columns-repeated="6"/>
        </table:table-row>
        <table:table-row table:style-name="ro1">
          <table:table-cell table:formula="of:=[.A1949]+1" office:value-type="float" office:value="2702" calcext:value-type="float">
            <text:p>2702</text:p>
          </table:table-cell>
          <table:table-cell office:value-type="float" office:value="500030638" calcext:value-type="float">
            <text:p>500030638</text:p>
          </table:table-cell>
          <table:table-cell office:value-type="string" calcext:value-type="string">
            <text:p>DZ.PODSTAW. SANATORIUM-JASMIN OGRÓD</text:p>
          </table:table-cell>
          <table:table-cell/>
          <table:table-cell office:value-type="string" calcext:value-type="string">
            <text:p>DZ.PODSTAW. SANATORIUM-JASMIN OGRÓD</text:p>
          </table:table-cell>
          <table:table-cell table:number-columns-repeated="6"/>
        </table:table-row>
        <table:table-row table:style-name="ro1">
          <table:table-cell table:formula="of:=[.A1950]+1" office:value-type="float" office:value="2703" calcext:value-type="float">
            <text:p>2703</text:p>
          </table:table-cell>
          <table:table-cell office:value-type="float" office:value="500030639" calcext:value-type="float">
            <text:p>500030639</text:p>
          </table:table-cell>
          <table:table-cell office:value-type="string" calcext:value-type="string">
            <text:p>DZ.PODSTAW. SANATORIUM-JASMIN BIURO USŁ.</text:p>
          </table:table-cell>
          <table:table-cell/>
          <table:table-cell office:value-type="string" calcext:value-type="string">
            <text:p>DZ.PODSTAW. SANATORIUM-JASMIN BIURO USŁ.</text:p>
          </table:table-cell>
          <table:table-cell table:number-columns-repeated="6"/>
        </table:table-row>
        <table:table-row table:style-name="ro1">
          <table:table-cell table:formula="of:=[.A1951]+1" office:value-type="float" office:value="2704" calcext:value-type="float">
            <text:p>2704</text:p>
          </table:table-cell>
          <table:table-cell office:value-type="float" office:value="500030650" calcext:value-type="float">
            <text:p>500030650</text:p>
          </table:table-cell>
          <table:table-cell office:value-type="string" calcext:value-type="string">
            <text:p>DZ.PODSTAW. SANATORIUM-JASMIN K.OGÓLN.ZAKŁ.</text:p>
          </table:table-cell>
          <table:table-cell/>
          <table:table-cell office:value-type="string" calcext:value-type="string">
            <text:p>DZ.PODSTAW. SANATORIUM-JASMIN K.OGÓLN.ZAKŁ.</text:p>
          </table:table-cell>
          <table:table-cell table:number-columns-repeated="6"/>
        </table:table-row>
        <table:table-row table:style-name="ro1">
          <table:table-cell table:formula="of:=[.A1952]+1" office:value-type="float" office:value="2705" calcext:value-type="float">
            <text:p>2705</text:p>
          </table:table-cell>
          <table:table-cell office:value-type="float" office:value="500030701" calcext:value-type="float">
            <text:p>500030701</text:p>
          </table:table-cell>
          <table:table-cell office:value-type="string" calcext:value-type="string">
            <text:p>DZ.PODSTAW. SANATORIUM-LIMBA LEKI</text:p>
          </table:table-cell>
          <table:table-cell/>
          <table:table-cell office:value-type="string" calcext:value-type="string">
            <text:p>DZ.PODSTAW. SANATORIUM-LIMBA LEKI</text:p>
          </table:table-cell>
          <table:table-cell table:number-columns-repeated="6"/>
        </table:table-row>
        <table:table-row table:style-name="ro1">
          <table:table-cell table:formula="of:=[.A1953]+1" office:value-type="float" office:value="2706" calcext:value-type="float">
            <text:p>2706</text:p>
          </table:table-cell>
          <table:table-cell office:value-type="float" office:value="500030702" calcext:value-type="float">
            <text:p>500030702</text:p>
          </table:table-cell>
          <table:table-cell office:value-type="string" calcext:value-type="string">
            <text:p>DZ.PODSTAW. SANATORIUM-LIMBA MATERIAŁY</text:p>
          </table:table-cell>
          <table:table-cell/>
          <table:table-cell office:value-type="string" calcext:value-type="string">
            <text:p>DZ.PODSTAW. SANATORIUM-LIMBA MATERIAŁY</text:p>
          </table:table-cell>
          <table:table-cell table:number-columns-repeated="6"/>
        </table:table-row>
        <table:table-row table:style-name="ro1">
          <table:table-cell table:formula="of:=[.A1954]+1" office:value-type="float" office:value="2707" calcext:value-type="float">
            <text:p>2707</text:p>
          </table:table-cell>
          <table:table-cell office:value-type="float" office:value="500030703" calcext:value-type="float">
            <text:p>500030703</text:p>
          </table:table-cell>
          <table:table-cell office:value-type="string" calcext:value-type="string">
            <text:p>DZ.PODSTAW. SANATORIUM-LIMBA ENERGIA</text:p>
          </table:table-cell>
          <table:table-cell/>
          <table:table-cell office:value-type="string" calcext:value-type="string">
            <text:p>DZ.PODSTAW. SANATORIUM-LIMBA ENERGIA</text:p>
          </table:table-cell>
          <table:table-cell table:number-columns-repeated="6"/>
        </table:table-row>
        <table:table-row table:style-name="ro1">
          <table:table-cell table:formula="of:=[.A1955]+1" office:value-type="float" office:value="2708" calcext:value-type="float">
            <text:p>2708</text:p>
          </table:table-cell>
          <table:table-cell office:value-type="float" office:value="500030704" calcext:value-type="float">
            <text:p>500030704</text:p>
          </table:table-cell>
          <table:table-cell office:value-type="string" calcext:value-type="string">
            <text:p>DZ.PODSTAW. SANATORIUM-LIMBA WODA</text:p>
          </table:table-cell>
          <table:table-cell/>
          <table:table-cell office:value-type="string" calcext:value-type="string">
            <text:p>DZ.PODSTAW. SANATORIUM-LIMBA WODA</text:p>
          </table:table-cell>
          <table:table-cell table:number-columns-repeated="6"/>
        </table:table-row>
        <table:table-row table:style-name="ro1">
          <table:table-cell table:formula="of:=[.A1956]+1" office:value-type="float" office:value="2709" calcext:value-type="float">
            <text:p>2709</text:p>
          </table:table-cell>
          <table:table-cell office:value-type="float" office:value="500030705" calcext:value-type="float">
            <text:p>500030705</text:p>
          </table:table-cell>
          <table:table-cell office:value-type="string" calcext:value-type="string">
            <text:p>DZ.PODSTAW. SANATORIUM-LIMBA GAZ</text:p>
          </table:table-cell>
          <table:table-cell/>
          <table:table-cell office:value-type="string" calcext:value-type="string">
            <text:p>DZ.PODSTAW. SANATORIUM-LIMBA GAZ</text:p>
          </table:table-cell>
          <table:table-cell table:number-columns-repeated="6"/>
        </table:table-row>
        <table:table-row table:style-name="ro1">
          <table:table-cell table:formula="of:=[.A1957]+1" office:value-type="float" office:value="2710" calcext:value-type="float">
            <text:p>2710</text:p>
          </table:table-cell>
          <table:table-cell office:value-type="float" office:value="500030706" calcext:value-type="float">
            <text:p>500030706</text:p>
          </table:table-cell>
          <table:table-cell office:value-type="string" calcext:value-type="string">
            <text:p>DZ.PODSTAW. SANATORIUM-LIMBA AMORTYZACJA</text:p>
          </table:table-cell>
          <table:table-cell/>
          <table:table-cell office:value-type="string" calcext:value-type="string">
            <text:p>DZ.PODSTAW. SANATORIUM-LIMBA AMORTYZACJA</text:p>
          </table:table-cell>
          <table:table-cell table:number-columns-repeated="6"/>
        </table:table-row>
        <table:table-row table:style-name="ro1">
          <table:table-cell table:formula="of:=[.A1958]+1" office:value-type="float" office:value="2711" calcext:value-type="float">
            <text:p>2711</text:p>
          </table:table-cell>
          <table:table-cell office:value-type="float" office:value="500030707" calcext:value-type="float">
            <text:p>500030707</text:p>
          </table:table-cell>
          <table:table-cell office:value-type="string" calcext:value-type="string">
            <text:p>DZ.PODSTAW. SANATORIUM-LIMBA PŁACE</text:p>
          </table:table-cell>
          <table:table-cell/>
          <table:table-cell office:value-type="string" calcext:value-type="string">
            <text:p>DZ.PODSTAW. SANATORIUM-LIMBA PŁACE</text:p>
          </table:table-cell>
          <table:table-cell table:number-columns-repeated="6"/>
        </table:table-row>
        <table:table-row table:style-name="ro1">
          <table:table-cell table:formula="of:=[.A1959]+1" office:value-type="float" office:value="2712" calcext:value-type="float">
            <text:p>2712</text:p>
          </table:table-cell>
          <table:table-cell office:value-type="float" office:value="500030708" calcext:value-type="float">
            <text:p>500030708</text:p>
          </table:table-cell>
          <table:table-cell office:value-type="string" calcext:value-type="string">
            <text:p>DZ.PODSTAW. SANATORIUM-LIMBA REMONTY</text:p>
          </table:table-cell>
          <table:table-cell/>
          <table:table-cell office:value-type="string" calcext:value-type="string">
            <text:p>DZ.PODSTAW. SANATORIUM-LIMBA REMONTY</text:p>
          </table:table-cell>
          <table:table-cell table:number-columns-repeated="6"/>
        </table:table-row>
        <table:table-row table:style-name="ro1">
          <table:table-cell table:formula="of:=[.A1960]+1" office:value-type="float" office:value="2713" calcext:value-type="float">
            <text:p>2713</text:p>
          </table:table-cell>
          <table:table-cell office:value-type="float" office:value="500030709" calcext:value-type="float">
            <text:p>500030709</text:p>
          </table:table-cell>
          <table:table-cell office:value-type="string" calcext:value-type="string">
            <text:p>DZ.PODSTAW. SANATORIUM-LIMBA PRANIE</text:p>
          </table:table-cell>
          <table:table-cell/>
          <table:table-cell office:value-type="string" calcext:value-type="string">
            <text:p>DZ.PODSTAW. SANATORIUM-LIMBA PRANIE</text:p>
          </table:table-cell>
          <table:table-cell table:number-columns-repeated="6"/>
        </table:table-row>
        <table:table-row table:style-name="ro1">
          <table:table-cell table:formula="of:=[.A1961]+1" office:value-type="float" office:value="2714" calcext:value-type="float">
            <text:p>2714</text:p>
          </table:table-cell>
          <table:table-cell office:value-type="float" office:value="500030710" calcext:value-type="float">
            <text:p>500030710</text:p>
          </table:table-cell>
          <table:table-cell office:value-type="string" calcext:value-type="string">
            <text:p>DZ.PODSTAW. SANATORIUM-LIMBA INNE MATER. MEDYCZ</text:p>
          </table:table-cell>
          <table:table-cell/>
          <table:table-cell office:value-type="string" calcext:value-type="string">
            <text:p>DZ.PODSTAW. SANATORIUM-LIMBA INNE MATER. MEDYCZ</text:p>
          </table:table-cell>
          <table:table-cell table:number-columns-repeated="6"/>
        </table:table-row>
        <table:table-row table:style-name="ro1">
          <table:table-cell table:formula="of:=[.A1962]+1" office:value-type="float" office:value="2715" calcext:value-type="float">
            <text:p>2715</text:p>
          </table:table-cell>
          <table:table-cell office:value-type="float" office:value="500030711" calcext:value-type="float">
            <text:p>500030711</text:p>
          </table:table-cell>
          <table:table-cell office:value-type="string" calcext:value-type="string">
            <text:p>DZ.PODSTAW. SANATORIUM-LIMBA ŚROD.CZYSTOŚCI</text:p>
          </table:table-cell>
          <table:table-cell/>
          <table:table-cell office:value-type="string" calcext:value-type="string">
            <text:p>DZ.PODSTAW. SANATORIUM-LIMBA ŚROD.CZYSTOŚCI</text:p>
          </table:table-cell>
          <table:table-cell table:number-columns-repeated="6"/>
        </table:table-row>
        <table:table-row table:style-name="ro1">
          <table:table-cell table:formula="of:=[.A1963]+1" office:value-type="float" office:value="2716" calcext:value-type="float">
            <text:p>2716</text:p>
          </table:table-cell>
          <table:table-cell office:value-type="float" office:value="500030712" calcext:value-type="float">
            <text:p>500030712</text:p>
          </table:table-cell>
          <table:table-cell office:value-type="string" calcext:value-type="string">
            <text:p>DZ.PODSTAW. SANATORIUM-LIMBA USŁUGI</text:p>
          </table:table-cell>
          <table:table-cell/>
          <table:table-cell office:value-type="string" calcext:value-type="string">
            <text:p>DZ.PODSTAW. SANATORIUM-LIMBA USŁUGI</text:p>
          </table:table-cell>
          <table:table-cell table:number-columns-repeated="6"/>
        </table:table-row>
        <table:table-row table:style-name="ro1">
          <table:table-cell table:formula="of:=[.A1964]+1" office:value-type="float" office:value="2717" calcext:value-type="float">
            <text:p>2717</text:p>
          </table:table-cell>
          <table:table-cell office:value-type="float" office:value="500030713" calcext:value-type="float">
            <text:p>500030713</text:p>
          </table:table-cell>
          <table:table-cell office:value-type="string" calcext:value-type="string">
            <text:p>DZ.PODSTAW. SANATORIUM-LIMBA POZOSTAŁE KOSZTY</text:p>
          </table:table-cell>
          <table:table-cell/>
          <table:table-cell office:value-type="string" calcext:value-type="string">
            <text:p>DZ.PODSTAW. SANATORIUM-LIMBA POZOSTAŁE KOSZTY</text:p>
          </table:table-cell>
          <table:table-cell table:number-columns-repeated="6"/>
        </table:table-row>
        <table:table-row table:style-name="ro1">
          <table:table-cell table:formula="of:=[.A1965]+1" office:value-type="float" office:value="2718" calcext:value-type="float">
            <text:p>2718</text:p>
          </table:table-cell>
          <table:table-cell office:value-type="float" office:value="500030715" calcext:value-type="float">
            <text:p>500030715</text:p>
          </table:table-cell>
          <table:table-cell office:value-type="string" calcext:value-type="string">
            <text:p>DZ.PODSTAW. SANATORIUM-LIMBA ŻYWNOŚĆ</text:p>
          </table:table-cell>
          <table:table-cell/>
          <table:table-cell office:value-type="string" calcext:value-type="string">
            <text:p>DZ.PODSTAW. SANATORIUM-LIMBA ŻYWNOŚĆ</text:p>
          </table:table-cell>
          <table:table-cell table:number-columns-repeated="6"/>
        </table:table-row>
        <table:table-row table:style-name="ro1">
          <table:table-cell table:formula="of:=[.A1966]+1" office:value-type="float" office:value="2719" calcext:value-type="float">
            <text:p>2719</text:p>
          </table:table-cell>
          <table:table-cell office:value-type="float" office:value="500030730" calcext:value-type="float">
            <text:p>500030730</text:p>
          </table:table-cell>
          <table:table-cell office:value-type="string" calcext:value-type="string">
            <text:p>DZ.PODSTAW. SANATORIUM-LIMBA KINEZ.AKUP.KRIO</text:p>
          </table:table-cell>
          <table:table-cell/>
          <table:table-cell office:value-type="string" calcext:value-type="string">
            <text:p>DZ.PODSTAW. SANATORIUM-LIMBA KINEZ.AKUP.KRIO</text:p>
          </table:table-cell>
          <table:table-cell table:number-columns-repeated="6"/>
        </table:table-row>
        <table:table-row table:style-name="ro1">
          <table:table-cell table:formula="of:=[.A1967]+1" office:value-type="float" office:value="2720" calcext:value-type="float">
            <text:p>2720</text:p>
          </table:table-cell>
          <table:table-cell office:value-type="float" office:value="500030732" calcext:value-type="float">
            <text:p>500030732</text:p>
          </table:table-cell>
          <table:table-cell office:value-type="string" calcext:value-type="string">
            <text:p>DZ.PODSTAW. SANATORIUM-LIMBA WARSZTAT</text:p>
          </table:table-cell>
          <table:table-cell/>
          <table:table-cell office:value-type="string" calcext:value-type="string">
            <text:p>DZ.PODSTAW. SANATORIUM-LIMBA WARSZTAT</text:p>
          </table:table-cell>
          <table:table-cell table:number-columns-repeated="6"/>
        </table:table-row>
        <table:table-row table:style-name="ro1">
          <table:table-cell table:formula="of:=[.A1968]+1" office:value-type="float" office:value="2721" calcext:value-type="float">
            <text:p>2721</text:p>
          </table:table-cell>
          <table:table-cell office:value-type="float" office:value="500030733" calcext:value-type="float">
            <text:p>500030733</text:p>
          </table:table-cell>
          <table:table-cell office:value-type="string" calcext:value-type="string">
            <text:p>DZ.PODSTAW. SANATORIUM-LIMBA KUCHNIA</text:p>
          </table:table-cell>
          <table:table-cell/>
          <table:table-cell office:value-type="string" calcext:value-type="string">
            <text:p>DZ.PODSTAW. SANATORIUM-LIMBA KUCHNIA</text:p>
          </table:table-cell>
          <table:table-cell table:number-columns-repeated="6"/>
        </table:table-row>
        <table:table-row table:style-name="ro1">
          <table:table-cell table:formula="of:=[.A1969]+1" office:value-type="float" office:value="2722" calcext:value-type="float">
            <text:p>2722</text:p>
          </table:table-cell>
          <table:table-cell office:value-type="float" office:value="500030735" calcext:value-type="float">
            <text:p>500030735</text:p>
          </table:table-cell>
          <table:table-cell office:value-type="string" calcext:value-type="string">
            <text:p>DZ.PODSTAW. SANATORIUM-LIMBA P.APTECZNY</text:p>
          </table:table-cell>
          <table:table-cell/>
          <table:table-cell office:value-type="string" calcext:value-type="string">
            <text:p>DZ.PODSTAW. SANATORIUM-LIMBA P.APTECZNY</text:p>
          </table:table-cell>
          <table:table-cell table:number-columns-repeated="6"/>
        </table:table-row>
        <table:table-row table:style-name="ro1">
          <table:table-cell table:formula="of:=[.A1970]+1" office:value-type="float" office:value="2723" calcext:value-type="float">
            <text:p>2723</text:p>
          </table:table-cell>
          <table:table-cell office:value-type="float" office:value="500030738" calcext:value-type="float">
            <text:p>500030738</text:p>
          </table:table-cell>
          <table:table-cell office:value-type="string" calcext:value-type="string">
            <text:p>DZ.PODSTAW. SANATORIUM-LIMBA OGRÓD</text:p>
          </table:table-cell>
          <table:table-cell/>
          <table:table-cell office:value-type="string" calcext:value-type="string">
            <text:p>DZ.PODSTAW. SANATORIUM-LIMBA OGRÓD</text:p>
          </table:table-cell>
          <table:table-cell table:number-columns-repeated="6"/>
        </table:table-row>
        <table:table-row table:style-name="ro1">
          <table:table-cell table:formula="of:=[.A1971]+1" office:value-type="float" office:value="2724" calcext:value-type="float">
            <text:p>2724</text:p>
          </table:table-cell>
          <table:table-cell office:value-type="float" office:value="500030739" calcext:value-type="float">
            <text:p>500030739</text:p>
          </table:table-cell>
          <table:table-cell office:value-type="string" calcext:value-type="string">
            <text:p>DZ.PODSTAW. SANATORIUM-LIMBA BIURO USŁ.</text:p>
          </table:table-cell>
          <table:table-cell/>
          <table:table-cell office:value-type="string" calcext:value-type="string">
            <text:p>DZ.PODSTAW. SANATORIUM-LIMBA BIURO USŁ.</text:p>
          </table:table-cell>
          <table:table-cell table:number-columns-repeated="6"/>
        </table:table-row>
        <table:table-row table:style-name="ro1">
          <table:table-cell table:formula="of:=[.A1972]+1" office:value-type="float" office:value="2725" calcext:value-type="float">
            <text:p>2725</text:p>
          </table:table-cell>
          <table:table-cell office:value-type="float" office:value="500030750" calcext:value-type="float">
            <text:p>500030750</text:p>
          </table:table-cell>
          <table:table-cell office:value-type="string" calcext:value-type="string">
            <text:p>DZ.PODSTAW. SANATORIUM-LIMBA K.OGÓLN.ZAKŁ.</text:p>
          </table:table-cell>
          <table:table-cell/>
          <table:table-cell office:value-type="string" calcext:value-type="string">
            <text:p>DZ.PODSTAW. SANATORIUM-LIMBA K.OGÓLN.ZAKŁ.</text:p>
          </table:table-cell>
          <table:table-cell table:number-columns-repeated="6"/>
        </table:table-row>
        <table:table-row table:style-name="ro1">
          <table:table-cell table:formula="of:=[.A1973]+1" office:value-type="float" office:value="2726" calcext:value-type="float">
            <text:p>2726</text:p>
          </table:table-cell>
          <table:table-cell office:value-type="float" office:value="500040101" calcext:value-type="float">
            <text:p>500040101</text:p>
          </table:table-cell>
          <table:table-cell office:value-type="string" calcext:value-type="string">
            <text:p>DZ.PODSTAW. ZPL - PWILON I LEKI</text:p>
          </table:table-cell>
          <table:table-cell/>
          <table:table-cell office:value-type="string" calcext:value-type="string">
            <text:p>DZ.PODSTAW. ZPL - PWILON I LEKI</text:p>
          </table:table-cell>
          <table:table-cell table:number-columns-repeated="6"/>
        </table:table-row>
        <table:table-row table:style-name="ro1">
          <table:table-cell table:formula="of:=[.A1974]+1" office:value-type="float" office:value="2727" calcext:value-type="float">
            <text:p>2727</text:p>
          </table:table-cell>
          <table:table-cell office:value-type="float" office:value="500040102" calcext:value-type="float">
            <text:p>500040102</text:p>
          </table:table-cell>
          <table:table-cell office:value-type="string" calcext:value-type="string">
            <text:p>DZ.PODSTAW. ZPL - PWILON I MATERIAŁY</text:p>
          </table:table-cell>
          <table:table-cell/>
          <table:table-cell office:value-type="string" calcext:value-type="string">
            <text:p>DZ.PODSTAW. ZPL - PWILON I MATERIAŁY</text:p>
          </table:table-cell>
          <table:table-cell table:number-columns-repeated="6"/>
        </table:table-row>
        <table:table-row table:style-name="ro1">
          <table:table-cell table:formula="of:=[.A1975]+1" office:value-type="float" office:value="2728" calcext:value-type="float">
            <text:p>2728</text:p>
          </table:table-cell>
          <table:table-cell office:value-type="float" office:value="500040103" calcext:value-type="float">
            <text:p>500040103</text:p>
          </table:table-cell>
          <table:table-cell office:value-type="string" calcext:value-type="string">
            <text:p>DZ.PODSTAW. ZPL - PWILON I ENERGIA</text:p>
          </table:table-cell>
          <table:table-cell/>
          <table:table-cell office:value-type="string" calcext:value-type="string">
            <text:p>DZ.PODSTAW. ZPL - PWILON I ENERGIA</text:p>
          </table:table-cell>
          <table:table-cell table:number-columns-repeated="6"/>
        </table:table-row>
        <table:table-row table:style-name="ro1">
          <table:table-cell table:formula="of:=[.A1976]+1" office:value-type="float" office:value="2729" calcext:value-type="float">
            <text:p>2729</text:p>
          </table:table-cell>
          <table:table-cell office:value-type="float" office:value="500040104" calcext:value-type="float">
            <text:p>500040104</text:p>
          </table:table-cell>
          <table:table-cell office:value-type="string" calcext:value-type="string">
            <text:p>DZ.PODSTAW. ZPL - PWILON I WODA</text:p>
          </table:table-cell>
          <table:table-cell/>
          <table:table-cell office:value-type="string" calcext:value-type="string">
            <text:p>DZ.PODSTAW. ZPL - PWILON I WODA</text:p>
          </table:table-cell>
          <table:table-cell table:number-columns-repeated="6"/>
        </table:table-row>
        <table:table-row table:style-name="ro1">
          <table:table-cell table:formula="of:=[.A1977]+1" office:value-type="float" office:value="2730" calcext:value-type="float">
            <text:p>2730</text:p>
          </table:table-cell>
          <table:table-cell office:value-type="float" office:value="500040106" calcext:value-type="float">
            <text:p>500040106</text:p>
          </table:table-cell>
          <table:table-cell office:value-type="string" calcext:value-type="string">
            <text:p>DZ.PODSTAW. ZPL - PWILON I AMORTYZACJA</text:p>
          </table:table-cell>
          <table:table-cell/>
          <table:table-cell office:value-type="string" calcext:value-type="string">
            <text:p>DZ.PODSTAW. ZPL - PWILON I AMORTYZACJA</text:p>
          </table:table-cell>
          <table:table-cell table:number-columns-repeated="6"/>
        </table:table-row>
        <table:table-row table:style-name="ro1">
          <table:table-cell table:formula="of:=[.A1978]+1" office:value-type="float" office:value="2731" calcext:value-type="float">
            <text:p>2731</text:p>
          </table:table-cell>
          <table:table-cell office:value-type="float" office:value="500040107" calcext:value-type="float">
            <text:p>500040107</text:p>
          </table:table-cell>
          <table:table-cell office:value-type="string" calcext:value-type="string">
            <text:p>DZ.PODSTAW. ZPL - PWILON I PŁACE</text:p>
          </table:table-cell>
          <table:table-cell/>
          <table:table-cell office:value-type="string" calcext:value-type="string">
            <text:p>DZ.PODSTAW. ZPL - PWILON I PŁACE</text:p>
          </table:table-cell>
          <table:table-cell table:number-columns-repeated="6"/>
        </table:table-row>
        <table:table-row table:style-name="ro1">
          <table:table-cell table:formula="of:=[.A1979]+1" office:value-type="float" office:value="2732" calcext:value-type="float">
            <text:p>2732</text:p>
          </table:table-cell>
          <table:table-cell office:value-type="float" office:value="500040109" calcext:value-type="float">
            <text:p>500040109</text:p>
          </table:table-cell>
          <table:table-cell office:value-type="string" calcext:value-type="string">
            <text:p>DZ.PODSTAW. ZPL - PWILON I PRANIE</text:p>
          </table:table-cell>
          <table:table-cell/>
          <table:table-cell office:value-type="string" calcext:value-type="string">
            <text:p>DZ.PODSTAW. ZPL - PWILON I PRANIE</text:p>
          </table:table-cell>
          <table:table-cell table:number-columns-repeated="6"/>
        </table:table-row>
        <table:table-row table:style-name="ro1">
          <table:table-cell table:formula="of:=[.A1980]+1" office:value-type="float" office:value="2733" calcext:value-type="float">
            <text:p>2733</text:p>
          </table:table-cell>
          <table:table-cell office:value-type="float" office:value="500040110" calcext:value-type="float">
            <text:p>500040110</text:p>
          </table:table-cell>
          <table:table-cell office:value-type="string" calcext:value-type="string">
            <text:p>DZ.PODSTAW. ZPL - PWILON I INNE MATER. MEDYCZ</text:p>
          </table:table-cell>
          <table:table-cell/>
          <table:table-cell office:value-type="string" calcext:value-type="string">
            <text:p>DZ.PODSTAW. ZPL - PWILON I INNE MATER. MEDYCZ</text:p>
          </table:table-cell>
          <table:table-cell table:number-columns-repeated="6"/>
        </table:table-row>
        <table:table-row table:style-name="ro1">
          <table:table-cell table:formula="of:=[.A1981]+1" office:value-type="float" office:value="2734" calcext:value-type="float">
            <text:p>2734</text:p>
          </table:table-cell>
          <table:table-cell office:value-type="float" office:value="500040111" calcext:value-type="float">
            <text:p>500040111</text:p>
          </table:table-cell>
          <table:table-cell office:value-type="string" calcext:value-type="string">
            <text:p>DZ.PODSTAW. ZPL - PWILON I ŚROD.CZYSTOŚCI</text:p>
          </table:table-cell>
          <table:table-cell/>
          <table:table-cell office:value-type="string" calcext:value-type="string">
            <text:p>DZ.PODSTAW. ZPL - PWILON I ŚROD.CZYSTOŚCI</text:p>
          </table:table-cell>
          <table:table-cell table:number-columns-repeated="6"/>
        </table:table-row>
        <table:table-row table:style-name="ro1">
          <table:table-cell table:formula="of:=[.A1982]+1" office:value-type="float" office:value="2735" calcext:value-type="float">
            <text:p>2735</text:p>
          </table:table-cell>
          <table:table-cell office:value-type="float" office:value="500040112" calcext:value-type="float">
            <text:p>500040112</text:p>
          </table:table-cell>
          <table:table-cell office:value-type="string" calcext:value-type="string">
            <text:p>DZ.PODSTAW. ZPL - PWILON I USŁUGI</text:p>
          </table:table-cell>
          <table:table-cell/>
          <table:table-cell office:value-type="string" calcext:value-type="string">
            <text:p>DZ.PODSTAW. ZPL - PWILON I USŁUGI</text:p>
          </table:table-cell>
          <table:table-cell table:number-columns-repeated="6"/>
        </table:table-row>
        <table:table-row table:style-name="ro1">
          <table:table-cell table:formula="of:=[.A1983]+1" office:value-type="float" office:value="2736" calcext:value-type="float">
            <text:p>2736</text:p>
          </table:table-cell>
          <table:table-cell office:value-type="float" office:value="500040113" calcext:value-type="float">
            <text:p>500040113</text:p>
          </table:table-cell>
          <table:table-cell office:value-type="string" calcext:value-type="string">
            <text:p>DZ.PODSTAW. ZPL - PWILON I POZOSTAŁE KOSZTY</text:p>
          </table:table-cell>
          <table:table-cell/>
          <table:table-cell office:value-type="string" calcext:value-type="string">
            <text:p>DZ.PODSTAW. ZPL - PWILON I POZOSTAŁE KOSZTY</text:p>
          </table:table-cell>
          <table:table-cell table:number-columns-repeated="6"/>
        </table:table-row>
        <table:table-row table:style-name="ro1">
          <table:table-cell table:formula="of:=[.A1984]+1" office:value-type="float" office:value="2737" calcext:value-type="float">
            <text:p>2737</text:p>
          </table:table-cell>
          <table:table-cell office:value-type="float" office:value="500040131" calcext:value-type="float">
            <text:p>500040131</text:p>
          </table:table-cell>
          <table:table-cell office:value-type="string" calcext:value-type="string">
            <text:p>DZ.PODSTAW. ZPL - PWILON I KOTŁOWNIA</text:p>
          </table:table-cell>
          <table:table-cell/>
          <table:table-cell office:value-type="string" calcext:value-type="string">
            <text:p>DZ.PODSTAW. ZPL - PWILON I KOTŁOWNIA</text:p>
          </table:table-cell>
          <table:table-cell table:number-columns-repeated="6"/>
        </table:table-row>
        <table:table-row table:style-name="ro1">
          <table:table-cell table:formula="of:=[.A1985]+1" office:value-type="float" office:value="2738" calcext:value-type="float">
            <text:p>2738</text:p>
          </table:table-cell>
          <table:table-cell office:value-type="float" office:value="500040132" calcext:value-type="float">
            <text:p>500040132</text:p>
          </table:table-cell>
          <table:table-cell office:value-type="string" calcext:value-type="string">
            <text:p>DZ.PODSTAW. ZPL - PWILON I WARSZTAT</text:p>
          </table:table-cell>
          <table:table-cell/>
          <table:table-cell office:value-type="string" calcext:value-type="string">
            <text:p>DZ.PODSTAW. ZPL - PWILON I WARSZTAT</text:p>
          </table:table-cell>
          <table:table-cell table:number-columns-repeated="6"/>
        </table:table-row>
        <table:table-row table:style-name="ro1">
          <table:table-cell table:formula="of:=[.A1986]+1" office:value-type="float" office:value="2739" calcext:value-type="float">
            <text:p>2739</text:p>
          </table:table-cell>
          <table:table-cell office:value-type="float" office:value="500040135" calcext:value-type="float">
            <text:p>500040135</text:p>
          </table:table-cell>
          <table:table-cell office:value-type="string" calcext:value-type="string">
            <text:p>DZ.PODSTAW. ZPL - PWILON I P.APTECZNY</text:p>
          </table:table-cell>
          <table:table-cell/>
          <table:table-cell office:value-type="string" calcext:value-type="string">
            <text:p>DZ.PODSTAW. ZPL - PWILON I P.APTECZNY</text:p>
          </table:table-cell>
          <table:table-cell table:number-columns-repeated="6"/>
        </table:table-row>
        <table:table-row table:style-name="ro1">
          <table:table-cell table:formula="of:=[.A1987]+1" office:value-type="float" office:value="2740" calcext:value-type="float">
            <text:p>2740</text:p>
          </table:table-cell>
          <table:table-cell office:value-type="float" office:value="500040136" calcext:value-type="float">
            <text:p>500040136</text:p>
          </table:table-cell>
          <table:table-cell office:value-type="string" calcext:value-type="string">
            <text:p>DZ.PODSTAW. ZPL - PWILON I STUDNIA GŁ.</text:p>
          </table:table-cell>
          <table:table-cell/>
          <table:table-cell office:value-type="string" calcext:value-type="string">
            <text:p>DZ.PODSTAW. ZPL - PWILON I STUDNIA GŁ.</text:p>
          </table:table-cell>
          <table:table-cell table:number-columns-repeated="6"/>
        </table:table-row>
        <table:table-row table:style-name="ro1">
          <table:table-cell table:formula="of:=[.A1988]+1" office:value-type="float" office:value="2741" calcext:value-type="float">
            <text:p>2741</text:p>
          </table:table-cell>
          <table:table-cell office:value-type="float" office:value="500040138" calcext:value-type="float">
            <text:p>500040138</text:p>
          </table:table-cell>
          <table:table-cell office:value-type="string" calcext:value-type="string">
            <text:p>DZ.PODSTAW. ZPL - PWILON I OGRÓD</text:p>
          </table:table-cell>
          <table:table-cell/>
          <table:table-cell office:value-type="string" calcext:value-type="string">
            <text:p>DZ.PODSTAW. ZPL - PWILON I OGRÓD</text:p>
          </table:table-cell>
          <table:table-cell table:number-columns-repeated="6"/>
        </table:table-row>
        <table:table-row table:style-name="ro1">
          <table:table-cell table:formula="of:=[.A1989]+1" office:value-type="float" office:value="2742" calcext:value-type="float">
            <text:p>2742</text:p>
          </table:table-cell>
          <table:table-cell office:value-type="float" office:value="500040150" calcext:value-type="float">
            <text:p>500040150</text:p>
          </table:table-cell>
          <table:table-cell office:value-type="string" calcext:value-type="string">
            <text:p>DZ.PODSTAW. ZPL - PWILON I K.OGÓLN.ZAKŁ.</text:p>
          </table:table-cell>
          <table:table-cell/>
          <table:table-cell office:value-type="string" calcext:value-type="string">
            <text:p>DZ.PODSTAW. ZPL - PWILON I K.OGÓLN.ZAKŁ.</text:p>
          </table:table-cell>
          <table:table-cell table:number-columns-repeated="6"/>
        </table:table-row>
        <table:table-row table:style-name="ro1">
          <table:table-cell table:formula="of:=[.A1990]+1" office:value-type="float" office:value="2743" calcext:value-type="float">
            <text:p>2743</text:p>
          </table:table-cell>
          <table:table-cell office:value-type="float" office:value="500040201" calcext:value-type="float">
            <text:p>500040201</text:p>
          </table:table-cell>
          <table:table-cell office:value-type="string" calcext:value-type="string">
            <text:p>DZ.PODSTAW. ZPL - PWILON II LEKI</text:p>
          </table:table-cell>
          <table:table-cell/>
          <table:table-cell office:value-type="string" calcext:value-type="string">
            <text:p>DZ.PODSTAW. ZPL - PWILON II LEKI</text:p>
          </table:table-cell>
          <table:table-cell table:number-columns-repeated="6"/>
        </table:table-row>
        <table:table-row table:style-name="ro1">
          <table:table-cell table:formula="of:=[.A1991]+1" office:value-type="float" office:value="2744" calcext:value-type="float">
            <text:p>2744</text:p>
          </table:table-cell>
          <table:table-cell office:value-type="float" office:value="500040202" calcext:value-type="float">
            <text:p>500040202</text:p>
          </table:table-cell>
          <table:table-cell office:value-type="string" calcext:value-type="string">
            <text:p>DZ.PODSTAW. ZPL - PWILON II MATERIAŁY</text:p>
          </table:table-cell>
          <table:table-cell/>
          <table:table-cell office:value-type="string" calcext:value-type="string">
            <text:p>DZ.PODSTAW. ZPL - PWILON II MATERIAŁY</text:p>
          </table:table-cell>
          <table:table-cell table:number-columns-repeated="6"/>
        </table:table-row>
        <table:table-row table:style-name="ro1">
          <table:table-cell table:formula="of:=[.A1992]+1" office:value-type="float" office:value="2745" calcext:value-type="float">
            <text:p>2745</text:p>
          </table:table-cell>
          <table:table-cell office:value-type="float" office:value="500040203" calcext:value-type="float">
            <text:p>500040203</text:p>
          </table:table-cell>
          <table:table-cell office:value-type="string" calcext:value-type="string">
            <text:p>DZ.PODSTAW. ZPL - PWILON II ENERGIA</text:p>
          </table:table-cell>
          <table:table-cell/>
          <table:table-cell office:value-type="string" calcext:value-type="string">
            <text:p>DZ.PODSTAW. ZPL - PWILON II ENERGIA</text:p>
          </table:table-cell>
          <table:table-cell table:number-columns-repeated="6"/>
        </table:table-row>
        <table:table-row table:style-name="ro1">
          <table:table-cell table:formula="of:=[.A1993]+1" office:value-type="float" office:value="2746" calcext:value-type="float">
            <text:p>2746</text:p>
          </table:table-cell>
          <table:table-cell office:value-type="float" office:value="500040204" calcext:value-type="float">
            <text:p>500040204</text:p>
          </table:table-cell>
          <table:table-cell office:value-type="string" calcext:value-type="string">
            <text:p>DZ.PODSTAW. ZPL - PWILON II WODA</text:p>
          </table:table-cell>
          <table:table-cell/>
          <table:table-cell office:value-type="string" calcext:value-type="string">
            <text:p>DZ.PODSTAW. ZPL - PWILON II WODA</text:p>
          </table:table-cell>
          <table:table-cell table:number-columns-repeated="6"/>
        </table:table-row>
        <table:table-row table:style-name="ro1">
          <table:table-cell table:formula="of:=[.A1994]+1" office:value-type="float" office:value="2747" calcext:value-type="float">
            <text:p>2747</text:p>
          </table:table-cell>
          <table:table-cell office:value-type="float" office:value="500040206" calcext:value-type="float">
            <text:p>500040206</text:p>
          </table:table-cell>
          <table:table-cell office:value-type="string" calcext:value-type="string">
            <text:p>DZ.PODSTAW. ZPL - PWILON II AMORTYZACJA</text:p>
          </table:table-cell>
          <table:table-cell/>
          <table:table-cell office:value-type="string" calcext:value-type="string">
            <text:p>DZ.PODSTAW. ZPL - PWILON II AMORTYZACJA</text:p>
          </table:table-cell>
          <table:table-cell table:number-columns-repeated="6"/>
        </table:table-row>
        <table:table-row table:style-name="ro1">
          <table:table-cell table:formula="of:=[.A1995]+1" office:value-type="float" office:value="2748" calcext:value-type="float">
            <text:p>2748</text:p>
          </table:table-cell>
          <table:table-cell office:value-type="float" office:value="500040207" calcext:value-type="float">
            <text:p>500040207</text:p>
          </table:table-cell>
          <table:table-cell office:value-type="string" calcext:value-type="string">
            <text:p>DZ.PODSTAW. ZPL - PWILON II PŁACE</text:p>
          </table:table-cell>
          <table:table-cell/>
          <table:table-cell office:value-type="string" calcext:value-type="string">
            <text:p>DZ.PODSTAW. ZPL - PWILON II PŁACE</text:p>
          </table:table-cell>
          <table:table-cell table:number-columns-repeated="6"/>
        </table:table-row>
        <table:table-row table:style-name="ro1">
          <table:table-cell table:formula="of:=[.A1996]+1" office:value-type="float" office:value="2749" calcext:value-type="float">
            <text:p>2749</text:p>
          </table:table-cell>
          <table:table-cell office:value-type="float" office:value="500040209" calcext:value-type="float">
            <text:p>500040209</text:p>
          </table:table-cell>
          <table:table-cell office:value-type="string" calcext:value-type="string">
            <text:p>DZ.PODSTAW. ZPL - PWILON II PRANIE</text:p>
          </table:table-cell>
          <table:table-cell/>
          <table:table-cell office:value-type="string" calcext:value-type="string">
            <text:p>DZ.PODSTAW. ZPL - PWILON II PRANIE</text:p>
          </table:table-cell>
          <table:table-cell table:number-columns-repeated="6"/>
        </table:table-row>
        <table:table-row table:style-name="ro1">
          <table:table-cell table:formula="of:=[.A1997]+1" office:value-type="float" office:value="2750" calcext:value-type="float">
            <text:p>2750</text:p>
          </table:table-cell>
          <table:table-cell office:value-type="float" office:value="500040210" calcext:value-type="float">
            <text:p>500040210</text:p>
          </table:table-cell>
          <table:table-cell office:value-type="string" calcext:value-type="string">
            <text:p>DZ.PODSTAW. ZPL - PWILON II INNE MATER. MEDYCZ</text:p>
          </table:table-cell>
          <table:table-cell/>
          <table:table-cell office:value-type="string" calcext:value-type="string">
            <text:p>DZ.PODSTAW. ZPL - PWILON II INNE MATER. MEDYCZ</text:p>
          </table:table-cell>
          <table:table-cell table:number-columns-repeated="6"/>
        </table:table-row>
        <table:table-row table:style-name="ro1">
          <table:table-cell table:formula="of:=[.A1998]+1" office:value-type="float" office:value="2751" calcext:value-type="float">
            <text:p>2751</text:p>
          </table:table-cell>
          <table:table-cell office:value-type="float" office:value="500040211" calcext:value-type="float">
            <text:p>500040211</text:p>
          </table:table-cell>
          <table:table-cell office:value-type="string" calcext:value-type="string">
            <text:p>DZ.PODSTAW. ZPL - PWILON II ŚROD.CZYSTOŚCI</text:p>
          </table:table-cell>
          <table:table-cell/>
          <table:table-cell office:value-type="string" calcext:value-type="string">
            <text:p>DZ.PODSTAW. ZPL - PWILON II ŚROD.CZYSTOŚCI</text:p>
          </table:table-cell>
          <table:table-cell table:number-columns-repeated="6"/>
        </table:table-row>
        <table:table-row table:style-name="ro1">
          <table:table-cell table:formula="of:=[.A1999]+1" office:value-type="float" office:value="2752" calcext:value-type="float">
            <text:p>2752</text:p>
          </table:table-cell>
          <table:table-cell office:value-type="float" office:value="500040212" calcext:value-type="float">
            <text:p>500040212</text:p>
          </table:table-cell>
          <table:table-cell office:value-type="string" calcext:value-type="string">
            <text:p>DZ.PODSTAW. ZPL - PWILON II USŁUGI</text:p>
          </table:table-cell>
          <table:table-cell/>
          <table:table-cell office:value-type="string" calcext:value-type="string">
            <text:p>DZ.PODSTAW. ZPL - PWILON II USŁUGI</text:p>
          </table:table-cell>
          <table:table-cell table:number-columns-repeated="6"/>
        </table:table-row>
        <table:table-row table:style-name="ro1">
          <table:table-cell table:formula="of:=[.A2000]+1" office:value-type="float" office:value="2753" calcext:value-type="float">
            <text:p>2753</text:p>
          </table:table-cell>
          <table:table-cell office:value-type="float" office:value="500040213" calcext:value-type="float">
            <text:p>500040213</text:p>
          </table:table-cell>
          <table:table-cell office:value-type="string" calcext:value-type="string">
            <text:p>DZ.PODSTAW. ZPL - PWILON II POZOSTAŁE KOSZTY</text:p>
          </table:table-cell>
          <table:table-cell/>
          <table:table-cell office:value-type="string" calcext:value-type="string">
            <text:p>DZ.PODSTAW. ZPL - PWILON II POZOSTAŁE KOSZTY</text:p>
          </table:table-cell>
          <table:table-cell table:number-columns-repeated="6"/>
        </table:table-row>
        <table:table-row table:style-name="ro1">
          <table:table-cell table:formula="of:=[.A2001]+1" office:value-type="float" office:value="2754" calcext:value-type="float">
            <text:p>2754</text:p>
          </table:table-cell>
          <table:table-cell office:value-type="float" office:value="500040231" calcext:value-type="float">
            <text:p>500040231</text:p>
          </table:table-cell>
          <table:table-cell office:value-type="string" calcext:value-type="string">
            <text:p>DZ.PODSTAW. ZPL - PWILON II KOTŁOWNIA</text:p>
          </table:table-cell>
          <table:table-cell/>
          <table:table-cell office:value-type="string" calcext:value-type="string">
            <text:p>DZ.PODSTAW. ZPL - PWILON II KOTŁOWNIA</text:p>
          </table:table-cell>
          <table:table-cell table:number-columns-repeated="6"/>
        </table:table-row>
        <table:table-row table:style-name="ro1">
          <table:table-cell table:formula="of:=[.A2002]+1" office:value-type="float" office:value="2755" calcext:value-type="float">
            <text:p>2755</text:p>
          </table:table-cell>
          <table:table-cell office:value-type="float" office:value="500040232" calcext:value-type="float">
            <text:p>500040232</text:p>
          </table:table-cell>
          <table:table-cell office:value-type="string" calcext:value-type="string">
            <text:p>DZ.PODSTAW. ZPL - PWILON II WARSZTAT</text:p>
          </table:table-cell>
          <table:table-cell/>
          <table:table-cell office:value-type="string" calcext:value-type="string">
            <text:p>DZ.PODSTAW. ZPL - PWILON II WARSZTAT</text:p>
          </table:table-cell>
          <table:table-cell table:number-columns-repeated="6"/>
        </table:table-row>
        <table:table-row table:style-name="ro1">
          <table:table-cell table:formula="of:=[.A2003]+1" office:value-type="float" office:value="2756" calcext:value-type="float">
            <text:p>2756</text:p>
          </table:table-cell>
          <table:table-cell office:value-type="float" office:value="500040235" calcext:value-type="float">
            <text:p>500040235</text:p>
          </table:table-cell>
          <table:table-cell office:value-type="string" calcext:value-type="string">
            <text:p>DZ.PODSTAW. ZPL - PWILON II P.APTECZNY</text:p>
          </table:table-cell>
          <table:table-cell/>
          <table:table-cell office:value-type="string" calcext:value-type="string">
            <text:p>DZ.PODSTAW. ZPL - PWILON II P.APTECZNY</text:p>
          </table:table-cell>
          <table:table-cell table:number-columns-repeated="6"/>
        </table:table-row>
        <table:table-row table:style-name="ro1">
          <table:table-cell table:formula="of:=[.A2004]+1" office:value-type="float" office:value="2757" calcext:value-type="float">
            <text:p>2757</text:p>
          </table:table-cell>
          <table:table-cell office:value-type="float" office:value="500040236" calcext:value-type="float">
            <text:p>500040236</text:p>
          </table:table-cell>
          <table:table-cell office:value-type="string" calcext:value-type="string">
            <text:p>DZ.PODSTAW. ZPL - PWILON II STUDNIA GŁ.</text:p>
          </table:table-cell>
          <table:table-cell/>
          <table:table-cell office:value-type="string" calcext:value-type="string">
            <text:p>DZ.PODSTAW. ZPL - PWILON II STUDNIA GŁ.</text:p>
          </table:table-cell>
          <table:table-cell table:number-columns-repeated="6"/>
        </table:table-row>
        <table:table-row table:style-name="ro1">
          <table:table-cell table:formula="of:=[.A2005]+1" office:value-type="float" office:value="2758" calcext:value-type="float">
            <text:p>2758</text:p>
          </table:table-cell>
          <table:table-cell office:value-type="float" office:value="500040237" calcext:value-type="float">
            <text:p>500040237</text:p>
          </table:table-cell>
          <table:table-cell office:value-type="string" calcext:value-type="string">
            <text:p>DZ.PODSTAW. ZPL - PWILON II ZAKŁ.GÓRN.</text:p>
          </table:table-cell>
          <table:table-cell/>
          <table:table-cell office:value-type="string" calcext:value-type="string">
            <text:p>DZ.PODSTAW. ZPL - PWILON II ZAKŁ.GÓRN.</text:p>
          </table:table-cell>
          <table:table-cell table:number-columns-repeated="6"/>
        </table:table-row>
        <table:table-row table:style-name="ro1">
          <table:table-cell table:formula="of:=[.A2006]+1" office:value-type="float" office:value="2759" calcext:value-type="float">
            <text:p>2759</text:p>
          </table:table-cell>
          <table:table-cell office:value-type="float" office:value="500040238" calcext:value-type="float">
            <text:p>500040238</text:p>
          </table:table-cell>
          <table:table-cell office:value-type="string" calcext:value-type="string">
            <text:p>DZ.PODSTAW. ZPL - PWILON II OGRÓD</text:p>
          </table:table-cell>
          <table:table-cell/>
          <table:table-cell office:value-type="string" calcext:value-type="string">
            <text:p>DZ.PODSTAW. ZPL - PWILON II OGRÓD</text:p>
          </table:table-cell>
          <table:table-cell table:number-columns-repeated="6"/>
        </table:table-row>
        <table:table-row table:style-name="ro1">
          <table:table-cell table:formula="of:=[.A2007]+1" office:value-type="float" office:value="2760" calcext:value-type="float">
            <text:p>2760</text:p>
          </table:table-cell>
          <table:table-cell office:value-type="float" office:value="500040250" calcext:value-type="float">
            <text:p>500040250</text:p>
          </table:table-cell>
          <table:table-cell office:value-type="string" calcext:value-type="string">
            <text:p>DZ.PODSTAW. ZPL - PWILON II K.OGÓLN.ZAKŁ.</text:p>
          </table:table-cell>
          <table:table-cell/>
          <table:table-cell office:value-type="string" calcext:value-type="string">
            <text:p>DZ.PODSTAW. ZPL - PWILON II K.OGÓLN.ZAKŁ.</text:p>
          </table:table-cell>
          <table:table-cell table:number-columns-repeated="6"/>
        </table:table-row>
        <table:table-row table:style-name="ro1">
          <table:table-cell table:formula="of:=[.A2008]+1" office:value-type="float" office:value="2761" calcext:value-type="float">
            <text:p>2761</text:p>
          </table:table-cell>
          <table:table-cell office:value-type="float" office:value="500040301" calcext:value-type="float">
            <text:p>500040301</text:p>
          </table:table-cell>
          <table:table-cell office:value-type="string" calcext:value-type="string">
            <text:p>DZ.PODSTAW. ZPL - PAWILON III LEKI</text:p>
          </table:table-cell>
          <table:table-cell/>
          <table:table-cell office:value-type="string" calcext:value-type="string">
            <text:p>DZ.PODSTAW. ZPL - PAWILON III LEKI</text:p>
          </table:table-cell>
          <table:table-cell table:number-columns-repeated="6"/>
        </table:table-row>
        <table:table-row table:style-name="ro1">
          <table:table-cell table:formula="of:=[.A2009]+1" office:value-type="float" office:value="2762" calcext:value-type="float">
            <text:p>2762</text:p>
          </table:table-cell>
          <table:table-cell office:value-type="float" office:value="500040302" calcext:value-type="float">
            <text:p>500040302</text:p>
          </table:table-cell>
          <table:table-cell office:value-type="string" calcext:value-type="string">
            <text:p>DZ.PODSTAW. ZPL - PAWILON III MATERIAŁY</text:p>
          </table:table-cell>
          <table:table-cell/>
          <table:table-cell office:value-type="string" calcext:value-type="string">
            <text:p>DZ.PODSTAW. ZPL - PAWILON III MATERIAŁY</text:p>
          </table:table-cell>
          <table:table-cell table:number-columns-repeated="6"/>
        </table:table-row>
        <table:table-row table:style-name="ro1">
          <table:table-cell table:formula="of:=[.A2010]+1" office:value-type="float" office:value="2763" calcext:value-type="float">
            <text:p>2763</text:p>
          </table:table-cell>
          <table:table-cell office:value-type="float" office:value="500040303" calcext:value-type="float">
            <text:p>500040303</text:p>
          </table:table-cell>
          <table:table-cell office:value-type="string" calcext:value-type="string">
            <text:p>DZ.PODSTAW. ZPL - PAWILON III ENERGIA</text:p>
          </table:table-cell>
          <table:table-cell/>
          <table:table-cell office:value-type="string" calcext:value-type="string">
            <text:p>DZ.PODSTAW. ZPL - PAWILON III ENERGIA</text:p>
          </table:table-cell>
          <table:table-cell table:number-columns-repeated="6"/>
        </table:table-row>
        <table:table-row table:style-name="ro1">
          <table:table-cell table:formula="of:=[.A2011]+1" office:value-type="float" office:value="2764" calcext:value-type="float">
            <text:p>2764</text:p>
          </table:table-cell>
          <table:table-cell office:value-type="float" office:value="500040304" calcext:value-type="float">
            <text:p>500040304</text:p>
          </table:table-cell>
          <table:table-cell office:value-type="string" calcext:value-type="string">
            <text:p>DZ.PODSTAW. ZPL - PAWILON III WODA</text:p>
          </table:table-cell>
          <table:table-cell/>
          <table:table-cell office:value-type="string" calcext:value-type="string">
            <text:p>DZ.PODSTAW. ZPL - PAWILON III WODA</text:p>
          </table:table-cell>
          <table:table-cell table:number-columns-repeated="6"/>
        </table:table-row>
        <table:table-row table:style-name="ro1">
          <table:table-cell table:formula="of:=[.A2012]+1" office:value-type="float" office:value="2765" calcext:value-type="float">
            <text:p>2765</text:p>
          </table:table-cell>
          <table:table-cell office:value-type="float" office:value="500040306" calcext:value-type="float">
            <text:p>500040306</text:p>
          </table:table-cell>
          <table:table-cell office:value-type="string" calcext:value-type="string">
            <text:p>DZ.PODSTAW. ZPL - PAWILON III AMORTYZACJA</text:p>
          </table:table-cell>
          <table:table-cell/>
          <table:table-cell office:value-type="string" calcext:value-type="string">
            <text:p>DZ.PODSTAW. ZPL - PAWILON III AMORTYZACJA</text:p>
          </table:table-cell>
          <table:table-cell table:number-columns-repeated="6"/>
        </table:table-row>
        <table:table-row table:style-name="ro1">
          <table:table-cell table:formula="of:=[.A2013]+1" office:value-type="float" office:value="2766" calcext:value-type="float">
            <text:p>2766</text:p>
          </table:table-cell>
          <table:table-cell office:value-type="float" office:value="500040307" calcext:value-type="float">
            <text:p>500040307</text:p>
          </table:table-cell>
          <table:table-cell office:value-type="string" calcext:value-type="string">
            <text:p>DZ.PODSTAW. ZPL - PAWILON III PŁACE</text:p>
          </table:table-cell>
          <table:table-cell/>
          <table:table-cell office:value-type="string" calcext:value-type="string">
            <text:p>DZ.PODSTAW. ZPL - PAWILON III PŁACE</text:p>
          </table:table-cell>
          <table:table-cell table:number-columns-repeated="6"/>
        </table:table-row>
        <table:table-row table:style-name="ro1">
          <table:table-cell table:formula="of:=[.A2014]+1" office:value-type="float" office:value="2767" calcext:value-type="float">
            <text:p>2767</text:p>
          </table:table-cell>
          <table:table-cell office:value-type="float" office:value="500040309" calcext:value-type="float">
            <text:p>500040309</text:p>
          </table:table-cell>
          <table:table-cell office:value-type="string" calcext:value-type="string">
            <text:p>DZ.PODSTAW. ZPL - PAWILON III PRANIE</text:p>
          </table:table-cell>
          <table:table-cell/>
          <table:table-cell office:value-type="string" calcext:value-type="string">
            <text:p>DZ.PODSTAW. ZPL - PAWILON III PRANIE</text:p>
          </table:table-cell>
          <table:table-cell table:number-columns-repeated="6"/>
        </table:table-row>
        <table:table-row table:style-name="ro1">
          <table:table-cell table:formula="of:=[.A2015]+1" office:value-type="float" office:value="2768" calcext:value-type="float">
            <text:p>2768</text:p>
          </table:table-cell>
          <table:table-cell office:value-type="float" office:value="500040310" calcext:value-type="float">
            <text:p>500040310</text:p>
          </table:table-cell>
          <table:table-cell office:value-type="string" calcext:value-type="string">
            <text:p>DZ.PODSTAW. ZPL - PAWILON III INNE MATER. MEDYCZ</text:p>
          </table:table-cell>
          <table:table-cell/>
          <table:table-cell office:value-type="string" calcext:value-type="string">
            <text:p>DZ.PODSTAW. ZPL - PAWILON III INNE MATER. MEDYCZ</text:p>
          </table:table-cell>
          <table:table-cell table:number-columns-repeated="6"/>
        </table:table-row>
        <table:table-row table:style-name="ro1">
          <table:table-cell table:formula="of:=[.A2016]+1" office:value-type="float" office:value="2769" calcext:value-type="float">
            <text:p>2769</text:p>
          </table:table-cell>
          <table:table-cell office:value-type="float" office:value="500040311" calcext:value-type="float">
            <text:p>500040311</text:p>
          </table:table-cell>
          <table:table-cell office:value-type="string" calcext:value-type="string">
            <text:p>DZ.PODSTAW. ZPL - PAWILON III ŚROD.CZYSTOŚCI</text:p>
          </table:table-cell>
          <table:table-cell/>
          <table:table-cell office:value-type="string" calcext:value-type="string">
            <text:p>DZ.PODSTAW. ZPL - PAWILON III ŚROD.CZYSTOŚCI</text:p>
          </table:table-cell>
          <table:table-cell table:number-columns-repeated="6"/>
        </table:table-row>
        <table:table-row table:style-name="ro1">
          <table:table-cell table:formula="of:=[.A2017]+1" office:value-type="float" office:value="2770" calcext:value-type="float">
            <text:p>2770</text:p>
          </table:table-cell>
          <table:table-cell office:value-type="float" office:value="500040312" calcext:value-type="float">
            <text:p>500040312</text:p>
          </table:table-cell>
          <table:table-cell office:value-type="string" calcext:value-type="string">
            <text:p>DZ.PODSTAW. ZPL - PAWILON III USŁUGI</text:p>
          </table:table-cell>
          <table:table-cell/>
          <table:table-cell office:value-type="string" calcext:value-type="string">
            <text:p>DZ.PODSTAW. ZPL - PAWILON III USŁUGI</text:p>
          </table:table-cell>
          <table:table-cell table:number-columns-repeated="6"/>
        </table:table-row>
        <table:table-row table:style-name="ro1">
          <table:table-cell table:formula="of:=[.A2018]+1" office:value-type="float" office:value="2771" calcext:value-type="float">
            <text:p>2771</text:p>
          </table:table-cell>
          <table:table-cell office:value-type="float" office:value="500040313" calcext:value-type="float">
            <text:p>500040313</text:p>
          </table:table-cell>
          <table:table-cell office:value-type="string" calcext:value-type="string">
            <text:p>DZ.PODSTAW. ZPL - PAWILON III POZOSTAŁE KOSZTY</text:p>
          </table:table-cell>
          <table:table-cell/>
          <table:table-cell office:value-type="string" calcext:value-type="string">
            <text:p>DZ.PODSTAW. ZPL - PAWILON III POZOSTAŁE KOSZTY</text:p>
          </table:table-cell>
          <table:table-cell table:number-columns-repeated="6"/>
        </table:table-row>
        <table:table-row table:style-name="ro1">
          <table:table-cell table:formula="of:=[.A2019]+1" office:value-type="float" office:value="2772" calcext:value-type="float">
            <text:p>2772</text:p>
          </table:table-cell>
          <table:table-cell office:value-type="float" office:value="500040331" calcext:value-type="float">
            <text:p>500040331</text:p>
          </table:table-cell>
          <table:table-cell office:value-type="string" calcext:value-type="string">
            <text:p>DZ.PODSTAW. ZPL - PAWILON III KOTŁOWNIA</text:p>
          </table:table-cell>
          <table:table-cell/>
          <table:table-cell office:value-type="string" calcext:value-type="string">
            <text:p>DZ.PODSTAW. ZPL - PAWILON III KOTŁOWNIA</text:p>
          </table:table-cell>
          <table:table-cell table:number-columns-repeated="6"/>
        </table:table-row>
        <table:table-row table:style-name="ro1">
          <table:table-cell table:formula="of:=[.A2020]+1" office:value-type="float" office:value="2773" calcext:value-type="float">
            <text:p>2773</text:p>
          </table:table-cell>
          <table:table-cell office:value-type="float" office:value="500040332" calcext:value-type="float">
            <text:p>500040332</text:p>
          </table:table-cell>
          <table:table-cell office:value-type="string" calcext:value-type="string">
            <text:p>DZ.PODSTAW. ZPL - PAWILON III WARSZTAT</text:p>
          </table:table-cell>
          <table:table-cell/>
          <table:table-cell office:value-type="string" calcext:value-type="string">
            <text:p>DZ.PODSTAW. ZPL - PAWILON III WARSZTAT</text:p>
          </table:table-cell>
          <table:table-cell table:number-columns-repeated="6"/>
        </table:table-row>
        <table:table-row table:style-name="ro1">
          <table:table-cell table:formula="of:=[.A2021]+1" office:value-type="float" office:value="2774" calcext:value-type="float">
            <text:p>2774</text:p>
          </table:table-cell>
          <table:table-cell office:value-type="float" office:value="500040335" calcext:value-type="float">
            <text:p>500040335</text:p>
          </table:table-cell>
          <table:table-cell office:value-type="string" calcext:value-type="string">
            <text:p>DZ.PODSTAW. ZPL - PAWILON III P.APTECZNY</text:p>
          </table:table-cell>
          <table:table-cell/>
          <table:table-cell office:value-type="string" calcext:value-type="string">
            <text:p>DZ.PODSTAW. ZPL - PAWILON III P.APTECZNY</text:p>
          </table:table-cell>
          <table:table-cell table:number-columns-repeated="6"/>
        </table:table-row>
        <table:table-row table:style-name="ro1">
          <table:table-cell table:formula="of:=[.A2022]+1" office:value-type="float" office:value="2775" calcext:value-type="float">
            <text:p>2775</text:p>
          </table:table-cell>
          <table:table-cell office:value-type="float" office:value="500040336" calcext:value-type="float">
            <text:p>500040336</text:p>
          </table:table-cell>
          <table:table-cell office:value-type="string" calcext:value-type="string">
            <text:p>DZ.PODSTAW. ZPL - PAWILON III STUDNIA GŁ.</text:p>
          </table:table-cell>
          <table:table-cell/>
          <table:table-cell office:value-type="string" calcext:value-type="string">
            <text:p>DZ.PODSTAW. ZPL - PAWILON III STUDNIA GŁ.</text:p>
          </table:table-cell>
          <table:table-cell table:number-columns-repeated="6"/>
        </table:table-row>
        <table:table-row table:style-name="ro1">
          <table:table-cell table:formula="of:=[.A2023]+1" office:value-type="float" office:value="2776" calcext:value-type="float">
            <text:p>2776</text:p>
          </table:table-cell>
          <table:table-cell office:value-type="float" office:value="500040337" calcext:value-type="float">
            <text:p>500040337</text:p>
          </table:table-cell>
          <table:table-cell office:value-type="string" calcext:value-type="string">
            <text:p>DZ.PODSTAW. ZPL - PAWILON III ZAKŁ.GÓRN.</text:p>
          </table:table-cell>
          <table:table-cell/>
          <table:table-cell office:value-type="string" calcext:value-type="string">
            <text:p>DZ.PODSTAW. ZPL - PAWILON III ZAKŁ.GÓRN.</text:p>
          </table:table-cell>
          <table:table-cell table:number-columns-repeated="6"/>
        </table:table-row>
        <table:table-row table:style-name="ro1">
          <table:table-cell table:formula="of:=[.A2024]+1" office:value-type="float" office:value="2777" calcext:value-type="float">
            <text:p>2777</text:p>
          </table:table-cell>
          <table:table-cell office:value-type="float" office:value="500040338" calcext:value-type="float">
            <text:p>500040338</text:p>
          </table:table-cell>
          <table:table-cell office:value-type="string" calcext:value-type="string">
            <text:p>DZ.PODSTAW. ZPL - PAWILON III OGRÓD</text:p>
          </table:table-cell>
          <table:table-cell/>
          <table:table-cell office:value-type="string" calcext:value-type="string">
            <text:p>DZ.PODSTAW. ZPL - PAWILON III OGRÓD</text:p>
          </table:table-cell>
          <table:table-cell table:number-columns-repeated="6"/>
        </table:table-row>
        <table:table-row table:style-name="ro1">
          <table:table-cell table:formula="of:=[.A2025]+1" office:value-type="float" office:value="2778" calcext:value-type="float">
            <text:p>2778</text:p>
          </table:table-cell>
          <table:table-cell office:value-type="float" office:value="500040350" calcext:value-type="float">
            <text:p>500040350</text:p>
          </table:table-cell>
          <table:table-cell office:value-type="string" calcext:value-type="string">
            <text:p>DZ.PODSTAW. ZPL - PAWILON III K.OGÓLN.ZAKŁ.</text:p>
          </table:table-cell>
          <table:table-cell/>
          <table:table-cell office:value-type="string" calcext:value-type="string">
            <text:p>DZ.PODSTAW. ZPL - PAWILON III K.OGÓLN.ZAKŁ.</text:p>
          </table:table-cell>
          <table:table-cell table:number-columns-repeated="6"/>
        </table:table-row>
        <table:table-row table:style-name="ro1">
          <table:table-cell table:formula="of:=[.A2026]+1" office:value-type="float" office:value="2779" calcext:value-type="float">
            <text:p>2779</text:p>
          </table:table-cell>
          <table:table-cell office:value-type="float" office:value="500040401" calcext:value-type="float">
            <text:p>500040401</text:p>
          </table:table-cell>
          <table:table-cell office:value-type="string" calcext:value-type="string">
            <text:p>DZ.PODSTAW. ZPL - PAWILON IV LEKI</text:p>
          </table:table-cell>
          <table:table-cell/>
          <table:table-cell office:value-type="string" calcext:value-type="string">
            <text:p>DZ.PODSTAW. ZPL - PAWILON IV LEKI</text:p>
          </table:table-cell>
          <table:table-cell table:number-columns-repeated="6"/>
        </table:table-row>
        <table:table-row table:style-name="ro1">
          <table:table-cell table:formula="of:=[.A2027]+1" office:value-type="float" office:value="2780" calcext:value-type="float">
            <text:p>2780</text:p>
          </table:table-cell>
          <table:table-cell office:value-type="float" office:value="500040402" calcext:value-type="float">
            <text:p>500040402</text:p>
          </table:table-cell>
          <table:table-cell office:value-type="string" calcext:value-type="string">
            <text:p>DZ.PODSTAW. ZPL - PAWILON IV MATERIAŁY</text:p>
          </table:table-cell>
          <table:table-cell/>
          <table:table-cell office:value-type="string" calcext:value-type="string">
            <text:p>DZ.PODSTAW. ZPL - PAWILON IV MATERIAŁY</text:p>
          </table:table-cell>
          <table:table-cell table:number-columns-repeated="6"/>
        </table:table-row>
        <table:table-row table:style-name="ro1">
          <table:table-cell table:formula="of:=[.A2028]+1" office:value-type="float" office:value="2781" calcext:value-type="float">
            <text:p>2781</text:p>
          </table:table-cell>
          <table:table-cell office:value-type="float" office:value="500040403" calcext:value-type="float">
            <text:p>500040403</text:p>
          </table:table-cell>
          <table:table-cell office:value-type="string" calcext:value-type="string">
            <text:p>DZ.PODSTAW. ZPL - PAWILON IV ENERGIA</text:p>
          </table:table-cell>
          <table:table-cell/>
          <table:table-cell office:value-type="string" calcext:value-type="string">
            <text:p>DZ.PODSTAW. ZPL - PAWILON IV ENERGIA</text:p>
          </table:table-cell>
          <table:table-cell table:number-columns-repeated="6"/>
        </table:table-row>
        <table:table-row table:style-name="ro1">
          <table:table-cell table:formula="of:=[.A2029]+1" office:value-type="float" office:value="2782" calcext:value-type="float">
            <text:p>2782</text:p>
          </table:table-cell>
          <table:table-cell office:value-type="float" office:value="500040406" calcext:value-type="float">
            <text:p>500040406</text:p>
          </table:table-cell>
          <table:table-cell office:value-type="string" calcext:value-type="string">
            <text:p>DZ.PODSTAW. ZPL - PAWILON IV AMORTYZACJA</text:p>
          </table:table-cell>
          <table:table-cell/>
          <table:table-cell office:value-type="string" calcext:value-type="string">
            <text:p>DZ.PODSTAW. ZPL - PAWILON IV AMORTYZACJA</text:p>
          </table:table-cell>
          <table:table-cell table:number-columns-repeated="6"/>
        </table:table-row>
        <table:table-row table:style-name="ro1">
          <table:table-cell table:formula="of:=[.A2030]+1" office:value-type="float" office:value="2783" calcext:value-type="float">
            <text:p>2783</text:p>
          </table:table-cell>
          <table:table-cell office:value-type="float" office:value="500040407" calcext:value-type="float">
            <text:p>500040407</text:p>
          </table:table-cell>
          <table:table-cell office:value-type="string" calcext:value-type="string">
            <text:p>DZ.PODSTAW. ZPL - PAWILON IV PŁACE</text:p>
          </table:table-cell>
          <table:table-cell/>
          <table:table-cell office:value-type="string" calcext:value-type="string">
            <text:p>DZ.PODSTAW. ZPL - PAWILON IV PŁACE</text:p>
          </table:table-cell>
          <table:table-cell table:number-columns-repeated="6"/>
        </table:table-row>
        <table:table-row table:style-name="ro1">
          <table:table-cell table:formula="of:=[.A2031]+1" office:value-type="float" office:value="2784" calcext:value-type="float">
            <text:p>2784</text:p>
          </table:table-cell>
          <table:table-cell office:value-type="float" office:value="500040409" calcext:value-type="float">
            <text:p>500040409</text:p>
          </table:table-cell>
          <table:table-cell office:value-type="string" calcext:value-type="string">
            <text:p>DZ.PODSTAW. ZPL - PAWILON IV PRANIE</text:p>
          </table:table-cell>
          <table:table-cell/>
          <table:table-cell office:value-type="string" calcext:value-type="string">
            <text:p>DZ.PODSTAW. ZPL - PAWILON IV PRANIE</text:p>
          </table:table-cell>
          <table:table-cell table:number-columns-repeated="6"/>
        </table:table-row>
        <table:table-row table:style-name="ro1">
          <table:table-cell table:formula="of:=[.A2032]+1" office:value-type="float" office:value="2785" calcext:value-type="float">
            <text:p>2785</text:p>
          </table:table-cell>
          <table:table-cell office:value-type="float" office:value="500040410" calcext:value-type="float">
            <text:p>500040410</text:p>
          </table:table-cell>
          <table:table-cell office:value-type="string" calcext:value-type="string">
            <text:p>DZ.PODSTAW. ZPL - PAWILON IV INNE MATER. MEDYCZ</text:p>
          </table:table-cell>
          <table:table-cell/>
          <table:table-cell office:value-type="string" calcext:value-type="string">
            <text:p>DZ.PODSTAW. ZPL - PAWILON IV INNE MATER. MEDYCZ</text:p>
          </table:table-cell>
          <table:table-cell table:number-columns-repeated="6"/>
        </table:table-row>
        <table:table-row table:style-name="ro1">
          <table:table-cell table:formula="of:=[.A2033]+1" office:value-type="float" office:value="2786" calcext:value-type="float">
            <text:p>2786</text:p>
          </table:table-cell>
          <table:table-cell office:value-type="float" office:value="500040411" calcext:value-type="float">
            <text:p>500040411</text:p>
          </table:table-cell>
          <table:table-cell office:value-type="string" calcext:value-type="string">
            <text:p>DZ.PODSTAW. ZPL - PAWILON IV ŚROD.CZYSTOŚCI</text:p>
          </table:table-cell>
          <table:table-cell/>
          <table:table-cell office:value-type="string" calcext:value-type="string">
            <text:p>DZ.PODSTAW. ZPL - PAWILON IV ŚROD.CZYSTOŚCI</text:p>
          </table:table-cell>
          <table:table-cell table:number-columns-repeated="6"/>
        </table:table-row>
        <table:table-row table:style-name="ro1">
          <table:table-cell table:formula="of:=[.A2034]+1" office:value-type="float" office:value="2787" calcext:value-type="float">
            <text:p>2787</text:p>
          </table:table-cell>
          <table:table-cell office:value-type="float" office:value="500040412" calcext:value-type="float">
            <text:p>500040412</text:p>
          </table:table-cell>
          <table:table-cell office:value-type="string" calcext:value-type="string">
            <text:p>DZ.PODSTAW. ZPL - PAWILON IV USŁUGI</text:p>
          </table:table-cell>
          <table:table-cell/>
          <table:table-cell office:value-type="string" calcext:value-type="string">
            <text:p>DZ.PODSTAW. ZPL - PAWILON IV USŁUGI</text:p>
          </table:table-cell>
          <table:table-cell table:number-columns-repeated="6"/>
        </table:table-row>
        <table:table-row table:style-name="ro1">
          <table:table-cell table:formula="of:=[.A2035]+1" office:value-type="float" office:value="2788" calcext:value-type="float">
            <text:p>2788</text:p>
          </table:table-cell>
          <table:table-cell office:value-type="float" office:value="500040413" calcext:value-type="float">
            <text:p>500040413</text:p>
          </table:table-cell>
          <table:table-cell office:value-type="string" calcext:value-type="string">
            <text:p>DZ.PODSTAW. ZPL - PAWILON IV POZOSTAŁE KOSZTY</text:p>
          </table:table-cell>
          <table:table-cell/>
          <table:table-cell office:value-type="string" calcext:value-type="string">
            <text:p>DZ.PODSTAW. ZPL - PAWILON IV POZOSTAŁE KOSZTY</text:p>
          </table:table-cell>
          <table:table-cell table:number-columns-repeated="6"/>
        </table:table-row>
        <table:table-row table:style-name="ro1">
          <table:table-cell table:formula="of:=[.A2036]+1" office:value-type="float" office:value="2789" calcext:value-type="float">
            <text:p>2789</text:p>
          </table:table-cell>
          <table:table-cell office:value-type="float" office:value="500040431" calcext:value-type="float">
            <text:p>500040431</text:p>
          </table:table-cell>
          <table:table-cell office:value-type="string" calcext:value-type="string">
            <text:p>DZ.PODSTAW. ZPL - PAWILON IV KOTŁOWNIA</text:p>
          </table:table-cell>
          <table:table-cell/>
          <table:table-cell office:value-type="string" calcext:value-type="string">
            <text:p>DZ.PODSTAW. ZPL - PAWILON IV KOTŁOWNIA</text:p>
          </table:table-cell>
          <table:table-cell table:number-columns-repeated="6"/>
        </table:table-row>
        <table:table-row table:style-name="ro1">
          <table:table-cell table:formula="of:=[.A2037]+1" office:value-type="float" office:value="2790" calcext:value-type="float">
            <text:p>2790</text:p>
          </table:table-cell>
          <table:table-cell office:value-type="float" office:value="500040432" calcext:value-type="float">
            <text:p>500040432</text:p>
          </table:table-cell>
          <table:table-cell office:value-type="string" calcext:value-type="string">
            <text:p>DZ.PODSTAW. ZPL - PAWILON IV WARSZTAT</text:p>
          </table:table-cell>
          <table:table-cell/>
          <table:table-cell office:value-type="string" calcext:value-type="string">
            <text:p>DZ.PODSTAW. ZPL - PAWILON IV WARSZTAT</text:p>
          </table:table-cell>
          <table:table-cell table:number-columns-repeated="6"/>
        </table:table-row>
        <table:table-row table:style-name="ro1">
          <table:table-cell table:formula="of:=[.A2038]+1" office:value-type="float" office:value="2791" calcext:value-type="float">
            <text:p>2791</text:p>
          </table:table-cell>
          <table:table-cell office:value-type="float" office:value="500040435" calcext:value-type="float">
            <text:p>500040435</text:p>
          </table:table-cell>
          <table:table-cell office:value-type="string" calcext:value-type="string">
            <text:p>DZ.PODSTAW. ZPL - PAWILON IV P.APTECZNY</text:p>
          </table:table-cell>
          <table:table-cell/>
          <table:table-cell office:value-type="string" calcext:value-type="string">
            <text:p>DZ.PODSTAW. ZPL - PAWILON IV P.APTECZNY</text:p>
          </table:table-cell>
          <table:table-cell table:number-columns-repeated="6"/>
        </table:table-row>
        <table:table-row table:style-name="ro1">
          <table:table-cell table:formula="of:=[.A2039]+1" office:value-type="float" office:value="2792" calcext:value-type="float">
            <text:p>2792</text:p>
          </table:table-cell>
          <table:table-cell office:value-type="float" office:value="500040436" calcext:value-type="float">
            <text:p>500040436</text:p>
          </table:table-cell>
          <table:table-cell office:value-type="string" calcext:value-type="string">
            <text:p>DZ.PODSTAW. ZPL - PAWILON IV STUDNIA GŁ.</text:p>
          </table:table-cell>
          <table:table-cell/>
          <table:table-cell office:value-type="string" calcext:value-type="string">
            <text:p>DZ.PODSTAW. ZPL - PAWILON IV STUDNIA GŁ.</text:p>
          </table:table-cell>
          <table:table-cell table:number-columns-repeated="6"/>
        </table:table-row>
        <table:table-row table:style-name="ro1">
          <table:table-cell table:formula="of:=[.A2040]+1" office:value-type="float" office:value="2793" calcext:value-type="float">
            <text:p>2793</text:p>
          </table:table-cell>
          <table:table-cell office:value-type="float" office:value="500040438" calcext:value-type="float">
            <text:p>500040438</text:p>
          </table:table-cell>
          <table:table-cell office:value-type="string" calcext:value-type="string">
            <text:p>DZ.PODSTAW. ZPL - PAWILON IV OGRÓD</text:p>
          </table:table-cell>
          <table:table-cell/>
          <table:table-cell office:value-type="string" calcext:value-type="string">
            <text:p>DZ.PODSTAW. ZPL - PAWILON IV OGRÓD</text:p>
          </table:table-cell>
          <table:table-cell table:number-columns-repeated="6"/>
        </table:table-row>
        <table:table-row table:style-name="ro1">
          <table:table-cell table:formula="of:=[.A2041]+1" office:value-type="float" office:value="2794" calcext:value-type="float">
            <text:p>2794</text:p>
          </table:table-cell>
          <table:table-cell office:value-type="float" office:value="500040450" calcext:value-type="float">
            <text:p>500040450</text:p>
          </table:table-cell>
          <table:table-cell office:value-type="string" calcext:value-type="string">
            <text:p>DZ.PODSTAW. ZPL - PAWILON IV K.OGÓLN.ZAKŁ.</text:p>
          </table:table-cell>
          <table:table-cell/>
          <table:table-cell office:value-type="string" calcext:value-type="string">
            <text:p>DZ.PODSTAW. ZPL - PAWILON IV K.OGÓLN.ZAKŁ.</text:p>
          </table:table-cell>
          <table:table-cell table:number-columns-repeated="6"/>
        </table:table-row>
        <table:table-row table:style-name="ro1">
          <table:table-cell table:formula="of:=[.A2042]+1" office:value-type="float" office:value="2795" calcext:value-type="float">
            <text:p>2795</text:p>
          </table:table-cell>
          <table:table-cell office:value-type="float" office:value="500040502" calcext:value-type="float">
            <text:p>500040502</text:p>
          </table:table-cell>
          <table:table-cell office:value-type="string" calcext:value-type="string">
            <text:p>DZ.PODSTAW. PAWILON 0 MATERIAŁY</text:p>
          </table:table-cell>
          <table:table-cell/>
          <table:table-cell office:value-type="string" calcext:value-type="string">
            <text:p>DZ.PODSTAW. PAWILON 0 MATERIAŁY</text:p>
          </table:table-cell>
          <table:table-cell table:number-columns-repeated="6"/>
        </table:table-row>
        <table:table-row table:style-name="ro1">
          <table:table-cell table:formula="of:=[.A2043]+1" office:value-type="float" office:value="2796" calcext:value-type="float">
            <text:p>2796</text:p>
          </table:table-cell>
          <table:table-cell office:value-type="float" office:value="500040503" calcext:value-type="float">
            <text:p>500040503</text:p>
          </table:table-cell>
          <table:table-cell office:value-type="string" calcext:value-type="string">
            <text:p>DZ.PODSTAW. PAWILON 0 ENERGIA</text:p>
          </table:table-cell>
          <table:table-cell/>
          <table:table-cell office:value-type="string" calcext:value-type="string">
            <text:p>DZ.PODSTAW. PAWILON 0 ENERGIA</text:p>
          </table:table-cell>
          <table:table-cell table:number-columns-repeated="6"/>
        </table:table-row>
        <table:table-row table:style-name="ro1">
          <table:table-cell table:formula="of:=[.A2044]+1" office:value-type="float" office:value="2797" calcext:value-type="float">
            <text:p>2797</text:p>
          </table:table-cell>
          <table:table-cell office:value-type="float" office:value="500040507" calcext:value-type="float">
            <text:p>500040507</text:p>
          </table:table-cell>
          <table:table-cell office:value-type="string" calcext:value-type="string">
            <text:p>DZ.PODSTAW. PAWILON 0 PŁACE</text:p>
          </table:table-cell>
          <table:table-cell/>
          <table:table-cell office:value-type="string" calcext:value-type="string">
            <text:p>DZ.PODSTAW. PAWILON 0 PŁACE</text:p>
          </table:table-cell>
          <table:table-cell table:number-columns-repeated="6"/>
        </table:table-row>
        <table:table-row table:style-name="ro1">
          <table:table-cell table:formula="of:=[.A2045]+1" office:value-type="float" office:value="2798" calcext:value-type="float">
            <text:p>2798</text:p>
          </table:table-cell>
          <table:table-cell office:value-type="float" office:value="500040510" calcext:value-type="float">
            <text:p>500040510</text:p>
          </table:table-cell>
          <table:table-cell office:value-type="string" calcext:value-type="string">
            <text:p>DZ.PODSTAW. PAWILON 0 INNE MATER. MEDYCZ</text:p>
          </table:table-cell>
          <table:table-cell/>
          <table:table-cell office:value-type="string" calcext:value-type="string">
            <text:p>DZ.PODSTAW. PAWILON 0 INNE MATER. MEDYCZ</text:p>
          </table:table-cell>
          <table:table-cell table:number-columns-repeated="6"/>
        </table:table-row>
        <table:table-row table:style-name="ro1">
          <table:table-cell table:formula="of:=[.A2046]+1" office:value-type="float" office:value="2799" calcext:value-type="float">
            <text:p>2799</text:p>
          </table:table-cell>
          <table:table-cell office:value-type="float" office:value="500040511" calcext:value-type="float">
            <text:p>500040511</text:p>
          </table:table-cell>
          <table:table-cell office:value-type="string" calcext:value-type="string">
            <text:p>DZ.PODSTAW. PAWILON 0 ŚROD.CZYSTOŚCI</text:p>
          </table:table-cell>
          <table:table-cell/>
          <table:table-cell office:value-type="string" calcext:value-type="string">
            <text:p>DZ.PODSTAW. PAWILON 0 ŚROD.CZYSTOŚCI</text:p>
          </table:table-cell>
          <table:table-cell table:number-columns-repeated="6"/>
        </table:table-row>
        <table:table-row table:style-name="ro1">
          <table:table-cell table:formula="of:=[.A2047]+1" office:value-type="float" office:value="2800" calcext:value-type="float">
            <text:p>2800</text:p>
          </table:table-cell>
          <table:table-cell office:value-type="float" office:value="500040512" calcext:value-type="float">
            <text:p>500040512</text:p>
          </table:table-cell>
          <table:table-cell office:value-type="string" calcext:value-type="string">
            <text:p>DZ.PODSTAW. PAWILON 0 USŁUGI</text:p>
          </table:table-cell>
          <table:table-cell/>
          <table:table-cell office:value-type="string" calcext:value-type="string">
            <text:p>DZ.PODSTAW. PAWILON 0 USŁUGI</text:p>
          </table:table-cell>
          <table:table-cell table:number-columns-repeated="6"/>
        </table:table-row>
        <table:table-row table:style-name="ro1">
          <table:table-cell table:formula="of:=[.A2048]+1" office:value-type="float" office:value="2801" calcext:value-type="float">
            <text:p>2801</text:p>
          </table:table-cell>
          <table:table-cell office:value-type="float" office:value="500040513" calcext:value-type="float">
            <text:p>500040513</text:p>
          </table:table-cell>
          <table:table-cell office:value-type="string" calcext:value-type="string">
            <text:p>DZ.PODSTAW. PAWILON 0 POZOSTAŁE KOSZTY</text:p>
          </table:table-cell>
          <table:table-cell/>
          <table:table-cell office:value-type="string" calcext:value-type="string">
            <text:p>DZ.PODSTAW. PAWILON 0 POZOSTAŁE KOSZTY</text:p>
          </table:table-cell>
          <table:table-cell table:number-columns-repeated="6"/>
        </table:table-row>
        <table:table-row table:style-name="ro1">
          <table:table-cell table:formula="of:=[.A2049]+1" office:value-type="float" office:value="2802" calcext:value-type="float">
            <text:p>2802</text:p>
          </table:table-cell>
          <table:table-cell office:value-type="float" office:value="500040531" calcext:value-type="float">
            <text:p>500040531</text:p>
          </table:table-cell>
          <table:table-cell office:value-type="string" calcext:value-type="string">
            <text:p>DZ.PODSTAW. PAWILON 0 KOTŁOWNIA</text:p>
          </table:table-cell>
          <table:table-cell/>
          <table:table-cell office:value-type="string" calcext:value-type="string">
            <text:p>DZ.PODSTAW. PAWILON 0 KOTŁOWNIA</text:p>
          </table:table-cell>
          <table:table-cell table:number-columns-repeated="6"/>
        </table:table-row>
        <table:table-row table:style-name="ro1">
          <table:table-cell table:formula="of:=[.A2050]+1" office:value-type="float" office:value="2803" calcext:value-type="float">
            <text:p>2803</text:p>
          </table:table-cell>
          <table:table-cell office:value-type="float" office:value="500040532" calcext:value-type="float">
            <text:p>500040532</text:p>
          </table:table-cell>
          <table:table-cell office:value-type="string" calcext:value-type="string">
            <text:p>DZ.PODSTAW. PAWILON 0 WARSZTAT</text:p>
          </table:table-cell>
          <table:table-cell/>
          <table:table-cell office:value-type="string" calcext:value-type="string">
            <text:p>DZ.PODSTAW. PAWILON 0 WARSZTAT</text:p>
          </table:table-cell>
          <table:table-cell table:number-columns-repeated="6"/>
        </table:table-row>
        <table:table-row table:style-name="ro1">
          <table:table-cell table:formula="of:=[.A2051]+1" office:value-type="float" office:value="2804" calcext:value-type="float">
            <text:p>2804</text:p>
          </table:table-cell>
          <table:table-cell office:value-type="float" office:value="500040536" calcext:value-type="float">
            <text:p>500040536</text:p>
          </table:table-cell>
          <table:table-cell office:value-type="string" calcext:value-type="string">
            <text:p>DZ.PODSTAW. PAWILON 0 STUDNIA GŁ.</text:p>
          </table:table-cell>
          <table:table-cell/>
          <table:table-cell office:value-type="string" calcext:value-type="string">
            <text:p>DZ.PODSTAW. PAWILON 0 STUDNIA GŁ.</text:p>
          </table:table-cell>
          <table:table-cell table:number-columns-repeated="6"/>
        </table:table-row>
        <table:table-row table:style-name="ro1">
          <table:table-cell table:formula="of:=[.A2052]+1" office:value-type="float" office:value="2805" calcext:value-type="float">
            <text:p>2805</text:p>
          </table:table-cell>
          <table:table-cell office:value-type="float" office:value="500040538" calcext:value-type="float">
            <text:p>500040538</text:p>
          </table:table-cell>
          <table:table-cell office:value-type="string" calcext:value-type="string">
            <text:p>DZ.PODSTAW. PAWILON 0 OGRÓD</text:p>
          </table:table-cell>
          <table:table-cell/>
          <table:table-cell office:value-type="string" calcext:value-type="string">
            <text:p>DZ.PODSTAW. PAWILON 0 OGRÓD</text:p>
          </table:table-cell>
          <table:table-cell table:number-columns-repeated="6"/>
        </table:table-row>
        <table:table-row table:style-name="ro1">
          <table:table-cell table:formula="of:=[.A2053]+1" office:value-type="float" office:value="2806" calcext:value-type="float">
            <text:p>2806</text:p>
          </table:table-cell>
          <table:table-cell office:value-type="float" office:value="500040550" calcext:value-type="float">
            <text:p>500040550</text:p>
          </table:table-cell>
          <table:table-cell office:value-type="string" calcext:value-type="string">
            <text:p>DZ.PODSTAW. PAWILON 0 K.OGÓLN.ZAKŁ.</text:p>
          </table:table-cell>
          <table:table-cell/>
          <table:table-cell office:value-type="string" calcext:value-type="string">
            <text:p>DZ.PODSTAW. PAWILON 0 K.OGÓLN.ZAKŁ.</text:p>
          </table:table-cell>
          <table:table-cell table:number-columns-repeated="6"/>
        </table:table-row>
        <table:table-row table:style-name="ro1">
          <table:table-cell table:formula="of:=[.A2054]+1" office:value-type="float" office:value="2807" calcext:value-type="float">
            <text:p>2807</text:p>
          </table:table-cell>
          <table:table-cell office:value-type="float" office:value="500040603" calcext:value-type="float">
            <text:p>500040603</text:p>
          </table:table-cell>
          <table:table-cell office:value-type="string" calcext:value-type="string">
            <text:p>DZ.PODSTAW. KRIOKOMORA ENERGIA</text:p>
          </table:table-cell>
          <table:table-cell/>
          <table:table-cell office:value-type="string" calcext:value-type="string">
            <text:p>DZ.PODSTAW. KRIOKOMORA ENERGIA</text:p>
          </table:table-cell>
          <table:table-cell table:number-columns-repeated="6"/>
        </table:table-row>
        <table:table-row table:style-name="ro1">
          <table:table-cell table:formula="of:=[.A2055]+1" office:value-type="float" office:value="2808" calcext:value-type="float">
            <text:p>2808</text:p>
          </table:table-cell>
          <table:table-cell office:value-type="float" office:value="500040606" calcext:value-type="float">
            <text:p>500040606</text:p>
          </table:table-cell>
          <table:table-cell office:value-type="string" calcext:value-type="string">
            <text:p>DZ.PODSTAW. KRIOKOMORA AMORTYZACJA</text:p>
          </table:table-cell>
          <table:table-cell/>
          <table:table-cell office:value-type="string" calcext:value-type="string">
            <text:p>DZ.PODSTAW. KRIOKOMORA AMORTYZACJA</text:p>
          </table:table-cell>
          <table:table-cell table:number-columns-repeated="6"/>
        </table:table-row>
        <table:table-row table:style-name="ro1">
          <table:table-cell table:formula="of:=[.A2056]+1" office:value-type="float" office:value="2809" calcext:value-type="float">
            <text:p>2809</text:p>
          </table:table-cell>
          <table:table-cell office:value-type="float" office:value="500040607" calcext:value-type="float">
            <text:p>500040607</text:p>
          </table:table-cell>
          <table:table-cell office:value-type="string" calcext:value-type="string">
            <text:p>DZ.PODSTAW. KRIOKOMORA PŁACE</text:p>
          </table:table-cell>
          <table:table-cell/>
          <table:table-cell office:value-type="string" calcext:value-type="string">
            <text:p>DZ.PODSTAW. KRIOKOMORA PŁACE</text:p>
          </table:table-cell>
          <table:table-cell table:number-columns-repeated="6"/>
        </table:table-row>
        <table:table-row table:style-name="ro1">
          <table:table-cell table:formula="of:=[.A2057]+1" office:value-type="float" office:value="2810" calcext:value-type="float">
            <text:p>2810</text:p>
          </table:table-cell>
          <table:table-cell office:value-type="float" office:value="500040610" calcext:value-type="float">
            <text:p>500040610</text:p>
          </table:table-cell>
          <table:table-cell office:value-type="string" calcext:value-type="string">
            <text:p>DZ.PODSTAW. KRIOKOMORA INNE MATER. MEDYCZ</text:p>
          </table:table-cell>
          <table:table-cell/>
          <table:table-cell office:value-type="string" calcext:value-type="string">
            <text:p>DZ.PODSTAW. KRIOKOMORA INNE MATER. MEDYCZ</text:p>
          </table:table-cell>
          <table:table-cell table:number-columns-repeated="6"/>
        </table:table-row>
        <table:table-row table:style-name="ro1">
          <table:table-cell table:formula="of:=[.A2058]+1" office:value-type="float" office:value="2811" calcext:value-type="float">
            <text:p>2811</text:p>
          </table:table-cell>
          <table:table-cell office:value-type="float" office:value="500040611" calcext:value-type="float">
            <text:p>500040611</text:p>
          </table:table-cell>
          <table:table-cell office:value-type="string" calcext:value-type="string">
            <text:p>DZ.PODSTAW. KRIOKOMORA ŚROD.CZYSTOŚCI</text:p>
          </table:table-cell>
          <table:table-cell/>
          <table:table-cell office:value-type="string" calcext:value-type="string">
            <text:p>DZ.PODSTAW. KRIOKOMORA ŚROD.CZYSTOŚCI</text:p>
          </table:table-cell>
          <table:table-cell table:number-columns-repeated="6"/>
        </table:table-row>
        <table:table-row table:style-name="ro1">
          <table:table-cell table:formula="of:=[.A2059]+1" office:value-type="float" office:value="2812" calcext:value-type="float">
            <text:p>2812</text:p>
          </table:table-cell>
          <table:table-cell office:value-type="float" office:value="500040613" calcext:value-type="float">
            <text:p>500040613</text:p>
          </table:table-cell>
          <table:table-cell office:value-type="string" calcext:value-type="string">
            <text:p>DZ.PODSTAW. KRIOKOMORA POZOSTAŁE KOSZTY</text:p>
          </table:table-cell>
          <table:table-cell/>
          <table:table-cell office:value-type="string" calcext:value-type="string">
            <text:p>DZ.PODSTAW. KRIOKOMORA POZOSTAŁE KOSZTY</text:p>
          </table:table-cell>
          <table:table-cell table:number-columns-repeated="6"/>
        </table:table-row>
        <table:table-row table:style-name="ro1">
          <table:table-cell table:formula="of:=[.A2060]+1" office:value-type="float" office:value="2813" calcext:value-type="float">
            <text:p>2813</text:p>
          </table:table-cell>
          <table:table-cell office:value-type="float" office:value="500040631" calcext:value-type="float">
            <text:p>500040631</text:p>
          </table:table-cell>
          <table:table-cell office:value-type="string" calcext:value-type="string">
            <text:p>DZ.PODSTAW. KRIOKOMORA KOTŁOWNIA</text:p>
          </table:table-cell>
          <table:table-cell/>
          <table:table-cell office:value-type="string" calcext:value-type="string">
            <text:p>DZ.PODSTAW. KRIOKOMORA KOTŁOWNIA</text:p>
          </table:table-cell>
          <table:table-cell table:number-columns-repeated="6"/>
        </table:table-row>
        <table:table-row table:style-name="ro1">
          <table:table-cell table:formula="of:=[.A2061]+1" office:value-type="float" office:value="2814" calcext:value-type="float">
            <text:p>2814</text:p>
          </table:table-cell>
          <table:table-cell office:value-type="float" office:value="500040632" calcext:value-type="float">
            <text:p>500040632</text:p>
          </table:table-cell>
          <table:table-cell office:value-type="string" calcext:value-type="string">
            <text:p>DZ.PODSTAW. KRIOKOMORA WARSZTAT</text:p>
          </table:table-cell>
          <table:table-cell/>
          <table:table-cell office:value-type="string" calcext:value-type="string">
            <text:p>DZ.PODSTAW. KRIOKOMORA WARSZTAT</text:p>
          </table:table-cell>
          <table:table-cell table:number-columns-repeated="6"/>
        </table:table-row>
        <table:table-row table:style-name="ro1">
          <table:table-cell table:formula="of:=[.A2062]+1" office:value-type="float" office:value="2815" calcext:value-type="float">
            <text:p>2815</text:p>
          </table:table-cell>
          <table:table-cell office:value-type="float" office:value="500040636" calcext:value-type="float">
            <text:p>500040636</text:p>
          </table:table-cell>
          <table:table-cell office:value-type="string" calcext:value-type="string">
            <text:p>DZ.PODSTAW. KRIOKOMORA STUDNIA GŁ.</text:p>
          </table:table-cell>
          <table:table-cell/>
          <table:table-cell office:value-type="string" calcext:value-type="string">
            <text:p>DZ.PODSTAW. KRIOKOMORA STUDNIA GŁ.</text:p>
          </table:table-cell>
          <table:table-cell table:number-columns-repeated="6"/>
        </table:table-row>
        <table:table-row table:style-name="ro1">
          <table:table-cell table:formula="of:=[.A2063]+1" office:value-type="float" office:value="2816" calcext:value-type="float">
            <text:p>2816</text:p>
          </table:table-cell>
          <table:table-cell office:value-type="float" office:value="500040638" calcext:value-type="float">
            <text:p>500040638</text:p>
          </table:table-cell>
          <table:table-cell office:value-type="string" calcext:value-type="string">
            <text:p>DZ.PODSTAW. KRIOKOMORA OGRÓD</text:p>
          </table:table-cell>
          <table:table-cell/>
          <table:table-cell office:value-type="string" calcext:value-type="string">
            <text:p>DZ.PODSTAW. KRIOKOMORA OGRÓD</text:p>
          </table:table-cell>
          <table:table-cell table:number-columns-repeated="6"/>
        </table:table-row>
        <table:table-row table:style-name="ro1">
          <table:table-cell table:formula="of:=[.A2064]+1" office:value-type="float" office:value="2817" calcext:value-type="float">
            <text:p>2817</text:p>
          </table:table-cell>
          <table:table-cell office:value-type="float" office:value="500040650" calcext:value-type="float">
            <text:p>500040650</text:p>
          </table:table-cell>
          <table:table-cell office:value-type="string" calcext:value-type="string">
            <text:p>DZ.PODSTAW. KRIOKOMORA K.OGÓLN.ZAKŁ.</text:p>
          </table:table-cell>
          <table:table-cell/>
          <table:table-cell office:value-type="string" calcext:value-type="string">
            <text:p>DZ.PODSTAW. KRIOKOMORA K.OGÓLN.ZAKŁ.</text:p>
          </table:table-cell>
          <table:table-cell table:number-columns-repeated="6"/>
        </table:table-row>
        <table:table-row table:style-name="ro1">
          <table:table-cell table:formula="of:=[.A2065]+1" office:value-type="float" office:value="2818" calcext:value-type="float">
            <text:p>2818</text:p>
          </table:table-cell>
          <table:table-cell office:value-type="float" office:value="500040702" calcext:value-type="float">
            <text:p>500040702</text:p>
          </table:table-cell>
          <table:table-cell office:value-type="string" calcext:value-type="string">
            <text:p>DZ.PODSTAW. JASKINIA SOLNA MATERIAŁY</text:p>
          </table:table-cell>
          <table:table-cell/>
          <table:table-cell office:value-type="string" calcext:value-type="string">
            <text:p>DZ.PODSTAW. JASKINIA SOLNA MATERIAŁY</text:p>
          </table:table-cell>
          <table:table-cell table:number-columns-repeated="6"/>
        </table:table-row>
        <table:table-row table:style-name="ro1">
          <table:table-cell table:formula="of:=[.A2066]+1" office:value-type="float" office:value="2819" calcext:value-type="float">
            <text:p>2819</text:p>
          </table:table-cell>
          <table:table-cell office:value-type="float" office:value="500040703" calcext:value-type="float">
            <text:p>500040703</text:p>
          </table:table-cell>
          <table:table-cell office:value-type="string" calcext:value-type="string">
            <text:p>DZ.PODSTAW. JASKINIA SOLNA ENERGIA</text:p>
          </table:table-cell>
          <table:table-cell/>
          <table:table-cell office:value-type="string" calcext:value-type="string">
            <text:p>DZ.PODSTAW. JASKINIA SOLNA ENERGIA</text:p>
          </table:table-cell>
          <table:table-cell table:number-columns-repeated="6"/>
        </table:table-row>
        <table:table-row table:style-name="ro1">
          <table:table-cell table:formula="of:=[.A2067]+1" office:value-type="float" office:value="2820" calcext:value-type="float">
            <text:p>2820</text:p>
          </table:table-cell>
          <table:table-cell office:value-type="float" office:value="500040707" calcext:value-type="float">
            <text:p>500040707</text:p>
          </table:table-cell>
          <table:table-cell office:value-type="string" calcext:value-type="string">
            <text:p>DZ.PODSTAW. JASKINIA SOLNA PŁACE</text:p>
          </table:table-cell>
          <table:table-cell/>
          <table:table-cell office:value-type="string" calcext:value-type="string">
            <text:p>DZ.PODSTAW. JASKINIA SOLNA PŁACE</text:p>
          </table:table-cell>
          <table:table-cell table:number-columns-repeated="6"/>
        </table:table-row>
        <table:table-row table:style-name="ro1">
          <table:table-cell table:formula="of:=[.A2068]+1" office:value-type="float" office:value="2821" calcext:value-type="float">
            <text:p>2821</text:p>
          </table:table-cell>
          <table:table-cell office:value-type="float" office:value="500040711" calcext:value-type="float">
            <text:p>500040711</text:p>
          </table:table-cell>
          <table:table-cell office:value-type="string" calcext:value-type="string">
            <text:p>DZ.PODSTAW. JASKINIA SOLNA ŚROD.CZYSTOŚCI</text:p>
          </table:table-cell>
          <table:table-cell/>
          <table:table-cell office:value-type="string" calcext:value-type="string">
            <text:p>DZ.PODSTAW. JASKINIA SOLNA ŚROD.CZYSTOŚCI</text:p>
          </table:table-cell>
          <table:table-cell table:number-columns-repeated="6"/>
        </table:table-row>
        <table:table-row table:style-name="ro1">
          <table:table-cell table:formula="of:=[.A2069]+1" office:value-type="float" office:value="2822" calcext:value-type="float">
            <text:p>2822</text:p>
          </table:table-cell>
          <table:table-cell office:value-type="float" office:value="500040713" calcext:value-type="float">
            <text:p>500040713</text:p>
          </table:table-cell>
          <table:table-cell office:value-type="string" calcext:value-type="string">
            <text:p>DZ.PODSTAW. JASKINIA SOLNA POZOSTAŁE KOSZTY</text:p>
          </table:table-cell>
          <table:table-cell/>
          <table:table-cell office:value-type="string" calcext:value-type="string">
            <text:p>DZ.PODSTAW. JASKINIA SOLNA POZOSTAŁE KOSZTY</text:p>
          </table:table-cell>
          <table:table-cell table:number-columns-repeated="6"/>
        </table:table-row>
        <table:table-row table:style-name="ro1">
          <table:table-cell table:formula="of:=[.A2070]+1" office:value-type="float" office:value="2823" calcext:value-type="float">
            <text:p>2823</text:p>
          </table:table-cell>
          <table:table-cell office:value-type="float" office:value="500040731" calcext:value-type="float">
            <text:p>500040731</text:p>
          </table:table-cell>
          <table:table-cell office:value-type="string" calcext:value-type="string">
            <text:p>DZ.PODSTAW. JASKINIA SOLNA KOTŁOWNIA</text:p>
          </table:table-cell>
          <table:table-cell/>
          <table:table-cell office:value-type="string" calcext:value-type="string">
            <text:p>DZ.PODSTAW. JASKINIA SOLNA KOTŁOWNIA</text:p>
          </table:table-cell>
          <table:table-cell table:number-columns-repeated="6"/>
        </table:table-row>
        <table:table-row table:style-name="ro1">
          <table:table-cell table:formula="of:=[.A2071]+1" office:value-type="float" office:value="2824" calcext:value-type="float">
            <text:p>2824</text:p>
          </table:table-cell>
          <table:table-cell office:value-type="float" office:value="500040732" calcext:value-type="float">
            <text:p>500040732</text:p>
          </table:table-cell>
          <table:table-cell office:value-type="string" calcext:value-type="string">
            <text:p>DZ.PODSTAW. JASKINIA SOLNA WARSZTAT</text:p>
          </table:table-cell>
          <table:table-cell/>
          <table:table-cell office:value-type="string" calcext:value-type="string">
            <text:p>DZ.PODSTAW. JASKINIA SOLNA WARSZTAT</text:p>
          </table:table-cell>
          <table:table-cell table:number-columns-repeated="6"/>
        </table:table-row>
        <table:table-row table:style-name="ro1">
          <table:table-cell table:formula="of:=[.A2072]+1" office:value-type="float" office:value="2825" calcext:value-type="float">
            <text:p>2825</text:p>
          </table:table-cell>
          <table:table-cell office:value-type="float" office:value="500040736" calcext:value-type="float">
            <text:p>500040736</text:p>
          </table:table-cell>
          <table:table-cell office:value-type="string" calcext:value-type="string">
            <text:p>DZ.PODSTAW. JASKINIA SOLNA STUDNIA GŁ.</text:p>
          </table:table-cell>
          <table:table-cell/>
          <table:table-cell office:value-type="string" calcext:value-type="string">
            <text:p>DZ.PODSTAW. JASKINIA SOLNA STUDNIA GŁ.</text:p>
          </table:table-cell>
          <table:table-cell table:number-columns-repeated="6"/>
        </table:table-row>
        <table:table-row table:style-name="ro1">
          <table:table-cell table:formula="of:=[.A2073]+1" office:value-type="float" office:value="2826" calcext:value-type="float">
            <text:p>2826</text:p>
          </table:table-cell>
          <table:table-cell office:value-type="float" office:value="500040738" calcext:value-type="float">
            <text:p>500040738</text:p>
          </table:table-cell>
          <table:table-cell office:value-type="string" calcext:value-type="string">
            <text:p>DZ.PODSTAW. JASKINIA SOLNA OGRÓD</text:p>
          </table:table-cell>
          <table:table-cell/>
          <table:table-cell office:value-type="string" calcext:value-type="string">
            <text:p>DZ.PODSTAW. JASKINIA SOLNA OGRÓD</text:p>
          </table:table-cell>
          <table:table-cell table:number-columns-repeated="6"/>
        </table:table-row>
        <table:table-row table:style-name="ro1">
          <table:table-cell table:formula="of:=[.A2074]+1" office:value-type="float" office:value="2827" calcext:value-type="float">
            <text:p>2827</text:p>
          </table:table-cell>
          <table:table-cell office:value-type="float" office:value="500040750" calcext:value-type="float">
            <text:p>500040750</text:p>
          </table:table-cell>
          <table:table-cell office:value-type="string" calcext:value-type="string">
            <text:p>DZ.PODSTAW. JASKINIA SOLNA K.OGÓLN.ZAKŁ.</text:p>
          </table:table-cell>
          <table:table-cell/>
          <table:table-cell office:value-type="string" calcext:value-type="string">
            <text:p>DZ.PODSTAW. JASKINIA SOLNA K.OGÓLN.ZAKŁ.</text:p>
          </table:table-cell>
          <table:table-cell table:number-columns-repeated="6"/>
        </table:table-row>
        <table:table-row table:style-name="ro1">
          <table:table-cell table:formula="of:=[.A2075]+1" office:value-type="float" office:value="2828" calcext:value-type="float">
            <text:p>2828</text:p>
          </table:table-cell>
          <table:table-cell office:value-type="float" office:value="500040802" calcext:value-type="float">
            <text:p>500040802</text:p>
          </table:table-cell>
          <table:table-cell office:value-type="string" calcext:value-type="string">
            <text:p>DZ.PODSTAW. ODNOWA BIOLOGICZNA MATERIAŁY</text:p>
          </table:table-cell>
          <table:table-cell/>
          <table:table-cell office:value-type="string" calcext:value-type="string">
            <text:p>DZ.PODSTAW. ODNOWA BIOLOGICZNA MATERIAŁY</text:p>
          </table:table-cell>
          <table:table-cell table:number-columns-repeated="6"/>
        </table:table-row>
        <table:table-row table:style-name="ro1">
          <table:table-cell table:formula="of:=[.A2076]+1" office:value-type="float" office:value="2829" calcext:value-type="float">
            <text:p>2829</text:p>
          </table:table-cell>
          <table:table-cell office:value-type="float" office:value="500040803" calcext:value-type="float">
            <text:p>500040803</text:p>
          </table:table-cell>
          <table:table-cell office:value-type="string" calcext:value-type="string">
            <text:p>DZ.PODSTAW. ODNOWA BIOLOGICZNA ENERGIA</text:p>
          </table:table-cell>
          <table:table-cell/>
          <table:table-cell office:value-type="string" calcext:value-type="string">
            <text:p>DZ.PODSTAW. ODNOWA BIOLOGICZNA ENERGIA</text:p>
          </table:table-cell>
          <table:table-cell table:number-columns-repeated="6"/>
        </table:table-row>
        <table:table-row table:style-name="ro1">
          <table:table-cell table:formula="of:=[.A2077]+1" office:value-type="float" office:value="2830" calcext:value-type="float">
            <text:p>2830</text:p>
          </table:table-cell>
          <table:table-cell office:value-type="float" office:value="500040804" calcext:value-type="float">
            <text:p>500040804</text:p>
          </table:table-cell>
          <table:table-cell office:value-type="string" calcext:value-type="string">
            <text:p>DZ.PODSTAW. ODNOWA BIOLOGICZNA WODA</text:p>
          </table:table-cell>
          <table:table-cell/>
          <table:table-cell office:value-type="string" calcext:value-type="string">
            <text:p>DZ.PODSTAW. ODNOWA BIOLOGICZNA WODA</text:p>
          </table:table-cell>
          <table:table-cell table:number-columns-repeated="6"/>
        </table:table-row>
        <table:table-row table:style-name="ro1">
          <table:table-cell table:formula="of:=[.A2078]+1" office:value-type="float" office:value="2831" calcext:value-type="float">
            <text:p>2831</text:p>
          </table:table-cell>
          <table:table-cell office:value-type="float" office:value="500040807" calcext:value-type="float">
            <text:p>500040807</text:p>
          </table:table-cell>
          <table:table-cell office:value-type="string" calcext:value-type="string">
            <text:p>DZ.PODSTAW. ODNOWA BIOLOGICZNA PŁACE</text:p>
          </table:table-cell>
          <table:table-cell/>
          <table:table-cell office:value-type="string" calcext:value-type="string">
            <text:p>DZ.PODSTAW. ODNOWA BIOLOGICZNA PŁACE</text:p>
          </table:table-cell>
          <table:table-cell table:number-columns-repeated="6"/>
        </table:table-row>
        <table:table-row table:style-name="ro1">
          <table:table-cell table:formula="of:=[.A2079]+1" office:value-type="float" office:value="2832" calcext:value-type="float">
            <text:p>2832</text:p>
          </table:table-cell>
          <table:table-cell office:value-type="float" office:value="500040810" calcext:value-type="float">
            <text:p>500040810</text:p>
          </table:table-cell>
          <table:table-cell office:value-type="string" calcext:value-type="string">
            <text:p>DZ.PODSTAW. ODNOWA BIOLOGICZNA INNE MATER. MEDYCZ</text:p>
          </table:table-cell>
          <table:table-cell/>
          <table:table-cell office:value-type="string" calcext:value-type="string">
            <text:p>DZ.PODSTAW. ODNOWA BIOLOGICZNA INNE MATER. MEDYCZ</text:p>
          </table:table-cell>
          <table:table-cell table:number-columns-repeated="6"/>
        </table:table-row>
        <table:table-row table:style-name="ro1">
          <table:table-cell table:formula="of:=[.A2080]+1" office:value-type="float" office:value="2833" calcext:value-type="float">
            <text:p>2833</text:p>
          </table:table-cell>
          <table:table-cell office:value-type="float" office:value="500040812" calcext:value-type="float">
            <text:p>500040812</text:p>
          </table:table-cell>
          <table:table-cell office:value-type="string" calcext:value-type="string">
            <text:p>DZ.PODSTAW. ODNOWA BIOLOGICZNA USŁUGI</text:p>
          </table:table-cell>
          <table:table-cell/>
          <table:table-cell office:value-type="string" calcext:value-type="string">
            <text:p>DZ.PODSTAW. ODNOWA BIOLOGICZNA USŁUGI</text:p>
          </table:table-cell>
          <table:table-cell table:number-columns-repeated="6"/>
        </table:table-row>
        <table:table-row table:style-name="ro1">
          <table:table-cell table:formula="of:=[.A2081]+1" office:value-type="float" office:value="2834" calcext:value-type="float">
            <text:p>2834</text:p>
          </table:table-cell>
          <table:table-cell office:value-type="float" office:value="500040813" calcext:value-type="float">
            <text:p>500040813</text:p>
          </table:table-cell>
          <table:table-cell office:value-type="string" calcext:value-type="string">
            <text:p>DZ.PODSTAW. ODNOWA BIOLOGICZNA POZOSTAŁE KOSZTY</text:p>
          </table:table-cell>
          <table:table-cell/>
          <table:table-cell office:value-type="string" calcext:value-type="string">
            <text:p>DZ.PODSTAW. ODNOWA BIOLOGICZNA POZOSTAŁE KOSZTY</text:p>
          </table:table-cell>
          <table:table-cell table:number-columns-repeated="6"/>
        </table:table-row>
        <table:table-row table:style-name="ro1">
          <table:table-cell table:formula="of:=[.A2082]+1" office:value-type="float" office:value="2835" calcext:value-type="float">
            <text:p>2835</text:p>
          </table:table-cell>
          <table:table-cell office:value-type="float" office:value="500040831" calcext:value-type="float">
            <text:p>500040831</text:p>
          </table:table-cell>
          <table:table-cell office:value-type="string" calcext:value-type="string">
            <text:p>DZ.PODSTAW. ODNOWA BIOLOGICZNA KOTŁOWNIA</text:p>
          </table:table-cell>
          <table:table-cell/>
          <table:table-cell office:value-type="string" calcext:value-type="string">
            <text:p>DZ.PODSTAW. ODNOWA BIOLOGICZNA KOTŁOWNIA</text:p>
          </table:table-cell>
          <table:table-cell table:number-columns-repeated="6"/>
        </table:table-row>
        <table:table-row table:style-name="ro1">
          <table:table-cell table:formula="of:=[.A2083]+1" office:value-type="float" office:value="2836" calcext:value-type="float">
            <text:p>2836</text:p>
          </table:table-cell>
          <table:table-cell office:value-type="float" office:value="500040832" calcext:value-type="float">
            <text:p>500040832</text:p>
          </table:table-cell>
          <table:table-cell office:value-type="string" calcext:value-type="string">
            <text:p>DZ.PODSTAW. ODNOWA BIOLOGICZNA WARSZTAT</text:p>
          </table:table-cell>
          <table:table-cell/>
          <table:table-cell office:value-type="string" calcext:value-type="string">
            <text:p>DZ.PODSTAW. ODNOWA BIOLOGICZNA WARSZTAT</text:p>
          </table:table-cell>
          <table:table-cell table:number-columns-repeated="6"/>
        </table:table-row>
        <table:table-row table:style-name="ro1">
          <table:table-cell table:formula="of:=[.A2084]+1" office:value-type="float" office:value="2837" calcext:value-type="float">
            <text:p>2837</text:p>
          </table:table-cell>
          <table:table-cell office:value-type="float" office:value="500040838" calcext:value-type="float">
            <text:p>500040838</text:p>
          </table:table-cell>
          <table:table-cell office:value-type="string" calcext:value-type="string">
            <text:p>DZ.PODSTAW. ODNOWA BIOLOGICZNA OGRÓD</text:p>
          </table:table-cell>
          <table:table-cell/>
          <table:table-cell office:value-type="string" calcext:value-type="string">
            <text:p>DZ.PODSTAW. ODNOWA BIOLOGICZNA OGRÓD</text:p>
          </table:table-cell>
          <table:table-cell table:number-columns-repeated="6"/>
        </table:table-row>
        <table:table-row table:style-name="ro1">
          <table:table-cell table:formula="of:=[.A2085]+1" office:value-type="float" office:value="2838" calcext:value-type="float">
            <text:p>2838</text:p>
          </table:table-cell>
          <table:table-cell office:value-type="float" office:value="500040850" calcext:value-type="float">
            <text:p>500040850</text:p>
          </table:table-cell>
          <table:table-cell office:value-type="string" calcext:value-type="string">
            <text:p>DZ.PODSTAW. ODNOWA BIOLOGICZNA K.OGÓLN.ZAKŁ.</text:p>
          </table:table-cell>
          <table:table-cell/>
          <table:table-cell office:value-type="string" calcext:value-type="string">
            <text:p>DZ.PODSTAW. ODNOWA BIOLOGICZNA K.OGÓLN.ZAKŁ.</text:p>
          </table:table-cell>
          <table:table-cell table:number-columns-repeated="6"/>
        </table:table-row>
        <table:table-row table:style-name="ro1">
          <table:table-cell table:formula="of:=[.A2086]+1" office:value-type="float" office:value="2839" calcext:value-type="float">
            <text:p>2839</text:p>
          </table:table-cell>
          <table:table-cell office:value-type="float" office:value="500050101" calcext:value-type="float">
            <text:p>500050101</text:p>
          </table:table-cell>
          <table:table-cell office:value-type="string" calcext:value-type="string">
            <text:p>DZ.PODSTAW. PORADNIA REHABILITACYJNA LEKI</text:p>
          </table:table-cell>
          <table:table-cell/>
          <table:table-cell office:value-type="string" calcext:value-type="string">
            <text:p>DZ.PODSTAW. PORADNIA REHABILITACYJNA LEKI</text:p>
          </table:table-cell>
          <table:table-cell table:number-columns-repeated="6"/>
        </table:table-row>
        <table:table-row table:style-name="ro1">
          <table:table-cell table:formula="of:=[.A2087]+1" office:value-type="float" office:value="2840" calcext:value-type="float">
            <text:p>2840</text:p>
          </table:table-cell>
          <table:table-cell office:value-type="float" office:value="500050102" calcext:value-type="float">
            <text:p>500050102</text:p>
          </table:table-cell>
          <table:table-cell office:value-type="string" calcext:value-type="string">
            <text:p>DZ.PODSTAW. PORADNIA REHABILITACYJNA MATERIAŁY</text:p>
          </table:table-cell>
          <table:table-cell/>
          <table:table-cell office:value-type="string" calcext:value-type="string">
            <text:p>DZ.PODSTAW. PORADNIA REHABILITACYJNA MATERIAŁY</text:p>
          </table:table-cell>
          <table:table-cell table:number-columns-repeated="6"/>
        </table:table-row>
        <table:table-row table:style-name="ro1">
          <table:table-cell table:formula="of:=[.A2088]+1" office:value-type="float" office:value="2841" calcext:value-type="float">
            <text:p>2841</text:p>
          </table:table-cell>
          <table:table-cell office:value-type="float" office:value="500050103" calcext:value-type="float">
            <text:p>500050103</text:p>
          </table:table-cell>
          <table:table-cell office:value-type="string" calcext:value-type="string">
            <text:p>DZ.PODSTAW. PORADNIA REHABILITACYJNA ENERGIA</text:p>
          </table:table-cell>
          <table:table-cell/>
          <table:table-cell office:value-type="string" calcext:value-type="string">
            <text:p>DZ.PODSTAW. PORADNIA REHABILITACYJNA ENERGIA</text:p>
          </table:table-cell>
          <table:table-cell table:number-columns-repeated="6"/>
        </table:table-row>
        <table:table-row table:style-name="ro1">
          <table:table-cell table:formula="of:=[.A2089]+1" office:value-type="float" office:value="2842" calcext:value-type="float">
            <text:p>2842</text:p>
          </table:table-cell>
          <table:table-cell office:value-type="float" office:value="500050107" calcext:value-type="float">
            <text:p>500050107</text:p>
          </table:table-cell>
          <table:table-cell office:value-type="string" calcext:value-type="string">
            <text:p>DZ.PODSTAW. PORADNIA REHABILITACYJNA PŁACE</text:p>
          </table:table-cell>
          <table:table-cell/>
          <table:table-cell office:value-type="string" calcext:value-type="string">
            <text:p>DZ.PODSTAW. PORADNIA REHABILITACYJNA PŁACE</text:p>
          </table:table-cell>
          <table:table-cell table:number-columns-repeated="6"/>
        </table:table-row>
        <table:table-row table:style-name="ro1">
          <table:table-cell table:formula="of:=[.A2090]+1" office:value-type="float" office:value="2843" calcext:value-type="float">
            <text:p>2843</text:p>
          </table:table-cell>
          <table:table-cell office:value-type="float" office:value="500050110" calcext:value-type="float">
            <text:p>500050110</text:p>
          </table:table-cell>
          <table:table-cell office:value-type="string" calcext:value-type="string">
            <text:p>DZ.PODSTAW. PORADNIA REHABILITACYJNA INNE MATER. MEDYCZ</text:p>
          </table:table-cell>
          <table:table-cell/>
          <table:table-cell office:value-type="string" calcext:value-type="string">
            <text:p>DZ.PODSTAW. PORADNIA REHABILITACYJNA INNE MATER. MEDYCZ</text:p>
          </table:table-cell>
          <table:table-cell table:number-columns-repeated="6"/>
        </table:table-row>
        <table:table-row table:style-name="ro1">
          <table:table-cell table:formula="of:=[.A2091]+1" office:value-type="float" office:value="2844" calcext:value-type="float">
            <text:p>2844</text:p>
          </table:table-cell>
          <table:table-cell office:value-type="float" office:value="500050111" calcext:value-type="float">
            <text:p>500050111</text:p>
          </table:table-cell>
          <table:table-cell office:value-type="string" calcext:value-type="string">
            <text:p>DZ.PODSTAW. PORADNIA REHABILITACYJNA ŚROD.CZYSTOŚCI</text:p>
          </table:table-cell>
          <table:table-cell/>
          <table:table-cell office:value-type="string" calcext:value-type="string">
            <text:p>DZ.PODSTAW. PORADNIA REHABILITACYJNA ŚROD.CZYSTOŚCI</text:p>
          </table:table-cell>
          <table:table-cell table:number-columns-repeated="6"/>
        </table:table-row>
        <table:table-row table:style-name="ro1">
          <table:table-cell table:formula="of:=[.A2092]+1" office:value-type="float" office:value="2845" calcext:value-type="float">
            <text:p>2845</text:p>
          </table:table-cell>
          <table:table-cell office:value-type="float" office:value="500050112" calcext:value-type="float">
            <text:p>500050112</text:p>
          </table:table-cell>
          <table:table-cell office:value-type="string" calcext:value-type="string">
            <text:p>DZ.PODSTAW. PORADNIA REHABILITACYJNA USŁUGI</text:p>
          </table:table-cell>
          <table:table-cell/>
          <table:table-cell office:value-type="string" calcext:value-type="string">
            <text:p>DZ.PODSTAW. PORADNIA REHABILITACYJNA USŁUGI</text:p>
          </table:table-cell>
          <table:table-cell table:number-columns-repeated="6"/>
        </table:table-row>
        <table:table-row table:style-name="ro1">
          <table:table-cell table:formula="of:=[.A2093]+1" office:value-type="float" office:value="2846" calcext:value-type="float">
            <text:p>2846</text:p>
          </table:table-cell>
          <table:table-cell office:value-type="float" office:value="500050113" calcext:value-type="float">
            <text:p>500050113</text:p>
          </table:table-cell>
          <table:table-cell office:value-type="string" calcext:value-type="string">
            <text:p>DZ.PODSTAW. PORADNIA REHABILITACYJNA POZOSTAŁE KOSZTY</text:p>
          </table:table-cell>
          <table:table-cell/>
          <table:table-cell office:value-type="string" calcext:value-type="string">
            <text:p>DZ.PODSTAW. PORADNIA REHABILITACYJNA POZOSTAŁE KOSZTY</text:p>
          </table:table-cell>
          <table:table-cell table:number-columns-repeated="6"/>
        </table:table-row>
        <table:table-row table:style-name="ro1">
          <table:table-cell table:formula="of:=[.A2094]+1" office:value-type="float" office:value="2847" calcext:value-type="float">
            <text:p>2847</text:p>
          </table:table-cell>
          <table:table-cell office:value-type="float" office:value="500050131" calcext:value-type="float">
            <text:p>500050131</text:p>
          </table:table-cell>
          <table:table-cell office:value-type="string" calcext:value-type="string">
            <text:p>DZ.PODSTAW. PORADNIA REHABILITACYJNA KOTŁOWNIA</text:p>
          </table:table-cell>
          <table:table-cell/>
          <table:table-cell office:value-type="string" calcext:value-type="string">
            <text:p>DZ.PODSTAW. PORADNIA REHABILITACYJNA KOTŁOWNIA</text:p>
          </table:table-cell>
          <table:table-cell table:number-columns-repeated="6"/>
        </table:table-row>
        <table:table-row table:style-name="ro1">
          <table:table-cell table:formula="of:=[.A2095]+1" office:value-type="float" office:value="2848" calcext:value-type="float">
            <text:p>2848</text:p>
          </table:table-cell>
          <table:table-cell office:value-type="float" office:value="500050132" calcext:value-type="float">
            <text:p>500050132</text:p>
          </table:table-cell>
          <table:table-cell office:value-type="string" calcext:value-type="string">
            <text:p>DZ.PODSTAW. PORADNIA REHABILITACYJNA WARSZTAT</text:p>
          </table:table-cell>
          <table:table-cell/>
          <table:table-cell office:value-type="string" calcext:value-type="string">
            <text:p>DZ.PODSTAW. PORADNIA REHABILITACYJNA WARSZTAT</text:p>
          </table:table-cell>
          <table:table-cell table:number-columns-repeated="6"/>
        </table:table-row>
        <table:table-row table:style-name="ro1">
          <table:table-cell table:formula="of:=[.A2096]+1" office:value-type="float" office:value="2849" calcext:value-type="float">
            <text:p>2849</text:p>
          </table:table-cell>
          <table:table-cell office:value-type="float" office:value="500050135" calcext:value-type="float">
            <text:p>500050135</text:p>
          </table:table-cell>
          <table:table-cell office:value-type="string" calcext:value-type="string">
            <text:p>DZ.PODSTAW. PORADNIA REHABILITACYJNA P.APTECZNY</text:p>
          </table:table-cell>
          <table:table-cell/>
          <table:table-cell office:value-type="string" calcext:value-type="string">
            <text:p>DZ.PODSTAW. PORADNIA REHABILITACYJNA P.APTECZNY</text:p>
          </table:table-cell>
          <table:table-cell table:number-columns-repeated="6"/>
        </table:table-row>
        <table:table-row table:style-name="ro1">
          <table:table-cell table:formula="of:=[.A2097]+1" office:value-type="float" office:value="2850" calcext:value-type="float">
            <text:p>2850</text:p>
          </table:table-cell>
          <table:table-cell office:value-type="float" office:value="500050136" calcext:value-type="float">
            <text:p>500050136</text:p>
          </table:table-cell>
          <table:table-cell office:value-type="string" calcext:value-type="string">
            <text:p>DZ.PODSTAW. PORADNIA REHABILITACYJNA STUDNIA GŁ.</text:p>
          </table:table-cell>
          <table:table-cell/>
          <table:table-cell office:value-type="string" calcext:value-type="string">
            <text:p>DZ.PODSTAW. PORADNIA REHABILITACYJNA STUDNIA GŁ.</text:p>
          </table:table-cell>
          <table:table-cell table:number-columns-repeated="6"/>
        </table:table-row>
        <table:table-row table:style-name="ro1">
          <table:table-cell table:formula="of:=[.A2098]+1" office:value-type="float" office:value="2851" calcext:value-type="float">
            <text:p>2851</text:p>
          </table:table-cell>
          <table:table-cell office:value-type="float" office:value="500050138" calcext:value-type="float">
            <text:p>500050138</text:p>
          </table:table-cell>
          <table:table-cell office:value-type="string" calcext:value-type="string">
            <text:p>DZ.PODSTAW. PORADNIA REHABILITACYJNA OGRÓD</text:p>
          </table:table-cell>
          <table:table-cell/>
          <table:table-cell office:value-type="string" calcext:value-type="string">
            <text:p>DZ.PODSTAW. PORADNIA REHABILITACYJNA OGRÓD</text:p>
          </table:table-cell>
          <table:table-cell table:number-columns-repeated="6"/>
        </table:table-row>
        <table:table-row table:style-name="ro1">
          <table:table-cell table:formula="of:=[.A2099]+1" office:value-type="float" office:value="2852" calcext:value-type="float">
            <text:p>2852</text:p>
          </table:table-cell>
          <table:table-cell office:value-type="float" office:value="500050150" calcext:value-type="float">
            <text:p>500050150</text:p>
          </table:table-cell>
          <table:table-cell office:value-type="string" calcext:value-type="string">
            <text:p>DZ.PODSTAW. PORADNIA REHABILITACYJNA K.OGÓLN.ZAKŁ.</text:p>
          </table:table-cell>
          <table:table-cell/>
          <table:table-cell office:value-type="string" calcext:value-type="string">
            <text:p>DZ.PODSTAW. PORADNIA REHABILITACYJNA K.OGÓLN.ZAKŁ.</text:p>
          </table:table-cell>
          <table:table-cell table:number-columns-repeated="6"/>
        </table:table-row>
        <table:table-row table:style-name="ro1">
          <table:table-cell table:formula="of:=[.A2100]+1" office:value-type="float" office:value="2853" calcext:value-type="float">
            <text:p>2853</text:p>
          </table:table-cell>
          <table:table-cell office:value-type="float" office:value="500050201" calcext:value-type="float">
            <text:p>500050201</text:p>
          </table:table-cell>
          <table:table-cell office:value-type="string" calcext:value-type="string">
            <text:p>DZ.PODSTAW. PORADNIA REUMATOLOGICZNA LEKI</text:p>
          </table:table-cell>
          <table:table-cell/>
          <table:table-cell office:value-type="string" calcext:value-type="string">
            <text:p>DZ.PODSTAW. PORADNIA REUMATOLOGICZNA LEKI</text:p>
          </table:table-cell>
          <table:table-cell table:number-columns-repeated="6"/>
        </table:table-row>
        <table:table-row table:style-name="ro1">
          <table:table-cell table:formula="of:=[.A2101]+1" office:value-type="float" office:value="2854" calcext:value-type="float">
            <text:p>2854</text:p>
          </table:table-cell>
          <table:table-cell office:value-type="float" office:value="500050202" calcext:value-type="float">
            <text:p>500050202</text:p>
          </table:table-cell>
          <table:table-cell office:value-type="string" calcext:value-type="string">
            <text:p>DZ.PODSTAW. PORADNIA REUMATOLOGICZNA MATERIAŁY</text:p>
          </table:table-cell>
          <table:table-cell/>
          <table:table-cell office:value-type="string" calcext:value-type="string">
            <text:p>DZ.PODSTAW. PORADNIA REUMATOLOGICZNA MATERIAŁY</text:p>
          </table:table-cell>
          <table:table-cell table:number-columns-repeated="6"/>
        </table:table-row>
        <table:table-row table:style-name="ro1">
          <table:table-cell table:formula="of:=[.A2102]+1" office:value-type="float" office:value="2855" calcext:value-type="float">
            <text:p>2855</text:p>
          </table:table-cell>
          <table:table-cell office:value-type="float" office:value="500050203" calcext:value-type="float">
            <text:p>500050203</text:p>
          </table:table-cell>
          <table:table-cell office:value-type="string" calcext:value-type="string">
            <text:p>DZ.PODSTAW. PORADNIA REUMATOLOGICZNA ENERGIA</text:p>
          </table:table-cell>
          <table:table-cell/>
          <table:table-cell office:value-type="string" calcext:value-type="string">
            <text:p>DZ.PODSTAW. PORADNIA REUMATOLOGICZNA ENERGIA</text:p>
          </table:table-cell>
          <table:table-cell table:number-columns-repeated="6"/>
        </table:table-row>
        <table:table-row table:style-name="ro1">
          <table:table-cell table:formula="of:=[.A2103]+1" office:value-type="float" office:value="2856" calcext:value-type="float">
            <text:p>2856</text:p>
          </table:table-cell>
          <table:table-cell office:value-type="float" office:value="500050207" calcext:value-type="float">
            <text:p>500050207</text:p>
          </table:table-cell>
          <table:table-cell office:value-type="string" calcext:value-type="string">
            <text:p>DZ.PODSTAW. PORADNIA REUMATOLOGICZNA PŁACE</text:p>
          </table:table-cell>
          <table:table-cell/>
          <table:table-cell office:value-type="string" calcext:value-type="string">
            <text:p>DZ.PODSTAW. PORADNIA REUMATOLOGICZNA PŁACE</text:p>
          </table:table-cell>
          <table:table-cell table:number-columns-repeated="6"/>
        </table:table-row>
        <table:table-row table:style-name="ro1">
          <table:table-cell table:formula="of:=[.A2104]+1" office:value-type="float" office:value="2857" calcext:value-type="float">
            <text:p>2857</text:p>
          </table:table-cell>
          <table:table-cell office:value-type="float" office:value="500050210" calcext:value-type="float">
            <text:p>500050210</text:p>
          </table:table-cell>
          <table:table-cell office:value-type="string" calcext:value-type="string">
            <text:p>DZ.PODSTAW. PORADNIA REUMATOLOGICZNA INNE MATER. MEDYCZ</text:p>
          </table:table-cell>
          <table:table-cell/>
          <table:table-cell office:value-type="string" calcext:value-type="string">
            <text:p>DZ.PODSTAW. PORADNIA REUMATOLOGICZNA INNE MATER. MEDYCZ</text:p>
          </table:table-cell>
          <table:table-cell table:number-columns-repeated="6"/>
        </table:table-row>
        <table:table-row table:style-name="ro1">
          <table:table-cell table:formula="of:=[.A2105]+1" office:value-type="float" office:value="2858" calcext:value-type="float">
            <text:p>2858</text:p>
          </table:table-cell>
          <table:table-cell office:value-type="float" office:value="500050211" calcext:value-type="float">
            <text:p>500050211</text:p>
          </table:table-cell>
          <table:table-cell office:value-type="string" calcext:value-type="string">
            <text:p>DZ.PODSTAW. PORADNIA REUMATOLOGICZNA ŚROD.CZYSTOŚCI</text:p>
          </table:table-cell>
          <table:table-cell/>
          <table:table-cell office:value-type="string" calcext:value-type="string">
            <text:p>DZ.PODSTAW. PORADNIA REUMATOLOGICZNA ŚROD.CZYSTOŚCI</text:p>
          </table:table-cell>
          <table:table-cell table:number-columns-repeated="6"/>
        </table:table-row>
        <table:table-row table:style-name="ro1">
          <table:table-cell table:formula="of:=[.A2106]+1" office:value-type="float" office:value="2859" calcext:value-type="float">
            <text:p>2859</text:p>
          </table:table-cell>
          <table:table-cell office:value-type="float" office:value="500050212" calcext:value-type="float">
            <text:p>500050212</text:p>
          </table:table-cell>
          <table:table-cell office:value-type="string" calcext:value-type="string">
            <text:p>DZ.PODSTAW. PORADNIA REUMATOLOGICZNA USŁUGI</text:p>
          </table:table-cell>
          <table:table-cell/>
          <table:table-cell office:value-type="string" calcext:value-type="string">
            <text:p>DZ.PODSTAW. PORADNIA REUMATOLOGICZNA USŁUGI</text:p>
          </table:table-cell>
          <table:table-cell table:number-columns-repeated="6"/>
        </table:table-row>
        <table:table-row table:style-name="ro1">
          <table:table-cell table:formula="of:=[.A2107]+1" office:value-type="float" office:value="2860" calcext:value-type="float">
            <text:p>2860</text:p>
          </table:table-cell>
          <table:table-cell office:value-type="float" office:value="500050213" calcext:value-type="float">
            <text:p>500050213</text:p>
          </table:table-cell>
          <table:table-cell office:value-type="string" calcext:value-type="string">
            <text:p>DZ.PODSTAW. PORADNIA REUMATOLOGICZNA POZOSTAŁE KOSZTY</text:p>
          </table:table-cell>
          <table:table-cell/>
          <table:table-cell office:value-type="string" calcext:value-type="string">
            <text:p>DZ.PODSTAW. PORADNIA REUMATOLOGICZNA POZOSTAŁE KOSZTY</text:p>
          </table:table-cell>
          <table:table-cell table:number-columns-repeated="6"/>
        </table:table-row>
        <table:table-row table:style-name="ro1">
          <table:table-cell table:formula="of:=[.A2108]+1" office:value-type="float" office:value="2861" calcext:value-type="float">
            <text:p>2861</text:p>
          </table:table-cell>
          <table:table-cell office:value-type="float" office:value="500050231" calcext:value-type="float">
            <text:p>500050231</text:p>
          </table:table-cell>
          <table:table-cell office:value-type="string" calcext:value-type="string">
            <text:p>DZ.PODSTAW. PORADNIA REUMATOLOGICZNA KOTŁOWNIA</text:p>
          </table:table-cell>
          <table:table-cell/>
          <table:table-cell office:value-type="string" calcext:value-type="string">
            <text:p>DZ.PODSTAW. PORADNIA REUMATOLOGICZNA KOTŁOWNIA</text:p>
          </table:table-cell>
          <table:table-cell table:number-columns-repeated="6"/>
        </table:table-row>
        <table:table-row table:style-name="ro1">
          <table:table-cell table:formula="of:=[.A2109]+1" office:value-type="float" office:value="2862" calcext:value-type="float">
            <text:p>2862</text:p>
          </table:table-cell>
          <table:table-cell office:value-type="float" office:value="500050232" calcext:value-type="float">
            <text:p>500050232</text:p>
          </table:table-cell>
          <table:table-cell office:value-type="string" calcext:value-type="string">
            <text:p>DZ.PODSTAW. PORADNIA REUMATOLOGICZNA WARSZTAT</text:p>
          </table:table-cell>
          <table:table-cell/>
          <table:table-cell office:value-type="string" calcext:value-type="string">
            <text:p>DZ.PODSTAW. PORADNIA REUMATOLOGICZNA WARSZTAT</text:p>
          </table:table-cell>
          <table:table-cell table:number-columns-repeated="6"/>
        </table:table-row>
        <table:table-row table:style-name="ro1">
          <table:table-cell table:formula="of:=[.A2110]+1" office:value-type="float" office:value="2863" calcext:value-type="float">
            <text:p>2863</text:p>
          </table:table-cell>
          <table:table-cell office:value-type="float" office:value="500050235" calcext:value-type="float">
            <text:p>500050235</text:p>
          </table:table-cell>
          <table:table-cell office:value-type="string" calcext:value-type="string">
            <text:p>DZ.PODSTAW. PORADNIA REUMATOLOGICZNA P.APTECZNY</text:p>
          </table:table-cell>
          <table:table-cell/>
          <table:table-cell office:value-type="string" calcext:value-type="string">
            <text:p>DZ.PODSTAW. PORADNIA REUMATOLOGICZNA P.APTECZNY</text:p>
          </table:table-cell>
          <table:table-cell table:number-columns-repeated="6"/>
        </table:table-row>
        <table:table-row table:style-name="ro1">
          <table:table-cell table:formula="of:=[.A2111]+1" office:value-type="float" office:value="2864" calcext:value-type="float">
            <text:p>2864</text:p>
          </table:table-cell>
          <table:table-cell office:value-type="float" office:value="500050236" calcext:value-type="float">
            <text:p>500050236</text:p>
          </table:table-cell>
          <table:table-cell office:value-type="string" calcext:value-type="string">
            <text:p>DZ.PODSTAW. PORADNIA REUMATOLOGICZNA STUDNIA GŁ.</text:p>
          </table:table-cell>
          <table:table-cell/>
          <table:table-cell office:value-type="string" calcext:value-type="string">
            <text:p>DZ.PODSTAW. PORADNIA REUMATOLOGICZNA STUDNIA GŁ.</text:p>
          </table:table-cell>
          <table:table-cell table:number-columns-repeated="6"/>
        </table:table-row>
        <table:table-row table:style-name="ro1">
          <table:table-cell table:formula="of:=[.A2112]+1" office:value-type="float" office:value="2865" calcext:value-type="float">
            <text:p>2865</text:p>
          </table:table-cell>
          <table:table-cell office:value-type="float" office:value="500050238" calcext:value-type="float">
            <text:p>500050238</text:p>
          </table:table-cell>
          <table:table-cell office:value-type="string" calcext:value-type="string">
            <text:p>DZ.PODSTAW. PORADNIA REUMATOLOGICZNA OGRÓD</text:p>
          </table:table-cell>
          <table:table-cell/>
          <table:table-cell office:value-type="string" calcext:value-type="string">
            <text:p>DZ.PODSTAW. PORADNIA REUMATOLOGICZNA OGRÓD</text:p>
          </table:table-cell>
          <table:table-cell table:number-columns-repeated="6"/>
        </table:table-row>
        <table:table-row table:style-name="ro1">
          <table:table-cell table:formula="of:=[.A2113]+1" office:value-type="float" office:value="2866" calcext:value-type="float">
            <text:p>2866</text:p>
          </table:table-cell>
          <table:table-cell office:value-type="float" office:value="500050250" calcext:value-type="float">
            <text:p>500050250</text:p>
          </table:table-cell>
          <table:table-cell office:value-type="string" calcext:value-type="string">
            <text:p>DZ.PODSTAW. PORADNIA REUMATOLOGICZNA K.OGÓLN.ZAKŁ.</text:p>
          </table:table-cell>
          <table:table-cell/>
          <table:table-cell office:value-type="string" calcext:value-type="string">
            <text:p>DZ.PODSTAW. PORADNIA REUMATOLOGICZNA K.OGÓLN.ZAKŁ.</text:p>
          </table:table-cell>
          <table:table-cell table:number-columns-repeated="6"/>
        </table:table-row>
        <table:table-row table:style-name="ro1">
          <table:table-cell table:formula="of:=[.A2114]+1" office:value-type="float" office:value="2867" calcext:value-type="float">
            <text:p>2867</text:p>
          </table:table-cell>
          <table:table-cell office:value-type="float" office:value="500050301" calcext:value-type="float">
            <text:p>500050301</text:p>
          </table:table-cell>
          <table:table-cell office:value-type="string" calcext:value-type="string">
            <text:p>DZ.PODSTAW. PORADNIA AMBULATORYJNA LEKI</text:p>
          </table:table-cell>
          <table:table-cell/>
          <table:table-cell office:value-type="string" calcext:value-type="string">
            <text:p>DZ.PODSTAW. PORADNIA AMBULATORYJNA LEKI</text:p>
          </table:table-cell>
          <table:table-cell table:number-columns-repeated="6"/>
        </table:table-row>
        <table:table-row table:style-name="ro1">
          <table:table-cell table:formula="of:=[.A2115]+1" office:value-type="float" office:value="2868" calcext:value-type="float">
            <text:p>2868</text:p>
          </table:table-cell>
          <table:table-cell office:value-type="float" office:value="500050302" calcext:value-type="float">
            <text:p>500050302</text:p>
          </table:table-cell>
          <table:table-cell office:value-type="string" calcext:value-type="string">
            <text:p>DZ.PODSTAW. PORADNIA AMBULATORYJNA MATERIAŁY</text:p>
          </table:table-cell>
          <table:table-cell/>
          <table:table-cell office:value-type="string" calcext:value-type="string">
            <text:p>DZ.PODSTAW. PORADNIA AMBULATORYJNA MATERIAŁY</text:p>
          </table:table-cell>
          <table:table-cell table:number-columns-repeated="6"/>
        </table:table-row>
        <table:table-row table:style-name="ro1">
          <table:table-cell table:formula="of:=[.A2116]+1" office:value-type="float" office:value="2869" calcext:value-type="float">
            <text:p>2869</text:p>
          </table:table-cell>
          <table:table-cell office:value-type="float" office:value="500050303" calcext:value-type="float">
            <text:p>500050303</text:p>
          </table:table-cell>
          <table:table-cell office:value-type="string" calcext:value-type="string">
            <text:p>DZ.PODSTAW. PORADNIA AMBULATORYJNA ENERGIA</text:p>
          </table:table-cell>
          <table:table-cell/>
          <table:table-cell office:value-type="string" calcext:value-type="string">
            <text:p>DZ.PODSTAW. PORADNIA AMBULATORYJNA ENERGIA</text:p>
          </table:table-cell>
          <table:table-cell table:number-columns-repeated="6"/>
        </table:table-row>
        <table:table-row table:style-name="ro1">
          <table:table-cell table:formula="of:=[.A2117]+1" office:value-type="float" office:value="2870" calcext:value-type="float">
            <text:p>2870</text:p>
          </table:table-cell>
          <table:table-cell office:value-type="float" office:value="500050307" calcext:value-type="float">
            <text:p>500050307</text:p>
          </table:table-cell>
          <table:table-cell office:value-type="string" calcext:value-type="string">
            <text:p>DZ.PODSTAW. PORADNIA AMBULATORYJNA PŁACE</text:p>
          </table:table-cell>
          <table:table-cell/>
          <table:table-cell office:value-type="string" calcext:value-type="string">
            <text:p>DZ.PODSTAW. PORADNIA AMBULATORYJNA PŁACE</text:p>
          </table:table-cell>
          <table:table-cell table:number-columns-repeated="6"/>
        </table:table-row>
        <table:table-row table:style-name="ro1">
          <table:table-cell table:formula="of:=[.A2118]+1" office:value-type="float" office:value="2871" calcext:value-type="float">
            <text:p>2871</text:p>
          </table:table-cell>
          <table:table-cell office:value-type="float" office:value="500050310" calcext:value-type="float">
            <text:p>500050310</text:p>
          </table:table-cell>
          <table:table-cell office:value-type="string" calcext:value-type="string">
            <text:p>DZ.PODSTAW. PORADNIA AMBULATORYJNA INNE MATER. MEDYCZ</text:p>
          </table:table-cell>
          <table:table-cell/>
          <table:table-cell office:value-type="string" calcext:value-type="string">
            <text:p>DZ.PODSTAW. PORADNIA AMBULATORYJNA INNE MATER. MEDYCZ</text:p>
          </table:table-cell>
          <table:table-cell table:number-columns-repeated="6"/>
        </table:table-row>
        <table:table-row table:style-name="ro1">
          <table:table-cell table:formula="of:=[.A2119]+1" office:value-type="float" office:value="2872" calcext:value-type="float">
            <text:p>2872</text:p>
          </table:table-cell>
          <table:table-cell office:value-type="float" office:value="500050312" calcext:value-type="float">
            <text:p>500050312</text:p>
          </table:table-cell>
          <table:table-cell office:value-type="string" calcext:value-type="string">
            <text:p>DZ.PODSTAW. PORADNIA AMBULATORYJNA USŁUGI</text:p>
          </table:table-cell>
          <table:table-cell/>
          <table:table-cell office:value-type="string" calcext:value-type="string">
            <text:p>DZ.PODSTAW. PORADNIA AMBULATORYJNA USŁUGI</text:p>
          </table:table-cell>
          <table:table-cell table:number-columns-repeated="6"/>
        </table:table-row>
        <table:table-row table:style-name="ro1">
          <table:table-cell table:formula="of:=[.A2120]+1" office:value-type="float" office:value="2873" calcext:value-type="float">
            <text:p>2873</text:p>
          </table:table-cell>
          <table:table-cell office:value-type="float" office:value="500050313" calcext:value-type="float">
            <text:p>500050313</text:p>
          </table:table-cell>
          <table:table-cell office:value-type="string" calcext:value-type="string">
            <text:p>DZ.PODSTAW. PORADNIA AMBULATORYJNA POZOSTAŁE KOSZTY</text:p>
          </table:table-cell>
          <table:table-cell/>
          <table:table-cell office:value-type="string" calcext:value-type="string">
            <text:p>DZ.PODSTAW. PORADNIA AMBULATORYJNA POZOSTAŁE KOSZTY</text:p>
          </table:table-cell>
          <table:table-cell table:number-columns-repeated="6"/>
        </table:table-row>
        <table:table-row table:style-name="ro1">
          <table:table-cell table:formula="of:=[.A2121]+1" office:value-type="float" office:value="2874" calcext:value-type="float">
            <text:p>2874</text:p>
          </table:table-cell>
          <table:table-cell office:value-type="float" office:value="500050330" calcext:value-type="float">
            <text:p>500050330</text:p>
          </table:table-cell>
          <table:table-cell office:value-type="string" calcext:value-type="string">
            <text:p>DZ.PODSTAW. PORADNIA AMBULATORYJNA KINEZ.AKUP.KRIO</text:p>
          </table:table-cell>
          <table:table-cell/>
          <table:table-cell office:value-type="string" calcext:value-type="string">
            <text:p>DZ.PODSTAW. PORADNIA AMBULATORYJNA KINEZ.AKUP.KRIO</text:p>
          </table:table-cell>
          <table:table-cell table:number-columns-repeated="6"/>
        </table:table-row>
        <table:table-row table:style-name="ro1">
          <table:table-cell table:formula="of:=[.A2122]+1" office:value-type="float" office:value="2875" calcext:value-type="float">
            <text:p>2875</text:p>
          </table:table-cell>
          <table:table-cell office:value-type="float" office:value="500050331" calcext:value-type="float">
            <text:p>500050331</text:p>
          </table:table-cell>
          <table:table-cell office:value-type="string" calcext:value-type="string">
            <text:p>DZ.PODSTAW. PORADNIA AMBULATORYJNA KOTŁOWNIA</text:p>
          </table:table-cell>
          <table:table-cell/>
          <table:table-cell office:value-type="string" calcext:value-type="string">
            <text:p>DZ.PODSTAW. PORADNIA AMBULATORYJNA KOTŁOWNIA</text:p>
          </table:table-cell>
          <table:table-cell table:number-columns-repeated="6"/>
        </table:table-row>
        <table:table-row table:style-name="ro1">
          <table:table-cell table:formula="of:=[.A2123]+1" office:value-type="float" office:value="2876" calcext:value-type="float">
            <text:p>2876</text:p>
          </table:table-cell>
          <table:table-cell office:value-type="float" office:value="500050332" calcext:value-type="float">
            <text:p>500050332</text:p>
          </table:table-cell>
          <table:table-cell office:value-type="string" calcext:value-type="string">
            <text:p>DZ.PODSTAW. PORADNIA AMBULATORYJNA WARSZTAT</text:p>
          </table:table-cell>
          <table:table-cell/>
          <table:table-cell office:value-type="string" calcext:value-type="string">
            <text:p>DZ.PODSTAW. PORADNIA AMBULATORYJNA WARSZTAT</text:p>
          </table:table-cell>
          <table:table-cell table:number-columns-repeated="6"/>
        </table:table-row>
        <table:table-row table:style-name="ro1">
          <table:table-cell table:formula="of:=[.A2124]+1" office:value-type="float" office:value="2877" calcext:value-type="float">
            <text:p>2877</text:p>
          </table:table-cell>
          <table:table-cell office:value-type="float" office:value="500050335" calcext:value-type="float">
            <text:p>500050335</text:p>
          </table:table-cell>
          <table:table-cell office:value-type="string" calcext:value-type="string">
            <text:p>DZ.PODSTAW. PORADNIA AMBULATORYJNA P.APTECZNY</text:p>
          </table:table-cell>
          <table:table-cell/>
          <table:table-cell office:value-type="string" calcext:value-type="string">
            <text:p>DZ.PODSTAW. PORADNIA AMBULATORYJNA P.APTECZNY</text:p>
          </table:table-cell>
          <table:table-cell table:number-columns-repeated="6"/>
        </table:table-row>
        <table:table-row table:style-name="ro1">
          <table:table-cell table:formula="of:=[.A2125]+1" office:value-type="float" office:value="2878" calcext:value-type="float">
            <text:p>2878</text:p>
          </table:table-cell>
          <table:table-cell office:value-type="float" office:value="500050336" calcext:value-type="float">
            <text:p>500050336</text:p>
          </table:table-cell>
          <table:table-cell office:value-type="string" calcext:value-type="string">
            <text:p>DZ.PODSTAW. PORADNIA AMBULATORYJNA STUDNIA GŁ.</text:p>
          </table:table-cell>
          <table:table-cell/>
          <table:table-cell office:value-type="string" calcext:value-type="string">
            <text:p>DZ.PODSTAW. PORADNIA AMBULATORYJNA STUDNIA GŁ.</text:p>
          </table:table-cell>
          <table:table-cell table:number-columns-repeated="6"/>
        </table:table-row>
        <table:table-row table:style-name="ro1">
          <table:table-cell table:formula="of:=[.A2126]+1" office:value-type="float" office:value="2879" calcext:value-type="float">
            <text:p>2879</text:p>
          </table:table-cell>
          <table:table-cell office:value-type="float" office:value="500050338" calcext:value-type="float">
            <text:p>500050338</text:p>
          </table:table-cell>
          <table:table-cell office:value-type="string" calcext:value-type="string">
            <text:p>DZ.PODSTAW. PORADNIA AMBULATORYJNA OGRÓD</text:p>
          </table:table-cell>
          <table:table-cell/>
          <table:table-cell office:value-type="string" calcext:value-type="string">
            <text:p>DZ.PODSTAW. PORADNIA AMBULATORYJNA OGRÓD</text:p>
          </table:table-cell>
          <table:table-cell table:number-columns-repeated="6"/>
        </table:table-row>
        <table:table-row table:style-name="ro1">
          <table:table-cell table:formula="of:=[.A2127]+1" office:value-type="float" office:value="2880" calcext:value-type="float">
            <text:p>2880</text:p>
          </table:table-cell>
          <table:table-cell office:value-type="float" office:value="500050350" calcext:value-type="float">
            <text:p>500050350</text:p>
          </table:table-cell>
          <table:table-cell office:value-type="string" calcext:value-type="string">
            <text:p>DZ.PODSTAW. PORADNIA AMBULATORYJNA K.OGÓLN.ZAKŁ.</text:p>
          </table:table-cell>
          <table:table-cell/>
          <table:table-cell office:value-type="string" calcext:value-type="string">
            <text:p>DZ.PODSTAW. PORADNIA AMBULATORYJNA K.OGÓLN.ZAKŁ.</text:p>
          </table:table-cell>
          <table:table-cell table:number-columns-repeated="6"/>
        </table:table-row>
        <table:table-row table:style-name="ro1">
          <table:table-cell table:formula="of:=[.A2128]+1" office:value-type="float" office:value="2881" calcext:value-type="float">
            <text:p>2881</text:p>
          </table:table-cell>
          <table:table-cell office:value-type="float" office:value="500050401" calcext:value-type="float">
            <text:p>500050401</text:p>
          </table:table-cell>
          <table:table-cell office:value-type="string" calcext:value-type="string">
            <text:p>DZ.PODSTAW. PORADNIA MED.PRACY LEKI</text:p>
          </table:table-cell>
          <table:table-cell/>
          <table:table-cell office:value-type="string" calcext:value-type="string">
            <text:p>DZ.PODSTAW. PORADNIA MED.PRACY LEKI</text:p>
          </table:table-cell>
          <table:table-cell table:number-columns-repeated="6"/>
        </table:table-row>
        <table:table-row table:style-name="ro1">
          <table:table-cell table:formula="of:=[.A2129]+1" office:value-type="float" office:value="2882" calcext:value-type="float">
            <text:p>2882</text:p>
          </table:table-cell>
          <table:table-cell office:value-type="float" office:value="500050402" calcext:value-type="float">
            <text:p>500050402</text:p>
          </table:table-cell>
          <table:table-cell office:value-type="string" calcext:value-type="string">
            <text:p>DZ.PODSTAW. PORADNIA MED.PRACY MATERIAŁY</text:p>
          </table:table-cell>
          <table:table-cell/>
          <table:table-cell office:value-type="string" calcext:value-type="string">
            <text:p>DZ.PODSTAW. PORADNIA MED.PRACY MATERIAŁY</text:p>
          </table:table-cell>
          <table:table-cell table:number-columns-repeated="6"/>
        </table:table-row>
        <table:table-row table:style-name="ro1">
          <table:table-cell table:formula="of:=[.A2130]+1" office:value-type="float" office:value="2883" calcext:value-type="float">
            <text:p>2883</text:p>
          </table:table-cell>
          <table:table-cell office:value-type="float" office:value="500050403" calcext:value-type="float">
            <text:p>500050403</text:p>
          </table:table-cell>
          <table:table-cell office:value-type="string" calcext:value-type="string">
            <text:p>DZ.PODSTAW. PORADNIA MED.PRACY ENERGIA</text:p>
          </table:table-cell>
          <table:table-cell/>
          <table:table-cell office:value-type="string" calcext:value-type="string">
            <text:p>DZ.PODSTAW. PORADNIA MED.PRACY ENERGIA</text:p>
          </table:table-cell>
          <table:table-cell table:number-columns-repeated="6"/>
        </table:table-row>
        <table:table-row table:style-name="ro1">
          <table:table-cell table:formula="of:=[.A2131]+1" office:value-type="float" office:value="2884" calcext:value-type="float">
            <text:p>2884</text:p>
          </table:table-cell>
          <table:table-cell office:value-type="float" office:value="500050407" calcext:value-type="float">
            <text:p>500050407</text:p>
          </table:table-cell>
          <table:table-cell office:value-type="string" calcext:value-type="string">
            <text:p>DZ.PODSTAW. PORADNIA MED.PRACY PŁACE</text:p>
          </table:table-cell>
          <table:table-cell/>
          <table:table-cell office:value-type="string" calcext:value-type="string">
            <text:p>DZ.PODSTAW. PORADNIA MED.PRACY PŁACE</text:p>
          </table:table-cell>
          <table:table-cell table:number-columns-repeated="6"/>
        </table:table-row>
        <table:table-row table:style-name="ro1">
          <table:table-cell table:formula="of:=[.A2132]+1" office:value-type="float" office:value="2885" calcext:value-type="float">
            <text:p>2885</text:p>
          </table:table-cell>
          <table:table-cell office:value-type="float" office:value="500050411" calcext:value-type="float">
            <text:p>500050411</text:p>
          </table:table-cell>
          <table:table-cell office:value-type="string" calcext:value-type="string">
            <text:p>DZ.PODSTAW. PORADNIA MED.PRACY ŚROD.CZYSTOŚCI</text:p>
          </table:table-cell>
          <table:table-cell/>
          <table:table-cell office:value-type="string" calcext:value-type="string">
            <text:p>DZ.PODSTAW. PORADNIA MED.PRACY ŚROD.CZYSTOŚCI</text:p>
          </table:table-cell>
          <table:table-cell table:number-columns-repeated="6"/>
        </table:table-row>
        <table:table-row table:style-name="ro1">
          <table:table-cell table:formula="of:=[.A2133]+1" office:value-type="float" office:value="2886" calcext:value-type="float">
            <text:p>2886</text:p>
          </table:table-cell>
          <table:table-cell office:value-type="float" office:value="500050412" calcext:value-type="float">
            <text:p>500050412</text:p>
          </table:table-cell>
          <table:table-cell office:value-type="string" calcext:value-type="string">
            <text:p>DZ.PODSTAW. PORADNIA MED.PRACY USŁUGI</text:p>
          </table:table-cell>
          <table:table-cell/>
          <table:table-cell office:value-type="string" calcext:value-type="string">
            <text:p>DZ.PODSTAW. PORADNIA MED.PRACY USŁUGI</text:p>
          </table:table-cell>
          <table:table-cell table:number-columns-repeated="6"/>
        </table:table-row>
        <table:table-row table:style-name="ro1">
          <table:table-cell table:formula="of:=[.A2134]+1" office:value-type="float" office:value="2887" calcext:value-type="float">
            <text:p>2887</text:p>
          </table:table-cell>
          <table:table-cell office:value-type="float" office:value="500050413" calcext:value-type="float">
            <text:p>500050413</text:p>
          </table:table-cell>
          <table:table-cell office:value-type="string" calcext:value-type="string">
            <text:p>DZ.PODSTAW. PORADNIA MED.PRACY POZOSTAŁE KOSZTY</text:p>
          </table:table-cell>
          <table:table-cell/>
          <table:table-cell office:value-type="string" calcext:value-type="string">
            <text:p>DZ.PODSTAW. PORADNIA MED.PRACY POZOSTAŁE KOSZTY</text:p>
          </table:table-cell>
          <table:table-cell table:number-columns-repeated="6"/>
        </table:table-row>
        <table:table-row table:style-name="ro1">
          <table:table-cell table:formula="of:=[.A2135]+1" office:value-type="float" office:value="2888" calcext:value-type="float">
            <text:p>2888</text:p>
          </table:table-cell>
          <table:table-cell office:value-type="float" office:value="500050431" calcext:value-type="float">
            <text:p>500050431</text:p>
          </table:table-cell>
          <table:table-cell office:value-type="string" calcext:value-type="string">
            <text:p>DZ.PODSTAW. PORADNIA MED.PRACY KOTŁOWNIA</text:p>
          </table:table-cell>
          <table:table-cell/>
          <table:table-cell office:value-type="string" calcext:value-type="string">
            <text:p>DZ.PODSTAW. PORADNIA MED.PRACY KOTŁOWNIA</text:p>
          </table:table-cell>
          <table:table-cell table:number-columns-repeated="6"/>
        </table:table-row>
        <table:table-row table:style-name="ro1">
          <table:table-cell table:formula="of:=[.A2136]+1" office:value-type="float" office:value="2889" calcext:value-type="float">
            <text:p>2889</text:p>
          </table:table-cell>
          <table:table-cell office:value-type="float" office:value="500050432" calcext:value-type="float">
            <text:p>500050432</text:p>
          </table:table-cell>
          <table:table-cell office:value-type="string" calcext:value-type="string">
            <text:p>DZ.PODSTAW. PORADNIA MED.PRACY WARSZTAT</text:p>
          </table:table-cell>
          <table:table-cell/>
          <table:table-cell office:value-type="string" calcext:value-type="string">
            <text:p>DZ.PODSTAW. PORADNIA MED.PRACY WARSZTAT</text:p>
          </table:table-cell>
          <table:table-cell table:number-columns-repeated="6"/>
        </table:table-row>
        <table:table-row table:style-name="ro1">
          <table:table-cell table:formula="of:=[.A2137]+1" office:value-type="float" office:value="2890" calcext:value-type="float">
            <text:p>2890</text:p>
          </table:table-cell>
          <table:table-cell office:value-type="float" office:value="500050435" calcext:value-type="float">
            <text:p>500050435</text:p>
          </table:table-cell>
          <table:table-cell office:value-type="string" calcext:value-type="string">
            <text:p>DZ.PODSTAW. PORADNIA MED.PRACY P.APTECZNY</text:p>
          </table:table-cell>
          <table:table-cell/>
          <table:table-cell office:value-type="string" calcext:value-type="string">
            <text:p>DZ.PODSTAW. PORADNIA MED.PRACY P.APTECZNY</text:p>
          </table:table-cell>
          <table:table-cell table:number-columns-repeated="6"/>
        </table:table-row>
        <table:table-row table:style-name="ro1">
          <table:table-cell table:formula="of:=[.A2138]+1" office:value-type="float" office:value="2891" calcext:value-type="float">
            <text:p>2891</text:p>
          </table:table-cell>
          <table:table-cell office:value-type="float" office:value="500050436" calcext:value-type="float">
            <text:p>500050436</text:p>
          </table:table-cell>
          <table:table-cell office:value-type="string" calcext:value-type="string">
            <text:p>DZ.PODSTAW. PORADNIA MED.PRACY STUDNIA GŁ.</text:p>
          </table:table-cell>
          <table:table-cell/>
          <table:table-cell office:value-type="string" calcext:value-type="string">
            <text:p>DZ.PODSTAW. PORADNIA MED.PRACY STUDNIA GŁ.</text:p>
          </table:table-cell>
          <table:table-cell table:number-columns-repeated="6"/>
        </table:table-row>
        <table:table-row table:style-name="ro1">
          <table:table-cell table:formula="of:=[.A2139]+1" office:value-type="float" office:value="2892" calcext:value-type="float">
            <text:p>2892</text:p>
          </table:table-cell>
          <table:table-cell office:value-type="float" office:value="500050438" calcext:value-type="float">
            <text:p>500050438</text:p>
          </table:table-cell>
          <table:table-cell office:value-type="string" calcext:value-type="string">
            <text:p>DZ.PODSTAW. PORADNIA MED.PRACY OGRÓD</text:p>
          </table:table-cell>
          <table:table-cell/>
          <table:table-cell office:value-type="string" calcext:value-type="string">
            <text:p>DZ.PODSTAW. PORADNIA MED.PRACY OGRÓD</text:p>
          </table:table-cell>
          <table:table-cell table:number-columns-repeated="6"/>
        </table:table-row>
        <table:table-row table:style-name="ro1">
          <table:table-cell table:formula="of:=[.A2140]+1" office:value-type="float" office:value="2893" calcext:value-type="float">
            <text:p>2893</text:p>
          </table:table-cell>
          <table:table-cell office:value-type="float" office:value="500050450" calcext:value-type="float">
            <text:p>500050450</text:p>
          </table:table-cell>
          <table:table-cell office:value-type="string" calcext:value-type="string">
            <text:p>DZ.PODSTAW. PORADNIA MED.PRACY K.OGÓLN.ZAKŁ.</text:p>
          </table:table-cell>
          <table:table-cell/>
          <table:table-cell office:value-type="string" calcext:value-type="string">
            <text:p>DZ.PODSTAW. PORADNIA MED.PRACY K.OGÓLN.ZAKŁ.</text:p>
          </table:table-cell>
          <table:table-cell table:number-columns-repeated="6"/>
        </table:table-row>
        <table:table-row table:style-name="ro1">
          <table:table-cell table:formula="of:=[.A2141]+1" office:value-type="float" office:value="2894" calcext:value-type="float">
            <text:p>2894</text:p>
          </table:table-cell>
          <table:table-cell office:value-type="float" office:value="500050501" calcext:value-type="float">
            <text:p>500050501</text:p>
          </table:table-cell>
          <table:table-cell office:value-type="string" calcext:value-type="string">
            <text:p>DZ.PODSTAW. PORADNIA OTOLARYNGOLOGICZNA LEKI</text:p>
          </table:table-cell>
          <table:table-cell/>
          <table:table-cell office:value-type="string" calcext:value-type="string">
            <text:p>DZ.PODSTAW. PORADNIA OTOLARYNGOLOGICZNA LEKI</text:p>
          </table:table-cell>
          <table:table-cell table:number-columns-repeated="6"/>
        </table:table-row>
        <table:table-row table:style-name="ro1">
          <table:table-cell table:formula="of:=[.A2142]+1" office:value-type="float" office:value="2895" calcext:value-type="float">
            <text:p>2895</text:p>
          </table:table-cell>
          <table:table-cell office:value-type="float" office:value="500050502" calcext:value-type="float">
            <text:p>500050502</text:p>
          </table:table-cell>
          <table:table-cell office:value-type="string" calcext:value-type="string">
            <text:p>DZ.PODSTAW. PORADNIA OTOLARYNGOLOGICZNA MATERIAŁY</text:p>
          </table:table-cell>
          <table:table-cell/>
          <table:table-cell office:value-type="string" calcext:value-type="string">
            <text:p>DZ.PODSTAW. PORADNIA OTOLARYNGOLOGICZNA MATERIAŁY</text:p>
          </table:table-cell>
          <table:table-cell table:number-columns-repeated="6"/>
        </table:table-row>
        <table:table-row table:style-name="ro1">
          <table:table-cell table:formula="of:=[.A2143]+1" office:value-type="float" office:value="2896" calcext:value-type="float">
            <text:p>2896</text:p>
          </table:table-cell>
          <table:table-cell office:value-type="float" office:value="500050503" calcext:value-type="float">
            <text:p>500050503</text:p>
          </table:table-cell>
          <table:table-cell office:value-type="string" calcext:value-type="string">
            <text:p>DZ.PODSTAW. PORADNIA OTOLARYNGOLOGICZNA ENERGIA</text:p>
          </table:table-cell>
          <table:table-cell/>
          <table:table-cell office:value-type="string" calcext:value-type="string">
            <text:p>DZ.PODSTAW. PORADNIA OTOLARYNGOLOGICZNA ENERGIA</text:p>
          </table:table-cell>
          <table:table-cell table:number-columns-repeated="6"/>
        </table:table-row>
        <table:table-row table:style-name="ro1">
          <table:table-cell table:formula="of:=[.A2144]+1" office:value-type="float" office:value="2897" calcext:value-type="float">
            <text:p>2897</text:p>
          </table:table-cell>
          <table:table-cell office:value-type="float" office:value="500050507" calcext:value-type="float">
            <text:p>500050507</text:p>
          </table:table-cell>
          <table:table-cell office:value-type="string" calcext:value-type="string">
            <text:p>DZ.PODSTAW. PORADNIA OTOLARYNGOLOGICZNA PŁACE</text:p>
          </table:table-cell>
          <table:table-cell/>
          <table:table-cell office:value-type="string" calcext:value-type="string">
            <text:p>DZ.PODSTAW. PORADNIA OTOLARYNGOLOGICZNA PŁACE</text:p>
          </table:table-cell>
          <table:table-cell table:number-columns-repeated="6"/>
        </table:table-row>
        <table:table-row table:style-name="ro1">
          <table:table-cell table:formula="of:=[.A2145]+1" office:value-type="float" office:value="2898" calcext:value-type="float">
            <text:p>2898</text:p>
          </table:table-cell>
          <table:table-cell office:value-type="float" office:value="500050510" calcext:value-type="float">
            <text:p>500050510</text:p>
          </table:table-cell>
          <table:table-cell office:value-type="string" calcext:value-type="string">
            <text:p>DZ.PODSTAW. PORADNIA OTOLARYNGOLOGICZNA INNE MATER. MEDYC</text:p>
          </table:table-cell>
          <table:table-cell/>
          <table:table-cell office:value-type="string" calcext:value-type="string">
            <text:p>DZ.PODSTAW. PORADNIA OTOLARYNGOLOGICZNA INNE MATER. MEDYC</text:p>
          </table:table-cell>
          <table:table-cell table:number-columns-repeated="6"/>
        </table:table-row>
        <table:table-row table:style-name="ro1">
          <table:table-cell table:formula="of:=[.A2146]+1" office:value-type="float" office:value="2899" calcext:value-type="float">
            <text:p>2899</text:p>
          </table:table-cell>
          <table:table-cell office:value-type="float" office:value="500050511" calcext:value-type="float">
            <text:p>500050511</text:p>
          </table:table-cell>
          <table:table-cell office:value-type="string" calcext:value-type="string">
            <text:p>DZ.PODSTAW. PORADNIA OTOLARYNGOLOGICZNA ŚROD.CZYSTOŚCI</text:p>
          </table:table-cell>
          <table:table-cell/>
          <table:table-cell office:value-type="string" calcext:value-type="string">
            <text:p>DZ.PODSTAW. PORADNIA OTOLARYNGOLOGICZNA ŚROD.CZYSTOŚCI</text:p>
          </table:table-cell>
          <table:table-cell table:number-columns-repeated="6"/>
        </table:table-row>
        <table:table-row table:style-name="ro1">
          <table:table-cell table:formula="of:=[.A2147]+1" office:value-type="float" office:value="2900" calcext:value-type="float">
            <text:p>2900</text:p>
          </table:table-cell>
          <table:table-cell office:value-type="float" office:value="500050512" calcext:value-type="float">
            <text:p>500050512</text:p>
          </table:table-cell>
          <table:table-cell office:value-type="string" calcext:value-type="string">
            <text:p>DZ.PODSTAW. PORADNIA OTOLARYNGOLOGICZNA USŁUGI</text:p>
          </table:table-cell>
          <table:table-cell/>
          <table:table-cell office:value-type="string" calcext:value-type="string">
            <text:p>DZ.PODSTAW. PORADNIA OTOLARYNGOLOGICZNA USŁUGI</text:p>
          </table:table-cell>
          <table:table-cell table:number-columns-repeated="6"/>
        </table:table-row>
        <table:table-row table:style-name="ro1">
          <table:table-cell table:formula="of:=[.A2148]+1" office:value-type="float" office:value="2901" calcext:value-type="float">
            <text:p>2901</text:p>
          </table:table-cell>
          <table:table-cell office:value-type="float" office:value="500050513" calcext:value-type="float">
            <text:p>500050513</text:p>
          </table:table-cell>
          <table:table-cell office:value-type="string" calcext:value-type="string">
            <text:p>DZ.PODSTAW. PORADNIA OTOLARYNGOLOGICZNA POZOSTAŁE KOSZTY</text:p>
          </table:table-cell>
          <table:table-cell/>
          <table:table-cell office:value-type="string" calcext:value-type="string">
            <text:p>DZ.PODSTAW. PORADNIA OTOLARYNGOLOGICZNA POZOSTAŁE KOSZTY</text:p>
          </table:table-cell>
          <table:table-cell table:number-columns-repeated="6"/>
        </table:table-row>
        <table:table-row table:style-name="ro1">
          <table:table-cell table:formula="of:=[.A2149]+1" office:value-type="float" office:value="2902" calcext:value-type="float">
            <text:p>2902</text:p>
          </table:table-cell>
          <table:table-cell office:value-type="float" office:value="500050531" calcext:value-type="float">
            <text:p>500050531</text:p>
          </table:table-cell>
          <table:table-cell office:value-type="string" calcext:value-type="string">
            <text:p>DZ.PODSTAW. PORADNIA OTOLARYNGOLOGICZNA KOTŁOWNIA</text:p>
          </table:table-cell>
          <table:table-cell/>
          <table:table-cell office:value-type="string" calcext:value-type="string">
            <text:p>DZ.PODSTAW. PORADNIA OTOLARYNGOLOGICZNA KOTŁOWNIA</text:p>
          </table:table-cell>
          <table:table-cell table:number-columns-repeated="6"/>
        </table:table-row>
        <table:table-row table:style-name="ro1">
          <table:table-cell table:formula="of:=[.A2150]+1" office:value-type="float" office:value="2903" calcext:value-type="float">
            <text:p>2903</text:p>
          </table:table-cell>
          <table:table-cell office:value-type="float" office:value="500050532" calcext:value-type="float">
            <text:p>500050532</text:p>
          </table:table-cell>
          <table:table-cell office:value-type="string" calcext:value-type="string">
            <text:p>DZ.PODSTAW. PORADNIA OTOLARYNGOLOGICZNA WARSZTAT</text:p>
          </table:table-cell>
          <table:table-cell/>
          <table:table-cell office:value-type="string" calcext:value-type="string">
            <text:p>DZ.PODSTAW. PORADNIA OTOLARYNGOLOGICZNA WARSZTAT</text:p>
          </table:table-cell>
          <table:table-cell table:number-columns-repeated="6"/>
        </table:table-row>
        <table:table-row table:style-name="ro1">
          <table:table-cell table:formula="of:=[.A2151]+1" office:value-type="float" office:value="2904" calcext:value-type="float">
            <text:p>2904</text:p>
          </table:table-cell>
          <table:table-cell office:value-type="float" office:value="500050535" calcext:value-type="float">
            <text:p>500050535</text:p>
          </table:table-cell>
          <table:table-cell office:value-type="string" calcext:value-type="string">
            <text:p>DZ.PODSTAW. PORADNIA OTOLARYNGOLOGICZNA P.APTECZNY</text:p>
          </table:table-cell>
          <table:table-cell/>
          <table:table-cell office:value-type="string" calcext:value-type="string">
            <text:p>DZ.PODSTAW. PORADNIA OTOLARYNGOLOGICZNA P.APTECZNY</text:p>
          </table:table-cell>
          <table:table-cell table:number-columns-repeated="6"/>
        </table:table-row>
        <table:table-row table:style-name="ro1">
          <table:table-cell table:formula="of:=[.A2152]+1" office:value-type="float" office:value="2905" calcext:value-type="float">
            <text:p>2905</text:p>
          </table:table-cell>
          <table:table-cell office:value-type="float" office:value="500050536" calcext:value-type="float">
            <text:p>500050536</text:p>
          </table:table-cell>
          <table:table-cell office:value-type="string" calcext:value-type="string">
            <text:p>DZ.PODSTAW. PORADNIA OTOLARYNGOLOGICZNA STUDNIA GŁ.</text:p>
          </table:table-cell>
          <table:table-cell/>
          <table:table-cell office:value-type="string" calcext:value-type="string">
            <text:p>DZ.PODSTAW. PORADNIA OTOLARYNGOLOGICZNA STUDNIA GŁ.</text:p>
          </table:table-cell>
          <table:table-cell table:number-columns-repeated="6"/>
        </table:table-row>
        <table:table-row table:style-name="ro1">
          <table:table-cell table:formula="of:=[.A2153]+1" office:value-type="float" office:value="2906" calcext:value-type="float">
            <text:p>2906</text:p>
          </table:table-cell>
          <table:table-cell office:value-type="float" office:value="500050538" calcext:value-type="float">
            <text:p>500050538</text:p>
          </table:table-cell>
          <table:table-cell office:value-type="string" calcext:value-type="string">
            <text:p>DZ.PODSTAW. PORADNIA OTOLARYNGOLOGICZNA OGRÓD</text:p>
          </table:table-cell>
          <table:table-cell/>
          <table:table-cell office:value-type="string" calcext:value-type="string">
            <text:p>DZ.PODSTAW. PORADNIA OTOLARYNGOLOGICZNA OGRÓD</text:p>
          </table:table-cell>
          <table:table-cell table:number-columns-repeated="6"/>
        </table:table-row>
        <table:table-row table:style-name="ro1">
          <table:table-cell table:formula="of:=[.A2154]+1" office:value-type="float" office:value="2907" calcext:value-type="float">
            <text:p>2907</text:p>
          </table:table-cell>
          <table:table-cell office:value-type="float" office:value="500050550" calcext:value-type="float">
            <text:p>500050550</text:p>
          </table:table-cell>
          <table:table-cell office:value-type="string" calcext:value-type="string">
            <text:p>DZ.PODSTAW. PORADNIA OTOLARYNGOLOGICZNA K.OGÓLN.ZAKŁ.</text:p>
          </table:table-cell>
          <table:table-cell/>
          <table:table-cell office:value-type="string" calcext:value-type="string">
            <text:p>DZ.PODSTAW. PORADNIA OTOLARYNGOLOGICZNA K.OGÓLN.ZAKŁ.</text:p>
          </table:table-cell>
          <table:table-cell table:number-columns-repeated="6"/>
        </table:table-row>
        <table:table-row table:style-name="ro1">
          <table:table-cell table:formula="of:=[.A2155]+1" office:value-type="float" office:value="2908" calcext:value-type="float">
            <text:p>2908</text:p>
          </table:table-cell>
          <table:table-cell office:value-type="float" office:value="500050813" calcext:value-type="float">
            <text:p>500050813</text:p>
          </table:table-cell>
          <table:table-cell office:value-type="string" calcext:value-type="string">
            <text:p>DZ.PODSTAW. FIZJOTERAPIA AMBULATORYJNA POZOSTAŁE KOSZTY</text:p>
          </table:table-cell>
          <table:table-cell/>
          <table:table-cell office:value-type="string" calcext:value-type="string">
            <text:p>DZ.PODSTAW. FIZJOTERAPIA AMBULATORYJNA POZOSTAŁE KOSZTY</text:p>
          </table:table-cell>
          <table:table-cell table:number-columns-repeated="6"/>
        </table:table-row>
        <table:table-row table:style-name="ro1">
          <table:table-cell table:formula="of:=[.A2156]+1" office:value-type="float" office:value="2909" calcext:value-type="float">
            <text:p>2909</text:p>
          </table:table-cell>
          <table:table-cell office:value-type="float" office:value="500050830" calcext:value-type="float">
            <text:p>500050830</text:p>
          </table:table-cell>
          <table:table-cell office:value-type="string" calcext:value-type="string">
            <text:p>DZ.PODSTAW. FIZJOTERAPIA AMBULATORYJNA KINEZ.AKUP.KRIO</text:p>
          </table:table-cell>
          <table:table-cell/>
          <table:table-cell office:value-type="string" calcext:value-type="string">
            <text:p>DZ.PODSTAW. FIZJOTERAPIA AMBULATORYJNA KINEZ.AKUP.KRIO</text:p>
          </table:table-cell>
          <table:table-cell table:number-columns-repeated="6"/>
        </table:table-row>
        <table:table-row table:style-name="ro1">
          <table:table-cell table:formula="of:=[.A2157]+1" office:value-type="float" office:value="2910" calcext:value-type="float">
            <text:p>2910</text:p>
          </table:table-cell>
          <table:table-cell office:value-type="float" office:value="500050930" calcext:value-type="float">
            <text:p>500050930</text:p>
          </table:table-cell>
          <table:table-cell office:value-type="string" calcext:value-type="string">
            <text:p>DZ.PODSTAW. PORADNIA UZDROWISKOWA-UZDR.L.A KINEZ.AKUP.KRI</text:p>
          </table:table-cell>
          <table:table-cell/>
          <table:table-cell office:value-type="string" calcext:value-type="string">
            <text:p>DZ.PODSTAW. PORADNIA UZDROWISKOWA-UZDR.L.A KINEZ.AKUP.KRI</text:p>
          </table:table-cell>
          <table:table-cell table:number-columns-repeated="6"/>
        </table:table-row>
        <table:table-row table:style-name="ro1">
          <table:table-cell table:formula="of:=[.A2158]+1" office:value-type="float" office:value="2911" calcext:value-type="float">
            <text:p>2911</text:p>
          </table:table-cell>
          <table:table-cell office:value-type="float" office:value="500060102" calcext:value-type="float">
            <text:p>500060102</text:p>
          </table:table-cell>
          <table:table-cell office:value-type="string" calcext:value-type="string">
            <text:p>DZ.PODSTAW. PRACOWNIA RTG MATERIAŁY</text:p>
          </table:table-cell>
          <table:table-cell/>
          <table:table-cell office:value-type="string" calcext:value-type="string">
            <text:p>DZ.PODSTAW. PRACOWNIA RTG MATERIAŁY</text:p>
          </table:table-cell>
          <table:table-cell table:number-columns-repeated="6"/>
        </table:table-row>
        <table:table-row table:style-name="ro1">
          <table:table-cell table:formula="of:=[.A2159]+1" office:value-type="float" office:value="2912" calcext:value-type="float">
            <text:p>2912</text:p>
          </table:table-cell>
          <table:table-cell office:value-type="float" office:value="500060103" calcext:value-type="float">
            <text:p>500060103</text:p>
          </table:table-cell>
          <table:table-cell office:value-type="string" calcext:value-type="string">
            <text:p>DZ.PODSTAW. PRACOWNIA RTG ENERGIA</text:p>
          </table:table-cell>
          <table:table-cell/>
          <table:table-cell office:value-type="string" calcext:value-type="string">
            <text:p>DZ.PODSTAW. PRACOWNIA RTG ENERGIA</text:p>
          </table:table-cell>
          <table:table-cell table:number-columns-repeated="6"/>
        </table:table-row>
        <table:table-row table:style-name="ro1">
          <table:table-cell table:formula="of:=[.A2160]+1" office:value-type="float" office:value="2913" calcext:value-type="float">
            <text:p>2913</text:p>
          </table:table-cell>
          <table:table-cell office:value-type="float" office:value="500060106" calcext:value-type="float">
            <text:p>500060106</text:p>
          </table:table-cell>
          <table:table-cell office:value-type="string" calcext:value-type="string">
            <text:p>DZ.PODSTAW. PRACOWNIA RTG AMORTYZACJA</text:p>
          </table:table-cell>
          <table:table-cell/>
          <table:table-cell office:value-type="string" calcext:value-type="string">
            <text:p>DZ.PODSTAW. PRACOWNIA RTG AMORTYZACJA</text:p>
          </table:table-cell>
          <table:table-cell table:number-columns-repeated="6"/>
        </table:table-row>
        <table:table-row table:style-name="ro1">
          <table:table-cell table:formula="of:=[.A2161]+1" office:value-type="float" office:value="2914" calcext:value-type="float">
            <text:p>2914</text:p>
          </table:table-cell>
          <table:table-cell office:value-type="float" office:value="500060107" calcext:value-type="float">
            <text:p>500060107</text:p>
          </table:table-cell>
          <table:table-cell office:value-type="string" calcext:value-type="string">
            <text:p>DZ.PODSTAW. PRACOWNIA RTG PŁACE</text:p>
          </table:table-cell>
          <table:table-cell/>
          <table:table-cell office:value-type="string" calcext:value-type="string">
            <text:p>DZ.PODSTAW. PRACOWNIA RTG PŁACE</text:p>
          </table:table-cell>
          <table:table-cell table:number-columns-repeated="6"/>
        </table:table-row>
        <table:table-row table:style-name="ro1">
          <table:table-cell table:formula="of:=[.A2162]+1" office:value-type="float" office:value="2915" calcext:value-type="float">
            <text:p>2915</text:p>
          </table:table-cell>
          <table:table-cell office:value-type="float" office:value="500060110" calcext:value-type="float">
            <text:p>500060110</text:p>
          </table:table-cell>
          <table:table-cell office:value-type="string" calcext:value-type="string">
            <text:p>DZ.PODSTAW. PRACOWNIA RTG INNE MATER. MEDYCZ</text:p>
          </table:table-cell>
          <table:table-cell/>
          <table:table-cell office:value-type="string" calcext:value-type="string">
            <text:p>DZ.PODSTAW. PRACOWNIA RTG INNE MATER. MEDYCZ</text:p>
          </table:table-cell>
          <table:table-cell table:number-columns-repeated="6"/>
        </table:table-row>
        <table:table-row table:style-name="ro1">
          <table:table-cell table:formula="of:=[.A2163]+1" office:value-type="float" office:value="2916" calcext:value-type="float">
            <text:p>2916</text:p>
          </table:table-cell>
          <table:table-cell office:value-type="float" office:value="500060111" calcext:value-type="float">
            <text:p>500060111</text:p>
          </table:table-cell>
          <table:table-cell office:value-type="string" calcext:value-type="string">
            <text:p>DZ.PODSTAW. PRACOWNIA RTG ŚROD.CZYSTOŚCI</text:p>
          </table:table-cell>
          <table:table-cell/>
          <table:table-cell office:value-type="string" calcext:value-type="string">
            <text:p>DZ.PODSTAW. PRACOWNIA RTG ŚROD.CZYSTOŚCI</text:p>
          </table:table-cell>
          <table:table-cell table:number-columns-repeated="6"/>
        </table:table-row>
        <table:table-row table:style-name="ro1">
          <table:table-cell table:formula="of:=[.A2164]+1" office:value-type="float" office:value="2917" calcext:value-type="float">
            <text:p>2917</text:p>
          </table:table-cell>
          <table:table-cell office:value-type="float" office:value="500060112" calcext:value-type="float">
            <text:p>500060112</text:p>
          </table:table-cell>
          <table:table-cell office:value-type="string" calcext:value-type="string">
            <text:p>DZ.PODSTAW. PRACOWNIA RTG USŁUGI</text:p>
          </table:table-cell>
          <table:table-cell/>
          <table:table-cell office:value-type="string" calcext:value-type="string">
            <text:p>DZ.PODSTAW. PRACOWNIA RTG USŁUGI</text:p>
          </table:table-cell>
          <table:table-cell table:number-columns-repeated="6"/>
        </table:table-row>
        <table:table-row table:style-name="ro1">
          <table:table-cell table:formula="of:=[.A2165]+1" office:value-type="float" office:value="2918" calcext:value-type="float">
            <text:p>2918</text:p>
          </table:table-cell>
          <table:table-cell office:value-type="float" office:value="500060113" calcext:value-type="float">
            <text:p>500060113</text:p>
          </table:table-cell>
          <table:table-cell office:value-type="string" calcext:value-type="string">
            <text:p>DZ.PODSTAW. PRACOWNIA RTG POZOSTAŁE KOSZTY</text:p>
          </table:table-cell>
          <table:table-cell/>
          <table:table-cell office:value-type="string" calcext:value-type="string">
            <text:p>DZ.PODSTAW. PRACOWNIA RTG POZOSTAŁE KOSZTY</text:p>
          </table:table-cell>
          <table:table-cell table:number-columns-repeated="6"/>
        </table:table-row>
        <table:table-row table:style-name="ro1">
          <table:table-cell table:formula="of:=[.A2166]+1" office:value-type="float" office:value="2919" calcext:value-type="float">
            <text:p>2919</text:p>
          </table:table-cell>
          <table:table-cell office:value-type="float" office:value="500060131" calcext:value-type="float">
            <text:p>500060131</text:p>
          </table:table-cell>
          <table:table-cell office:value-type="string" calcext:value-type="string">
            <text:p>DZ.PODSTAW. PRACOWNIA RTG KOTŁOWNIA</text:p>
          </table:table-cell>
          <table:table-cell/>
          <table:table-cell office:value-type="string" calcext:value-type="string">
            <text:p>DZ.PODSTAW. PRACOWNIA RTG KOTŁOWNIA</text:p>
          </table:table-cell>
          <table:table-cell table:number-columns-repeated="6"/>
        </table:table-row>
        <table:table-row table:style-name="ro1">
          <table:table-cell table:formula="of:=[.A2167]+1" office:value-type="float" office:value="2920" calcext:value-type="float">
            <text:p>2920</text:p>
          </table:table-cell>
          <table:table-cell office:value-type="float" office:value="500060132" calcext:value-type="float">
            <text:p>500060132</text:p>
          </table:table-cell>
          <table:table-cell office:value-type="string" calcext:value-type="string">
            <text:p>DZ.PODSTAW. PRACOWNIA RTG WARSZTAT</text:p>
          </table:table-cell>
          <table:table-cell/>
          <table:table-cell office:value-type="string" calcext:value-type="string">
            <text:p>DZ.PODSTAW. PRACOWNIA RTG WARSZTAT</text:p>
          </table:table-cell>
          <table:table-cell table:number-columns-repeated="6"/>
        </table:table-row>
        <table:table-row table:style-name="ro1">
          <table:table-cell table:formula="of:=[.A2168]+1" office:value-type="float" office:value="2921" calcext:value-type="float">
            <text:p>2921</text:p>
          </table:table-cell>
          <table:table-cell office:value-type="float" office:value="500060136" calcext:value-type="float">
            <text:p>500060136</text:p>
          </table:table-cell>
          <table:table-cell office:value-type="string" calcext:value-type="string">
            <text:p>DZ.PODSTAW. PRACOWNIA RTG STUDNIA GŁ.</text:p>
          </table:table-cell>
          <table:table-cell/>
          <table:table-cell office:value-type="string" calcext:value-type="string">
            <text:p>DZ.PODSTAW. PRACOWNIA RTG STUDNIA GŁ.</text:p>
          </table:table-cell>
          <table:table-cell table:number-columns-repeated="6"/>
        </table:table-row>
        <table:table-row table:style-name="ro1">
          <table:table-cell table:formula="of:=[.A2169]+1" office:value-type="float" office:value="2922" calcext:value-type="float">
            <text:p>2922</text:p>
          </table:table-cell>
          <table:table-cell office:value-type="float" office:value="500060138" calcext:value-type="float">
            <text:p>500060138</text:p>
          </table:table-cell>
          <table:table-cell office:value-type="string" calcext:value-type="string">
            <text:p>DZ.PODSTAW. PRACOWNIA RTG OGRÓD</text:p>
          </table:table-cell>
          <table:table-cell/>
          <table:table-cell office:value-type="string" calcext:value-type="string">
            <text:p>DZ.PODSTAW. PRACOWNIA RTG OGRÓD</text:p>
          </table:table-cell>
          <table:table-cell table:number-columns-repeated="6"/>
        </table:table-row>
        <table:table-row table:style-name="ro1">
          <table:table-cell table:formula="of:=[.A2170]+1" office:value-type="float" office:value="2923" calcext:value-type="float">
            <text:p>2923</text:p>
          </table:table-cell>
          <table:table-cell office:value-type="float" office:value="500060150" calcext:value-type="float">
            <text:p>500060150</text:p>
          </table:table-cell>
          <table:table-cell office:value-type="string" calcext:value-type="string">
            <text:p>DZ.PODSTAW. PRACOWNIA RTG K.OGÓLN.ZAKŁ.</text:p>
          </table:table-cell>
          <table:table-cell/>
          <table:table-cell office:value-type="string" calcext:value-type="string">
            <text:p>DZ.PODSTAW. PRACOWNIA RTG K.OGÓLN.ZAKŁ.</text:p>
          </table:table-cell>
          <table:table-cell table:number-columns-repeated="6"/>
        </table:table-row>
        <table:table-row table:style-name="ro1">
          <table:table-cell table:formula="of:=[.A2171]+1" office:value-type="float" office:value="2924" calcext:value-type="float">
            <text:p>2924</text:p>
          </table:table-cell>
          <table:table-cell office:value-type="float" office:value="500060303" calcext:value-type="float">
            <text:p>500060303</text:p>
          </table:table-cell>
          <table:table-cell office:value-type="string" calcext:value-type="string">
            <text:p>DZ.PODSTAW. PRACOWNIA SPIROMETRII ENERGIA</text:p>
          </table:table-cell>
          <table:table-cell/>
          <table:table-cell office:value-type="string" calcext:value-type="string">
            <text:p>DZ.PODSTAW. PRACOWNIA SPIROMETRII ENERGIA</text:p>
          </table:table-cell>
          <table:table-cell table:number-columns-repeated="6"/>
        </table:table-row>
        <table:table-row table:style-name="ro1">
          <table:table-cell table:formula="of:=[.A2172]+1" office:value-type="float" office:value="2925" calcext:value-type="float">
            <text:p>2925</text:p>
          </table:table-cell>
          <table:table-cell office:value-type="float" office:value="500060306" calcext:value-type="float">
            <text:p>500060306</text:p>
          </table:table-cell>
          <table:table-cell office:value-type="string" calcext:value-type="string">
            <text:p>DZ.PODSTAW. PRACOWNIA SPIROMETRII AMORTYZACJA</text:p>
          </table:table-cell>
          <table:table-cell/>
          <table:table-cell office:value-type="string" calcext:value-type="string">
            <text:p>DZ.PODSTAW. PRACOWNIA SPIROMETRII AMORTYZACJA</text:p>
          </table:table-cell>
          <table:table-cell table:number-columns-repeated="6"/>
        </table:table-row>
        <table:table-row table:style-name="ro1">
          <table:table-cell table:formula="of:=[.A2173]+1" office:value-type="float" office:value="2926" calcext:value-type="float">
            <text:p>2926</text:p>
          </table:table-cell>
          <table:table-cell office:value-type="float" office:value="500060307" calcext:value-type="float">
            <text:p>500060307</text:p>
          </table:table-cell>
          <table:table-cell office:value-type="string" calcext:value-type="string">
            <text:p>DZ.PODSTAW. PRACOWNIA SPIROMETRII PŁACE</text:p>
          </table:table-cell>
          <table:table-cell/>
          <table:table-cell office:value-type="string" calcext:value-type="string">
            <text:p>DZ.PODSTAW. PRACOWNIA SPIROMETRII PŁACE</text:p>
          </table:table-cell>
          <table:table-cell table:number-columns-repeated="6"/>
        </table:table-row>
        <table:table-row table:style-name="ro1">
          <table:table-cell table:formula="of:=[.A2174]+1" office:value-type="float" office:value="2927" calcext:value-type="float">
            <text:p>2927</text:p>
          </table:table-cell>
          <table:table-cell office:value-type="float" office:value="500060313" calcext:value-type="float">
            <text:p>500060313</text:p>
          </table:table-cell>
          <table:table-cell office:value-type="string" calcext:value-type="string">
            <text:p>DZ.PODSTAW. PRACOWNIA SPIROMETRII POZOSTAŁE KOSZTY</text:p>
          </table:table-cell>
          <table:table-cell/>
          <table:table-cell office:value-type="string" calcext:value-type="string">
            <text:p>DZ.PODSTAW. PRACOWNIA SPIROMETRII POZOSTAŁE KOSZTY</text:p>
          </table:table-cell>
          <table:table-cell table:number-columns-repeated="6"/>
        </table:table-row>
        <table:table-row table:style-name="ro1">
          <table:table-cell table:formula="of:=[.A2175]+1" office:value-type="float" office:value="2928" calcext:value-type="float">
            <text:p>2928</text:p>
          </table:table-cell>
          <table:table-cell office:value-type="float" office:value="500060332" calcext:value-type="float">
            <text:p>500060332</text:p>
          </table:table-cell>
          <table:table-cell office:value-type="string" calcext:value-type="string">
            <text:p>DZ.PODSTAW. PRACOWNIA SPIROMETRII WARSZTAT</text:p>
          </table:table-cell>
          <table:table-cell/>
          <table:table-cell office:value-type="string" calcext:value-type="string">
            <text:p>DZ.PODSTAW. PRACOWNIA SPIROMETRII WARSZTAT</text:p>
          </table:table-cell>
          <table:table-cell table:number-columns-repeated="6"/>
        </table:table-row>
        <table:table-row table:style-name="ro1">
          <table:table-cell table:formula="of:=[.A2176]+1" office:value-type="float" office:value="2929" calcext:value-type="float">
            <text:p>2929</text:p>
          </table:table-cell>
          <table:table-cell office:value-type="float" office:value="500060336" calcext:value-type="float">
            <text:p>500060336</text:p>
          </table:table-cell>
          <table:table-cell office:value-type="string" calcext:value-type="string">
            <text:p>DZ.PODSTAW. PRACOWNIA SPIROMETRII STUDNIA GŁ.</text:p>
          </table:table-cell>
          <table:table-cell/>
          <table:table-cell office:value-type="string" calcext:value-type="string">
            <text:p>DZ.PODSTAW. PRACOWNIA SPIROMETRII STUDNIA GŁ.</text:p>
          </table:table-cell>
          <table:table-cell table:number-columns-repeated="6"/>
        </table:table-row>
        <table:table-row table:style-name="ro1">
          <table:table-cell table:formula="of:=[.A2177]+1" office:value-type="float" office:value="2930" calcext:value-type="float">
            <text:p>2930</text:p>
          </table:table-cell>
          <table:table-cell office:value-type="float" office:value="500060338" calcext:value-type="float">
            <text:p>500060338</text:p>
          </table:table-cell>
          <table:table-cell office:value-type="string" calcext:value-type="string">
            <text:p>DZ.PODSTAW. PRACOWNIA SPIROMETRII OGRÓD</text:p>
          </table:table-cell>
          <table:table-cell/>
          <table:table-cell office:value-type="string" calcext:value-type="string">
            <text:p>DZ.PODSTAW. PRACOWNIA SPIROMETRII OGRÓD</text:p>
          </table:table-cell>
          <table:table-cell table:number-columns-repeated="6"/>
        </table:table-row>
        <table:table-row table:style-name="ro1">
          <table:table-cell table:formula="of:=[.A2178]+1" office:value-type="float" office:value="2931" calcext:value-type="float">
            <text:p>2931</text:p>
          </table:table-cell>
          <table:table-cell office:value-type="float" office:value="500060350" calcext:value-type="float">
            <text:p>500060350</text:p>
          </table:table-cell>
          <table:table-cell office:value-type="string" calcext:value-type="string">
            <text:p>DZ.PODSTAW. PRACOWNIA SPIROMETRII K.OGÓLN.ZAKŁ.</text:p>
          </table:table-cell>
          <table:table-cell/>
          <table:table-cell office:value-type="string" calcext:value-type="string">
            <text:p>DZ.PODSTAW. PRACOWNIA SPIROMETRII K.OGÓLN.ZAKŁ.</text:p>
          </table:table-cell>
          <table:table-cell table:number-columns-repeated="6"/>
        </table:table-row>
        <table:table-row table:style-name="ro1">
          <table:table-cell table:formula="of:=[.A2179]+1" office:value-type="float" office:value="2932" calcext:value-type="float">
            <text:p>2932</text:p>
          </table:table-cell>
          <table:table-cell office:value-type="float" office:value="500060403" calcext:value-type="float">
            <text:p>500060403</text:p>
          </table:table-cell>
          <table:table-cell office:value-type="string" calcext:value-type="string">
            <text:p>DZ.PODSTAW. PRACOWNIA OSCYLOMETRII ENERGIA</text:p>
          </table:table-cell>
          <table:table-cell/>
          <table:table-cell office:value-type="string" calcext:value-type="string">
            <text:p>DZ.PODSTAW. PRACOWNIA OSCYLOMETRII ENERGIA</text:p>
          </table:table-cell>
          <table:table-cell table:number-columns-repeated="6"/>
        </table:table-row>
        <table:table-row table:style-name="ro1">
          <table:table-cell table:formula="of:=[.A2180]+1" office:value-type="float" office:value="2933" calcext:value-type="float">
            <text:p>2933</text:p>
          </table:table-cell>
          <table:table-cell office:value-type="float" office:value="500060407" calcext:value-type="float">
            <text:p>500060407</text:p>
          </table:table-cell>
          <table:table-cell office:value-type="string" calcext:value-type="string">
            <text:p>DZ.PODSTAW. PRACOWNIA OSCYLOMETRII PŁACE</text:p>
          </table:table-cell>
          <table:table-cell/>
          <table:table-cell office:value-type="string" calcext:value-type="string">
            <text:p>DZ.PODSTAW. PRACOWNIA OSCYLOMETRII PŁACE</text:p>
          </table:table-cell>
          <table:table-cell table:number-columns-repeated="6"/>
        </table:table-row>
        <table:table-row table:style-name="ro1">
          <table:table-cell table:formula="of:=[.A2181]+1" office:value-type="float" office:value="2934" calcext:value-type="float">
            <text:p>2934</text:p>
          </table:table-cell>
          <table:table-cell office:value-type="float" office:value="500060413" calcext:value-type="float">
            <text:p>500060413</text:p>
          </table:table-cell>
          <table:table-cell office:value-type="string" calcext:value-type="string">
            <text:p>DZ.PODSTAW. PRACOWNIA OSCYLOMETRII POZOSTAŁE KOSZTY</text:p>
          </table:table-cell>
          <table:table-cell/>
          <table:table-cell office:value-type="string" calcext:value-type="string">
            <text:p>DZ.PODSTAW. PRACOWNIA OSCYLOMETRII POZOSTAŁE KOSZTY</text:p>
          </table:table-cell>
          <table:table-cell table:number-columns-repeated="6"/>
        </table:table-row>
        <table:table-row table:style-name="ro1">
          <table:table-cell table:formula="of:=[.A2182]+1" office:value-type="float" office:value="2935" calcext:value-type="float">
            <text:p>2935</text:p>
          </table:table-cell>
          <table:table-cell office:value-type="float" office:value="500060432" calcext:value-type="float">
            <text:p>500060432</text:p>
          </table:table-cell>
          <table:table-cell office:value-type="string" calcext:value-type="string">
            <text:p>DZ.PODSTAW. PRACOWNIA OSCYLOMETRII WARSZTAT</text:p>
          </table:table-cell>
          <table:table-cell/>
          <table:table-cell office:value-type="string" calcext:value-type="string">
            <text:p>DZ.PODSTAW. PRACOWNIA OSCYLOMETRII WARSZTAT</text:p>
          </table:table-cell>
          <table:table-cell table:number-columns-repeated="6"/>
        </table:table-row>
        <table:table-row table:style-name="ro1">
          <table:table-cell table:formula="of:=[.A2183]+1" office:value-type="float" office:value="2936" calcext:value-type="float">
            <text:p>2936</text:p>
          </table:table-cell>
          <table:table-cell office:value-type="float" office:value="500060436" calcext:value-type="float">
            <text:p>500060436</text:p>
          </table:table-cell>
          <table:table-cell office:value-type="string" calcext:value-type="string">
            <text:p>DZ.PODSTAW. PRACOWNIA OSCYLOMETRII STUDNIA GŁ.</text:p>
          </table:table-cell>
          <table:table-cell/>
          <table:table-cell office:value-type="string" calcext:value-type="string">
            <text:p>DZ.PODSTAW. PRACOWNIA OSCYLOMETRII STUDNIA GŁ.</text:p>
          </table:table-cell>
          <table:table-cell table:number-columns-repeated="6"/>
        </table:table-row>
        <table:table-row table:style-name="ro1">
          <table:table-cell table:formula="of:=[.A2184]+1" office:value-type="float" office:value="2937" calcext:value-type="float">
            <text:p>2937</text:p>
          </table:table-cell>
          <table:table-cell office:value-type="float" office:value="500060438" calcext:value-type="float">
            <text:p>500060438</text:p>
          </table:table-cell>
          <table:table-cell office:value-type="string" calcext:value-type="string">
            <text:p>DZ.PODSTAW. PRACOWNIA OSCYLOMETRII OGRÓD</text:p>
          </table:table-cell>
          <table:table-cell/>
          <table:table-cell office:value-type="string" calcext:value-type="string">
            <text:p>DZ.PODSTAW. PRACOWNIA OSCYLOMETRII OGRÓD</text:p>
          </table:table-cell>
          <table:table-cell table:number-columns-repeated="6"/>
        </table:table-row>
        <table:table-row table:style-name="ro1">
          <table:table-cell table:formula="of:=[.A2185]+1" office:value-type="float" office:value="2938" calcext:value-type="float">
            <text:p>2938</text:p>
          </table:table-cell>
          <table:table-cell office:value-type="float" office:value="500060450" calcext:value-type="float">
            <text:p>500060450</text:p>
          </table:table-cell>
          <table:table-cell office:value-type="string" calcext:value-type="string">
            <text:p>DZ.PODSTAW. PRACOWNIA OSCYLOMETRII K.OGÓLN.ZAKŁ.</text:p>
          </table:table-cell>
          <table:table-cell/>
          <table:table-cell office:value-type="string" calcext:value-type="string">
            <text:p>DZ.PODSTAW. PRACOWNIA OSCYLOMETRII K.OGÓLN.ZAKŁ.</text:p>
          </table:table-cell>
          <table:table-cell table:number-columns-repeated="6"/>
        </table:table-row>
        <table:table-row table:style-name="ro1">
          <table:table-cell table:formula="of:=[.A2186]+1" office:value-type="float" office:value="2939" calcext:value-type="float">
            <text:p>2939</text:p>
          </table:table-cell>
          <table:table-cell office:value-type="float" office:value="500060501" calcext:value-type="float">
            <text:p>500060501</text:p>
          </table:table-cell>
          <table:table-cell office:value-type="string" calcext:value-type="string">
            <text:p>DZ.PODSTAW. LABORATORIUM ANALITYCZNE LEKI</text:p>
          </table:table-cell>
          <table:table-cell/>
          <table:table-cell office:value-type="string" calcext:value-type="string">
            <text:p>DZ.PODSTAW. LABORATORIUM ANALITYCZNE LEKI</text:p>
          </table:table-cell>
          <table:table-cell table:number-columns-repeated="6"/>
        </table:table-row>
        <table:table-row table:style-name="ro1">
          <table:table-cell table:formula="of:=[.A2187]+1" office:value-type="float" office:value="2940" calcext:value-type="float">
            <text:p>2940</text:p>
          </table:table-cell>
          <table:table-cell office:value-type="float" office:value="500060502" calcext:value-type="float">
            <text:p>500060502</text:p>
          </table:table-cell>
          <table:table-cell office:value-type="string" calcext:value-type="string">
            <text:p>DZ.PODSTAW. LABORATORIUM ANALITYCZNE MATERIAŁY</text:p>
          </table:table-cell>
          <table:table-cell/>
          <table:table-cell office:value-type="string" calcext:value-type="string">
            <text:p>DZ.PODSTAW. LABORATORIUM ANALITYCZNE MATERIAŁY</text:p>
          </table:table-cell>
          <table:table-cell table:number-columns-repeated="6"/>
        </table:table-row>
        <table:table-row table:style-name="ro1">
          <table:table-cell table:formula="of:=[.A2188]+1" office:value-type="float" office:value="2941" calcext:value-type="float">
            <text:p>2941</text:p>
          </table:table-cell>
          <table:table-cell office:value-type="float" office:value="500060503" calcext:value-type="float">
            <text:p>500060503</text:p>
          </table:table-cell>
          <table:table-cell office:value-type="string" calcext:value-type="string">
            <text:p>DZ.PODSTAW. LABORATORIUM ANALITYCZNE ENERGIA</text:p>
          </table:table-cell>
          <table:table-cell/>
          <table:table-cell office:value-type="string" calcext:value-type="string">
            <text:p>DZ.PODSTAW. LABORATORIUM ANALITYCZNE ENERGIA</text:p>
          </table:table-cell>
          <table:table-cell table:number-columns-repeated="6"/>
        </table:table-row>
        <table:table-row table:style-name="ro1">
          <table:table-cell table:formula="of:=[.A2189]+1" office:value-type="float" office:value="2942" calcext:value-type="float">
            <text:p>2942</text:p>
          </table:table-cell>
          <table:table-cell office:value-type="float" office:value="500060506" calcext:value-type="float">
            <text:p>500060506</text:p>
          </table:table-cell>
          <table:table-cell office:value-type="string" calcext:value-type="string">
            <text:p>DZ.PODSTAW. LABORATORIUM ANALITYCZNE AMORTYZACJA</text:p>
          </table:table-cell>
          <table:table-cell/>
          <table:table-cell office:value-type="string" calcext:value-type="string">
            <text:p>DZ.PODSTAW. LABORATORIUM ANALITYCZNE AMORTYZACJA</text:p>
          </table:table-cell>
          <table:table-cell table:number-columns-repeated="6"/>
        </table:table-row>
        <table:table-row table:style-name="ro1">
          <table:table-cell table:formula="of:=[.A2190]+1" office:value-type="float" office:value="2943" calcext:value-type="float">
            <text:p>2943</text:p>
          </table:table-cell>
          <table:table-cell office:value-type="float" office:value="500060507" calcext:value-type="float">
            <text:p>500060507</text:p>
          </table:table-cell>
          <table:table-cell office:value-type="string" calcext:value-type="string">
            <text:p>DZ.PODSTAW. LABORATORIUM ANALITYCZNE PŁACE</text:p>
          </table:table-cell>
          <table:table-cell/>
          <table:table-cell office:value-type="string" calcext:value-type="string">
            <text:p>DZ.PODSTAW. LABORATORIUM ANALITYCZNE PŁACE</text:p>
          </table:table-cell>
          <table:table-cell table:number-columns-repeated="6"/>
        </table:table-row>
        <table:table-row table:style-name="ro1">
          <table:table-cell table:formula="of:=[.A2191]+1" office:value-type="float" office:value="2944" calcext:value-type="float">
            <text:p>2944</text:p>
          </table:table-cell>
          <table:table-cell office:value-type="float" office:value="500060509" calcext:value-type="float">
            <text:p>500060509</text:p>
          </table:table-cell>
          <table:table-cell office:value-type="string" calcext:value-type="string">
            <text:p>DZ.PODSTAW. LABORATORIUM ANALITYCZNE PRANIE</text:p>
          </table:table-cell>
          <table:table-cell/>
          <table:table-cell office:value-type="string" calcext:value-type="string">
            <text:p>DZ.PODSTAW. LABORATORIUM ANALITYCZNE PRANIE</text:p>
          </table:table-cell>
          <table:table-cell table:number-columns-repeated="6"/>
        </table:table-row>
        <table:table-row table:style-name="ro1">
          <table:table-cell table:formula="of:=[.A2192]+1" office:value-type="float" office:value="2945" calcext:value-type="float">
            <text:p>2945</text:p>
          </table:table-cell>
          <table:table-cell office:value-type="float" office:value="500060510" calcext:value-type="float">
            <text:p>500060510</text:p>
          </table:table-cell>
          <table:table-cell office:value-type="string" calcext:value-type="string">
            <text:p>DZ.PODSTAW. LABORATORIUM ANALITYCZNE INNE MATER. MEDYCZ</text:p>
          </table:table-cell>
          <table:table-cell/>
          <table:table-cell office:value-type="string" calcext:value-type="string">
            <text:p>DZ.PODSTAW. LABORATORIUM ANALITYCZNE INNE MATER. MEDYCZ</text:p>
          </table:table-cell>
          <table:table-cell table:number-columns-repeated="6"/>
        </table:table-row>
        <table:table-row table:style-name="ro1">
          <table:table-cell table:formula="of:=[.A2193]+1" office:value-type="float" office:value="2946" calcext:value-type="float">
            <text:p>2946</text:p>
          </table:table-cell>
          <table:table-cell office:value-type="float" office:value="500060511" calcext:value-type="float">
            <text:p>500060511</text:p>
          </table:table-cell>
          <table:table-cell office:value-type="string" calcext:value-type="string">
            <text:p>DZ.PODSTAW. LABORATORIUM ANALITYCZNE ŚROD.CZYSTOŚCI</text:p>
          </table:table-cell>
          <table:table-cell/>
          <table:table-cell office:value-type="string" calcext:value-type="string">
            <text:p>DZ.PODSTAW. LABORATORIUM ANALITYCZNE ŚROD.CZYSTOŚCI</text:p>
          </table:table-cell>
          <table:table-cell table:number-columns-repeated="6"/>
        </table:table-row>
        <table:table-row table:style-name="ro1">
          <table:table-cell table:formula="of:=[.A2194]+1" office:value-type="float" office:value="2947" calcext:value-type="float">
            <text:p>2947</text:p>
          </table:table-cell>
          <table:table-cell office:value-type="float" office:value="500060512" calcext:value-type="float">
            <text:p>500060512</text:p>
          </table:table-cell>
          <table:table-cell office:value-type="string" calcext:value-type="string">
            <text:p>DZ.PODSTAW. LABORATORIUM ANALITYCZNE USŁUGI</text:p>
          </table:table-cell>
          <table:table-cell/>
          <table:table-cell office:value-type="string" calcext:value-type="string">
            <text:p>DZ.PODSTAW. LABORATORIUM ANALITYCZNE USŁUGI</text:p>
          </table:table-cell>
          <table:table-cell table:number-columns-repeated="6"/>
        </table:table-row>
        <table:table-row table:style-name="ro1">
          <table:table-cell table:formula="of:=[.A2195]+1" office:value-type="float" office:value="2948" calcext:value-type="float">
            <text:p>2948</text:p>
          </table:table-cell>
          <table:table-cell office:value-type="float" office:value="500060513" calcext:value-type="float">
            <text:p>500060513</text:p>
          </table:table-cell>
          <table:table-cell office:value-type="string" calcext:value-type="string">
            <text:p>DZ.PODSTAW. LABORATORIUM ANALITYCZNE POZOSTAŁE KOSZTY</text:p>
          </table:table-cell>
          <table:table-cell/>
          <table:table-cell office:value-type="string" calcext:value-type="string">
            <text:p>DZ.PODSTAW. LABORATORIUM ANALITYCZNE POZOSTAŁE KOSZTY</text:p>
          </table:table-cell>
          <table:table-cell table:number-columns-repeated="6"/>
        </table:table-row>
        <table:table-row table:style-name="ro1">
          <table:table-cell table:formula="of:=[.A2196]+1" office:value-type="float" office:value="2949" calcext:value-type="float">
            <text:p>2949</text:p>
          </table:table-cell>
          <table:table-cell office:value-type="float" office:value="500060531" calcext:value-type="float">
            <text:p>500060531</text:p>
          </table:table-cell>
          <table:table-cell office:value-type="string" calcext:value-type="string">
            <text:p>DZ.PODSTAW. LABORATORIUM ANALITYCZNE KOTŁOWNIA</text:p>
          </table:table-cell>
          <table:table-cell/>
          <table:table-cell office:value-type="string" calcext:value-type="string">
            <text:p>DZ.PODSTAW. LABORATORIUM ANALITYCZNE KOTŁOWNIA</text:p>
          </table:table-cell>
          <table:table-cell table:number-columns-repeated="6"/>
        </table:table-row>
        <table:table-row table:style-name="ro1">
          <table:table-cell table:formula="of:=[.A2197]+1" office:value-type="float" office:value="2950" calcext:value-type="float">
            <text:p>2950</text:p>
          </table:table-cell>
          <table:table-cell office:value-type="float" office:value="500060532" calcext:value-type="float">
            <text:p>500060532</text:p>
          </table:table-cell>
          <table:table-cell office:value-type="string" calcext:value-type="string">
            <text:p>DZ.PODSTAW. LABORATORIUM ANALITYCZNE WARSZTAT</text:p>
          </table:table-cell>
          <table:table-cell/>
          <table:table-cell office:value-type="string" calcext:value-type="string">
            <text:p>DZ.PODSTAW. LABORATORIUM ANALITYCZNE WARSZTAT</text:p>
          </table:table-cell>
          <table:table-cell table:number-columns-repeated="6"/>
        </table:table-row>
        <table:table-row table:style-name="ro1">
          <table:table-cell table:formula="of:=[.A2198]+1" office:value-type="float" office:value="2951" calcext:value-type="float">
            <text:p>2951</text:p>
          </table:table-cell>
          <table:table-cell office:value-type="float" office:value="500060535" calcext:value-type="float">
            <text:p>500060535</text:p>
          </table:table-cell>
          <table:table-cell office:value-type="string" calcext:value-type="string">
            <text:p>DZ.PODSTAW. LABORATORIUM ANALITYCZNE P.APTECZNY</text:p>
          </table:table-cell>
          <table:table-cell/>
          <table:table-cell office:value-type="string" calcext:value-type="string">
            <text:p>DZ.PODSTAW. LABORATORIUM ANALITYCZNE P.APTECZNY</text:p>
          </table:table-cell>
          <table:table-cell table:number-columns-repeated="6"/>
        </table:table-row>
        <table:table-row table:style-name="ro1">
          <table:table-cell table:formula="of:=[.A2199]+1" office:value-type="float" office:value="2952" calcext:value-type="float">
            <text:p>2952</text:p>
          </table:table-cell>
          <table:table-cell office:value-type="float" office:value="500060536" calcext:value-type="float">
            <text:p>500060536</text:p>
          </table:table-cell>
          <table:table-cell office:value-type="string" calcext:value-type="string">
            <text:p>DZ.PODSTAW. LABORATORIUM ANALITYCZNE STUDNIA GŁ.</text:p>
          </table:table-cell>
          <table:table-cell/>
          <table:table-cell office:value-type="string" calcext:value-type="string">
            <text:p>DZ.PODSTAW. LABORATORIUM ANALITYCZNE STUDNIA GŁ.</text:p>
          </table:table-cell>
          <table:table-cell table:number-columns-repeated="6"/>
        </table:table-row>
        <table:table-row table:style-name="ro1">
          <table:table-cell table:formula="of:=[.A2200]+1" office:value-type="float" office:value="2953" calcext:value-type="float">
            <text:p>2953</text:p>
          </table:table-cell>
          <table:table-cell office:value-type="float" office:value="500060538" calcext:value-type="float">
            <text:p>500060538</text:p>
          </table:table-cell>
          <table:table-cell office:value-type="string" calcext:value-type="string">
            <text:p>DZ.PODSTAW. LABORATORIUM ANALITYCZNE OGRÓD</text:p>
          </table:table-cell>
          <table:table-cell/>
          <table:table-cell office:value-type="string" calcext:value-type="string">
            <text:p>DZ.PODSTAW. LABORATORIUM ANALITYCZNE OGRÓD</text:p>
          </table:table-cell>
          <table:table-cell table:number-columns-repeated="6"/>
        </table:table-row>
        <table:table-row table:style-name="ro1">
          <table:table-cell table:formula="of:=[.A2201]+1" office:value-type="float" office:value="2954" calcext:value-type="float">
            <text:p>2954</text:p>
          </table:table-cell>
          <table:table-cell office:value-type="float" office:value="500060550" calcext:value-type="float">
            <text:p>500060550</text:p>
          </table:table-cell>
          <table:table-cell office:value-type="string" calcext:value-type="string">
            <text:p>DZ.PODSTAW. LABORATORIUM ANALITYCZNE K.OGÓLN.ZAKŁ.</text:p>
          </table:table-cell>
          <table:table-cell/>
          <table:table-cell office:value-type="string" calcext:value-type="string">
            <text:p>DZ.PODSTAW. LABORATORIUM ANALITYCZNE K.OGÓLN.ZAKŁ.</text:p>
          </table:table-cell>
          <table:table-cell table:number-columns-repeated="6"/>
        </table:table-row>
        <table:table-row table:style-name="ro1">
          <table:table-cell table:formula="of:=[.A2202]+1" office:value-type="float" office:value="2955" calcext:value-type="float">
            <text:p>2955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DZ.POMOCN. ******** BRAK WZORCA ********</text:p>
          </table:table-cell>
          <table:table-cell/>
          <table:table-cell office:value-type="string" calcext:value-type="string">
            <text:p>DZ.POMOCN. ******** BRAK WZORCA ********</text:p>
          </table:table-cell>
          <table:table-cell table:number-columns-repeated="6"/>
        </table:table-row>
        <table:table-row table:style-name="ro1">
          <table:table-cell table:formula="of:=[.A2203]+1" office:value-type="float" office:value="2956" calcext:value-type="float">
            <text:p>2956</text:p>
          </table:table-cell>
          <table:table-cell office:value-type="float" office:value="530300003" calcext:value-type="float">
            <text:p>530300003</text:p>
          </table:table-cell>
          <table:table-cell office:value-type="string" calcext:value-type="string">
            <text:p>DZ.POMOCN. PARKING ENERGIA</text:p>
          </table:table-cell>
          <table:table-cell/>
          <table:table-cell office:value-type="string" calcext:value-type="string">
            <text:p>DZ.POMOCN. PARKING ENERGIA</text:p>
          </table:table-cell>
          <table:table-cell table:number-columns-repeated="6"/>
        </table:table-row>
        <table:table-row table:style-name="ro1">
          <table:table-cell table:formula="of:=[.A2204]+1" office:value-type="float" office:value="2957" calcext:value-type="float">
            <text:p>2957</text:p>
          </table:table-cell>
          <table:table-cell office:value-type="float" office:value="530300036" calcext:value-type="float">
            <text:p>530300036</text:p>
          </table:table-cell>
          <table:table-cell office:value-type="string" calcext:value-type="string">
            <text:p>DZ.POMOCN. PARKING STUDNIA GŁ.</text:p>
          </table:table-cell>
          <table:table-cell/>
          <table:table-cell office:value-type="string" calcext:value-type="string">
            <text:p>DZ.POMOCN. PARKING STUDNIA GŁ.</text:p>
          </table:table-cell>
          <table:table-cell table:number-columns-repeated="6"/>
        </table:table-row>
        <table:table-row table:style-name="ro1">
          <table:table-cell table:formula="of:=[.A2205]+1" office:value-type="float" office:value="2958" calcext:value-type="float">
            <text:p>2958</text:p>
          </table:table-cell>
          <table:table-cell office:value-type="float" office:value="530310003" calcext:value-type="float">
            <text:p>530310003</text:p>
          </table:table-cell>
          <table:table-cell office:value-type="string" calcext:value-type="string">
            <text:p>DZ.POMOCN. PUNKT APTECZNY ENERGIA</text:p>
          </table:table-cell>
          <table:table-cell/>
          <table:table-cell office:value-type="string" calcext:value-type="string">
            <text:p>DZ.POMOCN. PUNKT APTECZNY ENERGIA</text:p>
          </table:table-cell>
          <table:table-cell table:number-columns-repeated="6"/>
        </table:table-row>
        <table:table-row table:style-name="ro1">
          <table:table-cell table:formula="of:=[.A2206]+1" office:value-type="float" office:value="2959" calcext:value-type="float">
            <text:p>2959</text:p>
          </table:table-cell>
          <table:table-cell office:value-type="float" office:value="530310007" calcext:value-type="float">
            <text:p>530310007</text:p>
          </table:table-cell>
          <table:table-cell office:value-type="string" calcext:value-type="string">
            <text:p>DZ.POMOCN. PUNKT APTECZNY PŁACE</text:p>
          </table:table-cell>
          <table:table-cell/>
          <table:table-cell office:value-type="string" calcext:value-type="string">
            <text:p>DZ.POMOCN. PUNKT APTECZNY PŁACE</text:p>
          </table:table-cell>
          <table:table-cell table:number-columns-repeated="6"/>
        </table:table-row>
        <table:table-row table:style-name="ro1">
          <table:table-cell table:formula="of:=[.A2207]+1" office:value-type="float" office:value="2960" calcext:value-type="float">
            <text:p>2960</text:p>
          </table:table-cell>
          <table:table-cell office:value-type="float" office:value="530310012" calcext:value-type="float">
            <text:p>530310012</text:p>
          </table:table-cell>
          <table:table-cell office:value-type="string" calcext:value-type="string">
            <text:p>DZ.POMOCN. PUNKT APTECZNY USŁUGI</text:p>
          </table:table-cell>
          <table:table-cell/>
          <table:table-cell office:value-type="string" calcext:value-type="string">
            <text:p>DZ.POMOCN. PUNKT APTECZNY USŁUGI</text:p>
          </table:table-cell>
          <table:table-cell table:number-columns-repeated="6"/>
        </table:table-row>
        <table:table-row table:style-name="ro1">
          <table:table-cell table:formula="of:=[.A2208]+1" office:value-type="float" office:value="2961" calcext:value-type="float">
            <text:p>2961</text:p>
          </table:table-cell>
          <table:table-cell office:value-type="float" office:value="530310013" calcext:value-type="float">
            <text:p>530310013</text:p>
          </table:table-cell>
          <table:table-cell office:value-type="string" calcext:value-type="string">
            <text:p>DZ.POMOCN. PUNKT APTECZNY POZOSTAŁE KOSZTY</text:p>
          </table:table-cell>
          <table:table-cell/>
          <table:table-cell office:value-type="string" calcext:value-type="string">
            <text:p>DZ.POMOCN. PUNKT APTECZNY POZOSTAŁE KOSZTY</text:p>
          </table:table-cell>
          <table:table-cell table:number-columns-repeated="6"/>
        </table:table-row>
        <table:table-row table:style-name="ro1">
          <table:table-cell table:formula="of:=[.A2209]+1" office:value-type="float" office:value="2962" calcext:value-type="float">
            <text:p>2962</text:p>
          </table:table-cell>
          <table:table-cell office:value-type="float" office:value="530310031" calcext:value-type="float">
            <text:p>530310031</text:p>
          </table:table-cell>
          <table:table-cell office:value-type="string" calcext:value-type="string">
            <text:p>DZ.POMOCN. PUNKT APTECZNY KOTŁOWNIA</text:p>
          </table:table-cell>
          <table:table-cell/>
          <table:table-cell office:value-type="string" calcext:value-type="string">
            <text:p>DZ.POMOCN. PUNKT APTECZNY KOTŁOWNIA</text:p>
          </table:table-cell>
          <table:table-cell table:number-columns-repeated="6"/>
        </table:table-row>
        <table:table-row table:style-name="ro1">
          <table:table-cell table:formula="of:=[.A2210]+1" office:value-type="float" office:value="2963" calcext:value-type="float">
            <text:p>2963</text:p>
          </table:table-cell>
          <table:table-cell office:value-type="float" office:value="530310050" calcext:value-type="float">
            <text:p>530310050</text:p>
          </table:table-cell>
          <table:table-cell office:value-type="string" calcext:value-type="string">
            <text:p>DZ.POMOCN. PUNKT APTECZNY K.OGÓLN.ZAKŁ.</text:p>
          </table:table-cell>
          <table:table-cell/>
          <table:table-cell office:value-type="string" calcext:value-type="string">
            <text:p>DZ.POMOCN. PUNKT APTECZNY K.OGÓLN.ZAKŁ.</text:p>
          </table:table-cell>
          <table:table-cell table:number-columns-repeated="6"/>
        </table:table-row>
        <table:table-row table:style-name="ro1">
          <table:table-cell table:formula="of:=[.A2211]+1" office:value-type="float" office:value="2964" calcext:value-type="float">
            <text:p>2964</text:p>
          </table:table-cell>
          <table:table-cell office:value-type="float" office:value="530310103" calcext:value-type="float">
            <text:p>530310103</text:p>
          </table:table-cell>
          <table:table-cell office:value-type="string" calcext:value-type="string">
            <text:p>DZ.POMOCN. KOTŁOWNIA CENTRALNA ENERGIA</text:p>
          </table:table-cell>
          <table:table-cell/>
          <table:table-cell office:value-type="string" calcext:value-type="string">
            <text:p>DZ.POMOCN. KOTŁOWNIA CENTRALNA ENERGIA</text:p>
          </table:table-cell>
          <table:table-cell table:number-columns-repeated="6"/>
        </table:table-row>
        <table:table-row table:style-name="ro1">
          <table:table-cell table:formula="of:=[.A2212]+1" office:value-type="float" office:value="2965" calcext:value-type="float">
            <text:p>2965</text:p>
          </table:table-cell>
          <table:table-cell office:value-type="float" office:value="530310105" calcext:value-type="float">
            <text:p>530310105</text:p>
          </table:table-cell>
          <table:table-cell office:value-type="string" calcext:value-type="string">
            <text:p>DZ.POMOCN. KOTŁOWNIA CENTRALNA GAZ</text:p>
          </table:table-cell>
          <table:table-cell/>
          <table:table-cell office:value-type="string" calcext:value-type="string">
            <text:p>DZ.POMOCN. KOTŁOWNIA CENTRALNA GAZ</text:p>
          </table:table-cell>
          <table:table-cell table:number-columns-repeated="6"/>
        </table:table-row>
        <table:table-row table:style-name="ro1">
          <table:table-cell table:formula="of:=[.A2213]+1" office:value-type="float" office:value="2966" calcext:value-type="float">
            <text:p>2966</text:p>
          </table:table-cell>
          <table:table-cell office:value-type="float" office:value="530310106" calcext:value-type="float">
            <text:p>530310106</text:p>
          </table:table-cell>
          <table:table-cell office:value-type="string" calcext:value-type="string">
            <text:p>DZ.POMOCN. KOTŁOWNIA CENTRALNA AMORTYZACJA</text:p>
          </table:table-cell>
          <table:table-cell/>
          <table:table-cell office:value-type="string" calcext:value-type="string">
            <text:p>DZ.POMOCN. KOTŁOWNIA CENTRALNA AMORTYZACJA</text:p>
          </table:table-cell>
          <table:table-cell table:number-columns-repeated="6"/>
        </table:table-row>
        <table:table-row table:style-name="ro1">
          <table:table-cell table:formula="of:=[.A2214]+1" office:value-type="float" office:value="2967" calcext:value-type="float">
            <text:p>2967</text:p>
          </table:table-cell>
          <table:table-cell office:value-type="float" office:value="530310112" calcext:value-type="float">
            <text:p>530310112</text:p>
          </table:table-cell>
          <table:table-cell office:value-type="string" calcext:value-type="string">
            <text:p>DZ.POMOCN. KOTŁOWNIA CENTRALNA USŁUGI</text:p>
          </table:table-cell>
          <table:table-cell/>
          <table:table-cell office:value-type="string" calcext:value-type="string">
            <text:p>DZ.POMOCN. KOTŁOWNIA CENTRALNA USŁUGI</text:p>
          </table:table-cell>
          <table:table-cell table:number-columns-repeated="6"/>
        </table:table-row>
        <table:table-row table:style-name="ro1">
          <table:table-cell table:formula="of:=[.A2215]+1" office:value-type="float" office:value="2968" calcext:value-type="float">
            <text:p>2968</text:p>
          </table:table-cell>
          <table:table-cell office:value-type="float" office:value="530310113" calcext:value-type="float">
            <text:p>530310113</text:p>
          </table:table-cell>
          <table:table-cell office:value-type="string" calcext:value-type="string">
            <text:p>DZ.POMOCN. KOTŁOWNIA CENTRALNA POZOSTAŁE KOSZTY</text:p>
          </table:table-cell>
          <table:table-cell/>
          <table:table-cell office:value-type="string" calcext:value-type="string">
            <text:p>DZ.POMOCN. KOTŁOWNIA CENTRALNA POZOSTAŁE KOSZTY</text:p>
          </table:table-cell>
          <table:table-cell table:number-columns-repeated="6"/>
        </table:table-row>
        <table:table-row table:style-name="ro1">
          <table:table-cell table:formula="of:=[.A2216]+1" office:value-type="float" office:value="2969" calcext:value-type="float">
            <text:p>2969</text:p>
          </table:table-cell>
          <table:table-cell office:value-type="float" office:value="530310132" calcext:value-type="float">
            <text:p>530310132</text:p>
          </table:table-cell>
          <table:table-cell office:value-type="string" calcext:value-type="string">
            <text:p>DZ.POMOCN. KOTŁOWNIA CENTRALNA WARSZTAT</text:p>
          </table:table-cell>
          <table:table-cell/>
          <table:table-cell office:value-type="string" calcext:value-type="string">
            <text:p>DZ.POMOCN. KOTŁOWNIA CENTRALNA WARSZTAT</text:p>
          </table:table-cell>
          <table:table-cell table:number-columns-repeated="6"/>
        </table:table-row>
        <table:table-row table:style-name="ro1">
          <table:table-cell table:formula="of:=[.A2217]+1" office:value-type="float" office:value="2970" calcext:value-type="float">
            <text:p>2970</text:p>
          </table:table-cell>
          <table:table-cell office:value-type="float" office:value="530310136" calcext:value-type="float">
            <text:p>530310136</text:p>
          </table:table-cell>
          <table:table-cell office:value-type="string" calcext:value-type="string">
            <text:p>DZ.POMOCN. KOTŁOWNIA CENTRALNA STUDNIA GŁ.</text:p>
          </table:table-cell>
          <table:table-cell/>
          <table:table-cell office:value-type="string" calcext:value-type="string">
            <text:p>DZ.POMOCN. KOTŁOWNIA CENTRALNA STUDNIA GŁ.</text:p>
          </table:table-cell>
          <table:table-cell table:number-columns-repeated="6"/>
        </table:table-row>
        <table:table-row table:style-name="ro1">
          <table:table-cell table:formula="of:=[.A2218]+1" office:value-type="float" office:value="2971" calcext:value-type="float">
            <text:p>2971</text:p>
          </table:table-cell>
          <table:table-cell office:value-type="float" office:value="530310402" calcext:value-type="float">
            <text:p>530310402</text:p>
          </table:table-cell>
          <table:table-cell office:value-type="string" calcext:value-type="string">
            <text:p>DZ.POMOCN. SALA GIMNASTYCZNA MATERIAŁY</text:p>
          </table:table-cell>
          <table:table-cell/>
          <table:table-cell office:value-type="string" calcext:value-type="string">
            <text:p>DZ.POMOCN. SALA GIMNASTYCZNA MATERIAŁY</text:p>
          </table:table-cell>
          <table:table-cell table:number-columns-repeated="6"/>
        </table:table-row>
        <table:table-row table:style-name="ro1">
          <table:table-cell table:formula="of:=[.A2219]+1" office:value-type="float" office:value="2972" calcext:value-type="float">
            <text:p>2972</text:p>
          </table:table-cell>
          <table:table-cell office:value-type="float" office:value="530310403" calcext:value-type="float">
            <text:p>530310403</text:p>
          </table:table-cell>
          <table:table-cell office:value-type="string" calcext:value-type="string">
            <text:p>DZ.POMOCN. SALA GIMNASTYCZNA ENERGIA</text:p>
          </table:table-cell>
          <table:table-cell/>
          <table:table-cell office:value-type="string" calcext:value-type="string">
            <text:p>DZ.POMOCN. SALA GIMNASTYCZNA ENERGIA</text:p>
          </table:table-cell>
          <table:table-cell table:number-columns-repeated="6"/>
        </table:table-row>
        <table:table-row table:style-name="ro1">
          <table:table-cell table:formula="of:=[.A2220]+1" office:value-type="float" office:value="2973" calcext:value-type="float">
            <text:p>2973</text:p>
          </table:table-cell>
          <table:table-cell office:value-type="float" office:value="530310406" calcext:value-type="float">
            <text:p>530310406</text:p>
          </table:table-cell>
          <table:table-cell office:value-type="string" calcext:value-type="string">
            <text:p>DZ.POMOCN. SALA GIMNASTYCZNA AMORTYZACJA</text:p>
          </table:table-cell>
          <table:table-cell/>
          <table:table-cell office:value-type="string" calcext:value-type="string">
            <text:p>DZ.POMOCN. SALA GIMNASTYCZNA AMORTYZACJA</text:p>
          </table:table-cell>
          <table:table-cell table:number-columns-repeated="6"/>
        </table:table-row>
        <table:table-row table:style-name="ro1">
          <table:table-cell table:formula="of:=[.A2221]+1" office:value-type="float" office:value="2974" calcext:value-type="float">
            <text:p>2974</text:p>
          </table:table-cell>
          <table:table-cell office:value-type="float" office:value="530310407" calcext:value-type="float">
            <text:p>530310407</text:p>
          </table:table-cell>
          <table:table-cell office:value-type="string" calcext:value-type="string">
            <text:p>DZ.POMOCN. SALA GIMNASTYCZNA PŁACE</text:p>
          </table:table-cell>
          <table:table-cell/>
          <table:table-cell office:value-type="string" calcext:value-type="string">
            <text:p>DZ.POMOCN. SALA GIMNASTYCZNA PŁACE</text:p>
          </table:table-cell>
          <table:table-cell table:number-columns-repeated="6"/>
        </table:table-row>
        <table:table-row table:style-name="ro1">
          <table:table-cell table:formula="of:=[.A2222]+1" office:value-type="float" office:value="2975" calcext:value-type="float">
            <text:p>2975</text:p>
          </table:table-cell>
          <table:table-cell office:value-type="float" office:value="530310410" calcext:value-type="float">
            <text:p>530310410</text:p>
          </table:table-cell>
          <table:table-cell office:value-type="string" calcext:value-type="string">
            <text:p>DZ.POMOCN. SALA GIMNASTYCZNA INNE MATER. MEDYCZ</text:p>
          </table:table-cell>
          <table:table-cell/>
          <table:table-cell office:value-type="string" calcext:value-type="string">
            <text:p>DZ.POMOCN. SALA GIMNASTYCZNA INNE MATER. MEDYCZ</text:p>
          </table:table-cell>
          <table:table-cell table:number-columns-repeated="6"/>
        </table:table-row>
        <table:table-row table:style-name="ro1">
          <table:table-cell table:formula="of:=[.A2223]+1" office:value-type="float" office:value="2976" calcext:value-type="float">
            <text:p>2976</text:p>
          </table:table-cell>
          <table:table-cell office:value-type="float" office:value="530310411" calcext:value-type="float">
            <text:p>530310411</text:p>
          </table:table-cell>
          <table:table-cell office:value-type="string" calcext:value-type="string">
            <text:p>DZ.POMOCN. SALA GIMNASTYCZNA ŚROD.CZYSTOŚCI</text:p>
          </table:table-cell>
          <table:table-cell/>
          <table:table-cell office:value-type="string" calcext:value-type="string">
            <text:p>DZ.POMOCN. SALA GIMNASTYCZNA ŚROD.CZYSTOŚCI</text:p>
          </table:table-cell>
          <table:table-cell table:number-columns-repeated="6"/>
        </table:table-row>
        <table:table-row table:style-name="ro1">
          <table:table-cell table:formula="of:=[.A2224]+1" office:value-type="float" office:value="2977" calcext:value-type="float">
            <text:p>2977</text:p>
          </table:table-cell>
          <table:table-cell office:value-type="float" office:value="530310412" calcext:value-type="float">
            <text:p>530310412</text:p>
          </table:table-cell>
          <table:table-cell office:value-type="string" calcext:value-type="string">
            <text:p>DZ.POMOCN. SALA GIMNASTYCZNA USŁUGI</text:p>
          </table:table-cell>
          <table:table-cell/>
          <table:table-cell office:value-type="string" calcext:value-type="string">
            <text:p>DZ.POMOCN. SALA GIMNASTYCZNA USŁUGI</text:p>
          </table:table-cell>
          <table:table-cell table:number-columns-repeated="6"/>
        </table:table-row>
        <table:table-row table:style-name="ro1">
          <table:table-cell table:formula="of:=[.A2225]+1" office:value-type="float" office:value="2978" calcext:value-type="float">
            <text:p>2978</text:p>
          </table:table-cell>
          <table:table-cell office:value-type="float" office:value="530310413" calcext:value-type="float">
            <text:p>530310413</text:p>
          </table:table-cell>
          <table:table-cell office:value-type="string" calcext:value-type="string">
            <text:p>DZ.POMOCN. SALA GIMNASTYCZNA POZOSTAŁE KOSZTY</text:p>
          </table:table-cell>
          <table:table-cell/>
          <table:table-cell office:value-type="string" calcext:value-type="string">
            <text:p>DZ.POMOCN. SALA GIMNASTYCZNA POZOSTAŁE KOSZTY</text:p>
          </table:table-cell>
          <table:table-cell table:number-columns-repeated="6"/>
        </table:table-row>
        <table:table-row table:style-name="ro1">
          <table:table-cell table:formula="of:=[.A2226]+1" office:value-type="float" office:value="2979" calcext:value-type="float">
            <text:p>2979</text:p>
          </table:table-cell>
          <table:table-cell office:value-type="float" office:value="530310431" calcext:value-type="float">
            <text:p>530310431</text:p>
          </table:table-cell>
          <table:table-cell office:value-type="string" calcext:value-type="string">
            <text:p>DZ.POMOCN. SALA GIMNASTYCZNA KOTŁOWNIA</text:p>
          </table:table-cell>
          <table:table-cell/>
          <table:table-cell office:value-type="string" calcext:value-type="string">
            <text:p>DZ.POMOCN. SALA GIMNASTYCZNA KOTŁOWNIA</text:p>
          </table:table-cell>
          <table:table-cell table:number-columns-repeated="6"/>
        </table:table-row>
        <table:table-row table:style-name="ro1">
          <table:table-cell table:formula="of:=[.A2227]+1" office:value-type="float" office:value="2980" calcext:value-type="float">
            <text:p>2980</text:p>
          </table:table-cell>
          <table:table-cell office:value-type="float" office:value="530310432" calcext:value-type="float">
            <text:p>530310432</text:p>
          </table:table-cell>
          <table:table-cell office:value-type="string" calcext:value-type="string">
            <text:p>DZ.POMOCN. SALA GIMNASTYCZNA WARSZTAT</text:p>
          </table:table-cell>
          <table:table-cell/>
          <table:table-cell office:value-type="string" calcext:value-type="string">
            <text:p>DZ.POMOCN. SALA GIMNASTYCZNA WARSZTAT</text:p>
          </table:table-cell>
          <table:table-cell table:number-columns-repeated="6"/>
        </table:table-row>
        <table:table-row table:style-name="ro1">
          <table:table-cell table:formula="of:=[.A2228]+1" office:value-type="float" office:value="2981" calcext:value-type="float">
            <text:p>2981</text:p>
          </table:table-cell>
          <table:table-cell office:value-type="float" office:value="530310436" calcext:value-type="float">
            <text:p>530310436</text:p>
          </table:table-cell>
          <table:table-cell office:value-type="string" calcext:value-type="string">
            <text:p>DZ.POMOCN. SALA GIMNASTYCZNA STUDNIA GŁ.</text:p>
          </table:table-cell>
          <table:table-cell/>
          <table:table-cell office:value-type="string" calcext:value-type="string">
            <text:p>DZ.POMOCN. SALA GIMNASTYCZNA STUDNIA GŁ.</text:p>
          </table:table-cell>
          <table:table-cell table:number-columns-repeated="6"/>
        </table:table-row>
        <table:table-row table:style-name="ro1">
          <table:table-cell table:formula="of:=[.A2229]+1" office:value-type="float" office:value="2982" calcext:value-type="float">
            <text:p>2982</text:p>
          </table:table-cell>
          <table:table-cell office:value-type="float" office:value="530310438" calcext:value-type="float">
            <text:p>530310438</text:p>
          </table:table-cell>
          <table:table-cell office:value-type="string" calcext:value-type="string">
            <text:p>DZ.POMOCN. SALA GIMNASTYCZNA OGRÓD</text:p>
          </table:table-cell>
          <table:table-cell/>
          <table:table-cell office:value-type="string" calcext:value-type="string">
            <text:p>DZ.POMOCN. SALA GIMNASTYCZNA OGRÓD</text:p>
          </table:table-cell>
          <table:table-cell table:number-columns-repeated="6"/>
        </table:table-row>
        <table:table-row table:style-name="ro1">
          <table:table-cell table:formula="of:=[.A2230]+1" office:value-type="float" office:value="2983" calcext:value-type="float">
            <text:p>2983</text:p>
          </table:table-cell>
          <table:table-cell office:value-type="float" office:value="530310450" calcext:value-type="float">
            <text:p>530310450</text:p>
          </table:table-cell>
          <table:table-cell office:value-type="string" calcext:value-type="string">
            <text:p>DZ.POMOCN. SALA GIMNASTYCZNA K.OGÓLN.ZAKŁ.</text:p>
          </table:table-cell>
          <table:table-cell/>
          <table:table-cell office:value-type="string" calcext:value-type="string">
            <text:p>DZ.POMOCN. SALA GIMNASTYCZNA K.OGÓLN.ZAKŁ.</text:p>
          </table:table-cell>
          <table:table-cell table:number-columns-repeated="6"/>
        </table:table-row>
        <table:table-row table:style-name="ro1">
          <table:table-cell table:formula="of:=[.A2231]+1" office:value-type="float" office:value="2984" calcext:value-type="float">
            <text:p>2984</text:p>
          </table:table-cell>
          <table:table-cell office:value-type="float" office:value="530320202" calcext:value-type="float">
            <text:p>530320202</text:p>
          </table:table-cell>
          <table:table-cell office:value-type="string" calcext:value-type="string">
            <text:p>DZ.POMOCN. WARSZTAT UTRZYMANIA RUCHU MATERIAŁY</text:p>
          </table:table-cell>
          <table:table-cell/>
          <table:table-cell office:value-type="string" calcext:value-type="string">
            <text:p>DZ.POMOCN. WARSZTAT UTRZYMANIA RUCHU MATERIAŁY</text:p>
          </table:table-cell>
          <table:table-cell table:number-columns-repeated="6"/>
        </table:table-row>
        <table:table-row table:style-name="ro1">
          <table:table-cell table:formula="of:=[.A2232]+1" office:value-type="float" office:value="2985" calcext:value-type="float">
            <text:p>2985</text:p>
          </table:table-cell>
          <table:table-cell office:value-type="float" office:value="530320203" calcext:value-type="float">
            <text:p>530320203</text:p>
          </table:table-cell>
          <table:table-cell office:value-type="string" calcext:value-type="string">
            <text:p>DZ.POMOCN. WARSZTAT UTRZYMANIA RUCHU ENERGIA</text:p>
          </table:table-cell>
          <table:table-cell/>
          <table:table-cell office:value-type="string" calcext:value-type="string">
            <text:p>DZ.POMOCN. WARSZTAT UTRZYMANIA RUCHU ENERGIA</text:p>
          </table:table-cell>
          <table:table-cell table:number-columns-repeated="6"/>
        </table:table-row>
        <table:table-row table:style-name="ro1">
          <table:table-cell table:formula="of:=[.A2233]+1" office:value-type="float" office:value="2986" calcext:value-type="float">
            <text:p>2986</text:p>
          </table:table-cell>
          <table:table-cell office:value-type="float" office:value="530320207" calcext:value-type="float">
            <text:p>530320207</text:p>
          </table:table-cell>
          <table:table-cell office:value-type="string" calcext:value-type="string">
            <text:p>DZ.POMOCN. WARSZTAT UTRZYMANIA RUCHU PŁACE</text:p>
          </table:table-cell>
          <table:table-cell/>
          <table:table-cell office:value-type="string" calcext:value-type="string">
            <text:p>DZ.POMOCN. WARSZTAT UTRZYMANIA RUCHU PŁACE</text:p>
          </table:table-cell>
          <table:table-cell table:number-columns-repeated="6"/>
        </table:table-row>
        <table:table-row table:style-name="ro1">
          <table:table-cell table:formula="of:=[.A2234]+1" office:value-type="float" office:value="2987" calcext:value-type="float">
            <text:p>2987</text:p>
          </table:table-cell>
          <table:table-cell office:value-type="float" office:value="530320211" calcext:value-type="float">
            <text:p>530320211</text:p>
          </table:table-cell>
          <table:table-cell office:value-type="string" calcext:value-type="string">
            <text:p>DZ.POMOCN. WARSZTAT UTRZYMANIA RUCHU ŚROD.CZYSTOŚCI</text:p>
          </table:table-cell>
          <table:table-cell/>
          <table:table-cell office:value-type="string" calcext:value-type="string">
            <text:p>DZ.POMOCN. WARSZTAT UTRZYMANIA RUCHU ŚROD.CZYSTOŚCI</text:p>
          </table:table-cell>
          <table:table-cell table:number-columns-repeated="6"/>
        </table:table-row>
        <table:table-row table:style-name="ro1">
          <table:table-cell table:formula="of:=[.A2235]+1" office:value-type="float" office:value="2988" calcext:value-type="float">
            <text:p>2988</text:p>
          </table:table-cell>
          <table:table-cell office:value-type="float" office:value="530320212" calcext:value-type="float">
            <text:p>530320212</text:p>
          </table:table-cell>
          <table:table-cell office:value-type="string" calcext:value-type="string">
            <text:p>DZ.POMOCN. WARSZTAT UTRZYMANIA RUCHU USŁUGI</text:p>
          </table:table-cell>
          <table:table-cell/>
          <table:table-cell office:value-type="string" calcext:value-type="string">
            <text:p>DZ.POMOCN. WARSZTAT UTRZYMANIA RUCHU USŁUGI</text:p>
          </table:table-cell>
          <table:table-cell table:number-columns-repeated="6"/>
        </table:table-row>
        <table:table-row table:style-name="ro1">
          <table:table-cell table:formula="of:=[.A2236]+1" office:value-type="float" office:value="2989" calcext:value-type="float">
            <text:p>2989</text:p>
          </table:table-cell>
          <table:table-cell office:value-type="float" office:value="530320213" calcext:value-type="float">
            <text:p>530320213</text:p>
          </table:table-cell>
          <table:table-cell office:value-type="string" calcext:value-type="string">
            <text:p>DZ.POMOCN. WARSZTAT UTRZYMANIA RUCHU POZOSTAŁE KOSZTY</text:p>
          </table:table-cell>
          <table:table-cell/>
          <table:table-cell office:value-type="string" calcext:value-type="string">
            <text:p>DZ.POMOCN. WARSZTAT UTRZYMANIA RUCHU POZOSTAŁE KOSZTY</text:p>
          </table:table-cell>
          <table:table-cell table:number-columns-repeated="6"/>
        </table:table-row>
        <table:table-row table:style-name="ro1">
          <table:table-cell table:formula="of:=[.A2237]+1" office:value-type="float" office:value="2990" calcext:value-type="float">
            <text:p>2990</text:p>
          </table:table-cell>
          <table:table-cell office:value-type="float" office:value="530320236" calcext:value-type="float">
            <text:p>530320236</text:p>
          </table:table-cell>
          <table:table-cell office:value-type="string" calcext:value-type="string">
            <text:p>DZ.POMOCN. WARSZTAT UTRZYMANIA RUCHU STUDNIA GŁ.</text:p>
          </table:table-cell>
          <table:table-cell/>
          <table:table-cell office:value-type="string" calcext:value-type="string">
            <text:p>DZ.POMOCN. WARSZTAT UTRZYMANIA RUCHU STUDNIA GŁ.</text:p>
          </table:table-cell>
          <table:table-cell table:number-columns-repeated="6"/>
        </table:table-row>
        <table:table-row table:style-name="ro1">
          <table:table-cell table:formula="of:=[.A2238]+1" office:value-type="float" office:value="2991" calcext:value-type="float">
            <text:p>2991</text:p>
          </table:table-cell>
          <table:table-cell office:value-type="float" office:value="530320250" calcext:value-type="float">
            <text:p>530320250</text:p>
          </table:table-cell>
          <table:table-cell office:value-type="string" calcext:value-type="string">
            <text:p>DZ.POMOCN. WARSZTAT UTRZYMANIA RUCHU K.OGÓLN.ZAKŁ.</text:p>
          </table:table-cell>
          <table:table-cell/>
          <table:table-cell office:value-type="string" calcext:value-type="string">
            <text:p>DZ.POMOCN. WARSZTAT UTRZYMANIA RUCHU K.OGÓLN.ZAKŁ.</text:p>
          </table:table-cell>
          <table:table-cell table:number-columns-repeated="6"/>
        </table:table-row>
        <table:table-row table:style-name="ro1">
          <table:table-cell table:formula="of:=[.A2239]+1" office:value-type="float" office:value="2992" calcext:value-type="float">
            <text:p>2992</text:p>
          </table:table-cell>
          <table:table-cell office:value-type="float" office:value="530320402" calcext:value-type="float">
            <text:p>530320402</text:p>
          </table:table-cell>
          <table:table-cell office:value-type="string" calcext:value-type="string">
            <text:p>DZ.POMOCN. KINEZYTERAPIA DLA DZIECI MATERIAŁY</text:p>
          </table:table-cell>
          <table:table-cell/>
          <table:table-cell office:value-type="string" calcext:value-type="string">
            <text:p>DZ.POMOCN. KINEZYTERAPIA DLA DZIECI MATERIAŁY</text:p>
          </table:table-cell>
          <table:table-cell table:number-columns-repeated="6"/>
        </table:table-row>
        <table:table-row table:style-name="ro1">
          <table:table-cell table:formula="of:=[.A2240]+1" office:value-type="float" office:value="2993" calcext:value-type="float">
            <text:p>2993</text:p>
          </table:table-cell>
          <table:table-cell office:value-type="float" office:value="530320403" calcext:value-type="float">
            <text:p>530320403</text:p>
          </table:table-cell>
          <table:table-cell office:value-type="string" calcext:value-type="string">
            <text:p>DZ.POMOCN. KINEZYTERAPIA DLA DZIECI ENERGIA</text:p>
          </table:table-cell>
          <table:table-cell/>
          <table:table-cell office:value-type="string" calcext:value-type="string">
            <text:p>DZ.POMOCN. KINEZYTERAPIA DLA DZIECI ENERGIA</text:p>
          </table:table-cell>
          <table:table-cell table:number-columns-repeated="6"/>
        </table:table-row>
        <table:table-row table:style-name="ro1">
          <table:table-cell table:formula="of:=[.A2241]+1" office:value-type="float" office:value="2994" calcext:value-type="float">
            <text:p>2994</text:p>
          </table:table-cell>
          <table:table-cell office:value-type="float" office:value="530320404" calcext:value-type="float">
            <text:p>530320404</text:p>
          </table:table-cell>
          <table:table-cell office:value-type="string" calcext:value-type="string">
            <text:p>DZ.POMOCN. KINEZYTERAPIA DLA DZIECI WODA</text:p>
          </table:table-cell>
          <table:table-cell/>
          <table:table-cell office:value-type="string" calcext:value-type="string">
            <text:p>DZ.POMOCN. KINEZYTERAPIA DLA DZIECI WODA</text:p>
          </table:table-cell>
          <table:table-cell table:number-columns-repeated="6"/>
        </table:table-row>
        <table:table-row table:style-name="ro1">
          <table:table-cell table:formula="of:=[.A2242]+1" office:value-type="float" office:value="2995" calcext:value-type="float">
            <text:p>2995</text:p>
          </table:table-cell>
          <table:table-cell office:value-type="float" office:value="530320405" calcext:value-type="float">
            <text:p>530320405</text:p>
          </table:table-cell>
          <table:table-cell office:value-type="string" calcext:value-type="string">
            <text:p>DZ.POMOCN. KINEZYTERAPIA DLA DZIECI GAZ</text:p>
          </table:table-cell>
          <table:table-cell/>
          <table:table-cell office:value-type="string" calcext:value-type="string">
            <text:p>DZ.POMOCN. KINEZYTERAPIA DLA DZIECI GAZ</text:p>
          </table:table-cell>
          <table:table-cell table:number-columns-repeated="6"/>
        </table:table-row>
        <table:table-row table:style-name="ro1">
          <table:table-cell table:formula="of:=[.A2243]+1" office:value-type="float" office:value="2996" calcext:value-type="float">
            <text:p>2996</text:p>
          </table:table-cell>
          <table:table-cell office:value-type="float" office:value="530320407" calcext:value-type="float">
            <text:p>530320407</text:p>
          </table:table-cell>
          <table:table-cell office:value-type="string" calcext:value-type="string">
            <text:p>DZ.POMOCN. KINEZYTERAPIA DLA DZIECI PŁACE</text:p>
          </table:table-cell>
          <table:table-cell/>
          <table:table-cell office:value-type="string" calcext:value-type="string">
            <text:p>DZ.POMOCN. KINEZYTERAPIA DLA DZIECI PŁACE</text:p>
          </table:table-cell>
          <table:table-cell table:number-columns-repeated="6"/>
        </table:table-row>
        <table:table-row table:style-name="ro1">
          <table:table-cell table:formula="of:=[.A2244]+1" office:value-type="float" office:value="2997" calcext:value-type="float">
            <text:p>2997</text:p>
          </table:table-cell>
          <table:table-cell office:value-type="float" office:value="530320408" calcext:value-type="float">
            <text:p>530320408</text:p>
          </table:table-cell>
          <table:table-cell office:value-type="string" calcext:value-type="string">
            <text:p>DZ.POMOCN. KINEZYTERAPIA DLA DZIECI REMONTY</text:p>
          </table:table-cell>
          <table:table-cell/>
          <table:table-cell office:value-type="string" calcext:value-type="string">
            <text:p>DZ.POMOCN. KINEZYTERAPIA DLA DZIECI REMONTY</text:p>
          </table:table-cell>
          <table:table-cell table:number-columns-repeated="6"/>
        </table:table-row>
        <table:table-row table:style-name="ro1">
          <table:table-cell table:formula="of:=[.A2245]+1" office:value-type="float" office:value="2998" calcext:value-type="float">
            <text:p>2998</text:p>
          </table:table-cell>
          <table:table-cell office:value-type="float" office:value="530320409" calcext:value-type="float">
            <text:p>530320409</text:p>
          </table:table-cell>
          <table:table-cell office:value-type="string" calcext:value-type="string">
            <text:p>DZ.POMOCN. KINEZYTERAPIA DLA DZIECI PRANIE</text:p>
          </table:table-cell>
          <table:table-cell/>
          <table:table-cell office:value-type="string" calcext:value-type="string">
            <text:p>DZ.POMOCN. KINEZYTERAPIA DLA DZIECI PRANIE</text:p>
          </table:table-cell>
          <table:table-cell table:number-columns-repeated="6"/>
        </table:table-row>
        <table:table-row table:style-name="ro1">
          <table:table-cell table:formula="of:=[.A2246]+1" office:value-type="float" office:value="2999" calcext:value-type="float">
            <text:p>2999</text:p>
          </table:table-cell>
          <table:table-cell office:value-type="float" office:value="530320410" calcext:value-type="float">
            <text:p>530320410</text:p>
          </table:table-cell>
          <table:table-cell office:value-type="string" calcext:value-type="string">
            <text:p>DZ.POMOCN. KINEZYTERAPIA DLA DZIECI INNE MATER. MEDYCZ</text:p>
          </table:table-cell>
          <table:table-cell/>
          <table:table-cell office:value-type="string" calcext:value-type="string">
            <text:p>DZ.POMOCN. KINEZYTERAPIA DLA DZIECI INNE MATER. MEDYCZ</text:p>
          </table:table-cell>
          <table:table-cell table:number-columns-repeated="6"/>
        </table:table-row>
        <table:table-row table:style-name="ro1">
          <table:table-cell table:formula="of:=[.A2247]+1" office:value-type="float" office:value="3000" calcext:value-type="float">
            <text:p>3000</text:p>
          </table:table-cell>
          <table:table-cell office:value-type="float" office:value="530320411" calcext:value-type="float">
            <text:p>530320411</text:p>
          </table:table-cell>
          <table:table-cell office:value-type="string" calcext:value-type="string">
            <text:p>DZ.POMOCN. KINEZYTERAPIA DLA DZIECI ŚROD.CZYSTOŚCI</text:p>
          </table:table-cell>
          <table:table-cell/>
          <table:table-cell office:value-type="string" calcext:value-type="string">
            <text:p>DZ.POMOCN. KINEZYTERAPIA DLA DZIECI ŚROD.CZYSTOŚCI</text:p>
          </table:table-cell>
          <table:table-cell table:number-columns-repeated="6"/>
        </table:table-row>
        <table:table-row table:style-name="ro1">
          <table:table-cell table:formula="of:=[.A2248]+1" office:value-type="float" office:value="3001" calcext:value-type="float">
            <text:p>3001</text:p>
          </table:table-cell>
          <table:table-cell office:value-type="float" office:value="530320412" calcext:value-type="float">
            <text:p>530320412</text:p>
          </table:table-cell>
          <table:table-cell office:value-type="string" calcext:value-type="string">
            <text:p>DZ.POMOCN. KINEZYTERAPIA DLA DZIECI USŁUGI</text:p>
          </table:table-cell>
          <table:table-cell/>
          <table:table-cell office:value-type="string" calcext:value-type="string">
            <text:p>DZ.POMOCN. KINEZYTERAPIA DLA DZIECI USŁUGI</text:p>
          </table:table-cell>
          <table:table-cell table:number-columns-repeated="6"/>
        </table:table-row>
        <table:table-row table:style-name="ro1">
          <table:table-cell table:formula="of:=[.A2249]+1" office:value-type="float" office:value="3002" calcext:value-type="float">
            <text:p>3002</text:p>
          </table:table-cell>
          <table:table-cell office:value-type="float" office:value="530320413" calcext:value-type="float">
            <text:p>530320413</text:p>
          </table:table-cell>
          <table:table-cell office:value-type="string" calcext:value-type="string">
            <text:p>DZ.POMOCN. KINEZYTERAPIA DLA DZIECI POZOSTAŁE KOSZTY</text:p>
          </table:table-cell>
          <table:table-cell/>
          <table:table-cell office:value-type="string" calcext:value-type="string">
            <text:p>DZ.POMOCN. KINEZYTERAPIA DLA DZIECI POZOSTAŁE KOSZTY</text:p>
          </table:table-cell>
          <table:table-cell table:number-columns-repeated="6"/>
        </table:table-row>
        <table:table-row table:style-name="ro1">
          <table:table-cell table:formula="of:=[.A2250]+1" office:value-type="float" office:value="3003" calcext:value-type="float">
            <text:p>3003</text:p>
          </table:table-cell>
          <table:table-cell office:value-type="float" office:value="530320432" calcext:value-type="float">
            <text:p>530320432</text:p>
          </table:table-cell>
          <table:table-cell office:value-type="string" calcext:value-type="string">
            <text:p>DZ.POMOCN. KINEZYTERAPIA DLA DZIECI WARSZTAT</text:p>
          </table:table-cell>
          <table:table-cell/>
          <table:table-cell office:value-type="string" calcext:value-type="string">
            <text:p>DZ.POMOCN. KINEZYTERAPIA DLA DZIECI WARSZTAT</text:p>
          </table:table-cell>
          <table:table-cell table:number-columns-repeated="6"/>
        </table:table-row>
        <table:table-row table:style-name="ro1">
          <table:table-cell table:formula="of:=[.A2251]+1" office:value-type="float" office:value="3004" calcext:value-type="float">
            <text:p>3004</text:p>
          </table:table-cell>
          <table:table-cell office:value-type="float" office:value="530320438" calcext:value-type="float">
            <text:p>530320438</text:p>
          </table:table-cell>
          <table:table-cell office:value-type="string" calcext:value-type="string">
            <text:p>DZ.POMOCN. KINEZYTERAPIA DLA DZIECI OGRÓD</text:p>
          </table:table-cell>
          <table:table-cell/>
          <table:table-cell office:value-type="string" calcext:value-type="string">
            <text:p>DZ.POMOCN. KINEZYTERAPIA DLA DZIECI OGRÓD</text:p>
          </table:table-cell>
          <table:table-cell table:number-columns-repeated="6"/>
        </table:table-row>
        <table:table-row table:style-name="ro1">
          <table:table-cell table:formula="of:=[.A2252]+1" office:value-type="float" office:value="3005" calcext:value-type="float">
            <text:p>3005</text:p>
          </table:table-cell>
          <table:table-cell office:value-type="float" office:value="530320450" calcext:value-type="float">
            <text:p>530320450</text:p>
          </table:table-cell>
          <table:table-cell office:value-type="string" calcext:value-type="string">
            <text:p>DZ.POMOCN. KINEZYTERAPIA DLA DZIECI K.OGÓLN.ZAKŁ.</text:p>
          </table:table-cell>
          <table:table-cell/>
          <table:table-cell office:value-type="string" calcext:value-type="string">
            <text:p>DZ.POMOCN. KINEZYTERAPIA DLA DZIECI K.OGÓLN.ZAKŁ.</text:p>
          </table:table-cell>
          <table:table-cell table:number-columns-repeated="6"/>
        </table:table-row>
        <table:table-row table:style-name="ro1">
          <table:table-cell table:formula="of:=[.A2253]+1" office:value-type="float" office:value="3006" calcext:value-type="float">
            <text:p>3006</text:p>
          </table:table-cell>
          <table:table-cell office:value-type="float" office:value="530330101" calcext:value-type="float">
            <text:p>530330101</text:p>
          </table:table-cell>
          <table:table-cell office:value-type="string" calcext:value-type="string">
            <text:p>DZ.POMOCN. KUCHNIA LEKI</text:p>
          </table:table-cell>
          <table:table-cell/>
          <table:table-cell office:value-type="string" calcext:value-type="string">
            <text:p>DZ.POMOCN. KUCHNIA LEKI</text:p>
          </table:table-cell>
          <table:table-cell table:number-columns-repeated="6"/>
        </table:table-row>
        <table:table-row table:style-name="ro1">
          <table:table-cell table:formula="of:=[.A2254]+1" office:value-type="float" office:value="3007" calcext:value-type="float">
            <text:p>3007</text:p>
          </table:table-cell>
          <table:table-cell office:value-type="float" office:value="530330102" calcext:value-type="float">
            <text:p>530330102</text:p>
          </table:table-cell>
          <table:table-cell office:value-type="string" calcext:value-type="string">
            <text:p>DZ.POMOCN. KUCHNIA MATERIAŁY</text:p>
          </table:table-cell>
          <table:table-cell/>
          <table:table-cell office:value-type="string" calcext:value-type="string">
            <text:p>DZ.POMOCN. KUCHNIA MATERIAŁY</text:p>
          </table:table-cell>
          <table:table-cell table:number-columns-repeated="6"/>
        </table:table-row>
        <table:table-row table:style-name="ro1">
          <table:table-cell table:formula="of:=[.A2255]+1" office:value-type="float" office:value="3008" calcext:value-type="float">
            <text:p>3008</text:p>
          </table:table-cell>
          <table:table-cell office:value-type="float" office:value="530330103" calcext:value-type="float">
            <text:p>530330103</text:p>
          </table:table-cell>
          <table:table-cell office:value-type="string" calcext:value-type="string">
            <text:p>DZ.POMOCN. KUCHNIA ENERGIA</text:p>
          </table:table-cell>
          <table:table-cell/>
          <table:table-cell office:value-type="string" calcext:value-type="string">
            <text:p>DZ.POMOCN. KUCHNIA ENERGIA</text:p>
          </table:table-cell>
          <table:table-cell table:number-columns-repeated="6"/>
        </table:table-row>
        <table:table-row table:style-name="ro1">
          <table:table-cell table:formula="of:=[.A2256]+1" office:value-type="float" office:value="3009" calcext:value-type="float">
            <text:p>3009</text:p>
          </table:table-cell>
          <table:table-cell office:value-type="float" office:value="530330104" calcext:value-type="float">
            <text:p>530330104</text:p>
          </table:table-cell>
          <table:table-cell office:value-type="string" calcext:value-type="string">
            <text:p>DZ.POMOCN. KUCHNIA WODA</text:p>
          </table:table-cell>
          <table:table-cell/>
          <table:table-cell office:value-type="string" calcext:value-type="string">
            <text:p>DZ.POMOCN. KUCHNIA WODA</text:p>
          </table:table-cell>
          <table:table-cell table:number-columns-repeated="6"/>
        </table:table-row>
        <table:table-row table:style-name="ro1">
          <table:table-cell table:formula="of:=[.A2257]+1" office:value-type="float" office:value="3010" calcext:value-type="float">
            <text:p>3010</text:p>
          </table:table-cell>
          <table:table-cell office:value-type="float" office:value="530330105" calcext:value-type="float">
            <text:p>530330105</text:p>
          </table:table-cell>
          <table:table-cell office:value-type="string" calcext:value-type="string">
            <text:p>DZ.POMOCN. KUCHNIA GAZ</text:p>
          </table:table-cell>
          <table:table-cell/>
          <table:table-cell office:value-type="string" calcext:value-type="string">
            <text:p>DZ.POMOCN. KUCHNIA GAZ</text:p>
          </table:table-cell>
          <table:table-cell table:number-columns-repeated="6"/>
        </table:table-row>
        <table:table-row table:style-name="ro1">
          <table:table-cell table:formula="of:=[.A2258]+1" office:value-type="float" office:value="3011" calcext:value-type="float">
            <text:p>3011</text:p>
          </table:table-cell>
          <table:table-cell office:value-type="float" office:value="530330106" calcext:value-type="float">
            <text:p>530330106</text:p>
          </table:table-cell>
          <table:table-cell office:value-type="string" calcext:value-type="string">
            <text:p>DZ.POMOCN. KUCHNIA AMORTYZACJA</text:p>
          </table:table-cell>
          <table:table-cell/>
          <table:table-cell office:value-type="string" calcext:value-type="string">
            <text:p>DZ.POMOCN. KUCHNIA AMORTYZACJA</text:p>
          </table:table-cell>
          <table:table-cell table:number-columns-repeated="6"/>
        </table:table-row>
        <table:table-row table:style-name="ro1">
          <table:table-cell table:formula="of:=[.A2259]+1" office:value-type="float" office:value="3012" calcext:value-type="float">
            <text:p>3012</text:p>
          </table:table-cell>
          <table:table-cell office:value-type="float" office:value="530330107" calcext:value-type="float">
            <text:p>530330107</text:p>
          </table:table-cell>
          <table:table-cell office:value-type="string" calcext:value-type="string">
            <text:p>DZ.POMOCN. KUCHNIA PŁACE</text:p>
          </table:table-cell>
          <table:table-cell/>
          <table:table-cell office:value-type="string" calcext:value-type="string">
            <text:p>DZ.POMOCN. KUCHNIA PŁACE</text:p>
          </table:table-cell>
          <table:table-cell table:number-columns-repeated="6"/>
        </table:table-row>
        <table:table-row table:style-name="ro1">
          <table:table-cell table:formula="of:=[.A2260]+1" office:value-type="float" office:value="3013" calcext:value-type="float">
            <text:p>3013</text:p>
          </table:table-cell>
          <table:table-cell office:value-type="float" office:value="530330109" calcext:value-type="float">
            <text:p>530330109</text:p>
          </table:table-cell>
          <table:table-cell office:value-type="string" calcext:value-type="string">
            <text:p>DZ.POMOCN. KUCHNIA PRANIE</text:p>
          </table:table-cell>
          <table:table-cell/>
          <table:table-cell office:value-type="string" calcext:value-type="string">
            <text:p>DZ.POMOCN. KUCHNIA PRANIE</text:p>
          </table:table-cell>
          <table:table-cell table:number-columns-repeated="6"/>
        </table:table-row>
        <table:table-row table:style-name="ro1">
          <table:table-cell table:formula="of:=[.A2261]+1" office:value-type="float" office:value="3014" calcext:value-type="float">
            <text:p>3014</text:p>
          </table:table-cell>
          <table:table-cell office:value-type="float" office:value="530330110" calcext:value-type="float">
            <text:p>530330110</text:p>
          </table:table-cell>
          <table:table-cell office:value-type="string" calcext:value-type="string">
            <text:p>DZ.POMOCN. KUCHNIA INNE MATER. MEDYCZ</text:p>
          </table:table-cell>
          <table:table-cell/>
          <table:table-cell office:value-type="string" calcext:value-type="string">
            <text:p>DZ.POMOCN. KUCHNIA INNE MATER. MEDYCZ</text:p>
          </table:table-cell>
          <table:table-cell table:number-columns-repeated="6"/>
        </table:table-row>
        <table:table-row table:style-name="ro1">
          <table:table-cell table:formula="of:=[.A2262]+1" office:value-type="float" office:value="3015" calcext:value-type="float">
            <text:p>3015</text:p>
          </table:table-cell>
          <table:table-cell office:value-type="float" office:value="530330111" calcext:value-type="float">
            <text:p>530330111</text:p>
          </table:table-cell>
          <table:table-cell office:value-type="string" calcext:value-type="string">
            <text:p>DZ.POMOCN. KUCHNIA ŚROD.CZYSTOŚCI</text:p>
          </table:table-cell>
          <table:table-cell/>
          <table:table-cell office:value-type="string" calcext:value-type="string">
            <text:p>DZ.POMOCN. KUCHNIA ŚROD.CZYSTOŚCI</text:p>
          </table:table-cell>
          <table:table-cell table:number-columns-repeated="6"/>
        </table:table-row>
        <table:table-row table:style-name="ro1">
          <table:table-cell table:formula="of:=[.A2263]+1" office:value-type="float" office:value="3016" calcext:value-type="float">
            <text:p>3016</text:p>
          </table:table-cell>
          <table:table-cell office:value-type="float" office:value="530330112" calcext:value-type="float">
            <text:p>530330112</text:p>
          </table:table-cell>
          <table:table-cell office:value-type="string" calcext:value-type="string">
            <text:p>DZ.POMOCN. KUCHNIA USŁUGI</text:p>
          </table:table-cell>
          <table:table-cell/>
          <table:table-cell office:value-type="string" calcext:value-type="string">
            <text:p>DZ.POMOCN. KUCHNIA USŁUGI</text:p>
          </table:table-cell>
          <table:table-cell table:number-columns-repeated="6"/>
        </table:table-row>
        <table:table-row table:style-name="ro1">
          <table:table-cell table:formula="of:=[.A2264]+1" office:value-type="float" office:value="3017" calcext:value-type="float">
            <text:p>3017</text:p>
          </table:table-cell>
          <table:table-cell office:value-type="float" office:value="530330113" calcext:value-type="float">
            <text:p>530330113</text:p>
          </table:table-cell>
          <table:table-cell office:value-type="string" calcext:value-type="string">
            <text:p>DZ.POMOCN. KUCHNIA POZOSTAŁE KOSZTY</text:p>
          </table:table-cell>
          <table:table-cell/>
          <table:table-cell office:value-type="string" calcext:value-type="string">
            <text:p>DZ.POMOCN. KUCHNIA POZOSTAŁE KOSZTY</text:p>
          </table:table-cell>
          <table:table-cell table:number-columns-repeated="6"/>
        </table:table-row>
        <table:table-row table:style-name="ro1">
          <table:table-cell table:formula="of:=[.A2265]+1" office:value-type="float" office:value="3018" calcext:value-type="float">
            <text:p>3018</text:p>
          </table:table-cell>
          <table:table-cell office:value-type="float" office:value="530330115" calcext:value-type="float">
            <text:p>530330115</text:p>
          </table:table-cell>
          <table:table-cell office:value-type="string" calcext:value-type="string">
            <text:p>DZ.POMOCN. KUCHNIA ŻYWNOŚĆ</text:p>
          </table:table-cell>
          <table:table-cell/>
          <table:table-cell office:value-type="string" calcext:value-type="string">
            <text:p>DZ.POMOCN. KUCHNIA ŻYWNOŚĆ</text:p>
          </table:table-cell>
          <table:table-cell table:number-columns-repeated="6"/>
        </table:table-row>
        <table:table-row table:style-name="ro1">
          <table:table-cell table:formula="of:=[.A2266]+1" office:value-type="float" office:value="3019" calcext:value-type="float">
            <text:p>3019</text:p>
          </table:table-cell>
          <table:table-cell office:value-type="float" office:value="530330131" calcext:value-type="float">
            <text:p>530330131</text:p>
          </table:table-cell>
          <table:table-cell office:value-type="string" calcext:value-type="string">
            <text:p>DZ.POMOCN. KUCHNIA KOTŁOWNIA</text:p>
          </table:table-cell>
          <table:table-cell/>
          <table:table-cell office:value-type="string" calcext:value-type="string">
            <text:p>DZ.POMOCN. KUCHNIA KOTŁOWNIA</text:p>
          </table:table-cell>
          <table:table-cell table:number-columns-repeated="6"/>
        </table:table-row>
        <table:table-row table:style-name="ro1">
          <table:table-cell table:formula="of:=[.A2267]+1" office:value-type="float" office:value="3020" calcext:value-type="float">
            <text:p>3020</text:p>
          </table:table-cell>
          <table:table-cell office:value-type="float" office:value="530330132" calcext:value-type="float">
            <text:p>530330132</text:p>
          </table:table-cell>
          <table:table-cell office:value-type="string" calcext:value-type="string">
            <text:p>DZ.POMOCN. KUCHNIA WARSZTAT</text:p>
          </table:table-cell>
          <table:table-cell/>
          <table:table-cell office:value-type="string" calcext:value-type="string">
            <text:p>DZ.POMOCN. KUCHNIA WARSZTAT</text:p>
          </table:table-cell>
          <table:table-cell table:number-columns-repeated="6"/>
        </table:table-row>
        <table:table-row table:style-name="ro1">
          <table:table-cell table:formula="of:=[.A2268]+1" office:value-type="float" office:value="3021" calcext:value-type="float">
            <text:p>3021</text:p>
          </table:table-cell>
          <table:table-cell office:value-type="float" office:value="530330136" calcext:value-type="float">
            <text:p>530330136</text:p>
          </table:table-cell>
          <table:table-cell office:value-type="string" calcext:value-type="string">
            <text:p>DZ.POMOCN. KUCHNIA STUDNIA GŁ.</text:p>
          </table:table-cell>
          <table:table-cell/>
          <table:table-cell office:value-type="string" calcext:value-type="string">
            <text:p>DZ.POMOCN. KUCHNIA STUDNIA GŁ.</text:p>
          </table:table-cell>
          <table:table-cell table:number-columns-repeated="6"/>
        </table:table-row>
        <table:table-row table:style-name="ro1">
          <table:table-cell table:formula="of:=[.A2269]+1" office:value-type="float" office:value="3022" calcext:value-type="float">
            <text:p>3022</text:p>
          </table:table-cell>
          <table:table-cell office:value-type="float" office:value="530330150" calcext:value-type="float">
            <text:p>530330150</text:p>
          </table:table-cell>
          <table:table-cell office:value-type="string" calcext:value-type="string">
            <text:p>DZ.POMOCN. KUCHNIA K.OGÓLN.ZAKŁ.</text:p>
          </table:table-cell>
          <table:table-cell/>
          <table:table-cell office:value-type="string" calcext:value-type="string">
            <text:p>DZ.POMOCN. KUCHNIA K.OGÓLN.ZAKŁ.</text:p>
          </table:table-cell>
          <table:table-cell table:number-columns-repeated="6"/>
        </table:table-row>
        <table:table-row table:style-name="ro1">
          <table:table-cell table:formula="of:=[.A2270]+1" office:value-type="float" office:value="3023" calcext:value-type="float">
            <text:p>3023</text:p>
          </table:table-cell>
          <table:table-cell office:value-type="float" office:value="530330202" calcext:value-type="float">
            <text:p>530330202</text:p>
          </table:table-cell>
          <table:table-cell office:value-type="string" calcext:value-type="string">
            <text:p>DZ.POMOCN. STOŁÓWKA - SALON GIER MATERIAŁY</text:p>
          </table:table-cell>
          <table:table-cell/>
          <table:table-cell office:value-type="string" calcext:value-type="string">
            <text:p>DZ.POMOCN. STOŁÓWKA - SALON GIER MATERIAŁY</text:p>
          </table:table-cell>
          <table:table-cell table:number-columns-repeated="6"/>
        </table:table-row>
        <table:table-row table:style-name="ro1">
          <table:table-cell table:formula="of:=[.A2271]+1" office:value-type="float" office:value="3024" calcext:value-type="float">
            <text:p>3024</text:p>
          </table:table-cell>
          <table:table-cell office:value-type="float" office:value="530330203" calcext:value-type="float">
            <text:p>530330203</text:p>
          </table:table-cell>
          <table:table-cell office:value-type="string" calcext:value-type="string">
            <text:p>DZ.POMOCN. STOŁÓWKA - SALON GIER ENERGIA</text:p>
          </table:table-cell>
          <table:table-cell/>
          <table:table-cell office:value-type="string" calcext:value-type="string">
            <text:p>DZ.POMOCN. STOŁÓWKA - SALON GIER ENERGIA</text:p>
          </table:table-cell>
          <table:table-cell table:number-columns-repeated="6"/>
        </table:table-row>
        <table:table-row table:style-name="ro1">
          <table:table-cell table:formula="of:=[.A2272]+1" office:value-type="float" office:value="3025" calcext:value-type="float">
            <text:p>3025</text:p>
          </table:table-cell>
          <table:table-cell office:value-type="float" office:value="530330205" calcext:value-type="float">
            <text:p>530330205</text:p>
          </table:table-cell>
          <table:table-cell office:value-type="string" calcext:value-type="string">
            <text:p>DZ.POMOCN. STOŁÓWKA - SALON GIER GAZ</text:p>
          </table:table-cell>
          <table:table-cell/>
          <table:table-cell office:value-type="string" calcext:value-type="string">
            <text:p>DZ.POMOCN. STOŁÓWKA - SALON GIER GAZ</text:p>
          </table:table-cell>
          <table:table-cell table:number-columns-repeated="6"/>
        </table:table-row>
        <table:table-row table:style-name="ro1">
          <table:table-cell table:formula="of:=[.A2273]+1" office:value-type="float" office:value="3026" calcext:value-type="float">
            <text:p>3026</text:p>
          </table:table-cell>
          <table:table-cell office:value-type="float" office:value="530330207" calcext:value-type="float">
            <text:p>530330207</text:p>
          </table:table-cell>
          <table:table-cell office:value-type="string" calcext:value-type="string">
            <text:p>DZ.POMOCN. STOŁÓWKA - SALON GIER PŁACE</text:p>
          </table:table-cell>
          <table:table-cell/>
          <table:table-cell office:value-type="string" calcext:value-type="string">
            <text:p>DZ.POMOCN. STOŁÓWKA - SALON GIER PŁACE</text:p>
          </table:table-cell>
          <table:table-cell table:number-columns-repeated="6"/>
        </table:table-row>
        <table:table-row table:style-name="ro1">
          <table:table-cell table:formula="of:=[.A2274]+1" office:value-type="float" office:value="3027" calcext:value-type="float">
            <text:p>3027</text:p>
          </table:table-cell>
          <table:table-cell office:value-type="float" office:value="530330209" calcext:value-type="float">
            <text:p>530330209</text:p>
          </table:table-cell>
          <table:table-cell office:value-type="string" calcext:value-type="string">
            <text:p>DZ.POMOCN. STOŁÓWKA - SALON GIER PRANIE</text:p>
          </table:table-cell>
          <table:table-cell/>
          <table:table-cell office:value-type="string" calcext:value-type="string">
            <text:p>DZ.POMOCN. STOŁÓWKA - SALON GIER PRANIE</text:p>
          </table:table-cell>
          <table:table-cell table:number-columns-repeated="6"/>
        </table:table-row>
        <table:table-row table:style-name="ro1">
          <table:table-cell table:formula="of:=[.A2275]+1" office:value-type="float" office:value="3028" calcext:value-type="float">
            <text:p>3028</text:p>
          </table:table-cell>
          <table:table-cell office:value-type="float" office:value="530330211" calcext:value-type="float">
            <text:p>530330211</text:p>
          </table:table-cell>
          <table:table-cell office:value-type="string" calcext:value-type="string">
            <text:p>DZ.POMOCN. STOŁÓWKA - SALON GIER ŚROD.CZYSTOŚCI</text:p>
          </table:table-cell>
          <table:table-cell/>
          <table:table-cell office:value-type="string" calcext:value-type="string">
            <text:p>DZ.POMOCN. STOŁÓWKA - SALON GIER ŚROD.CZYSTOŚCI</text:p>
          </table:table-cell>
          <table:table-cell table:number-columns-repeated="6"/>
        </table:table-row>
        <table:table-row table:style-name="ro1">
          <table:table-cell table:formula="of:=[.A2276]+1" office:value-type="float" office:value="3029" calcext:value-type="float">
            <text:p>3029</text:p>
          </table:table-cell>
          <table:table-cell office:value-type="float" office:value="530330212" calcext:value-type="float">
            <text:p>530330212</text:p>
          </table:table-cell>
          <table:table-cell office:value-type="string" calcext:value-type="string">
            <text:p>DZ.POMOCN. STOŁÓWKA - SALON GIER USŁUGI</text:p>
          </table:table-cell>
          <table:table-cell/>
          <table:table-cell office:value-type="string" calcext:value-type="string">
            <text:p>DZ.POMOCN. STOŁÓWKA - SALON GIER USŁUGI</text:p>
          </table:table-cell>
          <table:table-cell table:number-columns-repeated="6"/>
        </table:table-row>
        <table:table-row table:style-name="ro1">
          <table:table-cell table:formula="of:=[.A2277]+1" office:value-type="float" office:value="3030" calcext:value-type="float">
            <text:p>3030</text:p>
          </table:table-cell>
          <table:table-cell office:value-type="float" office:value="530330213" calcext:value-type="float">
            <text:p>530330213</text:p>
          </table:table-cell>
          <table:table-cell office:value-type="string" calcext:value-type="string">
            <text:p>DZ.POMOCN. STOŁÓWKA - SALON GIER POZOSTAŁE KOSZTY</text:p>
          </table:table-cell>
          <table:table-cell/>
          <table:table-cell office:value-type="string" calcext:value-type="string">
            <text:p>DZ.POMOCN. STOŁÓWKA - SALON GIER POZOSTAŁE KOSZTY</text:p>
          </table:table-cell>
          <table:table-cell table:number-columns-repeated="6"/>
        </table:table-row>
        <table:table-row table:style-name="ro1">
          <table:table-cell table:formula="of:=[.A2278]+1" office:value-type="float" office:value="3031" calcext:value-type="float">
            <text:p>3031</text:p>
          </table:table-cell>
          <table:table-cell office:value-type="float" office:value="530330231" calcext:value-type="float">
            <text:p>530330231</text:p>
          </table:table-cell>
          <table:table-cell office:value-type="string" calcext:value-type="string">
            <text:p>DZ.POMOCN. STOŁÓWKA - SALON GIER KOTŁOWNIA</text:p>
          </table:table-cell>
          <table:table-cell/>
          <table:table-cell office:value-type="string" calcext:value-type="string">
            <text:p>DZ.POMOCN. STOŁÓWKA - SALON GIER KOTŁOWNIA</text:p>
          </table:table-cell>
          <table:table-cell table:number-columns-repeated="6"/>
        </table:table-row>
        <table:table-row table:style-name="ro1">
          <table:table-cell table:formula="of:=[.A2279]+1" office:value-type="float" office:value="3032" calcext:value-type="float">
            <text:p>3032</text:p>
          </table:table-cell>
          <table:table-cell office:value-type="float" office:value="530330232" calcext:value-type="float">
            <text:p>530330232</text:p>
          </table:table-cell>
          <table:table-cell office:value-type="string" calcext:value-type="string">
            <text:p>DZ.POMOCN. STOŁÓWKA - SALON GIER WARSZTAT</text:p>
          </table:table-cell>
          <table:table-cell/>
          <table:table-cell office:value-type="string" calcext:value-type="string">
            <text:p>DZ.POMOCN. STOŁÓWKA - SALON GIER WARSZTAT</text:p>
          </table:table-cell>
          <table:table-cell table:number-columns-repeated="6"/>
        </table:table-row>
        <table:table-row table:style-name="ro1">
          <table:table-cell table:formula="of:=[.A2280]+1" office:value-type="float" office:value="3033" calcext:value-type="float">
            <text:p>3033</text:p>
          </table:table-cell>
          <table:table-cell office:value-type="float" office:value="530330236" calcext:value-type="float">
            <text:p>530330236</text:p>
          </table:table-cell>
          <table:table-cell office:value-type="string" calcext:value-type="string">
            <text:p>DZ.POMOCN. STOŁÓWKA - SALON GIER STUDNIA GŁ.</text:p>
          </table:table-cell>
          <table:table-cell/>
          <table:table-cell office:value-type="string" calcext:value-type="string">
            <text:p>DZ.POMOCN. STOŁÓWKA - SALON GIER STUDNIA GŁ.</text:p>
          </table:table-cell>
          <table:table-cell table:number-columns-repeated="6"/>
        </table:table-row>
        <table:table-row table:style-name="ro1">
          <table:table-cell table:formula="of:=[.A2281]+1" office:value-type="float" office:value="3034" calcext:value-type="float">
            <text:p>3034</text:p>
          </table:table-cell>
          <table:table-cell office:value-type="float" office:value="530330250" calcext:value-type="float">
            <text:p>530330250</text:p>
          </table:table-cell>
          <table:table-cell office:value-type="string" calcext:value-type="string">
            <text:p>DZ.POMOCN. STOŁÓWKA - SALON GIER K.OGÓLN.ZAKŁ.</text:p>
          </table:table-cell>
          <table:table-cell/>
          <table:table-cell office:value-type="string" calcext:value-type="string">
            <text:p>DZ.POMOCN. STOŁÓWKA - SALON GIER K.OGÓLN.ZAKŁ.</text:p>
          </table:table-cell>
          <table:table-cell table:number-columns-repeated="6"/>
        </table:table-row>
        <table:table-row table:style-name="ro1">
          <table:table-cell table:formula="of:=[.A2282]+1" office:value-type="float" office:value="3035" calcext:value-type="float">
            <text:p>3035</text:p>
          </table:table-cell>
          <table:table-cell office:value-type="float" office:value="530330302" calcext:value-type="float">
            <text:p>530330302</text:p>
          </table:table-cell>
          <table:table-cell office:value-type="string" calcext:value-type="string">
            <text:p>DZ.POMOCN. KAWIARNIA UZDROWISKOWA MATERIAŁY</text:p>
          </table:table-cell>
          <table:table-cell/>
          <table:table-cell office:value-type="string" calcext:value-type="string">
            <text:p>DZ.POMOCN. KAWIARNIA UZDROWISKOWA MATERIAŁY</text:p>
          </table:table-cell>
          <table:table-cell table:number-columns-repeated="6"/>
        </table:table-row>
        <table:table-row table:style-name="ro1">
          <table:table-cell table:formula="of:=[.A2283]+1" office:value-type="float" office:value="3036" calcext:value-type="float">
            <text:p>3036</text:p>
          </table:table-cell>
          <table:table-cell office:value-type="float" office:value="530330303" calcext:value-type="float">
            <text:p>530330303</text:p>
          </table:table-cell>
          <table:table-cell office:value-type="string" calcext:value-type="string">
            <text:p>DZ.POMOCN. KAWIARNIA UZDROWISKOWA ENERGIA</text:p>
          </table:table-cell>
          <table:table-cell/>
          <table:table-cell office:value-type="string" calcext:value-type="string">
            <text:p>DZ.POMOCN. KAWIARNIA UZDROWISKOWA ENERGIA</text:p>
          </table:table-cell>
          <table:table-cell table:number-columns-repeated="6"/>
        </table:table-row>
        <table:table-row table:style-name="ro1">
          <table:table-cell table:formula="of:=[.A2284]+1" office:value-type="float" office:value="3037" calcext:value-type="float">
            <text:p>3037</text:p>
          </table:table-cell>
          <table:table-cell office:value-type="float" office:value="530330306" calcext:value-type="float">
            <text:p>530330306</text:p>
          </table:table-cell>
          <table:table-cell office:value-type="string" calcext:value-type="string">
            <text:p>DZ.POMOCN. KAWIARNIA UZDROWISKOWA AMORTYZACJA</text:p>
          </table:table-cell>
          <table:table-cell/>
          <table:table-cell office:value-type="string" calcext:value-type="string">
            <text:p>DZ.POMOCN. KAWIARNIA UZDROWISKOWA AMORTYZACJA</text:p>
          </table:table-cell>
          <table:table-cell table:number-columns-repeated="6"/>
        </table:table-row>
        <table:table-row table:style-name="ro1">
          <table:table-cell table:formula="of:=[.A2285]+1" office:value-type="float" office:value="3038" calcext:value-type="float">
            <text:p>3038</text:p>
          </table:table-cell>
          <table:table-cell office:value-type="float" office:value="530330307" calcext:value-type="float">
            <text:p>530330307</text:p>
          </table:table-cell>
          <table:table-cell office:value-type="string" calcext:value-type="string">
            <text:p>DZ.POMOCN. KAWIARNIA UZDROWISKOWA PŁACE</text:p>
          </table:table-cell>
          <table:table-cell/>
          <table:table-cell office:value-type="string" calcext:value-type="string">
            <text:p>DZ.POMOCN. KAWIARNIA UZDROWISKOWA PŁACE</text:p>
          </table:table-cell>
          <table:table-cell table:number-columns-repeated="6"/>
        </table:table-row>
        <table:table-row table:style-name="ro1">
          <table:table-cell table:formula="of:=[.A2286]+1" office:value-type="float" office:value="3039" calcext:value-type="float">
            <text:p>3039</text:p>
          </table:table-cell>
          <table:table-cell office:value-type="float" office:value="530330311" calcext:value-type="float">
            <text:p>530330311</text:p>
          </table:table-cell>
          <table:table-cell office:value-type="string" calcext:value-type="string">
            <text:p>DZ.POMOCN. KAWIARNIA UZDROWISKOWA ŚROD.CZYSTOŚCI</text:p>
          </table:table-cell>
          <table:table-cell/>
          <table:table-cell office:value-type="string" calcext:value-type="string">
            <text:p>DZ.POMOCN. KAWIARNIA UZDROWISKOWA ŚROD.CZYSTOŚCI</text:p>
          </table:table-cell>
          <table:table-cell table:number-columns-repeated="6"/>
        </table:table-row>
        <table:table-row table:style-name="ro1">
          <table:table-cell table:formula="of:=[.A2287]+1" office:value-type="float" office:value="3040" calcext:value-type="float">
            <text:p>3040</text:p>
          </table:table-cell>
          <table:table-cell office:value-type="float" office:value="530330312" calcext:value-type="float">
            <text:p>530330312</text:p>
          </table:table-cell>
          <table:table-cell office:value-type="string" calcext:value-type="string">
            <text:p>DZ.POMOCN. KAWIARNIA UZDROWISKOWA USŁUGI</text:p>
          </table:table-cell>
          <table:table-cell/>
          <table:table-cell office:value-type="string" calcext:value-type="string">
            <text:p>DZ.POMOCN. KAWIARNIA UZDROWISKOWA USŁUGI</text:p>
          </table:table-cell>
          <table:table-cell table:number-columns-repeated="6"/>
        </table:table-row>
        <table:table-row table:style-name="ro1">
          <table:table-cell table:formula="of:=[.A2288]+1" office:value-type="float" office:value="3041" calcext:value-type="float">
            <text:p>3041</text:p>
          </table:table-cell>
          <table:table-cell office:value-type="float" office:value="530330313" calcext:value-type="float">
            <text:p>530330313</text:p>
          </table:table-cell>
          <table:table-cell office:value-type="string" calcext:value-type="string">
            <text:p>DZ.POMOCN. KAWIARNIA UZDROWISKOWA POZOSTAŁE KOSZTY</text:p>
          </table:table-cell>
          <table:table-cell/>
          <table:table-cell office:value-type="string" calcext:value-type="string">
            <text:p>DZ.POMOCN. KAWIARNIA UZDROWISKOWA POZOSTAŁE KOSZTY</text:p>
          </table:table-cell>
          <table:table-cell table:number-columns-repeated="6"/>
        </table:table-row>
        <table:table-row table:style-name="ro1">
          <table:table-cell table:formula="of:=[.A2289]+1" office:value-type="float" office:value="3042" calcext:value-type="float">
            <text:p>3042</text:p>
          </table:table-cell>
          <table:table-cell office:value-type="float" office:value="530330315" calcext:value-type="float">
            <text:p>530330315</text:p>
          </table:table-cell>
          <table:table-cell office:value-type="string" calcext:value-type="string">
            <text:p>DZ.POMOCN. KAWIARNIA UZDROWISKOWA ŻYWNOŚĆ</text:p>
          </table:table-cell>
          <table:table-cell/>
          <table:table-cell office:value-type="string" calcext:value-type="string">
            <text:p>DZ.POMOCN. KAWIARNIA UZDROWISKOWA ŻYWNOŚĆ</text:p>
          </table:table-cell>
          <table:table-cell table:number-columns-repeated="6"/>
        </table:table-row>
        <table:table-row table:style-name="ro1">
          <table:table-cell table:formula="of:=[.A2290]+1" office:value-type="float" office:value="3043" calcext:value-type="float">
            <text:p>3043</text:p>
          </table:table-cell>
          <table:table-cell office:value-type="float" office:value="530330336" calcext:value-type="float">
            <text:p>530330336</text:p>
          </table:table-cell>
          <table:table-cell office:value-type="string" calcext:value-type="string">
            <text:p>DZ.POMOCN. KAWIARNIA UZDROWISKOWA STUDNIA GŁ.</text:p>
          </table:table-cell>
          <table:table-cell/>
          <table:table-cell office:value-type="string" calcext:value-type="string">
            <text:p>DZ.POMOCN. KAWIARNIA UZDROWISKOWA STUDNIA GŁ.</text:p>
          </table:table-cell>
          <table:table-cell table:number-columns-repeated="6"/>
        </table:table-row>
        <table:table-row table:style-name="ro1">
          <table:table-cell table:formula="of:=[.A2291]+1" office:value-type="float" office:value="3044" calcext:value-type="float">
            <text:p>3044</text:p>
          </table:table-cell>
          <table:table-cell office:value-type="float" office:value="530330350" calcext:value-type="float">
            <text:p>530330350</text:p>
          </table:table-cell>
          <table:table-cell office:value-type="string" calcext:value-type="string">
            <text:p>DZ.POMOCN. KAWIARNIA UZDROWISKOWA K.OGÓLN.ZAKŁ.</text:p>
          </table:table-cell>
          <table:table-cell/>
          <table:table-cell office:value-type="string" calcext:value-type="string">
            <text:p>DZ.POMOCN. KAWIARNIA UZDROWISKOWA K.OGÓLN.ZAKŁ.</text:p>
          </table:table-cell>
          <table:table-cell table:number-columns-repeated="6"/>
        </table:table-row>
        <table:table-row table:style-name="ro1">
          <table:table-cell table:formula="of:=[.A2292]+1" office:value-type="float" office:value="3045" calcext:value-type="float">
            <text:p>3045</text:p>
          </table:table-cell>
          <table:table-cell office:value-type="float" office:value="530330402" calcext:value-type="float">
            <text:p>530330402</text:p>
          </table:table-cell>
          <table:table-cell office:value-type="string" calcext:value-type="string">
            <text:p>DZ.POMOCN. PUB IBIZA MATERIAŁY</text:p>
          </table:table-cell>
          <table:table-cell/>
          <table:table-cell office:value-type="string" calcext:value-type="string">
            <text:p>DZ.POMOCN. PUB IBIZA MATERIAŁY</text:p>
          </table:table-cell>
          <table:table-cell table:number-columns-repeated="6"/>
        </table:table-row>
        <table:table-row table:style-name="ro1">
          <table:table-cell table:formula="of:=[.A2293]+1" office:value-type="float" office:value="3046" calcext:value-type="float">
            <text:p>3046</text:p>
          </table:table-cell>
          <table:table-cell office:value-type="float" office:value="530330407" calcext:value-type="float">
            <text:p>530330407</text:p>
          </table:table-cell>
          <table:table-cell office:value-type="string" calcext:value-type="string">
            <text:p>DZ.POMOCN. PUB IBIZA PŁACE</text:p>
          </table:table-cell>
          <table:table-cell/>
          <table:table-cell office:value-type="string" calcext:value-type="string">
            <text:p>DZ.POMOCN. PUB IBIZA PŁACE</text:p>
          </table:table-cell>
          <table:table-cell table:number-columns-repeated="6"/>
        </table:table-row>
        <table:table-row table:style-name="ro1">
          <table:table-cell table:formula="of:=[.A2294]+1" office:value-type="float" office:value="3047" calcext:value-type="float">
            <text:p>3047</text:p>
          </table:table-cell>
          <table:table-cell office:value-type="float" office:value="530340502" calcext:value-type="float">
            <text:p>530340502</text:p>
          </table:table-cell>
          <table:table-cell office:value-type="string" calcext:value-type="string">
            <text:p>DZ.POMOCN. PAWILON 0 MATERIAŁY</text:p>
          </table:table-cell>
          <table:table-cell/>
          <table:table-cell office:value-type="string" calcext:value-type="string">
            <text:p>DZ.POMOCN. PAWILON 0 MATERIAŁY</text:p>
          </table:table-cell>
          <table:table-cell table:number-columns-repeated="6"/>
        </table:table-row>
        <table:table-row table:style-name="ro1">
          <table:table-cell table:formula="of:=[.A2295]+1" office:value-type="float" office:value="3048" calcext:value-type="float">
            <text:p>3048</text:p>
          </table:table-cell>
          <table:table-cell office:value-type="float" office:value="530340503" calcext:value-type="float">
            <text:p>530340503</text:p>
          </table:table-cell>
          <table:table-cell office:value-type="string" calcext:value-type="string">
            <text:p>DZ.POMOCN. PAWILON 0 ENERGIA</text:p>
          </table:table-cell>
          <table:table-cell/>
          <table:table-cell office:value-type="string" calcext:value-type="string">
            <text:p>DZ.POMOCN. PAWILON 0 ENERGIA</text:p>
          </table:table-cell>
          <table:table-cell table:number-columns-repeated="6"/>
        </table:table-row>
        <table:table-row table:style-name="ro1">
          <table:table-cell table:formula="of:=[.A2296]+1" office:value-type="float" office:value="3049" calcext:value-type="float">
            <text:p>3049</text:p>
          </table:table-cell>
          <table:table-cell office:value-type="float" office:value="530340507" calcext:value-type="float">
            <text:p>530340507</text:p>
          </table:table-cell>
          <table:table-cell office:value-type="string" calcext:value-type="string">
            <text:p>DZ.POMOCN. PAWILON 0 PŁACE</text:p>
          </table:table-cell>
          <table:table-cell/>
          <table:table-cell office:value-type="string" calcext:value-type="string">
            <text:p>DZ.POMOCN. PAWILON 0 PŁACE</text:p>
          </table:table-cell>
          <table:table-cell table:number-columns-repeated="6"/>
        </table:table-row>
        <table:table-row table:style-name="ro1">
          <table:table-cell table:formula="of:=[.A2297]+1" office:value-type="float" office:value="3050" calcext:value-type="float">
            <text:p>3050</text:p>
          </table:table-cell>
          <table:table-cell office:value-type="float" office:value="530340510" calcext:value-type="float">
            <text:p>530340510</text:p>
          </table:table-cell>
          <table:table-cell office:value-type="string" calcext:value-type="string">
            <text:p>DZ.POMOCN. PAWILON 0 INNE MATER. MEDYCZ</text:p>
          </table:table-cell>
          <table:table-cell/>
          <table:table-cell office:value-type="string" calcext:value-type="string">
            <text:p>DZ.POMOCN. PAWILON 0 INNE MATER. MEDYCZ</text:p>
          </table:table-cell>
          <table:table-cell table:number-columns-repeated="6"/>
        </table:table-row>
        <table:table-row table:style-name="ro1">
          <table:table-cell table:formula="of:=[.A2298]+1" office:value-type="float" office:value="3051" calcext:value-type="float">
            <text:p>3051</text:p>
          </table:table-cell>
          <table:table-cell office:value-type="float" office:value="530340511" calcext:value-type="float">
            <text:p>530340511</text:p>
          </table:table-cell>
          <table:table-cell office:value-type="string" calcext:value-type="string">
            <text:p>DZ.POMOCN. PAWILON 0 ŚROD.CZYSTOŚCI</text:p>
          </table:table-cell>
          <table:table-cell/>
          <table:table-cell office:value-type="string" calcext:value-type="string">
            <text:p>DZ.POMOCN. PAWILON 0 ŚROD.CZYSTOŚCI</text:p>
          </table:table-cell>
          <table:table-cell table:number-columns-repeated="6"/>
        </table:table-row>
        <table:table-row table:style-name="ro1">
          <table:table-cell table:formula="of:=[.A2299]+1" office:value-type="float" office:value="3052" calcext:value-type="float">
            <text:p>3052</text:p>
          </table:table-cell>
          <table:table-cell office:value-type="float" office:value="530340512" calcext:value-type="float">
            <text:p>530340512</text:p>
          </table:table-cell>
          <table:table-cell office:value-type="string" calcext:value-type="string">
            <text:p>DZ.POMOCN. PAWILON 0 USŁUGI</text:p>
          </table:table-cell>
          <table:table-cell/>
          <table:table-cell office:value-type="string" calcext:value-type="string">
            <text:p>DZ.POMOCN. PAWILON 0 USŁUGI</text:p>
          </table:table-cell>
          <table:table-cell table:number-columns-repeated="6"/>
        </table:table-row>
        <table:table-row table:style-name="ro1">
          <table:table-cell table:formula="of:=[.A2300]+1" office:value-type="float" office:value="3053" calcext:value-type="float">
            <text:p>3053</text:p>
          </table:table-cell>
          <table:table-cell office:value-type="float" office:value="530340513" calcext:value-type="float">
            <text:p>530340513</text:p>
          </table:table-cell>
          <table:table-cell office:value-type="string" calcext:value-type="string">
            <text:p>DZ.POMOCN. PAWILON 0 POZOSTAŁE KOSZTY</text:p>
          </table:table-cell>
          <table:table-cell/>
          <table:table-cell office:value-type="string" calcext:value-type="string">
            <text:p>DZ.POMOCN. PAWILON 0 POZOSTAŁE KOSZTY</text:p>
          </table:table-cell>
          <table:table-cell table:number-columns-repeated="6"/>
        </table:table-row>
        <table:table-row table:style-name="ro1">
          <table:table-cell table:formula="of:=[.A2301]+1" office:value-type="float" office:value="3054" calcext:value-type="float">
            <text:p>3054</text:p>
          </table:table-cell>
          <table:table-cell office:value-type="float" office:value="530340531" calcext:value-type="float">
            <text:p>530340531</text:p>
          </table:table-cell>
          <table:table-cell office:value-type="string" calcext:value-type="string">
            <text:p>DZ.POMOCN. PAWILON 0 KOTŁOWNIA</text:p>
          </table:table-cell>
          <table:table-cell/>
          <table:table-cell office:value-type="string" calcext:value-type="string">
            <text:p>DZ.POMOCN. PAWILON 0 KOTŁOWNIA</text:p>
          </table:table-cell>
          <table:table-cell table:number-columns-repeated="6"/>
        </table:table-row>
        <table:table-row table:style-name="ro1">
          <table:table-cell table:formula="of:=[.A2302]+1" office:value-type="float" office:value="3055" calcext:value-type="float">
            <text:p>3055</text:p>
          </table:table-cell>
          <table:table-cell office:value-type="float" office:value="530340532" calcext:value-type="float">
            <text:p>530340532</text:p>
          </table:table-cell>
          <table:table-cell office:value-type="string" calcext:value-type="string">
            <text:p>DZ.POMOCN. PAWILON 0 WARSZTAT</text:p>
          </table:table-cell>
          <table:table-cell/>
          <table:table-cell office:value-type="string" calcext:value-type="string">
            <text:p>DZ.POMOCN. PAWILON 0 WARSZTAT</text:p>
          </table:table-cell>
          <table:table-cell table:number-columns-repeated="6"/>
        </table:table-row>
        <table:table-row table:style-name="ro1">
          <table:table-cell table:formula="of:=[.A2303]+1" office:value-type="float" office:value="3056" calcext:value-type="float">
            <text:p>3056</text:p>
          </table:table-cell>
          <table:table-cell office:value-type="float" office:value="530340536" calcext:value-type="float">
            <text:p>530340536</text:p>
          </table:table-cell>
          <table:table-cell office:value-type="string" calcext:value-type="string">
            <text:p>DZ.POMOCN. PAWILON 0 STUDNIA GŁ.</text:p>
          </table:table-cell>
          <table:table-cell/>
          <table:table-cell office:value-type="string" calcext:value-type="string">
            <text:p>DZ.POMOCN. PAWILON 0 STUDNIA GŁ.</text:p>
          </table:table-cell>
          <table:table-cell table:number-columns-repeated="6"/>
        </table:table-row>
        <table:table-row table:style-name="ro1">
          <table:table-cell table:formula="of:=[.A2304]+1" office:value-type="float" office:value="3057" calcext:value-type="float">
            <text:p>3057</text:p>
          </table:table-cell>
          <table:table-cell office:value-type="float" office:value="530340538" calcext:value-type="float">
            <text:p>530340538</text:p>
          </table:table-cell>
          <table:table-cell office:value-type="string" calcext:value-type="string">
            <text:p>DZ.POMOCN. PAWILON 0 OGRÓD</text:p>
          </table:table-cell>
          <table:table-cell/>
          <table:table-cell office:value-type="string" calcext:value-type="string">
            <text:p>DZ.POMOCN. PAWILON 0 OGRÓD</text:p>
          </table:table-cell>
          <table:table-cell table:number-columns-repeated="6"/>
        </table:table-row>
        <table:table-row table:style-name="ro1">
          <table:table-cell table:formula="of:=[.A2305]+1" office:value-type="float" office:value="3058" calcext:value-type="float">
            <text:p>3058</text:p>
          </table:table-cell>
          <table:table-cell office:value-type="float" office:value="530340550" calcext:value-type="float">
            <text:p>530340550</text:p>
          </table:table-cell>
          <table:table-cell office:value-type="string" calcext:value-type="string">
            <text:p>DZ.POMOCN. PAWILON 0 K.OGÓLN.ZAKŁ.</text:p>
          </table:table-cell>
          <table:table-cell/>
          <table:table-cell office:value-type="string" calcext:value-type="string">
            <text:p>DZ.POMOCN. PAWILON 0 K.OGÓLN.ZAKŁ.</text:p>
          </table:table-cell>
          <table:table-cell table:number-columns-repeated="6"/>
        </table:table-row>
        <table:table-row table:style-name="ro1">
          <table:table-cell table:formula="of:=[.A2306]+1" office:value-type="float" office:value="3059" calcext:value-type="float">
            <text:p>3059</text:p>
          </table:table-cell>
          <table:table-cell office:value-type="float" office:value="530350103" calcext:value-type="float">
            <text:p>530350103</text:p>
          </table:table-cell>
          <table:table-cell office:value-type="string" calcext:value-type="string">
            <text:p>DZ.POMOCN. BLOK III UZDROWISKOW 65 ENERGIA</text:p>
          </table:table-cell>
          <table:table-cell/>
          <table:table-cell office:value-type="string" calcext:value-type="string">
            <text:p>DZ.POMOCN. BLOK III UZDROWISKOW 65 ENERGIA</text:p>
          </table:table-cell>
          <table:table-cell table:number-columns-repeated="6"/>
        </table:table-row>
        <table:table-row table:style-name="ro1">
          <table:table-cell table:formula="of:=[.A2307]+1" office:value-type="float" office:value="3060" calcext:value-type="float">
            <text:p>3060</text:p>
          </table:table-cell>
          <table:table-cell office:value-type="float" office:value="530350104" calcext:value-type="float">
            <text:p>530350104</text:p>
          </table:table-cell>
          <table:table-cell office:value-type="string" calcext:value-type="string">
            <text:p>DZ.POMOCN. BLOK III UZDROWISKOW 65 WODA</text:p>
          </table:table-cell>
          <table:table-cell/>
          <table:table-cell office:value-type="string" calcext:value-type="string">
            <text:p>DZ.POMOCN. BLOK III UZDROWISKOW 65 WODA</text:p>
          </table:table-cell>
          <table:table-cell table:number-columns-repeated="6"/>
        </table:table-row>
        <table:table-row table:style-name="ro1">
          <table:table-cell table:formula="of:=[.A2308]+1" office:value-type="float" office:value="3061" calcext:value-type="float">
            <text:p>3061</text:p>
          </table:table-cell>
          <table:table-cell office:value-type="float" office:value="530350113" calcext:value-type="float">
            <text:p>530350113</text:p>
          </table:table-cell>
          <table:table-cell office:value-type="string" calcext:value-type="string">
            <text:p>DZ.POMOCN. BLOK III UZDROWISKOW 65 POZOSTAŁE KOSZTY</text:p>
          </table:table-cell>
          <table:table-cell/>
          <table:table-cell office:value-type="string" calcext:value-type="string">
            <text:p>DZ.POMOCN. BLOK III UZDROWISKOW 65 POZOSTAŁE KOSZTY</text:p>
          </table:table-cell>
          <table:table-cell table:number-columns-repeated="6"/>
        </table:table-row>
        <table:table-row table:style-name="ro1">
          <table:table-cell table:formula="of:=[.A2309]+1" office:value-type="float" office:value="3062" calcext:value-type="float">
            <text:p>3062</text:p>
          </table:table-cell>
          <table:table-cell office:value-type="float" office:value="530350306" calcext:value-type="float">
            <text:p>530350306</text:p>
          </table:table-cell>
          <table:table-cell office:value-type="string" calcext:value-type="string">
            <text:p>DZ.POMOCN. ?? AMORTYZACJA</text:p>
          </table:table-cell>
          <table:table-cell/>
          <table:table-cell office:value-type="string" calcext:value-type="string">
            <text:p>DZ.POMOCN. ?? AMORTYZACJA</text:p>
          </table:table-cell>
          <table:table-cell table:number-columns-repeated="6"/>
        </table:table-row>
        <table:table-row table:style-name="ro1">
          <table:table-cell table:formula="of:=[.A2310]+1" office:value-type="float" office:value="3063" calcext:value-type="float">
            <text:p>3063</text:p>
          </table:table-cell>
          <table:table-cell office:value-type="float" office:value="530350332" calcext:value-type="float">
            <text:p>530350332</text:p>
          </table:table-cell>
          <table:table-cell office:value-type="string" calcext:value-type="string">
            <text:p>DZ.POMOCN. ?? WARSZTAT</text:p>
          </table:table-cell>
          <table:table-cell/>
          <table:table-cell office:value-type="string" calcext:value-type="string">
            <text:p>DZ.POMOCN. ?? WARSZTAT</text:p>
          </table:table-cell>
          <table:table-cell table:number-columns-repeated="6"/>
        </table:table-row>
        <table:table-row table:style-name="ro1">
          <table:table-cell table:formula="of:=[.A2311]+1" office:value-type="float" office:value="3064" calcext:value-type="float">
            <text:p>3064</text:p>
          </table:table-cell>
          <table:table-cell office:value-type="float" office:value="530360103" calcext:value-type="float">
            <text:p>530360103</text:p>
          </table:table-cell>
          <table:table-cell office:value-type="string" calcext:value-type="string">
            <text:p>DZ.POMOCN. STACJA UZDATNIANIA WODY ENERGIA</text:p>
          </table:table-cell>
          <table:table-cell/>
          <table:table-cell office:value-type="string" calcext:value-type="string">
            <text:p>DZ.POMOCN. STACJA UZDATNIANIA WODY ENERGIA</text:p>
          </table:table-cell>
          <table:table-cell table:number-columns-repeated="6"/>
        </table:table-row>
        <table:table-row table:style-name="ro1">
          <table:table-cell table:formula="of:=[.A2312]+1" office:value-type="float" office:value="3065" calcext:value-type="float">
            <text:p>3065</text:p>
          </table:table-cell>
          <table:table-cell office:value-type="float" office:value="530360104" calcext:value-type="float">
            <text:p>530360104</text:p>
          </table:table-cell>
          <table:table-cell office:value-type="string" calcext:value-type="string">
            <text:p>DZ.POMOCN. STACJA UZDATNIANIA WODY WODA</text:p>
          </table:table-cell>
          <table:table-cell/>
          <table:table-cell office:value-type="string" calcext:value-type="string">
            <text:p>DZ.POMOCN. STACJA UZDATNIANIA WODY WODA</text:p>
          </table:table-cell>
          <table:table-cell table:number-columns-repeated="6"/>
        </table:table-row>
        <table:table-row table:style-name="ro1">
          <table:table-cell table:formula="of:=[.A2313]+1" office:value-type="float" office:value="3066" calcext:value-type="float">
            <text:p>3066</text:p>
          </table:table-cell>
          <table:table-cell office:value-type="float" office:value="530360106" calcext:value-type="float">
            <text:p>530360106</text:p>
          </table:table-cell>
          <table:table-cell office:value-type="string" calcext:value-type="string">
            <text:p>DZ.POMOCN. STACJA UZDATNIANIA WODY AMORTYZACJA</text:p>
          </table:table-cell>
          <table:table-cell/>
          <table:table-cell office:value-type="string" calcext:value-type="string">
            <text:p>DZ.POMOCN. STACJA UZDATNIANIA WODY AMORTYZACJA</text:p>
          </table:table-cell>
          <table:table-cell table:number-columns-repeated="6"/>
        </table:table-row>
        <table:table-row table:style-name="ro1">
          <table:table-cell table:formula="of:=[.A2314]+1" office:value-type="float" office:value="3067" calcext:value-type="float">
            <text:p>3067</text:p>
          </table:table-cell>
          <table:table-cell office:value-type="float" office:value="530360112" calcext:value-type="float">
            <text:p>530360112</text:p>
          </table:table-cell>
          <table:table-cell office:value-type="string" calcext:value-type="string">
            <text:p>DZ.POMOCN. STACJA UZDATNIANIA WODY USŁUGI</text:p>
          </table:table-cell>
          <table:table-cell/>
          <table:table-cell office:value-type="string" calcext:value-type="string">
            <text:p>DZ.POMOCN. STACJA UZDATNIANIA WODY USŁUGI</text:p>
          </table:table-cell>
          <table:table-cell table:number-columns-repeated="6"/>
        </table:table-row>
        <table:table-row table:style-name="ro1">
          <table:table-cell table:formula="of:=[.A2315]+1" office:value-type="float" office:value="3068" calcext:value-type="float">
            <text:p>3068</text:p>
          </table:table-cell>
          <table:table-cell office:value-type="float" office:value="530360132" calcext:value-type="float">
            <text:p>530360132</text:p>
          </table:table-cell>
          <table:table-cell office:value-type="string" calcext:value-type="string">
            <text:p>DZ.POMOCN. STACJA UZDATNIANIA WODY WARSZTAT</text:p>
          </table:table-cell>
          <table:table-cell/>
          <table:table-cell office:value-type="string" calcext:value-type="string">
            <text:p>DZ.POMOCN. STACJA UZDATNIANIA WODY WARSZTAT</text:p>
          </table:table-cell>
          <table:table-cell table:number-columns-repeated="6"/>
        </table:table-row>
        <table:table-row table:style-name="ro1">
          <table:table-cell table:formula="of:=[.A2316]+1" office:value-type="float" office:value="3069" calcext:value-type="float">
            <text:p>3069</text:p>
          </table:table-cell>
          <table:table-cell office:value-type="float" office:value="530370102" calcext:value-type="float">
            <text:p>530370102</text:p>
          </table:table-cell>
          <table:table-cell office:value-type="string" calcext:value-type="string">
            <text:p>DZ.POMOCN. ZAKŁ.GÓRNICZY-BOROWINA MATERIAŁY</text:p>
          </table:table-cell>
          <table:table-cell/>
          <table:table-cell office:value-type="string" calcext:value-type="string">
            <text:p>DZ.POMOCN. ZAKŁ.GÓRNICZY-BOROWINA MATERIAŁY</text:p>
          </table:table-cell>
          <table:table-cell table:number-columns-repeated="6"/>
        </table:table-row>
        <table:table-row table:style-name="ro1">
          <table:table-cell table:formula="of:=[.A2317]+1" office:value-type="float" office:value="3070" calcext:value-type="float">
            <text:p>3070</text:p>
          </table:table-cell>
          <table:table-cell office:value-type="float" office:value="530370103" calcext:value-type="float">
            <text:p>530370103</text:p>
          </table:table-cell>
          <table:table-cell office:value-type="string" calcext:value-type="string">
            <text:p>DZ.POMOCN. ZAKŁ.GÓRNICZY-BOROWINA ENERGIA</text:p>
          </table:table-cell>
          <table:table-cell/>
          <table:table-cell office:value-type="string" calcext:value-type="string">
            <text:p>DZ.POMOCN. ZAKŁ.GÓRNICZY-BOROWINA ENERGIA</text:p>
          </table:table-cell>
          <table:table-cell table:number-columns-repeated="6"/>
        </table:table-row>
        <table:table-row table:style-name="ro1">
          <table:table-cell table:formula="of:=[.A2318]+1" office:value-type="float" office:value="3071" calcext:value-type="float">
            <text:p>3071</text:p>
          </table:table-cell>
          <table:table-cell office:value-type="float" office:value="530370107" calcext:value-type="float">
            <text:p>530370107</text:p>
          </table:table-cell>
          <table:table-cell office:value-type="string" calcext:value-type="string">
            <text:p>DZ.POMOCN. ZAKŁ.GÓRNICZY-BOROWINA PŁACE</text:p>
          </table:table-cell>
          <table:table-cell/>
          <table:table-cell office:value-type="string" calcext:value-type="string">
            <text:p>DZ.POMOCN. ZAKŁ.GÓRNICZY-BOROWINA PŁACE</text:p>
          </table:table-cell>
          <table:table-cell table:number-columns-repeated="6"/>
        </table:table-row>
        <table:table-row table:style-name="ro1">
          <table:table-cell table:formula="of:=[.A2319]+1" office:value-type="float" office:value="3072" calcext:value-type="float">
            <text:p>3072</text:p>
          </table:table-cell>
          <table:table-cell office:value-type="float" office:value="530370111" calcext:value-type="float">
            <text:p>530370111</text:p>
          </table:table-cell>
          <table:table-cell office:value-type="string" calcext:value-type="string">
            <text:p>DZ.POMOCN. ZAKŁ.GÓRNICZY-BOROWINA ŚROD.CZYSTOŚCI</text:p>
          </table:table-cell>
          <table:table-cell/>
          <table:table-cell office:value-type="string" calcext:value-type="string">
            <text:p>DZ.POMOCN. ZAKŁ.GÓRNICZY-BOROWINA ŚROD.CZYSTOŚCI</text:p>
          </table:table-cell>
          <table:table-cell table:number-columns-repeated="6"/>
        </table:table-row>
        <table:table-row table:style-name="ro1">
          <table:table-cell table:formula="of:=[.A2320]+1" office:value-type="float" office:value="3073" calcext:value-type="float">
            <text:p>3073</text:p>
          </table:table-cell>
          <table:table-cell office:value-type="float" office:value="530370112" calcext:value-type="float">
            <text:p>530370112</text:p>
          </table:table-cell>
          <table:table-cell office:value-type="string" calcext:value-type="string">
            <text:p>DZ.POMOCN. ZAKŁ.GÓRNICZY-BOROWINA USŁUGI</text:p>
          </table:table-cell>
          <table:table-cell/>
          <table:table-cell office:value-type="string" calcext:value-type="string">
            <text:p>DZ.POMOCN. ZAKŁ.GÓRNICZY-BOROWINA USŁUGI</text:p>
          </table:table-cell>
          <table:table-cell table:number-columns-repeated="6"/>
        </table:table-row>
        <table:table-row table:style-name="ro1">
          <table:table-cell table:formula="of:=[.A2321]+1" office:value-type="float" office:value="3074" calcext:value-type="float">
            <text:p>3074</text:p>
          </table:table-cell>
          <table:table-cell office:value-type="float" office:value="530370113" calcext:value-type="float">
            <text:p>530370113</text:p>
          </table:table-cell>
          <table:table-cell office:value-type="string" calcext:value-type="string">
            <text:p>DZ.POMOCN. ZAKŁ.GÓRNICZY-BOROWINA POZOSTAŁE KOSZTY</text:p>
          </table:table-cell>
          <table:table-cell/>
          <table:table-cell office:value-type="string" calcext:value-type="string">
            <text:p>DZ.POMOCN. ZAKŁ.GÓRNICZY-BOROWINA POZOSTAŁE KOSZTY</text:p>
          </table:table-cell>
          <table:table-cell table:number-columns-repeated="6"/>
        </table:table-row>
        <table:table-row table:style-name="ro1">
          <table:table-cell table:formula="of:=[.A2322]+1" office:value-type="float" office:value="3075" calcext:value-type="float">
            <text:p>3075</text:p>
          </table:table-cell>
          <table:table-cell office:value-type="float" office:value="530370150" calcext:value-type="float">
            <text:p>530370150</text:p>
          </table:table-cell>
          <table:table-cell office:value-type="string" calcext:value-type="string">
            <text:p>DZ.POMOCN. ZAKŁ.GÓRNICZY-BOROWINA K.OGÓLN.ZAKŁ.</text:p>
          </table:table-cell>
          <table:table-cell/>
          <table:table-cell office:value-type="string" calcext:value-type="string">
            <text:p>DZ.POMOCN. ZAKŁ.GÓRNICZY-BOROWINA K.OGÓLN.ZAKŁ.</text:p>
          </table:table-cell>
          <table:table-cell table:number-columns-repeated="6"/>
        </table:table-row>
        <table:table-row table:style-name="ro1">
          <table:table-cell table:formula="of:=[.A2323]+1" office:value-type="float" office:value="3076" calcext:value-type="float">
            <text:p>3076</text:p>
          </table:table-cell>
          <table:table-cell office:value-type="float" office:value="530370202" calcext:value-type="float">
            <text:p>530370202</text:p>
          </table:table-cell>
          <table:table-cell office:value-type="string" calcext:value-type="string">
            <text:p>DZ.POMOCN. ZAKŁ.GÓRNICZY-SOLANKA MATERIAŁY</text:p>
          </table:table-cell>
          <table:table-cell/>
          <table:table-cell office:value-type="string" calcext:value-type="string">
            <text:p>DZ.POMOCN. ZAKŁ.GÓRNICZY-SOLANKA MATERIAŁY</text:p>
          </table:table-cell>
          <table:table-cell table:number-columns-repeated="6"/>
        </table:table-row>
        <table:table-row table:style-name="ro1">
          <table:table-cell table:formula="of:=[.A2324]+1" office:value-type="float" office:value="3077" calcext:value-type="float">
            <text:p>3077</text:p>
          </table:table-cell>
          <table:table-cell office:value-type="float" office:value="530370203" calcext:value-type="float">
            <text:p>530370203</text:p>
          </table:table-cell>
          <table:table-cell office:value-type="string" calcext:value-type="string">
            <text:p>DZ.POMOCN. ZAKŁ.GÓRNICZY-SOLANKA ENERGIA</text:p>
          </table:table-cell>
          <table:table-cell/>
          <table:table-cell office:value-type="string" calcext:value-type="string">
            <text:p>DZ.POMOCN. ZAKŁ.GÓRNICZY-SOLANKA ENERGIA</text:p>
          </table:table-cell>
          <table:table-cell table:number-columns-repeated="6"/>
        </table:table-row>
        <table:table-row table:style-name="ro1">
          <table:table-cell table:formula="of:=[.A2325]+1" office:value-type="float" office:value="3078" calcext:value-type="float">
            <text:p>3078</text:p>
          </table:table-cell>
          <table:table-cell office:value-type="float" office:value="530370206" calcext:value-type="float">
            <text:p>530370206</text:p>
          </table:table-cell>
          <table:table-cell office:value-type="string" calcext:value-type="string">
            <text:p>DZ.POMOCN. ZAKŁ.GÓRNICZY-SOLANKA AMORTYZACJA</text:p>
          </table:table-cell>
          <table:table-cell/>
          <table:table-cell office:value-type="string" calcext:value-type="string">
            <text:p>DZ.POMOCN. ZAKŁ.GÓRNICZY-SOLANKA AMORTYZACJA</text:p>
          </table:table-cell>
          <table:table-cell table:number-columns-repeated="6"/>
        </table:table-row>
        <table:table-row table:style-name="ro1">
          <table:table-cell table:formula="of:=[.A2326]+1" office:value-type="float" office:value="3079" calcext:value-type="float">
            <text:p>3079</text:p>
          </table:table-cell>
          <table:table-cell office:value-type="float" office:value="530370207" calcext:value-type="float">
            <text:p>530370207</text:p>
          </table:table-cell>
          <table:table-cell office:value-type="string" calcext:value-type="string">
            <text:p>DZ.POMOCN. ZAKŁ.GÓRNICZY-SOLANKA PŁACE</text:p>
          </table:table-cell>
          <table:table-cell/>
          <table:table-cell office:value-type="string" calcext:value-type="string">
            <text:p>DZ.POMOCN. ZAKŁ.GÓRNICZY-SOLANKA PŁACE</text:p>
          </table:table-cell>
          <table:table-cell table:number-columns-repeated="6"/>
        </table:table-row>
        <table:table-row table:style-name="ro1">
          <table:table-cell table:formula="of:=[.A2327]+1" office:value-type="float" office:value="3080" calcext:value-type="float">
            <text:p>3080</text:p>
          </table:table-cell>
          <table:table-cell office:value-type="float" office:value="530370211" calcext:value-type="float">
            <text:p>530370211</text:p>
          </table:table-cell>
          <table:table-cell office:value-type="string" calcext:value-type="string">
            <text:p>DZ.POMOCN. ZAKŁ.GÓRNICZY-SOLANKA ŚROD.CZYSTOŚCI</text:p>
          </table:table-cell>
          <table:table-cell/>
          <table:table-cell office:value-type="string" calcext:value-type="string">
            <text:p>DZ.POMOCN. ZAKŁ.GÓRNICZY-SOLANKA ŚROD.CZYSTOŚCI</text:p>
          </table:table-cell>
          <table:table-cell table:number-columns-repeated="6"/>
        </table:table-row>
        <table:table-row table:style-name="ro1">
          <table:table-cell table:formula="of:=[.A2328]+1" office:value-type="float" office:value="3081" calcext:value-type="float">
            <text:p>3081</text:p>
          </table:table-cell>
          <table:table-cell office:value-type="float" office:value="530370212" calcext:value-type="float">
            <text:p>530370212</text:p>
          </table:table-cell>
          <table:table-cell office:value-type="string" calcext:value-type="string">
            <text:p>DZ.POMOCN. ZAKŁ.GÓRNICZY-SOLANKA USŁUGI</text:p>
          </table:table-cell>
          <table:table-cell/>
          <table:table-cell office:value-type="string" calcext:value-type="string">
            <text:p>DZ.POMOCN. ZAKŁ.GÓRNICZY-SOLANKA USŁUGI</text:p>
          </table:table-cell>
          <table:table-cell table:number-columns-repeated="6"/>
        </table:table-row>
        <table:table-row table:style-name="ro1">
          <table:table-cell table:formula="of:=[.A2329]+1" office:value-type="float" office:value="3082" calcext:value-type="float">
            <text:p>3082</text:p>
          </table:table-cell>
          <table:table-cell office:value-type="float" office:value="530370213" calcext:value-type="float">
            <text:p>530370213</text:p>
          </table:table-cell>
          <table:table-cell office:value-type="string" calcext:value-type="string">
            <text:p>DZ.POMOCN. ZAKŁ.GÓRNICZY-SOLANKA POZOSTAŁE KOSZTY</text:p>
          </table:table-cell>
          <table:table-cell/>
          <table:table-cell office:value-type="string" calcext:value-type="string">
            <text:p>DZ.POMOCN. ZAKŁ.GÓRNICZY-SOLANKA POZOSTAŁE KOSZTY</text:p>
          </table:table-cell>
          <table:table-cell table:number-columns-repeated="6"/>
        </table:table-row>
        <table:table-row table:style-name="ro1">
          <table:table-cell table:formula="of:=[.A2330]+1" office:value-type="float" office:value="3083" calcext:value-type="float">
            <text:p>3083</text:p>
          </table:table-cell>
          <table:table-cell office:value-type="float" office:value="530370232" calcext:value-type="float">
            <text:p>530370232</text:p>
          </table:table-cell>
          <table:table-cell office:value-type="string" calcext:value-type="string">
            <text:p>DZ.POMOCN. ZAKŁ.GÓRNICZY-SOLANKA WARSZTAT</text:p>
          </table:table-cell>
          <table:table-cell/>
          <table:table-cell office:value-type="string" calcext:value-type="string">
            <text:p>DZ.POMOCN. ZAKŁ.GÓRNICZY-SOLANKA WARSZTAT</text:p>
          </table:table-cell>
          <table:table-cell table:number-columns-repeated="6"/>
        </table:table-row>
        <table:table-row table:style-name="ro1">
          <table:table-cell table:formula="of:=[.A2331]+1" office:value-type="float" office:value="3084" calcext:value-type="float">
            <text:p>3084</text:p>
          </table:table-cell>
          <table:table-cell office:value-type="float" office:value="530370250" calcext:value-type="float">
            <text:p>530370250</text:p>
          </table:table-cell>
          <table:table-cell office:value-type="string" calcext:value-type="string">
            <text:p>DZ.POMOCN. ZAKŁ.GÓRNICZY-SOLANKA K.OGÓLN.ZAKŁ.</text:p>
          </table:table-cell>
          <table:table-cell/>
          <table:table-cell office:value-type="string" calcext:value-type="string">
            <text:p>DZ.POMOCN. ZAKŁ.GÓRNICZY-SOLANKA K.OGÓLN.ZAKŁ.</text:p>
          </table:table-cell>
          <table:table-cell table:number-columns-repeated="6"/>
        </table:table-row>
        <table:table-row table:style-name="ro1">
          <table:table-cell table:formula="of:=[.A2332]+1" office:value-type="float" office:value="3085" calcext:value-type="float">
            <text:p>3085</text:p>
          </table:table-cell>
          <table:table-cell office:value-type="float" office:value="530380102" calcext:value-type="float">
            <text:p>530380102</text:p>
          </table:table-cell>
          <table:table-cell office:value-type="string" calcext:value-type="string">
            <text:p>DZ.POMOCN. OGRÓD MATERIAŁY</text:p>
          </table:table-cell>
          <table:table-cell/>
          <table:table-cell office:value-type="string" calcext:value-type="string">
            <text:p>DZ.POMOCN. OGRÓD MATERIAŁY</text:p>
          </table:table-cell>
          <table:table-cell table:number-columns-repeated="6"/>
        </table:table-row>
        <table:table-row table:style-name="ro1">
          <table:table-cell table:formula="of:=[.A2333]+1" office:value-type="float" office:value="3086" calcext:value-type="float">
            <text:p>3086</text:p>
          </table:table-cell>
          <table:table-cell office:value-type="float" office:value="530380103" calcext:value-type="float">
            <text:p>530380103</text:p>
          </table:table-cell>
          <table:table-cell office:value-type="string" calcext:value-type="string">
            <text:p>DZ.POMOCN. OGRÓD ENERGIA</text:p>
          </table:table-cell>
          <table:table-cell/>
          <table:table-cell office:value-type="string" calcext:value-type="string">
            <text:p>DZ.POMOCN. OGRÓD ENERGIA</text:p>
          </table:table-cell>
          <table:table-cell table:number-columns-repeated="6"/>
        </table:table-row>
        <table:table-row table:style-name="ro1">
          <table:table-cell table:formula="of:=[.A2334]+1" office:value-type="float" office:value="3087" calcext:value-type="float">
            <text:p>3087</text:p>
          </table:table-cell>
          <table:table-cell office:value-type="float" office:value="530380104" calcext:value-type="float">
            <text:p>530380104</text:p>
          </table:table-cell>
          <table:table-cell office:value-type="string" calcext:value-type="string">
            <text:p>DZ.POMOCN. OGRÓD WODA</text:p>
          </table:table-cell>
          <table:table-cell/>
          <table:table-cell office:value-type="string" calcext:value-type="string">
            <text:p>DZ.POMOCN. OGRÓD WODA</text:p>
          </table:table-cell>
          <table:table-cell table:number-columns-repeated="6"/>
        </table:table-row>
        <table:table-row table:style-name="ro1">
          <table:table-cell table:formula="of:=[.A2335]+1" office:value-type="float" office:value="3088" calcext:value-type="float">
            <text:p>3088</text:p>
          </table:table-cell>
          <table:table-cell office:value-type="float" office:value="530380107" calcext:value-type="float">
            <text:p>530380107</text:p>
          </table:table-cell>
          <table:table-cell office:value-type="string" calcext:value-type="string">
            <text:p>DZ.POMOCN. OGRÓD PŁACE</text:p>
          </table:table-cell>
          <table:table-cell/>
          <table:table-cell office:value-type="string" calcext:value-type="string">
            <text:p>DZ.POMOCN. OGRÓD PŁACE</text:p>
          </table:table-cell>
          <table:table-cell table:number-columns-repeated="6"/>
        </table:table-row>
        <table:table-row table:style-name="ro1">
          <table:table-cell table:formula="of:=[.A2336]+1" office:value-type="float" office:value="3089" calcext:value-type="float">
            <text:p>3089</text:p>
          </table:table-cell>
          <table:table-cell office:value-type="float" office:value="530380111" calcext:value-type="float">
            <text:p>530380111</text:p>
          </table:table-cell>
          <table:table-cell office:value-type="string" calcext:value-type="string">
            <text:p>DZ.POMOCN. OGRÓD ŚROD.CZYSTOŚCI</text:p>
          </table:table-cell>
          <table:table-cell/>
          <table:table-cell office:value-type="string" calcext:value-type="string">
            <text:p>DZ.POMOCN. OGRÓD ŚROD.CZYSTOŚCI</text:p>
          </table:table-cell>
          <table:table-cell table:number-columns-repeated="6"/>
        </table:table-row>
        <table:table-row table:style-name="ro1">
          <table:table-cell table:formula="of:=[.A2337]+1" office:value-type="float" office:value="3090" calcext:value-type="float">
            <text:p>3090</text:p>
          </table:table-cell>
          <table:table-cell office:value-type="float" office:value="530380112" calcext:value-type="float">
            <text:p>530380112</text:p>
          </table:table-cell>
          <table:table-cell office:value-type="string" calcext:value-type="string">
            <text:p>DZ.POMOCN. OGRÓD USŁUGI</text:p>
          </table:table-cell>
          <table:table-cell/>
          <table:table-cell office:value-type="string" calcext:value-type="string">
            <text:p>DZ.POMOCN. OGRÓD USŁUGI</text:p>
          </table:table-cell>
          <table:table-cell table:number-columns-repeated="6"/>
        </table:table-row>
        <table:table-row table:style-name="ro1">
          <table:table-cell table:formula="of:=[.A2338]+1" office:value-type="float" office:value="3091" calcext:value-type="float">
            <text:p>3091</text:p>
          </table:table-cell>
          <table:table-cell office:value-type="float" office:value="530380113" calcext:value-type="float">
            <text:p>530380113</text:p>
          </table:table-cell>
          <table:table-cell office:value-type="string" calcext:value-type="string">
            <text:p>DZ.POMOCN. OGRÓD POZOSTAŁE KOSZTY</text:p>
          </table:table-cell>
          <table:table-cell/>
          <table:table-cell office:value-type="string" calcext:value-type="string">
            <text:p>DZ.POMOCN. OGRÓD POZOSTAŁE KOSZTY</text:p>
          </table:table-cell>
          <table:table-cell table:number-columns-repeated="6"/>
        </table:table-row>
        <table:table-row table:style-name="ro1">
          <table:table-cell table:formula="of:=[.A2339]+1" office:value-type="float" office:value="3092" calcext:value-type="float">
            <text:p>3092</text:p>
          </table:table-cell>
          <table:table-cell office:value-type="float" office:value="530380150" calcext:value-type="float">
            <text:p>530380150</text:p>
          </table:table-cell>
          <table:table-cell office:value-type="string" calcext:value-type="string">
            <text:p>DZ.POMOCN. OGRÓD K.OGÓLN.ZAKŁ.</text:p>
          </table:table-cell>
          <table:table-cell/>
          <table:table-cell office:value-type="string" calcext:value-type="string">
            <text:p>DZ.POMOCN. OGRÓD K.OGÓLN.ZAKŁ.</text:p>
          </table:table-cell>
          <table:table-cell table:number-columns-repeated="6"/>
        </table:table-row>
        <table:table-row table:style-name="ro1">
          <table:table-cell table:formula="of:=[.A2340]+1" office:value-type="float" office:value="3093" calcext:value-type="float">
            <text:p>3093</text:p>
          </table:table-cell>
          <table:table-cell office:value-type="float" office:value="530390102" calcext:value-type="float">
            <text:p>530390102</text:p>
          </table:table-cell>
          <table:table-cell office:value-type="string" calcext:value-type="string">
            <text:p>DZ.POMOCN. BIURO USŁUG MATERIAŁY</text:p>
          </table:table-cell>
          <table:table-cell/>
          <table:table-cell office:value-type="string" calcext:value-type="string">
            <text:p>DZ.POMOCN. BIURO USŁUG MATERIAŁY</text:p>
          </table:table-cell>
          <table:table-cell table:number-columns-repeated="6"/>
        </table:table-row>
        <table:table-row table:style-name="ro1">
          <table:table-cell table:formula="of:=[.A2341]+1" office:value-type="float" office:value="3094" calcext:value-type="float">
            <text:p>3094</text:p>
          </table:table-cell>
          <table:table-cell office:value-type="float" office:value="530390103" calcext:value-type="float">
            <text:p>530390103</text:p>
          </table:table-cell>
          <table:table-cell office:value-type="string" calcext:value-type="string">
            <text:p>DZ.POMOCN. BIURO USŁUG ENERGIA</text:p>
          </table:table-cell>
          <table:table-cell/>
          <table:table-cell office:value-type="string" calcext:value-type="string">
            <text:p>DZ.POMOCN. BIURO USŁUG ENERGIA</text:p>
          </table:table-cell>
          <table:table-cell table:number-columns-repeated="6"/>
        </table:table-row>
        <table:table-row table:style-name="ro1">
          <table:table-cell table:formula="of:=[.A2342]+1" office:value-type="float" office:value="3095" calcext:value-type="float">
            <text:p>3095</text:p>
          </table:table-cell>
          <table:table-cell office:value-type="float" office:value="530390106" calcext:value-type="float">
            <text:p>530390106</text:p>
          </table:table-cell>
          <table:table-cell office:value-type="string" calcext:value-type="string">
            <text:p>DZ.POMOCN. BIURO USŁUG AMORTYZACJA</text:p>
          </table:table-cell>
          <table:table-cell/>
          <table:table-cell office:value-type="string" calcext:value-type="string">
            <text:p>DZ.POMOCN. BIURO USŁUG AMORTYZACJA</text:p>
          </table:table-cell>
          <table:table-cell table:number-columns-repeated="6"/>
        </table:table-row>
        <table:table-row table:style-name="ro1">
          <table:table-cell table:formula="of:=[.A2343]+1" office:value-type="float" office:value="3096" calcext:value-type="float">
            <text:p>3096</text:p>
          </table:table-cell>
          <table:table-cell office:value-type="float" office:value="530390107" calcext:value-type="float">
            <text:p>530390107</text:p>
          </table:table-cell>
          <table:table-cell office:value-type="string" calcext:value-type="string">
            <text:p>DZ.POMOCN. BIURO USŁUG PŁACE</text:p>
          </table:table-cell>
          <table:table-cell/>
          <table:table-cell office:value-type="string" calcext:value-type="string">
            <text:p>DZ.POMOCN. BIURO USŁUG PŁACE</text:p>
          </table:table-cell>
          <table:table-cell table:number-columns-repeated="6"/>
        </table:table-row>
        <table:table-row table:style-name="ro1">
          <table:table-cell table:formula="of:=[.A2344]+1" office:value-type="float" office:value="3097" calcext:value-type="float">
            <text:p>3097</text:p>
          </table:table-cell>
          <table:table-cell office:value-type="float" office:value="530390112" calcext:value-type="float">
            <text:p>530390112</text:p>
          </table:table-cell>
          <table:table-cell office:value-type="string" calcext:value-type="string">
            <text:p>DZ.POMOCN. BIURO USŁUG USŁUGI</text:p>
          </table:table-cell>
          <table:table-cell/>
          <table:table-cell office:value-type="string" calcext:value-type="string">
            <text:p>DZ.POMOCN. BIURO USŁUG USŁUGI</text:p>
          </table:table-cell>
          <table:table-cell table:number-columns-repeated="6"/>
        </table:table-row>
        <table:table-row table:style-name="ro1">
          <table:table-cell table:formula="of:=[.A2345]+1" office:value-type="float" office:value="3098" calcext:value-type="float">
            <text:p>3098</text:p>
          </table:table-cell>
          <table:table-cell office:value-type="float" office:value="530390113" calcext:value-type="float">
            <text:p>530390113</text:p>
          </table:table-cell>
          <table:table-cell office:value-type="string" calcext:value-type="string">
            <text:p>DZ.POMOCN. BIURO USŁUG POZOSTAŁE KOSZTY</text:p>
          </table:table-cell>
          <table:table-cell/>
          <table:table-cell office:value-type="string" calcext:value-type="string">
            <text:p>DZ.POMOCN. BIURO USŁUG POZOSTAŁE KOSZTY</text:p>
          </table:table-cell>
          <table:table-cell table:number-columns-repeated="6"/>
        </table:table-row>
        <table:table-row table:style-name="ro1">
          <table:table-cell table:formula="of:=[.A2346]+1" office:value-type="float" office:value="3099" calcext:value-type="float">
            <text:p>3099</text:p>
          </table:table-cell>
          <table:table-cell office:value-type="float" office:value="530390131" calcext:value-type="float">
            <text:p>530390131</text:p>
          </table:table-cell>
          <table:table-cell office:value-type="string" calcext:value-type="string">
            <text:p>DZ.POMOCN. BIURO USŁUG KOTŁOWNIA</text:p>
          </table:table-cell>
          <table:table-cell/>
          <table:table-cell office:value-type="string" calcext:value-type="string">
            <text:p>DZ.POMOCN. BIURO USŁUG KOTŁOWNIA</text:p>
          </table:table-cell>
          <table:table-cell table:number-columns-repeated="6"/>
        </table:table-row>
        <table:table-row table:style-name="ro1">
          <table:table-cell table:formula="of:=[.A2347]+1" office:value-type="float" office:value="3100" calcext:value-type="float">
            <text:p>3100</text:p>
          </table:table-cell>
          <table:table-cell office:value-type="float" office:value="530390132" calcext:value-type="float">
            <text:p>530390132</text:p>
          </table:table-cell>
          <table:table-cell office:value-type="string" calcext:value-type="string">
            <text:p>DZ.POMOCN. BIURO USŁUG WARSZTAT</text:p>
          </table:table-cell>
          <table:table-cell/>
          <table:table-cell office:value-type="string" calcext:value-type="string">
            <text:p>DZ.POMOCN. BIURO USŁUG WARSZTAT</text:p>
          </table:table-cell>
          <table:table-cell table:number-columns-repeated="6"/>
        </table:table-row>
        <table:table-row table:style-name="ro1">
          <table:table-cell table:formula="of:=[.A2348]+1" office:value-type="float" office:value="3101" calcext:value-type="float">
            <text:p>3101</text:p>
          </table:table-cell>
          <table:table-cell office:value-type="float" office:value="530390136" calcext:value-type="float">
            <text:p>530390136</text:p>
          </table:table-cell>
          <table:table-cell office:value-type="string" calcext:value-type="string">
            <text:p>DZ.POMOCN. BIURO USŁUG STUDNIA GŁ.</text:p>
          </table:table-cell>
          <table:table-cell/>
          <table:table-cell office:value-type="string" calcext:value-type="string">
            <text:p>DZ.POMOCN. BIURO USŁUG STUDNIA GŁ.</text:p>
          </table:table-cell>
          <table:table-cell table:number-columns-repeated="6"/>
        </table:table-row>
        <table:table-row table:style-name="ro1">
          <table:table-cell table:formula="of:=[.A2349]+1" office:value-type="float" office:value="3102" calcext:value-type="float">
            <text:p>3102</text:p>
          </table:table-cell>
          <table:table-cell office:value-type="float" office:value="530390150" calcext:value-type="float">
            <text:p>530390150</text:p>
          </table:table-cell>
          <table:table-cell office:value-type="string" calcext:value-type="string">
            <text:p>DZ.POMOCN. BIURO USŁUG K.OGÓLN.ZAKŁ.</text:p>
          </table:table-cell>
          <table:table-cell/>
          <table:table-cell office:value-type="string" calcext:value-type="string">
            <text:p>DZ.POMOCN. BIURO USŁUG K.OGÓLN.ZAKŁ.</text:p>
          </table:table-cell>
          <table:table-cell table:number-columns-repeated="6"/>
        </table:table-row>
        <table:table-row table:style-name="ro1">
          <table:table-cell table:formula="of:=[.A2350]+1" office:value-type="float" office:value="3103" calcext:value-type="float">
            <text:p>3103</text:p>
          </table:table-cell>
          <table:table-cell office:value-type="float" office:value="530390202" calcext:value-type="float">
            <text:p>530390202</text:p>
          </table:table-cell>
          <table:table-cell office:value-type="string" calcext:value-type="string">
            <text:p>DZ.POMOCN. ROZLEWNIA SOLANKI MATERIAŁY</text:p>
          </table:table-cell>
          <table:table-cell/>
          <table:table-cell office:value-type="string" calcext:value-type="string">
            <text:p>DZ.POMOCN. ROZLEWNIA SOLANKI MATERIAŁY</text:p>
          </table:table-cell>
          <table:table-cell table:number-columns-repeated="6"/>
        </table:table-row>
        <table:table-row table:style-name="ro1">
          <table:table-cell table:formula="of:=[.A2351]+1" office:value-type="float" office:value="3104" calcext:value-type="float">
            <text:p>3104</text:p>
          </table:table-cell>
          <table:table-cell office:value-type="float" office:value="530390206" calcext:value-type="float">
            <text:p>530390206</text:p>
          </table:table-cell>
          <table:table-cell office:value-type="string" calcext:value-type="string">
            <text:p>DZ.POMOCN. ROZLEWNIA SOLANKI AMORTYZACJA</text:p>
          </table:table-cell>
          <table:table-cell/>
          <table:table-cell office:value-type="string" calcext:value-type="string">
            <text:p>DZ.POMOCN. ROZLEWNIA SOLANKI AMORTYZACJA</text:p>
          </table:table-cell>
          <table:table-cell table:number-columns-repeated="6"/>
        </table:table-row>
        <table:table-row table:style-name="ro1">
          <table:table-cell table:formula="of:=[.A2352]+1" office:value-type="float" office:value="3105" calcext:value-type="float">
            <text:p>3105</text:p>
          </table:table-cell>
          <table:table-cell office:value-type="float" office:value="530390212" calcext:value-type="float">
            <text:p>530390212</text:p>
          </table:table-cell>
          <table:table-cell office:value-type="string" calcext:value-type="string">
            <text:p>DZ.POMOCN. ROZLEWNIA SOLANKI USŁUGI</text:p>
          </table:table-cell>
          <table:table-cell/>
          <table:table-cell office:value-type="string" calcext:value-type="string">
            <text:p>DZ.POMOCN. ROZLEWNIA SOLANKI USŁUGI</text:p>
          </table:table-cell>
          <table:table-cell table:number-columns-repeated="6"/>
        </table:table-row>
        <table:table-row table:style-name="ro1">
          <table:table-cell table:formula="of:=[.A2353]+1" office:value-type="float" office:value="3106" calcext:value-type="float">
            <text:p>3106</text:p>
          </table:table-cell>
          <table:table-cell office:value-type="float" office:value="550040113" calcext:value-type="float">
            <text:p>550040113</text:p>
          </table:table-cell>
          <table:table-cell office:value-type="string" calcext:value-type="string">
            <text:p>KOSZTY OGÓLNOZAKŁAD. ZPL - PWILON I POZOSTAŁE KOSZTY</text:p>
          </table:table-cell>
          <table:table-cell/>
          <table:table-cell office:value-type="string" calcext:value-type="string">
            <text:p>KOSZTY OGÓLNOZAKŁAD. ZPL - PWILON I POZOSTAŁE KOSZTY</text:p>
          </table:table-cell>
          <table:table-cell table:number-columns-repeated="6"/>
        </table:table-row>
        <table:table-row table:style-name="ro1">
          <table:table-cell table:formula="of:=[.A2354]+1" office:value-type="float" office:value="3107" calcext:value-type="float">
            <text:p>3107</text:p>
          </table:table-cell>
          <table:table-cell office:value-type="float" office:value="550060512" calcext:value-type="float">
            <text:p>550060512</text:p>
          </table:table-cell>
          <table:table-cell office:value-type="string" calcext:value-type="string">
            <text:p>KOSZTY OGÓLNOZAKŁAD. LABORATORIUM ANALITYCZNE USŁUGI</text:p>
          </table:table-cell>
          <table:table-cell/>
          <table:table-cell office:value-type="string" calcext:value-type="string">
            <text:p>KOSZTY OGÓLNOZAKŁAD. LABORATORIUM ANALITYCZNE USŁUGI</text:p>
          </table:table-cell>
          <table:table-cell table:number-columns-repeated="6"/>
        </table:table-row>
        <table:table-row table:style-name="ro1">
          <table:table-cell table:formula="of:=[.A2355]+1" office:value-type="float" office:value="3108" calcext:value-type="float">
            <text:p>3108</text:p>
          </table:table-cell>
          <table:table-cell office:value-type="float" office:value="550510101" calcext:value-type="float">
            <text:p>550510101</text:p>
          </table:table-cell>
          <table:table-cell office:value-type="string" calcext:value-type="string">
            <text:p>KOSZTY OGÓLNOZAKŁAD. KOSZTY OGÓLNOZAKŁADOWE LEKI</text:p>
          </table:table-cell>
          <table:table-cell/>
          <table:table-cell office:value-type="string" calcext:value-type="string">
            <text:p>KOSZTY OGÓLNOZAKŁAD. KOSZTY OGÓLNOZAKŁADOWE LEKI</text:p>
          </table:table-cell>
          <table:table-cell table:number-columns-repeated="6"/>
        </table:table-row>
        <table:table-row table:style-name="ro1">
          <table:table-cell table:formula="of:=[.A2356]+1" office:value-type="float" office:value="3109" calcext:value-type="float">
            <text:p>3109</text:p>
          </table:table-cell>
          <table:table-cell office:value-type="float" office:value="550510102" calcext:value-type="float">
            <text:p>550510102</text:p>
          </table:table-cell>
          <table:table-cell office:value-type="string" calcext:value-type="string">
            <text:p>KOSZTY OGÓLNOZAKŁAD. KOSZTY OGÓLNOZAKŁADOWE MATERIAŁY</text:p>
          </table:table-cell>
          <table:table-cell/>
          <table:table-cell office:value-type="string" calcext:value-type="string">
            <text:p>KOSZTY OGÓLNOZAKŁAD. KOSZTY OGÓLNOZAKŁADOWE MATERIAŁY</text:p>
          </table:table-cell>
          <table:table-cell table:number-columns-repeated="6"/>
        </table:table-row>
        <table:table-row table:style-name="ro1">
          <table:table-cell table:formula="of:=[.A2357]+1" office:value-type="float" office:value="3110" calcext:value-type="float">
            <text:p>3110</text:p>
          </table:table-cell>
          <table:table-cell office:value-type="float" office:value="550510103" calcext:value-type="float">
            <text:p>550510103</text:p>
          </table:table-cell>
          <table:table-cell office:value-type="string" calcext:value-type="string">
            <text:p>KOSZTY OGÓLNOZAKŁAD. KOSZTY OGÓLNOZAKŁADOWE ENERGIA</text:p>
          </table:table-cell>
          <table:table-cell/>
          <table:table-cell office:value-type="string" calcext:value-type="string">
            <text:p>KOSZTY OGÓLNOZAKŁAD. KOSZTY OGÓLNOZAKŁADOWE ENERGIA</text:p>
          </table:table-cell>
          <table:table-cell table:number-columns-repeated="6"/>
        </table:table-row>
        <table:table-row table:style-name="ro1">
          <table:table-cell table:formula="of:=[.A2358]+1" office:value-type="float" office:value="3111" calcext:value-type="float">
            <text:p>3111</text:p>
          </table:table-cell>
          <table:table-cell office:value-type="float" office:value="550510106" calcext:value-type="float">
            <text:p>550510106</text:p>
          </table:table-cell>
          <table:table-cell office:value-type="string" calcext:value-type="string">
            <text:p>KOSZTY OGÓLNOZAKŁAD. KOSZTY OGÓLNOZAKŁADOWE AMORTYZACJA</text:p>
          </table:table-cell>
          <table:table-cell/>
          <table:table-cell office:value-type="string" calcext:value-type="string">
            <text:p>KOSZTY OGÓLNOZAKŁAD. KOSZTY OGÓLNOZAKŁADOWE AMORTYZACJA</text:p>
          </table:table-cell>
          <table:table-cell table:number-columns-repeated="6"/>
        </table:table-row>
        <table:table-row table:style-name="ro1">
          <table:table-cell table:formula="of:=[.A2359]+1" office:value-type="float" office:value="3112" calcext:value-type="float">
            <text:p>3112</text:p>
          </table:table-cell>
          <table:table-cell office:value-type="float" office:value="550510107" calcext:value-type="float">
            <text:p>550510107</text:p>
          </table:table-cell>
          <table:table-cell office:value-type="string" calcext:value-type="string">
            <text:p>KOSZTY OGÓLNOZAKŁAD. KOSZTY OGÓLNOZAKŁADOWE PŁACE</text:p>
          </table:table-cell>
          <table:table-cell/>
          <table:table-cell office:value-type="string" calcext:value-type="string">
            <text:p>KOSZTY OGÓLNOZAKŁAD. KOSZTY OGÓLNOZAKŁADOWE PŁACE</text:p>
          </table:table-cell>
          <table:table-cell table:number-columns-repeated="6"/>
        </table:table-row>
        <table:table-row table:style-name="ro1">
          <table:table-cell table:formula="of:=[.A2360]+1" office:value-type="float" office:value="3113" calcext:value-type="float">
            <text:p>3113</text:p>
          </table:table-cell>
          <table:table-cell office:value-type="float" office:value="550510108" calcext:value-type="float">
            <text:p>550510108</text:p>
          </table:table-cell>
          <table:table-cell office:value-type="string" calcext:value-type="string">
            <text:p>KOSZTY OGÓLNOZAKŁAD. KOSZTY OGÓLNOZAKŁADOWE REMONTY</text:p>
          </table:table-cell>
          <table:table-cell/>
          <table:table-cell office:value-type="string" calcext:value-type="string">
            <text:p>KOSZTY OGÓLNOZAKŁAD. KOSZTY OGÓLNOZAKŁADOWE REMONTY</text:p>
          </table:table-cell>
          <table:table-cell table:number-columns-repeated="6"/>
        </table:table-row>
        <table:table-row table:style-name="ro1">
          <table:table-cell table:formula="of:=[.A2361]+1" office:value-type="float" office:value="3114" calcext:value-type="float">
            <text:p>3114</text:p>
          </table:table-cell>
          <table:table-cell office:value-type="float" office:value="550510109" calcext:value-type="float">
            <text:p>550510109</text:p>
          </table:table-cell>
          <table:table-cell office:value-type="string" calcext:value-type="string">
            <text:p>KOSZTY OGÓLNOZAKŁAD. KOSZTY OGÓLNOZAKŁADOWE PRANIE</text:p>
          </table:table-cell>
          <table:table-cell/>
          <table:table-cell office:value-type="string" calcext:value-type="string">
            <text:p>KOSZTY OGÓLNOZAKŁAD. KOSZTY OGÓLNOZAKŁADOWE PRANIE</text:p>
          </table:table-cell>
          <table:table-cell table:number-columns-repeated="6"/>
        </table:table-row>
        <table:table-row table:style-name="ro1">
          <table:table-cell table:formula="of:=[.A2362]+1" office:value-type="float" office:value="3115" calcext:value-type="float">
            <text:p>3115</text:p>
          </table:table-cell>
          <table:table-cell office:value-type="float" office:value="550510110" calcext:value-type="float">
            <text:p>550510110</text:p>
          </table:table-cell>
          <table:table-cell office:value-type="string" calcext:value-type="string">
            <text:p>KOSZTY OGÓLNOZAKŁAD. KOSZTY OGÓLNOZAKŁADOWE INNE MATER. M</text:p>
          </table:table-cell>
          <table:table-cell/>
          <table:table-cell office:value-type="string" calcext:value-type="string">
            <text:p>KOSZTY OGÓLNOZAKŁAD. KOSZTY OGÓLNOZAKŁADOWE INNE MATER. M</text:p>
          </table:table-cell>
          <table:table-cell table:number-columns-repeated="6"/>
        </table:table-row>
        <table:table-row table:style-name="ro1">
          <table:table-cell table:formula="of:=[.A2363]+1" office:value-type="float" office:value="3116" calcext:value-type="float">
            <text:p>3116</text:p>
          </table:table-cell>
          <table:table-cell office:value-type="float" office:value="550510111" calcext:value-type="float">
            <text:p>550510111</text:p>
          </table:table-cell>
          <table:table-cell office:value-type="string" calcext:value-type="string">
            <text:p>KOSZTY OGÓLNOZAKŁAD. KOSZTY OGÓLNOZAKŁADOWE ŚROD.CZYSTOŚC</text:p>
          </table:table-cell>
          <table:table-cell/>
          <table:table-cell office:value-type="string" calcext:value-type="string">
            <text:p>KOSZTY OGÓLNOZAKŁAD. KOSZTY OGÓLNOZAKŁADOWE ŚROD.CZYSTOŚC</text:p>
          </table:table-cell>
          <table:table-cell table:number-columns-repeated="6"/>
        </table:table-row>
        <table:table-row table:style-name="ro1">
          <table:table-cell table:formula="of:=[.A2364]+1" office:value-type="float" office:value="3117" calcext:value-type="float">
            <text:p>3117</text:p>
          </table:table-cell>
          <table:table-cell office:value-type="float" office:value="550510112" calcext:value-type="float">
            <text:p>550510112</text:p>
          </table:table-cell>
          <table:table-cell office:value-type="string" calcext:value-type="string">
            <text:p>KOSZTY OGÓLNOZAKŁAD. KOSZTY OGÓLNOZAKŁADOWE USŁUGI</text:p>
          </table:table-cell>
          <table:table-cell/>
          <table:table-cell office:value-type="string" calcext:value-type="string">
            <text:p>KOSZTY OGÓLNOZAKŁAD. KOSZTY OGÓLNOZAKŁADOWE USŁUGI</text:p>
          </table:table-cell>
          <table:table-cell table:number-columns-repeated="6"/>
        </table:table-row>
        <table:table-row table:style-name="ro1">
          <table:table-cell table:formula="of:=[.A2365]+1" office:value-type="float" office:value="3118" calcext:value-type="float">
            <text:p>3118</text:p>
          </table:table-cell>
          <table:table-cell office:value-type="float" office:value="550510113" calcext:value-type="float">
            <text:p>550510113</text:p>
          </table:table-cell>
          <table:table-cell office:value-type="string" calcext:value-type="string">
            <text:p>KOSZTY OGÓLNOZAKŁAD. KOSZTY OGÓLNOZAKŁADOWE POZOSTAŁE KOS</text:p>
          </table:table-cell>
          <table:table-cell/>
          <table:table-cell office:value-type="string" calcext:value-type="string">
            <text:p>KOSZTY OGÓLNOZAKŁAD. KOSZTY OGÓLNOZAKŁADOWE POZOSTAŁE KOS</text:p>
          </table:table-cell>
          <table:table-cell table:number-columns-repeated="6"/>
        </table:table-row>
        <table:table-row table:style-name="ro1">
          <table:table-cell table:formula="of:=[.A2366]+1" office:value-type="float" office:value="3119" calcext:value-type="float">
            <text:p>3119</text:p>
          </table:table-cell>
          <table:table-cell office:value-type="float" office:value="550510203" calcext:value-type="float">
            <text:p>550510203</text:p>
          </table:table-cell>
          <table:table-cell office:value-type="string" calcext:value-type="string">
            <text:p>KOSZTY OGÓLNOZAKŁAD. DZIERŻAWCY ENERGIA</text:p>
          </table:table-cell>
          <table:table-cell/>
          <table:table-cell office:value-type="string" calcext:value-type="string">
            <text:p>KOSZTY OGÓLNOZAKŁAD. DZIERŻAWCY ENERGIA</text:p>
          </table:table-cell>
          <table:table-cell table:number-columns-repeated="6"/>
        </table:table-row>
        <table:table-row table:style-name="ro1">
          <table:table-cell table:formula="of:=[.A2367]+1" office:value-type="float" office:value="3120" calcext:value-type="float">
            <text:p>3120</text:p>
          </table:table-cell>
          <table:table-cell office:value-type="float" office:value="550510204" calcext:value-type="float">
            <text:p>550510204</text:p>
          </table:table-cell>
          <table:table-cell office:value-type="string" calcext:value-type="string">
            <text:p>KOSZTY OGÓLNOZAKŁAD. DZIERŻAWCY WODA</text:p>
          </table:table-cell>
          <table:table-cell/>
          <table:table-cell office:value-type="string" calcext:value-type="string">
            <text:p>KOSZTY OGÓLNOZAKŁAD. DZIERŻAWCY WODA</text:p>
          </table:table-cell>
          <table:table-cell table:number-columns-repeated="6"/>
        </table:table-row>
        <table:table-row table:style-name="ro1">
          <table:table-cell table:formula="of:=[.A2368]+1" office:value-type="float" office:value="3121" calcext:value-type="float">
            <text:p>3121</text:p>
          </table:table-cell>
          <table:table-cell office:value-type="float" office:value="550510205" calcext:value-type="float">
            <text:p>550510205</text:p>
          </table:table-cell>
          <table:table-cell office:value-type="string" calcext:value-type="string">
            <text:p>KOSZTY OGÓLNOZAKŁAD. DZIERŻAWCY GAZ</text:p>
          </table:table-cell>
          <table:table-cell/>
          <table:table-cell office:value-type="string" calcext:value-type="string">
            <text:p>KOSZTY OGÓLNOZAKŁAD. DZIERŻAWCY GAZ</text:p>
          </table:table-cell>
          <table:table-cell table:number-columns-repeated="6"/>
        </table:table-row>
        <table:table-row table:style-name="ro1">
          <table:table-cell table:formula="of:=[.A2369]+1" office:value-type="float" office:value="3122" calcext:value-type="float">
            <text:p>3122</text:p>
          </table:table-cell>
          <table:table-cell office:value-type="float" office:value="550510212" calcext:value-type="float">
            <text:p>550510212</text:p>
          </table:table-cell>
          <table:table-cell office:value-type="string" calcext:value-type="string">
            <text:p>KOSZTY OGÓLNOZAKŁAD. DZIERŻAWCY USŁUGI</text:p>
          </table:table-cell>
          <table:table-cell/>
          <table:table-cell office:value-type="string" calcext:value-type="string">
            <text:p>KOSZTY OGÓLNOZAKŁAD. DZIERŻAWCY USŁUGI</text:p>
          </table:table-cell>
          <table:table-cell table:number-columns-repeated="6"/>
        </table:table-row>
        <table:table-row table:style-name="ro1">
          <table:table-cell table:formula="of:=[.A2370]+1" office:value-type="float" office:value="3123" calcext:value-type="float">
            <text:p>3123</text:p>
          </table:table-cell>
          <table:table-cell office:value-type="float" office:value="550510213" calcext:value-type="float">
            <text:p>550510213</text:p>
          </table:table-cell>
          <table:table-cell office:value-type="string" calcext:value-type="string">
            <text:p>KOSZTY OGÓLNOZAKŁAD. DZIERŻAWCY POZOSTAŁE KOSZTY</text:p>
          </table:table-cell>
          <table:table-cell/>
          <table:table-cell office:value-type="string" calcext:value-type="string">
            <text:p>KOSZTY OGÓLNOZAKŁAD. DZIERŻAWCY POZOSTAŁE KOSZTY</text:p>
          </table:table-cell>
          <table:table-cell table:number-columns-repeated="6"/>
        </table:table-row>
        <table:table-row table:style-name="ro1">
          <table:table-cell table:formula="of:=[.A2371]+1" office:value-type="float" office:value="3124" calcext:value-type="float">
            <text:p>3124</text:p>
          </table:table-cell>
          <table:table-cell office:value-type="float" office:value="550510302" calcext:value-type="float">
            <text:p>550510302</text:p>
          </table:table-cell>
          <table:table-cell office:value-type="string" calcext:value-type="string">
            <text:p>KOSZTY OGÓLNOZAKŁAD. ADMINISTRCJA MATERIAŁY</text:p>
          </table:table-cell>
          <table:table-cell/>
          <table:table-cell office:value-type="string" calcext:value-type="string">
            <text:p>KOSZTY OGÓLNOZAKŁAD. ADMINISTRCJA MATERIAŁY</text:p>
          </table:table-cell>
          <table:table-cell table:number-columns-repeated="6"/>
        </table:table-row>
        <table:table-row table:style-name="ro1">
          <table:table-cell table:formula="of:=[.A2372]+1" office:value-type="float" office:value="3125" calcext:value-type="float">
            <text:p>3125</text:p>
          </table:table-cell>
          <table:table-cell office:value-type="float" office:value="550510303" calcext:value-type="float">
            <text:p>550510303</text:p>
          </table:table-cell>
          <table:table-cell office:value-type="string" calcext:value-type="string">
            <text:p>KOSZTY OGÓLNOZAKŁAD. ADMINISTRCJA ENERGIA</text:p>
          </table:table-cell>
          <table:table-cell/>
          <table:table-cell office:value-type="string" calcext:value-type="string">
            <text:p>KOSZTY OGÓLNOZAKŁAD. ADMINISTRCJA ENERGIA</text:p>
          </table:table-cell>
          <table:table-cell table:number-columns-repeated="6"/>
        </table:table-row>
        <table:table-row table:style-name="ro1">
          <table:table-cell table:formula="of:=[.A2373]+1" office:value-type="float" office:value="3126" calcext:value-type="float">
            <text:p>3126</text:p>
          </table:table-cell>
          <table:table-cell office:value-type="float" office:value="550510304" calcext:value-type="float">
            <text:p>550510304</text:p>
          </table:table-cell>
          <table:table-cell office:value-type="string" calcext:value-type="string">
            <text:p>KOSZTY OGÓLNOZAKŁAD. ADMINISTRCJA WODA</text:p>
          </table:table-cell>
          <table:table-cell/>
          <table:table-cell office:value-type="string" calcext:value-type="string">
            <text:p>KOSZTY OGÓLNOZAKŁAD. ADMINISTRCJA WODA</text:p>
          </table:table-cell>
          <table:table-cell table:number-columns-repeated="6"/>
        </table:table-row>
        <table:table-row table:style-name="ro1">
          <table:table-cell table:formula="of:=[.A2374]+1" office:value-type="float" office:value="3127" calcext:value-type="float">
            <text:p>3127</text:p>
          </table:table-cell>
          <table:table-cell office:value-type="float" office:value="550510305" calcext:value-type="float">
            <text:p>550510305</text:p>
          </table:table-cell>
          <table:table-cell office:value-type="string" calcext:value-type="string">
            <text:p>KOSZTY OGÓLNOZAKŁAD. ADMINISTRCJA GAZ</text:p>
          </table:table-cell>
          <table:table-cell/>
          <table:table-cell office:value-type="string" calcext:value-type="string">
            <text:p>KOSZTY OGÓLNOZAKŁAD. ADMINISTRCJA GAZ</text:p>
          </table:table-cell>
          <table:table-cell table:number-columns-repeated="6"/>
        </table:table-row>
        <table:table-row table:style-name="ro1">
          <table:table-cell table:formula="of:=[.A2375]+1" office:value-type="float" office:value="3128" calcext:value-type="float">
            <text:p>3128</text:p>
          </table:table-cell>
          <table:table-cell office:value-type="float" office:value="550510307" calcext:value-type="float">
            <text:p>550510307</text:p>
          </table:table-cell>
          <table:table-cell office:value-type="string" calcext:value-type="string">
            <text:p>KOSZTY OGÓLNOZAKŁAD. ADMINISTRCJA PŁACE</text:p>
          </table:table-cell>
          <table:table-cell/>
          <table:table-cell office:value-type="string" calcext:value-type="string">
            <text:p>KOSZTY OGÓLNOZAKŁAD. ADMINISTRCJA PŁACE</text:p>
          </table:table-cell>
          <table:table-cell table:number-columns-repeated="6"/>
        </table:table-row>
        <table:table-row table:style-name="ro1">
          <table:table-cell table:formula="of:=[.A2376]+1" office:value-type="float" office:value="3129" calcext:value-type="float">
            <text:p>3129</text:p>
          </table:table-cell>
          <table:table-cell office:value-type="float" office:value="550510308" calcext:value-type="float">
            <text:p>550510308</text:p>
          </table:table-cell>
          <table:table-cell office:value-type="string" calcext:value-type="string">
            <text:p>KOSZTY OGÓLNOZAKŁAD. ADMINISTRCJA REMONTY</text:p>
          </table:table-cell>
          <table:table-cell/>
          <table:table-cell office:value-type="string" calcext:value-type="string">
            <text:p>KOSZTY OGÓLNOZAKŁAD. ADMINISTRCJA REMONTY</text:p>
          </table:table-cell>
          <table:table-cell table:number-columns-repeated="6"/>
        </table:table-row>
        <table:table-row table:style-name="ro1">
          <table:table-cell table:formula="of:=[.A2377]+1" office:value-type="float" office:value="3130" calcext:value-type="float">
            <text:p>3130</text:p>
          </table:table-cell>
          <table:table-cell office:value-type="float" office:value="550510310" calcext:value-type="float">
            <text:p>550510310</text:p>
          </table:table-cell>
          <table:table-cell office:value-type="string" calcext:value-type="string">
            <text:p>KOSZTY OGÓLNOZAKŁAD. ADMINISTRCJA INNE MATER. MEDYCZ</text:p>
          </table:table-cell>
          <table:table-cell/>
          <table:table-cell office:value-type="string" calcext:value-type="string">
            <text:p>KOSZTY OGÓLNOZAKŁAD. ADMINISTRCJA INNE MATER. MEDYCZ</text:p>
          </table:table-cell>
          <table:table-cell table:number-columns-repeated="6"/>
        </table:table-row>
        <table:table-row table:style-name="ro1">
          <table:table-cell table:formula="of:=[.A2378]+1" office:value-type="float" office:value="3131" calcext:value-type="float">
            <text:p>3131</text:p>
          </table:table-cell>
          <table:table-cell office:value-type="float" office:value="550510311" calcext:value-type="float">
            <text:p>550510311</text:p>
          </table:table-cell>
          <table:table-cell office:value-type="string" calcext:value-type="string">
            <text:p>KOSZTY OGÓLNOZAKŁAD. ADMINISTRCJA ŚROD.CZYSTOŚCI</text:p>
          </table:table-cell>
          <table:table-cell/>
          <table:table-cell office:value-type="string" calcext:value-type="string">
            <text:p>KOSZTY OGÓLNOZAKŁAD. ADMINISTRCJA ŚROD.CZYSTOŚCI</text:p>
          </table:table-cell>
          <table:table-cell table:number-columns-repeated="6"/>
        </table:table-row>
        <table:table-row table:style-name="ro1">
          <table:table-cell table:formula="of:=[.A2379]+1" office:value-type="float" office:value="3132" calcext:value-type="float">
            <text:p>3132</text:p>
          </table:table-cell>
          <table:table-cell office:value-type="float" office:value="550510312" calcext:value-type="float">
            <text:p>550510312</text:p>
          </table:table-cell>
          <table:table-cell office:value-type="string" calcext:value-type="string">
            <text:p>KOSZTY OGÓLNOZAKŁAD. ADMINISTRCJA USŁUGI</text:p>
          </table:table-cell>
          <table:table-cell/>
          <table:table-cell office:value-type="string" calcext:value-type="string">
            <text:p>KOSZTY OGÓLNOZAKŁAD. ADMINISTRCJA USŁUGI</text:p>
          </table:table-cell>
          <table:table-cell table:number-columns-repeated="6"/>
        </table:table-row>
        <table:table-row table:style-name="ro1">
          <table:table-cell table:formula="of:=[.A2380]+1" office:value-type="float" office:value="3133" calcext:value-type="float">
            <text:p>3133</text:p>
          </table:table-cell>
          <table:table-cell office:value-type="float" office:value="550510313" calcext:value-type="float">
            <text:p>550510313</text:p>
          </table:table-cell>
          <table:table-cell office:value-type="string" calcext:value-type="string">
            <text:p>KOSZTY OGÓLNOZAKŁAD. ADMINISTRCJA POZOSTAŁE KOSZTY</text:p>
          </table:table-cell>
          <table:table-cell/>
          <table:table-cell office:value-type="string" calcext:value-type="string">
            <text:p>KOSZTY OGÓLNOZAKŁAD. ADMINISTRCJA POZOSTAŁE KOSZTY</text:p>
          </table:table-cell>
          <table:table-cell table:number-columns-repeated="6"/>
        </table:table-row>
        <table:table-row table:style-name="ro1">
          <table:table-cell table:formula="of:=[.A2381]+1" office:value-type="float" office:value="3134" calcext:value-type="float">
            <text:p>3134</text:p>
          </table:table-cell>
          <table:table-cell office:value-type="float" office:value="550510402" calcext:value-type="float">
            <text:p>550510402</text:p>
          </table:table-cell>
          <table:table-cell office:value-type="string" calcext:value-type="string">
            <text:p>KOSZTY OGÓLNOZAKŁAD. ZARZĄD MATERIAŁY</text:p>
          </table:table-cell>
          <table:table-cell/>
          <table:table-cell office:value-type="string" calcext:value-type="string">
            <text:p>KOSZTY OGÓLNOZAKŁAD. ZARZĄD MATERIAŁY</text:p>
          </table:table-cell>
          <table:table-cell table:number-columns-repeated="6"/>
        </table:table-row>
        <table:table-row table:style-name="ro1">
          <table:table-cell table:formula="of:=[.A2382]+1" office:value-type="float" office:value="3135" calcext:value-type="float">
            <text:p>3135</text:p>
          </table:table-cell>
          <table:table-cell office:value-type="float" office:value="550510406" calcext:value-type="float">
            <text:p>550510406</text:p>
          </table:table-cell>
          <table:table-cell office:value-type="string" calcext:value-type="string">
            <text:p>KOSZTY OGÓLNOZAKŁAD. ZARZĄD AMORTYZACJA</text:p>
          </table:table-cell>
          <table:table-cell/>
          <table:table-cell office:value-type="string" calcext:value-type="string">
            <text:p>KOSZTY OGÓLNOZAKŁAD. ZARZĄD AMORTYZACJA</text:p>
          </table:table-cell>
          <table:table-cell table:number-columns-repeated="6"/>
        </table:table-row>
        <table:table-row table:style-name="ro1">
          <table:table-cell table:formula="of:=[.A2383]+1" office:value-type="float" office:value="3136" calcext:value-type="float">
            <text:p>3136</text:p>
          </table:table-cell>
          <table:table-cell office:value-type="float" office:value="550510407" calcext:value-type="float">
            <text:p>550510407</text:p>
          </table:table-cell>
          <table:table-cell office:value-type="string" calcext:value-type="string">
            <text:p>KOSZTY OGÓLNOZAKŁAD. ZARZĄD PŁACE</text:p>
          </table:table-cell>
          <table:table-cell/>
          <table:table-cell office:value-type="string" calcext:value-type="string">
            <text:p>KOSZTY OGÓLNOZAKŁAD. ZARZĄD PŁACE</text:p>
          </table:table-cell>
          <table:table-cell table:number-columns-repeated="6"/>
        </table:table-row>
        <table:table-row table:style-name="ro1">
          <table:table-cell table:formula="of:=[.A2384]+1" office:value-type="float" office:value="3137" calcext:value-type="float">
            <text:p>3137</text:p>
          </table:table-cell>
          <table:table-cell office:value-type="float" office:value="550510412" calcext:value-type="float">
            <text:p>550510412</text:p>
          </table:table-cell>
          <table:table-cell office:value-type="string" calcext:value-type="string">
            <text:p>KOSZTY OGÓLNOZAKŁAD. ZARZĄD USŁUGI</text:p>
          </table:table-cell>
          <table:table-cell/>
          <table:table-cell office:value-type="string" calcext:value-type="string">
            <text:p>KOSZTY OGÓLNOZAKŁAD. ZARZĄD USŁUGI</text:p>
          </table:table-cell>
          <table:table-cell table:number-columns-repeated="6"/>
        </table:table-row>
        <table:table-row table:style-name="ro1">
          <table:table-cell table:formula="of:=[.A2385]+1" office:value-type="float" office:value="3138" calcext:value-type="float">
            <text:p>3138</text:p>
          </table:table-cell>
          <table:table-cell office:value-type="float" office:value="550510413" calcext:value-type="float">
            <text:p>550510413</text:p>
          </table:table-cell>
          <table:table-cell office:value-type="string" calcext:value-type="string">
            <text:p>KOSZTY OGÓLNOZAKŁAD. ZARZĄD POZOSTAŁE KOSZTY</text:p>
          </table:table-cell>
          <table:table-cell/>
          <table:table-cell office:value-type="string" calcext:value-type="string">
            <text:p>KOSZTY OGÓLNOZAKŁAD. ZARZĄD POZOSTAŁE KOSZTY</text:p>
          </table:table-cell>
          <table:table-cell table:number-columns-repeated="6"/>
        </table:table-row>
        <table:table-row table:style-name="ro1">
          <table:table-cell table:formula="of:=[.A2386]+1" office:value-type="float" office:value="3139" calcext:value-type="float">
            <text:p>3139</text:p>
          </table:table-cell>
          <table:table-cell office:value-type="float" office:value="550510501" calcext:value-type="float">
            <text:p>550510501</text:p>
          </table:table-cell>
          <table:table-cell office:value-type="string" calcext:value-type="string">
            <text:p>KOSZTY OGÓLNOZAKŁAD. DOSIM LEKI</text:p>
          </table:table-cell>
          <table:table-cell/>
          <table:table-cell office:value-type="string" calcext:value-type="string">
            <text:p>KOSZTY OGÓLNOZAKŁAD. DOSIM LEKI</text:p>
          </table:table-cell>
          <table:table-cell table:number-columns-repeated="6"/>
        </table:table-row>
        <table:table-row table:style-name="ro1">
          <table:table-cell table:formula="of:=[.A2387]+1" office:value-type="float" office:value="3140" calcext:value-type="float">
            <text:p>3140</text:p>
          </table:table-cell>
          <table:table-cell office:value-type="float" office:value="550510502" calcext:value-type="float">
            <text:p>550510502</text:p>
          </table:table-cell>
          <table:table-cell office:value-type="string" calcext:value-type="string">
            <text:p>KOSZTY OGÓLNOZAKŁAD. DOSIM MATERIAŁY</text:p>
          </table:table-cell>
          <table:table-cell/>
          <table:table-cell office:value-type="string" calcext:value-type="string">
            <text:p>KOSZTY OGÓLNOZAKŁAD. DOSIM MATERIAŁY</text:p>
          </table:table-cell>
          <table:table-cell table:number-columns-repeated="6"/>
        </table:table-row>
        <table:table-row table:style-name="ro1">
          <table:table-cell table:formula="of:=[.A2388]+1" office:value-type="float" office:value="3141" calcext:value-type="float">
            <text:p>3141</text:p>
          </table:table-cell>
          <table:table-cell office:value-type="float" office:value="550510506" calcext:value-type="float">
            <text:p>550510506</text:p>
          </table:table-cell>
          <table:table-cell office:value-type="string" calcext:value-type="string">
            <text:p>KOSZTY OGÓLNOZAKŁAD. DOSIM AMORTYZACJA</text:p>
          </table:table-cell>
          <table:table-cell/>
          <table:table-cell office:value-type="string" calcext:value-type="string">
            <text:p>KOSZTY OGÓLNOZAKŁAD. DOSIM AMORTYZACJA</text:p>
          </table:table-cell>
          <table:table-cell table:number-columns-repeated="6"/>
        </table:table-row>
        <table:table-row table:style-name="ro1">
          <table:table-cell table:formula="of:=[.A2389]+1" office:value-type="float" office:value="3142" calcext:value-type="float">
            <text:p>3142</text:p>
          </table:table-cell>
          <table:table-cell office:value-type="float" office:value="550510507" calcext:value-type="float">
            <text:p>550510507</text:p>
          </table:table-cell>
          <table:table-cell office:value-type="string" calcext:value-type="string">
            <text:p>KOSZTY OGÓLNOZAKŁAD. DOSIM PŁACE</text:p>
          </table:table-cell>
          <table:table-cell/>
          <table:table-cell office:value-type="string" calcext:value-type="string">
            <text:p>KOSZTY OGÓLNOZAKŁAD. DOSIM PŁACE</text:p>
          </table:table-cell>
          <table:table-cell table:number-columns-repeated="6"/>
        </table:table-row>
        <table:table-row table:style-name="ro1">
          <table:table-cell table:formula="of:=[.A2390]+1" office:value-type="float" office:value="3143" calcext:value-type="float">
            <text:p>3143</text:p>
          </table:table-cell>
          <table:table-cell office:value-type="float" office:value="550510511" calcext:value-type="float">
            <text:p>550510511</text:p>
          </table:table-cell>
          <table:table-cell office:value-type="string" calcext:value-type="string">
            <text:p>KOSZTY OGÓLNOZAKŁAD. DOSIM ŚROD.CZYSTOŚCI</text:p>
          </table:table-cell>
          <table:table-cell/>
          <table:table-cell office:value-type="string" calcext:value-type="string">
            <text:p>KOSZTY OGÓLNOZAKŁAD. DOSIM ŚROD.CZYSTOŚCI</text:p>
          </table:table-cell>
          <table:table-cell table:number-columns-repeated="6"/>
        </table:table-row>
        <table:table-row table:style-name="ro1">
          <table:table-cell table:formula="of:=[.A2391]+1" office:value-type="float" office:value="3144" calcext:value-type="float">
            <text:p>3144</text:p>
          </table:table-cell>
          <table:table-cell office:value-type="float" office:value="550510512" calcext:value-type="float">
            <text:p>550510512</text:p>
          </table:table-cell>
          <table:table-cell office:value-type="string" calcext:value-type="string">
            <text:p>KOSZTY OGÓLNOZAKŁAD. DOSIM USŁUGI</text:p>
          </table:table-cell>
          <table:table-cell/>
          <table:table-cell office:value-type="string" calcext:value-type="string">
            <text:p>KOSZTY OGÓLNOZAKŁAD. DOSIM USŁUGI</text:p>
          </table:table-cell>
          <table:table-cell table:number-columns-repeated="6"/>
        </table:table-row>
        <table:table-row table:style-name="ro1">
          <table:table-cell table:formula="of:=[.A2392]+1" office:value-type="float" office:value="3145" calcext:value-type="float">
            <text:p>3145</text:p>
          </table:table-cell>
          <table:table-cell office:value-type="float" office:value="550510513" calcext:value-type="float">
            <text:p>550510513</text:p>
          </table:table-cell>
          <table:table-cell office:value-type="string" calcext:value-type="string">
            <text:p>KOSZTY OGÓLNOZAKŁAD. DOSIM POZOSTAŁE KOSZTY</text:p>
          </table:table-cell>
          <table:table-cell/>
          <table:table-cell office:value-type="string" calcext:value-type="string">
            <text:p>KOSZTY OGÓLNOZAKŁAD. DOSIM POZOSTAŁE KOSZTY</text:p>
          </table:table-cell>
          <table:table-cell table:number-columns-repeated="6"/>
        </table:table-row>
        <table:table-row table:style-name="ro1">
          <table:table-cell table:formula="of:=[.A2393]+1" office:value-type="float" office:value="3146" calcext:value-type="float">
            <text:p>3146</text:p>
          </table:table-cell>
          <table:table-cell office:value-type="float" office:value="550510531" calcext:value-type="float">
            <text:p>550510531</text:p>
          </table:table-cell>
          <table:table-cell office:value-type="string" calcext:value-type="string">
            <text:p>KOSZTY OGÓLNOZAKŁAD. DOSIM KOTŁOWNIA</text:p>
          </table:table-cell>
          <table:table-cell/>
          <table:table-cell office:value-type="string" calcext:value-type="string">
            <text:p>KOSZTY OGÓLNOZAKŁAD. DOSIM KOTŁOWNIA</text:p>
          </table:table-cell>
          <table:table-cell table:number-columns-repeated="6"/>
        </table:table-row>
        <table:table-row table:style-name="ro1">
          <table:table-cell table:formula="of:=[.A2394]+1" office:value-type="float" office:value="3147" calcext:value-type="float">
            <text:p>3147</text:p>
          </table:table-cell>
          <table:table-cell office:value-type="float" office:value="590010101" calcext:value-type="float">
            <text:p>590010101</text:p>
          </table:table-cell>
          <table:table-cell office:value-type="string" calcext:value-type="string">
            <text:p>ILOŚĆ M2 SZPITAL - REUMATOLOGIA</text:p>
          </table:table-cell>
          <table:table-cell/>
          <table:table-cell office:value-type="string" calcext:value-type="string">
            <text:p>ILOŚĆ M2 SZPITAL - REUMATOLOGIA</text:p>
          </table:table-cell>
          <table:table-cell table:number-columns-repeated="6"/>
        </table:table-row>
        <table:table-row table:style-name="ro1">
          <table:table-cell table:formula="of:=[.A2395]+1" office:value-type="float" office:value="3148" calcext:value-type="float">
            <text:p>3148</text:p>
          </table:table-cell>
          <table:table-cell office:value-type="float" office:value="590010103" calcext:value-type="float">
            <text:p>590010103</text:p>
          </table:table-cell>
          <table:table-cell office:value-type="string" calcext:value-type="string">
            <text:p>ILOŚĆ M2 SZPITAL - REHABILITACJA</text:p>
          </table:table-cell>
          <table:table-cell/>
          <table:table-cell office:value-type="string" calcext:value-type="string">
            <text:p>ILOŚĆ M2 SZPITAL - REHABILITACJA</text:p>
          </table:table-cell>
          <table:table-cell table:number-columns-repeated="6"/>
        </table:table-row>
        <table:table-row table:style-name="ro1">
          <table:table-cell table:formula="of:=[.A2396]+1" office:value-type="float" office:value="3149" calcext:value-type="float">
            <text:p>3149</text:p>
          </table:table-cell>
          <table:table-cell office:value-type="float" office:value="590010104" calcext:value-type="float">
            <text:p>590010104</text:p>
          </table:table-cell>
          <table:table-cell office:value-type="string" calcext:value-type="string">
            <text:p>ILOŚĆ M2 SALA GIMNASTYCZNA W SZPITALU</text:p>
          </table:table-cell>
          <table:table-cell/>
          <table:table-cell office:value-type="string" calcext:value-type="string">
            <text:p>ILOŚĆ M2 SALA GIMNASTYCZNA W SZPITALU</text:p>
          </table:table-cell>
          <table:table-cell table:number-columns-repeated="6"/>
        </table:table-row>
        <table:table-row table:style-name="ro1">
          <table:table-cell table:formula="of:=[.A2397]+1" office:value-type="float" office:value="3150" calcext:value-type="float">
            <text:p>3150</text:p>
          </table:table-cell>
          <table:table-cell office:value-type="float" office:value="590010201" calcext:value-type="float">
            <text:p>590010201</text:p>
          </table:table-cell>
          <table:table-cell office:value-type="string" calcext:value-type="string">
            <text:p>ILOŚĆ M2 SANAT.DLA DZIECI</text:p>
          </table:table-cell>
          <table:table-cell/>
          <table:table-cell office:value-type="string" calcext:value-type="string">
            <text:p>ILOŚĆ M2 SANAT.DLA DZIECI</text:p>
          </table:table-cell>
          <table:table-cell table:number-columns-repeated="6"/>
        </table:table-row>
        <table:table-row table:style-name="ro1">
          <table:table-cell table:formula="of:=[.A2398]+1" office:value-type="float" office:value="3151" calcext:value-type="float">
            <text:p>3151</text:p>
          </table:table-cell>
          <table:table-cell office:value-type="float" office:value="590010202" calcext:value-type="float">
            <text:p>590010202</text:p>
          </table:table-cell>
          <table:table-cell office:value-type="string" calcext:value-type="string">
            <text:p>ILOŚĆ M2 PORADNIA REHAB.DLA DZIECI</text:p>
          </table:table-cell>
          <table:table-cell/>
          <table:table-cell office:value-type="string" calcext:value-type="string">
            <text:p>ILOŚĆ M2 PORADNIA REHAB.DLA DZIECI</text:p>
          </table:table-cell>
          <table:table-cell table:number-columns-repeated="6"/>
        </table:table-row>
        <table:table-row table:style-name="ro1">
          <table:table-cell table:formula="of:=[.A2399]+1" office:value-type="float" office:value="3152" calcext:value-type="float">
            <text:p>3152</text:p>
          </table:table-cell>
          <table:table-cell office:value-type="float" office:value="590010204" calcext:value-type="float">
            <text:p>590010204</text:p>
          </table:table-cell>
          <table:table-cell office:value-type="string" calcext:value-type="string">
            <text:p>ILOŚĆ M2 KINEZYTERAPIA DLA DZIECI</text:p>
          </table:table-cell>
          <table:table-cell/>
          <table:table-cell office:value-type="string" calcext:value-type="string">
            <text:p>ILOŚĆ M2 KINEZYTERAPIA DLA DZIECI</text:p>
          </table:table-cell>
          <table:table-cell table:number-columns-repeated="6"/>
        </table:table-row>
        <table:table-row table:style-name="ro1">
          <table:table-cell table:formula="of:=[.A2400]+1" office:value-type="float" office:value="3153" calcext:value-type="float">
            <text:p>3153</text:p>
          </table:table-cell>
          <table:table-cell office:value-type="float" office:value="590010205" calcext:value-type="float">
            <text:p>590010205</text:p>
          </table:table-cell>
          <table:table-cell office:value-type="string" calcext:value-type="string">
            <text:p>ILOŚĆ M2 ODDZ.REHAB.DZIECI</text:p>
          </table:table-cell>
          <table:table-cell/>
          <table:table-cell office:value-type="string" calcext:value-type="string">
            <text:p>ILOŚĆ M2 ODDZ.REHAB.DZIECI</text:p>
          </table:table-cell>
          <table:table-cell table:number-columns-repeated="6"/>
        </table:table-row>
        <table:table-row table:style-name="ro1">
          <table:table-cell table:formula="of:=[.A2401]+1" office:value-type="float" office:value="3154" calcext:value-type="float">
            <text:p>3154</text:p>
          </table:table-cell>
          <table:table-cell office:value-type="float" office:value="590010301" calcext:value-type="float">
            <text:p>590010301</text:p>
          </table:table-cell>
          <table:table-cell office:value-type="string" calcext:value-type="string">
            <text:p>ILOŚĆ M2 SANATORIUM-MODRZEW</text:p>
          </table:table-cell>
          <table:table-cell/>
          <table:table-cell office:value-type="string" calcext:value-type="string">
            <text:p>ILOŚĆ M2 SANATORIUM-MODRZEW</text:p>
          </table:table-cell>
          <table:table-cell table:number-columns-repeated="6"/>
        </table:table-row>
        <table:table-row table:style-name="ro1">
          <table:table-cell table:formula="of:=[.A2402]+1" office:value-type="float" office:value="3155" calcext:value-type="float">
            <text:p>3155</text:p>
          </table:table-cell>
          <table:table-cell office:value-type="float" office:value="590010302" calcext:value-type="float">
            <text:p>590010302</text:p>
          </table:table-cell>
          <table:table-cell office:value-type="string" calcext:value-type="string">
            <text:p>ILOŚĆ M2 SANATORIUM-MAGNOLIA</text:p>
          </table:table-cell>
          <table:table-cell/>
          <table:table-cell office:value-type="string" calcext:value-type="string">
            <text:p>ILOŚĆ M2 SANATORIUM-MAGNOLIA</text:p>
          </table:table-cell>
          <table:table-cell table:number-columns-repeated="6"/>
        </table:table-row>
        <table:table-row table:style-name="ro1">
          <table:table-cell table:formula="of:=[.A2403]+1" office:value-type="float" office:value="3156" calcext:value-type="float">
            <text:p>3156</text:p>
          </table:table-cell>
          <table:table-cell office:value-type="float" office:value="590010303" calcext:value-type="float">
            <text:p>590010303</text:p>
          </table:table-cell>
          <table:table-cell office:value-type="string" calcext:value-type="string">
            <text:p>ILOŚĆ M2 SANATORIUM-WRZOS</text:p>
          </table:table-cell>
          <table:table-cell/>
          <table:table-cell office:value-type="string" calcext:value-type="string">
            <text:p>ILOŚĆ M2 SANATORIUM-WRZOS</text:p>
          </table:table-cell>
          <table:table-cell table:number-columns-repeated="6"/>
        </table:table-row>
        <table:table-row table:style-name="ro1">
          <table:table-cell table:formula="of:=[.A2404]+1" office:value-type="float" office:value="3157" calcext:value-type="float">
            <text:p>3157</text:p>
          </table:table-cell>
          <table:table-cell office:value-type="float" office:value="590010304" calcext:value-type="float">
            <text:p>590010304</text:p>
          </table:table-cell>
          <table:table-cell office:value-type="string" calcext:value-type="string">
            <text:p>ILOŚĆ M2 SANATORIUM-KROKUS</text:p>
          </table:table-cell>
          <table:table-cell/>
          <table:table-cell office:value-type="string" calcext:value-type="string">
            <text:p>ILOŚĆ M2 SANATORIUM-KROKUS</text:p>
          </table:table-cell>
          <table:table-cell table:number-columns-repeated="6"/>
        </table:table-row>
        <table:table-row table:style-name="ro1">
          <table:table-cell table:formula="of:=[.A2405]+1" office:value-type="float" office:value="3158" calcext:value-type="float">
            <text:p>3158</text:p>
          </table:table-cell>
          <table:table-cell office:value-type="float" office:value="590010305" calcext:value-type="float">
            <text:p>590010305</text:p>
          </table:table-cell>
          <table:table-cell office:value-type="string" calcext:value-type="string">
            <text:p>ILOŚĆ M2 SANATORIUM-AZALIA</text:p>
          </table:table-cell>
          <table:table-cell/>
          <table:table-cell office:value-type="string" calcext:value-type="string">
            <text:p>ILOŚĆ M2 SANATORIUM-AZALIA</text:p>
          </table:table-cell>
          <table:table-cell table:number-columns-repeated="6"/>
        </table:table-row>
        <table:table-row table:style-name="ro1">
          <table:table-cell table:formula="of:=[.A2406]+1" office:value-type="float" office:value="3159" calcext:value-type="float">
            <text:p>3159</text:p>
          </table:table-cell>
          <table:table-cell office:value-type="float" office:value="590010306" calcext:value-type="float">
            <text:p>590010306</text:p>
          </table:table-cell>
          <table:table-cell office:value-type="string" calcext:value-type="string">
            <text:p>ILOŚĆ M2 SANATORIUM-JASMIN</text:p>
          </table:table-cell>
          <table:table-cell/>
          <table:table-cell office:value-type="string" calcext:value-type="string">
            <text:p>ILOŚĆ M2 SANATORIUM-JASMIN</text:p>
          </table:table-cell>
          <table:table-cell table:number-columns-repeated="6"/>
        </table:table-row>
        <table:table-row table:style-name="ro1">
          <table:table-cell table:formula="of:=[.A2407]+1" office:value-type="float" office:value="3160" calcext:value-type="float">
            <text:p>3160</text:p>
          </table:table-cell>
          <table:table-cell office:value-type="float" office:value="590010307" calcext:value-type="float">
            <text:p>590010307</text:p>
          </table:table-cell>
          <table:table-cell office:value-type="string" calcext:value-type="string">
            <text:p>ILOŚĆ M2 SANATORIUM-LIMBA</text:p>
          </table:table-cell>
          <table:table-cell/>
          <table:table-cell office:value-type="string" calcext:value-type="string">
            <text:p>ILOŚĆ M2 SANATORIUM-LIMBA</text:p>
          </table:table-cell>
          <table:table-cell table:number-columns-repeated="6"/>
        </table:table-row>
        <table:table-row table:style-name="ro1">
          <table:table-cell table:formula="of:=[.A2408]+1" office:value-type="float" office:value="3161" calcext:value-type="float">
            <text:p>3161</text:p>
          </table:table-cell>
          <table:table-cell office:value-type="float" office:value="590010401" calcext:value-type="float">
            <text:p>590010401</text:p>
          </table:table-cell>
          <table:table-cell office:value-type="string" calcext:value-type="string">
            <text:p>ILOŚĆ M2 ZPL - PWILON I</text:p>
          </table:table-cell>
          <table:table-cell/>
          <table:table-cell office:value-type="string" calcext:value-type="string">
            <text:p>ILOŚĆ M2 ZPL - PWILON I</text:p>
          </table:table-cell>
          <table:table-cell table:number-columns-repeated="6"/>
        </table:table-row>
        <table:table-row table:style-name="ro1">
          <table:table-cell table:formula="of:=[.A2409]+1" office:value-type="float" office:value="3162" calcext:value-type="float">
            <text:p>3162</text:p>
          </table:table-cell>
          <table:table-cell office:value-type="float" office:value="590010402" calcext:value-type="float">
            <text:p>590010402</text:p>
          </table:table-cell>
          <table:table-cell office:value-type="string" calcext:value-type="string">
            <text:p>ILOŚĆ M2 ZPL - PWILON II</text:p>
          </table:table-cell>
          <table:table-cell/>
          <table:table-cell office:value-type="string" calcext:value-type="string">
            <text:p>ILOŚĆ M2 ZPL - PWILON II</text:p>
          </table:table-cell>
          <table:table-cell table:number-columns-repeated="6"/>
        </table:table-row>
        <table:table-row table:style-name="ro1">
          <table:table-cell table:formula="of:=[.A2410]+1" office:value-type="float" office:value="3163" calcext:value-type="float">
            <text:p>3163</text:p>
          </table:table-cell>
          <table:table-cell office:value-type="float" office:value="590010403" calcext:value-type="float">
            <text:p>590010403</text:p>
          </table:table-cell>
          <table:table-cell office:value-type="string" calcext:value-type="string">
            <text:p>ILOŚĆ M2 ZPL - PAWILON III</text:p>
          </table:table-cell>
          <table:table-cell/>
          <table:table-cell office:value-type="string" calcext:value-type="string">
            <text:p>ILOŚĆ M2 ZPL - PAWILON III</text:p>
          </table:table-cell>
          <table:table-cell table:number-columns-repeated="6"/>
        </table:table-row>
        <table:table-row table:style-name="ro1">
          <table:table-cell table:formula="of:=[.A2411]+1" office:value-type="float" office:value="3164" calcext:value-type="float">
            <text:p>3164</text:p>
          </table:table-cell>
          <table:table-cell office:value-type="float" office:value="590010404" calcext:value-type="float">
            <text:p>590010404</text:p>
          </table:table-cell>
          <table:table-cell office:value-type="string" calcext:value-type="string">
            <text:p>ILOŚĆ M2 ZPL - PAWILON IV</text:p>
          </table:table-cell>
          <table:table-cell/>
          <table:table-cell office:value-type="string" calcext:value-type="string">
            <text:p>ILOŚĆ M2 ZPL - PAWILON IV</text:p>
          </table:table-cell>
          <table:table-cell table:number-columns-repeated="6"/>
        </table:table-row>
        <table:table-row table:style-name="ro1">
          <table:table-cell table:formula="of:=[.A2412]+1" office:value-type="float" office:value="3165" calcext:value-type="float">
            <text:p>3165</text:p>
          </table:table-cell>
          <table:table-cell office:value-type="float" office:value="590010405" calcext:value-type="float">
            <text:p>590010405</text:p>
          </table:table-cell>
          <table:table-cell office:value-type="string" calcext:value-type="string">
            <text:p>ILOŚĆ M2 PAWILON 0</text:p>
          </table:table-cell>
          <table:table-cell/>
          <table:table-cell office:value-type="string" calcext:value-type="string">
            <text:p>ILOŚĆ M2 PAWILON 0</text:p>
          </table:table-cell>
          <table:table-cell table:number-columns-repeated="6"/>
        </table:table-row>
        <table:table-row table:style-name="ro1">
          <table:table-cell table:formula="of:=[.A2413]+1" office:value-type="float" office:value="3166" calcext:value-type="float">
            <text:p>3166</text:p>
          </table:table-cell>
          <table:table-cell office:value-type="float" office:value="590010406" calcext:value-type="float">
            <text:p>590010406</text:p>
          </table:table-cell>
          <table:table-cell office:value-type="string" calcext:value-type="string">
            <text:p>ILOŚĆ M2 KRIOKOMORA</text:p>
          </table:table-cell>
          <table:table-cell/>
          <table:table-cell office:value-type="string" calcext:value-type="string">
            <text:p>ILOŚĆ M2 KRIOKOMORA</text:p>
          </table:table-cell>
          <table:table-cell table:number-columns-repeated="6"/>
        </table:table-row>
        <table:table-row table:style-name="ro1">
          <table:table-cell table:formula="of:=[.A2414]+1" office:value-type="float" office:value="3167" calcext:value-type="float">
            <text:p>3167</text:p>
          </table:table-cell>
          <table:table-cell office:value-type="float" office:value="590010407" calcext:value-type="float">
            <text:p>590010407</text:p>
          </table:table-cell>
          <table:table-cell office:value-type="string" calcext:value-type="string">
            <text:p>ILOŚĆ M2 JASKINIA SOLNA</text:p>
          </table:table-cell>
          <table:table-cell/>
          <table:table-cell office:value-type="string" calcext:value-type="string">
            <text:p>ILOŚĆ M2 JASKINIA SOLNA</text:p>
          </table:table-cell>
          <table:table-cell table:number-columns-repeated="6"/>
        </table:table-row>
        <table:table-row table:style-name="ro1">
          <table:table-cell table:formula="of:=[.A2415]+1" office:value-type="float" office:value="3168" calcext:value-type="float">
            <text:p>3168</text:p>
          </table:table-cell>
          <table:table-cell office:value-type="float" office:value="590010408" calcext:value-type="float">
            <text:p>590010408</text:p>
          </table:table-cell>
          <table:table-cell office:value-type="string" calcext:value-type="string">
            <text:p>ILOŚĆ M2 ODNOWA BIOLOGICZNA</text:p>
          </table:table-cell>
          <table:table-cell/>
          <table:table-cell office:value-type="string" calcext:value-type="string">
            <text:p>ILOŚĆ M2 ODNOWA BIOLOGICZNA</text:p>
          </table:table-cell>
          <table:table-cell table:number-columns-repeated="6"/>
        </table:table-row>
        <table:table-row table:style-name="ro1">
          <table:table-cell table:formula="of:=[.A2416]+1" office:value-type="float" office:value="3169" calcext:value-type="float">
            <text:p>3169</text:p>
          </table:table-cell>
          <table:table-cell office:value-type="float" office:value="590010501" calcext:value-type="float">
            <text:p>590010501</text:p>
          </table:table-cell>
          <table:table-cell office:value-type="string" calcext:value-type="string">
            <text:p>ILOŚĆ M2 PORADNIA REHABILITACYJNA</text:p>
          </table:table-cell>
          <table:table-cell/>
          <table:table-cell office:value-type="string" calcext:value-type="string">
            <text:p>ILOŚĆ M2 PORADNIA REHABILITACYJNA</text:p>
          </table:table-cell>
          <table:table-cell table:number-columns-repeated="6"/>
        </table:table-row>
        <table:table-row table:style-name="ro1">
          <table:table-cell table:formula="of:=[.A2417]+1" office:value-type="float" office:value="3170" calcext:value-type="float">
            <text:p>3170</text:p>
          </table:table-cell>
          <table:table-cell office:value-type="float" office:value="590010502" calcext:value-type="float">
            <text:p>590010502</text:p>
          </table:table-cell>
          <table:table-cell office:value-type="string" calcext:value-type="string">
            <text:p>ILOŚĆ M2 PORADNIA REUMATOLOGICZNA</text:p>
          </table:table-cell>
          <table:table-cell/>
          <table:table-cell office:value-type="string" calcext:value-type="string">
            <text:p>ILOŚĆ M2 PORADNIA REUMATOLOGICZNA</text:p>
          </table:table-cell>
          <table:table-cell table:number-columns-repeated="6"/>
        </table:table-row>
        <table:table-row table:style-name="ro1">
          <table:table-cell table:formula="of:=[.A2418]+1" office:value-type="float" office:value="3171" calcext:value-type="float">
            <text:p>3171</text:p>
          </table:table-cell>
          <table:table-cell office:value-type="float" office:value="590010503" calcext:value-type="float">
            <text:p>590010503</text:p>
          </table:table-cell>
          <table:table-cell office:value-type="string" calcext:value-type="string">
            <text:p>ILOŚĆ M2 PORADNIA AMBULATORYJNA</text:p>
          </table:table-cell>
          <table:table-cell/>
          <table:table-cell office:value-type="string" calcext:value-type="string">
            <text:p>ILOŚĆ M2 PORADNIA AMBULATORYJNA</text:p>
          </table:table-cell>
          <table:table-cell table:number-columns-repeated="6"/>
        </table:table-row>
        <table:table-row table:style-name="ro1">
          <table:table-cell table:formula="of:=[.A2419]+1" office:value-type="float" office:value="3172" calcext:value-type="float">
            <text:p>3172</text:p>
          </table:table-cell>
          <table:table-cell office:value-type="float" office:value="590010504" calcext:value-type="float">
            <text:p>590010504</text:p>
          </table:table-cell>
          <table:table-cell office:value-type="string" calcext:value-type="string">
            <text:p>ILOŚĆ M2 PORADNIA MED.PRACY</text:p>
          </table:table-cell>
          <table:table-cell/>
          <table:table-cell office:value-type="string" calcext:value-type="string">
            <text:p>ILOŚĆ M2 PORADNIA MED.PRACY</text:p>
          </table:table-cell>
          <table:table-cell table:number-columns-repeated="6"/>
        </table:table-row>
        <table:table-row table:style-name="ro1">
          <table:table-cell table:formula="of:=[.A2420]+1" office:value-type="float" office:value="3173" calcext:value-type="float">
            <text:p>3173</text:p>
          </table:table-cell>
          <table:table-cell office:value-type="float" office:value="590010505" calcext:value-type="float">
            <text:p>590010505</text:p>
          </table:table-cell>
          <table:table-cell office:value-type="string" calcext:value-type="string">
            <text:p>ILOŚĆ M2 PORADNIA OTOLARYNGOLOGICZNA</text:p>
          </table:table-cell>
          <table:table-cell/>
          <table:table-cell office:value-type="string" calcext:value-type="string">
            <text:p>ILOŚĆ M2 PORADNIA OTOLARYNGOLOGICZNA</text:p>
          </table:table-cell>
          <table:table-cell table:number-columns-repeated="6"/>
        </table:table-row>
        <table:table-row table:style-name="ro1">
          <table:table-cell table:formula="of:=[.A2421]+1" office:value-type="float" office:value="3174" calcext:value-type="float">
            <text:p>3174</text:p>
          </table:table-cell>
          <table:table-cell office:value-type="float" office:value="590010508" calcext:value-type="float">
            <text:p>590010508</text:p>
          </table:table-cell>
          <table:table-cell office:value-type="string" calcext:value-type="string">
            <text:p>ILOŚĆ M2 FIZJOTERAPIA AMBULATORYJNA</text:p>
          </table:table-cell>
          <table:table-cell/>
          <table:table-cell office:value-type="string" calcext:value-type="string">
            <text:p>ILOŚĆ M2 FIZJOTERAPIA AMBULATORYJNA</text:p>
          </table:table-cell>
          <table:table-cell table:number-columns-repeated="6"/>
        </table:table-row>
        <table:table-row table:style-name="ro1">
          <table:table-cell table:formula="of:=[.A2422]+1" office:value-type="float" office:value="3175" calcext:value-type="float">
            <text:p>3175</text:p>
          </table:table-cell>
          <table:table-cell office:value-type="float" office:value="590010601" calcext:value-type="float">
            <text:p>590010601</text:p>
          </table:table-cell>
          <table:table-cell office:value-type="string" calcext:value-type="string">
            <text:p>ILOŚĆ M2 PRACOWNIA RTG</text:p>
          </table:table-cell>
          <table:table-cell/>
          <table:table-cell office:value-type="string" calcext:value-type="string">
            <text:p>ILOŚĆ M2 PRACOWNIA RTG</text:p>
          </table:table-cell>
          <table:table-cell table:number-columns-repeated="6"/>
        </table:table-row>
        <table:table-row table:style-name="ro1">
          <table:table-cell table:formula="of:=[.A2423]+1" office:value-type="float" office:value="3176" calcext:value-type="float">
            <text:p>3176</text:p>
          </table:table-cell>
          <table:table-cell office:value-type="float" office:value="590010603" calcext:value-type="float">
            <text:p>590010603</text:p>
          </table:table-cell>
          <table:table-cell office:value-type="string" calcext:value-type="string">
            <text:p>ILOŚĆ M2 PRACOWNIA SPIROMETRII</text:p>
          </table:table-cell>
          <table:table-cell/>
          <table:table-cell office:value-type="string" calcext:value-type="string">
            <text:p>ILOŚĆ M2 PRACOWNIA SPIROMETRII</text:p>
          </table:table-cell>
          <table:table-cell table:number-columns-repeated="6"/>
        </table:table-row>
        <table:table-row table:style-name="ro1">
          <table:table-cell table:formula="of:=[.A2424]+1" office:value-type="float" office:value="3177" calcext:value-type="float">
            <text:p>3177</text:p>
          </table:table-cell>
          <table:table-cell office:value-type="float" office:value="590010605" calcext:value-type="float">
            <text:p>590010605</text:p>
          </table:table-cell>
          <table:table-cell office:value-type="string" calcext:value-type="string">
            <text:p>ILOŚĆ M2 LABORATORIUM ANALITYCZNE</text:p>
          </table:table-cell>
          <table:table-cell/>
          <table:table-cell office:value-type="string" calcext:value-type="string">
            <text:p>ILOŚĆ M2 LABORATORIUM ANALITYCZNE</text:p>
          </table:table-cell>
          <table:table-cell table:number-columns-repeated="6"/>
        </table:table-row>
        <table:table-row table:style-name="ro1">
          <table:table-cell table:formula="of:=[.A2425]+1" office:value-type="float" office:value="3178" calcext:value-type="float">
            <text:p>3178</text:p>
          </table:table-cell>
          <table:table-cell office:value-type="float" office:value="590013100" calcext:value-type="float">
            <text:p>590013100</text:p>
          </table:table-cell>
          <table:table-cell office:value-type="string" calcext:value-type="string">
            <text:p>ILOŚĆ M2 PUNKT APTECZNY</text:p>
          </table:table-cell>
          <table:table-cell/>
          <table:table-cell office:value-type="string" calcext:value-type="string">
            <text:p>ILOŚĆ M2 PUNKT APTECZNY</text:p>
          </table:table-cell>
          <table:table-cell table:number-columns-repeated="6"/>
        </table:table-row>
        <table:table-row table:style-name="ro1">
          <table:table-cell table:formula="of:=[.A2426]+1" office:value-type="float" office:value="3179" calcext:value-type="float">
            <text:p>3179</text:p>
          </table:table-cell>
          <table:table-cell office:value-type="float" office:value="590013101" calcext:value-type="float">
            <text:p>590013101</text:p>
          </table:table-cell>
          <table:table-cell office:value-type="string" calcext:value-type="string">
            <text:p>ILOŚĆ M2 KOTŁOWNIA CENTRALNA</text:p>
          </table:table-cell>
          <table:table-cell/>
          <table:table-cell office:value-type="string" calcext:value-type="string">
            <text:p>ILOŚĆ M2 KOTŁOWNIA CENTRALNA</text:p>
          </table:table-cell>
          <table:table-cell table:number-columns-repeated="6"/>
        </table:table-row>
        <table:table-row table:style-name="ro1">
          <table:table-cell table:formula="of:=[.A2427]+1" office:value-type="float" office:value="3180" calcext:value-type="float">
            <text:p>3180</text:p>
          </table:table-cell>
          <table:table-cell office:value-type="float" office:value="590013202" calcext:value-type="float">
            <text:p>590013202</text:p>
          </table:table-cell>
          <table:table-cell office:value-type="string" calcext:value-type="string">
            <text:p>ILOŚĆ M2 WARSZTAT UTRZYMANIA RUCHU</text:p>
          </table:table-cell>
          <table:table-cell/>
          <table:table-cell office:value-type="string" calcext:value-type="string">
            <text:p>ILOŚĆ M2 WARSZTAT UTRZYMANIA RUCHU</text:p>
          </table:table-cell>
          <table:table-cell table:number-columns-repeated="6"/>
        </table:table-row>
        <table:table-row table:style-name="ro1">
          <table:table-cell table:formula="of:=[.A2428]+1" office:value-type="float" office:value="3181" calcext:value-type="float">
            <text:p>3181</text:p>
          </table:table-cell>
          <table:table-cell office:value-type="float" office:value="590013301" calcext:value-type="float">
            <text:p>590013301</text:p>
          </table:table-cell>
          <table:table-cell office:value-type="string" calcext:value-type="string">
            <text:p>ILOŚĆ M2 KUCHNIA</text:p>
          </table:table-cell>
          <table:table-cell/>
          <table:table-cell office:value-type="string" calcext:value-type="string">
            <text:p>ILOŚĆ M2 KUCHNIA</text:p>
          </table:table-cell>
          <table:table-cell table:number-columns-repeated="6"/>
        </table:table-row>
        <table:table-row table:style-name="ro1">
          <table:table-cell table:formula="of:=[.A2429]+1" office:value-type="float" office:value="3182" calcext:value-type="float">
            <text:p>3182</text:p>
          </table:table-cell>
          <table:table-cell office:value-type="float" office:value="590013302" calcext:value-type="float">
            <text:p>590013302</text:p>
          </table:table-cell>
          <table:table-cell office:value-type="string" calcext:value-type="string">
            <text:p>ILOŚĆ M2 STOŁÓWKA - SALON GIER</text:p>
          </table:table-cell>
          <table:table-cell/>
          <table:table-cell office:value-type="string" calcext:value-type="string">
            <text:p>ILOŚĆ M2 STOŁÓWKA - SALON GIER</text:p>
          </table:table-cell>
          <table:table-cell table:number-columns-repeated="6"/>
        </table:table-row>
        <table:table-row table:style-name="ro1">
          <table:table-cell table:formula="of:=[.A2430]+1" office:value-type="float" office:value="3183" calcext:value-type="float">
            <text:p>3183</text:p>
          </table:table-cell>
          <table:table-cell office:value-type="float" office:value="590013501" calcext:value-type="float">
            <text:p>590013501</text:p>
          </table:table-cell>
          <table:table-cell office:value-type="string" calcext:value-type="string">
            <text:p>ILOŚĆ M2 BLOK III UZDROWISKOW 65</text:p>
          </table:table-cell>
          <table:table-cell/>
          <table:table-cell office:value-type="string" calcext:value-type="string">
            <text:p>ILOŚĆ M2 BLOK III UZDROWISKOW 65</text:p>
          </table:table-cell>
          <table:table-cell table:number-columns-repeated="6"/>
        </table:table-row>
        <table:table-row table:style-name="ro1">
          <table:table-cell table:formula="of:=[.A2431]+1" office:value-type="float" office:value="3184" calcext:value-type="float">
            <text:p>3184</text:p>
          </table:table-cell>
          <table:table-cell office:value-type="float" office:value="590013701" calcext:value-type="float">
            <text:p>590013701</text:p>
          </table:table-cell>
          <table:table-cell office:value-type="string" calcext:value-type="string">
            <text:p>ILOŚĆ M2 ZAKŁ.GÓRNICZY-BOROWINA</text:p>
          </table:table-cell>
          <table:table-cell/>
          <table:table-cell office:value-type="string" calcext:value-type="string">
            <text:p>ILOŚĆ M2 ZAKŁ.GÓRNICZY-BOROWINA</text:p>
          </table:table-cell>
          <table:table-cell table:number-columns-repeated="6"/>
        </table:table-row>
        <table:table-row table:style-name="ro1">
          <table:table-cell table:formula="of:=[.A2432]+1" office:value-type="float" office:value="3185" calcext:value-type="float">
            <text:p>3185</text:p>
          </table:table-cell>
          <table:table-cell office:value-type="float" office:value="590013702" calcext:value-type="float">
            <text:p>590013702</text:p>
          </table:table-cell>
          <table:table-cell office:value-type="string" calcext:value-type="string">
            <text:p>ILOŚĆ M2 ZAKŁ.GÓRNICZY-SOLANKA</text:p>
          </table:table-cell>
          <table:table-cell/>
          <table:table-cell office:value-type="string" calcext:value-type="string">
            <text:p>ILOŚĆ M2 ZAKŁ.GÓRNICZY-SOLANKA</text:p>
          </table:table-cell>
          <table:table-cell table:number-columns-repeated="6"/>
        </table:table-row>
        <table:table-row table:style-name="ro1">
          <table:table-cell table:formula="of:=[.A2433]+1" office:value-type="float" office:value="3186" calcext:value-type="float">
            <text:p>3186</text:p>
          </table:table-cell>
          <table:table-cell office:value-type="float" office:value="590013801" calcext:value-type="float">
            <text:p>590013801</text:p>
          </table:table-cell>
          <table:table-cell office:value-type="string" calcext:value-type="string">
            <text:p>ILOŚĆ M2 OGRÓD</text:p>
          </table:table-cell>
          <table:table-cell/>
          <table:table-cell office:value-type="string" calcext:value-type="string">
            <text:p>ILOŚĆ M2 OGRÓD</text:p>
          </table:table-cell>
          <table:table-cell table:number-columns-repeated="6"/>
        </table:table-row>
        <table:table-row table:style-name="ro1">
          <table:table-cell table:formula="of:=[.A2434]+1" office:value-type="float" office:value="3187" calcext:value-type="float">
            <text:p>3187</text:p>
          </table:table-cell>
          <table:table-cell office:value-type="float" office:value="590013901" calcext:value-type="float">
            <text:p>590013901</text:p>
          </table:table-cell>
          <table:table-cell office:value-type="string" calcext:value-type="string">
            <text:p>ILOŚĆ M2 BIURO USŁUG</text:p>
          </table:table-cell>
          <table:table-cell/>
          <table:table-cell office:value-type="string" calcext:value-type="string">
            <text:p>ILOŚĆ M2 BIURO USŁUG</text:p>
          </table:table-cell>
          <table:table-cell table:number-columns-repeated="6"/>
        </table:table-row>
        <table:table-row table:style-name="ro1">
          <table:table-cell table:formula="of:=[.A2435]+1" office:value-type="float" office:value="3188" calcext:value-type="float">
            <text:p>3188</text:p>
          </table:table-cell>
          <table:table-cell office:value-type="float" office:value="590015101" calcext:value-type="float">
            <text:p>590015101</text:p>
          </table:table-cell>
          <table:table-cell office:value-type="string" calcext:value-type="string">
            <text:p>ILOŚĆ M2 KOSZTY OGÓLNOZAKŁADOWE</text:p>
          </table:table-cell>
          <table:table-cell/>
          <table:table-cell office:value-type="string" calcext:value-type="string">
            <text:p>ILOŚĆ M2 KOSZTY OGÓLNOZAKŁADOWE</text:p>
          </table:table-cell>
          <table:table-cell table:number-columns-repeated="6"/>
        </table:table-row>
        <table:table-row table:style-name="ro1">
          <table:table-cell table:formula="of:=[.A2436]+1" office:value-type="float" office:value="3189" calcext:value-type="float">
            <text:p>3189</text:p>
          </table:table-cell>
          <table:table-cell office:value-type="float" office:value="590015102" calcext:value-type="float">
            <text:p>590015102</text:p>
          </table:table-cell>
          <table:table-cell office:value-type="string" calcext:value-type="string">
            <text:p>ILOŚĆ M2 DZIERŻAWCY</text:p>
          </table:table-cell>
          <table:table-cell/>
          <table:table-cell office:value-type="string" calcext:value-type="string">
            <text:p>ILOŚĆ M2 DZIERŻAWCY</text:p>
          </table:table-cell>
          <table:table-cell table:number-columns-repeated="6"/>
        </table:table-row>
        <table:table-row table:style-name="ro1">
          <table:table-cell table:formula="of:=[.A2437]+1" office:value-type="float" office:value="3190" calcext:value-type="float">
            <text:p>3190</text:p>
          </table:table-cell>
          <table:table-cell office:value-type="float" office:value="590015103" calcext:value-type="float">
            <text:p>590015103</text:p>
          </table:table-cell>
          <table:table-cell office:value-type="string" calcext:value-type="string">
            <text:p>ILOŚĆ M2 ADMINISTRCJA</text:p>
          </table:table-cell>
          <table:table-cell/>
          <table:table-cell office:value-type="string" calcext:value-type="string">
            <text:p>ILOŚĆ M2 ADMINISTRCJA</text:p>
          </table:table-cell>
          <table:table-cell table:number-columns-repeated="6"/>
        </table:table-row>
        <table:table-row table:style-name="ro1">
          <table:table-cell table:formula="of:=[.A2438]+1" office:value-type="float" office:value="3191" calcext:value-type="float">
            <text:p>3191</text:p>
          </table:table-cell>
          <table:table-cell office:value-type="float" office:value="590015105" calcext:value-type="float">
            <text:p>590015105</text:p>
          </table:table-cell>
          <table:table-cell office:value-type="string" calcext:value-type="string">
            <text:p>ILOŚĆ M2 DOSIM</text:p>
          </table:table-cell>
          <table:table-cell/>
          <table:table-cell office:value-type="string" calcext:value-type="string">
            <text:p>ILOŚĆ M2 DOSIM</text:p>
          </table:table-cell>
          <table:table-cell table:number-columns-repeated="6"/>
        </table:table-row>
        <table:table-row table:style-name="ro1">
          <table:table-cell table:formula="of:=[.A2439]+1" office:value-type="float" office:value="3192" calcext:value-type="float">
            <text:p>3192</text:p>
          </table:table-cell>
          <table:table-cell office:value-type="float" office:value="590020101" calcext:value-type="float">
            <text:p>590020101</text:p>
          </table:table-cell>
          <table:table-cell office:value-type="string" calcext:value-type="string">
            <text:p>ILOŚĆ ETAT SZPITAL - REUMATOLOGIA</text:p>
          </table:table-cell>
          <table:table-cell/>
          <table:table-cell office:value-type="string" calcext:value-type="string">
            <text:p>ILOŚĆ ETAT SZPITAL - REUMATOLOGIA</text:p>
          </table:table-cell>
          <table:table-cell table:number-columns-repeated="6"/>
        </table:table-row>
        <table:table-row table:style-name="ro1">
          <table:table-cell table:formula="of:=[.A2440]+1" office:value-type="float" office:value="3193" calcext:value-type="float">
            <text:p>3193</text:p>
          </table:table-cell>
          <table:table-cell office:value-type="float" office:value="590020103" calcext:value-type="float">
            <text:p>590020103</text:p>
          </table:table-cell>
          <table:table-cell office:value-type="string" calcext:value-type="string">
            <text:p>ILOŚĆ ETAT SZPITAL - REHABILITACJA</text:p>
          </table:table-cell>
          <table:table-cell/>
          <table:table-cell office:value-type="string" calcext:value-type="string">
            <text:p>ILOŚĆ ETAT SZPITAL - REHABILITACJA</text:p>
          </table:table-cell>
          <table:table-cell table:number-columns-repeated="6"/>
        </table:table-row>
        <table:table-row table:style-name="ro1">
          <table:table-cell table:formula="of:=[.A2441]+1" office:value-type="float" office:value="3194" calcext:value-type="float">
            <text:p>3194</text:p>
          </table:table-cell>
          <table:table-cell office:value-type="float" office:value="590020104" calcext:value-type="float">
            <text:p>590020104</text:p>
          </table:table-cell>
          <table:table-cell office:value-type="string" calcext:value-type="string">
            <text:p>ILOŚĆ ETAT SALA GIMNASTYCZNA W SZPITALU</text:p>
          </table:table-cell>
          <table:table-cell/>
          <table:table-cell office:value-type="string" calcext:value-type="string">
            <text:p>ILOŚĆ ETAT SALA GIMNASTYCZNA W SZPITALU</text:p>
          </table:table-cell>
          <table:table-cell table:number-columns-repeated="6"/>
        </table:table-row>
        <table:table-row table:style-name="ro1">
          <table:table-cell table:formula="of:=[.A2442]+1" office:value-type="float" office:value="3195" calcext:value-type="float">
            <text:p>3195</text:p>
          </table:table-cell>
          <table:table-cell office:value-type="float" office:value="590020201" calcext:value-type="float">
            <text:p>590020201</text:p>
          </table:table-cell>
          <table:table-cell office:value-type="string" calcext:value-type="string">
            <text:p>ILOŚĆ ETAT SANAT.DLA DZIECI</text:p>
          </table:table-cell>
          <table:table-cell/>
          <table:table-cell office:value-type="string" calcext:value-type="string">
            <text:p>ILOŚĆ ETAT SANAT.DLA DZIECI</text:p>
          </table:table-cell>
          <table:table-cell table:number-columns-repeated="6"/>
        </table:table-row>
        <table:table-row table:style-name="ro1">
          <table:table-cell table:formula="of:=[.A2443]+1" office:value-type="float" office:value="3196" calcext:value-type="float">
            <text:p>3196</text:p>
          </table:table-cell>
          <table:table-cell office:value-type="float" office:value="590020202" calcext:value-type="float">
            <text:p>590020202</text:p>
          </table:table-cell>
          <table:table-cell office:value-type="string" calcext:value-type="string">
            <text:p>ILOŚĆ ETAT PORADNIA REHAB.DLA DZIECI</text:p>
          </table:table-cell>
          <table:table-cell/>
          <table:table-cell office:value-type="string" calcext:value-type="string">
            <text:p>ILOŚĆ ETAT PORADNIA REHAB.DLA DZIECI</text:p>
          </table:table-cell>
          <table:table-cell table:number-columns-repeated="6"/>
        </table:table-row>
        <table:table-row table:style-name="ro1">
          <table:table-cell table:formula="of:=[.A2444]+1" office:value-type="float" office:value="3197" calcext:value-type="float">
            <text:p>3197</text:p>
          </table:table-cell>
          <table:table-cell office:value-type="float" office:value="590020204" calcext:value-type="float">
            <text:p>590020204</text:p>
          </table:table-cell>
          <table:table-cell office:value-type="string" calcext:value-type="string">
            <text:p>ILOŚĆ ETAT KINEZYTERAPIA DLA DZIECI</text:p>
          </table:table-cell>
          <table:table-cell/>
          <table:table-cell office:value-type="string" calcext:value-type="string">
            <text:p>ILOŚĆ ETAT KINEZYTERAPIA DLA DZIECI</text:p>
          </table:table-cell>
          <table:table-cell table:number-columns-repeated="6"/>
        </table:table-row>
        <table:table-row table:style-name="ro1">
          <table:table-cell table:formula="of:=[.A2445]+1" office:value-type="float" office:value="3198" calcext:value-type="float">
            <text:p>3198</text:p>
          </table:table-cell>
          <table:table-cell office:value-type="float" office:value="590020205" calcext:value-type="float">
            <text:p>590020205</text:p>
          </table:table-cell>
          <table:table-cell office:value-type="string" calcext:value-type="string">
            <text:p>ILOŚĆ ETAT ODDZ.REHAB.DZIECI</text:p>
          </table:table-cell>
          <table:table-cell/>
          <table:table-cell office:value-type="string" calcext:value-type="string">
            <text:p>ILOŚĆ ETAT ODDZ.REHAB.DZIECI</text:p>
          </table:table-cell>
          <table:table-cell table:number-columns-repeated="6"/>
        </table:table-row>
        <table:table-row table:style-name="ro1">
          <table:table-cell table:formula="of:=[.A2446]+1" office:value-type="float" office:value="3199" calcext:value-type="float">
            <text:p>3199</text:p>
          </table:table-cell>
          <table:table-cell office:value-type="float" office:value="590020301" calcext:value-type="float">
            <text:p>590020301</text:p>
          </table:table-cell>
          <table:table-cell office:value-type="string" calcext:value-type="string">
            <text:p>ILOŚĆ ETAT SANATORIUM-MODRZEW</text:p>
          </table:table-cell>
          <table:table-cell/>
          <table:table-cell office:value-type="string" calcext:value-type="string">
            <text:p>ILOŚĆ ETAT SANATORIUM-MODRZEW</text:p>
          </table:table-cell>
          <table:table-cell table:number-columns-repeated="6"/>
        </table:table-row>
        <table:table-row table:style-name="ro1">
          <table:table-cell table:formula="of:=[.A2447]+1" office:value-type="float" office:value="3200" calcext:value-type="float">
            <text:p>3200</text:p>
          </table:table-cell>
          <table:table-cell office:value-type="float" office:value="590020302" calcext:value-type="float">
            <text:p>590020302</text:p>
          </table:table-cell>
          <table:table-cell office:value-type="string" calcext:value-type="string">
            <text:p>ILOŚĆ ETAT SANATORIUM-MAGNOLIA</text:p>
          </table:table-cell>
          <table:table-cell/>
          <table:table-cell office:value-type="string" calcext:value-type="string">
            <text:p>ILOŚĆ ETAT SANATORIUM-MAGNOLIA</text:p>
          </table:table-cell>
          <table:table-cell table:number-columns-repeated="6"/>
        </table:table-row>
        <table:table-row table:style-name="ro1">
          <table:table-cell table:formula="of:=[.A2448]+1" office:value-type="float" office:value="3201" calcext:value-type="float">
            <text:p>3201</text:p>
          </table:table-cell>
          <table:table-cell office:value-type="float" office:value="590020303" calcext:value-type="float">
            <text:p>590020303</text:p>
          </table:table-cell>
          <table:table-cell office:value-type="string" calcext:value-type="string">
            <text:p>ILOŚĆ ETAT SANATORIUM-WRZOS</text:p>
          </table:table-cell>
          <table:table-cell/>
          <table:table-cell office:value-type="string" calcext:value-type="string">
            <text:p>ILOŚĆ ETAT SANATORIUM-WRZOS</text:p>
          </table:table-cell>
          <table:table-cell table:number-columns-repeated="6"/>
        </table:table-row>
        <table:table-row table:style-name="ro1">
          <table:table-cell table:formula="of:=[.A2449]+1" office:value-type="float" office:value="3202" calcext:value-type="float">
            <text:p>3202</text:p>
          </table:table-cell>
          <table:table-cell office:value-type="float" office:value="590020304" calcext:value-type="float">
            <text:p>590020304</text:p>
          </table:table-cell>
          <table:table-cell office:value-type="string" calcext:value-type="string">
            <text:p>ILOŚĆ ETAT SANATORIUM-KROKUS</text:p>
          </table:table-cell>
          <table:table-cell/>
          <table:table-cell office:value-type="string" calcext:value-type="string">
            <text:p>ILOŚĆ ETAT SANATORIUM-KROKUS</text:p>
          </table:table-cell>
          <table:table-cell table:number-columns-repeated="6"/>
        </table:table-row>
        <table:table-row table:style-name="ro1">
          <table:table-cell table:formula="of:=[.A2450]+1" office:value-type="float" office:value="3203" calcext:value-type="float">
            <text:p>3203</text:p>
          </table:table-cell>
          <table:table-cell office:value-type="float" office:value="590020305" calcext:value-type="float">
            <text:p>590020305</text:p>
          </table:table-cell>
          <table:table-cell office:value-type="string" calcext:value-type="string">
            <text:p>ILOŚĆ ETAT SANATORIUM-AZALIA</text:p>
          </table:table-cell>
          <table:table-cell/>
          <table:table-cell office:value-type="string" calcext:value-type="string">
            <text:p>ILOŚĆ ETAT SANATORIUM-AZALIA</text:p>
          </table:table-cell>
          <table:table-cell table:number-columns-repeated="6"/>
        </table:table-row>
        <table:table-row table:style-name="ro1">
          <table:table-cell table:formula="of:=[.A2451]+1" office:value-type="float" office:value="3204" calcext:value-type="float">
            <text:p>3204</text:p>
          </table:table-cell>
          <table:table-cell office:value-type="float" office:value="590020306" calcext:value-type="float">
            <text:p>590020306</text:p>
          </table:table-cell>
          <table:table-cell office:value-type="string" calcext:value-type="string">
            <text:p>ILOŚĆ ETAT SANATORIUM-JASMIN</text:p>
          </table:table-cell>
          <table:table-cell/>
          <table:table-cell office:value-type="string" calcext:value-type="string">
            <text:p>ILOŚĆ ETAT SANATORIUM-JASMIN</text:p>
          </table:table-cell>
          <table:table-cell table:number-columns-repeated="6"/>
        </table:table-row>
        <table:table-row table:style-name="ro1">
          <table:table-cell table:formula="of:=[.A2452]+1" office:value-type="float" office:value="3205" calcext:value-type="float">
            <text:p>3205</text:p>
          </table:table-cell>
          <table:table-cell office:value-type="float" office:value="590020307" calcext:value-type="float">
            <text:p>590020307</text:p>
          </table:table-cell>
          <table:table-cell office:value-type="string" calcext:value-type="string">
            <text:p>ILOŚĆ ETAT SANATORIUM-LIMBA</text:p>
          </table:table-cell>
          <table:table-cell/>
          <table:table-cell office:value-type="string" calcext:value-type="string">
            <text:p>ILOŚĆ ETAT SANATORIUM-LIMBA</text:p>
          </table:table-cell>
          <table:table-cell table:number-columns-repeated="6"/>
        </table:table-row>
        <table:table-row table:style-name="ro1">
          <table:table-cell table:formula="of:=[.A2453]+1" office:value-type="float" office:value="3206" calcext:value-type="float">
            <text:p>3206</text:p>
          </table:table-cell>
          <table:table-cell office:value-type="float" office:value="590020401" calcext:value-type="float">
            <text:p>590020401</text:p>
          </table:table-cell>
          <table:table-cell office:value-type="string" calcext:value-type="string">
            <text:p>ILOŚĆ ETAT ZPL - PWILON I</text:p>
          </table:table-cell>
          <table:table-cell/>
          <table:table-cell office:value-type="string" calcext:value-type="string">
            <text:p>ILOŚĆ ETAT ZPL - PWILON I</text:p>
          </table:table-cell>
          <table:table-cell table:number-columns-repeated="6"/>
        </table:table-row>
        <table:table-row table:style-name="ro1">
          <table:table-cell table:formula="of:=[.A2454]+1" office:value-type="float" office:value="3207" calcext:value-type="float">
            <text:p>3207</text:p>
          </table:table-cell>
          <table:table-cell office:value-type="float" office:value="590020402" calcext:value-type="float">
            <text:p>590020402</text:p>
          </table:table-cell>
          <table:table-cell office:value-type="string" calcext:value-type="string">
            <text:p>ILOŚĆ ETAT ZPL - PWILON II</text:p>
          </table:table-cell>
          <table:table-cell/>
          <table:table-cell office:value-type="string" calcext:value-type="string">
            <text:p>ILOŚĆ ETAT ZPL - PWILON II</text:p>
          </table:table-cell>
          <table:table-cell table:number-columns-repeated="6"/>
        </table:table-row>
        <table:table-row table:style-name="ro1">
          <table:table-cell table:formula="of:=[.A2455]+1" office:value-type="float" office:value="3208" calcext:value-type="float">
            <text:p>3208</text:p>
          </table:table-cell>
          <table:table-cell office:value-type="float" office:value="590020403" calcext:value-type="float">
            <text:p>590020403</text:p>
          </table:table-cell>
          <table:table-cell office:value-type="string" calcext:value-type="string">
            <text:p>ILOŚĆ ETAT ZPL - PAWILON III</text:p>
          </table:table-cell>
          <table:table-cell/>
          <table:table-cell office:value-type="string" calcext:value-type="string">
            <text:p>ILOŚĆ ETAT ZPL - PAWILON III</text:p>
          </table:table-cell>
          <table:table-cell table:number-columns-repeated="6"/>
        </table:table-row>
        <table:table-row table:style-name="ro1">
          <table:table-cell table:formula="of:=[.A2456]+1" office:value-type="float" office:value="3209" calcext:value-type="float">
            <text:p>3209</text:p>
          </table:table-cell>
          <table:table-cell office:value-type="float" office:value="590020404" calcext:value-type="float">
            <text:p>590020404</text:p>
          </table:table-cell>
          <table:table-cell office:value-type="string" calcext:value-type="string">
            <text:p>ILOŚĆ ETAT ZPL - PAWILON IV</text:p>
          </table:table-cell>
          <table:table-cell/>
          <table:table-cell office:value-type="string" calcext:value-type="string">
            <text:p>ILOŚĆ ETAT ZPL - PAWILON IV</text:p>
          </table:table-cell>
          <table:table-cell table:number-columns-repeated="6"/>
        </table:table-row>
        <table:table-row table:style-name="ro1">
          <table:table-cell table:formula="of:=[.A2457]+1" office:value-type="float" office:value="3210" calcext:value-type="float">
            <text:p>3210</text:p>
          </table:table-cell>
          <table:table-cell office:value-type="float" office:value="590020405" calcext:value-type="float">
            <text:p>590020405</text:p>
          </table:table-cell>
          <table:table-cell office:value-type="string" calcext:value-type="string">
            <text:p>ILOŚĆ ETAT PAWILON 0</text:p>
          </table:table-cell>
          <table:table-cell/>
          <table:table-cell office:value-type="string" calcext:value-type="string">
            <text:p>ILOŚĆ ETAT PAWILON 0</text:p>
          </table:table-cell>
          <table:table-cell table:number-columns-repeated="6"/>
        </table:table-row>
        <table:table-row table:style-name="ro1">
          <table:table-cell table:formula="of:=[.A2458]+1" office:value-type="float" office:value="3211" calcext:value-type="float">
            <text:p>3211</text:p>
          </table:table-cell>
          <table:table-cell office:value-type="float" office:value="590020406" calcext:value-type="float">
            <text:p>590020406</text:p>
          </table:table-cell>
          <table:table-cell office:value-type="string" calcext:value-type="string">
            <text:p>ILOŚĆ ETAT KRIOKOMORA</text:p>
          </table:table-cell>
          <table:table-cell/>
          <table:table-cell office:value-type="string" calcext:value-type="string">
            <text:p>ILOŚĆ ETAT KRIOKOMORA</text:p>
          </table:table-cell>
          <table:table-cell table:number-columns-repeated="6"/>
        </table:table-row>
        <table:table-row table:style-name="ro1">
          <table:table-cell table:formula="of:=[.A2459]+1" office:value-type="float" office:value="3212" calcext:value-type="float">
            <text:p>3212</text:p>
          </table:table-cell>
          <table:table-cell office:value-type="float" office:value="590020407" calcext:value-type="float">
            <text:p>590020407</text:p>
          </table:table-cell>
          <table:table-cell office:value-type="string" calcext:value-type="string">
            <text:p>ILOŚĆ ETAT JASKINIA SOLNA</text:p>
          </table:table-cell>
          <table:table-cell/>
          <table:table-cell office:value-type="string" calcext:value-type="string">
            <text:p>ILOŚĆ ETAT JASKINIA SOLNA</text:p>
          </table:table-cell>
          <table:table-cell table:number-columns-repeated="6"/>
        </table:table-row>
        <table:table-row table:style-name="ro1">
          <table:table-cell table:formula="of:=[.A2460]+1" office:value-type="float" office:value="3213" calcext:value-type="float">
            <text:p>3213</text:p>
          </table:table-cell>
          <table:table-cell office:value-type="float" office:value="590020408" calcext:value-type="float">
            <text:p>590020408</text:p>
          </table:table-cell>
          <table:table-cell office:value-type="string" calcext:value-type="string">
            <text:p>ILOŚĆ ETAT ODNOWA BIOLOGICZNA</text:p>
          </table:table-cell>
          <table:table-cell/>
          <table:table-cell office:value-type="string" calcext:value-type="string">
            <text:p>ILOŚĆ ETAT ODNOWA BIOLOGICZNA</text:p>
          </table:table-cell>
          <table:table-cell table:number-columns-repeated="6"/>
        </table:table-row>
        <table:table-row table:style-name="ro1">
          <table:table-cell table:formula="of:=[.A2461]+1" office:value-type="float" office:value="3214" calcext:value-type="float">
            <text:p>3214</text:p>
          </table:table-cell>
          <table:table-cell office:value-type="float" office:value="590020501" calcext:value-type="float">
            <text:p>590020501</text:p>
          </table:table-cell>
          <table:table-cell office:value-type="string" calcext:value-type="string">
            <text:p>ILOŚĆ ETAT PORADNIA REHABILITACYJNA</text:p>
          </table:table-cell>
          <table:table-cell/>
          <table:table-cell office:value-type="string" calcext:value-type="string">
            <text:p>ILOŚĆ ETAT PORADNIA REHABILITACYJNA</text:p>
          </table:table-cell>
          <table:table-cell table:number-columns-repeated="6"/>
        </table:table-row>
        <table:table-row table:style-name="ro1">
          <table:table-cell table:formula="of:=[.A2462]+1" office:value-type="float" office:value="3215" calcext:value-type="float">
            <text:p>3215</text:p>
          </table:table-cell>
          <table:table-cell office:value-type="float" office:value="590020502" calcext:value-type="float">
            <text:p>590020502</text:p>
          </table:table-cell>
          <table:table-cell office:value-type="string" calcext:value-type="string">
            <text:p>ILOŚĆ ETAT PORADNIA REUMATOLOGICZNA</text:p>
          </table:table-cell>
          <table:table-cell/>
          <table:table-cell office:value-type="string" calcext:value-type="string">
            <text:p>ILOŚĆ ETAT PORADNIA REUMATOLOGICZNA</text:p>
          </table:table-cell>
          <table:table-cell table:number-columns-repeated="6"/>
        </table:table-row>
        <table:table-row table:style-name="ro1">
          <table:table-cell table:formula="of:=[.A2463]+1" office:value-type="float" office:value="3216" calcext:value-type="float">
            <text:p>3216</text:p>
          </table:table-cell>
          <table:table-cell office:value-type="float" office:value="590020503" calcext:value-type="float">
            <text:p>590020503</text:p>
          </table:table-cell>
          <table:table-cell office:value-type="string" calcext:value-type="string">
            <text:p>ILOŚĆ ETAT PORADNIA AMBULATORYJNA</text:p>
          </table:table-cell>
          <table:table-cell/>
          <table:table-cell office:value-type="string" calcext:value-type="string">
            <text:p>ILOŚĆ ETAT PORADNIA AMBULATORYJNA</text:p>
          </table:table-cell>
          <table:table-cell table:number-columns-repeated="6"/>
        </table:table-row>
        <table:table-row table:style-name="ro1">
          <table:table-cell table:formula="of:=[.A2464]+1" office:value-type="float" office:value="3217" calcext:value-type="float">
            <text:p>3217</text:p>
          </table:table-cell>
          <table:table-cell office:value-type="float" office:value="590020504" calcext:value-type="float">
            <text:p>590020504</text:p>
          </table:table-cell>
          <table:table-cell office:value-type="string" calcext:value-type="string">
            <text:p>ILOŚĆ ETAT PORADNIA MED.PRACY</text:p>
          </table:table-cell>
          <table:table-cell/>
          <table:table-cell office:value-type="string" calcext:value-type="string">
            <text:p>ILOŚĆ ETAT PORADNIA MED.PRACY</text:p>
          </table:table-cell>
          <table:table-cell table:number-columns-repeated="6"/>
        </table:table-row>
        <table:table-row table:style-name="ro1">
          <table:table-cell table:formula="of:=[.A2465]+1" office:value-type="float" office:value="3218" calcext:value-type="float">
            <text:p>3218</text:p>
          </table:table-cell>
          <table:table-cell office:value-type="float" office:value="590020505" calcext:value-type="float">
            <text:p>590020505</text:p>
          </table:table-cell>
          <table:table-cell office:value-type="string" calcext:value-type="string">
            <text:p>ILOŚĆ ETAT PORADNIA OTOLARYNGOLOGICZNA</text:p>
          </table:table-cell>
          <table:table-cell/>
          <table:table-cell office:value-type="string" calcext:value-type="string">
            <text:p>ILOŚĆ ETAT PORADNIA OTOLARYNGOLOGICZNA</text:p>
          </table:table-cell>
          <table:table-cell table:number-columns-repeated="6"/>
        </table:table-row>
        <table:table-row table:style-name="ro1">
          <table:table-cell table:formula="of:=[.A2466]+1" office:value-type="float" office:value="3219" calcext:value-type="float">
            <text:p>3219</text:p>
          </table:table-cell>
          <table:table-cell office:value-type="float" office:value="590020601" calcext:value-type="float">
            <text:p>590020601</text:p>
          </table:table-cell>
          <table:table-cell office:value-type="string" calcext:value-type="string">
            <text:p>ILOŚĆ ETAT PRACOWNIA RTG</text:p>
          </table:table-cell>
          <table:table-cell/>
          <table:table-cell office:value-type="string" calcext:value-type="string">
            <text:p>ILOŚĆ ETAT PRACOWNIA RTG</text:p>
          </table:table-cell>
          <table:table-cell table:number-columns-repeated="6"/>
        </table:table-row>
        <table:table-row table:style-name="ro1">
          <table:table-cell table:formula="of:=[.A2467]+1" office:value-type="float" office:value="3220" calcext:value-type="float">
            <text:p>3220</text:p>
          </table:table-cell>
          <table:table-cell office:value-type="float" office:value="590020603" calcext:value-type="float">
            <text:p>590020603</text:p>
          </table:table-cell>
          <table:table-cell office:value-type="string" calcext:value-type="string">
            <text:p>ILOŚĆ ETAT PRACOWNIA SPIROMETRII</text:p>
          </table:table-cell>
          <table:table-cell/>
          <table:table-cell office:value-type="string" calcext:value-type="string">
            <text:p>ILOŚĆ ETAT PRACOWNIA SPIROMETRII</text:p>
          </table:table-cell>
          <table:table-cell table:number-columns-repeated="6"/>
        </table:table-row>
        <table:table-row table:style-name="ro1">
          <table:table-cell table:formula="of:=[.A2468]+1" office:value-type="float" office:value="3221" calcext:value-type="float">
            <text:p>3221</text:p>
          </table:table-cell>
          <table:table-cell office:value-type="float" office:value="590020604" calcext:value-type="float">
            <text:p>590020604</text:p>
          </table:table-cell>
          <table:table-cell office:value-type="string" calcext:value-type="string">
            <text:p>ILOŚĆ ETAT PRACOWNIA OSCYLOMETRII</text:p>
          </table:table-cell>
          <table:table-cell/>
          <table:table-cell office:value-type="string" calcext:value-type="string">
            <text:p>ILOŚĆ ETAT PRACOWNIA OSCYLOMETRII</text:p>
          </table:table-cell>
          <table:table-cell table:number-columns-repeated="6"/>
        </table:table-row>
        <table:table-row table:style-name="ro1">
          <table:table-cell table:formula="of:=[.A2469]+1" office:value-type="float" office:value="3222" calcext:value-type="float">
            <text:p>3222</text:p>
          </table:table-cell>
          <table:table-cell office:value-type="float" office:value="590020605" calcext:value-type="float">
            <text:p>590020605</text:p>
          </table:table-cell>
          <table:table-cell office:value-type="string" calcext:value-type="string">
            <text:p>ILOŚĆ ETAT LABORATORIUM ANALITYCZNE</text:p>
          </table:table-cell>
          <table:table-cell/>
          <table:table-cell office:value-type="string" calcext:value-type="string">
            <text:p>ILOŚĆ ETAT LABORATORIUM ANALITYCZNE</text:p>
          </table:table-cell>
          <table:table-cell table:number-columns-repeated="6"/>
        </table:table-row>
        <table:table-row table:style-name="ro1">
          <table:table-cell table:formula="of:=[.A2470]+1" office:value-type="float" office:value="3223" calcext:value-type="float">
            <text:p>3223</text:p>
          </table:table-cell>
          <table:table-cell office:value-type="float" office:value="590023100" calcext:value-type="float">
            <text:p>590023100</text:p>
          </table:table-cell>
          <table:table-cell office:value-type="string" calcext:value-type="string">
            <text:p>ILOŚĆ ETAT PUNKT APTECZNY</text:p>
          </table:table-cell>
          <table:table-cell/>
          <table:table-cell office:value-type="string" calcext:value-type="string">
            <text:p>ILOŚĆ ETAT PUNKT APTECZNY</text:p>
          </table:table-cell>
          <table:table-cell table:number-columns-repeated="6"/>
        </table:table-row>
        <table:table-row table:style-name="ro1">
          <table:table-cell table:formula="of:=[.A2471]+1" office:value-type="float" office:value="3224" calcext:value-type="float">
            <text:p>3224</text:p>
          </table:table-cell>
          <table:table-cell office:value-type="float" office:value="590023202" calcext:value-type="float">
            <text:p>590023202</text:p>
          </table:table-cell>
          <table:table-cell office:value-type="string" calcext:value-type="string">
            <text:p>ILOŚĆ ETAT WARSZTAT UTRZYMANIA RUCHU</text:p>
          </table:table-cell>
          <table:table-cell/>
          <table:table-cell office:value-type="string" calcext:value-type="string">
            <text:p>ILOŚĆ ETAT WARSZTAT UTRZYMANIA RUCHU</text:p>
          </table:table-cell>
          <table:table-cell table:number-columns-repeated="6"/>
        </table:table-row>
        <table:table-row table:style-name="ro1">
          <table:table-cell table:formula="of:=[.A2472]+1" office:value-type="float" office:value="3225" calcext:value-type="float">
            <text:p>3225</text:p>
          </table:table-cell>
          <table:table-cell office:value-type="float" office:value="590023301" calcext:value-type="float">
            <text:p>590023301</text:p>
          </table:table-cell>
          <table:table-cell office:value-type="string" calcext:value-type="string">
            <text:p>ILOŚĆ ETAT KUCHNIA</text:p>
          </table:table-cell>
          <table:table-cell/>
          <table:table-cell office:value-type="string" calcext:value-type="string">
            <text:p>ILOŚĆ ETAT KUCHNIA</text:p>
          </table:table-cell>
          <table:table-cell table:number-columns-repeated="6"/>
        </table:table-row>
        <table:table-row table:style-name="ro1">
          <table:table-cell table:formula="of:=[.A2473]+1" office:value-type="float" office:value="3226" calcext:value-type="float">
            <text:p>3226</text:p>
          </table:table-cell>
          <table:table-cell office:value-type="float" office:value="590023302" calcext:value-type="float">
            <text:p>590023302</text:p>
          </table:table-cell>
          <table:table-cell office:value-type="string" calcext:value-type="string">
            <text:p>ILOŚĆ ETAT STOŁÓWKA - SALON GIER</text:p>
          </table:table-cell>
          <table:table-cell/>
          <table:table-cell office:value-type="string" calcext:value-type="string">
            <text:p>ILOŚĆ ETAT STOŁÓWKA - SALON GIER</text:p>
          </table:table-cell>
          <table:table-cell table:number-columns-repeated="6"/>
        </table:table-row>
        <table:table-row table:style-name="ro1">
          <table:table-cell table:formula="of:=[.A2474]+1" office:value-type="float" office:value="3227" calcext:value-type="float">
            <text:p>3227</text:p>
          </table:table-cell>
          <table:table-cell office:value-type="float" office:value="590023303" calcext:value-type="float">
            <text:p>590023303</text:p>
          </table:table-cell>
          <table:table-cell office:value-type="string" calcext:value-type="string">
            <text:p>ILOŚĆ ETAT KAWIARNIA UZDROWISKOWA</text:p>
          </table:table-cell>
          <table:table-cell/>
          <table:table-cell office:value-type="string" calcext:value-type="string">
            <text:p>ILOŚĆ ETAT KAWIARNIA UZDROWISKOWA</text:p>
          </table:table-cell>
          <table:table-cell table:number-columns-repeated="6"/>
        </table:table-row>
        <table:table-row table:style-name="ro1">
          <table:table-cell table:formula="of:=[.A2475]+1" office:value-type="float" office:value="3228" calcext:value-type="float">
            <text:p>3228</text:p>
          </table:table-cell>
          <table:table-cell office:value-type="float" office:value="590023701" calcext:value-type="float">
            <text:p>590023701</text:p>
          </table:table-cell>
          <table:table-cell office:value-type="string" calcext:value-type="string">
            <text:p>ILOŚĆ ETAT ZAKŁ.GÓRNICZY-BOROWINA</text:p>
          </table:table-cell>
          <table:table-cell/>
          <table:table-cell office:value-type="string" calcext:value-type="string">
            <text:p>ILOŚĆ ETAT ZAKŁ.GÓRNICZY-BOROWINA</text:p>
          </table:table-cell>
          <table:table-cell table:number-columns-repeated="6"/>
        </table:table-row>
        <table:table-row table:style-name="ro1">
          <table:table-cell table:formula="of:=[.A2476]+1" office:value-type="float" office:value="3229" calcext:value-type="float">
            <text:p>3229</text:p>
          </table:table-cell>
          <table:table-cell office:value-type="float" office:value="590023702" calcext:value-type="float">
            <text:p>590023702</text:p>
          </table:table-cell>
          <table:table-cell office:value-type="string" calcext:value-type="string">
            <text:p>ILOŚĆ ETAT ZAKŁ.GÓRNICZY-SOLANKA</text:p>
          </table:table-cell>
          <table:table-cell/>
          <table:table-cell office:value-type="string" calcext:value-type="string">
            <text:p>ILOŚĆ ETAT ZAKŁ.GÓRNICZY-SOLANKA</text:p>
          </table:table-cell>
          <table:table-cell table:number-columns-repeated="6"/>
        </table:table-row>
        <table:table-row table:style-name="ro1">
          <table:table-cell table:formula="of:=[.A2477]+1" office:value-type="float" office:value="3230" calcext:value-type="float">
            <text:p>3230</text:p>
          </table:table-cell>
          <table:table-cell office:value-type="float" office:value="590023801" calcext:value-type="float">
            <text:p>590023801</text:p>
          </table:table-cell>
          <table:table-cell office:value-type="string" calcext:value-type="string">
            <text:p>ILOŚĆ ETAT OGRÓD</text:p>
          </table:table-cell>
          <table:table-cell/>
          <table:table-cell office:value-type="string" calcext:value-type="string">
            <text:p>ILOŚĆ ETAT OGRÓD</text:p>
          </table:table-cell>
          <table:table-cell table:number-columns-repeated="6"/>
        </table:table-row>
        <table:table-row table:style-name="ro1">
          <table:table-cell table:formula="of:=[.A2478]+1" office:value-type="float" office:value="3231" calcext:value-type="float">
            <text:p>3231</text:p>
          </table:table-cell>
          <table:table-cell office:value-type="float" office:value="590023901" calcext:value-type="float">
            <text:p>590023901</text:p>
          </table:table-cell>
          <table:table-cell office:value-type="string" calcext:value-type="string">
            <text:p>ILOŚĆ ETAT BIURO USŁUG</text:p>
          </table:table-cell>
          <table:table-cell/>
          <table:table-cell office:value-type="string" calcext:value-type="string">
            <text:p>ILOŚĆ ETAT BIURO USŁUG</text:p>
          </table:table-cell>
          <table:table-cell table:number-columns-repeated="6"/>
        </table:table-row>
        <table:table-row table:style-name="ro1">
          <table:table-cell table:formula="of:=[.A2479]+1" office:value-type="float" office:value="3232" calcext:value-type="float">
            <text:p>3232</text:p>
          </table:table-cell>
          <table:table-cell office:value-type="float" office:value="590025101" calcext:value-type="float">
            <text:p>590025101</text:p>
          </table:table-cell>
          <table:table-cell office:value-type="string" calcext:value-type="string">
            <text:p>ILOŚĆ ETAT KOSZTY OGÓLNOZAKŁADOWE</text:p>
          </table:table-cell>
          <table:table-cell/>
          <table:table-cell office:value-type="string" calcext:value-type="string">
            <text:p>ILOŚĆ ETAT KOSZTY OGÓLNOZAKŁADOWE</text:p>
          </table:table-cell>
          <table:table-cell table:number-columns-repeated="6"/>
        </table:table-row>
        <table:table-row table:style-name="ro1">
          <table:table-cell table:formula="of:=[.A2480]+1" office:value-type="float" office:value="3233" calcext:value-type="float">
            <text:p>3233</text:p>
          </table:table-cell>
          <table:table-cell office:value-type="float" office:value="590025103" calcext:value-type="float">
            <text:p>590025103</text:p>
          </table:table-cell>
          <table:table-cell office:value-type="string" calcext:value-type="string">
            <text:p>ILOŚĆ ETAT ADMINISTRCJA</text:p>
          </table:table-cell>
          <table:table-cell/>
          <table:table-cell office:value-type="string" calcext:value-type="string">
            <text:p>ILOŚĆ ETAT ADMINISTRCJA</text:p>
          </table:table-cell>
          <table:table-cell table:number-columns-repeated="6"/>
        </table:table-row>
        <table:table-row table:style-name="ro1">
          <table:table-cell table:formula="of:=[.A2481]+1" office:value-type="float" office:value="3234" calcext:value-type="float">
            <text:p>3234</text:p>
          </table:table-cell>
          <table:table-cell office:value-type="float" office:value="590025104" calcext:value-type="float">
            <text:p>590025104</text:p>
          </table:table-cell>
          <table:table-cell office:value-type="string" calcext:value-type="string">
            <text:p>ILOŚĆ ETAT ZARZĄD</text:p>
          </table:table-cell>
          <table:table-cell/>
          <table:table-cell office:value-type="string" calcext:value-type="string">
            <text:p>ILOŚĆ ETAT ZARZĄD</text:p>
          </table:table-cell>
          <table:table-cell table:number-columns-repeated="6"/>
        </table:table-row>
        <table:table-row table:style-name="ro1">
          <table:table-cell table:formula="of:=[.A2482]+1" office:value-type="float" office:value="3235" calcext:value-type="float">
            <text:p>3235</text:p>
          </table:table-cell>
          <table:table-cell office:value-type="float" office:value="590025105" calcext:value-type="float">
            <text:p>590025105</text:p>
          </table:table-cell>
          <table:table-cell office:value-type="string" calcext:value-type="string">
            <text:p>ILOŚĆ ETAT DOSIM</text:p>
          </table:table-cell>
          <table:table-cell/>
          <table:table-cell office:value-type="string" calcext:value-type="string">
            <text:p>ILOŚĆ ETAT DOSIM</text:p>
          </table:table-cell>
          <table:table-cell table:number-columns-repeated="6"/>
        </table:table-row>
        <table:table-row table:style-name="ro1">
          <table:table-cell table:formula="of:=[.A2483]+1" office:value-type="float" office:value="3236" calcext:value-type="float">
            <text:p>3236</text:p>
          </table:table-cell>
          <table:table-cell office:value-type="float" office:value="590040101" calcext:value-type="float">
            <text:p>590040101</text:p>
          </table:table-cell>
          <table:table-cell office:value-type="string" calcext:value-type="string">
            <text:p>ILOŚĆ WSKAŹ.POB.ENERGII SZPITAL - REUMATOLOGIA</text:p>
          </table:table-cell>
          <table:table-cell/>
          <table:table-cell office:value-type="string" calcext:value-type="string">
            <text:p>ILOŚĆ WSKAŹ.POB.ENERGII SZPITAL - REUMATOLOGIA</text:p>
          </table:table-cell>
          <table:table-cell table:number-columns-repeated="6"/>
        </table:table-row>
        <table:table-row table:style-name="ro1">
          <table:table-cell table:formula="of:=[.A2484]+1" office:value-type="float" office:value="3237" calcext:value-type="float">
            <text:p>3237</text:p>
          </table:table-cell>
          <table:table-cell office:value-type="float" office:value="590040103" calcext:value-type="float">
            <text:p>590040103</text:p>
          </table:table-cell>
          <table:table-cell office:value-type="string" calcext:value-type="string">
            <text:p>ILOŚĆ WSKAŹ.POB.ENERGII SZPITAL - REHABILITACJA</text:p>
          </table:table-cell>
          <table:table-cell/>
          <table:table-cell office:value-type="string" calcext:value-type="string">
            <text:p>ILOŚĆ WSKAŹ.POB.ENERGII SZPITAL - REHABILITACJA</text:p>
          </table:table-cell>
          <table:table-cell table:number-columns-repeated="6"/>
        </table:table-row>
        <table:table-row table:style-name="ro1">
          <table:table-cell table:formula="of:=[.A2485]+1" office:value-type="float" office:value="3238" calcext:value-type="float">
            <text:p>3238</text:p>
          </table:table-cell>
          <table:table-cell office:value-type="float" office:value="590040104" calcext:value-type="float">
            <text:p>590040104</text:p>
          </table:table-cell>
          <table:table-cell office:value-type="string" calcext:value-type="string">
            <text:p>ILOŚĆ WSKAŹ.POB.ENERGII SALA GIMNASTYCZNA W SZPITALU</text:p>
          </table:table-cell>
          <table:table-cell/>
          <table:table-cell office:value-type="string" calcext:value-type="string">
            <text:p>ILOŚĆ WSKAŹ.POB.ENERGII SALA GIMNASTYCZNA W SZPITALU</text:p>
          </table:table-cell>
          <table:table-cell table:number-columns-repeated="6"/>
        </table:table-row>
        <table:table-row table:style-name="ro1">
          <table:table-cell table:formula="of:=[.A2486]+1" office:value-type="float" office:value="3239" calcext:value-type="float">
            <text:p>3239</text:p>
          </table:table-cell>
          <table:table-cell office:value-type="float" office:value="590040201" calcext:value-type="float">
            <text:p>590040201</text:p>
          </table:table-cell>
          <table:table-cell office:value-type="string" calcext:value-type="string">
            <text:p>ILOŚĆ WSKAŹ.POB.ENERGII SANAT.DLA DZIECI</text:p>
          </table:table-cell>
          <table:table-cell/>
          <table:table-cell office:value-type="string" calcext:value-type="string">
            <text:p>ILOŚĆ WSKAŹ.POB.ENERGII SANAT.DLA DZIECI</text:p>
          </table:table-cell>
          <table:table-cell table:number-columns-repeated="6"/>
        </table:table-row>
        <table:table-row table:style-name="ro1">
          <table:table-cell table:formula="of:=[.A2487]+1" office:value-type="float" office:value="3240" calcext:value-type="float">
            <text:p>3240</text:p>
          </table:table-cell>
          <table:table-cell office:value-type="float" office:value="590040202" calcext:value-type="float">
            <text:p>590040202</text:p>
          </table:table-cell>
          <table:table-cell office:value-type="string" calcext:value-type="string">
            <text:p>ILOŚĆ WSKAŹ.POB.ENERGII PORADNIA REHAB.DLA DZIECI</text:p>
          </table:table-cell>
          <table:table-cell/>
          <table:table-cell office:value-type="string" calcext:value-type="string">
            <text:p>ILOŚĆ WSKAŹ.POB.ENERGII PORADNIA REHAB.DLA DZIECI</text:p>
          </table:table-cell>
          <table:table-cell table:number-columns-repeated="6"/>
        </table:table-row>
        <table:table-row table:style-name="ro1">
          <table:table-cell table:formula="of:=[.A2488]+1" office:value-type="float" office:value="3241" calcext:value-type="float">
            <text:p>3241</text:p>
          </table:table-cell>
          <table:table-cell office:value-type="float" office:value="590040204" calcext:value-type="float">
            <text:p>590040204</text:p>
          </table:table-cell>
          <table:table-cell office:value-type="string" calcext:value-type="string">
            <text:p>ILOŚĆ WSKAŹ.POB.ENERGII KINEZYTERAPIA DLA DZIECI</text:p>
          </table:table-cell>
          <table:table-cell/>
          <table:table-cell office:value-type="string" calcext:value-type="string">
            <text:p>ILOŚĆ WSKAŹ.POB.ENERGII KINEZYTERAPIA DLA DZIECI</text:p>
          </table:table-cell>
          <table:table-cell table:number-columns-repeated="6"/>
        </table:table-row>
        <table:table-row table:style-name="ro1">
          <table:table-cell table:formula="of:=[.A2489]+1" office:value-type="float" office:value="3242" calcext:value-type="float">
            <text:p>3242</text:p>
          </table:table-cell>
          <table:table-cell office:value-type="float" office:value="590040205" calcext:value-type="float">
            <text:p>590040205</text:p>
          </table:table-cell>
          <table:table-cell office:value-type="string" calcext:value-type="string">
            <text:p>ILOŚĆ WSKAŹ.POB.ENERGII ODDZ.REHAB.DZIECI</text:p>
          </table:table-cell>
          <table:table-cell/>
          <table:table-cell office:value-type="string" calcext:value-type="string">
            <text:p>ILOŚĆ WSKAŹ.POB.ENERGII ODDZ.REHAB.DZIECI</text:p>
          </table:table-cell>
          <table:table-cell table:number-columns-repeated="6"/>
        </table:table-row>
        <table:table-row table:style-name="ro1">
          <table:table-cell table:formula="of:=[.A2490]+1" office:value-type="float" office:value="3243" calcext:value-type="float">
            <text:p>3243</text:p>
          </table:table-cell>
          <table:table-cell office:value-type="float" office:value="590040301" calcext:value-type="float">
            <text:p>590040301</text:p>
          </table:table-cell>
          <table:table-cell office:value-type="string" calcext:value-type="string">
            <text:p>ILOŚĆ WSKAŹ.POB.ENERGII SANATORIUM-MODRZEW</text:p>
          </table:table-cell>
          <table:table-cell/>
          <table:table-cell office:value-type="string" calcext:value-type="string">
            <text:p>ILOŚĆ WSKAŹ.POB.ENERGII SANATORIUM-MODRZEW</text:p>
          </table:table-cell>
          <table:table-cell table:number-columns-repeated="6"/>
        </table:table-row>
        <table:table-row table:style-name="ro1">
          <table:table-cell table:formula="of:=[.A2491]+1" office:value-type="float" office:value="3244" calcext:value-type="float">
            <text:p>3244</text:p>
          </table:table-cell>
          <table:table-cell office:value-type="float" office:value="590040302" calcext:value-type="float">
            <text:p>590040302</text:p>
          </table:table-cell>
          <table:table-cell office:value-type="string" calcext:value-type="string">
            <text:p>ILOŚĆ WSKAŹ.POB.ENERGII SANATORIUM-MAGNOLIA</text:p>
          </table:table-cell>
          <table:table-cell/>
          <table:table-cell office:value-type="string" calcext:value-type="string">
            <text:p>ILOŚĆ WSKAŹ.POB.ENERGII SANATORIUM-MAGNOLIA</text:p>
          </table:table-cell>
          <table:table-cell table:number-columns-repeated="6"/>
        </table:table-row>
        <table:table-row table:style-name="ro1">
          <table:table-cell table:formula="of:=[.A2492]+1" office:value-type="float" office:value="3245" calcext:value-type="float">
            <text:p>3245</text:p>
          </table:table-cell>
          <table:table-cell office:value-type="float" office:value="590040303" calcext:value-type="float">
            <text:p>590040303</text:p>
          </table:table-cell>
          <table:table-cell office:value-type="string" calcext:value-type="string">
            <text:p>ILOŚĆ WSKAŹ.POB.ENERGII SANATORIUM-WRZOS</text:p>
          </table:table-cell>
          <table:table-cell/>
          <table:table-cell office:value-type="string" calcext:value-type="string">
            <text:p>ILOŚĆ WSKAŹ.POB.ENERGII SANATORIUM-WRZOS</text:p>
          </table:table-cell>
          <table:table-cell table:number-columns-repeated="6"/>
        </table:table-row>
        <table:table-row table:style-name="ro1">
          <table:table-cell table:formula="of:=[.A2493]+1" office:value-type="float" office:value="3246" calcext:value-type="float">
            <text:p>3246</text:p>
          </table:table-cell>
          <table:table-cell office:value-type="float" office:value="590040304" calcext:value-type="float">
            <text:p>590040304</text:p>
          </table:table-cell>
          <table:table-cell office:value-type="string" calcext:value-type="string">
            <text:p>ILOŚĆ WSKAŹ.POB.ENERGII SANATORIUM-KROKUS</text:p>
          </table:table-cell>
          <table:table-cell/>
          <table:table-cell office:value-type="string" calcext:value-type="string">
            <text:p>ILOŚĆ WSKAŹ.POB.ENERGII SANATORIUM-KROKUS</text:p>
          </table:table-cell>
          <table:table-cell table:number-columns-repeated="6"/>
        </table:table-row>
        <table:table-row table:style-name="ro1">
          <table:table-cell table:formula="of:=[.A2494]+1" office:value-type="float" office:value="3247" calcext:value-type="float">
            <text:p>3247</text:p>
          </table:table-cell>
          <table:table-cell office:value-type="float" office:value="590040305" calcext:value-type="float">
            <text:p>590040305</text:p>
          </table:table-cell>
          <table:table-cell office:value-type="string" calcext:value-type="string">
            <text:p>ILOŚĆ WSKAŹ.POB.ENERGII SANATORIUM-AZALIA</text:p>
          </table:table-cell>
          <table:table-cell/>
          <table:table-cell office:value-type="string" calcext:value-type="string">
            <text:p>ILOŚĆ WSKAŹ.POB.ENERGII SANATORIUM-AZALIA</text:p>
          </table:table-cell>
          <table:table-cell table:number-columns-repeated="6"/>
        </table:table-row>
        <table:table-row table:style-name="ro1">
          <table:table-cell table:formula="of:=[.A2495]+1" office:value-type="float" office:value="3248" calcext:value-type="float">
            <text:p>3248</text:p>
          </table:table-cell>
          <table:table-cell office:value-type="float" office:value="590040306" calcext:value-type="float">
            <text:p>590040306</text:p>
          </table:table-cell>
          <table:table-cell office:value-type="string" calcext:value-type="string">
            <text:p>ILOŚĆ WSKAŹ.POB.ENERGII SANATORIUM-JASMIN</text:p>
          </table:table-cell>
          <table:table-cell/>
          <table:table-cell office:value-type="string" calcext:value-type="string">
            <text:p>ILOŚĆ WSKAŹ.POB.ENERGII SANATORIUM-JASMIN</text:p>
          </table:table-cell>
          <table:table-cell table:number-columns-repeated="6"/>
        </table:table-row>
        <table:table-row table:style-name="ro1">
          <table:table-cell table:formula="of:=[.A2496]+1" office:value-type="float" office:value="3249" calcext:value-type="float">
            <text:p>3249</text:p>
          </table:table-cell>
          <table:table-cell office:value-type="float" office:value="590040307" calcext:value-type="float">
            <text:p>590040307</text:p>
          </table:table-cell>
          <table:table-cell office:value-type="string" calcext:value-type="string">
            <text:p>ILOŚĆ WSKAŹ.POB.ENERGII SANATORIUM-LIMBA</text:p>
          </table:table-cell>
          <table:table-cell/>
          <table:table-cell office:value-type="string" calcext:value-type="string">
            <text:p>ILOŚĆ WSKAŹ.POB.ENERGII SANATORIUM-LIMBA</text:p>
          </table:table-cell>
          <table:table-cell table:number-columns-repeated="6"/>
        </table:table-row>
        <table:table-row table:style-name="ro1">
          <table:table-cell table:formula="of:=[.A2497]+1" office:value-type="float" office:value="3250" calcext:value-type="float">
            <text:p>3250</text:p>
          </table:table-cell>
          <table:table-cell office:value-type="float" office:value="590040401" calcext:value-type="float">
            <text:p>590040401</text:p>
          </table:table-cell>
          <table:table-cell office:value-type="string" calcext:value-type="string">
            <text:p>ILOŚĆ WSKAŹ.POB.ENERGII ZPL - PWILON I</text:p>
          </table:table-cell>
          <table:table-cell/>
          <table:table-cell office:value-type="string" calcext:value-type="string">
            <text:p>ILOŚĆ WSKAŹ.POB.ENERGII ZPL - PWILON I</text:p>
          </table:table-cell>
          <table:table-cell table:number-columns-repeated="6"/>
        </table:table-row>
        <table:table-row table:style-name="ro1">
          <table:table-cell table:formula="of:=[.A2498]+1" office:value-type="float" office:value="3251" calcext:value-type="float">
            <text:p>3251</text:p>
          </table:table-cell>
          <table:table-cell office:value-type="float" office:value="590040402" calcext:value-type="float">
            <text:p>590040402</text:p>
          </table:table-cell>
          <table:table-cell office:value-type="string" calcext:value-type="string">
            <text:p>ILOŚĆ WSKAŹ.POB.ENERGII ZPL - PWILON II</text:p>
          </table:table-cell>
          <table:table-cell/>
          <table:table-cell office:value-type="string" calcext:value-type="string">
            <text:p>ILOŚĆ WSKAŹ.POB.ENERGII ZPL - PWILON II</text:p>
          </table:table-cell>
          <table:table-cell table:number-columns-repeated="6"/>
        </table:table-row>
        <table:table-row table:style-name="ro1">
          <table:table-cell table:formula="of:=[.A2499]+1" office:value-type="float" office:value="3252" calcext:value-type="float">
            <text:p>3252</text:p>
          </table:table-cell>
          <table:table-cell office:value-type="float" office:value="590040403" calcext:value-type="float">
            <text:p>590040403</text:p>
          </table:table-cell>
          <table:table-cell office:value-type="string" calcext:value-type="string">
            <text:p>ILOŚĆ WSKAŹ.POB.ENERGII ZPL - PAWILON III</text:p>
          </table:table-cell>
          <table:table-cell/>
          <table:table-cell office:value-type="string" calcext:value-type="string">
            <text:p>ILOŚĆ WSKAŹ.POB.ENERGII ZPL - PAWILON III</text:p>
          </table:table-cell>
          <table:table-cell table:number-columns-repeated="6"/>
        </table:table-row>
        <table:table-row table:style-name="ro1">
          <table:table-cell table:formula="of:=[.A2500]+1" office:value-type="float" office:value="3253" calcext:value-type="float">
            <text:p>3253</text:p>
          </table:table-cell>
          <table:table-cell office:value-type="float" office:value="590040404" calcext:value-type="float">
            <text:p>590040404</text:p>
          </table:table-cell>
          <table:table-cell office:value-type="string" calcext:value-type="string">
            <text:p>ILOŚĆ WSKAŹ.POB.ENERGII ZPL - PAWILON IV</text:p>
          </table:table-cell>
          <table:table-cell/>
          <table:table-cell office:value-type="string" calcext:value-type="string">
            <text:p>ILOŚĆ WSKAŹ.POB.ENERGII ZPL - PAWILON IV</text:p>
          </table:table-cell>
          <table:table-cell table:number-columns-repeated="6"/>
        </table:table-row>
        <table:table-row table:style-name="ro1">
          <table:table-cell table:formula="of:=[.A2501]+1" office:value-type="float" office:value="3254" calcext:value-type="float">
            <text:p>3254</text:p>
          </table:table-cell>
          <table:table-cell office:value-type="float" office:value="590040405" calcext:value-type="float">
            <text:p>590040405</text:p>
          </table:table-cell>
          <table:table-cell office:value-type="string" calcext:value-type="string">
            <text:p>ILOŚĆ WSKAŹ.POB.ENERGII PAWILON 0</text:p>
          </table:table-cell>
          <table:table-cell/>
          <table:table-cell office:value-type="string" calcext:value-type="string">
            <text:p>ILOŚĆ WSKAŹ.POB.ENERGII PAWILON 0</text:p>
          </table:table-cell>
          <table:table-cell table:number-columns-repeated="6"/>
        </table:table-row>
        <table:table-row table:style-name="ro1">
          <table:table-cell table:formula="of:=[.A2502]+1" office:value-type="float" office:value="3255" calcext:value-type="float">
            <text:p>3255</text:p>
          </table:table-cell>
          <table:table-cell office:value-type="float" office:value="590040406" calcext:value-type="float">
            <text:p>590040406</text:p>
          </table:table-cell>
          <table:table-cell office:value-type="string" calcext:value-type="string">
            <text:p>ILOŚĆ WSKAŹ.POB.ENERGII KRIOKOMORA</text:p>
          </table:table-cell>
          <table:table-cell/>
          <table:table-cell office:value-type="string" calcext:value-type="string">
            <text:p>ILOŚĆ WSKAŹ.POB.ENERGII KRIOKOMORA</text:p>
          </table:table-cell>
          <table:table-cell table:number-columns-repeated="6"/>
        </table:table-row>
        <table:table-row table:style-name="ro1">
          <table:table-cell table:formula="of:=[.A2503]+1" office:value-type="float" office:value="3256" calcext:value-type="float">
            <text:p>3256</text:p>
          </table:table-cell>
          <table:table-cell office:value-type="float" office:value="590040407" calcext:value-type="float">
            <text:p>590040407</text:p>
          </table:table-cell>
          <table:table-cell office:value-type="string" calcext:value-type="string">
            <text:p>ILOŚĆ WSKAŹ.POB.ENERGII JASKINIA SOLNA</text:p>
          </table:table-cell>
          <table:table-cell/>
          <table:table-cell office:value-type="string" calcext:value-type="string">
            <text:p>ILOŚĆ WSKAŹ.POB.ENERGII JASKINIA SOLNA</text:p>
          </table:table-cell>
          <table:table-cell table:number-columns-repeated="6"/>
        </table:table-row>
        <table:table-row table:style-name="ro1">
          <table:table-cell table:formula="of:=[.A2504]+1" office:value-type="float" office:value="3257" calcext:value-type="float">
            <text:p>3257</text:p>
          </table:table-cell>
          <table:table-cell office:value-type="float" office:value="590040501" calcext:value-type="float">
            <text:p>590040501</text:p>
          </table:table-cell>
          <table:table-cell office:value-type="string" calcext:value-type="string">
            <text:p>ILOŚĆ WSKAŹ.POB.ENERGII PORADNIA REHABILITACYJNA</text:p>
          </table:table-cell>
          <table:table-cell/>
          <table:table-cell office:value-type="string" calcext:value-type="string">
            <text:p>ILOŚĆ WSKAŹ.POB.ENERGII PORADNIA REHABILITACYJNA</text:p>
          </table:table-cell>
          <table:table-cell table:number-columns-repeated="6"/>
        </table:table-row>
        <table:table-row table:style-name="ro1">
          <table:table-cell table:formula="of:=[.A2505]+1" office:value-type="float" office:value="3258" calcext:value-type="float">
            <text:p>3258</text:p>
          </table:table-cell>
          <table:table-cell office:value-type="float" office:value="590040502" calcext:value-type="float">
            <text:p>590040502</text:p>
          </table:table-cell>
          <table:table-cell office:value-type="string" calcext:value-type="string">
            <text:p>ILOŚĆ WSKAŹ.POB.ENERGII PORADNIA REUMATOLOGICZNA</text:p>
          </table:table-cell>
          <table:table-cell/>
          <table:table-cell office:value-type="string" calcext:value-type="string">
            <text:p>ILOŚĆ WSKAŹ.POB.ENERGII PORADNIA REUMATOLOGICZNA</text:p>
          </table:table-cell>
          <table:table-cell table:number-columns-repeated="6"/>
        </table:table-row>
        <table:table-row table:style-name="ro1">
          <table:table-cell table:formula="of:=[.A2506]+1" office:value-type="float" office:value="3259" calcext:value-type="float">
            <text:p>3259</text:p>
          </table:table-cell>
          <table:table-cell office:value-type="float" office:value="590040503" calcext:value-type="float">
            <text:p>590040503</text:p>
          </table:table-cell>
          <table:table-cell office:value-type="string" calcext:value-type="string">
            <text:p>ILOŚĆ WSKAŹ.POB.ENERGII PORADNIA AMBULATORYJNA</text:p>
          </table:table-cell>
          <table:table-cell/>
          <table:table-cell office:value-type="string" calcext:value-type="string">
            <text:p>ILOŚĆ WSKAŹ.POB.ENERGII PORADNIA AMBULATORYJNA</text:p>
          </table:table-cell>
          <table:table-cell table:number-columns-repeated="6"/>
        </table:table-row>
        <table:table-row table:style-name="ro1">
          <table:table-cell table:formula="of:=[.A2507]+1" office:value-type="float" office:value="3260" calcext:value-type="float">
            <text:p>3260</text:p>
          </table:table-cell>
          <table:table-cell office:value-type="float" office:value="590040504" calcext:value-type="float">
            <text:p>590040504</text:p>
          </table:table-cell>
          <table:table-cell office:value-type="string" calcext:value-type="string">
            <text:p>ILOŚĆ WSKAŹ.POB.ENERGII PORADNIA MED.PRACY</text:p>
          </table:table-cell>
          <table:table-cell/>
          <table:table-cell office:value-type="string" calcext:value-type="string">
            <text:p>ILOŚĆ WSKAŹ.POB.ENERGII PORADNIA MED.PRACY</text:p>
          </table:table-cell>
          <table:table-cell table:number-columns-repeated="6"/>
        </table:table-row>
        <table:table-row table:style-name="ro1">
          <table:table-cell table:formula="of:=[.A2508]+1" office:value-type="float" office:value="3261" calcext:value-type="float">
            <text:p>3261</text:p>
          </table:table-cell>
          <table:table-cell office:value-type="float" office:value="590040505" calcext:value-type="float">
            <text:p>590040505</text:p>
          </table:table-cell>
          <table:table-cell office:value-type="string" calcext:value-type="string">
            <text:p>ILOŚĆ WSKAŹ.POB.ENERGII PORADNIA OTOLARYNGOLOGICZNA</text:p>
          </table:table-cell>
          <table:table-cell/>
          <table:table-cell office:value-type="string" calcext:value-type="string">
            <text:p>ILOŚĆ WSKAŹ.POB.ENERGII PORADNIA OTOLARYNGOLOGICZNA</text:p>
          </table:table-cell>
          <table:table-cell table:number-columns-repeated="6"/>
        </table:table-row>
        <table:table-row table:style-name="ro1">
          <table:table-cell table:formula="of:=[.A2509]+1" office:value-type="float" office:value="3262" calcext:value-type="float">
            <text:p>3262</text:p>
          </table:table-cell>
          <table:table-cell office:value-type="float" office:value="590040601" calcext:value-type="float">
            <text:p>590040601</text:p>
          </table:table-cell>
          <table:table-cell office:value-type="string" calcext:value-type="string">
            <text:p>ILOŚĆ WSKAŹ.POB.ENERGII PRACOWNIA RTG</text:p>
          </table:table-cell>
          <table:table-cell/>
          <table:table-cell office:value-type="string" calcext:value-type="string">
            <text:p>ILOŚĆ WSKAŹ.POB.ENERGII PRACOWNIA RTG</text:p>
          </table:table-cell>
          <table:table-cell table:number-columns-repeated="6"/>
        </table:table-row>
        <table:table-row table:style-name="ro1">
          <table:table-cell table:formula="of:=[.A2510]+1" office:value-type="float" office:value="3263" calcext:value-type="float">
            <text:p>3263</text:p>
          </table:table-cell>
          <table:table-cell office:value-type="float" office:value="590040603" calcext:value-type="float">
            <text:p>590040603</text:p>
          </table:table-cell>
          <table:table-cell office:value-type="string" calcext:value-type="string">
            <text:p>ILOŚĆ WSKAŹ.POB.ENERGII PRACOWNIA SPIROMETRII</text:p>
          </table:table-cell>
          <table:table-cell/>
          <table:table-cell office:value-type="string" calcext:value-type="string">
            <text:p>ILOŚĆ WSKAŹ.POB.ENERGII PRACOWNIA SPIROMETRII</text:p>
          </table:table-cell>
          <table:table-cell table:number-columns-repeated="6"/>
        </table:table-row>
        <table:table-row table:style-name="ro1">
          <table:table-cell table:formula="of:=[.A2511]+1" office:value-type="float" office:value="3264" calcext:value-type="float">
            <text:p>3264</text:p>
          </table:table-cell>
          <table:table-cell office:value-type="float" office:value="590040604" calcext:value-type="float">
            <text:p>590040604</text:p>
          </table:table-cell>
          <table:table-cell office:value-type="string" calcext:value-type="string">
            <text:p>ILOŚĆ WSKAŹ.POB.ENERGII PRACOWNIA OSCYLOMETRII</text:p>
          </table:table-cell>
          <table:table-cell/>
          <table:table-cell office:value-type="string" calcext:value-type="string">
            <text:p>ILOŚĆ WSKAŹ.POB.ENERGII PRACOWNIA OSCYLOMETRII</text:p>
          </table:table-cell>
          <table:table-cell table:number-columns-repeated="6"/>
        </table:table-row>
        <table:table-row table:style-name="ro1">
          <table:table-cell table:formula="of:=[.A2512]+1" office:value-type="float" office:value="3265" calcext:value-type="float">
            <text:p>3265</text:p>
          </table:table-cell>
          <table:table-cell office:value-type="float" office:value="590040605" calcext:value-type="float">
            <text:p>590040605</text:p>
          </table:table-cell>
          <table:table-cell office:value-type="string" calcext:value-type="string">
            <text:p>ILOŚĆ WSKAŹ.POB.ENERGII LABORATORIUM ANALITYCZNE</text:p>
          </table:table-cell>
          <table:table-cell/>
          <table:table-cell office:value-type="string" calcext:value-type="string">
            <text:p>ILOŚĆ WSKAŹ.POB.ENERGII LABORATORIUM ANALITYCZNE</text:p>
          </table:table-cell>
          <table:table-cell table:number-columns-repeated="6"/>
        </table:table-row>
        <table:table-row table:style-name="ro1">
          <table:table-cell table:formula="of:=[.A2513]+1" office:value-type="float" office:value="3266" calcext:value-type="float">
            <text:p>3266</text:p>
          </table:table-cell>
          <table:table-cell office:value-type="float" office:value="590043000" calcext:value-type="float">
            <text:p>590043000</text:p>
          </table:table-cell>
          <table:table-cell office:value-type="string" calcext:value-type="string">
            <text:p>ILOŚĆ WSKAŹ.POB.ENERGII PARKING</text:p>
          </table:table-cell>
          <table:table-cell/>
          <table:table-cell office:value-type="string" calcext:value-type="string">
            <text:p>ILOŚĆ WSKAŹ.POB.ENERGII PARKING</text:p>
          </table:table-cell>
          <table:table-cell table:number-columns-repeated="6"/>
        </table:table-row>
        <table:table-row table:style-name="ro1">
          <table:table-cell table:formula="of:=[.A2514]+1" office:value-type="float" office:value="3267" calcext:value-type="float">
            <text:p>3267</text:p>
          </table:table-cell>
          <table:table-cell office:value-type="float" office:value="590043100" calcext:value-type="float">
            <text:p>590043100</text:p>
          </table:table-cell>
          <table:table-cell office:value-type="string" calcext:value-type="string">
            <text:p>ILOŚĆ WSKAŹ.POB.ENERGII PUNKT APTECZNY</text:p>
          </table:table-cell>
          <table:table-cell/>
          <table:table-cell office:value-type="string" calcext:value-type="string">
            <text:p>ILOŚĆ WSKAŹ.POB.ENERGII PUNKT APTECZNY</text:p>
          </table:table-cell>
          <table:table-cell table:number-columns-repeated="6"/>
        </table:table-row>
        <table:table-row table:style-name="ro1">
          <table:table-cell table:formula="of:=[.A2515]+1" office:value-type="float" office:value="3268" calcext:value-type="float">
            <text:p>3268</text:p>
          </table:table-cell>
          <table:table-cell office:value-type="float" office:value="590043101" calcext:value-type="float">
            <text:p>590043101</text:p>
          </table:table-cell>
          <table:table-cell office:value-type="string" calcext:value-type="string">
            <text:p>ILOŚĆ WSKAŹ.POB.ENERGII KOTŁOWNIA CENTRALNA</text:p>
          </table:table-cell>
          <table:table-cell/>
          <table:table-cell office:value-type="string" calcext:value-type="string">
            <text:p>ILOŚĆ WSKAŹ.POB.ENERGII KOTŁOWNIA CENTRALNA</text:p>
          </table:table-cell>
          <table:table-cell table:number-columns-repeated="6"/>
        </table:table-row>
        <table:table-row table:style-name="ro1">
          <table:table-cell table:formula="of:=[.A2516]+1" office:value-type="float" office:value="3269" calcext:value-type="float">
            <text:p>3269</text:p>
          </table:table-cell>
          <table:table-cell office:value-type="float" office:value="590043202" calcext:value-type="float">
            <text:p>590043202</text:p>
          </table:table-cell>
          <table:table-cell office:value-type="string" calcext:value-type="string">
            <text:p>ILOŚĆ WSKAŹ.POB.ENERGII WARSZTAT UTRZYMANIA RUCHU</text:p>
          </table:table-cell>
          <table:table-cell/>
          <table:table-cell office:value-type="string" calcext:value-type="string">
            <text:p>ILOŚĆ WSKAŹ.POB.ENERGII WARSZTAT UTRZYMANIA RUCHU</text:p>
          </table:table-cell>
          <table:table-cell table:number-columns-repeated="6"/>
        </table:table-row>
        <table:table-row table:style-name="ro1">
          <table:table-cell table:formula="of:=[.A2517]+1" office:value-type="float" office:value="3270" calcext:value-type="float">
            <text:p>3270</text:p>
          </table:table-cell>
          <table:table-cell office:value-type="float" office:value="590043301" calcext:value-type="float">
            <text:p>590043301</text:p>
          </table:table-cell>
          <table:table-cell office:value-type="string" calcext:value-type="string">
            <text:p>ILOŚĆ WSKAŹ.POB.ENERGII KUCHNIA</text:p>
          </table:table-cell>
          <table:table-cell/>
          <table:table-cell office:value-type="string" calcext:value-type="string">
            <text:p>ILOŚĆ WSKAŹ.POB.ENERGII KUCHNIA</text:p>
          </table:table-cell>
          <table:table-cell table:number-columns-repeated="6"/>
        </table:table-row>
        <table:table-row table:style-name="ro1">
          <table:table-cell table:formula="of:=[.A2518]+1" office:value-type="float" office:value="3271" calcext:value-type="float">
            <text:p>3271</text:p>
          </table:table-cell>
          <table:table-cell office:value-type="float" office:value="590043302" calcext:value-type="float">
            <text:p>590043302</text:p>
          </table:table-cell>
          <table:table-cell office:value-type="string" calcext:value-type="string">
            <text:p>ILOŚĆ WSKAŹ.POB.ENERGII STOŁÓWKA - SALON GIER</text:p>
          </table:table-cell>
          <table:table-cell/>
          <table:table-cell office:value-type="string" calcext:value-type="string">
            <text:p>ILOŚĆ WSKAŹ.POB.ENERGII STOŁÓWKA - SALON GIER</text:p>
          </table:table-cell>
          <table:table-cell table:number-columns-repeated="6"/>
        </table:table-row>
        <table:table-row table:style-name="ro1">
          <table:table-cell table:formula="of:=[.A2519]+1" office:value-type="float" office:value="3272" calcext:value-type="float">
            <text:p>3272</text:p>
          </table:table-cell>
          <table:table-cell office:value-type="float" office:value="590043303" calcext:value-type="float">
            <text:p>590043303</text:p>
          </table:table-cell>
          <table:table-cell office:value-type="string" calcext:value-type="string">
            <text:p>ILOŚĆ WSKAŹ.POB.ENERGII KAWIARNIA UZDROWISKOWA</text:p>
          </table:table-cell>
          <table:table-cell/>
          <table:table-cell office:value-type="string" calcext:value-type="string">
            <text:p>ILOŚĆ WSKAŹ.POB.ENERGII KAWIARNIA UZDROWISKOWA</text:p>
          </table:table-cell>
          <table:table-cell table:number-columns-repeated="6"/>
        </table:table-row>
        <table:table-row table:style-name="ro1">
          <table:table-cell table:formula="of:=[.A2520]+1" office:value-type="float" office:value="3273" calcext:value-type="float">
            <text:p>3273</text:p>
          </table:table-cell>
          <table:table-cell office:value-type="float" office:value="590043601" calcext:value-type="float">
            <text:p>590043601</text:p>
          </table:table-cell>
          <table:table-cell office:value-type="string" calcext:value-type="string">
            <text:p>ILOŚĆ WSKAŹ.POB.ENERGII STACJA UZDATNIANIA WODY</text:p>
          </table:table-cell>
          <table:table-cell/>
          <table:table-cell office:value-type="string" calcext:value-type="string">
            <text:p>ILOŚĆ WSKAŹ.POB.ENERGII STACJA UZDATNIANIA WODY</text:p>
          </table:table-cell>
          <table:table-cell table:number-columns-repeated="6"/>
        </table:table-row>
        <table:table-row table:style-name="ro1">
          <table:table-cell table:formula="of:=[.A2521]+1" office:value-type="float" office:value="3274" calcext:value-type="float">
            <text:p>3274</text:p>
          </table:table-cell>
          <table:table-cell office:value-type="float" office:value="590043801" calcext:value-type="float">
            <text:p>590043801</text:p>
          </table:table-cell>
          <table:table-cell office:value-type="string" calcext:value-type="string">
            <text:p>ILOŚĆ WSKAŹ.POB.ENERGII OGRÓD</text:p>
          </table:table-cell>
          <table:table-cell/>
          <table:table-cell office:value-type="string" calcext:value-type="string">
            <text:p>ILOŚĆ WSKAŹ.POB.ENERGII OGRÓD</text:p>
          </table:table-cell>
          <table:table-cell table:number-columns-repeated="6"/>
        </table:table-row>
        <table:table-row table:style-name="ro1">
          <table:table-cell table:formula="of:=[.A2522]+1" office:value-type="float" office:value="3275" calcext:value-type="float">
            <text:p>3275</text:p>
          </table:table-cell>
          <table:table-cell office:value-type="float" office:value="590043901" calcext:value-type="float">
            <text:p>590043901</text:p>
          </table:table-cell>
          <table:table-cell office:value-type="string" calcext:value-type="string">
            <text:p>ILOŚĆ WSKAŹ.POB.ENERGII BIURO USŁUG</text:p>
          </table:table-cell>
          <table:table-cell/>
          <table:table-cell office:value-type="string" calcext:value-type="string">
            <text:p>ILOŚĆ WSKAŹ.POB.ENERGII BIURO USŁUG</text:p>
          </table:table-cell>
          <table:table-cell table:number-columns-repeated="6"/>
        </table:table-row>
        <table:table-row table:style-name="ro1">
          <table:table-cell table:formula="of:=[.A2523]+1" office:value-type="float" office:value="3276" calcext:value-type="float">
            <text:p>3276</text:p>
          </table:table-cell>
          <table:table-cell office:value-type="float" office:value="590045101" calcext:value-type="float">
            <text:p>590045101</text:p>
          </table:table-cell>
          <table:table-cell office:value-type="string" calcext:value-type="string">
            <text:p>ILOŚĆ WSKAŹ.POB.ENERGII KOSZTY OGÓLNOZAKŁADOWE</text:p>
          </table:table-cell>
          <table:table-cell/>
          <table:table-cell office:value-type="string" calcext:value-type="string">
            <text:p>ILOŚĆ WSKAŹ.POB.ENERGII KOSZTY OGÓLNOZAKŁADOWE</text:p>
          </table:table-cell>
          <table:table-cell table:number-columns-repeated="6"/>
        </table:table-row>
        <table:table-row table:style-name="ro1">
          <table:table-cell table:formula="of:=[.A2524]+1" office:value-type="float" office:value="3277" calcext:value-type="float">
            <text:p>3277</text:p>
          </table:table-cell>
          <table:table-cell office:value-type="float" office:value="590045103" calcext:value-type="float">
            <text:p>590045103</text:p>
          </table:table-cell>
          <table:table-cell office:value-type="string" calcext:value-type="string">
            <text:p>ILOŚĆ WSKAŹ.POB.ENERGII ADMINISTRCJA</text:p>
          </table:table-cell>
          <table:table-cell/>
          <table:table-cell office:value-type="string" calcext:value-type="string">
            <text:p>ILOŚĆ WSKAŹ.POB.ENERGII ADMINISTRCJA</text:p>
          </table:table-cell>
          <table:table-cell table:number-columns-repeated="6"/>
        </table:table-row>
        <table:table-row table:style-name="ro1">
          <table:table-cell table:formula="of:=[.A2525]+1" office:value-type="float" office:value="3278" calcext:value-type="float">
            <text:p>3278</text:p>
          </table:table-cell>
          <table:table-cell office:value-type="float" office:value="590050101" calcext:value-type="float">
            <text:p>590050101</text:p>
          </table:table-cell>
          <table:table-cell office:value-type="string" calcext:value-type="string">
            <text:p>ILOŚĆ WSKAŹ.POB.WODY SZPITAL - REUMATOLOGIA</text:p>
          </table:table-cell>
          <table:table-cell/>
          <table:table-cell office:value-type="string" calcext:value-type="string">
            <text:p>ILOŚĆ WSKAŹ.POB.WODY SZPITAL - REUMATOLOGIA</text:p>
          </table:table-cell>
          <table:table-cell table:number-columns-repeated="6"/>
        </table:table-row>
        <table:table-row table:style-name="ro1">
          <table:table-cell table:formula="of:=[.A2526]+1" office:value-type="float" office:value="3279" calcext:value-type="float">
            <text:p>3279</text:p>
          </table:table-cell>
          <table:table-cell office:value-type="float" office:value="590050103" calcext:value-type="float">
            <text:p>590050103</text:p>
          </table:table-cell>
          <table:table-cell office:value-type="string" calcext:value-type="string">
            <text:p>ILOŚĆ WSKAŹ.POB.WODY SZPITAL - REHABILITACJA</text:p>
          </table:table-cell>
          <table:table-cell/>
          <table:table-cell office:value-type="string" calcext:value-type="string">
            <text:p>ILOŚĆ WSKAŹ.POB.WODY SZPITAL - REHABILITACJA</text:p>
          </table:table-cell>
          <table:table-cell table:number-columns-repeated="6"/>
        </table:table-row>
        <table:table-row table:style-name="ro1">
          <table:table-cell table:formula="of:=[.A2527]+1" office:value-type="float" office:value="3280" calcext:value-type="float">
            <text:p>3280</text:p>
          </table:table-cell>
          <table:table-cell office:value-type="float" office:value="590050104" calcext:value-type="float">
            <text:p>590050104</text:p>
          </table:table-cell>
          <table:table-cell office:value-type="string" calcext:value-type="string">
            <text:p>ILOŚĆ WSKAŹ.POB.WODY SALA GIMNASTYCZNA W SZPITALU</text:p>
          </table:table-cell>
          <table:table-cell/>
          <table:table-cell office:value-type="string" calcext:value-type="string">
            <text:p>ILOŚĆ WSKAŹ.POB.WODY SALA GIMNASTYCZNA W SZPITALU</text:p>
          </table:table-cell>
          <table:table-cell table:number-columns-repeated="6"/>
        </table:table-row>
        <table:table-row table:style-name="ro1">
          <table:table-cell table:formula="of:=[.A2528]+1" office:value-type="float" office:value="3281" calcext:value-type="float">
            <text:p>3281</text:p>
          </table:table-cell>
          <table:table-cell office:value-type="float" office:value="590050301" calcext:value-type="float">
            <text:p>590050301</text:p>
          </table:table-cell>
          <table:table-cell office:value-type="string" calcext:value-type="string">
            <text:p>ILOŚĆ WSKAŹ.POB.WODY SANATORIUM-MODRZEW</text:p>
          </table:table-cell>
          <table:table-cell/>
          <table:table-cell office:value-type="string" calcext:value-type="string">
            <text:p>ILOŚĆ WSKAŹ.POB.WODY SANATORIUM-MODRZEW</text:p>
          </table:table-cell>
          <table:table-cell table:number-columns-repeated="6"/>
        </table:table-row>
        <table:table-row table:style-name="ro1">
          <table:table-cell table:formula="of:=[.A2529]+1" office:value-type="float" office:value="3282" calcext:value-type="float">
            <text:p>3282</text:p>
          </table:table-cell>
          <table:table-cell office:value-type="float" office:value="590050401" calcext:value-type="float">
            <text:p>590050401</text:p>
          </table:table-cell>
          <table:table-cell office:value-type="string" calcext:value-type="string">
            <text:p>ILOŚĆ WSKAŹ.POB.WODY ZPL - PWILON I</text:p>
          </table:table-cell>
          <table:table-cell/>
          <table:table-cell office:value-type="string" calcext:value-type="string">
            <text:p>ILOŚĆ WSKAŹ.POB.WODY ZPL - PWILON I</text:p>
          </table:table-cell>
          <table:table-cell table:number-columns-repeated="6"/>
        </table:table-row>
        <table:table-row table:style-name="ro1">
          <table:table-cell table:formula="of:=[.A2530]+1" office:value-type="float" office:value="3283" calcext:value-type="float">
            <text:p>3283</text:p>
          </table:table-cell>
          <table:table-cell office:value-type="float" office:value="590050402" calcext:value-type="float">
            <text:p>590050402</text:p>
          </table:table-cell>
          <table:table-cell office:value-type="string" calcext:value-type="string">
            <text:p>ILOŚĆ WSKAŹ.POB.WODY ZPL - PWILON II</text:p>
          </table:table-cell>
          <table:table-cell/>
          <table:table-cell office:value-type="string" calcext:value-type="string">
            <text:p>ILOŚĆ WSKAŹ.POB.WODY ZPL - PWILON II</text:p>
          </table:table-cell>
          <table:table-cell table:number-columns-repeated="6"/>
        </table:table-row>
        <table:table-row table:style-name="ro1">
          <table:table-cell table:formula="of:=[.A2531]+1" office:value-type="float" office:value="3284" calcext:value-type="float">
            <text:p>3284</text:p>
          </table:table-cell>
          <table:table-cell office:value-type="float" office:value="590050403" calcext:value-type="float">
            <text:p>590050403</text:p>
          </table:table-cell>
          <table:table-cell office:value-type="string" calcext:value-type="string">
            <text:p>ILOŚĆ WSKAŹ.POB.WODY ZPL - PAWILON III</text:p>
          </table:table-cell>
          <table:table-cell/>
          <table:table-cell office:value-type="string" calcext:value-type="string">
            <text:p>ILOŚĆ WSKAŹ.POB.WODY ZPL - PAWILON III</text:p>
          </table:table-cell>
          <table:table-cell table:number-columns-repeated="6"/>
        </table:table-row>
        <table:table-row table:style-name="ro1">
          <table:table-cell table:formula="of:=[.A2532]+1" office:value-type="float" office:value="3285" calcext:value-type="float">
            <text:p>3285</text:p>
          </table:table-cell>
          <table:table-cell office:value-type="float" office:value="590050404" calcext:value-type="float">
            <text:p>590050404</text:p>
          </table:table-cell>
          <table:table-cell office:value-type="string" calcext:value-type="string">
            <text:p>ILOŚĆ WSKAŹ.POB.WODY ZPL - PAWILON IV</text:p>
          </table:table-cell>
          <table:table-cell/>
          <table:table-cell office:value-type="string" calcext:value-type="string">
            <text:p>ILOŚĆ WSKAŹ.POB.WODY ZPL - PAWILON IV</text:p>
          </table:table-cell>
          <table:table-cell table:number-columns-repeated="6"/>
        </table:table-row>
        <table:table-row table:style-name="ro1">
          <table:table-cell table:formula="of:=[.A2533]+1" office:value-type="float" office:value="3286" calcext:value-type="float">
            <text:p>3286</text:p>
          </table:table-cell>
          <table:table-cell office:value-type="float" office:value="590050405" calcext:value-type="float">
            <text:p>590050405</text:p>
          </table:table-cell>
          <table:table-cell office:value-type="string" calcext:value-type="string">
            <text:p>ILOŚĆ WSKAŹ.POB.WODY PAWILON 0</text:p>
          </table:table-cell>
          <table:table-cell/>
          <table:table-cell office:value-type="string" calcext:value-type="string">
            <text:p>ILOŚĆ WSKAŹ.POB.WODY PAWILON 0</text:p>
          </table:table-cell>
          <table:table-cell table:number-columns-repeated="6"/>
        </table:table-row>
        <table:table-row table:style-name="ro1">
          <table:table-cell table:formula="of:=[.A2534]+1" office:value-type="float" office:value="3287" calcext:value-type="float">
            <text:p>3287</text:p>
          </table:table-cell>
          <table:table-cell office:value-type="float" office:value="590050406" calcext:value-type="float">
            <text:p>590050406</text:p>
          </table:table-cell>
          <table:table-cell office:value-type="string" calcext:value-type="string">
            <text:p>ILOŚĆ WSKAŹ.POB.WODY KRIOKOMORA</text:p>
          </table:table-cell>
          <table:table-cell/>
          <table:table-cell office:value-type="string" calcext:value-type="string">
            <text:p>ILOŚĆ WSKAŹ.POB.WODY KRIOKOMORA</text:p>
          </table:table-cell>
          <table:table-cell table:number-columns-repeated="6"/>
        </table:table-row>
        <table:table-row table:style-name="ro1">
          <table:table-cell table:formula="of:=[.A2535]+1" office:value-type="float" office:value="3288" calcext:value-type="float">
            <text:p>3288</text:p>
          </table:table-cell>
          <table:table-cell office:value-type="float" office:value="590050407" calcext:value-type="float">
            <text:p>590050407</text:p>
          </table:table-cell>
          <table:table-cell office:value-type="string" calcext:value-type="string">
            <text:p>ILOŚĆ WSKAŹ.POB.WODY JASKINIA SOLNA</text:p>
          </table:table-cell>
          <table:table-cell/>
          <table:table-cell office:value-type="string" calcext:value-type="string">
            <text:p>ILOŚĆ WSKAŹ.POB.WODY JASKINIA SOLNA</text:p>
          </table:table-cell>
          <table:table-cell table:number-columns-repeated="6"/>
        </table:table-row>
        <table:table-row table:style-name="ro1">
          <table:table-cell table:formula="of:=[.A2536]+1" office:value-type="float" office:value="3289" calcext:value-type="float">
            <text:p>3289</text:p>
          </table:table-cell>
          <table:table-cell office:value-type="float" office:value="590050501" calcext:value-type="float">
            <text:p>590050501</text:p>
          </table:table-cell>
          <table:table-cell office:value-type="string" calcext:value-type="string">
            <text:p>ILOŚĆ WSKAŹ.POB.WODY PORADNIA REHABILITACYJNA</text:p>
          </table:table-cell>
          <table:table-cell/>
          <table:table-cell office:value-type="string" calcext:value-type="string">
            <text:p>ILOŚĆ WSKAŹ.POB.WODY PORADNIA REHABILITACYJNA</text:p>
          </table:table-cell>
          <table:table-cell table:number-columns-repeated="6"/>
        </table:table-row>
        <table:table-row table:style-name="ro1">
          <table:table-cell table:formula="of:=[.A2537]+1" office:value-type="float" office:value="3290" calcext:value-type="float">
            <text:p>3290</text:p>
          </table:table-cell>
          <table:table-cell office:value-type="float" office:value="590050502" calcext:value-type="float">
            <text:p>590050502</text:p>
          </table:table-cell>
          <table:table-cell office:value-type="string" calcext:value-type="string">
            <text:p>ILOŚĆ WSKAŹ.POB.WODY PORADNIA REUMATOLOGICZNA</text:p>
          </table:table-cell>
          <table:table-cell/>
          <table:table-cell office:value-type="string" calcext:value-type="string">
            <text:p>ILOŚĆ WSKAŹ.POB.WODY PORADNIA REUMATOLOGICZNA</text:p>
          </table:table-cell>
          <table:table-cell table:number-columns-repeated="6"/>
        </table:table-row>
        <table:table-row table:style-name="ro1">
          <table:table-cell table:formula="of:=[.A2538]+1" office:value-type="float" office:value="3291" calcext:value-type="float">
            <text:p>3291</text:p>
          </table:table-cell>
          <table:table-cell office:value-type="float" office:value="590050503" calcext:value-type="float">
            <text:p>590050503</text:p>
          </table:table-cell>
          <table:table-cell office:value-type="string" calcext:value-type="string">
            <text:p>ILOŚĆ WSKAŹ.POB.WODY PORADNIA AMBULATORYJNA</text:p>
          </table:table-cell>
          <table:table-cell/>
          <table:table-cell office:value-type="string" calcext:value-type="string">
            <text:p>ILOŚĆ WSKAŹ.POB.WODY PORADNIA AMBULATORYJNA</text:p>
          </table:table-cell>
          <table:table-cell table:number-columns-repeated="6"/>
        </table:table-row>
        <table:table-row table:style-name="ro1">
          <table:table-cell table:formula="of:=[.A2539]+1" office:value-type="float" office:value="3292" calcext:value-type="float">
            <text:p>3292</text:p>
          </table:table-cell>
          <table:table-cell office:value-type="float" office:value="590050504" calcext:value-type="float">
            <text:p>590050504</text:p>
          </table:table-cell>
          <table:table-cell office:value-type="string" calcext:value-type="string">
            <text:p>ILOŚĆ WSKAŹ.POB.WODY PORADNIA MED.PRACY</text:p>
          </table:table-cell>
          <table:table-cell/>
          <table:table-cell office:value-type="string" calcext:value-type="string">
            <text:p>ILOŚĆ WSKAŹ.POB.WODY PORADNIA MED.PRACY</text:p>
          </table:table-cell>
          <table:table-cell table:number-columns-repeated="6"/>
        </table:table-row>
        <table:table-row table:style-name="ro1">
          <table:table-cell table:formula="of:=[.A2540]+1" office:value-type="float" office:value="3293" calcext:value-type="float">
            <text:p>3293</text:p>
          </table:table-cell>
          <table:table-cell office:value-type="float" office:value="590050505" calcext:value-type="float">
            <text:p>590050505</text:p>
          </table:table-cell>
          <table:table-cell office:value-type="string" calcext:value-type="string">
            <text:p>ILOŚĆ WSKAŹ.POB.WODY PORADNIA OTOLARYNGOLOGICZNA</text:p>
          </table:table-cell>
          <table:table-cell/>
          <table:table-cell office:value-type="string" calcext:value-type="string">
            <text:p>ILOŚĆ WSKAŹ.POB.WODY PORADNIA OTOLARYNGOLOGICZNA</text:p>
          </table:table-cell>
          <table:table-cell table:number-columns-repeated="6"/>
        </table:table-row>
        <table:table-row table:style-name="ro1">
          <table:table-cell table:formula="of:=[.A2541]+1" office:value-type="float" office:value="3294" calcext:value-type="float">
            <text:p>3294</text:p>
          </table:table-cell>
          <table:table-cell office:value-type="float" office:value="590050601" calcext:value-type="float">
            <text:p>590050601</text:p>
          </table:table-cell>
          <table:table-cell office:value-type="string" calcext:value-type="string">
            <text:p>ILOŚĆ WSKAŹ.POB.WODY PRACOWNIA RTG</text:p>
          </table:table-cell>
          <table:table-cell/>
          <table:table-cell office:value-type="string" calcext:value-type="string">
            <text:p>ILOŚĆ WSKAŹ.POB.WODY PRACOWNIA RTG</text:p>
          </table:table-cell>
          <table:table-cell table:number-columns-repeated="6"/>
        </table:table-row>
        <table:table-row table:style-name="ro1">
          <table:table-cell table:formula="of:=[.A2542]+1" office:value-type="float" office:value="3295" calcext:value-type="float">
            <text:p>3295</text:p>
          </table:table-cell>
          <table:table-cell office:value-type="float" office:value="590050603" calcext:value-type="float">
            <text:p>590050603</text:p>
          </table:table-cell>
          <table:table-cell office:value-type="string" calcext:value-type="string">
            <text:p>ILOŚĆ WSKAŹ.POB.WODY PRACOWNIA SPIROMETRII</text:p>
          </table:table-cell>
          <table:table-cell/>
          <table:table-cell office:value-type="string" calcext:value-type="string">
            <text:p>ILOŚĆ WSKAŹ.POB.WODY PRACOWNIA SPIROMETRII</text:p>
          </table:table-cell>
          <table:table-cell table:number-columns-repeated="6"/>
        </table:table-row>
        <table:table-row table:style-name="ro1">
          <table:table-cell table:formula="of:=[.A2543]+1" office:value-type="float" office:value="3296" calcext:value-type="float">
            <text:p>3296</text:p>
          </table:table-cell>
          <table:table-cell office:value-type="float" office:value="590050604" calcext:value-type="float">
            <text:p>590050604</text:p>
          </table:table-cell>
          <table:table-cell office:value-type="string" calcext:value-type="string">
            <text:p>ILOŚĆ WSKAŹ.POB.WODY PRACOWNIA OSCYLOMETRII</text:p>
          </table:table-cell>
          <table:table-cell/>
          <table:table-cell office:value-type="string" calcext:value-type="string">
            <text:p>ILOŚĆ WSKAŹ.POB.WODY PRACOWNIA OSCYLOMETRII</text:p>
          </table:table-cell>
          <table:table-cell table:number-columns-repeated="6"/>
        </table:table-row>
        <table:table-row table:style-name="ro1">
          <table:table-cell table:formula="of:=[.A2544]+1" office:value-type="float" office:value="3297" calcext:value-type="float">
            <text:p>3297</text:p>
          </table:table-cell>
          <table:table-cell office:value-type="float" office:value="590050605" calcext:value-type="float">
            <text:p>590050605</text:p>
          </table:table-cell>
          <table:table-cell office:value-type="string" calcext:value-type="string">
            <text:p>ILOŚĆ WSKAŹ.POB.WODY LABORATORIUM ANALITYCZNE</text:p>
          </table:table-cell>
          <table:table-cell/>
          <table:table-cell office:value-type="string" calcext:value-type="string">
            <text:p>ILOŚĆ WSKAŹ.POB.WODY LABORATORIUM ANALITYCZNE</text:p>
          </table:table-cell>
          <table:table-cell table:number-columns-repeated="6"/>
        </table:table-row>
        <table:table-row table:style-name="ro1">
          <table:table-cell table:formula="of:=[.A2545]+1" office:value-type="float" office:value="3298" calcext:value-type="float">
            <text:p>3298</text:p>
          </table:table-cell>
          <table:table-cell office:value-type="float" office:value="590053000" calcext:value-type="float">
            <text:p>590053000</text:p>
          </table:table-cell>
          <table:table-cell office:value-type="string" calcext:value-type="string">
            <text:p>ILOŚĆ WSKAŹ.POB.WODY PARKING</text:p>
          </table:table-cell>
          <table:table-cell/>
          <table:table-cell office:value-type="string" calcext:value-type="string">
            <text:p>ILOŚĆ WSKAŹ.POB.WODY PARKING</text:p>
          </table:table-cell>
          <table:table-cell table:number-columns-repeated="6"/>
        </table:table-row>
        <table:table-row table:style-name="ro1">
          <table:table-cell table:formula="of:=[.A2546]+1" office:value-type="float" office:value="3299" calcext:value-type="float">
            <text:p>3299</text:p>
          </table:table-cell>
          <table:table-cell office:value-type="float" office:value="590053101" calcext:value-type="float">
            <text:p>590053101</text:p>
          </table:table-cell>
          <table:table-cell office:value-type="string" calcext:value-type="string">
            <text:p>ILOŚĆ WSKAŹ.POB.WODY KOTŁOWNIA CENTRALNA</text:p>
          </table:table-cell>
          <table:table-cell/>
          <table:table-cell office:value-type="string" calcext:value-type="string">
            <text:p>ILOŚĆ WSKAŹ.POB.WODY KOTŁOWNIA CENTRALNA</text:p>
          </table:table-cell>
          <table:table-cell table:number-columns-repeated="6"/>
        </table:table-row>
        <table:table-row table:style-name="ro1">
          <table:table-cell table:formula="of:=[.A2547]+1" office:value-type="float" office:value="3300" calcext:value-type="float">
            <text:p>3300</text:p>
          </table:table-cell>
          <table:table-cell office:value-type="float" office:value="590053202" calcext:value-type="float">
            <text:p>590053202</text:p>
          </table:table-cell>
          <table:table-cell office:value-type="string" calcext:value-type="string">
            <text:p>ILOŚĆ WSKAŹ.POB.WODY WARSZTAT UTRZYMANIA RUCHU</text:p>
          </table:table-cell>
          <table:table-cell/>
          <table:table-cell office:value-type="string" calcext:value-type="string">
            <text:p>ILOŚĆ WSKAŹ.POB.WODY WARSZTAT UTRZYMANIA RUCHU</text:p>
          </table:table-cell>
          <table:table-cell table:number-columns-repeated="6"/>
        </table:table-row>
        <table:table-row table:style-name="ro1">
          <table:table-cell table:formula="of:=[.A2548]+1" office:value-type="float" office:value="3301" calcext:value-type="float">
            <text:p>3301</text:p>
          </table:table-cell>
          <table:table-cell office:value-type="float" office:value="590053301" calcext:value-type="float">
            <text:p>590053301</text:p>
          </table:table-cell>
          <table:table-cell office:value-type="string" calcext:value-type="string">
            <text:p>ILOŚĆ WSKAŹ.POB.WODY KUCHNIA</text:p>
          </table:table-cell>
          <table:table-cell/>
          <table:table-cell office:value-type="string" calcext:value-type="string">
            <text:p>ILOŚĆ WSKAŹ.POB.WODY KUCHNIA</text:p>
          </table:table-cell>
          <table:table-cell table:number-columns-repeated="6"/>
        </table:table-row>
        <table:table-row table:style-name="ro1">
          <table:table-cell table:formula="of:=[.A2549]+1" office:value-type="float" office:value="3302" calcext:value-type="float">
            <text:p>3302</text:p>
          </table:table-cell>
          <table:table-cell office:value-type="float" office:value="590053302" calcext:value-type="float">
            <text:p>590053302</text:p>
          </table:table-cell>
          <table:table-cell office:value-type="string" calcext:value-type="string">
            <text:p>ILOŚĆ WSKAŹ.POB.WODY STOŁÓWKA - SALON GIER</text:p>
          </table:table-cell>
          <table:table-cell/>
          <table:table-cell office:value-type="string" calcext:value-type="string">
            <text:p>ILOŚĆ WSKAŹ.POB.WODY STOŁÓWKA - SALON GIER</text:p>
          </table:table-cell>
          <table:table-cell table:number-columns-repeated="6"/>
        </table:table-row>
        <table:table-row table:style-name="ro1">
          <table:table-cell table:formula="of:=[.A2550]+1" office:value-type="float" office:value="3303" calcext:value-type="float">
            <text:p>3303</text:p>
          </table:table-cell>
          <table:table-cell office:value-type="float" office:value="590053303" calcext:value-type="float">
            <text:p>590053303</text:p>
          </table:table-cell>
          <table:table-cell office:value-type="string" calcext:value-type="string">
            <text:p>ILOŚĆ WSKAŹ.POB.WODY KAWIARNIA UZDROWISKOWA</text:p>
          </table:table-cell>
          <table:table-cell/>
          <table:table-cell office:value-type="string" calcext:value-type="string">
            <text:p>ILOŚĆ WSKAŹ.POB.WODY KAWIARNIA UZDROWISKOWA</text:p>
          </table:table-cell>
          <table:table-cell table:number-columns-repeated="6"/>
        </table:table-row>
        <table:table-row table:style-name="ro1">
          <table:table-cell table:formula="of:=[.A2551]+1" office:value-type="float" office:value="3304" calcext:value-type="float">
            <text:p>3304</text:p>
          </table:table-cell>
          <table:table-cell office:value-type="float" office:value="590053901" calcext:value-type="float">
            <text:p>590053901</text:p>
          </table:table-cell>
          <table:table-cell office:value-type="string" calcext:value-type="string">
            <text:p>ILOŚĆ WSKAŹ.POB.WODY BIURO USŁUG</text:p>
          </table:table-cell>
          <table:table-cell/>
          <table:table-cell office:value-type="string" calcext:value-type="string">
            <text:p>ILOŚĆ WSKAŹ.POB.WODY BIURO USŁUG</text:p>
          </table:table-cell>
          <table:table-cell table:number-columns-repeated="6"/>
        </table:table-row>
        <table:table-row table:style-name="ro1">
          <table:table-cell table:formula="of:=[.A2552]+1" office:value-type="float" office:value="3305" calcext:value-type="float">
            <text:p>3305</text:p>
          </table:table-cell>
          <table:table-cell office:value-type="float" office:value="590060101" calcext:value-type="float">
            <text:p>590060101</text:p>
          </table:table-cell>
          <table:table-cell office:value-type="string" calcext:value-type="string">
            <text:p>ILOŚĆ OSOBODNI SZPITAL - REUMATOLOGIA</text:p>
          </table:table-cell>
          <table:table-cell/>
          <table:table-cell office:value-type="string" calcext:value-type="string">
            <text:p>ILOŚĆ OSOBODNI SZPITAL - REUMATOLOGIA</text:p>
          </table:table-cell>
          <table:table-cell table:number-columns-repeated="6"/>
        </table:table-row>
        <table:table-row table:style-name="ro1">
          <table:table-cell table:formula="of:=[.A2553]+1" office:value-type="float" office:value="3306" calcext:value-type="float">
            <text:p>3306</text:p>
          </table:table-cell>
          <table:table-cell office:value-type="float" office:value="590060103" calcext:value-type="float">
            <text:p>590060103</text:p>
          </table:table-cell>
          <table:table-cell office:value-type="string" calcext:value-type="string">
            <text:p>ILOŚĆ OSOBODNI SZPITAL - REHABILITACJA</text:p>
          </table:table-cell>
          <table:table-cell/>
          <table:table-cell office:value-type="string" calcext:value-type="string">
            <text:p>ILOŚĆ OSOBODNI SZPITAL - REHABILITACJA</text:p>
          </table:table-cell>
          <table:table-cell table:number-columns-repeated="6"/>
        </table:table-row>
        <table:table-row table:style-name="ro1">
          <table:table-cell table:formula="of:=[.A2554]+1" office:value-type="float" office:value="3307" calcext:value-type="float">
            <text:p>3307</text:p>
          </table:table-cell>
          <table:table-cell office:value-type="float" office:value="590060201" calcext:value-type="float">
            <text:p>590060201</text:p>
          </table:table-cell>
          <table:table-cell office:value-type="string" calcext:value-type="string">
            <text:p>ILOŚĆ OSOBODNI SANAT.DLA DZIECI</text:p>
          </table:table-cell>
          <table:table-cell/>
          <table:table-cell office:value-type="string" calcext:value-type="string">
            <text:p>ILOŚĆ OSOBODNI SANAT.DLA DZIECI</text:p>
          </table:table-cell>
          <table:table-cell table:number-columns-repeated="6"/>
        </table:table-row>
        <table:table-row table:style-name="ro1">
          <table:table-cell table:formula="of:=[.A2555]+1" office:value-type="float" office:value="3308" calcext:value-type="float">
            <text:p>3308</text:p>
          </table:table-cell>
          <table:table-cell office:value-type="float" office:value="590060205" calcext:value-type="float">
            <text:p>590060205</text:p>
          </table:table-cell>
          <table:table-cell office:value-type="string" calcext:value-type="string">
            <text:p>ILOŚĆ OSOBODNI ODDZ.REHAB.DZIECI</text:p>
          </table:table-cell>
          <table:table-cell/>
          <table:table-cell office:value-type="string" calcext:value-type="string">
            <text:p>ILOŚĆ OSOBODNI ODDZ.REHAB.DZIECI</text:p>
          </table:table-cell>
          <table:table-cell table:number-columns-repeated="6"/>
        </table:table-row>
        <table:table-row table:style-name="ro1">
          <table:table-cell table:formula="of:=[.A2556]+1" office:value-type="float" office:value="3309" calcext:value-type="float">
            <text:p>3309</text:p>
          </table:table-cell>
          <table:table-cell office:value-type="float" office:value="590060301" calcext:value-type="float">
            <text:p>590060301</text:p>
          </table:table-cell>
          <table:table-cell office:value-type="string" calcext:value-type="string">
            <text:p>ILOŚĆ OSOBODNI SANATORIUM-MODRZEW</text:p>
          </table:table-cell>
          <table:table-cell/>
          <table:table-cell office:value-type="string" calcext:value-type="string">
            <text:p>ILOŚĆ OSOBODNI SANATORIUM-MODRZEW</text:p>
          </table:table-cell>
          <table:table-cell table:number-columns-repeated="6"/>
        </table:table-row>
        <table:table-row table:style-name="ro1">
          <table:table-cell table:formula="of:=[.A2557]+1" office:value-type="float" office:value="3310" calcext:value-type="float">
            <text:p>3310</text:p>
          </table:table-cell>
          <table:table-cell office:value-type="float" office:value="590060302" calcext:value-type="float">
            <text:p>590060302</text:p>
          </table:table-cell>
          <table:table-cell office:value-type="string" calcext:value-type="string">
            <text:p>ILOŚĆ OSOBODNI SANATORIUM-MAGNOLIA</text:p>
          </table:table-cell>
          <table:table-cell/>
          <table:table-cell office:value-type="string" calcext:value-type="string">
            <text:p>ILOŚĆ OSOBODNI SANATORIUM-MAGNOLIA</text:p>
          </table:table-cell>
          <table:table-cell table:number-columns-repeated="6"/>
        </table:table-row>
        <table:table-row table:style-name="ro1">
          <table:table-cell table:formula="of:=[.A2558]+1" office:value-type="float" office:value="3311" calcext:value-type="float">
            <text:p>3311</text:p>
          </table:table-cell>
          <table:table-cell office:value-type="float" office:value="590060303" calcext:value-type="float">
            <text:p>590060303</text:p>
          </table:table-cell>
          <table:table-cell office:value-type="string" calcext:value-type="string">
            <text:p>ILOŚĆ OSOBODNI SANATORIUM-WRZOS</text:p>
          </table:table-cell>
          <table:table-cell/>
          <table:table-cell office:value-type="string" calcext:value-type="string">
            <text:p>ILOŚĆ OSOBODNI SANATORIUM-WRZOS</text:p>
          </table:table-cell>
          <table:table-cell table:number-columns-repeated="6"/>
        </table:table-row>
        <table:table-row table:style-name="ro1">
          <table:table-cell table:formula="of:=[.A2559]+1" office:value-type="float" office:value="3312" calcext:value-type="float">
            <text:p>3312</text:p>
          </table:table-cell>
          <table:table-cell office:value-type="float" office:value="590060304" calcext:value-type="float">
            <text:p>590060304</text:p>
          </table:table-cell>
          <table:table-cell office:value-type="string" calcext:value-type="string">
            <text:p>ILOŚĆ OSOBODNI SANATORIUM-KROKUS</text:p>
          </table:table-cell>
          <table:table-cell/>
          <table:table-cell office:value-type="string" calcext:value-type="string">
            <text:p>ILOŚĆ OSOBODNI SANATORIUM-KROKUS</text:p>
          </table:table-cell>
          <table:table-cell table:number-columns-repeated="6"/>
        </table:table-row>
        <table:table-row table:style-name="ro1">
          <table:table-cell table:formula="of:=[.A2560]+1" office:value-type="float" office:value="3313" calcext:value-type="float">
            <text:p>3313</text:p>
          </table:table-cell>
          <table:table-cell office:value-type="float" office:value="590060305" calcext:value-type="float">
            <text:p>590060305</text:p>
          </table:table-cell>
          <table:table-cell office:value-type="string" calcext:value-type="string">
            <text:p>ILOŚĆ OSOBODNI SANATORIUM-AZALIA</text:p>
          </table:table-cell>
          <table:table-cell/>
          <table:table-cell office:value-type="string" calcext:value-type="string">
            <text:p>ILOŚĆ OSOBODNI SANATORIUM-AZALIA</text:p>
          </table:table-cell>
          <table:table-cell table:number-columns-repeated="6"/>
        </table:table-row>
        <table:table-row table:style-name="ro1">
          <table:table-cell table:formula="of:=[.A2561]+1" office:value-type="float" office:value="3314" calcext:value-type="float">
            <text:p>3314</text:p>
          </table:table-cell>
          <table:table-cell office:value-type="float" office:value="590060306" calcext:value-type="float">
            <text:p>590060306</text:p>
          </table:table-cell>
          <table:table-cell office:value-type="string" calcext:value-type="string">
            <text:p>ILOŚĆ OSOBODNI SANATORIUM-JASMIN</text:p>
          </table:table-cell>
          <table:table-cell/>
          <table:table-cell office:value-type="string" calcext:value-type="string">
            <text:p>ILOŚĆ OSOBODNI SANATORIUM-JASMIN</text:p>
          </table:table-cell>
          <table:table-cell table:number-columns-repeated="6"/>
        </table:table-row>
        <table:table-row table:style-name="ro1">
          <table:table-cell table:formula="of:=[.A2562]+1" office:value-type="float" office:value="3315" calcext:value-type="float">
            <text:p>3315</text:p>
          </table:table-cell>
          <table:table-cell office:value-type="float" office:value="590060307" calcext:value-type="float">
            <text:p>590060307</text:p>
          </table:table-cell>
          <table:table-cell office:value-type="string" calcext:value-type="string">
            <text:p>ILOŚĆ OSOBODNI SANATORIUM-LIMBA</text:p>
          </table:table-cell>
          <table:table-cell/>
          <table:table-cell office:value-type="string" calcext:value-type="string">
            <text:p>ILOŚĆ OSOBODNI SANATORIUM-LIMBA</text:p>
          </table:table-cell>
          <table:table-cell table:number-columns-repeated="6"/>
        </table:table-row>
        <table:table-row table:style-name="ro1">
          <table:table-cell table:formula="of:=[.A2563]+1" office:value-type="float" office:value="3316" calcext:value-type="float">
            <text:p>3316</text:p>
          </table:table-cell>
          <table:table-cell office:value-type="float" office:value="590063301" calcext:value-type="float">
            <text:p>590063301</text:p>
          </table:table-cell>
          <table:table-cell office:value-type="string" calcext:value-type="string">
            <text:p>ILOŚĆ OSOBODNI KUCHNIA</text:p>
          </table:table-cell>
          <table:table-cell/>
          <table:table-cell office:value-type="string" calcext:value-type="string">
            <text:p>ILOŚĆ OSOBODNI KUCHNIA</text:p>
          </table:table-cell>
          <table:table-cell table:number-columns-repeated="6"/>
        </table:table-row>
        <table:table-row table:style-name="ro1">
          <table:table-cell table:formula="of:=[.A2564]+1" office:value-type="float" office:value="3317" calcext:value-type="float">
            <text:p>3317</text:p>
          </table:table-cell>
          <table:table-cell office:value-type="float" office:value="590070101" calcext:value-type="float">
            <text:p>590070101</text:p>
          </table:table-cell>
          <table:table-cell office:value-type="string" calcext:value-type="string">
            <text:p>ILOŚĆ ŁÓŻKA SZPITAL - REUMATOLOGIA</text:p>
          </table:table-cell>
          <table:table-cell/>
          <table:table-cell office:value-type="string" calcext:value-type="string">
            <text:p>ILOŚĆ ŁÓŻKA SZPITAL - REUMATOLOGIA</text:p>
          </table:table-cell>
          <table:table-cell table:number-columns-repeated="6"/>
        </table:table-row>
        <table:table-row table:style-name="ro1">
          <table:table-cell table:formula="of:=[.A2565]+1" office:value-type="float" office:value="3318" calcext:value-type="float">
            <text:p>3318</text:p>
          </table:table-cell>
          <table:table-cell office:value-type="float" office:value="590070103" calcext:value-type="float">
            <text:p>590070103</text:p>
          </table:table-cell>
          <table:table-cell office:value-type="string" calcext:value-type="string">
            <text:p>ILOŚĆ ŁÓŻKA SZPITAL - REHABILITACJA</text:p>
          </table:table-cell>
          <table:table-cell/>
          <table:table-cell office:value-type="string" calcext:value-type="string">
            <text:p>ILOŚĆ ŁÓŻKA SZPITAL - REHABILITACJA</text:p>
          </table:table-cell>
          <table:table-cell table:number-columns-repeated="6"/>
        </table:table-row>
        <table:table-row table:style-name="ro1">
          <table:table-cell table:formula="of:=[.A2566]+1" office:value-type="float" office:value="3319" calcext:value-type="float">
            <text:p>3319</text:p>
          </table:table-cell>
          <table:table-cell office:value-type="float" office:value="590070201" calcext:value-type="float">
            <text:p>590070201</text:p>
          </table:table-cell>
          <table:table-cell office:value-type="string" calcext:value-type="string">
            <text:p>ILOŚĆ ŁÓŻKA SANAT.DLA DZIECI</text:p>
          </table:table-cell>
          <table:table-cell/>
          <table:table-cell office:value-type="string" calcext:value-type="string">
            <text:p>ILOŚĆ ŁÓŻKA SANAT.DLA DZIECI</text:p>
          </table:table-cell>
          <table:table-cell table:number-columns-repeated="6"/>
        </table:table-row>
        <table:table-row table:style-name="ro1">
          <table:table-cell table:formula="of:=[.A2567]+1" office:value-type="float" office:value="3320" calcext:value-type="float">
            <text:p>3320</text:p>
          </table:table-cell>
          <table:table-cell office:value-type="float" office:value="590070205" calcext:value-type="float">
            <text:p>590070205</text:p>
          </table:table-cell>
          <table:table-cell office:value-type="string" calcext:value-type="string">
            <text:p>ILOŚĆ ŁÓŻKA ODDZ.REHAB.DZIECI</text:p>
          </table:table-cell>
          <table:table-cell/>
          <table:table-cell office:value-type="string" calcext:value-type="string">
            <text:p>ILOŚĆ ŁÓŻKA ODDZ.REHAB.DZIECI</text:p>
          </table:table-cell>
          <table:table-cell table:number-columns-repeated="6"/>
        </table:table-row>
        <table:table-row table:style-name="ro1">
          <table:table-cell table:formula="of:=[.A2568]+1" office:value-type="float" office:value="3321" calcext:value-type="float">
            <text:p>3321</text:p>
          </table:table-cell>
          <table:table-cell office:value-type="float" office:value="590070301" calcext:value-type="float">
            <text:p>590070301</text:p>
          </table:table-cell>
          <table:table-cell office:value-type="string" calcext:value-type="string">
            <text:p>ILOŚĆ ŁÓŻKA SANATORIUM-MODRZEW</text:p>
          </table:table-cell>
          <table:table-cell/>
          <table:table-cell office:value-type="string" calcext:value-type="string">
            <text:p>ILOŚĆ ŁÓŻKA SANATORIUM-MODRZEW</text:p>
          </table:table-cell>
          <table:table-cell table:number-columns-repeated="6"/>
        </table:table-row>
        <table:table-row table:style-name="ro1">
          <table:table-cell table:formula="of:=[.A2569]+1" office:value-type="float" office:value="3322" calcext:value-type="float">
            <text:p>3322</text:p>
          </table:table-cell>
          <table:table-cell office:value-type="float" office:value="590070302" calcext:value-type="float">
            <text:p>590070302</text:p>
          </table:table-cell>
          <table:table-cell office:value-type="string" calcext:value-type="string">
            <text:p>ILOŚĆ ŁÓŻKA SANATORIUM-MAGNOLIA</text:p>
          </table:table-cell>
          <table:table-cell/>
          <table:table-cell office:value-type="string" calcext:value-type="string">
            <text:p>ILOŚĆ ŁÓŻKA SANATORIUM-MAGNOLIA</text:p>
          </table:table-cell>
          <table:table-cell table:number-columns-repeated="6"/>
        </table:table-row>
        <table:table-row table:style-name="ro1">
          <table:table-cell table:formula="of:=[.A2570]+1" office:value-type="float" office:value="3323" calcext:value-type="float">
            <text:p>3323</text:p>
          </table:table-cell>
          <table:table-cell office:value-type="float" office:value="590070303" calcext:value-type="float">
            <text:p>590070303</text:p>
          </table:table-cell>
          <table:table-cell office:value-type="string" calcext:value-type="string">
            <text:p>ILOŚĆ ŁÓŻKA SANATORIUM-WRZOS</text:p>
          </table:table-cell>
          <table:table-cell/>
          <table:table-cell office:value-type="string" calcext:value-type="string">
            <text:p>ILOŚĆ ŁÓŻKA SANATORIUM-WRZOS</text:p>
          </table:table-cell>
          <table:table-cell table:number-columns-repeated="6"/>
        </table:table-row>
        <table:table-row table:style-name="ro1">
          <table:table-cell table:formula="of:=[.A2571]+1" office:value-type="float" office:value="3324" calcext:value-type="float">
            <text:p>3324</text:p>
          </table:table-cell>
          <table:table-cell office:value-type="float" office:value="590070304" calcext:value-type="float">
            <text:p>590070304</text:p>
          </table:table-cell>
          <table:table-cell office:value-type="string" calcext:value-type="string">
            <text:p>ILOŚĆ ŁÓŻKA SANATORIUM-KROKUS</text:p>
          </table:table-cell>
          <table:table-cell/>
          <table:table-cell office:value-type="string" calcext:value-type="string">
            <text:p>ILOŚĆ ŁÓŻKA SANATORIUM-KROKUS</text:p>
          </table:table-cell>
          <table:table-cell table:number-columns-repeated="6"/>
        </table:table-row>
        <table:table-row table:style-name="ro1">
          <table:table-cell table:formula="of:=[.A2572]+1" office:value-type="float" office:value="3325" calcext:value-type="float">
            <text:p>3325</text:p>
          </table:table-cell>
          <table:table-cell office:value-type="float" office:value="590070305" calcext:value-type="float">
            <text:p>590070305</text:p>
          </table:table-cell>
          <table:table-cell office:value-type="string" calcext:value-type="string">
            <text:p>ILOŚĆ ŁÓŻKA SANATORIUM-AZALIA</text:p>
          </table:table-cell>
          <table:table-cell/>
          <table:table-cell office:value-type="string" calcext:value-type="string">
            <text:p>ILOŚĆ ŁÓŻKA SANATORIUM-AZALIA</text:p>
          </table:table-cell>
          <table:table-cell table:number-columns-repeated="6"/>
        </table:table-row>
        <table:table-row table:style-name="ro1">
          <table:table-cell table:formula="of:=[.A2573]+1" office:value-type="float" office:value="3326" calcext:value-type="float">
            <text:p>3326</text:p>
          </table:table-cell>
          <table:table-cell office:value-type="float" office:value="590070306" calcext:value-type="float">
            <text:p>590070306</text:p>
          </table:table-cell>
          <table:table-cell office:value-type="string" calcext:value-type="string">
            <text:p>ILOŚĆ ŁÓŻKA SANATORIUM-JASMIN</text:p>
          </table:table-cell>
          <table:table-cell/>
          <table:table-cell office:value-type="string" calcext:value-type="string">
            <text:p>ILOŚĆ ŁÓŻKA SANATORIUM-JASMIN</text:p>
          </table:table-cell>
          <table:table-cell table:number-columns-repeated="6"/>
        </table:table-row>
        <table:table-row table:style-name="ro1">
          <table:table-cell table:formula="of:=[.A2574]+1" office:value-type="float" office:value="3327" calcext:value-type="float">
            <text:p>3327</text:p>
          </table:table-cell>
          <table:table-cell office:value-type="float" office:value="590070307" calcext:value-type="float">
            <text:p>590070307</text:p>
          </table:table-cell>
          <table:table-cell office:value-type="string" calcext:value-type="string">
            <text:p>ILOŚĆ ŁÓŻKA SANATORIUM-LIMBA</text:p>
          </table:table-cell>
          <table:table-cell/>
          <table:table-cell office:value-type="string" calcext:value-type="string">
            <text:p>ILOŚĆ ŁÓŻKA SANATORIUM-LIMBA</text:p>
          </table:table-cell>
          <table:table-cell table:number-columns-repeated="6"/>
        </table:table-row>
        <table:table-row table:style-name="ro1">
          <table:table-cell table:formula="of:=[.A2575]+1" office:value-type="float" office:value="3328" calcext:value-type="float">
            <text:p>3328</text:p>
          </table:table-cell>
          <table:table-cell office:value-type="float" office:value="590080101" calcext:value-type="float">
            <text:p>590080101</text:p>
          </table:table-cell>
          <table:table-cell office:value-type="string" calcext:value-type="string">
            <text:p>ILOŚĆ LECZENI SZPITAL - REUMATOLOGIA</text:p>
          </table:table-cell>
          <table:table-cell/>
          <table:table-cell office:value-type="string" calcext:value-type="string">
            <text:p>ILOŚĆ LECZENI SZPITAL - REUMATOLOGIA</text:p>
          </table:table-cell>
          <table:table-cell table:number-columns-repeated="6"/>
        </table:table-row>
        <table:table-row table:style-name="ro1">
          <table:table-cell table:formula="of:=[.A2576]+1" office:value-type="float" office:value="3329" calcext:value-type="float">
            <text:p>3329</text:p>
          </table:table-cell>
          <table:table-cell office:value-type="float" office:value="590080103" calcext:value-type="float">
            <text:p>590080103</text:p>
          </table:table-cell>
          <table:table-cell office:value-type="string" calcext:value-type="string">
            <text:p>ILOŚĆ LECZENI SZPITAL - REHABILITACJA</text:p>
          </table:table-cell>
          <table:table-cell/>
          <table:table-cell office:value-type="string" calcext:value-type="string">
            <text:p>ILOŚĆ LECZENI SZPITAL - REHABILITACJA</text:p>
          </table:table-cell>
          <table:table-cell table:number-columns-repeated="6"/>
        </table:table-row>
        <table:table-row table:style-name="ro1">
          <table:table-cell table:formula="of:=[.A2577]+1" office:value-type="float" office:value="3330" calcext:value-type="float">
            <text:p>3330</text:p>
          </table:table-cell>
          <table:table-cell office:value-type="float" office:value="590080201" calcext:value-type="float">
            <text:p>590080201</text:p>
          </table:table-cell>
          <table:table-cell office:value-type="string" calcext:value-type="string">
            <text:p>ILOŚĆ LECZENI SANAT.DLA DZIECI</text:p>
          </table:table-cell>
          <table:table-cell/>
          <table:table-cell office:value-type="string" calcext:value-type="string">
            <text:p>ILOŚĆ LECZENI SANAT.DLA DZIECI</text:p>
          </table:table-cell>
          <table:table-cell table:number-columns-repeated="6"/>
        </table:table-row>
        <table:table-row table:style-name="ro1">
          <table:table-cell table:formula="of:=[.A2578]+1" office:value-type="float" office:value="3331" calcext:value-type="float">
            <text:p>3331</text:p>
          </table:table-cell>
          <table:table-cell office:value-type="float" office:value="590080205" calcext:value-type="float">
            <text:p>590080205</text:p>
          </table:table-cell>
          <table:table-cell office:value-type="string" calcext:value-type="string">
            <text:p>ILOŚĆ LECZENI ODDZ.REHAB.DZIECI</text:p>
          </table:table-cell>
          <table:table-cell/>
          <table:table-cell office:value-type="string" calcext:value-type="string">
            <text:p>ILOŚĆ LECZENI ODDZ.REHAB.DZIECI</text:p>
          </table:table-cell>
          <table:table-cell table:number-columns-repeated="6"/>
        </table:table-row>
        <table:table-row table:style-name="ro1">
          <table:table-cell table:formula="of:=[.A2579]+1" office:value-type="float" office:value="3332" calcext:value-type="float">
            <text:p>3332</text:p>
          </table:table-cell>
          <table:table-cell office:value-type="float" office:value="590080301" calcext:value-type="float">
            <text:p>590080301</text:p>
          </table:table-cell>
          <table:table-cell office:value-type="string" calcext:value-type="string">
            <text:p>ILOŚĆ LECZENI SANATORIUM-MODRZEW</text:p>
          </table:table-cell>
          <table:table-cell/>
          <table:table-cell office:value-type="string" calcext:value-type="string">
            <text:p>ILOŚĆ LECZENI SANATORIUM-MODRZEW</text:p>
          </table:table-cell>
          <table:table-cell table:number-columns-repeated="6"/>
        </table:table-row>
        <table:table-row table:style-name="ro1">
          <table:table-cell table:formula="of:=[.A2580]+1" office:value-type="float" office:value="3333" calcext:value-type="float">
            <text:p>3333</text:p>
          </table:table-cell>
          <table:table-cell office:value-type="float" office:value="590080302" calcext:value-type="float">
            <text:p>590080302</text:p>
          </table:table-cell>
          <table:table-cell office:value-type="string" calcext:value-type="string">
            <text:p>ILOŚĆ LECZENI SANATORIUM-MAGNOLIA</text:p>
          </table:table-cell>
          <table:table-cell/>
          <table:table-cell office:value-type="string" calcext:value-type="string">
            <text:p>ILOŚĆ LECZENI SANATORIUM-MAGNOLIA</text:p>
          </table:table-cell>
          <table:table-cell table:number-columns-repeated="6"/>
        </table:table-row>
        <table:table-row table:style-name="ro1">
          <table:table-cell table:formula="of:=[.A2581]+1" office:value-type="float" office:value="3334" calcext:value-type="float">
            <text:p>3334</text:p>
          </table:table-cell>
          <table:table-cell office:value-type="float" office:value="590080303" calcext:value-type="float">
            <text:p>590080303</text:p>
          </table:table-cell>
          <table:table-cell office:value-type="string" calcext:value-type="string">
            <text:p>ILOŚĆ LECZENI SANATORIUM-WRZOS</text:p>
          </table:table-cell>
          <table:table-cell/>
          <table:table-cell office:value-type="string" calcext:value-type="string">
            <text:p>ILOŚĆ LECZENI SANATORIUM-WRZOS</text:p>
          </table:table-cell>
          <table:table-cell table:number-columns-repeated="6"/>
        </table:table-row>
        <table:table-row table:style-name="ro1">
          <table:table-cell table:formula="of:=[.A2582]+1" office:value-type="float" office:value="3335" calcext:value-type="float">
            <text:p>3335</text:p>
          </table:table-cell>
          <table:table-cell office:value-type="float" office:value="590080304" calcext:value-type="float">
            <text:p>590080304</text:p>
          </table:table-cell>
          <table:table-cell office:value-type="string" calcext:value-type="string">
            <text:p>ILOŚĆ LECZENI SANATORIUM-KROKUS</text:p>
          </table:table-cell>
          <table:table-cell/>
          <table:table-cell office:value-type="string" calcext:value-type="string">
            <text:p>ILOŚĆ LECZENI SANATORIUM-KROKUS</text:p>
          </table:table-cell>
          <table:table-cell table:number-columns-repeated="6"/>
        </table:table-row>
        <table:table-row table:style-name="ro1">
          <table:table-cell table:formula="of:=[.A2583]+1" office:value-type="float" office:value="3336" calcext:value-type="float">
            <text:p>3336</text:p>
          </table:table-cell>
          <table:table-cell office:value-type="float" office:value="590080305" calcext:value-type="float">
            <text:p>590080305</text:p>
          </table:table-cell>
          <table:table-cell office:value-type="string" calcext:value-type="string">
            <text:p>ILOŚĆ LECZENI SANATORIUM-AZALIA</text:p>
          </table:table-cell>
          <table:table-cell/>
          <table:table-cell office:value-type="string" calcext:value-type="string">
            <text:p>ILOŚĆ LECZENI SANATORIUM-AZALIA</text:p>
          </table:table-cell>
          <table:table-cell table:number-columns-repeated="6"/>
        </table:table-row>
        <table:table-row table:style-name="ro1">
          <table:table-cell table:formula="of:=[.A2584]+1" office:value-type="float" office:value="3337" calcext:value-type="float">
            <text:p>3337</text:p>
          </table:table-cell>
          <table:table-cell office:value-type="float" office:value="590080306" calcext:value-type="float">
            <text:p>590080306</text:p>
          </table:table-cell>
          <table:table-cell office:value-type="string" calcext:value-type="string">
            <text:p>ILOŚĆ LECZENI SANATORIUM-JASMIN</text:p>
          </table:table-cell>
          <table:table-cell/>
          <table:table-cell office:value-type="string" calcext:value-type="string">
            <text:p>ILOŚĆ LECZENI SANATORIUM-JASMIN</text:p>
          </table:table-cell>
          <table:table-cell table:number-columns-repeated="6"/>
        </table:table-row>
        <table:table-row table:style-name="ro1">
          <table:table-cell table:formula="of:=[.A2585]+1" office:value-type="float" office:value="3338" calcext:value-type="float">
            <text:p>3338</text:p>
          </table:table-cell>
          <table:table-cell office:value-type="float" office:value="590080307" calcext:value-type="float">
            <text:p>590080307</text:p>
          </table:table-cell>
          <table:table-cell office:value-type="string" calcext:value-type="string">
            <text:p>ILOŚĆ LECZENI SANATORIUM-LIMBA</text:p>
          </table:table-cell>
          <table:table-cell/>
          <table:table-cell office:value-type="string" calcext:value-type="string">
            <text:p>ILOŚĆ LECZENI SANATORIUM-LIMBA</text:p>
          </table:table-cell>
          <table:table-cell table:number-columns-repeated="6"/>
        </table:table-row>
        <table:table-row table:style-name="ro1">
          <table:table-cell table:formula="of:=[.A2586]+1" office:value-type="float" office:value="3339" calcext:value-type="float">
            <text:p>3339</text:p>
          </table:table-cell>
          <table:table-cell office:value-type="float" office:value="590090101" calcext:value-type="float">
            <text:p>590090101</text:p>
          </table:table-cell>
          <table:table-cell office:value-type="string" calcext:value-type="string">
            <text:p>ILOŚĆ PRZYJĘCI SZPITAL - REUMATOLOGIA</text:p>
          </table:table-cell>
          <table:table-cell/>
          <table:table-cell office:value-type="string" calcext:value-type="string">
            <text:p>ILOŚĆ PRZYJĘCI SZPITAL - REUMATOLOGIA</text:p>
          </table:table-cell>
          <table:table-cell table:number-columns-repeated="6"/>
        </table:table-row>
        <table:table-row table:style-name="ro1">
          <table:table-cell table:formula="of:=[.A2587]+1" office:value-type="float" office:value="3340" calcext:value-type="float">
            <text:p>3340</text:p>
          </table:table-cell>
          <table:table-cell office:value-type="float" office:value="590090103" calcext:value-type="float">
            <text:p>590090103</text:p>
          </table:table-cell>
          <table:table-cell office:value-type="string" calcext:value-type="string">
            <text:p>ILOŚĆ PRZYJĘCI SZPITAL - REHABILITACJA</text:p>
          </table:table-cell>
          <table:table-cell/>
          <table:table-cell office:value-type="string" calcext:value-type="string">
            <text:p>ILOŚĆ PRZYJĘCI SZPITAL - REHABILITACJA</text:p>
          </table:table-cell>
          <table:table-cell table:number-columns-repeated="6"/>
        </table:table-row>
        <table:table-row table:style-name="ro1">
          <table:table-cell table:formula="of:=[.A2588]+1" office:value-type="float" office:value="3341" calcext:value-type="float">
            <text:p>3341</text:p>
          </table:table-cell>
          <table:table-cell office:value-type="float" office:value="590090201" calcext:value-type="float">
            <text:p>590090201</text:p>
          </table:table-cell>
          <table:table-cell office:value-type="string" calcext:value-type="string">
            <text:p>ILOŚĆ PRZYJĘCI SANAT.DLA DZIECI</text:p>
          </table:table-cell>
          <table:table-cell/>
          <table:table-cell office:value-type="string" calcext:value-type="string">
            <text:p>ILOŚĆ PRZYJĘCI SANAT.DLA DZIECI</text:p>
          </table:table-cell>
          <table:table-cell table:number-columns-repeated="6"/>
        </table:table-row>
        <table:table-row table:style-name="ro1">
          <table:table-cell table:formula="of:=[.A2589]+1" office:value-type="float" office:value="3342" calcext:value-type="float">
            <text:p>3342</text:p>
          </table:table-cell>
          <table:table-cell office:value-type="float" office:value="590090205" calcext:value-type="float">
            <text:p>590090205</text:p>
          </table:table-cell>
          <table:table-cell office:value-type="string" calcext:value-type="string">
            <text:p>ILOŚĆ PRZYJĘCI ODDZ.REHAB.DZIECI</text:p>
          </table:table-cell>
          <table:table-cell/>
          <table:table-cell office:value-type="string" calcext:value-type="string">
            <text:p>ILOŚĆ PRZYJĘCI ODDZ.REHAB.DZIECI</text:p>
          </table:table-cell>
          <table:table-cell table:number-columns-repeated="6"/>
        </table:table-row>
        <table:table-row table:style-name="ro1">
          <table:table-cell table:formula="of:=[.A2590]+1" office:value-type="float" office:value="3343" calcext:value-type="float">
            <text:p>3343</text:p>
          </table:table-cell>
          <table:table-cell office:value-type="float" office:value="590090301" calcext:value-type="float">
            <text:p>590090301</text:p>
          </table:table-cell>
          <table:table-cell office:value-type="string" calcext:value-type="string">
            <text:p>ILOŚĆ PRZYJĘCI SANATORIUM-MODRZEW</text:p>
          </table:table-cell>
          <table:table-cell/>
          <table:table-cell office:value-type="string" calcext:value-type="string">
            <text:p>ILOŚĆ PRZYJĘCI SANATORIUM-MODRZEW</text:p>
          </table:table-cell>
          <table:table-cell table:number-columns-repeated="6"/>
        </table:table-row>
        <table:table-row table:style-name="ro1">
          <table:table-cell table:formula="of:=[.A2591]+1" office:value-type="float" office:value="3344" calcext:value-type="float">
            <text:p>3344</text:p>
          </table:table-cell>
          <table:table-cell office:value-type="float" office:value="590090302" calcext:value-type="float">
            <text:p>590090302</text:p>
          </table:table-cell>
          <table:table-cell office:value-type="string" calcext:value-type="string">
            <text:p>ILOŚĆ PRZYJĘCI SANATORIUM-MAGNOLIA</text:p>
          </table:table-cell>
          <table:table-cell/>
          <table:table-cell office:value-type="string" calcext:value-type="string">
            <text:p>ILOŚĆ PRZYJĘCI SANATORIUM-MAGNOLIA</text:p>
          </table:table-cell>
          <table:table-cell table:number-columns-repeated="6"/>
        </table:table-row>
        <table:table-row table:style-name="ro1">
          <table:table-cell table:formula="of:=[.A2592]+1" office:value-type="float" office:value="3345" calcext:value-type="float">
            <text:p>3345</text:p>
          </table:table-cell>
          <table:table-cell office:value-type="float" office:value="590090303" calcext:value-type="float">
            <text:p>590090303</text:p>
          </table:table-cell>
          <table:table-cell office:value-type="string" calcext:value-type="string">
            <text:p>ILOŚĆ PRZYJĘCI SANATORIUM-WRZOS</text:p>
          </table:table-cell>
          <table:table-cell/>
          <table:table-cell office:value-type="string" calcext:value-type="string">
            <text:p>ILOŚĆ PRZYJĘCI SANATORIUM-WRZOS</text:p>
          </table:table-cell>
          <table:table-cell table:number-columns-repeated="6"/>
        </table:table-row>
        <table:table-row table:style-name="ro1">
          <table:table-cell table:formula="of:=[.A2593]+1" office:value-type="float" office:value="3346" calcext:value-type="float">
            <text:p>3346</text:p>
          </table:table-cell>
          <table:table-cell office:value-type="float" office:value="590090304" calcext:value-type="float">
            <text:p>590090304</text:p>
          </table:table-cell>
          <table:table-cell office:value-type="string" calcext:value-type="string">
            <text:p>ILOŚĆ PRZYJĘCI SANATORIUM-KROKUS</text:p>
          </table:table-cell>
          <table:table-cell/>
          <table:table-cell office:value-type="string" calcext:value-type="string">
            <text:p>ILOŚĆ PRZYJĘCI SANATORIUM-KROKUS</text:p>
          </table:table-cell>
          <table:table-cell table:number-columns-repeated="6"/>
        </table:table-row>
        <table:table-row table:style-name="ro1">
          <table:table-cell table:formula="of:=[.A2594]+1" office:value-type="float" office:value="3347" calcext:value-type="float">
            <text:p>3347</text:p>
          </table:table-cell>
          <table:table-cell office:value-type="float" office:value="590090305" calcext:value-type="float">
            <text:p>590090305</text:p>
          </table:table-cell>
          <table:table-cell office:value-type="string" calcext:value-type="string">
            <text:p>ILOŚĆ PRZYJĘCI SANATORIUM-AZALIA</text:p>
          </table:table-cell>
          <table:table-cell/>
          <table:table-cell office:value-type="string" calcext:value-type="string">
            <text:p>ILOŚĆ PRZYJĘCI SANATORIUM-AZALIA</text:p>
          </table:table-cell>
          <table:table-cell table:number-columns-repeated="6"/>
        </table:table-row>
        <table:table-row table:style-name="ro1">
          <table:table-cell table:formula="of:=[.A2595]+1" office:value-type="float" office:value="3348" calcext:value-type="float">
            <text:p>3348</text:p>
          </table:table-cell>
          <table:table-cell office:value-type="float" office:value="590090306" calcext:value-type="float">
            <text:p>590090306</text:p>
          </table:table-cell>
          <table:table-cell office:value-type="string" calcext:value-type="string">
            <text:p>ILOŚĆ PRZYJĘCI SANATORIUM-JASMIN</text:p>
          </table:table-cell>
          <table:table-cell/>
          <table:table-cell office:value-type="string" calcext:value-type="string">
            <text:p>ILOŚĆ PRZYJĘCI SANATORIUM-JASMIN</text:p>
          </table:table-cell>
          <table:table-cell table:number-columns-repeated="6"/>
        </table:table-row>
        <table:table-row table:style-name="ro1">
          <table:table-cell table:formula="of:=[.A2596]+1" office:value-type="float" office:value="3349" calcext:value-type="float">
            <text:p>3349</text:p>
          </table:table-cell>
          <table:table-cell office:value-type="float" office:value="590090307" calcext:value-type="float">
            <text:p>590090307</text:p>
          </table:table-cell>
          <table:table-cell office:value-type="string" calcext:value-type="string">
            <text:p>ILOŚĆ PRZYJĘCI SANATORIUM-LIMBA</text:p>
          </table:table-cell>
          <table:table-cell/>
          <table:table-cell office:value-type="string" calcext:value-type="string">
            <text:p>ILOŚĆ PRZYJĘCI SANATORIUM-LIMBA</text:p>
          </table:table-cell>
          <table:table-cell table:number-columns-repeated="6"/>
        </table:table-row>
        <table:table-row table:style-name="ro1">
          <table:table-cell table:formula="of:=[.A2597]+1" office:value-type="float" office:value="3350" calcext:value-type="float">
            <text:p>3350</text:p>
          </table:table-cell>
          <table:table-cell office:value-type="float" office:value="590100101" calcext:value-type="float">
            <text:p>590100101</text:p>
          </table:table-cell>
          <table:table-cell office:value-type="string" calcext:value-type="string">
            <text:p>ILOŚĆ WYPISANI SZPITAL - REUMATOLOGIA</text:p>
          </table:table-cell>
          <table:table-cell/>
          <table:table-cell office:value-type="string" calcext:value-type="string">
            <text:p>ILOŚĆ WYPISANI SZPITAL - REUMATOLOGIA</text:p>
          </table:table-cell>
          <table:table-cell table:number-columns-repeated="6"/>
        </table:table-row>
        <table:table-row table:style-name="ro1">
          <table:table-cell table:formula="of:=[.A2598]+1" office:value-type="float" office:value="3351" calcext:value-type="float">
            <text:p>3351</text:p>
          </table:table-cell>
          <table:table-cell office:value-type="float" office:value="590100103" calcext:value-type="float">
            <text:p>590100103</text:p>
          </table:table-cell>
          <table:table-cell office:value-type="string" calcext:value-type="string">
            <text:p>ILOŚĆ WYPISANI SZPITAL - REHABILITACJA</text:p>
          </table:table-cell>
          <table:table-cell/>
          <table:table-cell office:value-type="string" calcext:value-type="string">
            <text:p>ILOŚĆ WYPISANI SZPITAL - REHABILITACJA</text:p>
          </table:table-cell>
          <table:table-cell table:number-columns-repeated="6"/>
        </table:table-row>
        <table:table-row table:style-name="ro1">
          <table:table-cell table:formula="of:=[.A2599]+1" office:value-type="float" office:value="3352" calcext:value-type="float">
            <text:p>3352</text:p>
          </table:table-cell>
          <table:table-cell office:value-type="float" office:value="590100201" calcext:value-type="float">
            <text:p>590100201</text:p>
          </table:table-cell>
          <table:table-cell office:value-type="string" calcext:value-type="string">
            <text:p>ILOŚĆ WYPISANI SANAT.DLA DZIECI</text:p>
          </table:table-cell>
          <table:table-cell/>
          <table:table-cell office:value-type="string" calcext:value-type="string">
            <text:p>ILOŚĆ WYPISANI SANAT.DLA DZIECI</text:p>
          </table:table-cell>
          <table:table-cell table:number-columns-repeated="6"/>
        </table:table-row>
        <table:table-row table:style-name="ro1">
          <table:table-cell table:formula="of:=[.A2600]+1" office:value-type="float" office:value="3353" calcext:value-type="float">
            <text:p>3353</text:p>
          </table:table-cell>
          <table:table-cell office:value-type="float" office:value="590100205" calcext:value-type="float">
            <text:p>590100205</text:p>
          </table:table-cell>
          <table:table-cell office:value-type="string" calcext:value-type="string">
            <text:p>ILOŚĆ WYPISANI ODDZ.REHAB.DZIECI</text:p>
          </table:table-cell>
          <table:table-cell/>
          <table:table-cell office:value-type="string" calcext:value-type="string">
            <text:p>ILOŚĆ WYPISANI ODDZ.REHAB.DZIECI</text:p>
          </table:table-cell>
          <table:table-cell table:number-columns-repeated="6"/>
        </table:table-row>
        <table:table-row table:style-name="ro1">
          <table:table-cell table:formula="of:=[.A2601]+1" office:value-type="float" office:value="3354" calcext:value-type="float">
            <text:p>3354</text:p>
          </table:table-cell>
          <table:table-cell office:value-type="float" office:value="590100301" calcext:value-type="float">
            <text:p>590100301</text:p>
          </table:table-cell>
          <table:table-cell office:value-type="string" calcext:value-type="string">
            <text:p>ILOŚĆ WYPISANI SANATORIUM-MODRZEW</text:p>
          </table:table-cell>
          <table:table-cell/>
          <table:table-cell office:value-type="string" calcext:value-type="string">
            <text:p>ILOŚĆ WYPISANI SANATORIUM-MODRZEW</text:p>
          </table:table-cell>
          <table:table-cell table:number-columns-repeated="6"/>
        </table:table-row>
        <table:table-row table:style-name="ro1">
          <table:table-cell table:formula="of:=[.A2602]+1" office:value-type="float" office:value="3355" calcext:value-type="float">
            <text:p>3355</text:p>
          </table:table-cell>
          <table:table-cell office:value-type="float" office:value="590100302" calcext:value-type="float">
            <text:p>590100302</text:p>
          </table:table-cell>
          <table:table-cell office:value-type="string" calcext:value-type="string">
            <text:p>ILOŚĆ WYPISANI SANATORIUM-MAGNOLIA</text:p>
          </table:table-cell>
          <table:table-cell/>
          <table:table-cell office:value-type="string" calcext:value-type="string">
            <text:p>ILOŚĆ WYPISANI SANATORIUM-MAGNOLIA</text:p>
          </table:table-cell>
          <table:table-cell table:number-columns-repeated="6"/>
        </table:table-row>
        <table:table-row table:style-name="ro1">
          <table:table-cell table:formula="of:=[.A2603]+1" office:value-type="float" office:value="3356" calcext:value-type="float">
            <text:p>3356</text:p>
          </table:table-cell>
          <table:table-cell office:value-type="float" office:value="590100303" calcext:value-type="float">
            <text:p>590100303</text:p>
          </table:table-cell>
          <table:table-cell office:value-type="string" calcext:value-type="string">
            <text:p>ILOŚĆ WYPISANI SANATORIUM-WRZOS</text:p>
          </table:table-cell>
          <table:table-cell/>
          <table:table-cell office:value-type="string" calcext:value-type="string">
            <text:p>ILOŚĆ WYPISANI SANATORIUM-WRZOS</text:p>
          </table:table-cell>
          <table:table-cell table:number-columns-repeated="6"/>
        </table:table-row>
        <table:table-row table:style-name="ro1">
          <table:table-cell table:formula="of:=[.A2604]+1" office:value-type="float" office:value="3357" calcext:value-type="float">
            <text:p>3357</text:p>
          </table:table-cell>
          <table:table-cell office:value-type="float" office:value="590100304" calcext:value-type="float">
            <text:p>590100304</text:p>
          </table:table-cell>
          <table:table-cell office:value-type="string" calcext:value-type="string">
            <text:p>ILOŚĆ WYPISANI SANATORIUM-KROKUS</text:p>
          </table:table-cell>
          <table:table-cell/>
          <table:table-cell office:value-type="string" calcext:value-type="string">
            <text:p>ILOŚĆ WYPISANI SANATORIUM-KROKUS</text:p>
          </table:table-cell>
          <table:table-cell table:number-columns-repeated="6"/>
        </table:table-row>
        <table:table-row table:style-name="ro1">
          <table:table-cell table:formula="of:=[.A2605]+1" office:value-type="float" office:value="3358" calcext:value-type="float">
            <text:p>3358</text:p>
          </table:table-cell>
          <table:table-cell office:value-type="float" office:value="590100305" calcext:value-type="float">
            <text:p>590100305</text:p>
          </table:table-cell>
          <table:table-cell office:value-type="string" calcext:value-type="string">
            <text:p>ILOŚĆ WYPISANI SANATORIUM-AZALIA</text:p>
          </table:table-cell>
          <table:table-cell/>
          <table:table-cell office:value-type="string" calcext:value-type="string">
            <text:p>ILOŚĆ WYPISANI SANATORIUM-AZALIA</text:p>
          </table:table-cell>
          <table:table-cell table:number-columns-repeated="6"/>
        </table:table-row>
        <table:table-row table:style-name="ro1">
          <table:table-cell table:formula="of:=[.A2606]+1" office:value-type="float" office:value="3359" calcext:value-type="float">
            <text:p>3359</text:p>
          </table:table-cell>
          <table:table-cell office:value-type="float" office:value="590100306" calcext:value-type="float">
            <text:p>590100306</text:p>
          </table:table-cell>
          <table:table-cell office:value-type="string" calcext:value-type="string">
            <text:p>ILOŚĆ WYPISANI SANATORIUM-JASMIN</text:p>
          </table:table-cell>
          <table:table-cell/>
          <table:table-cell office:value-type="string" calcext:value-type="string">
            <text:p>ILOŚĆ WYPISANI SANATORIUM-JASMIN</text:p>
          </table:table-cell>
          <table:table-cell table:number-columns-repeated="6"/>
        </table:table-row>
        <table:table-row table:style-name="ro1">
          <table:table-cell table:formula="of:=[.A2607]+1" office:value-type="float" office:value="3360" calcext:value-type="float">
            <text:p>3360</text:p>
          </table:table-cell>
          <table:table-cell office:value-type="float" office:value="590100307" calcext:value-type="float">
            <text:p>590100307</text:p>
          </table:table-cell>
          <table:table-cell office:value-type="string" calcext:value-type="string">
            <text:p>ILOŚĆ WYPISANI SANATORIUM-LIMBA</text:p>
          </table:table-cell>
          <table:table-cell/>
          <table:table-cell office:value-type="string" calcext:value-type="string">
            <text:p>ILOŚĆ WYPISANI SANATORIUM-LIMBA</text:p>
          </table:table-cell>
          <table:table-cell table:number-columns-repeated="6"/>
        </table:table-row>
        <table:table-row table:style-name="ro1">
          <table:table-cell table:formula="of:=[.A2608]+1" office:value-type="float" office:value="3361" calcext:value-type="float">
            <text:p>3361</text:p>
          </table:table-cell>
          <table:table-cell office:value-type="float" office:value="590110101" calcext:value-type="float">
            <text:p>590110101</text:p>
          </table:table-cell>
          <table:table-cell office:value-type="string" calcext:value-type="string">
            <text:p>ILOŚĆ % WARSZT.UTRZ.RUCHU SZPITAL - REUMATOLOGIA</text:p>
          </table:table-cell>
          <table:table-cell/>
          <table:table-cell office:value-type="string" calcext:value-type="string">
            <text:p>ILOŚĆ % WARSZT.UTRZ.RUCHU SZPITAL - REUMATOLOGIA</text:p>
          </table:table-cell>
          <table:table-cell table:number-columns-repeated="6"/>
        </table:table-row>
        <table:table-row table:style-name="ro1">
          <table:table-cell table:formula="of:=[.A2609]+1" office:value-type="float" office:value="3362" calcext:value-type="float">
            <text:p>3362</text:p>
          </table:table-cell>
          <table:table-cell office:value-type="float" office:value="590110103" calcext:value-type="float">
            <text:p>590110103</text:p>
          </table:table-cell>
          <table:table-cell office:value-type="string" calcext:value-type="string">
            <text:p>ILOŚĆ % WARSZT.UTRZ.RUCHU SZPITAL - REHABILITACJA</text:p>
          </table:table-cell>
          <table:table-cell/>
          <table:table-cell office:value-type="string" calcext:value-type="string">
            <text:p>ILOŚĆ % WARSZT.UTRZ.RUCHU SZPITAL - REHABILITACJA</text:p>
          </table:table-cell>
          <table:table-cell table:number-columns-repeated="6"/>
        </table:table-row>
        <table:table-row table:style-name="ro1">
          <table:table-cell table:formula="of:=[.A2610]+1" office:value-type="float" office:value="3363" calcext:value-type="float">
            <text:p>3363</text:p>
          </table:table-cell>
          <table:table-cell office:value-type="float" office:value="590110104" calcext:value-type="float">
            <text:p>590110104</text:p>
          </table:table-cell>
          <table:table-cell office:value-type="string" calcext:value-type="string">
            <text:p>ILOŚĆ % WARSZT.UTRZ.RUCHU SALA GIMNASTYCZNA W SZPITALU</text:p>
          </table:table-cell>
          <table:table-cell/>
          <table:table-cell office:value-type="string" calcext:value-type="string">
            <text:p>ILOŚĆ % WARSZT.UTRZ.RUCHU SALA GIMNASTYCZNA W SZPITALU</text:p>
          </table:table-cell>
          <table:table-cell table:number-columns-repeated="6"/>
        </table:table-row>
        <table:table-row table:style-name="ro1">
          <table:table-cell table:formula="of:=[.A2611]+1" office:value-type="float" office:value="3364" calcext:value-type="float">
            <text:p>3364</text:p>
          </table:table-cell>
          <table:table-cell office:value-type="float" office:value="590110201" calcext:value-type="float">
            <text:p>590110201</text:p>
          </table:table-cell>
          <table:table-cell office:value-type="string" calcext:value-type="string">
            <text:p>ILOŚĆ % WARSZT.UTRZ.RUCHU SANAT.DLA DZIECI</text:p>
          </table:table-cell>
          <table:table-cell/>
          <table:table-cell office:value-type="string" calcext:value-type="string">
            <text:p>ILOŚĆ % WARSZT.UTRZ.RUCHU SANAT.DLA DZIECI</text:p>
          </table:table-cell>
          <table:table-cell table:number-columns-repeated="6"/>
        </table:table-row>
        <table:table-row table:style-name="ro1">
          <table:table-cell table:formula="of:=[.A2612]+1" office:value-type="float" office:value="3365" calcext:value-type="float">
            <text:p>3365</text:p>
          </table:table-cell>
          <table:table-cell office:value-type="float" office:value="590110202" calcext:value-type="float">
            <text:p>590110202</text:p>
          </table:table-cell>
          <table:table-cell office:value-type="string" calcext:value-type="string">
            <text:p>ILOŚĆ % WARSZT.UTRZ.RUCHU PORADNIA REHAB.DLA DZIECI</text:p>
          </table:table-cell>
          <table:table-cell/>
          <table:table-cell office:value-type="string" calcext:value-type="string">
            <text:p>ILOŚĆ % WARSZT.UTRZ.RUCHU PORADNIA REHAB.DLA DZIECI</text:p>
          </table:table-cell>
          <table:table-cell table:number-columns-repeated="6"/>
        </table:table-row>
        <table:table-row table:style-name="ro1">
          <table:table-cell table:formula="of:=[.A2613]+1" office:value-type="float" office:value="3366" calcext:value-type="float">
            <text:p>3366</text:p>
          </table:table-cell>
          <table:table-cell office:value-type="float" office:value="590110204" calcext:value-type="float">
            <text:p>590110204</text:p>
          </table:table-cell>
          <table:table-cell office:value-type="string" calcext:value-type="string">
            <text:p>ILOŚĆ % WARSZT.UTRZ.RUCHU KINEZYTERAPIA DLA DZIECI</text:p>
          </table:table-cell>
          <table:table-cell/>
          <table:table-cell office:value-type="string" calcext:value-type="string">
            <text:p>ILOŚĆ % WARSZT.UTRZ.RUCHU KINEZYTERAPIA DLA DZIECI</text:p>
          </table:table-cell>
          <table:table-cell table:number-columns-repeated="6"/>
        </table:table-row>
        <table:table-row table:style-name="ro1">
          <table:table-cell table:formula="of:=[.A2614]+1" office:value-type="float" office:value="3367" calcext:value-type="float">
            <text:p>3367</text:p>
          </table:table-cell>
          <table:table-cell office:value-type="float" office:value="590110205" calcext:value-type="float">
            <text:p>590110205</text:p>
          </table:table-cell>
          <table:table-cell office:value-type="string" calcext:value-type="string">
            <text:p>ILOŚĆ % WARSZT.UTRZ.RUCHU ODDZ.REHAB.DZIECI</text:p>
          </table:table-cell>
          <table:table-cell/>
          <table:table-cell office:value-type="string" calcext:value-type="string">
            <text:p>ILOŚĆ % WARSZT.UTRZ.RUCHU ODDZ.REHAB.DZIECI</text:p>
          </table:table-cell>
          <table:table-cell table:number-columns-repeated="6"/>
        </table:table-row>
        <table:table-row table:style-name="ro1">
          <table:table-cell table:formula="of:=[.A2615]+1" office:value-type="float" office:value="3368" calcext:value-type="float">
            <text:p>3368</text:p>
          </table:table-cell>
          <table:table-cell office:value-type="float" office:value="590110301" calcext:value-type="float">
            <text:p>590110301</text:p>
          </table:table-cell>
          <table:table-cell office:value-type="string" calcext:value-type="string">
            <text:p>ILOŚĆ % WARSZT.UTRZ.RUCHU SANATORIUM-MODRZEW</text:p>
          </table:table-cell>
          <table:table-cell/>
          <table:table-cell office:value-type="string" calcext:value-type="string">
            <text:p>ILOŚĆ % WARSZT.UTRZ.RUCHU SANATORIUM-MODRZEW</text:p>
          </table:table-cell>
          <table:table-cell table:number-columns-repeated="6"/>
        </table:table-row>
        <table:table-row table:style-name="ro1">
          <table:table-cell table:formula="of:=[.A2616]+1" office:value-type="float" office:value="3369" calcext:value-type="float">
            <text:p>3369</text:p>
          </table:table-cell>
          <table:table-cell office:value-type="float" office:value="590110302" calcext:value-type="float">
            <text:p>590110302</text:p>
          </table:table-cell>
          <table:table-cell office:value-type="string" calcext:value-type="string">
            <text:p>ILOŚĆ % WARSZT.UTRZ.RUCHU SANATORIUM-MAGNOLIA</text:p>
          </table:table-cell>
          <table:table-cell/>
          <table:table-cell office:value-type="string" calcext:value-type="string">
            <text:p>ILOŚĆ % WARSZT.UTRZ.RUCHU SANATORIUM-MAGNOLIA</text:p>
          </table:table-cell>
          <table:table-cell table:number-columns-repeated="6"/>
        </table:table-row>
        <table:table-row table:style-name="ro1">
          <table:table-cell table:formula="of:=[.A2617]+1" office:value-type="float" office:value="3370" calcext:value-type="float">
            <text:p>3370</text:p>
          </table:table-cell>
          <table:table-cell office:value-type="float" office:value="590110303" calcext:value-type="float">
            <text:p>590110303</text:p>
          </table:table-cell>
          <table:table-cell office:value-type="string" calcext:value-type="string">
            <text:p>ILOŚĆ % WARSZT.UTRZ.RUCHU SANATORIUM-WRZOS</text:p>
          </table:table-cell>
          <table:table-cell/>
          <table:table-cell office:value-type="string" calcext:value-type="string">
            <text:p>ILOŚĆ % WARSZT.UTRZ.RUCHU SANATORIUM-WRZOS</text:p>
          </table:table-cell>
          <table:table-cell table:number-columns-repeated="6"/>
        </table:table-row>
        <table:table-row table:style-name="ro1">
          <table:table-cell table:formula="of:=[.A2618]+1" office:value-type="float" office:value="3371" calcext:value-type="float">
            <text:p>3371</text:p>
          </table:table-cell>
          <table:table-cell office:value-type="float" office:value="590110304" calcext:value-type="float">
            <text:p>590110304</text:p>
          </table:table-cell>
          <table:table-cell office:value-type="string" calcext:value-type="string">
            <text:p>ILOŚĆ % WARSZT.UTRZ.RUCHU SANATORIUM-KROKUS</text:p>
          </table:table-cell>
          <table:table-cell/>
          <table:table-cell office:value-type="string" calcext:value-type="string">
            <text:p>ILOŚĆ % WARSZT.UTRZ.RUCHU SANATORIUM-KROKUS</text:p>
          </table:table-cell>
          <table:table-cell table:number-columns-repeated="6"/>
        </table:table-row>
        <table:table-row table:style-name="ro1">
          <table:table-cell table:formula="of:=[.A2619]+1" office:value-type="float" office:value="3372" calcext:value-type="float">
            <text:p>3372</text:p>
          </table:table-cell>
          <table:table-cell office:value-type="float" office:value="590110305" calcext:value-type="float">
            <text:p>590110305</text:p>
          </table:table-cell>
          <table:table-cell office:value-type="string" calcext:value-type="string">
            <text:p>ILOŚĆ % WARSZT.UTRZ.RUCHU SANATORIUM-AZALIA</text:p>
          </table:table-cell>
          <table:table-cell/>
          <table:table-cell office:value-type="string" calcext:value-type="string">
            <text:p>ILOŚĆ % WARSZT.UTRZ.RUCHU SANATORIUM-AZALIA</text:p>
          </table:table-cell>
          <table:table-cell table:number-columns-repeated="6"/>
        </table:table-row>
        <table:table-row table:style-name="ro1">
          <table:table-cell table:formula="of:=[.A2620]+1" office:value-type="float" office:value="3373" calcext:value-type="float">
            <text:p>3373</text:p>
          </table:table-cell>
          <table:table-cell office:value-type="float" office:value="590110306" calcext:value-type="float">
            <text:p>590110306</text:p>
          </table:table-cell>
          <table:table-cell office:value-type="string" calcext:value-type="string">
            <text:p>ILOŚĆ % WARSZT.UTRZ.RUCHU SANATORIUM-JASMIN</text:p>
          </table:table-cell>
          <table:table-cell/>
          <table:table-cell office:value-type="string" calcext:value-type="string">
            <text:p>ILOŚĆ % WARSZT.UTRZ.RUCHU SANATORIUM-JASMIN</text:p>
          </table:table-cell>
          <table:table-cell table:number-columns-repeated="6"/>
        </table:table-row>
        <table:table-row table:style-name="ro1">
          <table:table-cell table:formula="of:=[.A2621]+1" office:value-type="float" office:value="3374" calcext:value-type="float">
            <text:p>3374</text:p>
          </table:table-cell>
          <table:table-cell office:value-type="float" office:value="590110307" calcext:value-type="float">
            <text:p>590110307</text:p>
          </table:table-cell>
          <table:table-cell office:value-type="string" calcext:value-type="string">
            <text:p>ILOŚĆ % WARSZT.UTRZ.RUCHU SANATORIUM-LIMBA</text:p>
          </table:table-cell>
          <table:table-cell/>
          <table:table-cell office:value-type="string" calcext:value-type="string">
            <text:p>ILOŚĆ % WARSZT.UTRZ.RUCHU SANATORIUM-LIMBA</text:p>
          </table:table-cell>
          <table:table-cell table:number-columns-repeated="6"/>
        </table:table-row>
        <table:table-row table:style-name="ro1">
          <table:table-cell table:formula="of:=[.A2622]+1" office:value-type="float" office:value="3375" calcext:value-type="float">
            <text:p>3375</text:p>
          </table:table-cell>
          <table:table-cell office:value-type="float" office:value="590110401" calcext:value-type="float">
            <text:p>590110401</text:p>
          </table:table-cell>
          <table:table-cell office:value-type="string" calcext:value-type="string">
            <text:p>ILOŚĆ % WARSZT.UTRZ.RUCHU ZPL - PWILON I</text:p>
          </table:table-cell>
          <table:table-cell/>
          <table:table-cell office:value-type="string" calcext:value-type="string">
            <text:p>ILOŚĆ % WARSZT.UTRZ.RUCHU ZPL - PWILON I</text:p>
          </table:table-cell>
          <table:table-cell table:number-columns-repeated="6"/>
        </table:table-row>
        <table:table-row table:style-name="ro1">
          <table:table-cell table:formula="of:=[.A2623]+1" office:value-type="float" office:value="3376" calcext:value-type="float">
            <text:p>3376</text:p>
          </table:table-cell>
          <table:table-cell office:value-type="float" office:value="590110402" calcext:value-type="float">
            <text:p>590110402</text:p>
          </table:table-cell>
          <table:table-cell office:value-type="string" calcext:value-type="string">
            <text:p>ILOŚĆ % WARSZT.UTRZ.RUCHU ZPL - PWILON II</text:p>
          </table:table-cell>
          <table:table-cell/>
          <table:table-cell office:value-type="string" calcext:value-type="string">
            <text:p>ILOŚĆ % WARSZT.UTRZ.RUCHU ZPL - PWILON II</text:p>
          </table:table-cell>
          <table:table-cell table:number-columns-repeated="6"/>
        </table:table-row>
        <table:table-row table:style-name="ro1">
          <table:table-cell table:formula="of:=[.A2624]+1" office:value-type="float" office:value="3377" calcext:value-type="float">
            <text:p>3377</text:p>
          </table:table-cell>
          <table:table-cell office:value-type="float" office:value="590110403" calcext:value-type="float">
            <text:p>590110403</text:p>
          </table:table-cell>
          <table:table-cell office:value-type="string" calcext:value-type="string">
            <text:p>ILOŚĆ % WARSZT.UTRZ.RUCHU ZPL - PAWILON III</text:p>
          </table:table-cell>
          <table:table-cell/>
          <table:table-cell office:value-type="string" calcext:value-type="string">
            <text:p>ILOŚĆ % WARSZT.UTRZ.RUCHU ZPL - PAWILON III</text:p>
          </table:table-cell>
          <table:table-cell table:number-columns-repeated="6"/>
        </table:table-row>
        <table:table-row table:style-name="ro1">
          <table:table-cell table:formula="of:=[.A2625]+1" office:value-type="float" office:value="3378" calcext:value-type="float">
            <text:p>3378</text:p>
          </table:table-cell>
          <table:table-cell office:value-type="float" office:value="590110404" calcext:value-type="float">
            <text:p>590110404</text:p>
          </table:table-cell>
          <table:table-cell office:value-type="string" calcext:value-type="string">
            <text:p>ILOŚĆ % WARSZT.UTRZ.RUCHU ZPL - PAWILON IV</text:p>
          </table:table-cell>
          <table:table-cell/>
          <table:table-cell office:value-type="string" calcext:value-type="string">
            <text:p>ILOŚĆ % WARSZT.UTRZ.RUCHU ZPL - PAWILON IV</text:p>
          </table:table-cell>
          <table:table-cell table:number-columns-repeated="6"/>
        </table:table-row>
        <table:table-row table:style-name="ro1">
          <table:table-cell table:formula="of:=[.A2626]+1" office:value-type="float" office:value="3379" calcext:value-type="float">
            <text:p>3379</text:p>
          </table:table-cell>
          <table:table-cell office:value-type="float" office:value="590110405" calcext:value-type="float">
            <text:p>590110405</text:p>
          </table:table-cell>
          <table:table-cell office:value-type="string" calcext:value-type="string">
            <text:p>ILOŚĆ % WARSZT.UTRZ.RUCHU PAWILON 0</text:p>
          </table:table-cell>
          <table:table-cell/>
          <table:table-cell office:value-type="string" calcext:value-type="string">
            <text:p>ILOŚĆ % WARSZT.UTRZ.RUCHU PAWILON 0</text:p>
          </table:table-cell>
          <table:table-cell table:number-columns-repeated="6"/>
        </table:table-row>
        <table:table-row table:style-name="ro1">
          <table:table-cell table:formula="of:=[.A2627]+1" office:value-type="float" office:value="3380" calcext:value-type="float">
            <text:p>3380</text:p>
          </table:table-cell>
          <table:table-cell office:value-type="float" office:value="590110406" calcext:value-type="float">
            <text:p>590110406</text:p>
          </table:table-cell>
          <table:table-cell office:value-type="string" calcext:value-type="string">
            <text:p>ILOŚĆ % WARSZT.UTRZ.RUCHU KRIOKOMORA</text:p>
          </table:table-cell>
          <table:table-cell/>
          <table:table-cell office:value-type="string" calcext:value-type="string">
            <text:p>ILOŚĆ % WARSZT.UTRZ.RUCHU KRIOKOMORA</text:p>
          </table:table-cell>
          <table:table-cell table:number-columns-repeated="6"/>
        </table:table-row>
        <table:table-row table:style-name="ro1">
          <table:table-cell table:formula="of:=[.A2628]+1" office:value-type="float" office:value="3381" calcext:value-type="float">
            <text:p>3381</text:p>
          </table:table-cell>
          <table:table-cell office:value-type="float" office:value="590110407" calcext:value-type="float">
            <text:p>590110407</text:p>
          </table:table-cell>
          <table:table-cell office:value-type="string" calcext:value-type="string">
            <text:p>ILOŚĆ % WARSZT.UTRZ.RUCHU JASKINIA SOLNA</text:p>
          </table:table-cell>
          <table:table-cell/>
          <table:table-cell office:value-type="string" calcext:value-type="string">
            <text:p>ILOŚĆ % WARSZT.UTRZ.RUCHU JASKINIA SOLNA</text:p>
          </table:table-cell>
          <table:table-cell table:number-columns-repeated="6"/>
        </table:table-row>
        <table:table-row table:style-name="ro1">
          <table:table-cell table:formula="of:=[.A2629]+1" office:value-type="float" office:value="3382" calcext:value-type="float">
            <text:p>3382</text:p>
          </table:table-cell>
          <table:table-cell office:value-type="float" office:value="590110408" calcext:value-type="float">
            <text:p>590110408</text:p>
          </table:table-cell>
          <table:table-cell office:value-type="string" calcext:value-type="string">
            <text:p>ILOŚĆ % WARSZT.UTRZ.RUCHU ODNOWA BIOLOGICZNA</text:p>
          </table:table-cell>
          <table:table-cell/>
          <table:table-cell office:value-type="string" calcext:value-type="string">
            <text:p>ILOŚĆ % WARSZT.UTRZ.RUCHU ODNOWA BIOLOGICZNA</text:p>
          </table:table-cell>
          <table:table-cell table:number-columns-repeated="6"/>
        </table:table-row>
        <table:table-row table:style-name="ro1">
          <table:table-cell table:formula="of:=[.A2630]+1" office:value-type="float" office:value="3383" calcext:value-type="float">
            <text:p>3383</text:p>
          </table:table-cell>
          <table:table-cell office:value-type="float" office:value="590110501" calcext:value-type="float">
            <text:p>590110501</text:p>
          </table:table-cell>
          <table:table-cell office:value-type="string" calcext:value-type="string">
            <text:p>ILOŚĆ % WARSZT.UTRZ.RUCHU PORADNIA REHABILITACYJNA</text:p>
          </table:table-cell>
          <table:table-cell/>
          <table:table-cell office:value-type="string" calcext:value-type="string">
            <text:p>ILOŚĆ % WARSZT.UTRZ.RUCHU PORADNIA REHABILITACYJNA</text:p>
          </table:table-cell>
          <table:table-cell table:number-columns-repeated="6"/>
        </table:table-row>
        <table:table-row table:style-name="ro1">
          <table:table-cell table:formula="of:=[.A2631]+1" office:value-type="float" office:value="3384" calcext:value-type="float">
            <text:p>3384</text:p>
          </table:table-cell>
          <table:table-cell office:value-type="float" office:value="590110502" calcext:value-type="float">
            <text:p>590110502</text:p>
          </table:table-cell>
          <table:table-cell office:value-type="string" calcext:value-type="string">
            <text:p>ILOŚĆ % WARSZT.UTRZ.RUCHU PORADNIA REUMATOLOGICZNA</text:p>
          </table:table-cell>
          <table:table-cell/>
          <table:table-cell office:value-type="string" calcext:value-type="string">
            <text:p>ILOŚĆ % WARSZT.UTRZ.RUCHU PORADNIA REUMATOLOGICZNA</text:p>
          </table:table-cell>
          <table:table-cell table:number-columns-repeated="6"/>
        </table:table-row>
        <table:table-row table:style-name="ro1">
          <table:table-cell table:formula="of:=[.A2632]+1" office:value-type="float" office:value="3385" calcext:value-type="float">
            <text:p>3385</text:p>
          </table:table-cell>
          <table:table-cell office:value-type="float" office:value="590110503" calcext:value-type="float">
            <text:p>590110503</text:p>
          </table:table-cell>
          <table:table-cell office:value-type="string" calcext:value-type="string">
            <text:p>ILOŚĆ % WARSZT.UTRZ.RUCHU PORADNIA AMBULATORYJNA</text:p>
          </table:table-cell>
          <table:table-cell/>
          <table:table-cell office:value-type="string" calcext:value-type="string">
            <text:p>ILOŚĆ % WARSZT.UTRZ.RUCHU PORADNIA AMBULATORYJNA</text:p>
          </table:table-cell>
          <table:table-cell table:number-columns-repeated="6"/>
        </table:table-row>
        <table:table-row table:style-name="ro1">
          <table:table-cell table:formula="of:=[.A2633]+1" office:value-type="float" office:value="3386" calcext:value-type="float">
            <text:p>3386</text:p>
          </table:table-cell>
          <table:table-cell office:value-type="float" office:value="590110504" calcext:value-type="float">
            <text:p>590110504</text:p>
          </table:table-cell>
          <table:table-cell office:value-type="string" calcext:value-type="string">
            <text:p>ILOŚĆ % WARSZT.UTRZ.RUCHU PORADNIA MED.PRACY</text:p>
          </table:table-cell>
          <table:table-cell/>
          <table:table-cell office:value-type="string" calcext:value-type="string">
            <text:p>ILOŚĆ % WARSZT.UTRZ.RUCHU PORADNIA MED.PRACY</text:p>
          </table:table-cell>
          <table:table-cell table:number-columns-repeated="6"/>
        </table:table-row>
        <table:table-row table:style-name="ro1">
          <table:table-cell table:formula="of:=[.A2634]+1" office:value-type="float" office:value="3387" calcext:value-type="float">
            <text:p>3387</text:p>
          </table:table-cell>
          <table:table-cell office:value-type="float" office:value="590110505" calcext:value-type="float">
            <text:p>590110505</text:p>
          </table:table-cell>
          <table:table-cell office:value-type="string" calcext:value-type="string">
            <text:p>ILOŚĆ % WARSZT.UTRZ.RUCHU PORADNIA OTOLARYNGOLOGICZNA</text:p>
          </table:table-cell>
          <table:table-cell/>
          <table:table-cell office:value-type="string" calcext:value-type="string">
            <text:p>ILOŚĆ % WARSZT.UTRZ.RUCHU PORADNIA OTOLARYNGOLOGICZNA</text:p>
          </table:table-cell>
          <table:table-cell table:number-columns-repeated="6"/>
        </table:table-row>
        <table:table-row table:style-name="ro1">
          <table:table-cell table:formula="of:=[.A2635]+1" office:value-type="float" office:value="3388" calcext:value-type="float">
            <text:p>3388</text:p>
          </table:table-cell>
          <table:table-cell office:value-type="float" office:value="590110601" calcext:value-type="float">
            <text:p>590110601</text:p>
          </table:table-cell>
          <table:table-cell office:value-type="string" calcext:value-type="string">
            <text:p>ILOŚĆ % WARSZT.UTRZ.RUCHU PRACOWNIA RTG</text:p>
          </table:table-cell>
          <table:table-cell/>
          <table:table-cell office:value-type="string" calcext:value-type="string">
            <text:p>ILOŚĆ % WARSZT.UTRZ.RUCHU PRACOWNIA RTG</text:p>
          </table:table-cell>
          <table:table-cell table:number-columns-repeated="6"/>
        </table:table-row>
        <table:table-row table:style-name="ro1">
          <table:table-cell table:formula="of:=[.A2636]+1" office:value-type="float" office:value="3389" calcext:value-type="float">
            <text:p>3389</text:p>
          </table:table-cell>
          <table:table-cell office:value-type="float" office:value="590110603" calcext:value-type="float">
            <text:p>590110603</text:p>
          </table:table-cell>
          <table:table-cell office:value-type="string" calcext:value-type="string">
            <text:p>ILOŚĆ % WARSZT.UTRZ.RUCHU PRACOWNIA SPIROMETRII</text:p>
          </table:table-cell>
          <table:table-cell/>
          <table:table-cell office:value-type="string" calcext:value-type="string">
            <text:p>ILOŚĆ % WARSZT.UTRZ.RUCHU PRACOWNIA SPIROMETRII</text:p>
          </table:table-cell>
          <table:table-cell table:number-columns-repeated="6"/>
        </table:table-row>
        <table:table-row table:style-name="ro1">
          <table:table-cell table:formula="of:=[.A2637]+1" office:value-type="float" office:value="3390" calcext:value-type="float">
            <text:p>3390</text:p>
          </table:table-cell>
          <table:table-cell office:value-type="float" office:value="590110604" calcext:value-type="float">
            <text:p>590110604</text:p>
          </table:table-cell>
          <table:table-cell office:value-type="string" calcext:value-type="string">
            <text:p>ILOŚĆ % WARSZT.UTRZ.RUCHU PRACOWNIA OSCYLOMETRII</text:p>
          </table:table-cell>
          <table:table-cell/>
          <table:table-cell office:value-type="string" calcext:value-type="string">
            <text:p>ILOŚĆ % WARSZT.UTRZ.RUCHU PRACOWNIA OSCYLOMETRII</text:p>
          </table:table-cell>
          <table:table-cell table:number-columns-repeated="6"/>
        </table:table-row>
        <table:table-row table:style-name="ro1">
          <table:table-cell table:formula="of:=[.A2638]+1" office:value-type="float" office:value="3391" calcext:value-type="float">
            <text:p>3391</text:p>
          </table:table-cell>
          <table:table-cell office:value-type="float" office:value="590110605" calcext:value-type="float">
            <text:p>590110605</text:p>
          </table:table-cell>
          <table:table-cell office:value-type="string" calcext:value-type="string">
            <text:p>ILOŚĆ % WARSZT.UTRZ.RUCHU LABORATORIUM ANALITYCZNE</text:p>
          </table:table-cell>
          <table:table-cell/>
          <table:table-cell office:value-type="string" calcext:value-type="string">
            <text:p>ILOŚĆ % WARSZT.UTRZ.RUCHU LABORATORIUM ANALITYCZNE</text:p>
          </table:table-cell>
          <table:table-cell table:number-columns-repeated="6"/>
        </table:table-row>
        <table:table-row table:style-name="ro1">
          <table:table-cell table:formula="of:=[.A2639]+1" office:value-type="float" office:value="3392" calcext:value-type="float">
            <text:p>3392</text:p>
          </table:table-cell>
          <table:table-cell office:value-type="float" office:value="590113101" calcext:value-type="float">
            <text:p>590113101</text:p>
          </table:table-cell>
          <table:table-cell office:value-type="string" calcext:value-type="string">
            <text:p>ILOŚĆ % WARSZT.UTRZ.RUCHU KOTŁOWNIA CENTRALNA</text:p>
          </table:table-cell>
          <table:table-cell/>
          <table:table-cell office:value-type="string" calcext:value-type="string">
            <text:p>ILOŚĆ % WARSZT.UTRZ.RUCHU KOTŁOWNIA CENTRALNA</text:p>
          </table:table-cell>
          <table:table-cell table:number-columns-repeated="6"/>
        </table:table-row>
        <table:table-row table:style-name="ro1">
          <table:table-cell table:formula="of:=[.A2640]+1" office:value-type="float" office:value="3393" calcext:value-type="float">
            <text:p>3393</text:p>
          </table:table-cell>
          <table:table-cell office:value-type="float" office:value="590113301" calcext:value-type="float">
            <text:p>590113301</text:p>
          </table:table-cell>
          <table:table-cell office:value-type="string" calcext:value-type="string">
            <text:p>ILOŚĆ % WARSZT.UTRZ.RUCHU KUCHNIA</text:p>
          </table:table-cell>
          <table:table-cell/>
          <table:table-cell office:value-type="string" calcext:value-type="string">
            <text:p>ILOŚĆ % WARSZT.UTRZ.RUCHU KUCHNIA</text:p>
          </table:table-cell>
          <table:table-cell table:number-columns-repeated="6"/>
        </table:table-row>
        <table:table-row table:style-name="ro1">
          <table:table-cell table:formula="of:=[.A2641]+1" office:value-type="float" office:value="3394" calcext:value-type="float">
            <text:p>3394</text:p>
          </table:table-cell>
          <table:table-cell office:value-type="float" office:value="590113302" calcext:value-type="float">
            <text:p>590113302</text:p>
          </table:table-cell>
          <table:table-cell office:value-type="string" calcext:value-type="string">
            <text:p>ILOŚĆ % WARSZT.UTRZ.RUCHU STOŁÓWKA - SALON GIER</text:p>
          </table:table-cell>
          <table:table-cell/>
          <table:table-cell office:value-type="string" calcext:value-type="string">
            <text:p>ILOŚĆ % WARSZT.UTRZ.RUCHU STOŁÓWKA - SALON GIER</text:p>
          </table:table-cell>
          <table:table-cell table:number-columns-repeated="6"/>
        </table:table-row>
        <table:table-row table:style-name="ro1">
          <table:table-cell table:formula="of:=[.A2642]+1" office:value-type="float" office:value="3395" calcext:value-type="float">
            <text:p>3395</text:p>
          </table:table-cell>
          <table:table-cell office:value-type="float" office:value="590113503" calcext:value-type="float">
            <text:p>590113503</text:p>
          </table:table-cell>
          <table:table-cell office:value-type="string" calcext:value-type="string">
            <text:p>ILOŚĆ % WARSZT.UTRZ.RUCHU ??</text:p>
          </table:table-cell>
          <table:table-cell/>
          <table:table-cell office:value-type="string" calcext:value-type="string">
            <text:p>ILOŚĆ % WARSZT.UTRZ.RUCHU ??</text:p>
          </table:table-cell>
          <table:table-cell table:number-columns-repeated="6"/>
        </table:table-row>
        <table:table-row table:style-name="ro1">
          <table:table-cell table:formula="of:=[.A2643]+1" office:value-type="float" office:value="3396" calcext:value-type="float">
            <text:p>3396</text:p>
          </table:table-cell>
          <table:table-cell office:value-type="float" office:value="590113601" calcext:value-type="float">
            <text:p>590113601</text:p>
          </table:table-cell>
          <table:table-cell office:value-type="string" calcext:value-type="string">
            <text:p>ILOŚĆ % WARSZT.UTRZ.RUCHU STACJA UZDATNIANIA WODY</text:p>
          </table:table-cell>
          <table:table-cell/>
          <table:table-cell office:value-type="string" calcext:value-type="string">
            <text:p>ILOŚĆ % WARSZT.UTRZ.RUCHU STACJA UZDATNIANIA WODY</text:p>
          </table:table-cell>
          <table:table-cell table:number-columns-repeated="6"/>
        </table:table-row>
        <table:table-row table:style-name="ro1">
          <table:table-cell table:formula="of:=[.A2644]+1" office:value-type="float" office:value="3397" calcext:value-type="float">
            <text:p>3397</text:p>
          </table:table-cell>
          <table:table-cell office:value-type="float" office:value="590113702" calcext:value-type="float">
            <text:p>590113702</text:p>
          </table:table-cell>
          <table:table-cell office:value-type="string" calcext:value-type="string">
            <text:p>ILOŚĆ % WARSZT.UTRZ.RUCHU ZAKŁ.GÓRNICZY-SOLANKA</text:p>
          </table:table-cell>
          <table:table-cell/>
          <table:table-cell office:value-type="string" calcext:value-type="string">
            <text:p>ILOŚĆ % WARSZT.UTRZ.RUCHU ZAKŁ.GÓRNICZY-SOLANKA</text:p>
          </table:table-cell>
          <table:table-cell table:number-columns-repeated="6"/>
        </table:table-row>
        <table:table-row table:style-name="ro1">
          <table:table-cell table:formula="of:=[.A2645]+1" office:value-type="float" office:value="3398" calcext:value-type="float">
            <text:p>3398</text:p>
          </table:table-cell>
          <table:table-cell office:value-type="float" office:value="590113801" calcext:value-type="float">
            <text:p>590113801</text:p>
          </table:table-cell>
          <table:table-cell office:value-type="string" calcext:value-type="string">
            <text:p>ILOŚĆ % WARSZT.UTRZ.RUCHU OGRÓD</text:p>
          </table:table-cell>
          <table:table-cell/>
          <table:table-cell office:value-type="string" calcext:value-type="string">
            <text:p>ILOŚĆ % WARSZT.UTRZ.RUCHU OGRÓD</text:p>
          </table:table-cell>
          <table:table-cell table:number-columns-repeated="6"/>
        </table:table-row>
        <table:table-row table:style-name="ro1">
          <table:table-cell table:formula="of:=[.A2646]+1" office:value-type="float" office:value="3399" calcext:value-type="float">
            <text:p>3399</text:p>
          </table:table-cell>
          <table:table-cell office:value-type="float" office:value="590113901" calcext:value-type="float">
            <text:p>590113901</text:p>
          </table:table-cell>
          <table:table-cell office:value-type="string" calcext:value-type="string">
            <text:p>ILOŚĆ % WARSZT.UTRZ.RUCHU BIURO USŁUG</text:p>
          </table:table-cell>
          <table:table-cell/>
          <table:table-cell office:value-type="string" calcext:value-type="string">
            <text:p>ILOŚĆ % WARSZT.UTRZ.RUCHU BIURO USŁUG</text:p>
          </table:table-cell>
          <table:table-cell table:number-columns-repeated="6"/>
        </table:table-row>
        <table:table-row table:style-name="ro1">
          <table:table-cell table:formula="of:=[.A2647]+1" office:value-type="float" office:value="3400" calcext:value-type="float">
            <text:p>3400</text:p>
          </table:table-cell>
          <table:table-cell office:value-type="float" office:value="590115101" calcext:value-type="float">
            <text:p>590115101</text:p>
          </table:table-cell>
          <table:table-cell office:value-type="string" calcext:value-type="string">
            <text:p>ILOŚĆ % WARSZT.UTRZ.RUCHU KOSZTY OGÓLNOZAKŁADOWE</text:p>
          </table:table-cell>
          <table:table-cell/>
          <table:table-cell office:value-type="string" calcext:value-type="string">
            <text:p>ILOŚĆ % WARSZT.UTRZ.RUCHU KOSZTY OGÓLNOZAKŁADOWE</text:p>
          </table:table-cell>
          <table:table-cell table:number-columns-repeated="6"/>
        </table:table-row>
        <table:table-row table:style-name="ro1">
          <table:table-cell table:formula="of:=[.A2648]+1" office:value-type="float" office:value="3401" calcext:value-type="float">
            <text:p>3401</text:p>
          </table:table-cell>
          <table:table-cell office:value-type="float" office:value="590115103" calcext:value-type="float">
            <text:p>590115103</text:p>
          </table:table-cell>
          <table:table-cell office:value-type="string" calcext:value-type="string">
            <text:p>ILOŚĆ % WARSZT.UTRZ.RUCHU ADMINISTRCJA</text:p>
          </table:table-cell>
          <table:table-cell/>
          <table:table-cell office:value-type="string" calcext:value-type="string">
            <text:p>ILOŚĆ % WARSZT.UTRZ.RUCHU ADMINISTRCJA</text:p>
          </table:table-cell>
          <table:table-cell table:number-columns-repeated="6"/>
        </table:table-row>
        <table:table-row table:style-name="ro1">
          <table:table-cell table:formula="of:=[.A2649]+1" office:value-type="float" office:value="3402" calcext:value-type="float">
            <text:p>3402</text:p>
          </table:table-cell>
          <table:table-cell office:value-type="float" office:value="590130101" calcext:value-type="float">
            <text:p>590130101</text:p>
          </table:table-cell>
          <table:table-cell office:value-type="string" calcext:value-type="string">
            <text:p>ILOŚĆ PAWILON I SZPITAL - REUMATOLOGIA</text:p>
          </table:table-cell>
          <table:table-cell/>
          <table:table-cell office:value-type="string" calcext:value-type="string">
            <text:p>ILOŚĆ PAWILON I SZPITAL - REUMATOLOGIA</text:p>
          </table:table-cell>
          <table:table-cell table:number-columns-repeated="6"/>
        </table:table-row>
        <table:table-row table:style-name="ro1">
          <table:table-cell table:formula="of:=[.A2650]+1" office:value-type="float" office:value="3403" calcext:value-type="float">
            <text:p>3403</text:p>
          </table:table-cell>
          <table:table-cell office:value-type="float" office:value="590130103" calcext:value-type="float">
            <text:p>590130103</text:p>
          </table:table-cell>
          <table:table-cell office:value-type="string" calcext:value-type="string">
            <text:p>ILOŚĆ PAWILON I SZPITAL - REHABILITACJA</text:p>
          </table:table-cell>
          <table:table-cell/>
          <table:table-cell office:value-type="string" calcext:value-type="string">
            <text:p>ILOŚĆ PAWILON I SZPITAL - REHABILITACJA</text:p>
          </table:table-cell>
          <table:table-cell table:number-columns-repeated="6"/>
        </table:table-row>
        <table:table-row table:style-name="ro1">
          <table:table-cell table:formula="of:=[.A2651]+1" office:value-type="float" office:value="3404" calcext:value-type="float">
            <text:p>3404</text:p>
          </table:table-cell>
          <table:table-cell office:value-type="float" office:value="590130301" calcext:value-type="float">
            <text:p>590130301</text:p>
          </table:table-cell>
          <table:table-cell office:value-type="string" calcext:value-type="string">
            <text:p>ILOŚĆ PAWILON I SANATORIUM-MODRZEW</text:p>
          </table:table-cell>
          <table:table-cell/>
          <table:table-cell office:value-type="string" calcext:value-type="string">
            <text:p>ILOŚĆ PAWILON I SANATORIUM-MODRZEW</text:p>
          </table:table-cell>
          <table:table-cell table:number-columns-repeated="6"/>
        </table:table-row>
        <table:table-row table:style-name="ro1">
          <table:table-cell table:formula="of:=[.A2652]+1" office:value-type="float" office:value="3405" calcext:value-type="float">
            <text:p>3405</text:p>
          </table:table-cell>
          <table:table-cell office:value-type="float" office:value="590130302" calcext:value-type="float">
            <text:p>590130302</text:p>
          </table:table-cell>
          <table:table-cell office:value-type="string" calcext:value-type="string">
            <text:p>ILOŚĆ PAWILON I SANATORIUM-MAGNOLIA</text:p>
          </table:table-cell>
          <table:table-cell/>
          <table:table-cell office:value-type="string" calcext:value-type="string">
            <text:p>ILOŚĆ PAWILON I SANATORIUM-MAGNOLIA</text:p>
          </table:table-cell>
          <table:table-cell table:number-columns-repeated="6"/>
        </table:table-row>
        <table:table-row table:style-name="ro1">
          <table:table-cell table:formula="of:=[.A2653]+1" office:value-type="float" office:value="3406" calcext:value-type="float">
            <text:p>3406</text:p>
          </table:table-cell>
          <table:table-cell office:value-type="float" office:value="590130303" calcext:value-type="float">
            <text:p>590130303</text:p>
          </table:table-cell>
          <table:table-cell office:value-type="string" calcext:value-type="string">
            <text:p>ILOŚĆ PAWILON I SANATORIUM-WRZOS</text:p>
          </table:table-cell>
          <table:table-cell/>
          <table:table-cell office:value-type="string" calcext:value-type="string">
            <text:p>ILOŚĆ PAWILON I SANATORIUM-WRZOS</text:p>
          </table:table-cell>
          <table:table-cell table:number-columns-repeated="6"/>
        </table:table-row>
        <table:table-row table:style-name="ro1">
          <table:table-cell table:formula="of:=[.A2654]+1" office:value-type="float" office:value="3407" calcext:value-type="float">
            <text:p>3407</text:p>
          </table:table-cell>
          <table:table-cell office:value-type="float" office:value="590130304" calcext:value-type="float">
            <text:p>590130304</text:p>
          </table:table-cell>
          <table:table-cell office:value-type="string" calcext:value-type="string">
            <text:p>ILOŚĆ PAWILON I SANATORIUM-KROKUS</text:p>
          </table:table-cell>
          <table:table-cell/>
          <table:table-cell office:value-type="string" calcext:value-type="string">
            <text:p>ILOŚĆ PAWILON I SANATORIUM-KROKUS</text:p>
          </table:table-cell>
          <table:table-cell table:number-columns-repeated="6"/>
        </table:table-row>
        <table:table-row table:style-name="ro1">
          <table:table-cell table:formula="of:=[.A2655]+1" office:value-type="float" office:value="3408" calcext:value-type="float">
            <text:p>3408</text:p>
          </table:table-cell>
          <table:table-cell office:value-type="float" office:value="590130305" calcext:value-type="float">
            <text:p>590130305</text:p>
          </table:table-cell>
          <table:table-cell office:value-type="string" calcext:value-type="string">
            <text:p>ILOŚĆ PAWILON I SANATORIUM-AZALIA</text:p>
          </table:table-cell>
          <table:table-cell/>
          <table:table-cell office:value-type="string" calcext:value-type="string">
            <text:p>ILOŚĆ PAWILON I SANATORIUM-AZALIA</text:p>
          </table:table-cell>
          <table:table-cell table:number-columns-repeated="6"/>
        </table:table-row>
        <table:table-row table:style-name="ro1">
          <table:table-cell table:formula="of:=[.A2656]+1" office:value-type="float" office:value="3409" calcext:value-type="float">
            <text:p>3409</text:p>
          </table:table-cell>
          <table:table-cell office:value-type="float" office:value="590130306" calcext:value-type="float">
            <text:p>590130306</text:p>
          </table:table-cell>
          <table:table-cell office:value-type="string" calcext:value-type="string">
            <text:p>ILOŚĆ PAWILON I SANATORIUM-JASMIN</text:p>
          </table:table-cell>
          <table:table-cell/>
          <table:table-cell office:value-type="string" calcext:value-type="string">
            <text:p>ILOŚĆ PAWILON I SANATORIUM-JASMIN</text:p>
          </table:table-cell>
          <table:table-cell table:number-columns-repeated="6"/>
        </table:table-row>
        <table:table-row table:style-name="ro1">
          <table:table-cell table:formula="of:=[.A2657]+1" office:value-type="float" office:value="3410" calcext:value-type="float">
            <text:p>3410</text:p>
          </table:table-cell>
          <table:table-cell office:value-type="float" office:value="590130307" calcext:value-type="float">
            <text:p>590130307</text:p>
          </table:table-cell>
          <table:table-cell office:value-type="string" calcext:value-type="string">
            <text:p>ILOŚĆ PAWILON I SANATORIUM-LIMBA</text:p>
          </table:table-cell>
          <table:table-cell/>
          <table:table-cell office:value-type="string" calcext:value-type="string">
            <text:p>ILOŚĆ PAWILON I SANATORIUM-LIMBA</text:p>
          </table:table-cell>
          <table:table-cell table:number-columns-repeated="6"/>
        </table:table-row>
        <table:table-row table:style-name="ro1">
          <table:table-cell table:formula="of:=[.A2658]+1" office:value-type="float" office:value="3411" calcext:value-type="float">
            <text:p>3411</text:p>
          </table:table-cell>
          <table:table-cell office:value-type="float" office:value="590130401" calcext:value-type="float">
            <text:p>590130401</text:p>
          </table:table-cell>
          <table:table-cell office:value-type="string" calcext:value-type="string">
            <text:p>ILOŚĆ PAWILON I ZPL - PWILON I</text:p>
          </table:table-cell>
          <table:table-cell/>
          <table:table-cell office:value-type="string" calcext:value-type="string">
            <text:p>ILOŚĆ PAWILON I ZPL - PWILON I</text:p>
          </table:table-cell>
          <table:table-cell table:number-columns-repeated="6"/>
        </table:table-row>
        <table:table-row table:style-name="ro1">
          <table:table-cell table:formula="of:=[.A2659]+1" office:value-type="float" office:value="3412" calcext:value-type="float">
            <text:p>3412</text:p>
          </table:table-cell>
          <table:table-cell office:value-type="float" office:value="590130408" calcext:value-type="float">
            <text:p>590130408</text:p>
          </table:table-cell>
          <table:table-cell office:value-type="string" calcext:value-type="string">
            <text:p>ILOŚĆ PAWILON I ODNOWA BIOLOGICZNA</text:p>
          </table:table-cell>
          <table:table-cell/>
          <table:table-cell office:value-type="string" calcext:value-type="string">
            <text:p>ILOŚĆ PAWILON I ODNOWA BIOLOGICZNA</text:p>
          </table:table-cell>
          <table:table-cell table:number-columns-repeated="6"/>
        </table:table-row>
        <table:table-row table:style-name="ro1">
          <table:table-cell table:formula="of:=[.A2660]+1" office:value-type="float" office:value="3413" calcext:value-type="float">
            <text:p>3413</text:p>
          </table:table-cell>
          <table:table-cell office:value-type="float" office:value="590130503" calcext:value-type="float">
            <text:p>590130503</text:p>
          </table:table-cell>
          <table:table-cell office:value-type="string" calcext:value-type="string">
            <text:p>ILOŚĆ PAWILON I PORADNIA AMBULATORYJNA</text:p>
          </table:table-cell>
          <table:table-cell/>
          <table:table-cell office:value-type="string" calcext:value-type="string">
            <text:p>ILOŚĆ PAWILON I PORADNIA AMBULATORYJNA</text:p>
          </table:table-cell>
          <table:table-cell table:number-columns-repeated="6"/>
        </table:table-row>
        <table:table-row table:style-name="ro1">
          <table:table-cell table:formula="of:=[.A2661]+1" office:value-type="float" office:value="3414" calcext:value-type="float">
            <text:p>3414</text:p>
          </table:table-cell>
          <table:table-cell office:value-type="float" office:value="590130508" calcext:value-type="float">
            <text:p>590130508</text:p>
          </table:table-cell>
          <table:table-cell office:value-type="string" calcext:value-type="string">
            <text:p>ILOŚĆ PAWILON I FIZJOTERAPIA AMBULATORYJNA</text:p>
          </table:table-cell>
          <table:table-cell/>
          <table:table-cell office:value-type="string" calcext:value-type="string">
            <text:p>ILOŚĆ PAWILON I FIZJOTERAPIA AMBULATORYJNA</text:p>
          </table:table-cell>
          <table:table-cell table:number-columns-repeated="6"/>
        </table:table-row>
        <table:table-row table:style-name="ro1">
          <table:table-cell table:formula="of:=[.A2662]+1" office:value-type="float" office:value="3415" calcext:value-type="float">
            <text:p>3415</text:p>
          </table:table-cell>
          <table:table-cell office:value-type="float" office:value="590130509" calcext:value-type="float">
            <text:p>590130509</text:p>
          </table:table-cell>
          <table:table-cell office:value-type="string" calcext:value-type="string">
            <text:p>ILOŚĆ PAWILON I PORADNIA UZDROWISKOWA-UZDR.L.A</text:p>
          </table:table-cell>
          <table:table-cell/>
          <table:table-cell office:value-type="string" calcext:value-type="string">
            <text:p>ILOŚĆ PAWILON I PORADNIA UZDROWISKOWA-UZDR.L.A</text:p>
          </table:table-cell>
          <table:table-cell table:number-columns-repeated="6"/>
        </table:table-row>
        <table:table-row table:style-name="ro1">
          <table:table-cell table:formula="of:=[.A2663]+1" office:value-type="float" office:value="3416" calcext:value-type="float">
            <text:p>3416</text:p>
          </table:table-cell>
          <table:table-cell office:value-type="float" office:value="590140101" calcext:value-type="float">
            <text:p>590140101</text:p>
          </table:table-cell>
          <table:table-cell office:value-type="string" calcext:value-type="string">
            <text:p>ILOŚĆ PAWILON II SZPITAL - REUMATOLOGIA</text:p>
          </table:table-cell>
          <table:table-cell/>
          <table:table-cell office:value-type="string" calcext:value-type="string">
            <text:p>ILOŚĆ PAWILON II SZPITAL - REUMATOLOGIA</text:p>
          </table:table-cell>
          <table:table-cell table:number-columns-repeated="6"/>
        </table:table-row>
        <table:table-row table:style-name="ro1">
          <table:table-cell table:formula="of:=[.A2664]+1" office:value-type="float" office:value="3417" calcext:value-type="float">
            <text:p>3417</text:p>
          </table:table-cell>
          <table:table-cell office:value-type="float" office:value="590140103" calcext:value-type="float">
            <text:p>590140103</text:p>
          </table:table-cell>
          <table:table-cell office:value-type="string" calcext:value-type="string">
            <text:p>ILOŚĆ PAWILON II SZPITAL - REHABILITACJA</text:p>
          </table:table-cell>
          <table:table-cell/>
          <table:table-cell office:value-type="string" calcext:value-type="string">
            <text:p>ILOŚĆ PAWILON II SZPITAL - REHABILITACJA</text:p>
          </table:table-cell>
          <table:table-cell table:number-columns-repeated="6"/>
        </table:table-row>
        <table:table-row table:style-name="ro1">
          <table:table-cell table:formula="of:=[.A2665]+1" office:value-type="float" office:value="3418" calcext:value-type="float">
            <text:p>3418</text:p>
          </table:table-cell>
          <table:table-cell office:value-type="float" office:value="590140301" calcext:value-type="float">
            <text:p>590140301</text:p>
          </table:table-cell>
          <table:table-cell office:value-type="string" calcext:value-type="string">
            <text:p>ILOŚĆ PAWILON II SANATORIUM-MODRZEW</text:p>
          </table:table-cell>
          <table:table-cell/>
          <table:table-cell office:value-type="string" calcext:value-type="string">
            <text:p>ILOŚĆ PAWILON II SANATORIUM-MODRZEW</text:p>
          </table:table-cell>
          <table:table-cell table:number-columns-repeated="6"/>
        </table:table-row>
        <table:table-row table:style-name="ro1">
          <table:table-cell table:formula="of:=[.A2666]+1" office:value-type="float" office:value="3419" calcext:value-type="float">
            <text:p>3419</text:p>
          </table:table-cell>
          <table:table-cell office:value-type="float" office:value="590140302" calcext:value-type="float">
            <text:p>590140302</text:p>
          </table:table-cell>
          <table:table-cell office:value-type="string" calcext:value-type="string">
            <text:p>ILOŚĆ PAWILON II SANATORIUM-MAGNOLIA</text:p>
          </table:table-cell>
          <table:table-cell/>
          <table:table-cell office:value-type="string" calcext:value-type="string">
            <text:p>ILOŚĆ PAWILON II SANATORIUM-MAGNOLIA</text:p>
          </table:table-cell>
          <table:table-cell table:number-columns-repeated="6"/>
        </table:table-row>
        <table:table-row table:style-name="ro1">
          <table:table-cell table:formula="of:=[.A2667]+1" office:value-type="float" office:value="3420" calcext:value-type="float">
            <text:p>3420</text:p>
          </table:table-cell>
          <table:table-cell office:value-type="float" office:value="590140303" calcext:value-type="float">
            <text:p>590140303</text:p>
          </table:table-cell>
          <table:table-cell office:value-type="string" calcext:value-type="string">
            <text:p>ILOŚĆ PAWILON II SANATORIUM-WRZOS</text:p>
          </table:table-cell>
          <table:table-cell/>
          <table:table-cell office:value-type="string" calcext:value-type="string">
            <text:p>ILOŚĆ PAWILON II SANATORIUM-WRZOS</text:p>
          </table:table-cell>
          <table:table-cell table:number-columns-repeated="6"/>
        </table:table-row>
        <table:table-row table:style-name="ro1">
          <table:table-cell table:formula="of:=[.A2668]+1" office:value-type="float" office:value="3421" calcext:value-type="float">
            <text:p>3421</text:p>
          </table:table-cell>
          <table:table-cell office:value-type="float" office:value="590140304" calcext:value-type="float">
            <text:p>590140304</text:p>
          </table:table-cell>
          <table:table-cell office:value-type="string" calcext:value-type="string">
            <text:p>ILOŚĆ PAWILON II SANATORIUM-KROKUS</text:p>
          </table:table-cell>
          <table:table-cell/>
          <table:table-cell office:value-type="string" calcext:value-type="string">
            <text:p>ILOŚĆ PAWILON II SANATORIUM-KROKUS</text:p>
          </table:table-cell>
          <table:table-cell table:number-columns-repeated="6"/>
        </table:table-row>
        <table:table-row table:style-name="ro1">
          <table:table-cell table:formula="of:=[.A2669]+1" office:value-type="float" office:value="3422" calcext:value-type="float">
            <text:p>3422</text:p>
          </table:table-cell>
          <table:table-cell office:value-type="float" office:value="590140305" calcext:value-type="float">
            <text:p>590140305</text:p>
          </table:table-cell>
          <table:table-cell office:value-type="string" calcext:value-type="string">
            <text:p>ILOŚĆ PAWILON II SANATORIUM-AZALIA</text:p>
          </table:table-cell>
          <table:table-cell/>
          <table:table-cell office:value-type="string" calcext:value-type="string">
            <text:p>ILOŚĆ PAWILON II SANATORIUM-AZALIA</text:p>
          </table:table-cell>
          <table:table-cell table:number-columns-repeated="6"/>
        </table:table-row>
        <table:table-row table:style-name="ro1">
          <table:table-cell table:formula="of:=[.A2670]+1" office:value-type="float" office:value="3423" calcext:value-type="float">
            <text:p>3423</text:p>
          </table:table-cell>
          <table:table-cell office:value-type="float" office:value="590140306" calcext:value-type="float">
            <text:p>590140306</text:p>
          </table:table-cell>
          <table:table-cell office:value-type="string" calcext:value-type="string">
            <text:p>ILOŚĆ PAWILON II SANATORIUM-JASMIN</text:p>
          </table:table-cell>
          <table:table-cell/>
          <table:table-cell office:value-type="string" calcext:value-type="string">
            <text:p>ILOŚĆ PAWILON II SANATORIUM-JASMIN</text:p>
          </table:table-cell>
          <table:table-cell table:number-columns-repeated="6"/>
        </table:table-row>
        <table:table-row table:style-name="ro1">
          <table:table-cell table:formula="of:=[.A2671]+1" office:value-type="float" office:value="3424" calcext:value-type="float">
            <text:p>3424</text:p>
          </table:table-cell>
          <table:table-cell office:value-type="float" office:value="590140307" calcext:value-type="float">
            <text:p>590140307</text:p>
          </table:table-cell>
          <table:table-cell office:value-type="string" calcext:value-type="string">
            <text:p>ILOŚĆ PAWILON II SANATORIUM-LIMBA</text:p>
          </table:table-cell>
          <table:table-cell/>
          <table:table-cell office:value-type="string" calcext:value-type="string">
            <text:p>ILOŚĆ PAWILON II SANATORIUM-LIMBA</text:p>
          </table:table-cell>
          <table:table-cell table:number-columns-repeated="6"/>
        </table:table-row>
        <table:table-row table:style-name="ro1">
          <table:table-cell table:formula="of:=[.A2672]+1" office:value-type="float" office:value="3425" calcext:value-type="float">
            <text:p>3425</text:p>
          </table:table-cell>
          <table:table-cell office:value-type="float" office:value="590140503" calcext:value-type="float">
            <text:p>590140503</text:p>
          </table:table-cell>
          <table:table-cell office:value-type="string" calcext:value-type="string">
            <text:p>ILOŚĆ PAWILON II PORADNIA AMBULATORYJNA</text:p>
          </table:table-cell>
          <table:table-cell/>
          <table:table-cell office:value-type="string" calcext:value-type="string">
            <text:p>ILOŚĆ PAWILON II PORADNIA AMBULATORYJNA</text:p>
          </table:table-cell>
          <table:table-cell table:number-columns-repeated="6"/>
        </table:table-row>
        <table:table-row table:style-name="ro1">
          <table:table-cell table:formula="of:=[.A2673]+1" office:value-type="float" office:value="3426" calcext:value-type="float">
            <text:p>3426</text:p>
          </table:table-cell>
          <table:table-cell office:value-type="float" office:value="590140508" calcext:value-type="float">
            <text:p>590140508</text:p>
          </table:table-cell>
          <table:table-cell office:value-type="string" calcext:value-type="string">
            <text:p>ILOŚĆ PAWILON II FIZJOTERAPIA AMBULATORYJNA</text:p>
          </table:table-cell>
          <table:table-cell/>
          <table:table-cell office:value-type="string" calcext:value-type="string">
            <text:p>ILOŚĆ PAWILON II FIZJOTERAPIA AMBULATORYJNA</text:p>
          </table:table-cell>
          <table:table-cell table:number-columns-repeated="6"/>
        </table:table-row>
        <table:table-row table:style-name="ro1">
          <table:table-cell table:formula="of:=[.A2674]+1" office:value-type="float" office:value="3427" calcext:value-type="float">
            <text:p>3427</text:p>
          </table:table-cell>
          <table:table-cell office:value-type="float" office:value="590140509" calcext:value-type="float">
            <text:p>590140509</text:p>
          </table:table-cell>
          <table:table-cell office:value-type="string" calcext:value-type="string">
            <text:p>ILOŚĆ PAWILON II PORADNIA UZDROWISKOWA-UZDR.L.A</text:p>
          </table:table-cell>
          <table:table-cell/>
          <table:table-cell office:value-type="string" calcext:value-type="string">
            <text:p>ILOŚĆ PAWILON II PORADNIA UZDROWISKOWA-UZDR.L.A</text:p>
          </table:table-cell>
          <table:table-cell table:number-columns-repeated="6"/>
        </table:table-row>
        <table:table-row table:style-name="ro1">
          <table:table-cell table:formula="of:=[.A2675]+1" office:value-type="float" office:value="3428" calcext:value-type="float">
            <text:p>3428</text:p>
          </table:table-cell>
          <table:table-cell office:value-type="float" office:value="590150101" calcext:value-type="float">
            <text:p>590150101</text:p>
          </table:table-cell>
          <table:table-cell office:value-type="string" calcext:value-type="string">
            <text:p>ILOŚĆ PAWILON III SZPITAL - REUMATOLOGIA</text:p>
          </table:table-cell>
          <table:table-cell/>
          <table:table-cell office:value-type="string" calcext:value-type="string">
            <text:p>ILOŚĆ PAWILON III SZPITAL - REUMATOLOGIA</text:p>
          </table:table-cell>
          <table:table-cell table:number-columns-repeated="6"/>
        </table:table-row>
        <table:table-row table:style-name="ro1">
          <table:table-cell table:formula="of:=[.A2676]+1" office:value-type="float" office:value="3429" calcext:value-type="float">
            <text:p>3429</text:p>
          </table:table-cell>
          <table:table-cell office:value-type="float" office:value="590150103" calcext:value-type="float">
            <text:p>590150103</text:p>
          </table:table-cell>
          <table:table-cell office:value-type="string" calcext:value-type="string">
            <text:p>ILOŚĆ PAWILON III SZPITAL - REHABILITACJA</text:p>
          </table:table-cell>
          <table:table-cell/>
          <table:table-cell office:value-type="string" calcext:value-type="string">
            <text:p>ILOŚĆ PAWILON III SZPITAL - REHABILITACJA</text:p>
          </table:table-cell>
          <table:table-cell table:number-columns-repeated="6"/>
        </table:table-row>
        <table:table-row table:style-name="ro1">
          <table:table-cell table:formula="of:=[.A2677]+1" office:value-type="float" office:value="3430" calcext:value-type="float">
            <text:p>3430</text:p>
          </table:table-cell>
          <table:table-cell office:value-type="float" office:value="590150301" calcext:value-type="float">
            <text:p>590150301</text:p>
          </table:table-cell>
          <table:table-cell office:value-type="string" calcext:value-type="string">
            <text:p>ILOŚĆ PAWILON III SANATORIUM-MODRZEW</text:p>
          </table:table-cell>
          <table:table-cell/>
          <table:table-cell office:value-type="string" calcext:value-type="string">
            <text:p>ILOŚĆ PAWILON III SANATORIUM-MODRZEW</text:p>
          </table:table-cell>
          <table:table-cell table:number-columns-repeated="6"/>
        </table:table-row>
        <table:table-row table:style-name="ro1">
          <table:table-cell table:formula="of:=[.A2678]+1" office:value-type="float" office:value="3431" calcext:value-type="float">
            <text:p>3431</text:p>
          </table:table-cell>
          <table:table-cell office:value-type="float" office:value="590150302" calcext:value-type="float">
            <text:p>590150302</text:p>
          </table:table-cell>
          <table:table-cell office:value-type="string" calcext:value-type="string">
            <text:p>ILOŚĆ PAWILON III SANATORIUM-MAGNOLIA</text:p>
          </table:table-cell>
          <table:table-cell/>
          <table:table-cell office:value-type="string" calcext:value-type="string">
            <text:p>ILOŚĆ PAWILON III SANATORIUM-MAGNOLIA</text:p>
          </table:table-cell>
          <table:table-cell table:number-columns-repeated="6"/>
        </table:table-row>
        <table:table-row table:style-name="ro1">
          <table:table-cell table:formula="of:=[.A2679]+1" office:value-type="float" office:value="3432" calcext:value-type="float">
            <text:p>3432</text:p>
          </table:table-cell>
          <table:table-cell office:value-type="float" office:value="590150303" calcext:value-type="float">
            <text:p>590150303</text:p>
          </table:table-cell>
          <table:table-cell office:value-type="string" calcext:value-type="string">
            <text:p>ILOŚĆ PAWILON III SANATORIUM-WRZOS</text:p>
          </table:table-cell>
          <table:table-cell/>
          <table:table-cell office:value-type="string" calcext:value-type="string">
            <text:p>ILOŚĆ PAWILON III SANATORIUM-WRZOS</text:p>
          </table:table-cell>
          <table:table-cell table:number-columns-repeated="6"/>
        </table:table-row>
        <table:table-row table:style-name="ro1">
          <table:table-cell table:formula="of:=[.A2680]+1" office:value-type="float" office:value="3433" calcext:value-type="float">
            <text:p>3433</text:p>
          </table:table-cell>
          <table:table-cell office:value-type="float" office:value="590150304" calcext:value-type="float">
            <text:p>590150304</text:p>
          </table:table-cell>
          <table:table-cell office:value-type="string" calcext:value-type="string">
            <text:p>ILOŚĆ PAWILON III SANATORIUM-KROKUS</text:p>
          </table:table-cell>
          <table:table-cell/>
          <table:table-cell office:value-type="string" calcext:value-type="string">
            <text:p>ILOŚĆ PAWILON III SANATORIUM-KROKUS</text:p>
          </table:table-cell>
          <table:table-cell table:number-columns-repeated="6"/>
        </table:table-row>
        <table:table-row table:style-name="ro1">
          <table:table-cell table:formula="of:=[.A2681]+1" office:value-type="float" office:value="3434" calcext:value-type="float">
            <text:p>3434</text:p>
          </table:table-cell>
          <table:table-cell office:value-type="float" office:value="590150305" calcext:value-type="float">
            <text:p>590150305</text:p>
          </table:table-cell>
          <table:table-cell office:value-type="string" calcext:value-type="string">
            <text:p>ILOŚĆ PAWILON III SANATORIUM-AZALIA</text:p>
          </table:table-cell>
          <table:table-cell/>
          <table:table-cell office:value-type="string" calcext:value-type="string">
            <text:p>ILOŚĆ PAWILON III SANATORIUM-AZALIA</text:p>
          </table:table-cell>
          <table:table-cell table:number-columns-repeated="6"/>
        </table:table-row>
        <table:table-row table:style-name="ro1">
          <table:table-cell table:formula="of:=[.A2682]+1" office:value-type="float" office:value="3435" calcext:value-type="float">
            <text:p>3435</text:p>
          </table:table-cell>
          <table:table-cell office:value-type="float" office:value="590150306" calcext:value-type="float">
            <text:p>590150306</text:p>
          </table:table-cell>
          <table:table-cell office:value-type="string" calcext:value-type="string">
            <text:p>ILOŚĆ PAWILON III SANATORIUM-JASMIN</text:p>
          </table:table-cell>
          <table:table-cell/>
          <table:table-cell office:value-type="string" calcext:value-type="string">
            <text:p>ILOŚĆ PAWILON III SANATORIUM-JASMIN</text:p>
          </table:table-cell>
          <table:table-cell table:number-columns-repeated="6"/>
        </table:table-row>
        <table:table-row table:style-name="ro1">
          <table:table-cell table:formula="of:=[.A2683]+1" office:value-type="float" office:value="3436" calcext:value-type="float">
            <text:p>3436</text:p>
          </table:table-cell>
          <table:table-cell office:value-type="float" office:value="590150307" calcext:value-type="float">
            <text:p>590150307</text:p>
          </table:table-cell>
          <table:table-cell office:value-type="string" calcext:value-type="string">
            <text:p>ILOŚĆ PAWILON III SANATORIUM-LIMBA</text:p>
          </table:table-cell>
          <table:table-cell/>
          <table:table-cell office:value-type="string" calcext:value-type="string">
            <text:p>ILOŚĆ PAWILON III SANATORIUM-LIMBA</text:p>
          </table:table-cell>
          <table:table-cell table:number-columns-repeated="6"/>
        </table:table-row>
        <table:table-row table:style-name="ro1">
          <table:table-cell table:formula="of:=[.A2684]+1" office:value-type="float" office:value="3437" calcext:value-type="float">
            <text:p>3437</text:p>
          </table:table-cell>
          <table:table-cell office:value-type="float" office:value="590150503" calcext:value-type="float">
            <text:p>590150503</text:p>
          </table:table-cell>
          <table:table-cell office:value-type="string" calcext:value-type="string">
            <text:p>ILOŚĆ PAWILON III PORADNIA AMBULATORYJNA</text:p>
          </table:table-cell>
          <table:table-cell/>
          <table:table-cell office:value-type="string" calcext:value-type="string">
            <text:p>ILOŚĆ PAWILON III PORADNIA AMBULATORYJNA</text:p>
          </table:table-cell>
          <table:table-cell table:number-columns-repeated="6"/>
        </table:table-row>
        <table:table-row table:style-name="ro1">
          <table:table-cell table:formula="of:=[.A2685]+1" office:value-type="float" office:value="3438" calcext:value-type="float">
            <text:p>3438</text:p>
          </table:table-cell>
          <table:table-cell office:value-type="float" office:value="590150508" calcext:value-type="float">
            <text:p>590150508</text:p>
          </table:table-cell>
          <table:table-cell office:value-type="string" calcext:value-type="string">
            <text:p>ILOŚĆ PAWILON III FIZJOTERAPIA AMBULATORYJNA</text:p>
          </table:table-cell>
          <table:table-cell/>
          <table:table-cell office:value-type="string" calcext:value-type="string">
            <text:p>ILOŚĆ PAWILON III FIZJOTERAPIA AMBULATORYJNA</text:p>
          </table:table-cell>
          <table:table-cell table:number-columns-repeated="6"/>
        </table:table-row>
        <table:table-row table:style-name="ro1">
          <table:table-cell table:formula="of:=[.A2686]+1" office:value-type="float" office:value="3439" calcext:value-type="float">
            <text:p>3439</text:p>
          </table:table-cell>
          <table:table-cell office:value-type="float" office:value="590150509" calcext:value-type="float">
            <text:p>590150509</text:p>
          </table:table-cell>
          <table:table-cell office:value-type="string" calcext:value-type="string">
            <text:p>ILOŚĆ PAWILON III PORADNIA UZDROWISKOWA-UZDR.L.A</text:p>
          </table:table-cell>
          <table:table-cell/>
          <table:table-cell office:value-type="string" calcext:value-type="string">
            <text:p>ILOŚĆ PAWILON III PORADNIA UZDROWISKOWA-UZDR.L.A</text:p>
          </table:table-cell>
          <table:table-cell table:number-columns-repeated="6"/>
        </table:table-row>
        <table:table-row table:style-name="ro1">
          <table:table-cell table:formula="of:=[.A2687]+1" office:value-type="float" office:value="3440" calcext:value-type="float">
            <text:p>3440</text:p>
          </table:table-cell>
          <table:table-cell office:value-type="float" office:value="590160101" calcext:value-type="float">
            <text:p>590160101</text:p>
          </table:table-cell>
          <table:table-cell office:value-type="string" calcext:value-type="string">
            <text:p>ILOŚĆ PAWILON IV SZPITAL - REUMATOLOGIA</text:p>
          </table:table-cell>
          <table:table-cell/>
          <table:table-cell office:value-type="string" calcext:value-type="string">
            <text:p>ILOŚĆ PAWILON IV SZPITAL - REUMATOLOGIA</text:p>
          </table:table-cell>
          <table:table-cell table:number-columns-repeated="6"/>
        </table:table-row>
        <table:table-row table:style-name="ro1">
          <table:table-cell table:formula="of:=[.A2688]+1" office:value-type="float" office:value="3441" calcext:value-type="float">
            <text:p>3441</text:p>
          </table:table-cell>
          <table:table-cell office:value-type="float" office:value="590160103" calcext:value-type="float">
            <text:p>590160103</text:p>
          </table:table-cell>
          <table:table-cell office:value-type="string" calcext:value-type="string">
            <text:p>ILOŚĆ PAWILON IV SZPITAL - REHABILITACJA</text:p>
          </table:table-cell>
          <table:table-cell/>
          <table:table-cell office:value-type="string" calcext:value-type="string">
            <text:p>ILOŚĆ PAWILON IV SZPITAL - REHABILITACJA</text:p>
          </table:table-cell>
          <table:table-cell table:number-columns-repeated="6"/>
        </table:table-row>
        <table:table-row table:style-name="ro1">
          <table:table-cell table:formula="of:=[.A2689]+1" office:value-type="float" office:value="3442" calcext:value-type="float">
            <text:p>3442</text:p>
          </table:table-cell>
          <table:table-cell office:value-type="float" office:value="590160301" calcext:value-type="float">
            <text:p>590160301</text:p>
          </table:table-cell>
          <table:table-cell office:value-type="string" calcext:value-type="string">
            <text:p>ILOŚĆ PAWILON IV SANATORIUM-MODRZEW</text:p>
          </table:table-cell>
          <table:table-cell/>
          <table:table-cell office:value-type="string" calcext:value-type="string">
            <text:p>ILOŚĆ PAWILON IV SANATORIUM-MODRZEW</text:p>
          </table:table-cell>
          <table:table-cell table:number-columns-repeated="6"/>
        </table:table-row>
        <table:table-row table:style-name="ro1">
          <table:table-cell table:formula="of:=[.A2690]+1" office:value-type="float" office:value="3443" calcext:value-type="float">
            <text:p>3443</text:p>
          </table:table-cell>
          <table:table-cell office:value-type="float" office:value="590160302" calcext:value-type="float">
            <text:p>590160302</text:p>
          </table:table-cell>
          <table:table-cell office:value-type="string" calcext:value-type="string">
            <text:p>ILOŚĆ PAWILON IV SANATORIUM-MAGNOLIA</text:p>
          </table:table-cell>
          <table:table-cell/>
          <table:table-cell office:value-type="string" calcext:value-type="string">
            <text:p>ILOŚĆ PAWILON IV SANATORIUM-MAGNOLIA</text:p>
          </table:table-cell>
          <table:table-cell table:number-columns-repeated="6"/>
        </table:table-row>
        <table:table-row table:style-name="ro1">
          <table:table-cell table:formula="of:=[.A2691]+1" office:value-type="float" office:value="3444" calcext:value-type="float">
            <text:p>3444</text:p>
          </table:table-cell>
          <table:table-cell office:value-type="float" office:value="590160303" calcext:value-type="float">
            <text:p>590160303</text:p>
          </table:table-cell>
          <table:table-cell office:value-type="string" calcext:value-type="string">
            <text:p>ILOŚĆ PAWILON IV SANATORIUM-WRZOS</text:p>
          </table:table-cell>
          <table:table-cell/>
          <table:table-cell office:value-type="string" calcext:value-type="string">
            <text:p>ILOŚĆ PAWILON IV SANATORIUM-WRZOS</text:p>
          </table:table-cell>
          <table:table-cell table:number-columns-repeated="6"/>
        </table:table-row>
        <table:table-row table:style-name="ro1">
          <table:table-cell table:formula="of:=[.A2692]+1" office:value-type="float" office:value="3445" calcext:value-type="float">
            <text:p>3445</text:p>
          </table:table-cell>
          <table:table-cell office:value-type="float" office:value="590160304" calcext:value-type="float">
            <text:p>590160304</text:p>
          </table:table-cell>
          <table:table-cell office:value-type="string" calcext:value-type="string">
            <text:p>ILOŚĆ PAWILON IV SANATORIUM-KROKUS</text:p>
          </table:table-cell>
          <table:table-cell/>
          <table:table-cell office:value-type="string" calcext:value-type="string">
            <text:p>ILOŚĆ PAWILON IV SANATORIUM-KROKUS</text:p>
          </table:table-cell>
          <table:table-cell table:number-columns-repeated="6"/>
        </table:table-row>
        <table:table-row table:style-name="ro1">
          <table:table-cell table:formula="of:=[.A2693]+1" office:value-type="float" office:value="3446" calcext:value-type="float">
            <text:p>3446</text:p>
          </table:table-cell>
          <table:table-cell office:value-type="float" office:value="590160305" calcext:value-type="float">
            <text:p>590160305</text:p>
          </table:table-cell>
          <table:table-cell office:value-type="string" calcext:value-type="string">
            <text:p>ILOŚĆ PAWILON IV SANATORIUM-AZALIA</text:p>
          </table:table-cell>
          <table:table-cell/>
          <table:table-cell office:value-type="string" calcext:value-type="string">
            <text:p>ILOŚĆ PAWILON IV SANATORIUM-AZALIA</text:p>
          </table:table-cell>
          <table:table-cell table:number-columns-repeated="6"/>
        </table:table-row>
        <table:table-row table:style-name="ro1">
          <table:table-cell table:formula="of:=[.A2694]+1" office:value-type="float" office:value="3447" calcext:value-type="float">
            <text:p>3447</text:p>
          </table:table-cell>
          <table:table-cell office:value-type="float" office:value="590160306" calcext:value-type="float">
            <text:p>590160306</text:p>
          </table:table-cell>
          <table:table-cell office:value-type="string" calcext:value-type="string">
            <text:p>ILOŚĆ PAWILON IV SANATORIUM-JASMIN</text:p>
          </table:table-cell>
          <table:table-cell/>
          <table:table-cell office:value-type="string" calcext:value-type="string">
            <text:p>ILOŚĆ PAWILON IV SANATORIUM-JASMIN</text:p>
          </table:table-cell>
          <table:table-cell table:number-columns-repeated="6"/>
        </table:table-row>
        <table:table-row table:style-name="ro1">
          <table:table-cell table:formula="of:=[.A2695]+1" office:value-type="float" office:value="3448" calcext:value-type="float">
            <text:p>3448</text:p>
          </table:table-cell>
          <table:table-cell office:value-type="float" office:value="590160307" calcext:value-type="float">
            <text:p>590160307</text:p>
          </table:table-cell>
          <table:table-cell office:value-type="string" calcext:value-type="string">
            <text:p>ILOŚĆ PAWILON IV SANATORIUM-LIMBA</text:p>
          </table:table-cell>
          <table:table-cell/>
          <table:table-cell office:value-type="string" calcext:value-type="string">
            <text:p>ILOŚĆ PAWILON IV SANATORIUM-LIMBA</text:p>
          </table:table-cell>
          <table:table-cell table:number-columns-repeated="6"/>
        </table:table-row>
        <table:table-row table:style-name="ro1">
          <table:table-cell table:formula="of:=[.A2696]+1" office:value-type="float" office:value="3449" calcext:value-type="float">
            <text:p>3449</text:p>
          </table:table-cell>
          <table:table-cell office:value-type="float" office:value="590160503" calcext:value-type="float">
            <text:p>590160503</text:p>
          </table:table-cell>
          <table:table-cell office:value-type="string" calcext:value-type="string">
            <text:p>ILOŚĆ PAWILON IV PORADNIA AMBULATORYJNA</text:p>
          </table:table-cell>
          <table:table-cell/>
          <table:table-cell office:value-type="string" calcext:value-type="string">
            <text:p>ILOŚĆ PAWILON IV PORADNIA AMBULATORYJNA</text:p>
          </table:table-cell>
          <table:table-cell table:number-columns-repeated="6"/>
        </table:table-row>
        <table:table-row table:style-name="ro1">
          <table:table-cell table:formula="of:=[.A2697]+1" office:value-type="float" office:value="3450" calcext:value-type="float">
            <text:p>3450</text:p>
          </table:table-cell>
          <table:table-cell office:value-type="float" office:value="590160508" calcext:value-type="float">
            <text:p>590160508</text:p>
          </table:table-cell>
          <table:table-cell office:value-type="string" calcext:value-type="string">
            <text:p>ILOŚĆ PAWILON IV FIZJOTERAPIA AMBULATORYJNA</text:p>
          </table:table-cell>
          <table:table-cell/>
          <table:table-cell office:value-type="string" calcext:value-type="string">
            <text:p>ILOŚĆ PAWILON IV FIZJOTERAPIA AMBULATORYJNA</text:p>
          </table:table-cell>
          <table:table-cell table:number-columns-repeated="6"/>
        </table:table-row>
        <table:table-row table:style-name="ro1">
          <table:table-cell table:formula="of:=[.A2698]+1" office:value-type="float" office:value="3451" calcext:value-type="float">
            <text:p>3451</text:p>
          </table:table-cell>
          <table:table-cell office:value-type="float" office:value="590160509" calcext:value-type="float">
            <text:p>590160509</text:p>
          </table:table-cell>
          <table:table-cell office:value-type="string" calcext:value-type="string">
            <text:p>ILOŚĆ PAWILON IV PORADNIA UZDROWISKOWA-UZDR.L.A</text:p>
          </table:table-cell>
          <table:table-cell/>
          <table:table-cell office:value-type="string" calcext:value-type="string">
            <text:p>ILOŚĆ PAWILON IV PORADNIA UZDROWISKOWA-UZDR.L.A</text:p>
          </table:table-cell>
          <table:table-cell table:number-columns-repeated="6"/>
        </table:table-row>
        <table:table-row table:style-name="ro1">
          <table:table-cell table:formula="of:=[.A2699]+1" office:value-type="float" office:value="3452" calcext:value-type="float">
            <text:p>3452</text:p>
          </table:table-cell>
          <table:table-cell office:value-type="float" office:value="590170101" calcext:value-type="float">
            <text:p>590170101</text:p>
          </table:table-cell>
          <table:table-cell office:value-type="string" calcext:value-type="string">
            <text:p>ILOŚĆ PAWILON 0 SZPITAL - REUMATOLOGIA</text:p>
          </table:table-cell>
          <table:table-cell/>
          <table:table-cell office:value-type="string" calcext:value-type="string">
            <text:p>ILOŚĆ PAWILON 0 SZPITAL - REUMATOLOGIA</text:p>
          </table:table-cell>
          <table:table-cell table:number-columns-repeated="6"/>
        </table:table-row>
        <table:table-row table:style-name="ro1">
          <table:table-cell table:formula="of:=[.A2700]+1" office:value-type="float" office:value="3453" calcext:value-type="float">
            <text:p>3453</text:p>
          </table:table-cell>
          <table:table-cell office:value-type="float" office:value="590170103" calcext:value-type="float">
            <text:p>590170103</text:p>
          </table:table-cell>
          <table:table-cell office:value-type="string" calcext:value-type="string">
            <text:p>ILOŚĆ PAWILON 0 SZPITAL - REHABILITACJA</text:p>
          </table:table-cell>
          <table:table-cell/>
          <table:table-cell office:value-type="string" calcext:value-type="string">
            <text:p>ILOŚĆ PAWILON 0 SZPITAL - REHABILITACJA</text:p>
          </table:table-cell>
          <table:table-cell table:number-columns-repeated="6"/>
        </table:table-row>
        <table:table-row table:style-name="ro1">
          <table:table-cell table:formula="of:=[.A2701]+1" office:value-type="float" office:value="3454" calcext:value-type="float">
            <text:p>3454</text:p>
          </table:table-cell>
          <table:table-cell office:value-type="float" office:value="590170301" calcext:value-type="float">
            <text:p>590170301</text:p>
          </table:table-cell>
          <table:table-cell office:value-type="string" calcext:value-type="string">
            <text:p>ILOŚĆ PAWILON 0 SANATORIUM-MODRZEW</text:p>
          </table:table-cell>
          <table:table-cell/>
          <table:table-cell office:value-type="string" calcext:value-type="string">
            <text:p>ILOŚĆ PAWILON 0 SANATORIUM-MODRZEW</text:p>
          </table:table-cell>
          <table:table-cell table:number-columns-repeated="6"/>
        </table:table-row>
        <table:table-row table:style-name="ro1">
          <table:table-cell table:formula="of:=[.A2702]+1" office:value-type="float" office:value="3455" calcext:value-type="float">
            <text:p>3455</text:p>
          </table:table-cell>
          <table:table-cell office:value-type="float" office:value="590170302" calcext:value-type="float">
            <text:p>590170302</text:p>
          </table:table-cell>
          <table:table-cell office:value-type="string" calcext:value-type="string">
            <text:p>ILOŚĆ PAWILON 0 SANATORIUM-MAGNOLIA</text:p>
          </table:table-cell>
          <table:table-cell/>
          <table:table-cell office:value-type="string" calcext:value-type="string">
            <text:p>ILOŚĆ PAWILON 0 SANATORIUM-MAGNOLIA</text:p>
          </table:table-cell>
          <table:table-cell table:number-columns-repeated="6"/>
        </table:table-row>
        <table:table-row table:style-name="ro1">
          <table:table-cell table:formula="of:=[.A2703]+1" office:value-type="float" office:value="3456" calcext:value-type="float">
            <text:p>3456</text:p>
          </table:table-cell>
          <table:table-cell office:value-type="float" office:value="590170303" calcext:value-type="float">
            <text:p>590170303</text:p>
          </table:table-cell>
          <table:table-cell office:value-type="string" calcext:value-type="string">
            <text:p>ILOŚĆ PAWILON 0 SANATORIUM-WRZOS</text:p>
          </table:table-cell>
          <table:table-cell/>
          <table:table-cell office:value-type="string" calcext:value-type="string">
            <text:p>ILOŚĆ PAWILON 0 SANATORIUM-WRZOS</text:p>
          </table:table-cell>
          <table:table-cell table:number-columns-repeated="6"/>
        </table:table-row>
        <table:table-row table:style-name="ro1">
          <table:table-cell table:formula="of:=[.A2704]+1" office:value-type="float" office:value="3457" calcext:value-type="float">
            <text:p>3457</text:p>
          </table:table-cell>
          <table:table-cell office:value-type="float" office:value="590170304" calcext:value-type="float">
            <text:p>590170304</text:p>
          </table:table-cell>
          <table:table-cell office:value-type="string" calcext:value-type="string">
            <text:p>ILOŚĆ PAWILON 0 SANATORIUM-KROKUS</text:p>
          </table:table-cell>
          <table:table-cell/>
          <table:table-cell office:value-type="string" calcext:value-type="string">
            <text:p>ILOŚĆ PAWILON 0 SANATORIUM-KROKUS</text:p>
          </table:table-cell>
          <table:table-cell table:number-columns-repeated="6"/>
        </table:table-row>
        <table:table-row table:style-name="ro1">
          <table:table-cell table:formula="of:=[.A2705]+1" office:value-type="float" office:value="3458" calcext:value-type="float">
            <text:p>3458</text:p>
          </table:table-cell>
          <table:table-cell office:value-type="float" office:value="590170305" calcext:value-type="float">
            <text:p>590170305</text:p>
          </table:table-cell>
          <table:table-cell office:value-type="string" calcext:value-type="string">
            <text:p>ILOŚĆ PAWILON 0 SANATORIUM-AZALIA</text:p>
          </table:table-cell>
          <table:table-cell/>
          <table:table-cell office:value-type="string" calcext:value-type="string">
            <text:p>ILOŚĆ PAWILON 0 SANATORIUM-AZALIA</text:p>
          </table:table-cell>
          <table:table-cell table:number-columns-repeated="6"/>
        </table:table-row>
        <table:table-row table:style-name="ro1">
          <table:table-cell table:formula="of:=[.A2706]+1" office:value-type="float" office:value="3459" calcext:value-type="float">
            <text:p>3459</text:p>
          </table:table-cell>
          <table:table-cell office:value-type="float" office:value="590170306" calcext:value-type="float">
            <text:p>590170306</text:p>
          </table:table-cell>
          <table:table-cell office:value-type="string" calcext:value-type="string">
            <text:p>ILOŚĆ PAWILON 0 SANATORIUM-JASMIN</text:p>
          </table:table-cell>
          <table:table-cell/>
          <table:table-cell office:value-type="string" calcext:value-type="string">
            <text:p>ILOŚĆ PAWILON 0 SANATORIUM-JASMIN</text:p>
          </table:table-cell>
          <table:table-cell table:number-columns-repeated="6"/>
        </table:table-row>
        <table:table-row table:style-name="ro1">
          <table:table-cell table:formula="of:=[.A2707]+1" office:value-type="float" office:value="3460" calcext:value-type="float">
            <text:p>3460</text:p>
          </table:table-cell>
          <table:table-cell office:value-type="float" office:value="590170307" calcext:value-type="float">
            <text:p>590170307</text:p>
          </table:table-cell>
          <table:table-cell office:value-type="string" calcext:value-type="string">
            <text:p>ILOŚĆ PAWILON 0 SANATORIUM-LIMBA</text:p>
          </table:table-cell>
          <table:table-cell/>
          <table:table-cell office:value-type="string" calcext:value-type="string">
            <text:p>ILOŚĆ PAWILON 0 SANATORIUM-LIMBA</text:p>
          </table:table-cell>
          <table:table-cell table:number-columns-repeated="6"/>
        </table:table-row>
        <table:table-row table:style-name="ro1">
          <table:table-cell table:formula="of:=[.A2708]+1" office:value-type="float" office:value="3461" calcext:value-type="float">
            <text:p>3461</text:p>
          </table:table-cell>
          <table:table-cell office:value-type="float" office:value="590170503" calcext:value-type="float">
            <text:p>590170503</text:p>
          </table:table-cell>
          <table:table-cell office:value-type="string" calcext:value-type="string">
            <text:p>ILOŚĆ PAWILON 0 PORADNIA AMBULATORYJNA</text:p>
          </table:table-cell>
          <table:table-cell/>
          <table:table-cell office:value-type="string" calcext:value-type="string">
            <text:p>ILOŚĆ PAWILON 0 PORADNIA AMBULATORYJNA</text:p>
          </table:table-cell>
          <table:table-cell table:number-columns-repeated="6"/>
        </table:table-row>
        <table:table-row table:style-name="ro1">
          <table:table-cell table:formula="of:=[.A2709]+1" office:value-type="float" office:value="3462" calcext:value-type="float">
            <text:p>3462</text:p>
          </table:table-cell>
          <table:table-cell office:value-type="float" office:value="590170508" calcext:value-type="float">
            <text:p>590170508</text:p>
          </table:table-cell>
          <table:table-cell office:value-type="string" calcext:value-type="string">
            <text:p>ILOŚĆ PAWILON 0 FIZJOTERAPIA AMBULATORYJNA</text:p>
          </table:table-cell>
          <table:table-cell/>
          <table:table-cell office:value-type="string" calcext:value-type="string">
            <text:p>ILOŚĆ PAWILON 0 FIZJOTERAPIA AMBULATORYJNA</text:p>
          </table:table-cell>
          <table:table-cell table:number-columns-repeated="6"/>
        </table:table-row>
        <table:table-row table:style-name="ro1">
          <table:table-cell table:formula="of:=[.A2710]+1" office:value-type="float" office:value="3463" calcext:value-type="float">
            <text:p>3463</text:p>
          </table:table-cell>
          <table:table-cell office:value-type="float" office:value="590170509" calcext:value-type="float">
            <text:p>590170509</text:p>
          </table:table-cell>
          <table:table-cell office:value-type="string" calcext:value-type="string">
            <text:p>ILOŚĆ PAWILON 0 PORADNIA UZDROWISKOWA-UZDR.L.A</text:p>
          </table:table-cell>
          <table:table-cell/>
          <table:table-cell office:value-type="string" calcext:value-type="string">
            <text:p>ILOŚĆ PAWILON 0 PORADNIA UZDROWISKOWA-UZDR.L.A</text:p>
          </table:table-cell>
          <table:table-cell table:number-columns-repeated="6"/>
        </table:table-row>
        <table:table-row table:style-name="ro1">
          <table:table-cell table:formula="of:=[.A2711]+1" office:value-type="float" office:value="3464" calcext:value-type="float">
            <text:p>3464</text:p>
          </table:table-cell>
          <table:table-cell office:value-type="float" office:value="590180501" calcext:value-type="float">
            <text:p>590180501</text:p>
          </table:table-cell>
          <table:table-cell office:value-type="string" calcext:value-type="string">
            <text:p>ILOŚĆ PORADY REHABILIT. PORADNIA REHABILITACYJNA</text:p>
          </table:table-cell>
          <table:table-cell/>
          <table:table-cell office:value-type="string" calcext:value-type="string">
            <text:p>ILOŚĆ PORADY REHABILIT. PORADNIA REHABILITACYJNA</text:p>
          </table:table-cell>
          <table:table-cell table:number-columns-repeated="6"/>
        </table:table-row>
        <table:table-row table:style-name="ro1">
          <table:table-cell table:formula="of:=[.A2712]+1" office:value-type="float" office:value="3465" calcext:value-type="float">
            <text:p>3465</text:p>
          </table:table-cell>
          <table:table-cell office:value-type="float" office:value="590190502" calcext:value-type="float">
            <text:p>590190502</text:p>
          </table:table-cell>
          <table:table-cell office:value-type="string" calcext:value-type="string">
            <text:p>ILOŚĆ POR.REUMAT. PORADNIA REUMATOLOGICZNA</text:p>
          </table:table-cell>
          <table:table-cell/>
          <table:table-cell office:value-type="string" calcext:value-type="string">
            <text:p>ILOŚĆ POR.REUMAT. PORADNIA REUMATOLOGICZNA</text:p>
          </table:table-cell>
          <table:table-cell table:number-columns-repeated="6"/>
        </table:table-row>
        <table:table-row table:style-name="ro1">
          <table:table-cell table:formula="of:=[.A2713]+1" office:value-type="float" office:value="3466" calcext:value-type="float">
            <text:p>3466</text:p>
          </table:table-cell>
          <table:table-cell office:value-type="float" office:value="590210504" calcext:value-type="float">
            <text:p>590210504</text:p>
          </table:table-cell>
          <table:table-cell office:value-type="string" calcext:value-type="string">
            <text:p>ILOŚĆ POR.MEDYCYNY PRACY PORADNIA MED.PRACY</text:p>
          </table:table-cell>
          <table:table-cell/>
          <table:table-cell office:value-type="string" calcext:value-type="string">
            <text:p>ILOŚĆ POR.MEDYCYNY PRACY PORADNIA MED.PRACY</text:p>
          </table:table-cell>
          <table:table-cell table:number-columns-repeated="6"/>
        </table:table-row>
        <table:table-row table:style-name="ro1">
          <table:table-cell table:formula="of:=[.A2714]+1" office:value-type="float" office:value="3467" calcext:value-type="float">
            <text:p>3467</text:p>
          </table:table-cell>
          <table:table-cell office:value-type="float" office:value="590220505" calcext:value-type="float">
            <text:p>590220505</text:p>
          </table:table-cell>
          <table:table-cell office:value-type="string" calcext:value-type="string">
            <text:p>ILOŚĆ POR.OTOLARYNG. PORADNIA OTOLARYNGOLOGICZNA</text:p>
          </table:table-cell>
          <table:table-cell/>
          <table:table-cell office:value-type="string" calcext:value-type="string">
            <text:p>ILOŚĆ POR.OTOLARYNG. PORADNIA OTOLARYNGOLOGICZNA</text:p>
          </table:table-cell>
          <table:table-cell table:number-columns-repeated="6"/>
        </table:table-row>
        <table:table-row table:style-name="ro1">
          <table:table-cell table:formula="of:=[.A2715]+1" office:value-type="float" office:value="3468" calcext:value-type="float">
            <text:p>3468</text:p>
          </table:table-cell>
          <table:table-cell office:value-type="float" office:value="590230101" calcext:value-type="float">
            <text:p>590230101</text:p>
          </table:table-cell>
          <table:table-cell office:value-type="string" calcext:value-type="string">
            <text:p>ILOŚĆ PRAC.RTG SZPITAL - REUMATOLOGIA</text:p>
          </table:table-cell>
          <table:table-cell/>
          <table:table-cell office:value-type="string" calcext:value-type="string">
            <text:p>ILOŚĆ PRAC.RTG SZPITAL - REUMATOLOGIA</text:p>
          </table:table-cell>
          <table:table-cell table:number-columns-repeated="6"/>
        </table:table-row>
        <table:table-row table:style-name="ro1">
          <table:table-cell table:formula="of:=[.A2716]+1" office:value-type="float" office:value="3469" calcext:value-type="float">
            <text:p>3469</text:p>
          </table:table-cell>
          <table:table-cell office:value-type="float" office:value="590230103" calcext:value-type="float">
            <text:p>590230103</text:p>
          </table:table-cell>
          <table:table-cell office:value-type="string" calcext:value-type="string">
            <text:p>ILOŚĆ PRAC.RTG SZPITAL - REHABILITACJA</text:p>
          </table:table-cell>
          <table:table-cell/>
          <table:table-cell office:value-type="string" calcext:value-type="string">
            <text:p>ILOŚĆ PRAC.RTG SZPITAL - REHABILITACJA</text:p>
          </table:table-cell>
          <table:table-cell table:number-columns-repeated="6"/>
        </table:table-row>
        <table:table-row table:style-name="ro1">
          <table:table-cell table:formula="of:=[.A2717]+1" office:value-type="float" office:value="3470" calcext:value-type="float">
            <text:p>3470</text:p>
          </table:table-cell>
          <table:table-cell office:value-type="float" office:value="590230201" calcext:value-type="float">
            <text:p>590230201</text:p>
          </table:table-cell>
          <table:table-cell office:value-type="string" calcext:value-type="string">
            <text:p>ILOŚĆ PRAC.RTG SANAT.DLA DZIECI</text:p>
          </table:table-cell>
          <table:table-cell/>
          <table:table-cell office:value-type="string" calcext:value-type="string">
            <text:p>ILOŚĆ PRAC.RTG SANAT.DLA DZIECI</text:p>
          </table:table-cell>
          <table:table-cell table:number-columns-repeated="6"/>
        </table:table-row>
        <table:table-row table:style-name="ro1">
          <table:table-cell table:formula="of:=[.A2718]+1" office:value-type="float" office:value="3471" calcext:value-type="float">
            <text:p>3471</text:p>
          </table:table-cell>
          <table:table-cell office:value-type="float" office:value="590230202" calcext:value-type="float">
            <text:p>590230202</text:p>
          </table:table-cell>
          <table:table-cell office:value-type="string" calcext:value-type="string">
            <text:p>ILOŚĆ PRAC.RTG PORADNIA REHAB.DLA DZIECI</text:p>
          </table:table-cell>
          <table:table-cell/>
          <table:table-cell office:value-type="string" calcext:value-type="string">
            <text:p>ILOŚĆ PRAC.RTG PORADNIA REHAB.DLA DZIECI</text:p>
          </table:table-cell>
          <table:table-cell table:number-columns-repeated="6"/>
        </table:table-row>
        <table:table-row table:style-name="ro1">
          <table:table-cell table:formula="of:=[.A2719]+1" office:value-type="float" office:value="3472" calcext:value-type="float">
            <text:p>3472</text:p>
          </table:table-cell>
          <table:table-cell office:value-type="float" office:value="590230205" calcext:value-type="float">
            <text:p>590230205</text:p>
          </table:table-cell>
          <table:table-cell office:value-type="string" calcext:value-type="string">
            <text:p>ILOŚĆ PRAC.RTG ODDZ.REHAB.DZIECI</text:p>
          </table:table-cell>
          <table:table-cell/>
          <table:table-cell office:value-type="string" calcext:value-type="string">
            <text:p>ILOŚĆ PRAC.RTG ODDZ.REHAB.DZIECI</text:p>
          </table:table-cell>
          <table:table-cell table:number-columns-repeated="6"/>
        </table:table-row>
        <table:table-row table:style-name="ro1">
          <table:table-cell table:formula="of:=[.A2720]+1" office:value-type="float" office:value="3473" calcext:value-type="float">
            <text:p>3473</text:p>
          </table:table-cell>
          <table:table-cell office:value-type="float" office:value="590230301" calcext:value-type="float">
            <text:p>590230301</text:p>
          </table:table-cell>
          <table:table-cell office:value-type="string" calcext:value-type="string">
            <text:p>ILOŚĆ PRAC.RTG SANATORIUM-MODRZEW</text:p>
          </table:table-cell>
          <table:table-cell/>
          <table:table-cell office:value-type="string" calcext:value-type="string">
            <text:p>ILOŚĆ PRAC.RTG SANATORIUM-MODRZEW</text:p>
          </table:table-cell>
          <table:table-cell table:number-columns-repeated="6"/>
        </table:table-row>
        <table:table-row table:style-name="ro1">
          <table:table-cell table:formula="of:=[.A2721]+1" office:value-type="float" office:value="3474" calcext:value-type="float">
            <text:p>3474</text:p>
          </table:table-cell>
          <table:table-cell office:value-type="float" office:value="590230302" calcext:value-type="float">
            <text:p>590230302</text:p>
          </table:table-cell>
          <table:table-cell office:value-type="string" calcext:value-type="string">
            <text:p>ILOŚĆ PRAC.RTG SANATORIUM-MAGNOLIA</text:p>
          </table:table-cell>
          <table:table-cell/>
          <table:table-cell office:value-type="string" calcext:value-type="string">
            <text:p>ILOŚĆ PRAC.RTG SANATORIUM-MAGNOLIA</text:p>
          </table:table-cell>
          <table:table-cell table:number-columns-repeated="6"/>
        </table:table-row>
        <table:table-row table:style-name="ro1">
          <table:table-cell table:formula="of:=[.A2722]+1" office:value-type="float" office:value="3475" calcext:value-type="float">
            <text:p>3475</text:p>
          </table:table-cell>
          <table:table-cell office:value-type="float" office:value="590230303" calcext:value-type="float">
            <text:p>590230303</text:p>
          </table:table-cell>
          <table:table-cell office:value-type="string" calcext:value-type="string">
            <text:p>ILOŚĆ PRAC.RTG SANATORIUM-WRZOS</text:p>
          </table:table-cell>
          <table:table-cell/>
          <table:table-cell office:value-type="string" calcext:value-type="string">
            <text:p>ILOŚĆ PRAC.RTG SANATORIUM-WRZOS</text:p>
          </table:table-cell>
          <table:table-cell table:number-columns-repeated="6"/>
        </table:table-row>
        <table:table-row table:style-name="ro1">
          <table:table-cell table:formula="of:=[.A2723]+1" office:value-type="float" office:value="3476" calcext:value-type="float">
            <text:p>3476</text:p>
          </table:table-cell>
          <table:table-cell office:value-type="float" office:value="590230305" calcext:value-type="float">
            <text:p>590230305</text:p>
          </table:table-cell>
          <table:table-cell office:value-type="string" calcext:value-type="string">
            <text:p>ILOŚĆ PRAC.RTG SANATORIUM-AZALIA</text:p>
          </table:table-cell>
          <table:table-cell/>
          <table:table-cell office:value-type="string" calcext:value-type="string">
            <text:p>ILOŚĆ PRAC.RTG SANATORIUM-AZALIA</text:p>
          </table:table-cell>
          <table:table-cell table:number-columns-repeated="6"/>
        </table:table-row>
        <table:table-row table:style-name="ro1">
          <table:table-cell table:formula="of:=[.A2724]+1" office:value-type="float" office:value="3477" calcext:value-type="float">
            <text:p>3477</text:p>
          </table:table-cell>
          <table:table-cell office:value-type="float" office:value="590230306" calcext:value-type="float">
            <text:p>590230306</text:p>
          </table:table-cell>
          <table:table-cell office:value-type="string" calcext:value-type="string">
            <text:p>ILOŚĆ PRAC.RTG SANATORIUM-JASMIN</text:p>
          </table:table-cell>
          <table:table-cell/>
          <table:table-cell office:value-type="string" calcext:value-type="string">
            <text:p>ILOŚĆ PRAC.RTG SANATORIUM-JASMIN</text:p>
          </table:table-cell>
          <table:table-cell table:number-columns-repeated="6"/>
        </table:table-row>
        <table:table-row table:style-name="ro1">
          <table:table-cell table:formula="of:=[.A2725]+1" office:value-type="float" office:value="3478" calcext:value-type="float">
            <text:p>3478</text:p>
          </table:table-cell>
          <table:table-cell office:value-type="float" office:value="590230307" calcext:value-type="float">
            <text:p>590230307</text:p>
          </table:table-cell>
          <table:table-cell office:value-type="string" calcext:value-type="string">
            <text:p>ILOŚĆ PRAC.RTG SANATORIUM-LIMBA</text:p>
          </table:table-cell>
          <table:table-cell/>
          <table:table-cell office:value-type="string" calcext:value-type="string">
            <text:p>ILOŚĆ PRAC.RTG SANATORIUM-LIMBA</text:p>
          </table:table-cell>
          <table:table-cell table:number-columns-repeated="6"/>
        </table:table-row>
        <table:table-row table:style-name="ro1">
          <table:table-cell table:formula="of:=[.A2726]+1" office:value-type="float" office:value="3479" calcext:value-type="float">
            <text:p>3479</text:p>
          </table:table-cell>
          <table:table-cell office:value-type="float" office:value="590230501" calcext:value-type="float">
            <text:p>590230501</text:p>
          </table:table-cell>
          <table:table-cell office:value-type="string" calcext:value-type="string">
            <text:p>ILOŚĆ PRAC.RTG PORADNIA REHABILITACYJNA</text:p>
          </table:table-cell>
          <table:table-cell/>
          <table:table-cell office:value-type="string" calcext:value-type="string">
            <text:p>ILOŚĆ PRAC.RTG PORADNIA REHABILITACYJNA</text:p>
          </table:table-cell>
          <table:table-cell table:number-columns-repeated="6"/>
        </table:table-row>
        <table:table-row table:style-name="ro1">
          <table:table-cell table:formula="of:=[.A2727]+1" office:value-type="float" office:value="3480" calcext:value-type="float">
            <text:p>3480</text:p>
          </table:table-cell>
          <table:table-cell office:value-type="float" office:value="590230502" calcext:value-type="float">
            <text:p>590230502</text:p>
          </table:table-cell>
          <table:table-cell office:value-type="string" calcext:value-type="string">
            <text:p>ILOŚĆ PRAC.RTG PORADNIA REUMATOLOGICZNA</text:p>
          </table:table-cell>
          <table:table-cell/>
          <table:table-cell office:value-type="string" calcext:value-type="string">
            <text:p>ILOŚĆ PRAC.RTG PORADNIA REUMATOLOGICZNA</text:p>
          </table:table-cell>
          <table:table-cell table:number-columns-repeated="6"/>
        </table:table-row>
        <table:table-row table:style-name="ro1">
          <table:table-cell table:formula="of:=[.A2728]+1" office:value-type="float" office:value="3481" calcext:value-type="float">
            <text:p>3481</text:p>
          </table:table-cell>
          <table:table-cell office:value-type="float" office:value="590230504" calcext:value-type="float">
            <text:p>590230504</text:p>
          </table:table-cell>
          <table:table-cell office:value-type="string" calcext:value-type="string">
            <text:p>ILOŚĆ PRAC.RTG PORADNIA MED.PRACY</text:p>
          </table:table-cell>
          <table:table-cell/>
          <table:table-cell office:value-type="string" calcext:value-type="string">
            <text:p>ILOŚĆ PRAC.RTG PORADNIA MED.PRACY</text:p>
          </table:table-cell>
          <table:table-cell table:number-columns-repeated="6"/>
        </table:table-row>
        <table:table-row table:style-name="ro1">
          <table:table-cell table:formula="of:=[.A2729]+1" office:value-type="float" office:value="3482" calcext:value-type="float">
            <text:p>3482</text:p>
          </table:table-cell>
          <table:table-cell office:value-type="float" office:value="590230601" calcext:value-type="float">
            <text:p>590230601</text:p>
          </table:table-cell>
          <table:table-cell office:value-type="string" calcext:value-type="string">
            <text:p>ILOŚĆ PRAC.RTG PRACOWNIA RTG</text:p>
          </table:table-cell>
          <table:table-cell/>
          <table:table-cell office:value-type="string" calcext:value-type="string">
            <text:p>ILOŚĆ PRAC.RTG PRACOWNIA RTG</text:p>
          </table:table-cell>
          <table:table-cell table:number-columns-repeated="6"/>
        </table:table-row>
        <table:table-row table:style-name="ro1">
          <table:table-cell table:formula="of:=[.A2730]+1" office:value-type="float" office:value="3483" calcext:value-type="float">
            <text:p>3483</text:p>
          </table:table-cell>
          <table:table-cell office:value-type="float" office:value="590250101" calcext:value-type="float">
            <text:p>590250101</text:p>
          </table:table-cell>
          <table:table-cell office:value-type="string" calcext:value-type="string">
            <text:p>ILOŚĆ PRAC.SPIROMETRII SZPITAL - REUMATOLOGIA</text:p>
          </table:table-cell>
          <table:table-cell/>
          <table:table-cell office:value-type="string" calcext:value-type="string">
            <text:p>ILOŚĆ PRAC.SPIROMETRII SZPITAL - REUMATOLOGIA</text:p>
          </table:table-cell>
          <table:table-cell table:number-columns-repeated="6"/>
        </table:table-row>
        <table:table-row table:style-name="ro1">
          <table:table-cell table:formula="of:=[.A2731]+1" office:value-type="float" office:value="3484" calcext:value-type="float">
            <text:p>3484</text:p>
          </table:table-cell>
          <table:table-cell office:value-type="float" office:value="590250103" calcext:value-type="float">
            <text:p>590250103</text:p>
          </table:table-cell>
          <table:table-cell office:value-type="string" calcext:value-type="string">
            <text:p>ILOŚĆ PRAC.SPIROMETRII SZPITAL - REHABILITACJA</text:p>
          </table:table-cell>
          <table:table-cell/>
          <table:table-cell office:value-type="string" calcext:value-type="string">
            <text:p>ILOŚĆ PRAC.SPIROMETRII SZPITAL - REHABILITACJA</text:p>
          </table:table-cell>
          <table:table-cell table:number-columns-repeated="6"/>
        </table:table-row>
        <table:table-row table:style-name="ro1">
          <table:table-cell table:formula="of:=[.A2732]+1" office:value-type="float" office:value="3485" calcext:value-type="float">
            <text:p>3485</text:p>
          </table:table-cell>
          <table:table-cell office:value-type="float" office:value="590250201" calcext:value-type="float">
            <text:p>590250201</text:p>
          </table:table-cell>
          <table:table-cell office:value-type="string" calcext:value-type="string">
            <text:p>ILOŚĆ PRAC.SPIROMETRII SANAT.DLA DZIECI</text:p>
          </table:table-cell>
          <table:table-cell/>
          <table:table-cell office:value-type="string" calcext:value-type="string">
            <text:p>ILOŚĆ PRAC.SPIROMETRII SANAT.DLA DZIECI</text:p>
          </table:table-cell>
          <table:table-cell table:number-columns-repeated="6"/>
        </table:table-row>
        <table:table-row table:style-name="ro1">
          <table:table-cell table:formula="of:=[.A2733]+1" office:value-type="float" office:value="3486" calcext:value-type="float">
            <text:p>3486</text:p>
          </table:table-cell>
          <table:table-cell office:value-type="float" office:value="590250205" calcext:value-type="float">
            <text:p>590250205</text:p>
          </table:table-cell>
          <table:table-cell office:value-type="string" calcext:value-type="string">
            <text:p>ILOŚĆ PRAC.SPIROMETRII ODDZ.REHAB.DZIECI</text:p>
          </table:table-cell>
          <table:table-cell/>
          <table:table-cell office:value-type="string" calcext:value-type="string">
            <text:p>ILOŚĆ PRAC.SPIROMETRII ODDZ.REHAB.DZIECI</text:p>
          </table:table-cell>
          <table:table-cell table:number-columns-repeated="6"/>
        </table:table-row>
        <table:table-row table:style-name="ro1">
          <table:table-cell table:formula="of:=[.A2734]+1" office:value-type="float" office:value="3487" calcext:value-type="float">
            <text:p>3487</text:p>
          </table:table-cell>
          <table:table-cell office:value-type="float" office:value="590250301" calcext:value-type="float">
            <text:p>590250301</text:p>
          </table:table-cell>
          <table:table-cell office:value-type="string" calcext:value-type="string">
            <text:p>ILOŚĆ PRAC.SPIROMETRII SANATORIUM-MODRZEW</text:p>
          </table:table-cell>
          <table:table-cell/>
          <table:table-cell office:value-type="string" calcext:value-type="string">
            <text:p>ILOŚĆ PRAC.SPIROMETRII SANATORIUM-MODRZEW</text:p>
          </table:table-cell>
          <table:table-cell table:number-columns-repeated="6"/>
        </table:table-row>
        <table:table-row table:style-name="ro1">
          <table:table-cell table:formula="of:=[.A2735]+1" office:value-type="float" office:value="3488" calcext:value-type="float">
            <text:p>3488</text:p>
          </table:table-cell>
          <table:table-cell office:value-type="float" office:value="590250302" calcext:value-type="float">
            <text:p>590250302</text:p>
          </table:table-cell>
          <table:table-cell office:value-type="string" calcext:value-type="string">
            <text:p>ILOŚĆ PRAC.SPIROMETRII SANATORIUM-MAGNOLIA</text:p>
          </table:table-cell>
          <table:table-cell/>
          <table:table-cell office:value-type="string" calcext:value-type="string">
            <text:p>ILOŚĆ PRAC.SPIROMETRII SANATORIUM-MAGNOLIA</text:p>
          </table:table-cell>
          <table:table-cell table:number-columns-repeated="6"/>
        </table:table-row>
        <table:table-row table:style-name="ro1">
          <table:table-cell table:formula="of:=[.A2736]+1" office:value-type="float" office:value="3489" calcext:value-type="float">
            <text:p>3489</text:p>
          </table:table-cell>
          <table:table-cell office:value-type="float" office:value="590250303" calcext:value-type="float">
            <text:p>590250303</text:p>
          </table:table-cell>
          <table:table-cell office:value-type="string" calcext:value-type="string">
            <text:p>ILOŚĆ PRAC.SPIROMETRII SANATORIUM-WRZOS</text:p>
          </table:table-cell>
          <table:table-cell/>
          <table:table-cell office:value-type="string" calcext:value-type="string">
            <text:p>ILOŚĆ PRAC.SPIROMETRII SANATORIUM-WRZOS</text:p>
          </table:table-cell>
          <table:table-cell table:number-columns-repeated="6"/>
        </table:table-row>
        <table:table-row table:style-name="ro1">
          <table:table-cell table:formula="of:=[.A2737]+1" office:value-type="float" office:value="3490" calcext:value-type="float">
            <text:p>3490</text:p>
          </table:table-cell>
          <table:table-cell office:value-type="float" office:value="590250305" calcext:value-type="float">
            <text:p>590250305</text:p>
          </table:table-cell>
          <table:table-cell office:value-type="string" calcext:value-type="string">
            <text:p>ILOŚĆ PRAC.SPIROMETRII SANATORIUM-AZALIA</text:p>
          </table:table-cell>
          <table:table-cell/>
          <table:table-cell office:value-type="string" calcext:value-type="string">
            <text:p>ILOŚĆ PRAC.SPIROMETRII SANATORIUM-AZALIA</text:p>
          </table:table-cell>
          <table:table-cell table:number-columns-repeated="6"/>
        </table:table-row>
        <table:table-row table:style-name="ro1">
          <table:table-cell table:formula="of:=[.A2738]+1" office:value-type="float" office:value="3491" calcext:value-type="float">
            <text:p>3491</text:p>
          </table:table-cell>
          <table:table-cell office:value-type="float" office:value="590250503" calcext:value-type="float">
            <text:p>590250503</text:p>
          </table:table-cell>
          <table:table-cell office:value-type="string" calcext:value-type="string">
            <text:p>ILOŚĆ PRAC.SPIROMETRII PORADNIA AMBULATORYJNA</text:p>
          </table:table-cell>
          <table:table-cell/>
          <table:table-cell office:value-type="string" calcext:value-type="string">
            <text:p>ILOŚĆ PRAC.SPIROMETRII PORADNIA AMBULATORYJNA</text:p>
          </table:table-cell>
          <table:table-cell table:number-columns-repeated="6"/>
        </table:table-row>
        <table:table-row table:style-name="ro1">
          <table:table-cell table:formula="of:=[.A2739]+1" office:value-type="float" office:value="3492" calcext:value-type="float">
            <text:p>3492</text:p>
          </table:table-cell>
          <table:table-cell office:value-type="float" office:value="590250504" calcext:value-type="float">
            <text:p>590250504</text:p>
          </table:table-cell>
          <table:table-cell office:value-type="string" calcext:value-type="string">
            <text:p>ILOŚĆ PRAC.SPIROMETRII PORADNIA MED.PRACY</text:p>
          </table:table-cell>
          <table:table-cell/>
          <table:table-cell office:value-type="string" calcext:value-type="string">
            <text:p>ILOŚĆ PRAC.SPIROMETRII PORADNIA MED.PRACY</text:p>
          </table:table-cell>
          <table:table-cell table:number-columns-repeated="6"/>
        </table:table-row>
        <table:table-row table:style-name="ro1">
          <table:table-cell table:formula="of:=[.A2740]+1" office:value-type="float" office:value="3493" calcext:value-type="float">
            <text:p>3493</text:p>
          </table:table-cell>
          <table:table-cell office:value-type="float" office:value="590250603" calcext:value-type="float">
            <text:p>590250603</text:p>
          </table:table-cell>
          <table:table-cell office:value-type="string" calcext:value-type="string">
            <text:p>ILOŚĆ PRAC.SPIROMETRII PRACOWNIA SPIROMETRII</text:p>
          </table:table-cell>
          <table:table-cell/>
          <table:table-cell office:value-type="string" calcext:value-type="string">
            <text:p>ILOŚĆ PRAC.SPIROMETRII PRACOWNIA SPIROMETRII</text:p>
          </table:table-cell>
          <table:table-cell table:number-columns-repeated="6"/>
        </table:table-row>
        <table:table-row table:style-name="ro1">
          <table:table-cell table:formula="of:=[.A2741]+1" office:value-type="float" office:value="3494" calcext:value-type="float">
            <text:p>3494</text:p>
          </table:table-cell>
          <table:table-cell office:value-type="float" office:value="590260101" calcext:value-type="float">
            <text:p>590260101</text:p>
          </table:table-cell>
          <table:table-cell office:value-type="string" calcext:value-type="string">
            <text:p>ILOŚĆ PRAC.OSCYLOMETRII SZPITAL - REUMATOLOGIA</text:p>
          </table:table-cell>
          <table:table-cell/>
          <table:table-cell office:value-type="string" calcext:value-type="string">
            <text:p>ILOŚĆ PRAC.OSCYLOMETRII SZPITAL - REUMATOLOGIA</text:p>
          </table:table-cell>
          <table:table-cell table:number-columns-repeated="6"/>
        </table:table-row>
        <table:table-row table:style-name="ro1">
          <table:table-cell table:formula="of:=[.A2742]+1" office:value-type="float" office:value="3495" calcext:value-type="float">
            <text:p>3495</text:p>
          </table:table-cell>
          <table:table-cell office:value-type="float" office:value="590260103" calcext:value-type="float">
            <text:p>590260103</text:p>
          </table:table-cell>
          <table:table-cell office:value-type="string" calcext:value-type="string">
            <text:p>ILOŚĆ PRAC.OSCYLOMETRII SZPITAL - REHABILITACJA</text:p>
          </table:table-cell>
          <table:table-cell/>
          <table:table-cell office:value-type="string" calcext:value-type="string">
            <text:p>ILOŚĆ PRAC.OSCYLOMETRII SZPITAL - REHABILITACJA</text:p>
          </table:table-cell>
          <table:table-cell table:number-columns-repeated="6"/>
        </table:table-row>
        <table:table-row table:style-name="ro1">
          <table:table-cell table:formula="of:=[.A2743]+1" office:value-type="float" office:value="3496" calcext:value-type="float">
            <text:p>3496</text:p>
          </table:table-cell>
          <table:table-cell office:value-type="float" office:value="590260302" calcext:value-type="float">
            <text:p>590260302</text:p>
          </table:table-cell>
          <table:table-cell office:value-type="string" calcext:value-type="string">
            <text:p>ILOŚĆ PRAC.OSCYLOMETRII SANATORIUM-MAGNOLIA</text:p>
          </table:table-cell>
          <table:table-cell/>
          <table:table-cell office:value-type="string" calcext:value-type="string">
            <text:p>ILOŚĆ PRAC.OSCYLOMETRII SANATORIUM-MAGNOLIA</text:p>
          </table:table-cell>
          <table:table-cell table:number-columns-repeated="6"/>
        </table:table-row>
        <table:table-row table:style-name="ro1">
          <table:table-cell table:formula="of:=[.A2744]+1" office:value-type="float" office:value="3497" calcext:value-type="float">
            <text:p>3497</text:p>
          </table:table-cell>
          <table:table-cell office:value-type="float" office:value="590260303" calcext:value-type="float">
            <text:p>590260303</text:p>
          </table:table-cell>
          <table:table-cell office:value-type="string" calcext:value-type="string">
            <text:p>ILOŚĆ PRAC.OSCYLOMETRII SANATORIUM-WRZOS</text:p>
          </table:table-cell>
          <table:table-cell/>
          <table:table-cell office:value-type="string" calcext:value-type="string">
            <text:p>ILOŚĆ PRAC.OSCYLOMETRII SANATORIUM-WRZOS</text:p>
          </table:table-cell>
          <table:table-cell table:number-columns-repeated="6"/>
        </table:table-row>
        <table:table-row table:style-name="ro1">
          <table:table-cell table:formula="of:=[.A2745]+1" office:value-type="float" office:value="3498" calcext:value-type="float">
            <text:p>3498</text:p>
          </table:table-cell>
          <table:table-cell office:value-type="float" office:value="590260305" calcext:value-type="float">
            <text:p>590260305</text:p>
          </table:table-cell>
          <table:table-cell office:value-type="string" calcext:value-type="string">
            <text:p>ILOŚĆ PRAC.OSCYLOMETRII SANATORIUM-AZALIA</text:p>
          </table:table-cell>
          <table:table-cell/>
          <table:table-cell office:value-type="string" calcext:value-type="string">
            <text:p>ILOŚĆ PRAC.OSCYLOMETRII SANATORIUM-AZALIA</text:p>
          </table:table-cell>
          <table:table-cell table:number-columns-repeated="6"/>
        </table:table-row>
        <table:table-row table:style-name="ro1">
          <table:table-cell table:formula="of:=[.A2746]+1" office:value-type="float" office:value="3499" calcext:value-type="float">
            <text:p>3499</text:p>
          </table:table-cell>
          <table:table-cell office:value-type="float" office:value="590260501" calcext:value-type="float">
            <text:p>590260501</text:p>
          </table:table-cell>
          <table:table-cell office:value-type="string" calcext:value-type="string">
            <text:p>ILOŚĆ PRAC.OSCYLOMETRII PORADNIA REHABILITACYJNA</text:p>
          </table:table-cell>
          <table:table-cell/>
          <table:table-cell office:value-type="string" calcext:value-type="string">
            <text:p>ILOŚĆ PRAC.OSCYLOMETRII PORADNIA REHABILITACYJNA</text:p>
          </table:table-cell>
          <table:table-cell table:number-columns-repeated="6"/>
        </table:table-row>
        <table:table-row table:style-name="ro1">
          <table:table-cell table:formula="of:=[.A2747]+1" office:value-type="float" office:value="3500" calcext:value-type="float">
            <text:p>3500</text:p>
          </table:table-cell>
          <table:table-cell office:value-type="float" office:value="590260604" calcext:value-type="float">
            <text:p>590260604</text:p>
          </table:table-cell>
          <table:table-cell office:value-type="string" calcext:value-type="string">
            <text:p>ILOŚĆ PRAC.OSCYLOMETRII PRACOWNIA OSCYLOMETRII</text:p>
          </table:table-cell>
          <table:table-cell/>
          <table:table-cell office:value-type="string" calcext:value-type="string">
            <text:p>ILOŚĆ PRAC.OSCYLOMETRII PRACOWNIA OSCYLOMETRII</text:p>
          </table:table-cell>
          <table:table-cell table:number-columns-repeated="6"/>
        </table:table-row>
        <table:table-row table:style-name="ro1">
          <table:table-cell table:formula="of:=[.A2748]+1" office:value-type="float" office:value="3501" calcext:value-type="float">
            <text:p>3501</text:p>
          </table:table-cell>
          <table:table-cell office:value-type="float" office:value="590270101" calcext:value-type="float">
            <text:p>590270101</text:p>
          </table:table-cell>
          <table:table-cell office:value-type="string" calcext:value-type="string">
            <text:p>ILOŚĆ LABOR.ANALIT. SZPITAL - REUMATOLOGIA</text:p>
          </table:table-cell>
          <table:table-cell/>
          <table:table-cell office:value-type="string" calcext:value-type="string">
            <text:p>ILOŚĆ LABOR.ANALIT. SZPITAL - REUMATOLOGIA</text:p>
          </table:table-cell>
          <table:table-cell table:number-columns-repeated="6"/>
        </table:table-row>
        <table:table-row table:style-name="ro1">
          <table:table-cell table:formula="of:=[.A2749]+1" office:value-type="float" office:value="3502" calcext:value-type="float">
            <text:p>3502</text:p>
          </table:table-cell>
          <table:table-cell office:value-type="float" office:value="590270103" calcext:value-type="float">
            <text:p>590270103</text:p>
          </table:table-cell>
          <table:table-cell office:value-type="string" calcext:value-type="string">
            <text:p>ILOŚĆ LABOR.ANALIT. SZPITAL - REHABILITACJA</text:p>
          </table:table-cell>
          <table:table-cell/>
          <table:table-cell office:value-type="string" calcext:value-type="string">
            <text:p>ILOŚĆ LABOR.ANALIT. SZPITAL - REHABILITACJA</text:p>
          </table:table-cell>
          <table:table-cell table:number-columns-repeated="6"/>
        </table:table-row>
        <table:table-row table:style-name="ro1">
          <table:table-cell table:formula="of:=[.A2750]+1" office:value-type="float" office:value="3503" calcext:value-type="float">
            <text:p>3503</text:p>
          </table:table-cell>
          <table:table-cell office:value-type="float" office:value="590270201" calcext:value-type="float">
            <text:p>590270201</text:p>
          </table:table-cell>
          <table:table-cell office:value-type="string" calcext:value-type="string">
            <text:p>ILOŚĆ LABOR.ANALIT. SANAT.DLA DZIECI</text:p>
          </table:table-cell>
          <table:table-cell/>
          <table:table-cell office:value-type="string" calcext:value-type="string">
            <text:p>ILOŚĆ LABOR.ANALIT. SANAT.DLA DZIECI</text:p>
          </table:table-cell>
          <table:table-cell table:number-columns-repeated="6"/>
        </table:table-row>
        <table:table-row table:style-name="ro1">
          <table:table-cell table:formula="of:=[.A2751]+1" office:value-type="float" office:value="3504" calcext:value-type="float">
            <text:p>3504</text:p>
          </table:table-cell>
          <table:table-cell office:value-type="float" office:value="590270205" calcext:value-type="float">
            <text:p>590270205</text:p>
          </table:table-cell>
          <table:table-cell office:value-type="string" calcext:value-type="string">
            <text:p>ILOŚĆ LABOR.ANALIT. ODDZ.REHAB.DZIECI</text:p>
          </table:table-cell>
          <table:table-cell/>
          <table:table-cell office:value-type="string" calcext:value-type="string">
            <text:p>ILOŚĆ LABOR.ANALIT. ODDZ.REHAB.DZIECI</text:p>
          </table:table-cell>
          <table:table-cell table:number-columns-repeated="6"/>
        </table:table-row>
        <table:table-row table:style-name="ro1">
          <table:table-cell table:formula="of:=[.A2752]+1" office:value-type="float" office:value="3505" calcext:value-type="float">
            <text:p>3505</text:p>
          </table:table-cell>
          <table:table-cell office:value-type="float" office:value="590270301" calcext:value-type="float">
            <text:p>590270301</text:p>
          </table:table-cell>
          <table:table-cell office:value-type="string" calcext:value-type="string">
            <text:p>ILOŚĆ LABOR.ANALIT. SANATORIUM-MODRZEW</text:p>
          </table:table-cell>
          <table:table-cell/>
          <table:table-cell office:value-type="string" calcext:value-type="string">
            <text:p>ILOŚĆ LABOR.ANALIT. SANATORIUM-MODRZEW</text:p>
          </table:table-cell>
          <table:table-cell table:number-columns-repeated="6"/>
        </table:table-row>
        <table:table-row table:style-name="ro1">
          <table:table-cell table:formula="of:=[.A2753]+1" office:value-type="float" office:value="3506" calcext:value-type="float">
            <text:p>3506</text:p>
          </table:table-cell>
          <table:table-cell office:value-type="float" office:value="590270302" calcext:value-type="float">
            <text:p>590270302</text:p>
          </table:table-cell>
          <table:table-cell office:value-type="string" calcext:value-type="string">
            <text:p>ILOŚĆ LABOR.ANALIT. SANATORIUM-MAGNOLIA</text:p>
          </table:table-cell>
          <table:table-cell/>
          <table:table-cell office:value-type="string" calcext:value-type="string">
            <text:p>ILOŚĆ LABOR.ANALIT. SANATORIUM-MAGNOLIA</text:p>
          </table:table-cell>
          <table:table-cell table:number-columns-repeated="6"/>
        </table:table-row>
        <table:table-row table:style-name="ro1">
          <table:table-cell table:formula="of:=[.A2754]+1" office:value-type="float" office:value="3507" calcext:value-type="float">
            <text:p>3507</text:p>
          </table:table-cell>
          <table:table-cell office:value-type="float" office:value="590270303" calcext:value-type="float">
            <text:p>590270303</text:p>
          </table:table-cell>
          <table:table-cell office:value-type="string" calcext:value-type="string">
            <text:p>ILOŚĆ LABOR.ANALIT. SANATORIUM-WRZOS</text:p>
          </table:table-cell>
          <table:table-cell/>
          <table:table-cell office:value-type="string" calcext:value-type="string">
            <text:p>ILOŚĆ LABOR.ANALIT. SANATORIUM-WRZOS</text:p>
          </table:table-cell>
          <table:table-cell table:number-columns-repeated="6"/>
        </table:table-row>
        <table:table-row table:style-name="ro1">
          <table:table-cell table:formula="of:=[.A2755]+1" office:value-type="float" office:value="3508" calcext:value-type="float">
            <text:p>3508</text:p>
          </table:table-cell>
          <table:table-cell office:value-type="float" office:value="590270304" calcext:value-type="float">
            <text:p>590270304</text:p>
          </table:table-cell>
          <table:table-cell office:value-type="string" calcext:value-type="string">
            <text:p>ILOŚĆ LABOR.ANALIT. SANATORIUM-KROKUS</text:p>
          </table:table-cell>
          <table:table-cell/>
          <table:table-cell office:value-type="string" calcext:value-type="string">
            <text:p>ILOŚĆ LABOR.ANALIT. SANATORIUM-KROKUS</text:p>
          </table:table-cell>
          <table:table-cell table:number-columns-repeated="6"/>
        </table:table-row>
        <table:table-row table:style-name="ro1">
          <table:table-cell table:formula="of:=[.A2756]+1" office:value-type="float" office:value="3509" calcext:value-type="float">
            <text:p>3509</text:p>
          </table:table-cell>
          <table:table-cell office:value-type="float" office:value="590270305" calcext:value-type="float">
            <text:p>590270305</text:p>
          </table:table-cell>
          <table:table-cell office:value-type="string" calcext:value-type="string">
            <text:p>ILOŚĆ LABOR.ANALIT. SANATORIUM-AZALIA</text:p>
          </table:table-cell>
          <table:table-cell/>
          <table:table-cell office:value-type="string" calcext:value-type="string">
            <text:p>ILOŚĆ LABOR.ANALIT. SANATORIUM-AZALIA</text:p>
          </table:table-cell>
          <table:table-cell table:number-columns-repeated="6"/>
        </table:table-row>
        <table:table-row table:style-name="ro1">
          <table:table-cell table:formula="of:=[.A2757]+1" office:value-type="float" office:value="3510" calcext:value-type="float">
            <text:p>3510</text:p>
          </table:table-cell>
          <table:table-cell office:value-type="float" office:value="590270307" calcext:value-type="float">
            <text:p>590270307</text:p>
          </table:table-cell>
          <table:table-cell office:value-type="string" calcext:value-type="string">
            <text:p>ILOŚĆ LABOR.ANALIT. SANATORIUM-LIMBA</text:p>
          </table:table-cell>
          <table:table-cell/>
          <table:table-cell office:value-type="string" calcext:value-type="string">
            <text:p>ILOŚĆ LABOR.ANALIT. SANATORIUM-LIMBA</text:p>
          </table:table-cell>
          <table:table-cell table:number-columns-repeated="6"/>
        </table:table-row>
        <table:table-row table:style-name="ro1">
          <table:table-cell table:formula="of:=[.A2758]+1" office:value-type="float" office:value="3511" calcext:value-type="float">
            <text:p>3511</text:p>
          </table:table-cell>
          <table:table-cell office:value-type="float" office:value="590270502" calcext:value-type="float">
            <text:p>590270502</text:p>
          </table:table-cell>
          <table:table-cell office:value-type="string" calcext:value-type="string">
            <text:p>ILOŚĆ LABOR.ANALIT. PORADNIA REUMATOLOGICZNA</text:p>
          </table:table-cell>
          <table:table-cell/>
          <table:table-cell office:value-type="string" calcext:value-type="string">
            <text:p>ILOŚĆ LABOR.ANALIT. PORADNIA REUMATOLOGICZNA</text:p>
          </table:table-cell>
          <table:table-cell table:number-columns-repeated="6"/>
        </table:table-row>
        <table:table-row table:style-name="ro1">
          <table:table-cell table:formula="of:=[.A2759]+1" office:value-type="float" office:value="3512" calcext:value-type="float">
            <text:p>3512</text:p>
          </table:table-cell>
          <table:table-cell office:value-type="float" office:value="590270504" calcext:value-type="float">
            <text:p>590270504</text:p>
          </table:table-cell>
          <table:table-cell office:value-type="string" calcext:value-type="string">
            <text:p>ILOŚĆ LABOR.ANALIT. PORADNIA MED.PRACY</text:p>
          </table:table-cell>
          <table:table-cell/>
          <table:table-cell office:value-type="string" calcext:value-type="string">
            <text:p>ILOŚĆ LABOR.ANALIT. PORADNIA MED.PRACY</text:p>
          </table:table-cell>
          <table:table-cell table:number-columns-repeated="6"/>
        </table:table-row>
        <table:table-row table:style-name="ro1">
          <table:table-cell table:formula="of:=[.A2760]+1" office:value-type="float" office:value="3513" calcext:value-type="float">
            <text:p>3513</text:p>
          </table:table-cell>
          <table:table-cell office:value-type="float" office:value="590270605" calcext:value-type="float">
            <text:p>590270605</text:p>
          </table:table-cell>
          <table:table-cell office:value-type="string" calcext:value-type="string">
            <text:p>ILOŚĆ LABOR.ANALIT. LABORATORIUM ANALITYCZNE</text:p>
          </table:table-cell>
          <table:table-cell/>
          <table:table-cell office:value-type="string" calcext:value-type="string">
            <text:p>ILOŚĆ LABOR.ANALIT. LABORATORIUM ANALITYCZNE</text:p>
          </table:table-cell>
          <table:table-cell table:number-columns-repeated="6"/>
        </table:table-row>
        <table:table-row table:style-name="ro1">
          <table:table-cell table:formula="of:=[.A2761]+1" office:value-type="float" office:value="3514" calcext:value-type="float">
            <text:p>3514</text:p>
          </table:table-cell>
          <table:table-cell office:value-type="float" office:value="590280101" calcext:value-type="float">
            <text:p>590280101</text:p>
          </table:table-cell>
          <table:table-cell office:value-type="string" calcext:value-type="string">
            <text:p>ILOŚĆ SALA GIMAST.W SZPITALU SZPITAL - REUMATOLOGIA</text:p>
          </table:table-cell>
          <table:table-cell/>
          <table:table-cell office:value-type="string" calcext:value-type="string">
            <text:p>ILOŚĆ SALA GIMAST.W SZPITALU SZPITAL - REUMATOLOGIA</text:p>
          </table:table-cell>
          <table:table-cell table:number-columns-repeated="6"/>
        </table:table-row>
        <table:table-row table:style-name="ro1">
          <table:table-cell table:formula="of:=[.A2762]+1" office:value-type="float" office:value="3515" calcext:value-type="float">
            <text:p>3515</text:p>
          </table:table-cell>
          <table:table-cell office:value-type="float" office:value="590280103" calcext:value-type="float">
            <text:p>590280103</text:p>
          </table:table-cell>
          <table:table-cell office:value-type="string" calcext:value-type="string">
            <text:p>ILOŚĆ SALA GIMAST.W SZPITALU SZPITAL - REHABILITACJA</text:p>
          </table:table-cell>
          <table:table-cell/>
          <table:table-cell office:value-type="string" calcext:value-type="string">
            <text:p>ILOŚĆ SALA GIMAST.W SZPITALU SZPITAL - REHABILITACJA</text:p>
          </table:table-cell>
          <table:table-cell table:number-columns-repeated="6"/>
        </table:table-row>
        <table:table-row table:style-name="ro1">
          <table:table-cell table:formula="of:=[.A2763]+1" office:value-type="float" office:value="3516" calcext:value-type="float">
            <text:p>3516</text:p>
          </table:table-cell>
          <table:table-cell office:value-type="float" office:value="590290101" calcext:value-type="float">
            <text:p>590290101</text:p>
          </table:table-cell>
          <table:table-cell office:value-type="string" calcext:value-type="string">
            <text:p>ILOŚĆ SALA GIMNAST.W SZPITALU P-KTY SZPITAL - REUMATOLOGI</text:p>
          </table:table-cell>
          <table:table-cell/>
          <table:table-cell office:value-type="string" calcext:value-type="string">
            <text:p>ILOŚĆ SALA GIMNAST.W SZPITALU P-KTY SZPITAL - REUMATOLOGI</text:p>
          </table:table-cell>
          <table:table-cell table:number-columns-repeated="6"/>
        </table:table-row>
        <table:table-row table:style-name="ro1">
          <table:table-cell table:formula="of:=[.A2764]+1" office:value-type="float" office:value="3517" calcext:value-type="float">
            <text:p>3517</text:p>
          </table:table-cell>
          <table:table-cell office:value-type="float" office:value="590290103" calcext:value-type="float">
            <text:p>590290103</text:p>
          </table:table-cell>
          <table:table-cell office:value-type="string" calcext:value-type="string">
            <text:p>ILOŚĆ SALA GIMNAST.W SZPITALU P-KTY SZPITAL - REHABILITAC</text:p>
          </table:table-cell>
          <table:table-cell/>
          <table:table-cell office:value-type="string" calcext:value-type="string">
            <text:p>ILOŚĆ SALA GIMNAST.W SZPITALU P-KTY SZPITAL - REHABILITAC</text:p>
          </table:table-cell>
          <table:table-cell table:number-columns-repeated="6"/>
        </table:table-row>
        <table:table-row table:style-name="ro1">
          <table:table-cell table:formula="of:=[.A2765]+1" office:value-type="float" office:value="3518" calcext:value-type="float">
            <text:p>3518</text:p>
          </table:table-cell>
          <table:table-cell office:value-type="float" office:value="590300503" calcext:value-type="float">
            <text:p>590300503</text:p>
          </table:table-cell>
          <table:table-cell office:value-type="string" calcext:value-type="string">
            <text:p>ILOŚĆ POR.AMBULATORYJNE PORADNIA AMBULATORYJNA</text:p>
          </table:table-cell>
          <table:table-cell/>
          <table:table-cell office:value-type="string" calcext:value-type="string">
            <text:p>ILOŚĆ POR.AMBULATORYJNE PORADNIA AMBULATORYJNA</text:p>
          </table:table-cell>
          <table:table-cell table:number-columns-repeated="6"/>
        </table:table-row>
        <table:table-row table:style-name="ro1">
          <table:table-cell table:formula="of:=[.A2766]+1" office:value-type="float" office:value="3519" calcext:value-type="float">
            <text:p>3519</text:p>
          </table:table-cell>
          <table:table-cell office:value-type="float" office:value="590310507" calcext:value-type="float">
            <text:p>590310507</text:p>
          </table:table-cell>
          <table:table-cell office:value-type="string" calcext:value-type="string">
            <text:p>ILOŚĆ PORADNIA UZDROWISKOWA</text:p>
          </table:table-cell>
          <table:table-cell/>
          <table:table-cell office:value-type="string" calcext:value-type="string">
            <text:p>ILOŚĆ PORADNIA UZDROWISKOWA</text:p>
          </table:table-cell>
          <table:table-cell table:number-columns-repeated="6"/>
        </table:table-row>
        <table:table-row table:style-name="ro1">
          <table:table-cell table:formula="of:=[.A2767]+1" office:value-type="float" office:value="3520" calcext:value-type="float">
            <text:p>3520</text:p>
          </table:table-cell>
          <table:table-cell office:value-type="float" office:value="590310509" calcext:value-type="float">
            <text:p>590310509</text:p>
          </table:table-cell>
          <table:table-cell office:value-type="string" calcext:value-type="string">
            <text:p>ILOŚĆ PORADNIA UZDROWISKOWA PORADNIA UZDROWISKOWA-UZDR.L.</text:p>
          </table:table-cell>
          <table:table-cell/>
          <table:table-cell office:value-type="string" calcext:value-type="string">
            <text:p>ILOŚĆ PORADNIA UZDROWISKOWA PORADNIA UZDROWISKOWA-UZDR.L.</text:p>
          </table:table-cell>
          <table:table-cell table:number-columns-repeated="6"/>
        </table:table-row>
        <table:table-row table:style-name="ro1">
          <table:table-cell table:formula="of:=[.A2768]+1" office:value-type="float" office:value="3521" calcext:value-type="float">
            <text:p>3521</text:p>
          </table:table-cell>
          <table:table-cell office:value-type="float" office:value="59032" calcext:value-type="float">
            <text:p>59032</text:p>
          </table:table-cell>
          <table:table-cell office:value-type="string" calcext:value-type="string">
            <text:p>ILOŚĆ LICZBA BADAŃ LABORAT.</text:p>
          </table:table-cell>
          <table:table-cell/>
          <table:table-cell office:value-type="string" calcext:value-type="string">
            <text:p>ILOŚĆ LICZBA BADAŃ LABORAT.</text:p>
          </table:table-cell>
          <table:table-cell table:number-columns-repeated="6"/>
        </table:table-row>
        <table:table-row table:style-name="ro1">
          <table:table-cell table:formula="of:=[.A2769]+1" office:value-type="float" office:value="3522" calcext:value-type="float">
            <text:p>3522</text:p>
          </table:table-cell>
          <table:table-cell office:value-type="float" office:value="59033" calcext:value-type="float">
            <text:p>59033</text:p>
          </table:table-cell>
          <table:table-cell office:value-type="string" calcext:value-type="string">
            <text:p>ILOŚĆ LICZBA WYKON.ZDJĘĆ RTG</text:p>
          </table:table-cell>
          <table:table-cell/>
          <table:table-cell office:value-type="string" calcext:value-type="string">
            <text:p>ILOŚĆ LICZBA WYKON.ZDJĘĆ RTG</text:p>
          </table:table-cell>
          <table:table-cell table:number-columns-repeated="6"/>
        </table:table-row>
        <table:table-row table:style-name="ro1">
          <table:table-cell table:formula="of:=[.A2770]+1" office:value-type="float" office:value="3523" calcext:value-type="float">
            <text:p>3523</text:p>
          </table:table-cell>
          <table:table-cell office:value-type="float" office:value="590340101" calcext:value-type="float">
            <text:p>590340101</text:p>
          </table:table-cell>
          <table:table-cell office:value-type="string" calcext:value-type="string">
            <text:p>ILOŚĆ PAWILON 0 - P-KTY SZPITAL - REUMATOLOGIA</text:p>
          </table:table-cell>
          <table:table-cell/>
          <table:table-cell office:value-type="string" calcext:value-type="string">
            <text:p>ILOŚĆ PAWILON 0 - P-KTY SZPITAL - REUMATOLOGIA</text:p>
          </table:table-cell>
          <table:table-cell table:number-columns-repeated="6"/>
        </table:table-row>
        <table:table-row table:style-name="ro1">
          <table:table-cell table:formula="of:=[.A2771]+1" office:value-type="float" office:value="3524" calcext:value-type="float">
            <text:p>3524</text:p>
          </table:table-cell>
          <table:table-cell office:value-type="float" office:value="590340103" calcext:value-type="float">
            <text:p>590340103</text:p>
          </table:table-cell>
          <table:table-cell office:value-type="string" calcext:value-type="string">
            <text:p>ILOŚĆ PAWILON 0 - P-KTY SZPITAL - REHABILITACJA</text:p>
          </table:table-cell>
          <table:table-cell/>
          <table:table-cell office:value-type="string" calcext:value-type="string">
            <text:p>ILOŚĆ PAWILON 0 - P-KTY SZPITAL - REHABILITACJA</text:p>
          </table:table-cell>
          <table:table-cell table:number-columns-repeated="6"/>
        </table:table-row>
        <table:table-row table:style-name="ro1">
          <table:table-cell table:formula="of:=[.A2772]+1" office:value-type="float" office:value="3525" calcext:value-type="float">
            <text:p>3525</text:p>
          </table:table-cell>
          <table:table-cell office:value-type="float" office:value="590340301" calcext:value-type="float">
            <text:p>590340301</text:p>
          </table:table-cell>
          <table:table-cell office:value-type="string" calcext:value-type="string">
            <text:p>ILOŚĆ PAWILON 0 - P-KTY SANATORIUM-MODRZEW</text:p>
          </table:table-cell>
          <table:table-cell/>
          <table:table-cell office:value-type="string" calcext:value-type="string">
            <text:p>ILOŚĆ PAWILON 0 - P-KTY SANATORIUM-MODRZEW</text:p>
          </table:table-cell>
          <table:table-cell table:number-columns-repeated="6"/>
        </table:table-row>
        <table:table-row table:style-name="ro1">
          <table:table-cell table:formula="of:=[.A2773]+1" office:value-type="float" office:value="3526" calcext:value-type="float">
            <text:p>3526</text:p>
          </table:table-cell>
          <table:table-cell office:value-type="float" office:value="590340302" calcext:value-type="float">
            <text:p>590340302</text:p>
          </table:table-cell>
          <table:table-cell office:value-type="string" calcext:value-type="string">
            <text:p>ILOŚĆ PAWILON 0 - P-KTY SANATORIUM-MAGNOLIA</text:p>
          </table:table-cell>
          <table:table-cell/>
          <table:table-cell office:value-type="string" calcext:value-type="string">
            <text:p>ILOŚĆ PAWILON 0 - P-KTY SANATORIUM-MAGNOLIA</text:p>
          </table:table-cell>
          <table:table-cell table:number-columns-repeated="6"/>
        </table:table-row>
        <table:table-row table:style-name="ro1">
          <table:table-cell table:formula="of:=[.A2774]+1" office:value-type="float" office:value="3527" calcext:value-type="float">
            <text:p>3527</text:p>
          </table:table-cell>
          <table:table-cell office:value-type="float" office:value="590340303" calcext:value-type="float">
            <text:p>590340303</text:p>
          </table:table-cell>
          <table:table-cell office:value-type="string" calcext:value-type="string">
            <text:p>ILOŚĆ PAWILON 0 - P-KTY SANATORIUM-WRZOS</text:p>
          </table:table-cell>
          <table:table-cell/>
          <table:table-cell office:value-type="string" calcext:value-type="string">
            <text:p>ILOŚĆ PAWILON 0 - P-KTY SANATORIUM-WRZOS</text:p>
          </table:table-cell>
          <table:table-cell table:number-columns-repeated="6"/>
        </table:table-row>
        <table:table-row table:style-name="ro1">
          <table:table-cell table:formula="of:=[.A2775]+1" office:value-type="float" office:value="3528" calcext:value-type="float">
            <text:p>3528</text:p>
          </table:table-cell>
          <table:table-cell office:value-type="float" office:value="590340304" calcext:value-type="float">
            <text:p>590340304</text:p>
          </table:table-cell>
          <table:table-cell office:value-type="string" calcext:value-type="string">
            <text:p>ILOŚĆ PAWILON 0 - P-KTY SANATORIUM-KROKUS</text:p>
          </table:table-cell>
          <table:table-cell/>
          <table:table-cell office:value-type="string" calcext:value-type="string">
            <text:p>ILOŚĆ PAWILON 0 - P-KTY SANATORIUM-KROKUS</text:p>
          </table:table-cell>
          <table:table-cell table:number-columns-repeated="6"/>
        </table:table-row>
        <table:table-row table:style-name="ro1">
          <table:table-cell table:formula="of:=[.A2776]+1" office:value-type="float" office:value="3529" calcext:value-type="float">
            <text:p>3529</text:p>
          </table:table-cell>
          <table:table-cell office:value-type="float" office:value="590340305" calcext:value-type="float">
            <text:p>590340305</text:p>
          </table:table-cell>
          <table:table-cell office:value-type="string" calcext:value-type="string">
            <text:p>ILOŚĆ PAWILON 0 - P-KTY SANATORIUM-AZALIA</text:p>
          </table:table-cell>
          <table:table-cell/>
          <table:table-cell office:value-type="string" calcext:value-type="string">
            <text:p>ILOŚĆ PAWILON 0 - P-KTY SANATORIUM-AZALIA</text:p>
          </table:table-cell>
          <table:table-cell table:number-columns-repeated="6"/>
        </table:table-row>
        <table:table-row table:style-name="ro1">
          <table:table-cell table:formula="of:=[.A2777]+1" office:value-type="float" office:value="3530" calcext:value-type="float">
            <text:p>3530</text:p>
          </table:table-cell>
          <table:table-cell office:value-type="float" office:value="590340306" calcext:value-type="float">
            <text:p>590340306</text:p>
          </table:table-cell>
          <table:table-cell office:value-type="string" calcext:value-type="string">
            <text:p>ILOŚĆ PAWILON 0 - P-KTY SANATORIUM-JASMIN</text:p>
          </table:table-cell>
          <table:table-cell/>
          <table:table-cell office:value-type="string" calcext:value-type="string">
            <text:p>ILOŚĆ PAWILON 0 - P-KTY SANATORIUM-JASMIN</text:p>
          </table:table-cell>
          <table:table-cell table:number-columns-repeated="6"/>
        </table:table-row>
        <table:table-row table:style-name="ro1">
          <table:table-cell table:formula="of:=[.A2778]+1" office:value-type="float" office:value="3531" calcext:value-type="float">
            <text:p>3531</text:p>
          </table:table-cell>
          <table:table-cell office:value-type="float" office:value="590340307" calcext:value-type="float">
            <text:p>590340307</text:p>
          </table:table-cell>
          <table:table-cell office:value-type="string" calcext:value-type="string">
            <text:p>ILOŚĆ PAWILON 0 - P-KTY SANATORIUM-LIMBA</text:p>
          </table:table-cell>
          <table:table-cell/>
          <table:table-cell office:value-type="string" calcext:value-type="string">
            <text:p>ILOŚĆ PAWILON 0 - P-KTY SANATORIUM-LIMBA</text:p>
          </table:table-cell>
          <table:table-cell table:number-columns-repeated="6"/>
        </table:table-row>
        <table:table-row table:style-name="ro1">
          <table:table-cell table:formula="of:=[.A2779]+1" office:value-type="float" office:value="3532" calcext:value-type="float">
            <text:p>3532</text:p>
          </table:table-cell>
          <table:table-cell office:value-type="float" office:value="590340503" calcext:value-type="float">
            <text:p>590340503</text:p>
          </table:table-cell>
          <table:table-cell office:value-type="string" calcext:value-type="string">
            <text:p>ILOŚĆ PAWILON 0 - P-KTY PORADNIA AMBULATORYJNA</text:p>
          </table:table-cell>
          <table:table-cell/>
          <table:table-cell office:value-type="string" calcext:value-type="string">
            <text:p>ILOŚĆ PAWILON 0 - P-KTY PORADNIA AMBULATORYJNA</text:p>
          </table:table-cell>
          <table:table-cell table:number-columns-repeated="6"/>
        </table:table-row>
        <table:table-row table:style-name="ro1">
          <table:table-cell table:formula="of:=[.A2780]+1" office:value-type="float" office:value="3533" calcext:value-type="float">
            <text:p>3533</text:p>
          </table:table-cell>
          <table:table-cell office:value-type="float" office:value="590340508" calcext:value-type="float">
            <text:p>590340508</text:p>
          </table:table-cell>
          <table:table-cell office:value-type="string" calcext:value-type="string">
            <text:p>ILOŚĆ PAWILON 0 - P-KTY FIZJOTERAPIA AMBULATORYJNA</text:p>
          </table:table-cell>
          <table:table-cell/>
          <table:table-cell office:value-type="string" calcext:value-type="string">
            <text:p>ILOŚĆ PAWILON 0 - P-KTY FIZJOTERAPIA AMBULATORYJNA</text:p>
          </table:table-cell>
          <table:table-cell table:number-columns-repeated="6"/>
        </table:table-row>
        <table:table-row table:style-name="ro1">
          <table:table-cell table:formula="of:=[.A2781]+1" office:value-type="float" office:value="3534" calcext:value-type="float">
            <text:p>3534</text:p>
          </table:table-cell>
          <table:table-cell office:value-type="float" office:value="590340509" calcext:value-type="float">
            <text:p>590340509</text:p>
          </table:table-cell>
          <table:table-cell office:value-type="string" calcext:value-type="string">
            <text:p>ILOŚĆ PAWILON 0 - P-KTY PORADNIA UZDROWISKOWA-UZDR.L.A</text:p>
          </table:table-cell>
          <table:table-cell/>
          <table:table-cell office:value-type="string" calcext:value-type="string">
            <text:p>ILOŚĆ PAWILON 0 - P-KTY PORADNIA UZDROWISKOWA-UZDR.L.A</text:p>
          </table:table-cell>
          <table:table-cell table:number-columns-repeated="6"/>
        </table:table-row>
        <table:table-row table:style-name="ro1">
          <table:table-cell table:formula="of:=[.A2782]+1" office:value-type="float" office:value="3535" calcext:value-type="float">
            <text:p>3535</text:p>
          </table:table-cell>
          <table:table-cell office:value-type="float" office:value="590350101" calcext:value-type="float">
            <text:p>590350101</text:p>
          </table:table-cell>
          <table:table-cell office:value-type="string" calcext:value-type="string">
            <text:p>ILOŚĆ PAWILON I - P-KTY SZPITAL - REUMATOLOGIA</text:p>
          </table:table-cell>
          <table:table-cell/>
          <table:table-cell office:value-type="string" calcext:value-type="string">
            <text:p>ILOŚĆ PAWILON I - P-KTY SZPITAL - REUMATOLOGIA</text:p>
          </table:table-cell>
          <table:table-cell table:number-columns-repeated="6"/>
        </table:table-row>
        <table:table-row table:style-name="ro1">
          <table:table-cell table:formula="of:=[.A2783]+1" office:value-type="float" office:value="3536" calcext:value-type="float">
            <text:p>3536</text:p>
          </table:table-cell>
          <table:table-cell office:value-type="float" office:value="590350103" calcext:value-type="float">
            <text:p>590350103</text:p>
          </table:table-cell>
          <table:table-cell office:value-type="string" calcext:value-type="string">
            <text:p>ILOŚĆ PAWILON I - P-KTY SZPITAL - REHABILITACJA</text:p>
          </table:table-cell>
          <table:table-cell/>
          <table:table-cell office:value-type="string" calcext:value-type="string">
            <text:p>ILOŚĆ PAWILON I - P-KTY SZPITAL - REHABILITACJA</text:p>
          </table:table-cell>
          <table:table-cell table:number-columns-repeated="6"/>
        </table:table-row>
        <table:table-row table:style-name="ro1">
          <table:table-cell table:formula="of:=[.A2784]+1" office:value-type="float" office:value="3537" calcext:value-type="float">
            <text:p>3537</text:p>
          </table:table-cell>
          <table:table-cell office:value-type="float" office:value="590350301" calcext:value-type="float">
            <text:p>590350301</text:p>
          </table:table-cell>
          <table:table-cell office:value-type="string" calcext:value-type="string">
            <text:p>ILOŚĆ PAWILON I - P-KTY SANATORIUM-MODRZEW</text:p>
          </table:table-cell>
          <table:table-cell/>
          <table:table-cell office:value-type="string" calcext:value-type="string">
            <text:p>ILOŚĆ PAWILON I - P-KTY SANATORIUM-MODRZEW</text:p>
          </table:table-cell>
          <table:table-cell table:number-columns-repeated="6"/>
        </table:table-row>
        <table:table-row table:style-name="ro1">
          <table:table-cell table:formula="of:=[.A2785]+1" office:value-type="float" office:value="3538" calcext:value-type="float">
            <text:p>3538</text:p>
          </table:table-cell>
          <table:table-cell office:value-type="float" office:value="590350302" calcext:value-type="float">
            <text:p>590350302</text:p>
          </table:table-cell>
          <table:table-cell office:value-type="string" calcext:value-type="string">
            <text:p>ILOŚĆ PAWILON I - P-KTY SANATORIUM-MAGNOLIA</text:p>
          </table:table-cell>
          <table:table-cell/>
          <table:table-cell office:value-type="string" calcext:value-type="string">
            <text:p>ILOŚĆ PAWILON I - P-KTY SANATORIUM-MAGNOLIA</text:p>
          </table:table-cell>
          <table:table-cell table:number-columns-repeated="6"/>
        </table:table-row>
        <table:table-row table:style-name="ro1">
          <table:table-cell table:formula="of:=[.A2786]+1" office:value-type="float" office:value="3539" calcext:value-type="float">
            <text:p>3539</text:p>
          </table:table-cell>
          <table:table-cell office:value-type="float" office:value="590350303" calcext:value-type="float">
            <text:p>590350303</text:p>
          </table:table-cell>
          <table:table-cell office:value-type="string" calcext:value-type="string">
            <text:p>ILOŚĆ PAWILON I - P-KTY SANATORIUM-WRZOS</text:p>
          </table:table-cell>
          <table:table-cell/>
          <table:table-cell office:value-type="string" calcext:value-type="string">
            <text:p>ILOŚĆ PAWILON I - P-KTY SANATORIUM-WRZOS</text:p>
          </table:table-cell>
          <table:table-cell table:number-columns-repeated="6"/>
        </table:table-row>
        <table:table-row table:style-name="ro1">
          <table:table-cell table:formula="of:=[.A2787]+1" office:value-type="float" office:value="3540" calcext:value-type="float">
            <text:p>3540</text:p>
          </table:table-cell>
          <table:table-cell office:value-type="float" office:value="590350304" calcext:value-type="float">
            <text:p>590350304</text:p>
          </table:table-cell>
          <table:table-cell office:value-type="string" calcext:value-type="string">
            <text:p>ILOŚĆ PAWILON I - P-KTY SANATORIUM-KROKUS</text:p>
          </table:table-cell>
          <table:table-cell/>
          <table:table-cell office:value-type="string" calcext:value-type="string">
            <text:p>ILOŚĆ PAWILON I - P-KTY SANATORIUM-KROKUS</text:p>
          </table:table-cell>
          <table:table-cell table:number-columns-repeated="6"/>
        </table:table-row>
        <table:table-row table:style-name="ro1">
          <table:table-cell table:formula="of:=[.A2788]+1" office:value-type="float" office:value="3541" calcext:value-type="float">
            <text:p>3541</text:p>
          </table:table-cell>
          <table:table-cell office:value-type="float" office:value="590350305" calcext:value-type="float">
            <text:p>590350305</text:p>
          </table:table-cell>
          <table:table-cell office:value-type="string" calcext:value-type="string">
            <text:p>ILOŚĆ PAWILON I - P-KTY SANATORIUM-AZALIA</text:p>
          </table:table-cell>
          <table:table-cell/>
          <table:table-cell office:value-type="string" calcext:value-type="string">
            <text:p>ILOŚĆ PAWILON I - P-KTY SANATORIUM-AZALIA</text:p>
          </table:table-cell>
          <table:table-cell table:number-columns-repeated="6"/>
        </table:table-row>
        <table:table-row table:style-name="ro1">
          <table:table-cell table:formula="of:=[.A2789]+1" office:value-type="float" office:value="3542" calcext:value-type="float">
            <text:p>3542</text:p>
          </table:table-cell>
          <table:table-cell office:value-type="float" office:value="590350306" calcext:value-type="float">
            <text:p>590350306</text:p>
          </table:table-cell>
          <table:table-cell office:value-type="string" calcext:value-type="string">
            <text:p>ILOŚĆ PAWILON I - P-KTY SANATORIUM-JASMIN</text:p>
          </table:table-cell>
          <table:table-cell/>
          <table:table-cell office:value-type="string" calcext:value-type="string">
            <text:p>ILOŚĆ PAWILON I - P-KTY SANATORIUM-JASMIN</text:p>
          </table:table-cell>
          <table:table-cell table:number-columns-repeated="6"/>
        </table:table-row>
        <table:table-row table:style-name="ro1">
          <table:table-cell table:formula="of:=[.A2790]+1" office:value-type="float" office:value="3543" calcext:value-type="float">
            <text:p>3543</text:p>
          </table:table-cell>
          <table:table-cell office:value-type="float" office:value="590350307" calcext:value-type="float">
            <text:p>590350307</text:p>
          </table:table-cell>
          <table:table-cell office:value-type="string" calcext:value-type="string">
            <text:p>ILOŚĆ PAWILON I - P-KTY SANATORIUM-LIMBA</text:p>
          </table:table-cell>
          <table:table-cell/>
          <table:table-cell office:value-type="string" calcext:value-type="string">
            <text:p>ILOŚĆ PAWILON I - P-KTY SANATORIUM-LIMBA</text:p>
          </table:table-cell>
          <table:table-cell table:number-columns-repeated="6"/>
        </table:table-row>
        <table:table-row table:style-name="ro1">
          <table:table-cell table:formula="of:=[.A2791]+1" office:value-type="float" office:value="3544" calcext:value-type="float">
            <text:p>3544</text:p>
          </table:table-cell>
          <table:table-cell office:value-type="float" office:value="590350401" calcext:value-type="float">
            <text:p>590350401</text:p>
          </table:table-cell>
          <table:table-cell office:value-type="string" calcext:value-type="string">
            <text:p>ILOŚĆ PAWILON I - P-KTY ZPL - PWILON I</text:p>
          </table:table-cell>
          <table:table-cell/>
          <table:table-cell office:value-type="string" calcext:value-type="string">
            <text:p>ILOŚĆ PAWILON I - P-KTY ZPL - PWILON I</text:p>
          </table:table-cell>
          <table:table-cell table:number-columns-repeated="6"/>
        </table:table-row>
        <table:table-row table:style-name="ro1">
          <table:table-cell table:formula="of:=[.A2792]+1" office:value-type="float" office:value="3545" calcext:value-type="float">
            <text:p>3545</text:p>
          </table:table-cell>
          <table:table-cell office:value-type="float" office:value="590350408" calcext:value-type="float">
            <text:p>590350408</text:p>
          </table:table-cell>
          <table:table-cell office:value-type="string" calcext:value-type="string">
            <text:p>ILOŚĆ PAWILON I - P-KTY ODNOWA BIOLOGICZNA</text:p>
          </table:table-cell>
          <table:table-cell/>
          <table:table-cell office:value-type="string" calcext:value-type="string">
            <text:p>ILOŚĆ PAWILON I - P-KTY ODNOWA BIOLOGICZNA</text:p>
          </table:table-cell>
          <table:table-cell table:number-columns-repeated="6"/>
        </table:table-row>
        <table:table-row table:style-name="ro1">
          <table:table-cell table:formula="of:=[.A2793]+1" office:value-type="float" office:value="3546" calcext:value-type="float">
            <text:p>3546</text:p>
          </table:table-cell>
          <table:table-cell office:value-type="float" office:value="590350503" calcext:value-type="float">
            <text:p>590350503</text:p>
          </table:table-cell>
          <table:table-cell office:value-type="string" calcext:value-type="string">
            <text:p>ILOŚĆ PAWILON I - P-KTY PORADNIA AMBULATORYJNA</text:p>
          </table:table-cell>
          <table:table-cell/>
          <table:table-cell office:value-type="string" calcext:value-type="string">
            <text:p>ILOŚĆ PAWILON I - P-KTY PORADNIA AMBULATORYJNA</text:p>
          </table:table-cell>
          <table:table-cell table:number-columns-repeated="6"/>
        </table:table-row>
        <table:table-row table:style-name="ro1">
          <table:table-cell table:formula="of:=[.A2794]+1" office:value-type="float" office:value="3547" calcext:value-type="float">
            <text:p>3547</text:p>
          </table:table-cell>
          <table:table-cell office:value-type="float" office:value="590350508" calcext:value-type="float">
            <text:p>590350508</text:p>
          </table:table-cell>
          <table:table-cell office:value-type="string" calcext:value-type="string">
            <text:p>ILOŚĆ PAWILON I - P-KTY FIZJOTERAPIA AMBULATORYJNA</text:p>
          </table:table-cell>
          <table:table-cell/>
          <table:table-cell office:value-type="string" calcext:value-type="string">
            <text:p>ILOŚĆ PAWILON I - P-KTY FIZJOTERAPIA AMBULATORYJNA</text:p>
          </table:table-cell>
          <table:table-cell table:number-columns-repeated="6"/>
        </table:table-row>
        <table:table-row table:style-name="ro1">
          <table:table-cell table:formula="of:=[.A2795]+1" office:value-type="float" office:value="3548" calcext:value-type="float">
            <text:p>3548</text:p>
          </table:table-cell>
          <table:table-cell office:value-type="float" office:value="590350509" calcext:value-type="float">
            <text:p>590350509</text:p>
          </table:table-cell>
          <table:table-cell office:value-type="string" calcext:value-type="string">
            <text:p>ILOŚĆ PAWILON I - P-KTY PORADNIA UZDROWISKOWA-UZDR.L.A</text:p>
          </table:table-cell>
          <table:table-cell/>
          <table:table-cell office:value-type="string" calcext:value-type="string">
            <text:p>ILOŚĆ PAWILON I - P-KTY PORADNIA UZDROWISKOWA-UZDR.L.A</text:p>
          </table:table-cell>
          <table:table-cell table:number-columns-repeated="6"/>
        </table:table-row>
        <table:table-row table:style-name="ro1">
          <table:table-cell table:formula="of:=[.A2796]+1" office:value-type="float" office:value="3549" calcext:value-type="float">
            <text:p>3549</text:p>
          </table:table-cell>
          <table:table-cell office:value-type="float" office:value="590360101" calcext:value-type="float">
            <text:p>590360101</text:p>
          </table:table-cell>
          <table:table-cell office:value-type="string" calcext:value-type="string">
            <text:p>ILOŚĆ PAWILON II - P-KTY SZPITAL - REUMATOLOGIA</text:p>
          </table:table-cell>
          <table:table-cell/>
          <table:table-cell office:value-type="string" calcext:value-type="string">
            <text:p>ILOŚĆ PAWILON II - P-KTY SZPITAL - REUMATOLOGIA</text:p>
          </table:table-cell>
          <table:table-cell table:number-columns-repeated="6"/>
        </table:table-row>
        <table:table-row table:style-name="ro1">
          <table:table-cell table:formula="of:=[.A2797]+1" office:value-type="float" office:value="3550" calcext:value-type="float">
            <text:p>3550</text:p>
          </table:table-cell>
          <table:table-cell office:value-type="float" office:value="590360103" calcext:value-type="float">
            <text:p>590360103</text:p>
          </table:table-cell>
          <table:table-cell office:value-type="string" calcext:value-type="string">
            <text:p>ILOŚĆ PAWILON II - P-KTY SZPITAL - REHABILITACJA</text:p>
          </table:table-cell>
          <table:table-cell/>
          <table:table-cell office:value-type="string" calcext:value-type="string">
            <text:p>ILOŚĆ PAWILON II - P-KTY SZPITAL - REHABILITACJA</text:p>
          </table:table-cell>
          <table:table-cell table:number-columns-repeated="6"/>
        </table:table-row>
        <table:table-row table:style-name="ro1">
          <table:table-cell table:formula="of:=[.A2798]+1" office:value-type="float" office:value="3551" calcext:value-type="float">
            <text:p>3551</text:p>
          </table:table-cell>
          <table:table-cell office:value-type="float" office:value="590360301" calcext:value-type="float">
            <text:p>590360301</text:p>
          </table:table-cell>
          <table:table-cell office:value-type="string" calcext:value-type="string">
            <text:p>ILOŚĆ PAWILON II - P-KTY SANATORIUM-MODRZEW</text:p>
          </table:table-cell>
          <table:table-cell/>
          <table:table-cell office:value-type="string" calcext:value-type="string">
            <text:p>ILOŚĆ PAWILON II - P-KTY SANATORIUM-MODRZEW</text:p>
          </table:table-cell>
          <table:table-cell table:number-columns-repeated="6"/>
        </table:table-row>
        <table:table-row table:style-name="ro1">
          <table:table-cell table:formula="of:=[.A2799]+1" office:value-type="float" office:value="3552" calcext:value-type="float">
            <text:p>3552</text:p>
          </table:table-cell>
          <table:table-cell office:value-type="float" office:value="590360302" calcext:value-type="float">
            <text:p>590360302</text:p>
          </table:table-cell>
          <table:table-cell office:value-type="string" calcext:value-type="string">
            <text:p>ILOŚĆ PAWILON II - P-KTY SANATORIUM-MAGNOLIA</text:p>
          </table:table-cell>
          <table:table-cell/>
          <table:table-cell office:value-type="string" calcext:value-type="string">
            <text:p>ILOŚĆ PAWILON II - P-KTY SANATORIUM-MAGNOLIA</text:p>
          </table:table-cell>
          <table:table-cell table:number-columns-repeated="6"/>
        </table:table-row>
        <table:table-row table:style-name="ro1">
          <table:table-cell table:formula="of:=[.A2800]+1" office:value-type="float" office:value="3553" calcext:value-type="float">
            <text:p>3553</text:p>
          </table:table-cell>
          <table:table-cell office:value-type="float" office:value="590360303" calcext:value-type="float">
            <text:p>590360303</text:p>
          </table:table-cell>
          <table:table-cell office:value-type="string" calcext:value-type="string">
            <text:p>ILOŚĆ PAWILON II - P-KTY SANATORIUM-WRZOS</text:p>
          </table:table-cell>
          <table:table-cell/>
          <table:table-cell office:value-type="string" calcext:value-type="string">
            <text:p>ILOŚĆ PAWILON II - P-KTY SANATORIUM-WRZOS</text:p>
          </table:table-cell>
          <table:table-cell table:number-columns-repeated="6"/>
        </table:table-row>
        <table:table-row table:style-name="ro1">
          <table:table-cell table:formula="of:=[.A2801]+1" office:value-type="float" office:value="3554" calcext:value-type="float">
            <text:p>3554</text:p>
          </table:table-cell>
          <table:table-cell office:value-type="float" office:value="590360304" calcext:value-type="float">
            <text:p>590360304</text:p>
          </table:table-cell>
          <table:table-cell office:value-type="string" calcext:value-type="string">
            <text:p>ILOŚĆ PAWILON II - P-KTY SANATORIUM-KROKUS</text:p>
          </table:table-cell>
          <table:table-cell/>
          <table:table-cell office:value-type="string" calcext:value-type="string">
            <text:p>ILOŚĆ PAWILON II - P-KTY SANATORIUM-KROKUS</text:p>
          </table:table-cell>
          <table:table-cell table:number-columns-repeated="6"/>
        </table:table-row>
        <table:table-row table:style-name="ro1">
          <table:table-cell table:formula="of:=[.A2802]+1" office:value-type="float" office:value="3555" calcext:value-type="float">
            <text:p>3555</text:p>
          </table:table-cell>
          <table:table-cell office:value-type="float" office:value="590360305" calcext:value-type="float">
            <text:p>590360305</text:p>
          </table:table-cell>
          <table:table-cell office:value-type="string" calcext:value-type="string">
            <text:p>ILOŚĆ PAWILON II - P-KTY SANATORIUM-AZALIA</text:p>
          </table:table-cell>
          <table:table-cell/>
          <table:table-cell office:value-type="string" calcext:value-type="string">
            <text:p>ILOŚĆ PAWILON II - P-KTY SANATORIUM-AZALIA</text:p>
          </table:table-cell>
          <table:table-cell table:number-columns-repeated="6"/>
        </table:table-row>
        <table:table-row table:style-name="ro1">
          <table:table-cell table:formula="of:=[.A2803]+1" office:value-type="float" office:value="3556" calcext:value-type="float">
            <text:p>3556</text:p>
          </table:table-cell>
          <table:table-cell office:value-type="float" office:value="590360306" calcext:value-type="float">
            <text:p>590360306</text:p>
          </table:table-cell>
          <table:table-cell office:value-type="string" calcext:value-type="string">
            <text:p>ILOŚĆ PAWILON II - P-KTY SANATORIUM-JASMIN</text:p>
          </table:table-cell>
          <table:table-cell/>
          <table:table-cell office:value-type="string" calcext:value-type="string">
            <text:p>ILOŚĆ PAWILON II - P-KTY SANATORIUM-JASMIN</text:p>
          </table:table-cell>
          <table:table-cell table:number-columns-repeated="6"/>
        </table:table-row>
        <table:table-row table:style-name="ro1">
          <table:table-cell table:formula="of:=[.A2804]+1" office:value-type="float" office:value="3557" calcext:value-type="float">
            <text:p>3557</text:p>
          </table:table-cell>
          <table:table-cell office:value-type="float" office:value="590360307" calcext:value-type="float">
            <text:p>590360307</text:p>
          </table:table-cell>
          <table:table-cell office:value-type="string" calcext:value-type="string">
            <text:p>ILOŚĆ PAWILON II - P-KTY SANATORIUM-LIMBA</text:p>
          </table:table-cell>
          <table:table-cell/>
          <table:table-cell office:value-type="string" calcext:value-type="string">
            <text:p>ILOŚĆ PAWILON II - P-KTY SANATORIUM-LIMBA</text:p>
          </table:table-cell>
          <table:table-cell table:number-columns-repeated="6"/>
        </table:table-row>
        <table:table-row table:style-name="ro1">
          <table:table-cell table:formula="of:=[.A2805]+1" office:value-type="float" office:value="3558" calcext:value-type="float">
            <text:p>3558</text:p>
          </table:table-cell>
          <table:table-cell office:value-type="float" office:value="590360503" calcext:value-type="float">
            <text:p>590360503</text:p>
          </table:table-cell>
          <table:table-cell office:value-type="string" calcext:value-type="string">
            <text:p>ILOŚĆ PAWILON II - P-KTY PORADNIA AMBULATORYJNA</text:p>
          </table:table-cell>
          <table:table-cell/>
          <table:table-cell office:value-type="string" calcext:value-type="string">
            <text:p>ILOŚĆ PAWILON II - P-KTY PORADNIA AMBULATORYJNA</text:p>
          </table:table-cell>
          <table:table-cell table:number-columns-repeated="6"/>
        </table:table-row>
        <table:table-row table:style-name="ro1">
          <table:table-cell table:formula="of:=[.A2806]+1" office:value-type="float" office:value="3559" calcext:value-type="float">
            <text:p>3559</text:p>
          </table:table-cell>
          <table:table-cell office:value-type="float" office:value="590360508" calcext:value-type="float">
            <text:p>590360508</text:p>
          </table:table-cell>
          <table:table-cell office:value-type="string" calcext:value-type="string">
            <text:p>ILOŚĆ PAWILON II - P-KTY FIZJOTERAPIA AMBULATORYJNA</text:p>
          </table:table-cell>
          <table:table-cell/>
          <table:table-cell office:value-type="string" calcext:value-type="string">
            <text:p>ILOŚĆ PAWILON II - P-KTY FIZJOTERAPIA AMBULATORYJNA</text:p>
          </table:table-cell>
          <table:table-cell table:number-columns-repeated="6"/>
        </table:table-row>
        <table:table-row table:style-name="ro1">
          <table:table-cell table:formula="of:=[.A2807]+1" office:value-type="float" office:value="3560" calcext:value-type="float">
            <text:p>3560</text:p>
          </table:table-cell>
          <table:table-cell office:value-type="float" office:value="590360509" calcext:value-type="float">
            <text:p>590360509</text:p>
          </table:table-cell>
          <table:table-cell office:value-type="string" calcext:value-type="string">
            <text:p>ILOŚĆ PAWILON II - P-KTY PORADNIA UZDROWISKOWA-UZDR.L.A</text:p>
          </table:table-cell>
          <table:table-cell/>
          <table:table-cell office:value-type="string" calcext:value-type="string">
            <text:p>ILOŚĆ PAWILON II - P-KTY PORADNIA UZDROWISKOWA-UZDR.L.A</text:p>
          </table:table-cell>
          <table:table-cell table:number-columns-repeated="6"/>
        </table:table-row>
        <table:table-row table:style-name="ro1">
          <table:table-cell table:formula="of:=[.A2808]+1" office:value-type="float" office:value="3561" calcext:value-type="float">
            <text:p>3561</text:p>
          </table:table-cell>
          <table:table-cell office:value-type="float" office:value="590370101" calcext:value-type="float">
            <text:p>590370101</text:p>
          </table:table-cell>
          <table:table-cell office:value-type="string" calcext:value-type="string">
            <text:p>ILOŚĆ PAWILON III - P-KTY SZPITAL - REUMATOLOGIA</text:p>
          </table:table-cell>
          <table:table-cell/>
          <table:table-cell office:value-type="string" calcext:value-type="string">
            <text:p>ILOŚĆ PAWILON III - P-KTY SZPITAL - REUMATOLOGIA</text:p>
          </table:table-cell>
          <table:table-cell table:number-columns-repeated="6"/>
        </table:table-row>
        <table:table-row table:style-name="ro1">
          <table:table-cell table:formula="of:=[.A2809]+1" office:value-type="float" office:value="3562" calcext:value-type="float">
            <text:p>3562</text:p>
          </table:table-cell>
          <table:table-cell office:value-type="float" office:value="590370103" calcext:value-type="float">
            <text:p>590370103</text:p>
          </table:table-cell>
          <table:table-cell office:value-type="string" calcext:value-type="string">
            <text:p>ILOŚĆ PAWILON III - P-KTY SZPITAL - REHABILITACJA</text:p>
          </table:table-cell>
          <table:table-cell/>
          <table:table-cell office:value-type="string" calcext:value-type="string">
            <text:p>ILOŚĆ PAWILON III - P-KTY SZPITAL - REHABILITACJA</text:p>
          </table:table-cell>
          <table:table-cell table:number-columns-repeated="6"/>
        </table:table-row>
        <table:table-row table:style-name="ro1">
          <table:table-cell table:formula="of:=[.A2810]+1" office:value-type="float" office:value="3563" calcext:value-type="float">
            <text:p>3563</text:p>
          </table:table-cell>
          <table:table-cell office:value-type="float" office:value="590370301" calcext:value-type="float">
            <text:p>590370301</text:p>
          </table:table-cell>
          <table:table-cell office:value-type="string" calcext:value-type="string">
            <text:p>ILOŚĆ PAWILON III - P-KTY SANATORIUM-MODRZEW</text:p>
          </table:table-cell>
          <table:table-cell/>
          <table:table-cell office:value-type="string" calcext:value-type="string">
            <text:p>ILOŚĆ PAWILON III - P-KTY SANATORIUM-MODRZEW</text:p>
          </table:table-cell>
          <table:table-cell table:number-columns-repeated="6"/>
        </table:table-row>
        <table:table-row table:style-name="ro1">
          <table:table-cell table:formula="of:=[.A2811]+1" office:value-type="float" office:value="3564" calcext:value-type="float">
            <text:p>3564</text:p>
          </table:table-cell>
          <table:table-cell office:value-type="float" office:value="590370302" calcext:value-type="float">
            <text:p>590370302</text:p>
          </table:table-cell>
          <table:table-cell office:value-type="string" calcext:value-type="string">
            <text:p>ILOŚĆ PAWILON III - P-KTY SANATORIUM-MAGNOLIA</text:p>
          </table:table-cell>
          <table:table-cell/>
          <table:table-cell office:value-type="string" calcext:value-type="string">
            <text:p>ILOŚĆ PAWILON III - P-KTY SANATORIUM-MAGNOLIA</text:p>
          </table:table-cell>
          <table:table-cell table:number-columns-repeated="6"/>
        </table:table-row>
        <table:table-row table:style-name="ro1">
          <table:table-cell table:formula="of:=[.A2812]+1" office:value-type="float" office:value="3565" calcext:value-type="float">
            <text:p>3565</text:p>
          </table:table-cell>
          <table:table-cell office:value-type="float" office:value="590370303" calcext:value-type="float">
            <text:p>590370303</text:p>
          </table:table-cell>
          <table:table-cell office:value-type="string" calcext:value-type="string">
            <text:p>ILOŚĆ PAWILON III - P-KTY SANATORIUM-WRZOS</text:p>
          </table:table-cell>
          <table:table-cell/>
          <table:table-cell office:value-type="string" calcext:value-type="string">
            <text:p>ILOŚĆ PAWILON III - P-KTY SANATORIUM-WRZOS</text:p>
          </table:table-cell>
          <table:table-cell table:number-columns-repeated="6"/>
        </table:table-row>
        <table:table-row table:style-name="ro1">
          <table:table-cell table:formula="of:=[.A2813]+1" office:value-type="float" office:value="3566" calcext:value-type="float">
            <text:p>3566</text:p>
          </table:table-cell>
          <table:table-cell office:value-type="float" office:value="590370304" calcext:value-type="float">
            <text:p>590370304</text:p>
          </table:table-cell>
          <table:table-cell office:value-type="string" calcext:value-type="string">
            <text:p>ILOŚĆ PAWILON III - P-KTY SANATORIUM-KROKUS</text:p>
          </table:table-cell>
          <table:table-cell/>
          <table:table-cell office:value-type="string" calcext:value-type="string">
            <text:p>ILOŚĆ PAWILON III - P-KTY SANATORIUM-KROKUS</text:p>
          </table:table-cell>
          <table:table-cell table:number-columns-repeated="6"/>
        </table:table-row>
        <table:table-row table:style-name="ro1">
          <table:table-cell table:formula="of:=[.A2814]+1" office:value-type="float" office:value="3567" calcext:value-type="float">
            <text:p>3567</text:p>
          </table:table-cell>
          <table:table-cell office:value-type="float" office:value="590370305" calcext:value-type="float">
            <text:p>590370305</text:p>
          </table:table-cell>
          <table:table-cell office:value-type="string" calcext:value-type="string">
            <text:p>ILOŚĆ PAWILON III - P-KTY SANATORIUM-AZALIA</text:p>
          </table:table-cell>
          <table:table-cell/>
          <table:table-cell office:value-type="string" calcext:value-type="string">
            <text:p>ILOŚĆ PAWILON III - P-KTY SANATORIUM-AZALIA</text:p>
          </table:table-cell>
          <table:table-cell table:number-columns-repeated="6"/>
        </table:table-row>
        <table:table-row table:style-name="ro1">
          <table:table-cell table:formula="of:=[.A2815]+1" office:value-type="float" office:value="3568" calcext:value-type="float">
            <text:p>3568</text:p>
          </table:table-cell>
          <table:table-cell office:value-type="float" office:value="590370306" calcext:value-type="float">
            <text:p>590370306</text:p>
          </table:table-cell>
          <table:table-cell office:value-type="string" calcext:value-type="string">
            <text:p>ILOŚĆ PAWILON III - P-KTY SANATORIUM-JASMIN</text:p>
          </table:table-cell>
          <table:table-cell/>
          <table:table-cell office:value-type="string" calcext:value-type="string">
            <text:p>ILOŚĆ PAWILON III - P-KTY SANATORIUM-JASMIN</text:p>
          </table:table-cell>
          <table:table-cell table:number-columns-repeated="6"/>
        </table:table-row>
        <table:table-row table:style-name="ro1">
          <table:table-cell table:formula="of:=[.A2816]+1" office:value-type="float" office:value="3569" calcext:value-type="float">
            <text:p>3569</text:p>
          </table:table-cell>
          <table:table-cell office:value-type="float" office:value="590370307" calcext:value-type="float">
            <text:p>590370307</text:p>
          </table:table-cell>
          <table:table-cell office:value-type="string" calcext:value-type="string">
            <text:p>ILOŚĆ PAWILON III - P-KTY SANATORIUM-LIMBA</text:p>
          </table:table-cell>
          <table:table-cell/>
          <table:table-cell office:value-type="string" calcext:value-type="string">
            <text:p>ILOŚĆ PAWILON III - P-KTY SANATORIUM-LIMBA</text:p>
          </table:table-cell>
          <table:table-cell table:number-columns-repeated="6"/>
        </table:table-row>
        <table:table-row table:style-name="ro1">
          <table:table-cell table:formula="of:=[.A2817]+1" office:value-type="float" office:value="3570" calcext:value-type="float">
            <text:p>3570</text:p>
          </table:table-cell>
          <table:table-cell office:value-type="float" office:value="590370503" calcext:value-type="float">
            <text:p>590370503</text:p>
          </table:table-cell>
          <table:table-cell office:value-type="string" calcext:value-type="string">
            <text:p>ILOŚĆ PAWILON III - P-KTY PORADNIA AMBULATORYJNA</text:p>
          </table:table-cell>
          <table:table-cell/>
          <table:table-cell office:value-type="string" calcext:value-type="string">
            <text:p>ILOŚĆ PAWILON III - P-KTY PORADNIA AMBULATORYJNA</text:p>
          </table:table-cell>
          <table:table-cell table:number-columns-repeated="6"/>
        </table:table-row>
        <table:table-row table:style-name="ro1">
          <table:table-cell table:formula="of:=[.A2818]+1" office:value-type="float" office:value="3571" calcext:value-type="float">
            <text:p>3571</text:p>
          </table:table-cell>
          <table:table-cell office:value-type="float" office:value="590370508" calcext:value-type="float">
            <text:p>590370508</text:p>
          </table:table-cell>
          <table:table-cell office:value-type="string" calcext:value-type="string">
            <text:p>ILOŚĆ PAWILON III - P-KTY FIZJOTERAPIA AMBULATORYJNA</text:p>
          </table:table-cell>
          <table:table-cell/>
          <table:table-cell office:value-type="string" calcext:value-type="string">
            <text:p>ILOŚĆ PAWILON III - P-KTY FIZJOTERAPIA AMBULATORYJNA</text:p>
          </table:table-cell>
          <table:table-cell table:number-columns-repeated="6"/>
        </table:table-row>
        <table:table-row table:style-name="ro1">
          <table:table-cell table:formula="of:=[.A2819]+1" office:value-type="float" office:value="3572" calcext:value-type="float">
            <text:p>3572</text:p>
          </table:table-cell>
          <table:table-cell office:value-type="float" office:value="590370509" calcext:value-type="float">
            <text:p>590370509</text:p>
          </table:table-cell>
          <table:table-cell office:value-type="string" calcext:value-type="string">
            <text:p>ILOŚĆ PAWILON III - P-KTY PORADNIA UZDROWISKOWA-UZDR.L.A</text:p>
          </table:table-cell>
          <table:table-cell/>
          <table:table-cell office:value-type="string" calcext:value-type="string">
            <text:p>ILOŚĆ PAWILON III - P-KTY PORADNIA UZDROWISKOWA-UZDR.L.A</text:p>
          </table:table-cell>
          <table:table-cell table:number-columns-repeated="6"/>
        </table:table-row>
        <table:table-row table:style-name="ro1">
          <table:table-cell table:formula="of:=[.A2820]+1" office:value-type="float" office:value="3573" calcext:value-type="float">
            <text:p>3573</text:p>
          </table:table-cell>
          <table:table-cell office:value-type="float" office:value="590380101" calcext:value-type="float">
            <text:p>590380101</text:p>
          </table:table-cell>
          <table:table-cell office:value-type="string" calcext:value-type="string">
            <text:p>ILOŚĆ PAWILON IV - P-KTY SZPITAL - REUMATOLOGIA</text:p>
          </table:table-cell>
          <table:table-cell/>
          <table:table-cell office:value-type="string" calcext:value-type="string">
            <text:p>ILOŚĆ PAWILON IV - P-KTY SZPITAL - REUMATOLOGIA</text:p>
          </table:table-cell>
          <table:table-cell table:number-columns-repeated="6"/>
        </table:table-row>
        <table:table-row table:style-name="ro1">
          <table:table-cell table:formula="of:=[.A2821]+1" office:value-type="float" office:value="3574" calcext:value-type="float">
            <text:p>3574</text:p>
          </table:table-cell>
          <table:table-cell office:value-type="float" office:value="590380103" calcext:value-type="float">
            <text:p>590380103</text:p>
          </table:table-cell>
          <table:table-cell office:value-type="string" calcext:value-type="string">
            <text:p>ILOŚĆ PAWILON IV - P-KTY SZPITAL - REHABILITACJA</text:p>
          </table:table-cell>
          <table:table-cell/>
          <table:table-cell office:value-type="string" calcext:value-type="string">
            <text:p>ILOŚĆ PAWILON IV - P-KTY SZPITAL - REHABILITACJA</text:p>
          </table:table-cell>
          <table:table-cell table:number-columns-repeated="6"/>
        </table:table-row>
        <table:table-row table:style-name="ro1">
          <table:table-cell table:formula="of:=[.A2822]+1" office:value-type="float" office:value="3575" calcext:value-type="float">
            <text:p>3575</text:p>
          </table:table-cell>
          <table:table-cell office:value-type="float" office:value="590380301" calcext:value-type="float">
            <text:p>590380301</text:p>
          </table:table-cell>
          <table:table-cell office:value-type="string" calcext:value-type="string">
            <text:p>ILOŚĆ PAWILON IV - P-KTY SANATORIUM-MODRZEW</text:p>
          </table:table-cell>
          <table:table-cell/>
          <table:table-cell office:value-type="string" calcext:value-type="string">
            <text:p>ILOŚĆ PAWILON IV - P-KTY SANATORIUM-MODRZEW</text:p>
          </table:table-cell>
          <table:table-cell table:number-columns-repeated="6"/>
        </table:table-row>
        <table:table-row table:style-name="ro1">
          <table:table-cell table:formula="of:=[.A2823]+1" office:value-type="float" office:value="3576" calcext:value-type="float">
            <text:p>3576</text:p>
          </table:table-cell>
          <table:table-cell office:value-type="float" office:value="590380302" calcext:value-type="float">
            <text:p>590380302</text:p>
          </table:table-cell>
          <table:table-cell office:value-type="string" calcext:value-type="string">
            <text:p>ILOŚĆ PAWILON IV - P-KTY SANATORIUM-MAGNOLIA</text:p>
          </table:table-cell>
          <table:table-cell/>
          <table:table-cell office:value-type="string" calcext:value-type="string">
            <text:p>ILOŚĆ PAWILON IV - P-KTY SANATORIUM-MAGNOLIA</text:p>
          </table:table-cell>
          <table:table-cell table:number-columns-repeated="6"/>
        </table:table-row>
        <table:table-row table:style-name="ro1">
          <table:table-cell table:formula="of:=[.A2824]+1" office:value-type="float" office:value="3577" calcext:value-type="float">
            <text:p>3577</text:p>
          </table:table-cell>
          <table:table-cell office:value-type="float" office:value="590380303" calcext:value-type="float">
            <text:p>590380303</text:p>
          </table:table-cell>
          <table:table-cell office:value-type="string" calcext:value-type="string">
            <text:p>ILOŚĆ PAWILON IV - P-KTY SANATORIUM-WRZOS</text:p>
          </table:table-cell>
          <table:table-cell/>
          <table:table-cell office:value-type="string" calcext:value-type="string">
            <text:p>ILOŚĆ PAWILON IV - P-KTY SANATORIUM-WRZOS</text:p>
          </table:table-cell>
          <table:table-cell table:number-columns-repeated="6"/>
        </table:table-row>
        <table:table-row table:style-name="ro1">
          <table:table-cell table:formula="of:=[.A2825]+1" office:value-type="float" office:value="3578" calcext:value-type="float">
            <text:p>3578</text:p>
          </table:table-cell>
          <table:table-cell office:value-type="float" office:value="590380304" calcext:value-type="float">
            <text:p>590380304</text:p>
          </table:table-cell>
          <table:table-cell office:value-type="string" calcext:value-type="string">
            <text:p>ILOŚĆ PAWILON IV - P-KTY SANATORIUM-KROKUS</text:p>
          </table:table-cell>
          <table:table-cell/>
          <table:table-cell office:value-type="string" calcext:value-type="string">
            <text:p>ILOŚĆ PAWILON IV - P-KTY SANATORIUM-KROKUS</text:p>
          </table:table-cell>
          <table:table-cell table:number-columns-repeated="6"/>
        </table:table-row>
        <table:table-row table:style-name="ro1">
          <table:table-cell table:formula="of:=[.A2826]+1" office:value-type="float" office:value="3579" calcext:value-type="float">
            <text:p>3579</text:p>
          </table:table-cell>
          <table:table-cell office:value-type="float" office:value="590380305" calcext:value-type="float">
            <text:p>590380305</text:p>
          </table:table-cell>
          <table:table-cell office:value-type="string" calcext:value-type="string">
            <text:p>ILOŚĆ PAWILON IV - P-KTY SANATORIUM-AZALIA</text:p>
          </table:table-cell>
          <table:table-cell/>
          <table:table-cell office:value-type="string" calcext:value-type="string">
            <text:p>ILOŚĆ PAWILON IV - P-KTY SANATORIUM-AZALIA</text:p>
          </table:table-cell>
          <table:table-cell table:number-columns-repeated="6"/>
        </table:table-row>
        <table:table-row table:style-name="ro1">
          <table:table-cell table:formula="of:=[.A2827]+1" office:value-type="float" office:value="3580" calcext:value-type="float">
            <text:p>3580</text:p>
          </table:table-cell>
          <table:table-cell office:value-type="float" office:value="590380306" calcext:value-type="float">
            <text:p>590380306</text:p>
          </table:table-cell>
          <table:table-cell office:value-type="string" calcext:value-type="string">
            <text:p>ILOŚĆ PAWILON IV - P-KTY SANATORIUM-JASMIN</text:p>
          </table:table-cell>
          <table:table-cell/>
          <table:table-cell office:value-type="string" calcext:value-type="string">
            <text:p>ILOŚĆ PAWILON IV - P-KTY SANATORIUM-JASMIN</text:p>
          </table:table-cell>
          <table:table-cell table:number-columns-repeated="6"/>
        </table:table-row>
        <table:table-row table:style-name="ro1">
          <table:table-cell table:formula="of:=[.A2828]+1" office:value-type="float" office:value="3581" calcext:value-type="float">
            <text:p>3581</text:p>
          </table:table-cell>
          <table:table-cell office:value-type="float" office:value="590380307" calcext:value-type="float">
            <text:p>590380307</text:p>
          </table:table-cell>
          <table:table-cell office:value-type="string" calcext:value-type="string">
            <text:p>ILOŚĆ PAWILON IV - P-KTY SANATORIUM-LIMBA</text:p>
          </table:table-cell>
          <table:table-cell/>
          <table:table-cell office:value-type="string" calcext:value-type="string">
            <text:p>ILOŚĆ PAWILON IV - P-KTY SANATORIUM-LIMBA</text:p>
          </table:table-cell>
          <table:table-cell table:number-columns-repeated="6"/>
        </table:table-row>
        <table:table-row table:style-name="ro1">
          <table:table-cell table:formula="of:=[.A2829]+1" office:value-type="float" office:value="3582" calcext:value-type="float">
            <text:p>3582</text:p>
          </table:table-cell>
          <table:table-cell office:value-type="float" office:value="590380503" calcext:value-type="float">
            <text:p>590380503</text:p>
          </table:table-cell>
          <table:table-cell office:value-type="string" calcext:value-type="string">
            <text:p>ILOŚĆ PAWILON IV - P-KTY PORADNIA AMBULATORYJNA</text:p>
          </table:table-cell>
          <table:table-cell/>
          <table:table-cell office:value-type="string" calcext:value-type="string">
            <text:p>ILOŚĆ PAWILON IV - P-KTY PORADNIA AMBULATORYJNA</text:p>
          </table:table-cell>
          <table:table-cell table:number-columns-repeated="6"/>
        </table:table-row>
        <table:table-row table:style-name="ro1">
          <table:table-cell table:formula="of:=[.A2830]+1" office:value-type="float" office:value="3583" calcext:value-type="float">
            <text:p>3583</text:p>
          </table:table-cell>
          <table:table-cell office:value-type="float" office:value="590380508" calcext:value-type="float">
            <text:p>590380508</text:p>
          </table:table-cell>
          <table:table-cell office:value-type="string" calcext:value-type="string">
            <text:p>ILOŚĆ PAWILON IV - P-KTY FIZJOTERAPIA AMBULATORYJNA</text:p>
          </table:table-cell>
          <table:table-cell/>
          <table:table-cell office:value-type="string" calcext:value-type="string">
            <text:p>ILOŚĆ PAWILON IV - P-KTY FIZJOTERAPIA AMBULATORYJNA</text:p>
          </table:table-cell>
          <table:table-cell table:number-columns-repeated="6"/>
        </table:table-row>
        <table:table-row table:style-name="ro1">
          <table:table-cell table:formula="of:=[.A2831]+1" office:value-type="float" office:value="3584" calcext:value-type="float">
            <text:p>3584</text:p>
          </table:table-cell>
          <table:table-cell office:value-type="float" office:value="590380509" calcext:value-type="float">
            <text:p>590380509</text:p>
          </table:table-cell>
          <table:table-cell office:value-type="string" calcext:value-type="string">
            <text:p>ILOŚĆ PAWILON IV - P-KTY PORADNIA UZDROWISKOWA-UZDR.L.A</text:p>
          </table:table-cell>
          <table:table-cell/>
          <table:table-cell office:value-type="string" calcext:value-type="string">
            <text:p>ILOŚĆ PAWILON IV - P-KTY PORADNIA UZDROWISKOWA-UZDR.L.A</text:p>
          </table:table-cell>
          <table:table-cell table:number-columns-repeated="6"/>
        </table:table-row>
        <table:table-row table:style-name="ro1">
          <table:table-cell table:formula="of:=[.A2832]+1" office:value-type="float" office:value="3585" calcext:value-type="float">
            <text:p>3585</text:p>
          </table:table-cell>
          <table:table-cell office:value-type="float" office:value="590390202" calcext:value-type="float">
            <text:p>590390202</text:p>
          </table:table-cell>
          <table:table-cell office:value-type="string" calcext:value-type="string">
            <text:p>ILOŚĆ POR.REHAB.DLA DZIECI PORADNIA REHAB.DLA DZIECI</text:p>
          </table:table-cell>
          <table:table-cell/>
          <table:table-cell office:value-type="string" calcext:value-type="string">
            <text:p>ILOŚĆ POR.REHAB.DLA DZIECI PORADNIA REHAB.DLA DZIECI</text:p>
          </table:table-cell>
          <table:table-cell table:number-columns-repeated="6"/>
        </table:table-row>
        <table:table-row table:style-name="ro1">
          <table:table-cell table:formula="of:=[.A2833]+1" office:value-type="float" office:value="3586" calcext:value-type="float">
            <text:p>3586</text:p>
          </table:table-cell>
          <table:table-cell office:value-type="float" office:value="590410201" calcext:value-type="float">
            <text:p>590410201</text:p>
          </table:table-cell>
          <table:table-cell office:value-type="string" calcext:value-type="string">
            <text:p>ILOŚĆ KINEZYTER.DZIECI SANAT.DLA DZIECI</text:p>
          </table:table-cell>
          <table:table-cell/>
          <table:table-cell office:value-type="string" calcext:value-type="string">
            <text:p>ILOŚĆ KINEZYTER.DZIECI SANAT.DLA DZIECI</text:p>
          </table:table-cell>
          <table:table-cell table:number-columns-repeated="6"/>
        </table:table-row>
        <table:table-row table:style-name="ro1">
          <table:table-cell table:formula="of:=[.A2834]+1" office:value-type="float" office:value="3587" calcext:value-type="float">
            <text:p>3587</text:p>
          </table:table-cell>
          <table:table-cell office:value-type="float" office:value="590410202" calcext:value-type="float">
            <text:p>590410202</text:p>
          </table:table-cell>
          <table:table-cell office:value-type="string" calcext:value-type="string">
            <text:p>ILOŚĆ KINEZYTER.DZIECI PORADNIA REHAB.DLA DZIECI</text:p>
          </table:table-cell>
          <table:table-cell/>
          <table:table-cell office:value-type="string" calcext:value-type="string">
            <text:p>ILOŚĆ KINEZYTER.DZIECI PORADNIA REHAB.DLA DZIECI</text:p>
          </table:table-cell>
          <table:table-cell table:number-columns-repeated="6"/>
        </table:table-row>
        <table:table-row table:style-name="ro1">
          <table:table-cell table:formula="of:=[.A2835]+1" office:value-type="float" office:value="3588" calcext:value-type="float">
            <text:p>3588</text:p>
          </table:table-cell>
          <table:table-cell office:value-type="float" office:value="590410205" calcext:value-type="float">
            <text:p>590410205</text:p>
          </table:table-cell>
          <table:table-cell office:value-type="string" calcext:value-type="string">
            <text:p>ILOŚĆ KINEZYTER.DZIECI ODDZ.REHAB.DZIECI</text:p>
          </table:table-cell>
          <table:table-cell/>
          <table:table-cell office:value-type="string" calcext:value-type="string">
            <text:p>ILOŚĆ KINEZYTER.DZIECI ODDZ.REHAB.DZIECI</text:p>
          </table:table-cell>
          <table:table-cell table:number-columns-repeated="6"/>
        </table:table-row>
        <table:table-row table:style-name="ro1">
          <table:table-cell table:formula="of:=[.A2836]+1" office:value-type="float" office:value="3589" calcext:value-type="float">
            <text:p>3589</text:p>
          </table:table-cell>
          <table:table-cell office:value-type="float" office:value="590410208" calcext:value-type="float">
            <text:p>590410208</text:p>
          </table:table-cell>
          <table:table-cell office:value-type="string" calcext:value-type="string">
            <text:p>ILOŚĆ KINEZYTER.DZIECI FIZJOTERAPIA STOKROTKA</text:p>
          </table:table-cell>
          <table:table-cell/>
          <table:table-cell office:value-type="string" calcext:value-type="string">
            <text:p>ILOŚĆ KINEZYTER.DZIECI FIZJOTERAPIA STOKROTKA</text:p>
          </table:table-cell>
          <table:table-cell table:number-columns-repeated="6"/>
        </table:table-row>
        <table:table-row table:style-name="ro1">
          <table:table-cell table:formula="of:=[.A2837]+1" office:value-type="float" office:value="3590" calcext:value-type="float">
            <text:p>3590</text:p>
          </table:table-cell>
          <table:table-cell office:value-type="float" office:value="590430101" calcext:value-type="float">
            <text:p>590430101</text:p>
          </table:table-cell>
          <table:table-cell office:value-type="string" calcext:value-type="string">
            <text:p>ILOŚĆ KRIOKOMORA SZPITAL - REUMATOLOGIA</text:p>
          </table:table-cell>
          <table:table-cell/>
          <table:table-cell office:value-type="string" calcext:value-type="string">
            <text:p>ILOŚĆ KRIOKOMORA SZPITAL - REUMATOLOGIA</text:p>
          </table:table-cell>
          <table:table-cell table:number-columns-repeated="6"/>
        </table:table-row>
        <table:table-row table:style-name="ro1">
          <table:table-cell table:formula="of:=[.A2838]+1" office:value-type="float" office:value="3591" calcext:value-type="float">
            <text:p>3591</text:p>
          </table:table-cell>
          <table:table-cell office:value-type="float" office:value="590430103" calcext:value-type="float">
            <text:p>590430103</text:p>
          </table:table-cell>
          <table:table-cell office:value-type="string" calcext:value-type="string">
            <text:p>ILOŚĆ KRIOKOMORA SZPITAL - REHABILITACJA</text:p>
          </table:table-cell>
          <table:table-cell/>
          <table:table-cell office:value-type="string" calcext:value-type="string">
            <text:p>ILOŚĆ KRIOKOMORA SZPITAL - REHABILITACJA</text:p>
          </table:table-cell>
          <table:table-cell table:number-columns-repeated="6"/>
        </table:table-row>
        <table:table-row table:style-name="ro1">
          <table:table-cell table:formula="of:=[.A2839]+1" office:value-type="float" office:value="3592" calcext:value-type="float">
            <text:p>3592</text:p>
          </table:table-cell>
          <table:table-cell office:value-type="float" office:value="590430301" calcext:value-type="float">
            <text:p>590430301</text:p>
          </table:table-cell>
          <table:table-cell office:value-type="string" calcext:value-type="string">
            <text:p>ILOŚĆ KRIOKOMORA SANATORIUM-MODRZEW</text:p>
          </table:table-cell>
          <table:table-cell/>
          <table:table-cell office:value-type="string" calcext:value-type="string">
            <text:p>ILOŚĆ KRIOKOMORA SANATORIUM-MODRZEW</text:p>
          </table:table-cell>
          <table:table-cell table:number-columns-repeated="6"/>
        </table:table-row>
        <table:table-row table:style-name="ro1">
          <table:table-cell table:formula="of:=[.A2840]+1" office:value-type="float" office:value="3593" calcext:value-type="float">
            <text:p>3593</text:p>
          </table:table-cell>
          <table:table-cell office:value-type="float" office:value="590430302" calcext:value-type="float">
            <text:p>590430302</text:p>
          </table:table-cell>
          <table:table-cell office:value-type="string" calcext:value-type="string">
            <text:p>ILOŚĆ KRIOKOMORA SANATORIUM-MAGNOLIA</text:p>
          </table:table-cell>
          <table:table-cell/>
          <table:table-cell office:value-type="string" calcext:value-type="string">
            <text:p>ILOŚĆ KRIOKOMORA SANATORIUM-MAGNOLIA</text:p>
          </table:table-cell>
          <table:table-cell table:number-columns-repeated="6"/>
        </table:table-row>
        <table:table-row table:style-name="ro1">
          <table:table-cell table:formula="of:=[.A2841]+1" office:value-type="float" office:value="3594" calcext:value-type="float">
            <text:p>3594</text:p>
          </table:table-cell>
          <table:table-cell office:value-type="float" office:value="590430303" calcext:value-type="float">
            <text:p>590430303</text:p>
          </table:table-cell>
          <table:table-cell office:value-type="string" calcext:value-type="string">
            <text:p>ILOŚĆ KRIOKOMORA SANATORIUM-WRZOS</text:p>
          </table:table-cell>
          <table:table-cell/>
          <table:table-cell office:value-type="string" calcext:value-type="string">
            <text:p>ILOŚĆ KRIOKOMORA SANATORIUM-WRZOS</text:p>
          </table:table-cell>
          <table:table-cell table:number-columns-repeated="6"/>
        </table:table-row>
        <table:table-row table:style-name="ro1">
          <table:table-cell table:formula="of:=[.A2842]+1" office:value-type="float" office:value="3595" calcext:value-type="float">
            <text:p>3595</text:p>
          </table:table-cell>
          <table:table-cell office:value-type="float" office:value="590430304" calcext:value-type="float">
            <text:p>590430304</text:p>
          </table:table-cell>
          <table:table-cell office:value-type="string" calcext:value-type="string">
            <text:p>ILOŚĆ KRIOKOMORA SANATORIUM-KROKUS</text:p>
          </table:table-cell>
          <table:table-cell/>
          <table:table-cell office:value-type="string" calcext:value-type="string">
            <text:p>ILOŚĆ KRIOKOMORA SANATORIUM-KROKUS</text:p>
          </table:table-cell>
          <table:table-cell table:number-columns-repeated="6"/>
        </table:table-row>
        <table:table-row table:style-name="ro1">
          <table:table-cell table:formula="of:=[.A2843]+1" office:value-type="float" office:value="3596" calcext:value-type="float">
            <text:p>3596</text:p>
          </table:table-cell>
          <table:table-cell office:value-type="float" office:value="590430305" calcext:value-type="float">
            <text:p>590430305</text:p>
          </table:table-cell>
          <table:table-cell office:value-type="string" calcext:value-type="string">
            <text:p>ILOŚĆ KRIOKOMORA SANATORIUM-AZALIA</text:p>
          </table:table-cell>
          <table:table-cell/>
          <table:table-cell office:value-type="string" calcext:value-type="string">
            <text:p>ILOŚĆ KRIOKOMORA SANATORIUM-AZALIA</text:p>
          </table:table-cell>
          <table:table-cell table:number-columns-repeated="6"/>
        </table:table-row>
        <table:table-row table:style-name="ro1">
          <table:table-cell table:formula="of:=[.A2844]+1" office:value-type="float" office:value="3597" calcext:value-type="float">
            <text:p>3597</text:p>
          </table:table-cell>
          <table:table-cell office:value-type="float" office:value="590430306" calcext:value-type="float">
            <text:p>590430306</text:p>
          </table:table-cell>
          <table:table-cell office:value-type="string" calcext:value-type="string">
            <text:p>ILOŚĆ KRIOKOMORA SANATORIUM-JASMIN</text:p>
          </table:table-cell>
          <table:table-cell/>
          <table:table-cell office:value-type="string" calcext:value-type="string">
            <text:p>ILOŚĆ KRIOKOMORA SANATORIUM-JASMIN</text:p>
          </table:table-cell>
          <table:table-cell table:number-columns-repeated="6"/>
        </table:table-row>
        <table:table-row table:style-name="ro1">
          <table:table-cell table:formula="of:=[.A2845]+1" office:value-type="float" office:value="3598" calcext:value-type="float">
            <text:p>3598</text:p>
          </table:table-cell>
          <table:table-cell office:value-type="float" office:value="590430307" calcext:value-type="float">
            <text:p>590430307</text:p>
          </table:table-cell>
          <table:table-cell office:value-type="string" calcext:value-type="string">
            <text:p>ILOŚĆ KRIOKOMORA SANATORIUM-LIMBA</text:p>
          </table:table-cell>
          <table:table-cell/>
          <table:table-cell office:value-type="string" calcext:value-type="string">
            <text:p>ILOŚĆ KRIOKOMORA SANATORIUM-LIMBA</text:p>
          </table:table-cell>
          <table:table-cell table:number-columns-repeated="6"/>
        </table:table-row>
        <table:table-row table:style-name="ro1">
          <table:table-cell table:formula="of:=[.A2846]+1" office:value-type="float" office:value="3599" calcext:value-type="float">
            <text:p>3599</text:p>
          </table:table-cell>
          <table:table-cell office:value-type="float" office:value="590430503" calcext:value-type="float">
            <text:p>590430503</text:p>
          </table:table-cell>
          <table:table-cell office:value-type="string" calcext:value-type="string">
            <text:p>ILOŚĆ KRIOKOMORA PORADNIA AMBULATORYJNA</text:p>
          </table:table-cell>
          <table:table-cell/>
          <table:table-cell office:value-type="string" calcext:value-type="string">
            <text:p>ILOŚĆ KRIOKOMORA PORADNIA AMBULATORYJNA</text:p>
          </table:table-cell>
          <table:table-cell table:number-columns-repeated="6"/>
        </table:table-row>
        <table:table-row table:style-name="ro1">
          <table:table-cell table:formula="of:=[.A2847]+1" office:value-type="float" office:value="3600" calcext:value-type="float">
            <text:p>3600</text:p>
          </table:table-cell>
          <table:table-cell office:value-type="float" office:value="590430508" calcext:value-type="float">
            <text:p>590430508</text:p>
          </table:table-cell>
          <table:table-cell office:value-type="string" calcext:value-type="string">
            <text:p>ILOŚĆ KRIOKOMORA FIZJOTERAPIA AMBULATORYJNA</text:p>
          </table:table-cell>
          <table:table-cell/>
          <table:table-cell office:value-type="string" calcext:value-type="string">
            <text:p>ILOŚĆ KRIOKOMORA FIZJOTERAPIA AMBULATORYJNA</text:p>
          </table:table-cell>
          <table:table-cell table:number-columns-repeated="6"/>
        </table:table-row>
        <table:table-row table:style-name="ro1">
          <table:table-cell table:formula="of:=[.A2848]+1" office:value-type="float" office:value="3601" calcext:value-type="float">
            <text:p>3601</text:p>
          </table:table-cell>
          <table:table-cell office:value-type="float" office:value="590430509" calcext:value-type="float">
            <text:p>590430509</text:p>
          </table:table-cell>
          <table:table-cell office:value-type="string" calcext:value-type="string">
            <text:p>ILOŚĆ KRIOKOMORA PORADNIA UZDROWISKOWA-UZDR.L.A</text:p>
          </table:table-cell>
          <table:table-cell/>
          <table:table-cell office:value-type="string" calcext:value-type="string">
            <text:p>ILOŚĆ KRIOKOMORA PORADNIA UZDROWISKOWA-UZDR.L.A</text:p>
          </table:table-cell>
          <table:table-cell table:number-columns-repeated="6"/>
        </table:table-row>
        <table:table-row table:style-name="ro1">
          <table:table-cell table:formula="of:=[.A2849]+1" office:value-type="float" office:value="3602" calcext:value-type="float">
            <text:p>3602</text:p>
          </table:table-cell>
          <table:table-cell office:value-type="float" office:value="590440101" calcext:value-type="float">
            <text:p>590440101</text:p>
          </table:table-cell>
          <table:table-cell office:value-type="string" calcext:value-type="string">
            <text:p>ILOŚĆ KRIOKOMORA - P-KTY SZPITAL - REUMATOLOGIA</text:p>
          </table:table-cell>
          <table:table-cell/>
          <table:table-cell office:value-type="string" calcext:value-type="string">
            <text:p>ILOŚĆ KRIOKOMORA - P-KTY SZPITAL - REUMATOLOGIA</text:p>
          </table:table-cell>
          <table:table-cell table:number-columns-repeated="6"/>
        </table:table-row>
        <table:table-row table:style-name="ro1">
          <table:table-cell table:formula="of:=[.A2850]+1" office:value-type="float" office:value="3603" calcext:value-type="float">
            <text:p>3603</text:p>
          </table:table-cell>
          <table:table-cell office:value-type="float" office:value="590440103" calcext:value-type="float">
            <text:p>590440103</text:p>
          </table:table-cell>
          <table:table-cell office:value-type="string" calcext:value-type="string">
            <text:p>ILOŚĆ KRIOKOMORA - P-KTY SZPITAL - REHABILITACJA</text:p>
          </table:table-cell>
          <table:table-cell/>
          <table:table-cell office:value-type="string" calcext:value-type="string">
            <text:p>ILOŚĆ KRIOKOMORA - P-KTY SZPITAL - REHABILITACJA</text:p>
          </table:table-cell>
          <table:table-cell table:number-columns-repeated="6"/>
        </table:table-row>
        <table:table-row table:style-name="ro1">
          <table:table-cell table:formula="of:=[.A2851]+1" office:value-type="float" office:value="3604" calcext:value-type="float">
            <text:p>3604</text:p>
          </table:table-cell>
          <table:table-cell office:value-type="float" office:value="590440301" calcext:value-type="float">
            <text:p>590440301</text:p>
          </table:table-cell>
          <table:table-cell office:value-type="string" calcext:value-type="string">
            <text:p>ILOŚĆ KRIOKOMORA - P-KTY SANATORIUM-MODRZEW</text:p>
          </table:table-cell>
          <table:table-cell/>
          <table:table-cell office:value-type="string" calcext:value-type="string">
            <text:p>ILOŚĆ KRIOKOMORA - P-KTY SANATORIUM-MODRZEW</text:p>
          </table:table-cell>
          <table:table-cell table:number-columns-repeated="6"/>
        </table:table-row>
        <table:table-row table:style-name="ro1">
          <table:table-cell table:formula="of:=[.A2852]+1" office:value-type="float" office:value="3605" calcext:value-type="float">
            <text:p>3605</text:p>
          </table:table-cell>
          <table:table-cell office:value-type="float" office:value="590440302" calcext:value-type="float">
            <text:p>590440302</text:p>
          </table:table-cell>
          <table:table-cell office:value-type="string" calcext:value-type="string">
            <text:p>ILOŚĆ KRIOKOMORA - P-KTY SANATORIUM-MAGNOLIA</text:p>
          </table:table-cell>
          <table:table-cell/>
          <table:table-cell office:value-type="string" calcext:value-type="string">
            <text:p>ILOŚĆ KRIOKOMORA - P-KTY SANATORIUM-MAGNOLIA</text:p>
          </table:table-cell>
          <table:table-cell table:number-columns-repeated="6"/>
        </table:table-row>
        <table:table-row table:style-name="ro1">
          <table:table-cell table:formula="of:=[.A2853]+1" office:value-type="float" office:value="3606" calcext:value-type="float">
            <text:p>3606</text:p>
          </table:table-cell>
          <table:table-cell office:value-type="float" office:value="590440303" calcext:value-type="float">
            <text:p>590440303</text:p>
          </table:table-cell>
          <table:table-cell office:value-type="string" calcext:value-type="string">
            <text:p>ILOŚĆ KRIOKOMORA - P-KTY SANATORIUM-WRZOS</text:p>
          </table:table-cell>
          <table:table-cell/>
          <table:table-cell office:value-type="string" calcext:value-type="string">
            <text:p>ILOŚĆ KRIOKOMORA - P-KTY SANATORIUM-WRZOS</text:p>
          </table:table-cell>
          <table:table-cell table:number-columns-repeated="6"/>
        </table:table-row>
        <table:table-row table:style-name="ro1">
          <table:table-cell table:formula="of:=[.A2854]+1" office:value-type="float" office:value="3607" calcext:value-type="float">
            <text:p>3607</text:p>
          </table:table-cell>
          <table:table-cell office:value-type="float" office:value="590440304" calcext:value-type="float">
            <text:p>590440304</text:p>
          </table:table-cell>
          <table:table-cell office:value-type="string" calcext:value-type="string">
            <text:p>ILOŚĆ KRIOKOMORA - P-KTY SANATORIUM-KROKUS</text:p>
          </table:table-cell>
          <table:table-cell/>
          <table:table-cell office:value-type="string" calcext:value-type="string">
            <text:p>ILOŚĆ KRIOKOMORA - P-KTY SANATORIUM-KROKUS</text:p>
          </table:table-cell>
          <table:table-cell table:number-columns-repeated="6"/>
        </table:table-row>
        <table:table-row table:style-name="ro1">
          <table:table-cell table:formula="of:=[.A2855]+1" office:value-type="float" office:value="3608" calcext:value-type="float">
            <text:p>3608</text:p>
          </table:table-cell>
          <table:table-cell office:value-type="float" office:value="590440305" calcext:value-type="float">
            <text:p>590440305</text:p>
          </table:table-cell>
          <table:table-cell office:value-type="string" calcext:value-type="string">
            <text:p>ILOŚĆ KRIOKOMORA - P-KTY SANATORIUM-AZALIA</text:p>
          </table:table-cell>
          <table:table-cell/>
          <table:table-cell office:value-type="string" calcext:value-type="string">
            <text:p>ILOŚĆ KRIOKOMORA - P-KTY SANATORIUM-AZALIA</text:p>
          </table:table-cell>
          <table:table-cell table:number-columns-repeated="6"/>
        </table:table-row>
        <table:table-row table:style-name="ro1">
          <table:table-cell table:formula="of:=[.A2856]+1" office:value-type="float" office:value="3609" calcext:value-type="float">
            <text:p>3609</text:p>
          </table:table-cell>
          <table:table-cell office:value-type="float" office:value="590440306" calcext:value-type="float">
            <text:p>590440306</text:p>
          </table:table-cell>
          <table:table-cell office:value-type="string" calcext:value-type="string">
            <text:p>ILOŚĆ KRIOKOMORA - P-KTY SANATORIUM-JASMIN</text:p>
          </table:table-cell>
          <table:table-cell/>
          <table:table-cell office:value-type="string" calcext:value-type="string">
            <text:p>ILOŚĆ KRIOKOMORA - P-KTY SANATORIUM-JASMIN</text:p>
          </table:table-cell>
          <table:table-cell table:number-columns-repeated="6"/>
        </table:table-row>
        <table:table-row table:style-name="ro1">
          <table:table-cell table:formula="of:=[.A2857]+1" office:value-type="float" office:value="3610" calcext:value-type="float">
            <text:p>3610</text:p>
          </table:table-cell>
          <table:table-cell office:value-type="float" office:value="590440307" calcext:value-type="float">
            <text:p>590440307</text:p>
          </table:table-cell>
          <table:table-cell office:value-type="string" calcext:value-type="string">
            <text:p>ILOŚĆ KRIOKOMORA - P-KTY SANATORIUM-LIMBA</text:p>
          </table:table-cell>
          <table:table-cell/>
          <table:table-cell office:value-type="string" calcext:value-type="string">
            <text:p>ILOŚĆ KRIOKOMORA - P-KTY SANATORIUM-LIMBA</text:p>
          </table:table-cell>
          <table:table-cell table:number-columns-repeated="6"/>
        </table:table-row>
        <table:table-row table:style-name="ro1">
          <table:table-cell table:formula="of:=[.A2858]+1" office:value-type="float" office:value="3611" calcext:value-type="float">
            <text:p>3611</text:p>
          </table:table-cell>
          <table:table-cell office:value-type="float" office:value="590440503" calcext:value-type="float">
            <text:p>590440503</text:p>
          </table:table-cell>
          <table:table-cell office:value-type="string" calcext:value-type="string">
            <text:p>ILOŚĆ KRIOKOMORA - P-KTY PORADNIA AMBULATORYJNA</text:p>
          </table:table-cell>
          <table:table-cell/>
          <table:table-cell office:value-type="string" calcext:value-type="string">
            <text:p>ILOŚĆ KRIOKOMORA - P-KTY PORADNIA AMBULATORYJNA</text:p>
          </table:table-cell>
          <table:table-cell table:number-columns-repeated="6"/>
        </table:table-row>
        <table:table-row table:style-name="ro1">
          <table:table-cell table:formula="of:=[.A2859]+1" office:value-type="float" office:value="3612" calcext:value-type="float">
            <text:p>3612</text:p>
          </table:table-cell>
          <table:table-cell office:value-type="float" office:value="590440508" calcext:value-type="float">
            <text:p>590440508</text:p>
          </table:table-cell>
          <table:table-cell office:value-type="string" calcext:value-type="string">
            <text:p>ILOŚĆ KRIOKOMORA - P-KTY FIZJOTERAPIA AMBULATORYJNA</text:p>
          </table:table-cell>
          <table:table-cell/>
          <table:table-cell office:value-type="string" calcext:value-type="string">
            <text:p>ILOŚĆ KRIOKOMORA - P-KTY FIZJOTERAPIA AMBULATORYJNA</text:p>
          </table:table-cell>
          <table:table-cell table:number-columns-repeated="6"/>
        </table:table-row>
        <table:table-row table:style-name="ro1">
          <table:table-cell table:formula="of:=[.A2860]+1" office:value-type="float" office:value="3613" calcext:value-type="float">
            <text:p>3613</text:p>
          </table:table-cell>
          <table:table-cell office:value-type="float" office:value="590440509" calcext:value-type="float">
            <text:p>590440509</text:p>
          </table:table-cell>
          <table:table-cell office:value-type="string" calcext:value-type="string">
            <text:p>ILOŚĆ KRIOKOMORA - P-KTY PORADNIA UZDROWISKOWA-UZDR.L.A</text:p>
          </table:table-cell>
          <table:table-cell/>
          <table:table-cell office:value-type="string" calcext:value-type="string">
            <text:p>ILOŚĆ KRIOKOMORA - P-KTY PORADNIA UZDROWISKOWA-UZDR.L.A</text:p>
          </table:table-cell>
          <table:table-cell table:number-columns-repeated="6"/>
        </table:table-row>
        <table:table-row table:style-name="ro1">
          <table:table-cell table:formula="of:=[.A2861]+1" office:value-type="float" office:value="3614" calcext:value-type="float">
            <text:p>3614</text:p>
          </table:table-cell>
          <table:table-cell office:value-type="float" office:value="590450401" calcext:value-type="float">
            <text:p>590450401</text:p>
          </table:table-cell>
          <table:table-cell office:value-type="string" calcext:value-type="string">
            <text:p>ILOŚĆ ZABIEGI MOKRE (ILOŚĆ) ZPL - PWILON I</text:p>
          </table:table-cell>
          <table:table-cell/>
          <table:table-cell office:value-type="string" calcext:value-type="string">
            <text:p>ILOŚĆ ZABIEGI MOKRE (ILOŚĆ) ZPL - PWILON I</text:p>
          </table:table-cell>
          <table:table-cell table:number-columns-repeated="6"/>
        </table:table-row>
        <table:table-row table:style-name="ro1">
          <table:table-cell table:formula="of:=[.A2862]+1" office:value-type="float" office:value="3615" calcext:value-type="float">
            <text:p>3615</text:p>
          </table:table-cell>
          <table:table-cell office:value-type="float" office:value="590450402" calcext:value-type="float">
            <text:p>590450402</text:p>
          </table:table-cell>
          <table:table-cell office:value-type="string" calcext:value-type="string">
            <text:p>ILOŚĆ ZABIEGI MOKRE (ILOŚĆ) ZPL - PWILON II</text:p>
          </table:table-cell>
          <table:table-cell/>
          <table:table-cell office:value-type="string" calcext:value-type="string">
            <text:p>ILOŚĆ ZABIEGI MOKRE (ILOŚĆ) ZPL - PWILON II</text:p>
          </table:table-cell>
          <table:table-cell table:number-columns-repeated="6"/>
        </table:table-row>
        <table:table-row table:style-name="ro1">
          <table:table-cell table:formula="of:=[.A2863]+1" office:value-type="float" office:value="3616" calcext:value-type="float">
            <text:p>3616</text:p>
          </table:table-cell>
          <table:table-cell office:value-type="float" office:value="590450403" calcext:value-type="float">
            <text:p>590450403</text:p>
          </table:table-cell>
          <table:table-cell office:value-type="string" calcext:value-type="string">
            <text:p>ILOŚĆ ZABIEGI MOKRE (ILOŚĆ) ZPL - PAWILON III</text:p>
          </table:table-cell>
          <table:table-cell/>
          <table:table-cell office:value-type="string" calcext:value-type="string">
            <text:p>ILOŚĆ ZABIEGI MOKRE (ILOŚĆ) ZPL - PAWILON III</text:p>
          </table:table-cell>
          <table:table-cell table:number-columns-repeated="6"/>
        </table:table-row>
        <table:table-row table:style-name="ro1">
          <table:table-cell table:formula="of:=[.A2864]+1" office:value-type="float" office:value="3617" calcext:value-type="float">
            <text:p>3617</text:p>
          </table:table-cell>
          <table:table-cell office:value-type="float" office:value="590450404" calcext:value-type="float">
            <text:p>590450404</text:p>
          </table:table-cell>
          <table:table-cell office:value-type="string" calcext:value-type="string">
            <text:p>ILOŚĆ ZABIEGI MOKRE (ILOŚĆ) ZPL - PAWILON IV</text:p>
          </table:table-cell>
          <table:table-cell/>
          <table:table-cell office:value-type="string" calcext:value-type="string">
            <text:p>ILOŚĆ ZABIEGI MOKRE (ILOŚĆ) ZPL - PAWILON IV</text:p>
          </table:table-cell>
          <table:table-cell table:number-columns-repeated="6"/>
        </table:table-row>
        <table:table-row table:style-name="ro1">
          <table:table-cell table:formula="of:=[.A2865]+1" office:value-type="float" office:value="3618" calcext:value-type="float">
            <text:p>3618</text:p>
          </table:table-cell>
          <table:table-cell office:value-type="float" office:value="590450408" calcext:value-type="float">
            <text:p>590450408</text:p>
          </table:table-cell>
          <table:table-cell office:value-type="string" calcext:value-type="string">
            <text:p>ILOŚĆ ZABIEGI MOKRE (ILOŚĆ) ODNOWA BIOLOGICZNA</text:p>
          </table:table-cell>
          <table:table-cell/>
          <table:table-cell office:value-type="string" calcext:value-type="string">
            <text:p>ILOŚĆ ZABIEGI MOKRE (ILOŚĆ) ODNOWA BIOLOGICZNA</text:p>
          </table:table-cell>
          <table:table-cell table:number-columns-repeated="6"/>
        </table:table-row>
        <table:table-row table:style-name="ro1">
          <table:table-cell table:formula="of:=[.A2866]+1" office:value-type="float" office:value="3619" calcext:value-type="float">
            <text:p>3619</text:p>
          </table:table-cell>
          <table:table-cell office:value-type="float" office:value="590460407" calcext:value-type="float">
            <text:p>590460407</text:p>
          </table:table-cell>
          <table:table-cell office:value-type="string" calcext:value-type="string">
            <text:p>ILOŚĆ JASKINIA SOLNA(PKT.) JASKINIA SOLNA</text:p>
          </table:table-cell>
          <table:table-cell/>
          <table:table-cell office:value-type="string" calcext:value-type="string">
            <text:p>ILOŚĆ JASKINIA SOLNA(PKT.) JASKINIA SOLNA</text:p>
          </table:table-cell>
          <table:table-cell table:number-columns-repeated="6"/>
        </table:table-row>
        <table:table-row table:style-name="ro1">
          <table:table-cell table:formula="of:=[.A2867]+1" office:value-type="float" office:value="3620" calcext:value-type="float">
            <text:p>3620</text:p>
          </table:table-cell>
          <table:table-cell office:value-type="float" office:value="590470407" calcext:value-type="float">
            <text:p>590470407</text:p>
          </table:table-cell>
          <table:table-cell office:value-type="string" calcext:value-type="string">
            <text:p>ILOŚĆ JASKINIA SOLNA(ILOSC) JASKINIA SOLNA</text:p>
          </table:table-cell>
          <table:table-cell/>
          <table:table-cell office:value-type="string" calcext:value-type="string">
            <text:p>ILOŚĆ JASKINIA SOLNA(ILOSC) JASKINIA SOLNA</text:p>
          </table:table-cell>
          <table:table-cell table:number-columns-repeated="6"/>
        </table:table-row>
        <table:table-row table:style-name="ro1">
          <table:table-cell table:formula="of:=[.A2868]+1" office:value-type="float" office:value="3621" calcext:value-type="float">
            <text:p>3621</text:p>
          </table:table-cell>
          <table:table-cell office:value-type="float" office:value="590480408" calcext:value-type="float">
            <text:p>590480408</text:p>
          </table:table-cell>
          <table:table-cell office:value-type="string" calcext:value-type="string">
            <text:p>ILOŚĆ KOSZT ENERGII ODNOWA BIOLOGICZNA</text:p>
          </table:table-cell>
          <table:table-cell/>
          <table:table-cell office:value-type="string" calcext:value-type="string">
            <text:p>ILOŚĆ KOSZT ENERGII ODNOWA BIOLOGICZNA</text:p>
          </table:table-cell>
          <table:table-cell table:number-columns-repeated="6"/>
        </table:table-row>
        <table:table-row table:style-name="ro1">
          <table:table-cell table:formula="of:=[.A2869]+1" office:value-type="float" office:value="3622" calcext:value-type="float">
            <text:p>3622</text:p>
          </table:table-cell>
          <table:table-cell office:value-type="float" office:value="590490408" calcext:value-type="float">
            <text:p>590490408</text:p>
          </table:table-cell>
          <table:table-cell office:value-type="string" calcext:value-type="string">
            <text:p>ILOŚĆ KOSZT WODY ODNOWA BIOLOGICZNA</text:p>
          </table:table-cell>
          <table:table-cell/>
          <table:table-cell office:value-type="string" calcext:value-type="string">
            <text:p>ILOŚĆ KOSZT WODY ODNOWA BIOLOGICZNA</text:p>
          </table:table-cell>
          <table:table-cell table:number-columns-repeated="6"/>
        </table:table-row>
        <table:table-row table:style-name="ro1">
          <table:table-cell table:formula="of:=[.A2870]+1" office:value-type="float" office:value="3623" calcext:value-type="float">
            <text:p>3623</text:p>
          </table:table-cell>
          <table:table-cell office:value-type="float" office:value="590503202" calcext:value-type="float">
            <text:p>590503202</text:p>
          </table:table-cell>
          <table:table-cell office:value-type="string" calcext:value-type="string">
            <text:p>ILOŚĆ KOSZT STUDNI WARSZTAT UTRZYMANIA RUCHU</text:p>
          </table:table-cell>
          <table:table-cell/>
          <table:table-cell office:value-type="string" calcext:value-type="string">
            <text:p>ILOŚĆ KOSZT STUDNI WARSZTAT UTRZYMANIA RUCHU</text:p>
          </table:table-cell>
          <table:table-cell table:number-columns-repeated="6"/>
        </table:table-row>
        <table:table-row table:style-name="ro1">
          <table:table-cell table:formula="of:=[.A2871]+1" office:value-type="float" office:value="3624" calcext:value-type="float">
            <text:p>3624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FUND.ŚWIAD.SOCJALN. SALDA Z LAT POPRZEDNICH</text:p>
          </table:table-cell>
          <table:table-cell/>
          <table:table-cell office:value-type="string" calcext:value-type="string">
            <text:p>FUND.ŚWIAD.SOCJALN. SALDA Z LAT POPRZEDNICH</text:p>
          </table:table-cell>
          <table:table-cell table:number-columns-repeated="6"/>
        </table:table-row>
        <table:table-row table:style-name="ro1">
          <table:table-cell table:formula="of:=[.A2872]+1" office:value-type="float" office:value="3625" calcext:value-type="float">
            <text:p>3625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FUND.ŚWIAD.SOCJALN. ODPIS PODSTAWOWY</text:p>
          </table:table-cell>
          <table:table-cell/>
          <table:table-cell office:value-type="string" calcext:value-type="string">
            <text:p>FUND.ŚWIAD.SOCJALN. ODPIS PODSTAWOWY</text:p>
          </table:table-cell>
          <table:table-cell table:number-columns-repeated="6"/>
        </table:table-row>
        <table:table-row table:style-name="ro1">
          <table:table-cell table:formula="of:=[.A2873]+1" office:value-type="float" office:value="3626" calcext:value-type="float">
            <text:p>3626</text:p>
          </table:table-cell>
          <table:table-cell office:value-type="float" office:value="85003" calcext:value-type="float">
            <text:p>85003</text:p>
          </table:table-cell>
          <table:table-cell office:value-type="string" calcext:value-type="string">
            <text:p>FUND.ŚWIAD.SOCJALN. DOFINANS.DO WCZASÓW PRACOWN.</text:p>
          </table:table-cell>
          <table:table-cell/>
          <table:table-cell office:value-type="string" calcext:value-type="string">
            <text:p>FUND.ŚWIAD.SOCJALN. DOFINANS.DO WCZASÓW PRACOWN.</text:p>
          </table:table-cell>
          <table:table-cell table:number-columns-repeated="6"/>
        </table:table-row>
        <table:table-row table:style-name="ro1">
          <table:table-cell table:formula="of:=[.A2874]+1" office:value-type="float" office:value="3627" calcext:value-type="float">
            <text:p>3627</text:p>
          </table:table-cell>
          <table:table-cell office:value-type="float" office:value="85004" calcext:value-type="float">
            <text:p>85004</text:p>
          </table:table-cell>
          <table:table-cell office:value-type="string" calcext:value-type="string">
            <text:p>FUND.ŚWIAD.SOCJALN. DOFINANS.DO KOLONII DLA DZIECI</text:p>
          </table:table-cell>
          <table:table-cell/>
          <table:table-cell office:value-type="string" calcext:value-type="string">
            <text:p>FUND.ŚWIAD.SOCJALN. DOFINANS.DO KOLONII DLA DZIECI</text:p>
          </table:table-cell>
          <table:table-cell table:number-columns-repeated="6"/>
        </table:table-row>
        <table:table-row table:style-name="ro1">
          <table:table-cell table:formula="of:=[.A2875]+1" office:value-type="float" office:value="3628" calcext:value-type="float">
            <text:p>3628</text:p>
          </table:table-cell>
          <table:table-cell office:value-type="float" office:value="85006" calcext:value-type="float">
            <text:p>85006</text:p>
          </table:table-cell>
          <table:table-cell office:value-type="string" calcext:value-type="string">
            <text:p>FUND.ŚWIAD.SOCJALN. POZOSTAŁE ZAPOMOGI</text:p>
          </table:table-cell>
          <table:table-cell/>
          <table:table-cell office:value-type="string" calcext:value-type="string">
            <text:p>FUND.ŚWIAD.SOCJALN. POZOSTAŁE ZAPOMOGI</text:p>
          </table:table-cell>
          <table:table-cell table:number-columns-repeated="6"/>
        </table:table-row>
        <table:table-row table:style-name="ro1">
          <table:table-cell table:formula="of:=[.A2876]+1" office:value-type="float" office:value="3629" calcext:value-type="float">
            <text:p>3629</text:p>
          </table:table-cell>
          <table:table-cell office:value-type="float" office:value="85010" calcext:value-type="float">
            <text:p>85010</text:p>
          </table:table-cell>
          <table:table-cell office:value-type="string" calcext:value-type="string">
            <text:p>FUND.ŚWIAD.SOCJALN. ODSETKI OD POŻYCZEK</text:p>
          </table:table-cell>
          <table:table-cell/>
          <table:table-cell office:value-type="string" calcext:value-type="string">
            <text:p>FUND.ŚWIAD.SOCJALN. ODSETKI OD POŻYCZEK</text:p>
          </table:table-cell>
          <table:table-cell table:number-columns-repeated="6"/>
        </table:table-row>
        <table:table-row table:style-name="ro1">
          <table:table-cell table:formula="of:=[.A2877]+1" office:value-type="float" office:value="3630" calcext:value-type="float">
            <text:p>3630</text:p>
          </table:table-cell>
          <table:table-cell office:value-type="float" office:value="85000" calcext:value-type="float">
            <text:p>85000</text:p>
          </table:table-cell>
          <table:table-cell office:value-type="string" calcext:value-type="string">
            <text:p>FUND.ŚWIAD.SOCJALN. SALDA Z LAT POPRZEDNICH</text:p>
          </table:table-cell>
          <table:table-cell/>
          <table:table-cell office:value-type="string" calcext:value-type="string">
            <text:p>FUND.ŚWIAD.SOCJALN. SALDA Z LAT POPRZEDNICH</text:p>
          </table:table-cell>
          <table:table-cell table:number-columns-repeated="6"/>
        </table:table-row>
        <table:table-row table:style-name="ro1">
          <table:table-cell table:formula="of:=[.A2878]+1" office:value-type="float" office:value="3631" calcext:value-type="float">
            <text:p>3631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FUND.ŚWIAD.SOCJALN. ODPIS PODSTAWOWY</text:p>
          </table:table-cell>
          <table:table-cell/>
          <table:table-cell office:value-type="string" calcext:value-type="string">
            <text:p>FUND.ŚWIAD.SOCJALN. ODPIS PODSTAWOWY</text:p>
          </table:table-cell>
          <table:table-cell table:number-columns-repeated="6"/>
        </table:table-row>
        <table:table-row table:style-name="ro1">
          <table:table-cell table:formula="of:=[.A2879]+1" office:value-type="float" office:value="3632" calcext:value-type="float">
            <text:p>3632</text:p>
          </table:table-cell>
          <table:table-cell office:value-type="float" office:value="85003" calcext:value-type="float">
            <text:p>85003</text:p>
          </table:table-cell>
          <table:table-cell office:value-type="string" calcext:value-type="string">
            <text:p>FUND.ŚWIAD.SOCJALN. DOFINANS.DO WCZASÓW PRACOWN.</text:p>
          </table:table-cell>
          <table:table-cell/>
          <table:table-cell office:value-type="string" calcext:value-type="string">
            <text:p>FUND.ŚWIAD.SOCJALN. DOFINANS.DO WCZASÓW PRACOWN.</text:p>
          </table:table-cell>
          <table:table-cell table:number-columns-repeated="6"/>
        </table:table-row>
        <table:table-row table:style-name="ro1">
          <table:table-cell table:formula="of:=[.A2880]+1" office:value-type="float" office:value="3633" calcext:value-type="float">
            <text:p>3633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WYNAGRODZENIA ZE STOSUNKU PRACY</text:p>
          </table:table-cell>
          <table:table-cell/>
          <table:table-cell office:value-type="string" calcext:value-type="string">
            <text:p>WYNAGRODZENIA ZE STOSUNKU PRACY</text:p>
          </table:table-cell>
          <table:table-cell table:number-columns-repeated="6"/>
        </table:table-row>
        <table:table-row table:style-name="ro1">
          <table:table-cell table:formula="of:=[.A2881]+1" office:value-type="float" office:value="3634" calcext:value-type="float">
            <text:p>3634</text:p>
          </table:table-cell>
          <table:table-cell office:value-type="float" office:value="40403" calcext:value-type="float">
            <text:p>40403</text:p>
          </table:table-cell>
          <table:table-cell office:value-type="string" calcext:value-type="string">
            <text:p>WYNAGRODZENIA UMOWY - ZLECENIA</text:p>
          </table:table-cell>
          <table:table-cell/>
          <table:table-cell office:value-type="string" calcext:value-type="string">
            <text:p>WYNAGRODZENIA UMOWY - ZLECENIA</text:p>
          </table:table-cell>
          <table:table-cell table:number-columns-repeated="6"/>
        </table:table-row>
        <table:table-row table:style-name="ro1">
          <table:table-cell table:formula="of:=[.A2882]+1" office:value-type="float" office:value="3635" calcext:value-type="float">
            <text:p>3635</text:p>
          </table:table-cell>
          <table:table-cell office:value-type="float" office:value="40404" calcext:value-type="float">
            <text:p>40404</text:p>
          </table:table-cell>
          <table:table-cell office:value-type="string" calcext:value-type="string">
            <text:p>WYNAGRODZENIA UMOWY O DZIEŁO</text:p>
          </table:table-cell>
          <table:table-cell/>
          <table:table-cell office:value-type="string" calcext:value-type="string">
            <text:p>WYNAGRODZENIA UMOWY O DZIEŁO</text:p>
          </table:table-cell>
          <table:table-cell table:number-columns-repeated="6"/>
        </table:table-row>
        <table:table-row table:style-name="ro1">
          <table:table-cell table:formula="of:=[.A2883]+1" office:value-type="float" office:value="3636" calcext:value-type="float">
            <text:p>3636</text:p>
          </table:table-cell>
          <table:table-cell office:value-type="float" office:value="40406" calcext:value-type="float">
            <text:p>40406</text:p>
          </table:table-cell>
          <table:table-cell office:value-type="string" calcext:value-type="string">
            <text:p>WYNAGRODZENIA RADA NADZORCZA</text:p>
          </table:table-cell>
          <table:table-cell/>
          <table:table-cell office:value-type="string" calcext:value-type="string">
            <text:p>WYNAGRODZENIA RADA NADZORCZA</text:p>
          </table:table-cell>
          <table:table-cell table:number-columns-repeated="6"/>
        </table:table-row>
        <table:table-row table:style-name="ro1">
          <table:table-cell table:formula="of:=[.A2884]+1" office:value-type="float" office:value="3637" calcext:value-type="float">
            <text:p>3637</text:p>
          </table:table-cell>
          <table:table-cell office:value-type="float" office:value="40401" calcext:value-type="float">
            <text:p>40401</text:p>
          </table:table-cell>
          <table:table-cell office:value-type="string" calcext:value-type="string">
            <text:p>WYNAGRODZENIA ZE STOSUNKU PRACY</text:p>
          </table:table-cell>
          <table:table-cell/>
          <table:table-cell office:value-type="string" calcext:value-type="string">
            <text:p>WYNAGRODZENIA ZE STOSUNKU PRACY</text:p>
          </table:table-cell>
          <table:table-cell table:number-columns-repeated="6"/>
        </table:table-row>
        <table:table-row table:style-name="ro1">
          <table:table-cell table:formula="of:=[.A2885]+1" office:value-type="float" office:value="3638" calcext:value-type="float">
            <text:p>3638</text:p>
          </table:table-cell>
          <table:table-cell office:value-type="float" office:value="40403" calcext:value-type="float">
            <text:p>40403</text:p>
          </table:table-cell>
          <table:table-cell office:value-type="string" calcext:value-type="string">
            <text:p>WYNAGRODZENIA UMOWY - ZLECENIA</text:p>
          </table:table-cell>
          <table:table-cell/>
          <table:table-cell office:value-type="string" calcext:value-type="string">
            <text:p>WYNAGRODZENIA UMOWY - ZLECENIA</text:p>
          </table:table-cell>
          <table:table-cell table:number-columns-repeated="6"/>
        </table:table-row>
        <table:table-row table:style-name="ro1">
          <table:table-cell table:formula="of:=[.A2886]+1" office:value-type="float" office:value="3639" calcext:value-type="float">
            <text:p>3639</text:p>
          </table:table-cell>
          <table:table-cell office:value-type="float" office:value="40404" calcext:value-type="float">
            <text:p>40404</text:p>
          </table:table-cell>
          <table:table-cell office:value-type="string" calcext:value-type="string">
            <text:p>WYNAGRODZENIA UMOWY O DZIEŁO</text:p>
          </table:table-cell>
          <table:table-cell/>
          <table:table-cell office:value-type="string" calcext:value-type="string">
            <text:p>WYNAGRODZENIA UMOWY O DZIEŁO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5T16:03:35.575000000</meta:creation-date>
    <dc:date>2015-06-25T16:56:59.800000000</dc:date>
    <meta:editing-duration>PT22M59S</meta:editing-duration>
    <meta:editing-cycles>4</meta:editing-cycles>
    <meta:generator>LibreOffice/4.4.3.2$Windows_x86 LibreOffice_project/88805f81e9fe61362df02b9941de8e38a9b5fd16</meta:generator>
    <meta:document-statistic meta:table-count="1" meta:cell-count="21827" meta:object-count="0"/>
  </office:meta>
</office:document-meta>
</file>